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ystem" style:font-pitch="variable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Title_2c_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2.63cm" fo:padding-top="0cm" fo:padding-bottom="0cm" fo:padding-left="0cm" fo:padding-right="0cm" fo:wrap-option="wrap" loext:decorative="false"/>
      <style:paragraph-properties style:writing-mode="lr-tb"/>
    </style:style>
    <style:style style:name="pr2" style:family="presentation" style:parent-style-name="Title_2c__20_Content-subtitle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9.136cm" fo:padding-top="0cm" fo:padding-bottom="0cm" fo:padding-left="0cm" fo:padding-right="0cm" fo:wrap-option="wrap" loext:decorative="false"/>
      <style:paragraph-properties style:writing-mode="lr-tb"/>
    </style:style>
    <style:style style:name="pr3" style:family="presentation" style:parent-style-name="Title_2c__20_Conten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Blank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2.63cm" fo:padding-top="0cm" fo:padding-bottom="0cm" fo:padding-left="0cm" fo:padding-right="0cm" fo:wrap-option="wrap" loext:decorative="false"/>
      <style:paragraph-properties style:writing-mode="lr-tb"/>
    </style:style>
    <style:style style:name="pr5" style:family="presentation" style:parent-style-name="Blank_20_Slid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885cm" fo:padding-top="0cm" fo:padding-bottom="0cm" fo:padding-left="0cm" fo:padding-right="0cm" fo:wrap-option="wrap" loext:decorative="false"/>
      <style:paragraph-properties style:writing-mode="lr-tb"/>
    </style:style>
    <style:style style:name="pr6" style:family="presentation" style:parent-style-name="Blank_20_Slide-notes">
      <style:graphic-properties draw:fill-color="#ffffff" fo:min-height="12.572cm" loext:decorative="false"/>
      <style:paragraph-properties style:writing-mode="lr-tb"/>
    </style:style>
    <style:style style:name="pr7" style:family="presentation" style:parent-style-name="Defaul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2.63cm" fo:padding-top="0cm" fo:padding-bottom="0cm" fo:padding-left="0cm" fo:padding-right="0cm" fo:wrap-option="wrap" loext:decorative="false"/>
      <style:paragraph-properties style:writing-mode="lr-tb"/>
    </style:style>
    <style:style style:name="pr8" style:family="presentation" style:parent-style-name="Defau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885cm" fo:padding-top="0cm" fo:padding-bottom="0cm" fo:padding-left="0cm" fo:padding-right="0cm" fo:wrap-option="wrap" loext:decorative="false"/>
      <style:paragraph-properties style:writing-mode="lr-tb"/>
    </style:style>
    <style:style style:name="pr9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3" style:family="paragraph">
      <loext:graphic-properties draw:fill="none" draw:fill-color="#ffffff"/>
      <style:paragraph-properties fo:text-align="center" style:font-independent-line-spacing="true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374cm" fo:line-height="100%" fo:text-align="start" fo:text-indent="0cm"/>
    </style:style>
    <style:style style:name="P6" style:family="paragraph">
      <style:paragraph-properties fo:margin-left="1.2cm" fo:margin-right="0cm" fo:margin-top="0cm" fo:margin-bottom="0.374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.374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.374cm" fo:line-height="100%" fo:text-align="center" fo:text-indent="0cm" loext:tab-stop-distance="0cm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5cm" fo:margin-bottom="0cm" fo:line-height="100%" fo:text-align="start" fo:text-indent="0cm"/>
    </style:style>
    <style:style style:name="P11" style:family="paragraph">
      <style:paragraph-properties fo:margin-left="1.2cm" fo:margin-right="0cm" fo:margin-top="0.5cm" fo:margin-bottom="0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5cm" fo:margin-bottom="0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13" style:family="paragraph">
      <style:paragraph-properties fo:margin-top="0.5cm" fo:margin-bottom="0cm" fo:text-align="center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text-align="center"/>
    </style:style>
    <style:style style:name="T1" style:family="text">
      <style:text-properties fo:font-variant="normal" fo:text-transform="none" fo:color="#050505" loext:opacity="100%" style:text-outline="false" style:text-line-through-style="none" style:text-line-through-type="none" style:text-position="0% 100%" style:font-name="Times New Roman1" fo:font-size="33pt" fo:letter-spacing="normal" fo:language="en" fo:country="US" fo:font-style="normal" style:text-underline-style="none" fo:font-weight="normal" fo:background-color="transparent" style:font-size-asian="33pt" style:font-style-asian="normal" style:font-weight-asian="normal" style:font-size-complex="33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50505" loext:opacity="100%" style:text-outline="false" style:text-line-through-style="none" style:text-line-through-type="none" style:text-position="0% 100%" style:font-name="Times New Roman1" fo:font-size="33pt" fo:letter-spacing="normal" fo:font-style="normal" style:text-underline-style="none" fo:font-weight="normal" fo:background-color="transparent" style:font-size-asian="33pt" style:language-asian="zh" style:country-asian="CN" style:font-style-asian="normal" style:font-weight-asian="normal" style:font-size-complex="33pt" style:font-style-complex="normal" style:font-weight-complex="normal"/>
    </style:style>
    <style:style style:name="T4" style:family="text">
      <style:text-properties fo:font-variant="normal" fo:text-transform="none" fo:color="#050505" loext:opacity="100%" style:text-outline="false" style:text-line-through-style="none" style:text-line-through-type="none" style:text-position="0% 100%" style:font-name="Arial" fo:font-size="24pt" fo:letter-spacing="normal" fo:font-style="normal" style:text-underline-style="none" fo:font-weight="normal" fo:background-color="transparent" style:font-size-asian="24pt" style:language-asian="zh" style:country-asian="CN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50505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fo:background-color="transparent" style:font-size-asian="24pt" style:language-asian="zh" style:country-asian="CN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fo:background-color="transparent" style:font-size-asian="24pt" style:language-asian="zh" style:country-asian="CN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4pt" fo:letter-spacing="normal" fo:font-style="normal" style:text-underline-style="none" fo:font-weight="normal" fo:background-color="transparent" style:font-size-asian="44pt" style:language-asian="zh" style:country-asian="CN" style:font-style-asian="normal" style:font-weight-asian="normal" style:font-size-complex="44pt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normal" fo:background-color="transparent" style:font-size-asian="32pt" style:language-asian="zh" style:country-asian="CN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4pt" fo:letter-spacing="normal" fo:language="en" fo:country="US" fo:font-style="normal" style:text-underline-style="none" fo:font-weight="normal" fo:background-color="transparent" style:font-size-asian="44pt" style:language-asian="zh" style:country-asian="CN" style:font-style-asian="normal" style:font-weight-asian="normal" style:font-size-complex="44pt" style:font-style-complex="normal" style:font-weight-complex="normal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letter-spacing="normal" fo:font-style="normal" style:text-underline-style="none" fo:font-weight="normal" fo:background-color="transparent" style:font-size-asian="32pt" style:language-asian="zh" style:country-asian="CN" style:font-style-asian="normal" style:font-weight-asian="normal" style:font-size-complex="32pt" style:font-style-complex="normal" style:font-weight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font-style="normal" style:text-underline-style="none" fo:font-weight="normal" fo:background-color="transparent" style:font-size-asian="18pt" style:language-asian="zh" style:country-asian="CN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50505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50505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HSK Level 3.0 Vocabulary" draw:style-name="dp1" draw:master-page-name="Title_2c__20_Content" presentation:presentation-page-layout-name="AL1T11">
        <draw:frame draw:name="PlaceHolder 1" presentation:style-name="pr1" draw:text-style-name="P2" draw:layer="layout" svg:width="22.498cm" svg:height="2.598cm" svg:x="4.5cm" svg:y="0.6cm" presentation:class="title" presentation:user-transformed="true">
          <draw:text-box>
            <text:p text:style-name="P1"><text:span text:style-name="T1">HSK Level 3.0 Vocabulary</text:span></text:p>
          </draw:text-box>
        </draw:frame>
        <draw:frame draw:name="PlaceHolder 2" presentation:style-name="pr2" draw:text-style-name="P3" draw:layer="layout" svg:width="22.498cm" svg:height="9.132cm" svg:x="4.5cm" svg:y="3.8cm" presentation:class="subtitle" presentation:user-transformed="true">
          <draw:text-box>
            <text:p text:style-name="P1"><text:span text:style-name="T2">1071 word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遵守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遵守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遵守 </text:span><text:span text:style-name="T5">(zūn shǒu)</text:span></text:p>
              </text:list-item>
              <text:list-item>
                <text:p text:style-name="P5"><text:span text:style-name="T5">To abide by; to comply with; to observe (rules, laws, etc.)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遵守规定是每个公民的责任。</text:span></text:p>
              </text:list-item>
              <text:list-item>
                <text:p text:style-name="P7"><text:span text:style-name="T5">Zūnshǒu guīdìng shì měi gè gōngmín de zérèn.</text:span></text:p>
              </text:list-item>
              <text:list-item>
                <text:p text:style-name="P7"><text:span text:style-name="T5">It is the responsibility of every citizen to abide by the regulation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尊重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尊重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尊重 </text:span><text:span text:style-name="T5">(zūn zhòng)</text:span></text:p>
              </text:list-item>
              <text:list-item>
                <text:p text:style-name="P5"><text:span text:style-name="T5">Respect; to respec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尊重他人意见是建立良好关系的重要因素。</text:span></text:p>
              </text:list-item>
              <text:list-item>
                <text:p text:style-name="P7"><text:span text:style-name="T5">Zūnzhòng tārén yìjiàn shì jiànlì liánghǎo guānxì de zhòngyào yīnsù.</text:span></text:p>
              </text:list-item>
              <text:list-item>
                <text:p text:style-name="P7"><text:span text:style-name="T5">Respecting the opinions of others is an important factor in building good relationship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尊敬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尊敬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尊敬 </text:span><text:span text:style-name="T5">(zūn jìng)</text:span></text:p>
              </text:list-item>
              <text:list-item>
                <text:p text:style-name="P5"><text:span text:style-name="T5">To respect; to hold in high esteem; to esteem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尊敬长辈是中华文化的传统美德。</text:span></text:p>
              </text:list-item>
              <text:list-item>
                <text:p text:style-name="P7"><text:span text:style-name="T5">Zūnjìng zhǎngbèi shì Zhōnghuá wénhuà de chuántǒng měidé.</text:span></text:p>
              </text:list-item>
              <text:list-item>
                <text:p text:style-name="P7"><text:span text:style-name="T5">Respecting elders is a traditional virtue in Chinese cultur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醉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醉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醉 </text:span><text:span text:style-name="T5">(zuì)</text:span></text:p>
              </text:list-item>
              <text:list-item>
                <text:p text:style-name="P5"><text:span text:style-name="T5">Drunk; to get drunk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昨晚喝得太多，完全醉了。</text:span></text:p>
              </text:list-item>
              <text:list-item>
                <text:p text:style-name="P7"><text:span text:style-name="T5">Tā zuó wǎn hē dé tài duō, wánquán zuì le.</text:span></text:p>
              </text:list-item>
              <text:list-item>
                <text:p text:style-name="P7"><text:span text:style-name="T5">He drank too much last night and was completely drunk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组织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组织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组织 </text:span><text:span text:style-name="T5">(zǔzhī)</text:span></text:p>
              </text:list-item>
              <text:list-item>
                <text:p text:style-name="P5"><text:span text:style-name="T5">Organize; organizatio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我们需要组织一场会议讨论新计划。</text:span></text:p>
              </text:list-item>
              <text:list-item>
                <text:p text:style-name="P7"><text:span text:style-name="T5">Wǒmen xūyào zǔzhī yīchǎng huìyì tǎolùn xīn jìhuà.</text:span></text:p>
              </text:list-item>
              <text:list-item>
                <text:p text:style-name="P7"><text:span text:style-name="T5">We need to organize a meeting to discuss the new pla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阻碍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阻碍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阻碍 </text:span><text:span text:style-name="T5">(zǔ'ài)</text:span></text:p>
              </text:list-item>
              <text:list-item>
                <text:p text:style-name="P5"><text:span text:style-name="T5">Hinder; impede; obstruc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不要让困难阻碍你前进的步伐。</text:span></text:p>
              </text:list-item>
              <text:list-item>
                <text:p text:style-name="P7"><text:span text:style-name="T5">Bùyào ràng kùnnán zǔ'ài nǐ qiánjìn de bùfá.</text:span></text:p>
              </text:list-item>
              <text:list-item>
                <text:p text:style-name="P7"><text:span text:style-name="T5">Don't let difficulties hinder your progres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总体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总体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总体 </text:span><text:span text:style-name="T5">(zǒngtǐ)</text:span></text:p>
              </text:list-item>
              <text:list-item>
                <text:p text:style-name="P5"><text:span text:style-name="T5">Overall; on the whole; general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总体而言，这个项目取得了显著的进展。</text:span></text:p>
              </text:list-item>
              <text:list-item>
                <text:p text:style-name="P7"><text:span text:style-name="T5">Zǒngtǐ ér yán, zhège xiàngmù qǔdé le xiǎnzhù de jìnzhǎn.</text:span></text:p>
              </text:list-item>
              <text:list-item>
                <text:p text:style-name="P7"><text:span text:style-name="T5">Overall, this project has made significant progres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总算" draw:style-name="dp1" draw:master-page-name="Blank_20_Slide">
        <draw:frame draw:name="PlaceHolder 1" presentation:style-name="pr4" draw:text-style-name="P2" draw:layer="layout" svg:width="22.498cm" svg:height="2.598cm" svg:x="4.5cm" svg:y="0.635cm" presentation:class="title" presentation:user-transformed="true">
          <draw:text-box>
            <text:p text:style-name="P1"><text:span text:style-name="T3">总算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总算 </text:span><text:span text:style-name="T5">(zǒngsuàn)</text:span></text:p>
              </text:list-item>
              <text:list-item>
                <text:p text:style-name="P5"><text:span text:style-name="T5">Finally; at long las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经过漫长的等待，他们总算回家了。</text:span></text:p>
              </text:list-item>
              <text:list-item>
                <text:p text:style-name="P7"><text:span text:style-name="T5">Jīngguò màncháng de děngdài, tāmen zǒngsuàn huí jiā le.</text:span></text:p>
              </text:list-item>
              <text:list-item>
                <text:p text:style-name="P7"><text:span text:style-name="T5">After a long wait, they finally returned hom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总数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总数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总数 </text:span><text:span text:style-name="T5">(zǒngshù)</text:span></text:p>
              </text:list-item>
              <text:list-item>
                <text:p text:style-name="P5"><text:span text:style-name="T5">Total number; sum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请提供所有项目的总数和详细清单。</text:span></text:p>
              </text:list-item>
              <text:list-item>
                <text:p text:style-name="P7"><text:span text:style-name="T5">Qǐng tígōng suǒyǒu xiàngmù de zǒngshù hé xiángxi qīngdān.</text:span></text:p>
              </text:list-item>
              <text:list-item>
                <text:p text:style-name="P7"><text:span text:style-name="T5">Please provide the total number and detailed list of all item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总裁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总裁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总裁 </text:span><text:span text:style-name="T5">(zǒngcái)</text:span></text:p>
              </text:list-item>
              <text:list-item>
                <text:p text:style-name="P5"><text:span text:style-name="T5">CEO; president (of a company)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公司的总裁正在制定新的发展战略。</text:span></text:p>
              </text:list-item>
              <text:list-item>
                <text:p text:style-name="P7"><text:span text:style-name="T5">Gōngsī de zǒngcái zhèngzài zhìdìng xīn de fāzhǎn zhànlüè.</text:span></text:p>
              </text:list-item>
              <text:list-item>
                <text:p text:style-name="P7"><text:span text:style-name="T5">The company's CEO is working on a new development strateg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自愿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自愿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自愿 </text:span><text:span text:style-name="T5">(zìyuàn)</text:span></text:p>
              </text:list-item>
              <text:list-item>
                <text:p text:style-name="P5"><text:span text:style-name="T5">Voluntary; willingl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参加这个项目是完全自愿的，没有强制要求。</text:span></text:p>
              </text:list-item>
              <text:list-item>
                <text:p text:style-name="P7"><text:span text:style-name="T5">Cānjiā zhège xiàngmù shì wánquán zìyuàn de, méiyǒu qiángzhì yāoqiú.</text:span></text:p>
              </text:list-item>
              <text:list-item>
                <text:p text:style-name="P7"><text:span text:style-name="T5">Participation in this project is entirely voluntary, with no mandatory requirement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自杀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自杀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自杀 </text:span><text:span text:style-name="T5">(zìshā)</text:span></text:p>
              </text:list-item>
              <text:list-item>
                <text:p text:style-name="P5"><text:span text:style-name="T5">Suicid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预防自杀是社会的共同责任。</text:span></text:p>
              </text:list-item>
              <text:list-item>
                <text:p text:style-name="P7"><text:span text:style-name="T5">Yùfáng zìshā shì shèhuì de gòngtóng zérèn.</text:span></text:p>
              </text:list-item>
              <text:list-item>
                <text:p text:style-name="P7"><text:span text:style-name="T5">Preventing suicide is a shared responsibility of societ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自豪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自豪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自豪 </text:span><text:span text:style-name="T5">(zìháo)</text:span></text:p>
              </text:list-item>
              <text:list-item>
                <text:p text:style-name="P5"><text:span text:style-name="T5">Prid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为自己的成就感到自豪。</text:span></text:p>
              </text:list-item>
              <text:list-item>
                <text:p text:style-name="P7"><text:span text:style-name="T5">Tā wèi zìjǐ de chéngjiù gǎndào zìháo.</text:span></text:p>
              </text:list-item>
              <text:list-item>
                <text:p text:style-name="P7"><text:span text:style-name="T5">He takes pride in his accomplishment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紫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紫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紫 </text:span><text:span text:style-name="T5">(zǐ)</text:span></text:p>
              </text:list-item>
              <text:list-item>
                <text:p text:style-name="P5"><text:span text:style-name="T5">Purpl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她喜欢穿紫色的衣服。</text:span></text:p>
              </text:list-item>
              <text:list-item>
                <text:p text:style-name="P7"><text:span text:style-name="T5">Tā xǐhuān chuān zǐsè de yīfú.</text:span></text:p>
              </text:list-item>
              <text:list-item>
                <text:p text:style-name="P7"><text:span text:style-name="T5">She likes to wear purple clothe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仔细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仔细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仔细 </text:span><text:span text:style-name="T5">(zǐxì)</text:span></text:p>
              </text:list-item>
              <text:list-item>
                <text:p text:style-name="P5"><text:span text:style-name="T5">Careful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在做实验时请要仔细操作。</text:span></text:p>
              </text:list-item>
              <text:list-item>
                <text:p text:style-name="P7"><text:span text:style-name="T5">Zài zuò shíyàn shí qǐng yào zǐxì cāozuò.</text:span></text:p>
              </text:list-item>
              <text:list-item>
                <text:p text:style-name="P7"><text:span text:style-name="T5">Be careful when conducting experiment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子弹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子弹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子弹 </text:span><text:span text:style-name="T5">(zǐdàn)</text:span></text:p>
              </text:list-item>
              <text:list-item>
                <text:p text:style-name="P5"><text:span text:style-name="T5">Bulle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尽量避免站在子弹飞过的地方。</text:span></text:p>
              </text:list-item>
              <text:list-item>
                <text:p text:style-name="P7"><text:span text:style-name="T5">Jìnliàng bìmiǎn zhàn zài zǐdàn fēi guò de dìfāng.</text:span></text:p>
              </text:list-item>
              <text:list-item>
                <text:p text:style-name="P7"><text:span text:style-name="T5">Try to avoid standing where bullets are flying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资助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资助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资助 </text:span><text:span text:style-name="T5">(zīzhù)</text:span></text:p>
              </text:list-item>
              <text:list-item>
                <text:p text:style-name="P5"><text:span text:style-name="T5">Financial Aid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学校为有需要的学生提供资助。</text:span></text:p>
              </text:list-item>
              <text:list-item>
                <text:p text:style-name="P7"><text:span text:style-name="T5">Xuéxiào wèi yǒu xūyào de xuéshēng tígōng zīzhù.</text:span></text:p>
              </text:list-item>
              <text:list-item>
                <text:p text:style-name="P7"><text:span text:style-name="T5">The school provides financial aid for students in need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资产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资产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资产 </text:span><text:span text:style-name="T5">(zīchǎn)</text:span></text:p>
              </text:list-item>
              <text:list-item>
                <text:p text:style-name="P5"><text:span text:style-name="T5">Assets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公司正在评估其资产的价值。</text:span></text:p>
              </text:list-item>
              <text:list-item>
                <text:p text:style-name="P7"><text:span text:style-name="T5">Gōngsī zhèngzài pínggū qí zīchǎn de jiàzhí.</text:span></text:p>
              </text:list-item>
              <text:list-item>
                <text:p text:style-name="P7"><text:span text:style-name="T5">The company is assessing the value of its asset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资本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资本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资本 </text:span><text:span text:style-name="T5">(zīběn)</text:span></text:p>
              </text:list-item>
              <text:list-item>
                <text:p text:style-name="P5"><text:span text:style-name="T5">Capital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创业需要一定的资本支持。</text:span></text:p>
              </text:list-item>
              <text:list-item>
                <text:p text:style-name="P7"><text:span text:style-name="T5">Chuàngyè xūyào yīdìng de zīběn zhīchí.</text:span></text:p>
              </text:list-item>
              <text:list-item>
                <text:p text:style-name="P7"><text:span text:style-name="T5">Entrepreneurship requires a certain level of capital suppor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撞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撞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资本 </text:span><text:span text:style-name="T5">(zīběn)</text:span></text:p>
              </text:list-item>
              <text:list-item>
                <text:p text:style-name="P5"><text:span text:style-name="T5">Capital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创业需要一定的资本支持。</text:span></text:p>
              </text:list-item>
              <text:list-item>
                <text:p text:style-name="P7"><text:span text:style-name="T5">Chuàngyè xūyào yīdìng de zīběn zhīchí.</text:span></text:p>
              </text:list-item>
              <text:list-item>
                <text:p text:style-name="P7"><text:span text:style-name="T5">Entrepreneurship requires a certain level of capital suppor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装饰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装饰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装饰 </text:span><text:span text:style-name="T5">(zhuāngshì)</text:span></text:p>
              </text:list-item>
              <text:list-item>
                <text:p text:style-name="P5"><text:span text:style-name="T5">Decorat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她喜欢用鲜花来装饰家里。</text:span></text:p>
              </text:list-item>
              <text:list-item>
                <text:p text:style-name="P7"><text:span text:style-name="T5">Tā xǐhuān yòng xiānhuā lái zhuāngshì jiālǐ.</text:span></text:p>
              </text:list-item>
              <text:list-item>
                <text:p text:style-name="P7"><text:span text:style-name="T5">She likes to decorate her home with fresh flower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转向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转向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转向 </text:span><text:span text:style-name="T5">(zhuǎnxiàng)</text:span></text:p>
              </text:list-item>
              <text:list-item>
                <text:p text:style-name="P5"><text:span text:style-name="T5">Tur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在路口时，记得提前打灯转向。</text:span></text:p>
              </text:list-item>
              <text:list-item>
                <text:p text:style-name="P7"><text:span text:style-name="T5">Zài lùkǒu shí, jìde tíqián dǎdēng zhuǎnxiàng.</text:span></text:p>
              </text:list-item>
              <text:list-item>
                <text:p text:style-name="P7"><text:span text:style-name="T5">Remember to signal your turn with the indicator at the intersectio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转让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转让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转让 </text:span><text:span text:style-name="T5">(zhuǎnràng)</text:span></text:p>
              </text:list-item>
              <text:list-item>
                <text:p text:style-name="P5"><text:span text:style-name="T5">Transfe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决定将公司股份转让给新合作伙伴。</text:span></text:p>
              </text:list-item>
              <text:list-item>
                <text:p text:style-name="P7"><text:span text:style-name="T5">Tā juédìng jiāng gōngsī gǔfèn zhuǎnràng gěi xīn hézuòhuòbàn.</text:span></text:p>
              </text:list-item>
              <text:list-item>
                <text:p text:style-name="P7"><text:span text:style-name="T5">He decided to transfer his company shares to a new business partner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转换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转换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转换 </text:span><text:span text:style-name="T5">(zhuǎnhuàn)</text:span></text:p>
              </text:list-item>
              <text:list-item>
                <text:p text:style-name="P5"><text:span text:style-name="T5">Conver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工具可以将文件格式转换成其他类型。</text:span></text:p>
              </text:list-item>
              <text:list-item>
                <text:p text:style-name="P7"><text:span text:style-name="T5">Zhège gōngjù kěyǐ jiāng wénjiàn géshì zhuǎnhuàn chéng qítā lèixíng.</text:span></text:p>
              </text:list-item>
              <text:list-item>
                <text:p text:style-name="P7"><text:span text:style-name="T5">This tool can convert file formats into other type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转化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转化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转化 </text:span><text:span text:style-name="T5">(zhuǎnhuà)</text:span></text:p>
              </text:list-item>
              <text:list-item>
                <text:p text:style-name="P5"><text:span text:style-name="T5">Transform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环保措施有助于将废物转化为资源。</text:span></text:p>
              </text:list-item>
              <text:list-item>
                <text:p text:style-name="P7"><text:span text:style-name="T5">Huánbǎo cuòshī yǒu zhù yú jiāng fèiwù zhuǎnhuà wéi zīyuán.</text:span></text:p>
              </text:list-item>
              <text:list-item>
                <text:p text:style-name="P7"><text:span text:style-name="T5">Environmental measures help transform waste into resource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专利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专利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专利 </text:span><text:span text:style-name="T5">(zhuānlì)</text:span></text:p>
              </text:list-item>
              <text:list-item>
                <text:p text:style-name="P5"><text:span text:style-name="T5">Paten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项发明已经申请了专利。</text:span></text:p>
              </text:list-item>
              <text:list-item>
                <text:p text:style-name="P7"><text:span text:style-name="T5">Zhè xiàng fāmíng yǐjīng shēnqǐngle zhuānlì.</text:span></text:p>
              </text:list-item>
              <text:list-item>
                <text:p text:style-name="P7"><text:span text:style-name="T5">A patent has been filed for this inventio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专辑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专辑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专辑 </text:span><text:span text:style-name="T5">(zhuānjí)</text:span></text:p>
              </text:list-item>
              <text:list-item>
                <text:p text:style-name="P5"><text:span text:style-name="T5">Album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位艺术家最新的专辑很受欢迎。</text:span></text:p>
              </text:list-item>
              <text:list-item>
                <text:p text:style-name="P7"><text:span text:style-name="T5">Zhè wèi yìshùjiā zuìxīn de zhuānjí hěn shòu huānyíng.</text:span></text:p>
              </text:list-item>
              <text:list-item>
                <text:p text:style-name="P7"><text:span text:style-name="T5">The latest album from this artist is very popular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祝贺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祝贺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祝贺 </text:span><text:span text:style-name="T5">(zhùhè)</text:span></text:p>
              </text:list-item>
              <text:list-item>
                <text:p text:style-name="P5"><text:span text:style-name="T5">Congratulations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祝贺你获得了博士学位！</text:span></text:p>
              </text:list-item>
              <text:list-item>
                <text:p text:style-name="P7"><text:span text:style-name="T5">Zhùhè nǐ huòdéle bóshì xuéwèi!</text:span></text:p>
              </text:list-item>
              <text:list-item>
                <text:p text:style-name="P7"><text:span text:style-name="T5">Congratulations on earning your Ph.D.!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注重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注重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注重 </text:span><text:span text:style-name="T5">(zhùzhòng)</text:span></text:p>
              </text:list-item>
              <text:list-item>
                <text:p text:style-name="P5"><text:span text:style-name="T5">Emphasiz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在公司中，我们注重团队合作。</text:span></text:p>
              </text:list-item>
              <text:list-item>
                <text:p text:style-name="P7"><text:span text:style-name="T5">Zài gōngsī zhōng, wǒmen zhùzhòng tuánduì hézuò.</text:span></text:p>
              </text:list-item>
              <text:list-item>
                <text:p text:style-name="P7"><text:span text:style-name="T5">In the company, we emphasize teamwork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注视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注视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注视 </text:span><text:span text:style-name="T5">(zhùshì)</text:span></text:p>
              </text:list-item>
              <text:list-item>
                <text:p text:style-name="P5"><text:span text:style-name="T5">Gaz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们默默地注视着星空。</text:span></text:p>
              </text:list-item>
              <text:list-item>
                <text:p text:style-name="P7"><text:span text:style-name="T5">Tāmen mòmò de zhùshìzhe xīngkōng.</text:span></text:p>
              </text:list-item>
              <text:list-item>
                <text:p text:style-name="P7"><text:span text:style-name="T5">They silently gaze at the star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注射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注射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注射 </text:span><text:span text:style-name="T5">(zhùshè)</text:span></text:p>
              </text:list-item>
              <text:list-item>
                <text:p text:style-name="P5"><text:span text:style-name="T5">Injectio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医生给他进行了疫苗注射。</text:span></text:p>
              </text:list-item>
              <text:list-item>
                <text:p text:style-name="P7"><text:span text:style-name="T5">Yīshēng gěi tā jìnxíngle yìmiáo zhùshè.</text:span></text:p>
              </text:list-item>
              <text:list-item>
                <text:p text:style-name="P7"><text:span text:style-name="T5">The doctor administered a vaccine injection to him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注册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注册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注册 </text:span><text:span text:style-name="T5">(zhùcè)</text:span></text:p>
              </text:list-item>
              <text:list-item>
                <text:p text:style-name="P5"><text:span text:style-name="T5">Registe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请在这里注册你的账户信息。</text:span></text:p>
              </text:list-item>
              <text:list-item>
                <text:p text:style-name="P7"><text:span text:style-name="T5">Qǐng zài zhèlǐ zhùcè nǐ de zhànghù xìnxī.</text:span></text:p>
              </text:list-item>
              <text:list-item>
                <text:p text:style-name="P7"><text:span text:style-name="T5">Please register your account information her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助手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助手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助手 </text:span><text:span text:style-name="T5">(zhùshǒu)</text:span></text:p>
              </text:list-item>
              <text:list-item>
                <text:p text:style-name="P5"><text:span text:style-name="T5">Assistan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款应用程序有一个智能助手功能。</text:span></text:p>
              </text:list-item>
              <text:list-item>
                <text:p text:style-name="P7"><text:span text:style-name="T5">Zhè kuǎn yìngyòng chéngxù yǒu yīgè zhìnéng zhùshǒu gōngnéng.</text:span></text:p>
              </text:list-item>
              <text:list-item>
                <text:p text:style-name="P7"><text:span text:style-name="T5">This app has a smart assistant featur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助理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助理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助理 </text:span><text:span text:style-name="T5">(zhùlǐ)</text:span></text:p>
              </text:list-item>
              <text:list-item>
                <text:p text:style-name="P5"><text:span text:style-name="T5">Assistan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她是公司总经理的助理。</text:span></text:p>
              </text:list-item>
              <text:list-item>
                <text:p text:style-name="P7"><text:span text:style-name="T5">Tā shì gōngsī zǒng jīnglǐ de zhùlǐ.</text:span></text:p>
              </text:list-item>
              <text:list-item>
                <text:p text:style-name="P7"><text:span text:style-name="T5">She is the assistant to the company's general manager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主体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主体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主体 </text:span><text:span text:style-name="T5">(zhǔtǐ)</text:span></text:p>
              </text:list-item>
              <text:list-item>
                <text:p text:style-name="P5"><text:span text:style-name="T5">Subjec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研究的主体是社会变迁。</text:span></text:p>
              </text:list-item>
              <text:list-item>
                <text:p text:style-name="P7"><text:span text:style-name="T5">Yánjiū de zhǔtǐ shì shèhuì biànqiān.</text:span></text:p>
              </text:list-item>
              <text:list-item>
                <text:p text:style-name="P7"><text:span text:style-name="T5">The subject of the study is social chang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主管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主管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主管 </text:span><text:span text:style-name="T5">(zhǔguǎn)</text:span></text:p>
              </text:list-item>
              <text:list-item>
                <text:p text:style-name="P5"><text:span text:style-name="T5">Superviso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是这个项目的主管，负责整个团队的工作。</text:span></text:p>
              </text:list-item>
              <text:list-item>
                <text:p text:style-name="P7"><text:span text:style-name="T5">Tā shì zhège xiàngmù de zhǔguǎn, fùzé zhěnggè tuánduì de gōngzuò.</text:span></text:p>
              </text:list-item>
              <text:list-item>
                <text:p text:style-name="P7"><text:span text:style-name="T5">He is the supervisor of this project, responsible for the entire team's work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主观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主观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主观 </text:span><text:span text:style-name="T5">(zhǔguān)</text:span></text:p>
              </text:list-item>
              <text:list-item>
                <text:p text:style-name="P5"><text:span text:style-name="T5">Subjectiv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评价应该尽量客观，而非过于主观。</text:span></text:p>
              </text:list-item>
              <text:list-item>
                <text:p text:style-name="P7"><text:span text:style-name="T5">Píngjià yīnggāi jìnliàng kèguān, ér fēi guòyú zhǔguān.</text:span></text:p>
              </text:list-item>
              <text:list-item>
                <text:p text:style-name="P7"><text:span text:style-name="T5">Evaluation should be as objective as possible, not overly subjectiv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主导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主导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主导 </text:span><text:span text:style-name="T5">(zhǔdǎo)</text:span></text:p>
              </text:list-item>
              <text:list-item>
                <text:p text:style-name="P5"><text:span text:style-name="T5">Dominat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国家在科技领域主导着全球市场。</text:span></text:p>
              </text:list-item>
              <text:list-item>
                <text:p text:style-name="P7"><text:span text:style-name="T5">Zhège guójiā zài kējì lǐngyù zhǔdǎozhe quánqiú shìchǎng.</text:span></text:p>
              </text:list-item>
              <text:list-item>
                <text:p text:style-name="P7"><text:span text:style-name="T5">This country dominates the global market in the field of technolog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主办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主办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主办 </text:span><text:span text:style-name="T5">(zhǔbàn)</text:span></text:p>
              </text:list-item>
              <text:list-item>
                <text:p text:style-name="P5"><text:span text:style-name="T5">Hos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活动是由我们学校主办的。</text:span></text:p>
              </text:list-item>
              <text:list-item>
                <text:p text:style-name="P7"><text:span text:style-name="T5">Zhège huódòng shì yóu wǒmen xuéxiào zhǔbàn de.</text:span></text:p>
              </text:list-item>
              <text:list-item>
                <text:p text:style-name="P7"><text:span text:style-name="T5">This event is hosted by our school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竹子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竹子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竹子 </text:span><text:span text:style-name="T5">(zhúzi)</text:span></text:p>
              </text:list-item>
              <text:list-item>
                <text:p text:style-name="P5"><text:span text:style-name="T5">Bamboo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在中国，竹子被广泛用于建筑和手工艺品制作。</text:span></text:p>
              </text:list-item>
              <text:list-item>
                <text:p text:style-name="P7"><text:span text:style-name="T5">Zài Zhōngguó, zhúzi bèi guǎngfàn yòngyú jiànzhù hé shǒugōngyìpǐn zhìzuò.</text:span></text:p>
              </text:list-item>
              <text:list-item>
                <text:p text:style-name="P7"><text:span text:style-name="T5">In China, bamboo is widely used in construction and the crafting of handmade item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周期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周期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周期 </text:span><text:span text:style-name="T5">(zhōuqī)</text:span></text:p>
              </text:list-item>
              <text:list-item>
                <text:p text:style-name="P5"><text:span text:style-name="T5">Cycl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生活中有许多循环的周期，如四季交替。</text:span></text:p>
              </text:list-item>
              <text:list-item>
                <text:p text:style-name="P7"><text:span text:style-name="T5">Shēnghuó zhōng yǒu xǔduō xúnhuán de zhōuqī, rú sìjì jiāotì.</text:span></text:p>
              </text:list-item>
              <text:list-item>
                <text:p text:style-name="P7"><text:span text:style-name="T5">Life has many cyclical periods, such as the changing of season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众多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众多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众多 </text:span><text:span text:style-name="T5">(zhòngduō)</text:span></text:p>
              </text:list-item>
              <text:list-item>
                <text:p text:style-name="P5"><text:span text:style-name="T5">Numerous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城市有众多的历史古迹吸引着游客。</text:span></text:p>
              </text:list-item>
              <text:list-item>
                <text:p text:style-name="P7"><text:span text:style-name="T5">Zhège chéngshì yǒu zhòngduō de lìshǐ gǔjì xīyǐn zhe yóukè.</text:span></text:p>
              </text:list-item>
              <text:list-item>
                <text:p text:style-name="P7"><text:span text:style-name="T5">This city has numerous historical landmarks that attract tourist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中毒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中毒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中毒 </text:span><text:span text:style-name="T5">(zhòngdú)</text:span></text:p>
              </text:list-item>
              <text:list-item>
                <text:p text:style-name="P5"><text:span text:style-name="T5">Poisoning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小狗可能中毒了，赶紧去看兽医吧！</text:span></text:p>
              </text:list-item>
              <text:list-item>
                <text:p text:style-name="P7"><text:span text:style-name="T5">Xiǎo gǒu kěnéng zhòngdú le, gǎnjǐn qù kàn shòuyī ba!</text:span></text:p>
              </text:list-item>
              <text:list-item>
                <text:p text:style-name="P7"><text:span text:style-name="T5">The puppy may be poisoned; hurry and take it to the vet!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终止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终止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终止 </text:span><text:span text:style-name="T5">(zhōngzhǐ)</text:span></text:p>
              </text:list-item>
              <text:list-item>
                <text:p text:style-name="P5"><text:span text:style-name="T5">Terminat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公司决定终止这个项目，因为资金短缺。</text:span></text:p>
              </text:list-item>
              <text:list-item>
                <text:p text:style-name="P7"><text:span text:style-name="T5">Gōngsī juédìng zhōngzhǐ zhè ge xiàngmù, yīnwèi zījīn duǎnquē.</text:span></text:p>
              </text:list-item>
              <text:list-item>
                <text:p text:style-name="P7"><text:span text:style-name="T5">The company decided to terminate this project due to a lack of fund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终身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终身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终身 </text:span><text:span text:style-name="T5">(zhōngshēn)</text:span></text:p>
              </text:list-item>
              <text:list-item>
                <text:p text:style-name="P5"><text:span text:style-name="T5">Lifelong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对这个事业有着终身的热爱。</text:span></text:p>
              </text:list-item>
              <text:list-item>
                <text:p text:style-name="P7"><text:span text:style-name="T5">Tā duì zhège shìyè yǒuzhe zhōngshēn de rè'ài.</text:span></text:p>
              </text:list-item>
              <text:list-item>
                <text:p text:style-name="P7"><text:span text:style-name="T5">He has a lifelong passion for this career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终点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终点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终点 </text:span><text:span text:style-name="T5">(zhōngdiǎn)</text:span></text:p>
              </text:list-item>
              <text:list-item>
                <text:p text:style-name="P5"><text:span text:style-name="T5">End Point / Finish Lin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们终于到达了比赛的终点。</text:span></text:p>
              </text:list-item>
              <text:list-item>
                <text:p text:style-name="P7"><text:span text:style-name="T5">Tāmen zhōngyú dàodále bǐsài de zhōngdiǎn.</text:span></text:p>
              </text:list-item>
              <text:list-item>
                <text:p text:style-name="P7"><text:span text:style-name="T5">They finally reached the finish line of the rac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中药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中药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中药 </text:span><text:span text:style-name="T5">(zhōngyào)</text:span></text:p>
              </text:list-item>
              <text:list-item>
                <text:p text:style-name="P5"><text:span text:style-name="T5">Traditional Chinese Medicine (TCM)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许多人选择使用中药来维护健康。</text:span></text:p>
              </text:list-item>
              <text:list-item>
                <text:p text:style-name="P7"><text:span text:style-name="T5">Xǔduō rén xuǎnzé shǐyòng zhōngyào lái wéihù jiànkāng.</text:span></text:p>
              </text:list-item>
              <text:list-item>
                <text:p text:style-name="P7"><text:span text:style-name="T5">Many people choose to use traditional Chinese medicine to maintain their health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中央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中央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中央 </text:span><text:span text:style-name="T5">(zhōngyāng)</text:span></text:p>
              </text:list-item>
              <text:list-item>
                <text:p text:style-name="P5"><text:span text:style-name="T5">Central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中央政府制定了新的经济政策。</text:span></text:p>
              </text:list-item>
              <text:list-item>
                <text:p text:style-name="P7"><text:span text:style-name="T5">Zhōngyāng zhèngfǔ zhìdìngle xīn de jīngjì zhèngcè.</text:span></text:p>
              </text:list-item>
              <text:list-item>
                <text:p text:style-name="P7"><text:span text:style-name="T5">The central government has formulated new economic policie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中秋节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中秋节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中秋节 </text:span><text:span text:style-name="T5">(Zhōngqiū Jié)</text:span></text:p>
              </text:list-item>
              <text:list-item>
                <text:p text:style-name="P5"><text:span text:style-name="T5">Mid-Autumn Festival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中秋节是中国传统的重要节日之一。</text:span></text:p>
              </text:list-item>
              <text:list-item>
                <text:p text:style-name="P7"><text:span text:style-name="T5">Zhōngqiū Jié shì Zhōngguó chuántǒng de zhòngyào jiérì zhī yī.</text:span></text:p>
              </text:list-item>
              <text:list-item>
                <text:p text:style-name="P7"><text:span text:style-name="T5">The Mid-Autumn Festival is one of the traditional and important festivals in China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中断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中断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中断 </text:span><text:span text:style-name="T5">(zhōngduàn)</text:span></text:p>
              </text:list-item>
              <text:list-item>
                <text:p text:style-name="P5"><text:span text:style-name="T5">Interrup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由于网络问题，会议中断了。</text:span></text:p>
              </text:list-item>
              <text:list-item>
                <text:p text:style-name="P7"><text:span text:style-name="T5">Yóuyú wǎngluò wèntí, huìyì zhōngduànle.</text:span></text:p>
              </text:list-item>
              <text:list-item>
                <text:p text:style-name="P7"><text:span text:style-name="T5">Due to network issues, the meeting was interrupted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治理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治理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治理 </text:span><text:span text:style-name="T5">(zhìlǐ)</text:span></text:p>
              </text:list-item>
              <text:list-item>
                <text:p text:style-name="P5"><text:span text:style-name="T5">Governanc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政府正在制定新的政策来治理环境问题。</text:span></text:p>
              </text:list-item>
              <text:list-item>
                <text:p text:style-name="P7"><text:span text:style-name="T5">Zhèngfǔ zhèngzài zhìdìng xīn de zhèngcè lái zhìlǐ huánjìng wèntí.</text:span></text:p>
              </text:list-item>
              <text:list-item>
                <text:p text:style-name="P7"><text:span text:style-name="T5">The government is formulating new policies to govern environmental issue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治安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治安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治安 </text:span><text:span text:style-name="T5">(zhì'ān)</text:span></text:p>
              </text:list-item>
              <text:list-item>
                <text:p text:style-name="P5"><text:span text:style-name="T5">Public Securit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城市的治安状况相对较好。</text:span></text:p>
              </text:list-item>
              <text:list-item>
                <text:p text:style-name="P7"><text:span text:style-name="T5">Zhège chéngshì de zhì'ān zhuàngkuàng xiāngduì jiào hǎo.</text:span></text:p>
              </text:list-item>
              <text:list-item>
                <text:p text:style-name="P7"><text:span text:style-name="T5">The public security situation in this city is relatively good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制约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制约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制约 </text:span><text:span text:style-name="T5">(zhìyuē)</text:span></text:p>
              </text:list-item>
              <text:list-item>
                <text:p text:style-name="P5"><text:span text:style-name="T5">Constrain / Restric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法律制约了个人行为。</text:span></text:p>
              </text:list-item>
              <text:list-item>
                <text:p text:style-name="P7"><text:span text:style-name="T5">Fǎlǜ zhìyuēle gèrén xíngwéi.</text:span></text:p>
              </text:list-item>
              <text:list-item>
                <text:p text:style-name="P7"><text:span text:style-name="T5">The law constrains individual behavior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制成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制成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制成 </text:span><text:span text:style-name="T5">(zhìchéng)</text:span></text:p>
              </text:list-item>
              <text:list-item>
                <text:p text:style-name="P5"><text:span text:style-name="T5">Manufacture / Produc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产品是由优质材料制成的。</text:span></text:p>
              </text:list-item>
              <text:list-item>
                <text:p text:style-name="P7"><text:span text:style-name="T5">Zhège chǎnpǐn shì yóu yòu cáiliào zhìchéng de.</text:span></text:p>
              </text:list-item>
              <text:list-item>
                <text:p text:style-name="P7"><text:span text:style-name="T5">This product is made from high-quality material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至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至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制成 </text:span><text:span text:style-name="T5">(zhìchéng)</text:span></text:p>
              </text:list-item>
              <text:list-item>
                <text:p text:style-name="P5"><text:span text:style-name="T5">Manufacture / Produc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产品是由优质材料制成的。</text:span></text:p>
              </text:list-item>
              <text:list-item>
                <text:p text:style-name="P7"><text:span text:style-name="T5">Zhège chǎnpǐn shì yóu yòu cáiliào zhìchéng de.</text:span></text:p>
              </text:list-item>
              <text:list-item>
                <text:p text:style-name="P7"><text:span text:style-name="T5">This product is made from high-quality material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指责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指责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指责 </text:span><text:span text:style-name="T5">(zhǐzé)</text:span></text:p>
              </text:list-item>
              <text:list-item>
                <text:p text:style-name="P5"><text:span text:style-name="T5">Blame / Accus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对团队的失败进行了公开的指责。</text:span></text:p>
              </text:list-item>
              <text:list-item>
                <text:p text:style-name="P7"><text:span text:style-name="T5">Tā duì tuánduì de shībài jìnxíngle gōngkāi de zhǐzé.</text:span></text:p>
              </text:list-item>
              <text:list-item>
                <text:p text:style-name="P7"><text:span text:style-name="T5">He publicly blamed the team for the failur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指示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指示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指示 </text:span><text:span text:style-name="T5">(zhǐshì)</text:span></text:p>
              </text:list-item>
              <text:list-item>
                <text:p text:style-name="P5"><text:span text:style-name="T5">Instruct / Indicat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老板给了明确的指示，要求在一个月内完成项目。</text:span></text:p>
              </text:list-item>
              <text:list-item>
                <text:p text:style-name="P7"><text:span text:style-name="T5">Lǎobǎn gěile míngquè de zhǐshì, yāoqiú zài yī gè yuè nèi wánchéng xiàngmù.</text:span></text:p>
              </text:list-item>
              <text:list-item>
                <text:p text:style-name="P7"><text:span text:style-name="T5">The boss gave clear instructions to complete the project within one month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指甲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指甲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指甲 </text:span><text:span text:style-name="T5">(zhǐjiǎ)</text:span></text:p>
              </text:list-item>
              <text:list-item>
                <text:p text:style-name="P5"><text:span text:style-name="T5">Fingernail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她喜欢涂漂亮的颜色在指甲上。</text:span></text:p>
              </text:list-item>
              <text:list-item>
                <text:p text:style-name="P7"><text:span text:style-name="T5">Tā xǐhuān tú piàoliang de yánsè zài zhǐjiǎ shàng.</text:span></text:p>
              </text:list-item>
              <text:list-item>
                <text:p text:style-name="P7"><text:span text:style-name="T5">She likes to paint pretty colors on her fingernail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指标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指标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指标 </text:span><text:span text:style-name="T5">(zhǐbiāo)</text:span></text:p>
              </text:list-item>
              <text:list-item>
                <text:p text:style-name="P5"><text:span text:style-name="T5">Indicato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些数据是评估项目进展的重要指标。</text:span></text:p>
              </text:list-item>
              <text:list-item>
                <text:p text:style-name="P7"><text:span text:style-name="T5">Zhèxiē shùjù shì pínggū xiàngmù jìnzhǎn de zhòngyào zhǐbiāo.</text:span></text:p>
              </text:list-item>
              <text:list-item>
                <text:p text:style-name="P7"><text:span text:style-name="T5">These data are important indicators for evaluating the progress of the projec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6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只见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只见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只见 </text:span><text:span text:style-name="T5">(zhǐjiàn)</text:span></text:p>
              </text:list-item>
              <text:list-item>
                <text:p text:style-name="P5"><text:span text:style-name="T5">See Onl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只见他匆匆忙忙地离开了房间。</text:span></text:p>
              </text:list-item>
              <text:list-item>
                <text:p text:style-name="P7"><text:span text:style-name="T5">Zhǐjiàn tā cōngcōngmángmáng de líkāile fángjiān.</text:span></text:p>
              </text:list-item>
              <text:list-item>
                <text:p text:style-name="P7"><text:span text:style-name="T5">See only, he hurriedly left the room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6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只不过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只不过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只不过 </text:span><text:span text:style-name="T5">(zhǐbùguò)</text:span></text:p>
              </text:list-item>
              <text:list-item>
                <text:p text:style-name="P5"><text:span text:style-name="T5">Only, Merel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的批评只不过是为了帮助你进步。</text:span></text:p>
              </text:list-item>
              <text:list-item>
                <text:p text:style-name="P7"><text:span text:style-name="T5">Tā de pīpíng zhǐbùguò shì wèile bāngzhù nǐ jìnbù.</text:span></text:p>
              </text:list-item>
              <text:list-item>
                <text:p text:style-name="P7"><text:span text:style-name="T5">His criticism is only meant to help you improv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6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职务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职务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职务 </text:span><text:span text:style-name="T5">(zhíwù)</text:span></text:p>
              </text:list-item>
              <text:list-item>
                <text:p text:style-name="P5"><text:span text:style-name="T5">Position / Pos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担任公司的销售经理职务。</text:span></text:p>
              </text:list-item>
              <text:list-item>
                <text:p text:style-name="P7"><text:span text:style-name="T5">Tā dānrèn gōngsī de xiāoshòu jīnglǐ zhíwù.</text:span></text:p>
              </text:list-item>
              <text:list-item>
                <text:p text:style-name="P7"><text:span text:style-name="T5">He holds the position of sales manager in the compan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6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职位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职位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职位 </text:span><text:span text:style-name="T5">(zhíwèi)</text:span></text:p>
              </text:list-item>
              <text:list-item>
                <text:p text:style-name="P5"><text:span text:style-name="T5">Job Positio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她申请了公司的市场营销职位。</text:span></text:p>
              </text:list-item>
              <text:list-item>
                <text:p text:style-name="P7"><text:span text:style-name="T5">Tā shēnqǐngle gōngsī de shìchǎng yíngxiāo zhíwèi.</text:span></text:p>
              </text:list-item>
              <text:list-item>
                <text:p text:style-name="P7"><text:span text:style-name="T5">She applied for the marketing position in the compan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6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职能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职能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职能 </text:span><text:span text:style-name="T5">(zhínéng)</text:span></text:p>
              </text:list-item>
              <text:list-item>
                <text:p text:style-name="P5"><text:span text:style-name="T5">Function / Rol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每个部门在公司中都有各自的职能。</text:span></text:p>
              </text:list-item>
              <text:list-item>
                <text:p text:style-name="P7"><text:span text:style-name="T5">Měi gè bùmén zài gōngsī zhōng dōu yǒu gèzì de zhínéng.</text:span></text:p>
              </text:list-item>
              <text:list-item>
                <text:p text:style-name="P7"><text:span text:style-name="T5">Each department in the company has its own function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6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值班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值班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值班 </text:span><text:span text:style-name="T5">(zhíbān)</text:span></text:p>
              </text:list-item>
              <text:list-item>
                <text:p text:style-name="P5"><text:span text:style-name="T5">On Dut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医院的护士</text:span><text:span text:style-name="T5">24</text:span><text:span text:style-name="T5">小时都有人值班。</text:span></text:p>
              </text:list-item>
              <text:list-item>
                <text:p text:style-name="P7"><text:span text:style-name="T5">Yīyuàn de hùshi 24 xiǎoshí dōu yǒu rén zhíbān.</text:span></text:p>
              </text:list-item>
              <text:list-item>
                <text:p text:style-name="P7"><text:span text:style-name="T5">Nurses at the hospital are on duty 24 hours a da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6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直线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直线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直线 </text:span><text:span text:style-name="T5">(zhíxiàn)</text:span></text:p>
              </text:list-item>
              <text:list-item>
                <text:p text:style-name="P5"><text:span text:style-name="T5">Straight Lin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两点之间最短的路径是一条直线。</text:span></text:p>
              </text:list-item>
              <text:list-item>
                <text:p text:style-name="P7"><text:span text:style-name="T5">Liǎng diǎn zhījiān zuìduǎn de lùjìng shì yī tiáo zhíxiàn.</text:span></text:p>
              </text:list-item>
              <text:list-item>
                <text:p text:style-name="P7"><text:span text:style-name="T5">The shortest path between two points is a straight lin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6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执行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执行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执行 </text:span><text:span text:style-name="T5">(zhíxíng)</text:span></text:p>
              </text:list-item>
              <text:list-item>
                <text:p text:style-name="P5"><text:span text:style-name="T5">Execut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公司将严格执行新的安全政策。</text:span></text:p>
              </text:list-item>
              <text:list-item>
                <text:p text:style-name="P7"><text:span text:style-name="T5">Gōngsī jiāng yángé zhíxíng xīn de ānquán zhèngcè.</text:span></text:p>
              </text:list-item>
              <text:list-item>
                <text:p text:style-name="P7"><text:span text:style-name="T5">The company will rigorously execute the new safety polic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6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支配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支配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支配 </text:span><text:span text:style-name="T5">(zhīpèi)</text:span></text:p>
              </text:list-item>
              <text:list-item>
                <text:p text:style-name="P5"><text:span text:style-name="T5">Dominate / Control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国家曾经被一位独裁者支配。</text:span></text:p>
              </text:list-item>
              <text:list-item>
                <text:p text:style-name="P7"><text:span text:style-name="T5">Zhège guójiā céngjīng bèi yī wèi dúcáizhě zhīpèi.</text:span></text:p>
              </text:list-item>
              <text:list-item>
                <text:p text:style-name="P7"><text:span text:style-name="T5">This country was once dominated by a dictator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6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支出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支出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支出 </text:span><text:span text:style-name="T5">(zhīchū)</text:span></text:p>
              </text:list-item>
              <text:list-item>
                <text:p text:style-name="P5"><text:span text:style-name="T5">Expenditure / Spending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我们需要合理控制家庭支出。</text:span></text:p>
              </text:list-item>
              <text:list-item>
                <text:p text:style-name="P7"><text:span text:style-name="T5">Wǒmen xūyào hélǐ kòngzhì jiātíng zhīchū.</text:span></text:p>
              </text:list-item>
              <text:list-item>
                <text:p text:style-name="P7"><text:span text:style-name="T5">We need to control our household expenditures reasonabl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7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之中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之中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之中 </text:span><text:span text:style-name="T5">(zhīzhōng)</text:span></text:p>
              </text:list-item>
              <text:list-item>
                <text:p text:style-name="P5"><text:span text:style-name="T5">Among / In the midst of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座城市有许多美丽的公园，是游客流连忘返之中。</text:span></text:p>
              </text:list-item>
              <text:list-item>
                <text:p text:style-name="P7"><text:span text:style-name="T5">Zhè zuò chéngshì yǒu xǔduō měilì de gōngyuán, shì yóukè liúliánwàngfǎn zhīzhōng.</text:span></text:p>
              </text:list-item>
              <text:list-item>
                <text:p text:style-name="P7"><text:span text:style-name="T5">This city has many beautiful parks, among which tourists linger and forget to return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7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之下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之下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之下 </text:span><text:span text:style-name="T5">(zhīxià)</text:span></text:p>
              </text:list-item>
              <text:list-item>
                <text:p text:style-name="P5"><text:span text:style-name="T5">Under / Beneath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座山脉的脚下是一片宁静的村庄。</text:span></text:p>
              </text:list-item>
              <text:list-item>
                <text:p text:style-name="P7"><text:span text:style-name="T5">Zhè zuò shānmài de jiǎoxià shì yī piàn níngjìng de cūnzhuāng.</text:span></text:p>
              </text:list-item>
              <text:list-item>
                <text:p text:style-name="P7"><text:span text:style-name="T5">Beneath the foothills of this mountain range is a peaceful villag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7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之外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之外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之外 </text:span><text:span text:style-name="T5">(zhīwài)</text:span></text:p>
              </text:list-item>
              <text:list-item>
                <text:p text:style-name="P5"><text:span text:style-name="T5">Outside / Beyond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我们公司有许多分支机构，不仅在国内，还在国外。</text:span></text:p>
              </text:list-item>
              <text:list-item>
                <text:p text:style-name="P7"><text:span text:style-name="T5">Wǒmen gōngsī yǒu xǔduō fēnzhī jīgòu, bù jǐn zài guónèi, hái zài guówài.</text:span></text:p>
              </text:list-item>
              <text:list-item>
                <text:p text:style-name="P7"><text:span text:style-name="T5">Our company has many branches, not only within the country but also beyond the border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7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之内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之内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之内 </text:span><text:span text:style-name="T5">(zhīnèi)</text:span></text:p>
              </text:list-item>
              <text:list-item>
                <text:p text:style-name="P5"><text:span text:style-name="T5">Within / Insid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请在两小时之内完成这项任务。</text:span></text:p>
              </text:list-item>
              <text:list-item>
                <text:p text:style-name="P7"><text:span text:style-name="T5">Qǐng zài liǎng xiǎoshí zhīnèi wánchéng zhè xiàng rènwu.</text:span></text:p>
              </text:list-item>
              <text:list-item>
                <text:p text:style-name="P7"><text:span text:style-name="T5">Please complete this task within two hour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7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挣钱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挣钱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挣钱 </text:span><text:span text:style-name="T5">(zhèngqián)</text:span></text:p>
              </text:list-item>
              <text:list-item>
                <text:p text:style-name="P5"><text:span text:style-name="T5">Earn Mone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通过创业挣钱养家。</text:span></text:p>
              </text:list-item>
              <text:list-item>
                <text:p text:style-name="P7"><text:span text:style-name="T5">Tā tōngguò chuàngyè zhèngqián yǎng jiā.</text:span></text:p>
              </text:list-item>
              <text:list-item>
                <text:p text:style-name="P7"><text:span text:style-name="T5">He earns money to support his family through entrepreneurship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7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挣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挣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挣 </text:span><text:span text:style-name="T5">(zhèng)</text:span></text:p>
              </text:list-item>
              <text:list-item>
                <text:p text:style-name="P5"><text:span text:style-name="T5">Earn / Make (money)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每天努力工作，为了挣更多的钱。</text:span></text:p>
              </text:list-item>
              <text:list-item>
                <text:p text:style-name="P7"><text:span text:style-name="T5">Tā měitiān nǔlì gōngzuò, wèile zhèng gèngduō de qián.</text:span></text:p>
              </text:list-item>
              <text:list-item>
                <text:p text:style-name="P7"><text:span text:style-name="T5">He works hard every day to earn more mone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7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证书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证书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证书 </text:span><text:span text:style-name="T5">(zhèngshū)</text:span></text:p>
              </text:list-item>
              <text:list-item>
                <text:p text:style-name="P5"><text:span text:style-name="T5">Certificat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获得了计算机编程的证书。</text:span></text:p>
              </text:list-item>
              <text:list-item>
                <text:p text:style-name="P7"><text:span text:style-name="T5">Tā huòdéle jìsuànjī biānchéng de zhèngshū.</text:span></text:p>
              </text:list-item>
              <text:list-item>
                <text:p text:style-name="P7"><text:span text:style-name="T5">He obtained a certificate in computer programming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7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证实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证实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证实 </text:span><text:span text:style-name="T5">(zhèngshí)</text:span></text:p>
              </text:list-item>
              <text:list-item>
                <text:p text:style-name="P5"><text:span text:style-name="T5">Confirm / Verif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目击者的证词证实了事故的发生。</text:span></text:p>
              </text:list-item>
              <text:list-item>
                <text:p text:style-name="P7"><text:span text:style-name="T5">Mùjī zhě de zhèngcí zhèngshíle shìgù de fāshēng.</text:span></text:p>
              </text:list-item>
              <text:list-item>
                <text:p text:style-name="P7"><text:span text:style-name="T5">The testimony of the eyewitness confirmed the occurrence of the acciden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7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正义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正义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正义 </text:span><text:span text:style-name="T5">(zhèngyì)</text:span></text:p>
              </text:list-item>
              <text:list-item>
                <text:p text:style-name="P5"><text:span text:style-name="T5">Justic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我们应该追求和平与正义。</text:span></text:p>
              </text:list-item>
              <text:list-item>
                <text:p text:style-name="P7"><text:span text:style-name="T5">Wǒmen yīnggāi zhuīqiú hépíng yǔ zhèngyì.</text:span></text:p>
              </text:list-item>
              <text:list-item>
                <text:p text:style-name="P7"><text:span text:style-name="T5">We should pursue peace and justic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7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正如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正如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正如 </text:span><text:span text:style-name="T5">(zhèngrú)</text:span></text:p>
              </text:list-item>
              <text:list-item>
                <text:p text:style-name="P5"><text:span text:style-name="T5">Just as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正如太阳升起一样，新的一天充满了希望。</text:span></text:p>
              </text:list-item>
              <text:list-item>
                <text:p text:style-name="P7"><text:span text:style-name="T5">Zhèngrú tàiyáng shēngqǐ yīyàng, xīn de yītiān chōngmǎnle xīwàng.</text:span></text:p>
              </text:list-item>
              <text:list-item>
                <text:p text:style-name="P7"><text:span text:style-name="T5">Just as the sun rises, a new day is filled with hop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8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正规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正规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正规 </text:span><text:span text:style-name="T5">(zhèngguī)</text:span></text:p>
              </text:list-item>
              <text:list-item>
                <text:p text:style-name="P5"><text:span text:style-name="T5">Regular / Standard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请确保你选择的医院是正规的。</text:span></text:p>
              </text:list-item>
              <text:list-item>
                <text:p text:style-name="P7"><text:span text:style-name="T5">Qǐng quèbǎo nǐ xuǎnzé de yīyuàn shì zhèngguī de.</text:span></text:p>
              </text:list-item>
              <text:list-item>
                <text:p text:style-name="P7"><text:span text:style-name="T5">Please make sure the hospital you choose is a regular on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8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正版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正版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正版 </text:span><text:span text:style-name="T5">(zhèngbǎn)</text:span></text:p>
              </text:list-item>
              <text:list-item>
                <text:p text:style-name="P5"><text:span text:style-name="T5">Genuine / Legitimate Versio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请购买正版软件以确保安全性。</text:span></text:p>
              </text:list-item>
              <text:list-item>
                <text:p text:style-name="P7"><text:span text:style-name="T5">Qǐng gòumǎi zhèngbǎn ruǎnjiàn yǐ quèbǎo ānquán xìng.</text:span></text:p>
              </text:list-item>
              <text:list-item>
                <text:p text:style-name="P7"><text:span text:style-name="T5">Please buy the legitimate version of the software to ensure securit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8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争议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争议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争议 </text:span><text:span text:style-name="T5">(zhēngyì)</text:span></text:p>
              </text:list-item>
              <text:list-item>
                <text:p text:style-name="P5"><text:span text:style-name="T5">Controversy / Disput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决定引起了很大的争议。</text:span></text:p>
              </text:list-item>
              <text:list-item>
                <text:p text:style-name="P7"><text:span text:style-name="T5">Zhège juédìng yǐnqǐle hěn dà de zhēngyì.</text:span></text:p>
              </text:list-item>
              <text:list-item>
                <text:p text:style-name="P7"><text:span text:style-name="T5">This decision has sparked significant controvers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8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震惊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震惊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震惊 </text:span><text:span text:style-name="T5">(zhènjīng)</text:span></text:p>
              </text:list-item>
              <text:list-item>
                <text:p text:style-name="P5"><text:span text:style-name="T5">Shock / Astonish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消息令人震惊，大家都不敢相信。</text:span></text:p>
              </text:list-item>
              <text:list-item>
                <text:p text:style-name="P7"><text:span text:style-name="T5">Zhège xiāoxī lìng rén zhènjīng, dàjiā dōu bù gǎn xiāngxìn.</text:span></text:p>
              </text:list-item>
              <text:list-item>
                <text:p text:style-name="P7"><text:span text:style-name="T5">The news is shocking; everyone can't believe i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8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振动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振动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振动 </text:span><text:span text:style-name="T5">(zhèndòng)</text:span></text:p>
              </text:list-item>
              <text:list-item>
                <text:p text:style-name="P5"><text:span text:style-name="T5">Vibratio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地震时，会产生强烈的振动。</text:span></text:p>
              </text:list-item>
              <text:list-item>
                <text:p text:style-name="P7"><text:span text:style-name="T5">Dìzhèn shí, huì chǎnshēng qiángliè de zhèndòng.</text:span></text:p>
              </text:list-item>
              <text:list-item>
                <text:p text:style-name="P7"><text:span text:style-name="T5">During an earthquake, strong vibrations occur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8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诊断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诊断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诊断 </text:span><text:span text:style-name="T5">(zhěnduàn)</text:span></text:p>
              </text:list-item>
              <text:list-item>
                <text:p text:style-name="P5"><text:span text:style-name="T5">Diagnosis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医生进行了一系列检查，最终做出了正确的诊断。</text:span></text:p>
              </text:list-item>
              <text:list-item>
                <text:p text:style-name="P7"><text:span text:style-name="T5">Yīshēng jìnxíngle yī xìliè jiǎnchá, zuìzhōng zuòchūle zhèngquè de zhěnduàn.</text:span></text:p>
              </text:list-item>
              <text:list-item>
                <text:p text:style-name="P7"><text:span text:style-name="T5">After a series of examinations, the doctor made the correct diagnosi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8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真相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真相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真相 </text:span><text:span text:style-name="T5">(zhēnxiàng)</text:span></text:p>
              </text:list-item>
              <text:list-item>
                <text:p text:style-name="P5"><text:span text:style-name="T5">Truth / The Real Situatio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揭露真相是新闻报道的责任之一。</text:span></text:p>
              </text:list-item>
              <text:list-item>
                <text:p text:style-name="P7"><text:span text:style-name="T5">Jiēlù zhēnxiàng shì xīnwén bàodào de zérèn zhī yī.</text:span></text:p>
              </text:list-item>
              <text:list-item>
                <text:p text:style-name="P7"><text:span text:style-name="T5">Revealing the truth is one of the responsibilities of news reporting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8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真理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真理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真理 </text:span><text:span text:style-name="T5">(zhēnlǐ)</text:span></text:p>
              </text:list-item>
              <text:list-item>
                <text:p text:style-name="P5"><text:span text:style-name="T5">Truth / Truthfulness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追求真理是科学研究的核心目标。</text:span></text:p>
              </text:list-item>
              <text:list-item>
                <text:p text:style-name="P7"><text:span text:style-name="T5">Zhuīqiú zhēnlǐ shì kēxué yánjiū de héxīn mùbiāo.</text:span></text:p>
              </text:list-item>
              <text:list-item>
                <text:p text:style-name="P7"><text:span text:style-name="T5">The pursuit of truth is the core goal of scientific research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8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真诚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真诚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真诚 </text:span><text:span text:style-name="T5">(zhēnchéng)</text:span></text:p>
              </text:list-item>
              <text:list-item>
                <text:p text:style-name="P5"><text:span text:style-name="T5">Sincer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发自内心地表达了对你的真诚感激之情。</text:span></text:p>
              </text:list-item>
              <text:list-item>
                <text:p text:style-name="P7"><text:span text:style-name="T5">Tā fāzì nèixīn de biǎodále duì nǐ de zhēnchéng gǎnjī zhīqíng.</text:span></text:p>
              </text:list-item>
              <text:list-item>
                <text:p text:style-name="P7"><text:span text:style-name="T5">He sincerely expressed his gratitude to you from the bottom of his hear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8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珍珠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珍珠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珍珠 </text:span><text:span text:style-name="T5">(zhēnzhū)</text:span></text:p>
              </text:list-item>
              <text:list-item>
                <text:p text:style-name="P5"><text:span text:style-name="T5">Pearl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她戴着一串美丽的珍珠项链。</text:span></text:p>
              </text:list-item>
              <text:list-item>
                <text:p text:style-name="P7"><text:span text:style-name="T5">Tā dài zhe yī chuàn měilì de zhēnzhū xiàngliàn.</text:span></text:p>
              </text:list-item>
              <text:list-item>
                <text:p text:style-name="P7"><text:span text:style-name="T5">She is wearing a beautiful pearl necklac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9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珍惜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珍惜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珍珠 </text:span><text:span text:style-name="T5">(zhēnzhū)</text:span></text:p>
              </text:list-item>
              <text:list-item>
                <text:p text:style-name="P5"><text:span text:style-name="T5">Pearl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她戴着一串美丽的珍珠项链。</text:span></text:p>
              </text:list-item>
              <text:list-item>
                <text:p text:style-name="P7"><text:span text:style-name="T5">Tā dài zhe yī chuàn měilì de zhēnzhū xiàngliàn.</text:span></text:p>
              </text:list-item>
              <text:list-item>
                <text:p text:style-name="P7"><text:span text:style-name="T5">She is wearing a beautiful pearl necklac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9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珍贵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珍贵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珍贵 </text:span><text:span text:style-name="T5">(zhēnguì)</text:span></text:p>
              </text:list-item>
              <text:list-item>
                <text:p text:style-name="P5"><text:span text:style-name="T5">Precious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是一本珍贵的手抄古籍。</text:span></text:p>
              </text:list-item>
              <text:list-item>
                <text:p text:style-name="P7"><text:span text:style-name="T5">Zhè shì yī běn zhēnguì de shǒuchāo gǔjí.</text:span></text:p>
              </text:list-item>
              <text:list-item>
                <text:p text:style-name="P7"><text:span text:style-name="T5">This is a precious hand-copied ancient book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9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招手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招手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招手 </text:span><text:span text:style-name="T5">(zhāo shǒu)</text:span></text:p>
              </text:list-item>
              <text:list-item>
                <text:p text:style-name="P5"><text:span text:style-name="T5">Wav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站在远处，向我们招手致意。</text:span></text:p>
              </text:list-item>
              <text:list-item>
                <text:p text:style-name="P7"><text:span text:style-name="T5">Tā zhàn zài yuǎnchù, xiàng wǒmen zhāo shǒu zhìyì.</text:span></text:p>
              </text:list-item>
              <text:list-item>
                <text:p text:style-name="P7"><text:span text:style-name="T5">He stood far away, waving to greet u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9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招生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招生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招生 </text:span><text:span text:style-name="T5">(zhāoshēng)</text:span></text:p>
              </text:list-item>
              <text:list-item>
                <text:p text:style-name="P5"><text:span text:style-name="T5">Recruitment / Enrollmen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学校正在进行新一轮的招生工作。</text:span></text:p>
              </text:list-item>
              <text:list-item>
                <text:p text:style-name="P7"><text:span text:style-name="T5">Xuéxiào zhèngzài jìnxíng xīn yī luò de zhāoshēng gōngzuò.</text:span></text:p>
              </text:list-item>
              <text:list-item>
                <text:p text:style-name="P7"><text:span text:style-name="T5">The school is conducting a new round of enrollmen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9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掌握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掌握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掌握 </text:span><text:span text:style-name="T5">(zhǎngwò)</text:span></text:p>
              </text:list-item>
              <text:list-item>
                <text:p text:style-name="P5"><text:span text:style-name="T5">Master / Grasp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学生需要掌握基本的数学知识。</text:span></text:p>
              </text:list-item>
              <text:list-item>
                <text:p text:style-name="P7"><text:span text:style-name="T5">Xuéshēng xūyào zhǎngwò jīběn de shùxué zhīshì.</text:span></text:p>
              </text:list-item>
              <text:list-item>
                <text:p text:style-name="P7"><text:span text:style-name="T5">Students need to master basic mathematical knowledg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9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涨价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涨价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涨价 </text:span><text:span text:style-name="T5">(zhǎngjià)</text:span></text:p>
              </text:list-item>
              <text:list-item>
                <text:p text:style-name="P5"><text:span text:style-name="T5">Price Increase / Raise Prices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由于成本上升，公司决定涨价。</text:span></text:p>
              </text:list-item>
              <text:list-item>
                <text:p text:style-name="P7"><text:span text:style-name="T5">Yóuyú chéngběn shàngshēng, gōngsī juédìng zhǎngjià.</text:span></text:p>
              </text:list-item>
              <text:list-item>
                <text:p text:style-name="P7"><text:span text:style-name="T5">Due to the increase in costs, the company has decided to raise price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9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涨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涨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涨 </text:span><text:span text:style-name="T5">(zhǎng)</text:span></text:p>
              </text:list-item>
              <text:list-item>
                <text:p text:style-name="P5"><text:span text:style-name="T5">Rise / Increas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物价涨了，生活成本也随之增加。</text:span></text:p>
              </text:list-item>
              <text:list-item>
                <text:p text:style-name="P7"><text:span text:style-name="T5">Wùjià zhǎngle, shēnghuó chéngběn yě suízhī zēngjiā.</text:span></text:p>
              </text:list-item>
              <text:list-item>
                <text:p text:style-name="P7"><text:span text:style-name="T5">Prices have risen, and the cost of living has increased accordingl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9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占有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占有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占有 </text:span><text:span text:style-name="T5">(zhànyǒu)</text:span></text:p>
              </text:list-item>
              <text:list-item>
                <text:p text:style-name="P5"><text:span text:style-name="T5">Possess / Occup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希望占有更多的市场份额。</text:span></text:p>
              </text:list-item>
              <text:list-item>
                <text:p text:style-name="P7"><text:span text:style-name="T5">Tā xīwàng zhànyǒu gèng duō de shìchǎng fèn'é.</text:span></text:p>
              </text:list-item>
              <text:list-item>
                <text:p text:style-name="P7"><text:span text:style-name="T5">He hopes to possess a larger market shar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9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占领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占领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占领 </text:span><text:span text:style-name="T5">(zhànlǐng)</text:span></text:p>
              </text:list-item>
              <text:list-item>
                <text:p text:style-name="P5"><text:span text:style-name="T5">Occupy / Captur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军队成功占领了敌方的要塞。</text:span></text:p>
              </text:list-item>
              <text:list-item>
                <text:p text:style-name="P7"><text:span text:style-name="T5">Jūnduì chénggōng zhànlǐngle dífāng de yàosài.</text:span></text:p>
              </text:list-item>
              <text:list-item>
                <text:p text:style-name="P7"><text:span text:style-name="T5">The army successfully occupied the enemy's fortres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9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展现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展现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展现 </text:span><text:span text:style-name="T5">(zhǎnxiàn)</text:span></text:p>
              </text:list-item>
              <text:list-item>
                <text:p text:style-name="P5"><text:span text:style-name="T5">Present / Displa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的演讲展现了他对这个问题的深刻理解。</text:span></text:p>
              </text:list-item>
              <text:list-item>
                <text:p text:style-name="P7"><text:span text:style-name="T5">Tā de yǎnjiǎng zhǎnxiànle tā duì zhège wèntí de shēnkè lǐjiě.</text:span></text:p>
              </text:list-item>
              <text:list-item>
                <text:p text:style-name="P7"><text:span text:style-name="T5">His speech presented his profound understanding of the issu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0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展示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展示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展示 </text:span><text:span text:style-name="T5">(zhǎnshì)</text:span></text:p>
              </text:list-item>
              <text:list-item>
                <text:p text:style-name="P5"><text:span text:style-name="T5">Exhibit / Displa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展示厅展示了许多艺术品和文物。</text:span></text:p>
              </text:list-item>
              <text:list-item>
                <text:p text:style-name="P7"><text:span text:style-name="T5">Zhège zhǎnshìtīng zhǎnshìle xǔduō yìshùpǐn hé wénwù.</text:span></text:p>
              </text:list-item>
              <text:list-item>
                <text:p text:style-name="P7"><text:span text:style-name="T5">The exhibition hall displays many artworks and cultural relic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0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展览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展览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展览 </text:span><text:span text:style-name="T5">(zhǎnlǎn)</text:span></text:p>
              </text:list-item>
              <text:list-item>
                <text:p text:style-name="P5"><text:span text:style-name="T5">Exhibitio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明天将举办一场艺术展览，欢迎参观。</text:span></text:p>
              </text:list-item>
              <text:list-item>
                <text:p text:style-name="P7"><text:span text:style-name="T5">Míngtiān jiāng jǔbàn yī chǎng yìshù zhǎnlǎn, huānyíng cānguān.</text:span></text:p>
              </text:list-item>
              <text:list-item>
                <text:p text:style-name="P7"><text:span text:style-name="T5">Tomorrow, there will be an art exhibition. Everyone is welcome to attend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0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摘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摘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摘 </text:span><text:span text:style-name="T5">(zhāi)</text:span></text:p>
              </text:list-item>
              <text:list-item>
                <text:p text:style-name="P5"><text:span text:style-name="T5">Pick / Pluck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她轻轻摘下树上的一朵花。</text:span></text:p>
              </text:list-item>
              <text:list-item>
                <text:p text:style-name="P7"><text:span text:style-name="T5">Tā qīngqīng zhāi xià shù shàng de yī duǒ huā.</text:span></text:p>
              </text:list-item>
              <text:list-item>
                <text:p text:style-name="P7"><text:span text:style-name="T5">She gently picked a flower from the tree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0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赠送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赠送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赠送 </text:span><text:span text:style-name="T5">(zèngsòng)</text:span></text:p>
              </text:list-item>
              <text:list-item>
                <text:p text:style-name="P5"><text:span text:style-name="T5">Give as a Gift / Presen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们赠送了一本精美的画册作为礼物。</text:span></text:p>
              </text:list-item>
              <text:list-item>
                <text:p text:style-name="P7"><text:span text:style-name="T5">Tāmen zèngsòngle yī běn jīngměi de huàcè zuòwéi lǐwù.</text:span></text:p>
              </text:list-item>
              <text:list-item>
                <text:p text:style-name="P7"><text:span text:style-name="T5">They gave a beautifully crafted picture album as a gift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0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赠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赠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赠 </text:span><text:span text:style-name="T5">(zèng)</text:span></text:p>
              </text:list-item>
              <text:list-item>
                <text:p text:style-name="P5"><text:span text:style-name="T5">Donate / Contribut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慷慨赠款支持慈善事业。</text:span></text:p>
              </text:list-item>
              <text:list-item>
                <text:p text:style-name="P7"><text:span text:style-name="T5">Tā kāngkǎi zèngkuǎn zhīchí císhàn shìyè.</text:span></text:p>
              </text:list-item>
              <text:list-item>
                <text:p text:style-name="P7"><text:span text:style-name="T5">He generously donated funds to support charitable cause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0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增强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增强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增强 </text:span><text:span text:style-name="T5">(zēngqiáng)</text:span></text:p>
              </text:list-item>
              <text:list-item>
                <text:p text:style-name="P5"><text:span text:style-name="T5">Strengthen / Enhance</text:span></text:p>
              </text:list-item>
            </text:list>
            <text:p text:style-name="P6"><text:span text:style-name="T5"><text:s/></text:span></text:p>
            <text:list text:continue-numbering="true" text:style-name="L3">
              <text:list-item>
                <text:p text:style-name="P7"><text:span text:style-name="T5">锻炼可以增强身体的抵抗力。</text:span></text:p>
              </text:list-item>
              <text:list-item>
                <text:p text:style-name="P7"><text:span text:style-name="T5">Duànliàn kěyǐ zēngqiáng shēntǐ de dǐkànglì.</text:span></text:p>
              </text:list-item>
              <text:list-item>
                <text:p text:style-name="P7"><text:span text:style-name="T5">Exercise can enhance the body's resistance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0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增多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增多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增多 </text:span><text:span text:style-name="T5">(zēngduō)</text:span></text:p>
              </text:list-item>
              <text:list-item>
                <text:p text:style-name="P5"><text:span text:style-name="T5">Increase / Grow in Numbe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随着需求的增多，公司扩大了生产规模。</text:span></text:p>
              </text:list-item>
              <text:list-item>
                <text:p text:style-name="P7"><text:span text:style-name="T5">Suízhe xūqiú de zēngduō, gōngsī kuòdàle shēngchǎn guīmó.</text:span></text:p>
              </text:list-item>
              <text:list-item>
                <text:p text:style-name="P7"><text:span text:style-name="T5">With the increase in demand, the company expanded its production scal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0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增大" draw:style-name="dp1" draw:master-page-name="Blank_20_Slide">
        <draw:frame draw:name="PlaceHolder 1" presentation:style-name="pr4" draw:text-style-name="P2" draw:layer="layout" svg:width="22.498cm" svg:height="2.598cm" svg:x="4.5cm" svg:y="0.635cm" presentation:class="title" presentation:user-transformed="true">
          <draw:text-box>
            <text:p text:style-name="P1"><text:span text:style-name="T3">增大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增大 </text:span><text:span text:style-name="T5">(zēngdà)</text:span></text:p>
              </text:list-item>
              <text:list-item>
                <text:p text:style-name="P5"><text:span text:style-name="T5">Enlarge / Increase in Siz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们计划通过技术改进来增大产量。</text:span></text:p>
              </text:list-item>
              <text:list-item>
                <text:p text:style-name="P7"><text:span text:style-name="T5">Tāmen jìhuà tōngguò jìshù gǎijìn lái zēngdà chǎnliàng.</text:span></text:p>
              </text:list-item>
              <text:list-item>
                <text:p text:style-name="P7"><text:span text:style-name="T5">They plan to increase production by improving technology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0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增产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增产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增产 </text:span><text:span text:style-name="T5">(zēngchǎn)</text:span></text:p>
              </text:list-item>
              <text:list-item>
                <text:p text:style-name="P5"><text:span text:style-name="T5">Increase Productio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为了满足市场需求，工厂决定增产。</text:span></text:p>
              </text:list-item>
              <text:list-item>
                <text:p text:style-name="P7"><text:span text:style-name="T5">Wèile mǎnzú shìchǎng xūqiú, gōngchǎng juédìng zēngchǎn.</text:span></text:p>
              </text:list-item>
              <text:list-item>
                <text:p text:style-name="P7"><text:span text:style-name="T5">To meet market demand, the factory decided to increase production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0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增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增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增 </text:span><text:span text:style-name="T5">(zēng)</text:span></text:p>
              </text:list-item>
              <text:list-item>
                <text:p text:style-name="P5"><text:span text:style-name="T5">Increas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项目有望带来经济的增长。</text:span></text:p>
              </text:list-item>
              <text:list-item>
                <text:p text:style-name="P7"><text:span text:style-name="T5">Zhège xiàngmù yǒuwàng dàilái jīngjì de zēngzhǎng.</text:span></text:p>
              </text:list-item>
              <text:list-item>
                <text:p text:style-name="P7"><text:span text:style-name="T5">This project is expected to bring economic growth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1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早期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早期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早期 </text:span><text:span text:style-name="T5">(zǎoqī)</text:span></text:p>
              </text:list-item>
              <text:list-item>
                <text:p text:style-name="P5"><text:span text:style-name="T5">Early Stag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在早期阶段，公司主要注重产品研发。</text:span></text:p>
              </text:list-item>
              <text:list-item>
                <text:p text:style-name="P7"><text:span text:style-name="T5">Zài zǎoqī jiēduàn, gōngsī zhǔyào zhùzhòng chǎnpǐn yánfā.</text:span></text:p>
              </text:list-item>
              <text:list-item>
                <text:p text:style-name="P7"><text:span text:style-name="T5">In the early stage, the company focuses on product research and developmen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1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糟糕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糟糕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糟糕 </text:span><text:span text:style-name="T5">(zāogāo)</text:span></text:p>
              </text:list-item>
              <text:list-item>
                <text:p text:style-name="P5"><text:span text:style-name="T5">Awful / Terribl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糟糕！我把文件弄丢了。</text:span></text:p>
              </text:list-item>
              <text:list-item>
                <text:p text:style-name="P7"><text:span text:style-name="T5">Zāogāo! Wǒ bǎ wénjiàn nòng diūle.</text:span></text:p>
              </text:list-item>
              <text:list-item>
                <text:p text:style-name="P7"><text:span text:style-name="T5">Oh no! I lost the document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1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糟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糟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糟 </text:span><text:span text:style-name="T5">(zāo)</text:span></text:p>
              </text:list-item>
              <text:list-item>
                <text:p text:style-name="P5"><text:span text:style-name="T5">Bad / Messed Up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糟糕！我忘记带钥匙了。</text:span></text:p>
              </text:list-item>
              <text:list-item>
                <text:p text:style-name="P7"><text:span text:style-name="T5">Zāogāo! Wǒ wàngjì dài yàoshi le.</text:span></text:p>
              </text:list-item>
              <text:list-item>
                <text:p text:style-name="P7"><text:span text:style-name="T5">Oh no! I forgot to bring the key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1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暂停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暂停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暂停 </text:span><text:span text:style-name="T5">(zántíng)</text:span></text:p>
              </text:list-item>
              <text:list-item>
                <text:p text:style-name="P5"><text:span text:style-name="T5">Pause / Suspend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比赛因恶劣天气暂停了。</text:span></text:p>
              </text:list-item>
              <text:list-item>
                <text:p text:style-name="P7"><text:span text:style-name="T5">Bǐsài yīn èliè tiānqì zántíngle.</text:span></text:p>
              </text:list-item>
              <text:list-item>
                <text:p text:style-name="P7"><text:span text:style-name="T5">The match was suspended due to severe weather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1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暂时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暂时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暂时 </text:span><text:span text:style-name="T5">(zànshí)</text:span></text:p>
              </text:list-item>
              <text:list-item>
                <text:p text:style-name="P5"><text:span text:style-name="T5">Temporary / For the Time Being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由于技术故障，飞机将暂时停飞。</text:span></text:p>
              </text:list-item>
              <text:list-item>
                <text:p text:style-name="P7"><text:span text:style-name="T5">Yóuyú jìshù gùzhàng, fēijī jiāng zànshí tíng fēi.</text:span></text:p>
              </text:list-item>
              <text:list-item>
                <text:p text:style-name="P7"><text:span text:style-name="T5">Due to technical issues, the aircraft will be temporarily grounded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1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在内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在内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在内 </text:span><text:span text:style-name="T5">(zàinèi)</text:span></text:p>
              </text:list-item>
              <text:list-item>
                <text:p text:style-name="P5"><text:span text:style-name="T5">Including / Insid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份报告包括了所有相关的信息在内。</text:span></text:p>
              </text:list-item>
              <text:list-item>
                <text:p text:style-name="P7"><text:span text:style-name="T5">Zhè fèn bàogào bāokuòle suǒyǒu xiāngguān de xìnxī zàinèi.</text:span></text:p>
              </text:list-item>
              <text:list-item>
                <text:p text:style-name="P7"><text:span text:style-name="T5">This report includes all relevant information, including the inside detail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1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在场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在场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在场 </text:span><text:span text:style-name="T5">(zàichǎng)</text:span></text:p>
              </text:list-item>
              <text:list-item>
                <text:p text:style-name="P5"><text:span text:style-name="T5">Present / On the Scen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们都在场，见证了这一历史时刻。</text:span></text:p>
              </text:list-item>
              <text:list-item>
                <text:p text:style-name="P7"><text:span text:style-name="T5">Tāmen dōu zàichǎng, jiànzhèngle zhè yī lìshǐ shíkè.</text:span></text:p>
              </text:list-item>
              <text:list-item>
                <text:p text:style-name="P7"><text:span text:style-name="T5">They were all present, witnessing this historic moment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1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再也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再也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再也 </text:span><text:span text:style-name="T5">(zàiyě)</text:span></text:p>
              </text:list-item>
              <text:list-item>
                <text:p text:style-name="P5"><text:span text:style-name="T5">No Longer / Never Agai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我再也不会犯同样的错误了。</text:span></text:p>
              </text:list-item>
              <text:list-item>
                <text:p text:style-name="P7"><text:span text:style-name="T5">Wǒ zàiyě bù huì fàn tóngyàng de cuòwùle.</text:span></text:p>
              </text:list-item>
              <text:list-item>
                <text:p text:style-name="P7"><text:span text:style-name="T5">I will never make the same mistake again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1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再次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再次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灾区 </text:span><text:span text:style-name="T5">(zāiqū)</text:span></text:p>
              </text:list-item>
              <text:list-item>
                <text:p text:style-name="P5"><text:span text:style-name="T5">Disaster Area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救援人员正在向灾区运送急需的物资。</text:span></text:p>
              </text:list-item>
              <text:list-item>
                <text:p text:style-name="P7"><text:span text:style-name="T5">Jiùyuán rényuán zhèngzài xiàng zāiqū yùnsòng jíxū de wùzī.</text:span></text:p>
              </text:list-item>
              <text:list-item>
                <text:p text:style-name="P7"><text:span text:style-name="T5">Rescue personnel are transporting urgently needed supplies to the disaster area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1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灾区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灾区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灾难 </text:span><text:span text:style-name="T5">(zāinàn)</text:span></text:p>
              </text:list-item>
              <text:list-item>
                <text:p text:style-name="P5"><text:span text:style-name="T5">Calamity / Catastroph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场火灾是一场巨大的灾难。</text:span></text:p>
              </text:list-item>
              <text:list-item>
                <text:p text:style-name="P7"><text:span text:style-name="T5">Zhè chǎng huǒzāi shì yī chǎng jùdà de zāinàn.</text:span></text:p>
              </text:list-item>
              <text:list-item>
                <text:p text:style-name="P7"><text:span text:style-name="T5">The fire was a massive catastrophe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2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灾难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灾难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灾害 </text:span><text:span text:style-name="T5">(zāihài)</text:span></text:p>
              </text:list-item>
              <text:list-item>
                <text:p text:style-name="P5"><text:span text:style-name="T5">Natural Disaste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防范灾害需要采取有效的措施。</text:span></text:p>
              </text:list-item>
              <text:list-item>
                <text:p text:style-name="P7"><text:span text:style-name="T5">Fángfàn zāihài xūyào cǎiqǔ yǒuxiào de cuòshī.</text:span></text:p>
              </text:list-item>
              <text:list-item>
                <text:p text:style-name="P7"><text:span text:style-name="T5">Preventing natural disasters requires effective measure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2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灾害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灾害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灾害 </text:span><text:span text:style-name="T5">(zāihài)</text:span></text:p>
              </text:list-item>
              <text:list-item>
                <text:p text:style-name="P5"><text:span text:style-name="T5">Natural Disaste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防范灾害需要采取有效的措施。</text:span></text:p>
              </text:list-item>
              <text:list-item>
                <text:p text:style-name="P7"><text:span text:style-name="T5">Fángfàn zāihài xūyào cǎiqǔ yǒuxiào de cuòshī.</text:span></text:p>
              </text:list-item>
              <text:list-item>
                <text:p text:style-name="P7"><text:span text:style-name="T5">Preventing natural disasters requires effective measure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2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灾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灾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灾 </text:span><text:span text:style-name="T5">(zāi)</text:span></text:p>
              </text:list-item>
              <text:list-item>
                <text:p text:style-name="P5"><text:span text:style-name="T5">Disaster / Catastroph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地震是一种自然灾害。</text:span></text:p>
              </text:list-item>
              <text:list-item>
                <text:p text:style-name="P7"><text:span text:style-name="T5">Dìzhèn shì yī zhǒng zìrán zāihài.</text:span></text:p>
              </text:list-item>
              <text:list-item>
                <text:p text:style-name="P7"><text:span text:style-name="T5">An earthquake is a natural disaster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2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运行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运行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运行 </text:span><text:span text:style-name="T5">(yùnxíng)</text:span></text:p>
              </text:list-item>
              <text:list-item>
                <text:p text:style-name="P5"><text:span text:style-name="T5">Operate / Ru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电脑程序正在正常运行。</text:span></text:p>
              </text:list-item>
              <text:list-item>
                <text:p text:style-name="P7"><text:span text:style-name="T5">Diànnǎo chéngxù zhèngzài zhèngcháng yùnxíng.</text:span></text:p>
              </text:list-item>
              <text:list-item>
                <text:p text:style-name="P7"><text:span text:style-name="T5">The computer program is running normally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2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运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9"><text:span text:style-name="T3">运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运 </text:span><text:span text:style-name="T5">(yùn)</text:span></text:p>
              </text:list-item>
              <text:list-item>
                <text:p text:style-name="P5"><text:span text:style-name="T5">Transport / Movemen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公共交通是城市中运输的重要组成部分。</text:span></text:p>
              </text:list-item>
              <text:list-item>
                <text:p text:style-name="P7"><text:span text:style-name="T5">Gōnggòng jiāotōng shì chéngshì zhōng yùnshū de zhòngyào zǔchéng bùfèn.</text:span></text:p>
              </text:list-item>
              <text:list-item>
                <text:p text:style-name="P7"><text:span text:style-name="T5">Public transportation is an essential component of urban movement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2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阅览室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阅览室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阅览室 </text:span><text:span text:style-name="T5">(yuèlǎnshì)</text:span></text:p>
              </text:list-item>
              <text:list-item>
                <text:p text:style-name="P5"><text:span text:style-name="T5">Reading Room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图书馆的阅览室提供安静的学习环境。</text:span></text:p>
              </text:list-item>
              <text:list-item>
                <text:p text:style-name="P7"><text:span text:style-name="T5">Túshūguǎn de yuèlǎnshì tígōng ānjìng de xuéxí huánjìng.</text:span></text:p>
              </text:list-item>
              <text:list-item>
                <text:p text:style-name="P7"><text:span text:style-name="T5">The library's reading room provides a quiet study environmen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2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月球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月球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月球 </text:span><text:span text:style-name="T5">(yuèqiú)</text:span></text:p>
              </text:list-item>
              <text:list-item>
                <text:p text:style-name="P5"><text:span text:style-name="T5">Moo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人类已经成功登陆过月球。</text:span></text:p>
              </text:list-item>
              <text:list-item>
                <text:p text:style-name="P7"><text:span text:style-name="T5">Rénlèi yǐjīng chénggōng dēnglùguò yuèqiú.</text:span></text:p>
              </text:list-item>
              <text:list-item>
                <text:p text:style-name="P7"><text:span text:style-name="T5">Humans have successfully landed on the moo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2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月饼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月饼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月饼 </text:span><text:span text:style-name="T5">(yuèbǐng)</text:span></text:p>
              </text:list-item>
              <text:list-item>
                <text:p text:style-name="P5"><text:span text:style-name="T5">Mooncak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中秋节时，人们喜欢吃月饼。</text:span></text:p>
              </text:list-item>
              <text:list-item>
                <text:p text:style-name="P7"><text:span text:style-name="T5">Zhōngqiū Jié shí, rénmen xǐhuān chī yuèbǐng.</text:span></text:p>
              </text:list-item>
              <text:list-item>
                <text:p text:style-name="P7"><text:span text:style-name="T5">During the Mid-Autumn Festival, people enjoy eating mooncake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2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约束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约束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约束 </text:span><text:span text:style-name="T5">(yuēshù)</text:span></text:p>
              </text:list-item>
              <text:list-item>
                <text:p text:style-name="P5"><text:span text:style-name="T5">Restraint / Constrain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法律是对个人行为的一种约束。</text:span></text:p>
              </text:list-item>
              <text:list-item>
                <text:p text:style-name="P7"><text:span text:style-name="T5">Fǎlǜ shì duì gèrén xíngwéi de yī zhǒng yuēshù.</text:span></text:p>
              </text:list-item>
              <text:list-item>
                <text:p text:style-name="P7"><text:span text:style-name="T5">The law is a form of restraint on individual behavior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2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愿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愿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愿 </text:span><text:span text:style-name="T5">(yuàn)</text:span></text:p>
              </text:list-item>
              <text:list-item>
                <text:p text:style-name="P5"><text:span text:style-name="T5">Wish; desir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她表达了对和平的愿望。</text:span></text:p>
              </text:list-item>
              <text:list-item>
                <text:p text:style-name="P7"><text:span text:style-name="T5">Tā biǎodá le duì hépíng de yuànwàng.</text:span></text:p>
              </text:list-item>
              <text:list-item>
                <text:p text:style-name="P7"><text:span text:style-name="T5">She expressed a wish for peac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3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怨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怨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怨 </text:span><text:span text:style-name="T5">(yuàn)</text:span></text:p>
              </text:list-item>
              <text:list-item>
                <text:p text:style-name="P5"><text:span text:style-name="T5">Resentment; blam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她没有任何怨恨，只是默默离开了。</text:span></text:p>
              </text:list-item>
              <text:list-item>
                <text:p text:style-name="P7"><text:span text:style-name="T5">Tā méiyǒu rènhé yuàn'hèn, zhǐshì mòmò líkāi le.</text:span></text:p>
              </text:list-item>
              <text:list-item>
                <text:p text:style-name="P7"><text:span text:style-name="T5">She harbored no resentment; she just quietly lef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3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远处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远处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远处 </text:span><text:span text:style-name="T5">(yuǎn chù)</text:span></text:p>
              </text:list-item>
              <text:list-item>
                <text:p text:style-name="P5"><text:span text:style-name="T5">In the distance; far awa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在山的远处，我们看到了日出的美丽景色。</text:span></text:p>
              </text:list-item>
              <text:list-item>
                <text:p text:style-name="P7"><text:span text:style-name="T5">Zài shān de yuǎn chù, wǒmen kàn dào le rìchū de měilì jǐngsè.</text:span></text:p>
              </text:list-item>
              <text:list-item>
                <text:p text:style-name="P7"><text:span text:style-name="T5">In the distance of the mountains, we saw the beautiful sunris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3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原有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原有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原有 </text:span><text:span text:style-name="T5">(yuányǒu)</text:span></text:p>
              </text:list-item>
              <text:list-item>
                <text:p text:style-name="P5"><text:span text:style-name="T5">Original; pre-existing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项目基于原有的研究成果进行扩展。</text:span></text:p>
              </text:list-item>
              <text:list-item>
                <text:p text:style-name="P7"><text:span text:style-name="T5">Zhège xiàngmù jīyú yuányǒu de yánjiū chéngguǒ jìnxíng kuòzhǎn.</text:span></text:p>
              </text:list-item>
              <text:list-item>
                <text:p text:style-name="P7"><text:span text:style-name="T5">This project is an extension based on the original research finding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3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原先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原先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原先 </text:span><text:span text:style-name="T5">(yuánxiān)</text:span></text:p>
              </text:list-item>
              <text:list-item>
                <text:p text:style-name="P5"><text:span text:style-name="T5">Originally; at firs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原先的计划由于各种原因被取消了。</text:span></text:p>
              </text:list-item>
              <text:list-item>
                <text:p text:style-name="P7"><text:span text:style-name="T5">Yuánxiān de jìhuà yóuyú gè zhǒng yuányīn bèi qǔxiāole.</text:span></text:p>
              </text:list-item>
              <text:list-item>
                <text:p text:style-name="P7"><text:span text:style-name="T5">The original plan was canceled due to various reason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3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原始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原始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原始 </text:span><text:span text:style-name="T5">(yuánshǐ)</text:span></text:p>
              </text:list-item>
              <text:list-item>
                <text:p text:style-name="P5"><text:span text:style-name="T5">Primitive; original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文化遗址展示了人类的原始生活方式。</text:span></text:p>
              </text:list-item>
              <text:list-item>
                <text:p text:style-name="P7"><text:span text:style-name="T5">Zhège wénhuà yízhǐ zhǎnshìle rénleì de yuánshǐ shēnghuó fāngshì.</text:span></text:p>
              </text:list-item>
              <text:list-item>
                <text:p text:style-name="P7"><text:span text:style-name="T5">This cultural site showcases the primitive way of life of human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3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原理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原理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原理 </text:span><text:span text:style-name="T5">(yuánlǐ)</text:span></text:p>
              </text:list-item>
              <text:list-item>
                <text:p text:style-name="P5"><text:span text:style-name="T5">Principle; theor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了解电子原理对工程师非常重要。</text:span></text:p>
              </text:list-item>
              <text:list-item>
                <text:p text:style-name="P7"><text:span text:style-name="T5">Liǎojiě diànzǐ yuánlǐ duì gōngchéngshī fēicháng zhòngyào.</text:span></text:p>
              </text:list-item>
              <text:list-item>
                <text:p text:style-name="P7"><text:span text:style-name="T5">Understanding the principles of electronics is crucial for engineer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3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园林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园林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园林 </text:span><text:span text:style-name="T5">(yuánlín)</text:span></text:p>
              </text:list-item>
              <text:list-item>
                <text:p text:style-name="P5"><text:span text:style-name="T5">Garden; landscap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座城市有许多美丽的园林和公园。</text:span></text:p>
              </text:list-item>
              <text:list-item>
                <text:p text:style-name="P7"><text:span text:style-name="T5">Zhè zuò chéngshì yǒu xǔduō měilì de yuánlín hé gōngyuán.</text:span></text:p>
              </text:list-item>
              <text:list-item>
                <text:p text:style-name="P7"><text:span text:style-name="T5">This city has many beautiful gardens and park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3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元旦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元旦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元旦 </text:span><text:span text:style-name="T5">(yuándàn)</text:span></text:p>
              </text:list-item>
              <text:list-item>
                <text:p text:style-name="P5"><text:span text:style-name="T5">New Year's Da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元旦是一年的开始，人们通常会庆祝这一特殊的日子。</text:span></text:p>
              </text:list-item>
              <text:list-item>
                <text:p text:style-name="P7"><text:span text:style-name="T5">Yuándàn shì yī nián de kāishǐ, rénmen tōngcháng huì qìngzhù zhè yī tèshū de rìzi.</text:span></text:p>
              </text:list-item>
              <text:list-item>
                <text:p text:style-name="P7"><text:span text:style-name="T5">New Year's Day marks the beginning of the year, and people usually celebrate this special da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3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预期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预期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预期 </text:span><text:span text:style-name="T5">(yùqī)</text:span></text:p>
              </text:list-item>
              <text:list-item>
                <text:p text:style-name="P5"><text:span text:style-name="T5">Expectation; anticipatio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对未来充满了希望和预期。</text:span></text:p>
              </text:list-item>
              <text:list-item>
                <text:p text:style-name="P7"><text:span text:style-name="T5">Tā duì wèilái chōngmǎn le xīwàng hé yùqī.</text:span></text:p>
              </text:list-item>
              <text:list-item>
                <text:p text:style-name="P7"><text:span text:style-name="T5">He is filled with hope and anticipation for the futur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3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预备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预备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预备 </text:span><text:span text:style-name="T5">(yùbèi)</text:span></text:p>
              </text:list-item>
              <text:list-item>
                <text:p text:style-name="P5"><text:span text:style-name="T5">Prepare; get read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在比赛开始前，请做好预备工作。</text:span></text:p>
              </text:list-item>
              <text:list-item>
                <text:p text:style-name="P7"><text:span text:style-name="T5">Zài bǐsài kāishǐ qián, qǐng zuòhǎo yùbèi gōngzuò.</text:span></text:p>
              </text:list-item>
              <text:list-item>
                <text:p text:style-name="P7"><text:span text:style-name="T5">Please get ready before the start of the competitio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4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雨水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雨水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雨水 </text:span><text:span text:style-name="T5">(yǔshuǐ)</text:span></text:p>
              </text:list-item>
              <text:list-item>
                <text:p text:style-name="P5"><text:span text:style-name="T5">Rainwate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春天是雨水多的季节。</text:span></text:p>
              </text:list-item>
              <text:list-item>
                <text:p text:style-name="P7"><text:span text:style-name="T5">Chūntiān shì yǔshuǐ duō de jìjié.</text:span></text:p>
              </text:list-item>
              <text:list-item>
                <text:p text:style-name="P7"><text:span text:style-name="T5">Spring is the season with a lot of rainwater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4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羽绒服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羽绒服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羽绒服 </text:span><text:span text:style-name="T5">(yǔróngfú)</text:span></text:p>
              </text:list-item>
              <text:list-item>
                <text:p text:style-name="P5"><text:span text:style-name="T5">Down jacke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在寒冷的冬天，穿羽绒服可以很好地保暖。</text:span></text:p>
              </text:list-item>
              <text:list-item>
                <text:p text:style-name="P7"><text:span text:style-name="T5">Zài hánlěng de dōngtiān, chuān yǔróngfú kěyǐ hěn hǎo de bǎonuǎn.</text:span></text:p>
              </text:list-item>
              <text:list-item>
                <text:p text:style-name="P7"><text:span text:style-name="T5">In the cold winter, wearing a down jacket can keep you warm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4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羽毛球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羽毛球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羽毛球 </text:span><text:span text:style-name="T5">(yǔmáoqiú)</text:span></text:p>
              </text:list-item>
              <text:list-item>
                <text:p text:style-name="P5"><text:span text:style-name="T5">Badminto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周末我们经常一起打羽毛球锻炼身体。</text:span></text:p>
              </text:list-item>
              <text:list-item>
                <text:p text:style-name="P7"><text:span text:style-name="T5">Zhōumò wǒmen jīngcháng yīqǐ dǎ yǔmáoqiú duànliàn shēntǐ.</text:span></text:p>
              </text:list-item>
              <text:list-item>
                <text:p text:style-name="P7"><text:span text:style-name="T5">We often play badminton together on weekends to exercise and stay fi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4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有着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有着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有着 </text:span><text:span text:style-name="T5">(yǒuzhe)</text:span></text:p>
              </text:list-item>
              <text:list-item>
                <text:p text:style-name="P5"><text:span text:style-name="T5">Possessing; having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城市有着丰富的历史和文化遗产。</text:span></text:p>
              </text:list-item>
              <text:list-item>
                <text:p text:style-name="P7"><text:span text:style-name="T5">Zhège chéngshì yǒuzhe fēngfù de lìshǐ hé wénhuà yíchǎn.</text:span></text:p>
              </text:list-item>
              <text:list-item>
                <text:p text:style-name="P7"><text:span text:style-name="T5">This city possesses rich history and cultural heritag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4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有利于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有利于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有利于 </text:span><text:span text:style-name="T5">(yǒulì yú)</text:span></text:p>
              </text:list-item>
              <text:list-item>
                <text:p text:style-name="P5"><text:span text:style-name="T5">Beneficial to; advantageous fo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锻炼身体有利于维持健康。</text:span></text:p>
              </text:list-item>
              <text:list-item>
                <text:p text:style-name="P7"><text:span text:style-name="T5">Duànliàn shēntǐ yǒulì yú wéichí jiànkāng.</text:span></text:p>
              </text:list-item>
              <text:list-item>
                <text:p text:style-name="P7"><text:span text:style-name="T5">Exercising is beneficial for maintaining good health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4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有力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有力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有力 </text:span><text:span text:style-name="T5">(yǒulì)</text:span></text:p>
              </text:list-item>
              <text:list-item>
                <text:p text:style-name="P5"><text:span text:style-name="T5">Powerful; forceful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的演讲很有力，打动了许多听众。</text:span></text:p>
              </text:list-item>
              <text:list-item>
                <text:p text:style-name="P7"><text:span text:style-name="T5">Tā de yǎnjiǎng hěn yǒulì, dǎdòng le xǔduō tīngzhòng.</text:span></text:p>
              </text:list-item>
              <text:list-item>
                <text:p text:style-name="P7"><text:span text:style-name="T5">His speech was powerful and moved many listener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4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有害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有害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有害 </text:span><text:span text:style-name="T5">(yǒuhài)</text:span></text:p>
              </text:list-item>
              <text:list-item>
                <text:p text:style-name="P5"><text:span text:style-name="T5">Harmful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抽烟对健康有害。</text:span></text:p>
              </text:list-item>
              <text:list-item>
                <text:p text:style-name="P7"><text:span text:style-name="T5">Chōuyān duì jiànkāng yǒuhài.</text:span></text:p>
              </text:list-item>
              <text:list-item>
                <text:p text:style-name="P7"><text:span text:style-name="T5">Smoking is harmful to health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4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有毒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有毒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有毒 </text:span><text:span text:style-name="T5">(yǒudú)</text:span></text:p>
              </text:list-item>
              <text:list-item>
                <text:p text:style-name="P5"><text:span text:style-name="T5">Poisonous; toxic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种植物有毒，不要触摸它。</text:span></text:p>
              </text:list-item>
              <text:list-item>
                <text:p text:style-name="P7"><text:span text:style-name="T5">Zhè zhǒng zhíwù yǒudú, bùyào chùmō tā.</text:span></text:p>
              </text:list-item>
              <text:list-item>
                <text:p text:style-name="P7"><text:span text:style-name="T5">This plant is toxic, do not touch i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4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友谊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友谊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友谊 </text:span><text:span text:style-name="T5">(yǒuyì)</text:span></text:p>
              </text:list-item>
              <text:list-item>
                <text:p text:style-name="P5"><text:span text:style-name="T5">Friendship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真正的友谊是经得起时间考验的。</text:span></text:p>
              </text:list-item>
              <text:list-item>
                <text:p text:style-name="P7"><text:span text:style-name="T5">Zhēnzhèng de yǒuyì shì jīng dé qǐ shíjiān kǎoyàn de.</text:span></text:p>
              </text:list-item>
              <text:list-item>
                <text:p text:style-name="P7"><text:span text:style-name="T5">True friendship withstands the test of tim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4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游泳池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游泳池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游泳池 </text:span><text:span text:style-name="T5">(yóuyǒngchí)</text:span></text:p>
              </text:list-item>
              <text:list-item>
                <text:p text:style-name="P5"><text:span text:style-name="T5">Swimming pool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夏天，我们经常去游泳池游泳消暑。</text:span></text:p>
              </text:list-item>
              <text:list-item>
                <text:p text:style-name="P7"><text:span text:style-name="T5">Xiàtiān, wǒmen jīngcháng qù yóuyǒngchí yóuyǒng xiāoshǔ.</text:span></text:p>
              </text:list-item>
              <text:list-item>
                <text:p text:style-name="P7"><text:span text:style-name="T5">In the summer, we often go to the swimming pool to swim and cool off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5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犹豫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犹豫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犹豫 </text:span><text:span text:style-name="T5">(yóuyù)</text:span></text:p>
              </text:list-item>
              <text:list-item>
                <text:p text:style-name="P5"><text:span text:style-name="T5">Hesitate; indecisiv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在做重要决定时，他常常会犹豫不决。</text:span></text:p>
              </text:list-item>
              <text:list-item>
                <text:p text:style-name="P7"><text:span text:style-name="T5">Zài zuò zhòngyào juédìng shí, tā chángcháng huì yóuyù bùjué.</text:span></text:p>
              </text:list-item>
              <text:list-item>
                <text:p text:style-name="P7"><text:span text:style-name="T5">When making important decisions, he often hesitates and is indecisiv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5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由此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由此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由此 </text:span><text:span text:style-name="T5">(yóucǐ)</text:span></text:p>
              </text:list-item>
              <text:list-item>
                <text:p text:style-name="P5"><text:span text:style-name="T5">Thus; therefore; from this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问题的解决方案将由此展开讨论。</text:span></text:p>
              </text:list-item>
              <text:list-item>
                <text:p text:style-name="P7"><text:span text:style-name="T5">Zhège wèntí de jiějué fāng'àn jiāng yóucǐ zhǎnkāi tǎolùn.</text:span></text:p>
              </text:list-item>
              <text:list-item>
                <text:p text:style-name="P7"><text:span text:style-name="T5">The solution to this problem will be discussed from this poin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5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尤其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尤其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严厉 </text:span><text:span text:style-name="T5">(yánlì)</text:span></text:p>
              </text:list-item>
              <text:list-item>
                <text:p text:style-name="P5"><text:span text:style-name="T5">Stern; severe; stric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学校对违纪行为采取严厉的处罚措施。</text:span></text:p>
              </text:list-item>
              <text:list-item>
                <text:p text:style-name="P7"><text:span text:style-name="T5">Xuéxiào duì wéijì xíngwéi cǎiqǔ yánlì de chǔfá cuòshī.</text:span></text:p>
              </text:list-item>
              <text:list-item>
                <text:p text:style-name="P7"><text:span text:style-name="T5">The school takes strict disciplinary measures against violations of rule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5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幽默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幽默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幽默 </text:span><text:span text:style-name="T5">(yōumò)</text:span></text:p>
              </text:list-item>
              <text:list-item>
                <text:p text:style-name="P5"><text:span text:style-name="T5">Humorous; humo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的幽默感总能给人带来快乐。</text:span></text:p>
              </text:list-item>
              <text:list-item>
                <text:p text:style-name="P7"><text:span text:style-name="T5">Tā de yōumò gǎn zǒng néng gěi rén dài lái kuàilè.</text:span></text:p>
              </text:list-item>
              <text:list-item>
                <text:p text:style-name="P7"><text:span text:style-name="T5">His sense of humor always brings joy to peopl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5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优先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优先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优先 </text:span><text:span text:style-name="T5">(yōuxiān)</text:span></text:p>
              </text:list-item>
              <text:list-item>
                <text:p text:style-name="P5"><text:span text:style-name="T5">Priority; give priority to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在紧急情况下，请给予这些任务优先处理。</text:span></text:p>
              </text:list-item>
              <text:list-item>
                <text:p text:style-name="P7"><text:span text:style-name="T5">Zài jǐnjí qíngkuàng xià, qǐng gěi yǔ zhèxiē rènwù yōuxiān chǔlǐ.</text:span></text:p>
              </text:list-item>
              <text:list-item>
                <text:p text:style-name="P7"><text:span text:style-name="T5">In emergency situations, please give priority to handling these task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5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优惠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优惠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优惠 </text:span><text:span text:style-name="T5">(yōuhuì)</text:span></text:p>
              </text:list-item>
              <text:list-item>
                <text:p text:style-name="P5"><text:span text:style-name="T5">Preferential; favorabl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购物时请留意店家的优惠活动，可以省下一些费用。</text:span></text:p>
              </text:list-item>
              <text:list-item>
                <text:p text:style-name="P7"><text:span text:style-name="T5">Gòuwù shí qǐng liúyì diànjiā de yōuhuì huódòng, kěyǐ shěng xià yīxiē fèiyòng.</text:span></text:p>
              </text:list-item>
              <text:list-item>
                <text:p text:style-name="P7"><text:span text:style-name="T5">When shopping, pay attention to the preferential activities offered by the stores; it can save you some expense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5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用于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用于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用于 </text:span><text:span text:style-name="T5">(yòngyú)</text:span></text:p>
              </text:list-item>
              <text:list-item>
                <text:p text:style-name="P5"><text:span text:style-name="T5">Used for; utilized fo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种药物主要是用于治疗感冒的症状。</text:span></text:p>
              </text:list-item>
              <text:list-item>
                <text:p text:style-name="P7"><text:span text:style-name="T5">Zhè zhǒng yàowù zhǔyào shì yòngyú zhìliáo gǎnmào de zhèngzhuàng.</text:span></text:p>
              </text:list-item>
              <text:list-item>
                <text:p text:style-name="P7"><text:span text:style-name="T5">This medication is primarily used for treating symptoms of the common cold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5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用来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用来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用来 </text:span><text:span text:style-name="T5">(yòng lái)</text:span></text:p>
              </text:list-item>
              <text:list-item>
                <text:p text:style-name="P5"><text:span text:style-name="T5">Used for; used to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把刀是用来切蔬菜的。</text:span></text:p>
              </text:list-item>
              <text:list-item>
                <text:p text:style-name="P7"><text:span text:style-name="T5">Zhè bǎ dāo shì yòng lái qiē shūcài de.</text:span></text:p>
              </text:list-item>
              <text:list-item>
                <text:p text:style-name="P7"><text:span text:style-name="T5">This knife is used for cutting vegetable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5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用户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用户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用户 </text:span><text:span text:style-name="T5">(yònghù)</text:span></text:p>
              </text:list-item>
              <text:list-item>
                <text:p text:style-name="P5"><text:span text:style-name="T5">Use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软件有数百万用户在全球使用。</text:span></text:p>
              </text:list-item>
              <text:list-item>
                <text:p text:style-name="P7"><text:span text:style-name="T5">Zhège ruǎnjiàn yǒu shùbǎi wàn yònghù zài quánqiú shǐyòng.</text:span></text:p>
              </text:list-item>
              <text:list-item>
                <text:p text:style-name="P7"><text:span text:style-name="T5">This software has millions of users worldwid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5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用不着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用不着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用不着 </text:span><text:span text:style-name="T5">(yòng bù zháo)</text:span></text:p>
              </text:list-item>
              <text:list-item>
                <text:p text:style-name="P5"><text:span text:style-name="T5">Not need; unnecessar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工具你用不着，我来帮你。</text:span></text:p>
              </text:list-item>
              <text:list-item>
                <text:p text:style-name="P7"><text:span text:style-name="T5">Zhège gōngjù nǐ yòng bù zháo, wǒ lái bāng nǐ.</text:span></text:p>
              </text:list-item>
              <text:list-item>
                <text:p text:style-name="P7"><text:span text:style-name="T5">You don't need this tool; I'll help you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6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拥有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拥有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拥有 </text:span><text:span text:style-name="T5">(yōngyǒu)</text:span></text:p>
              </text:list-item>
              <text:list-item>
                <text:p text:style-name="P5"><text:span text:style-name="T5">Possess; own; hav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她拥有一双美丽的大眼睛。</text:span></text:p>
              </text:list-item>
              <text:list-item>
                <text:p text:style-name="P7"><text:span text:style-name="T5">Tā yōngyǒu yī shuāng měilì de dà yǎnjīng.</text:span></text:p>
              </text:list-item>
              <text:list-item>
                <text:p text:style-name="P7"><text:span text:style-name="T5">She has a pair of beautiful big eye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6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拥抱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拥抱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拥抱 </text:span><text:span text:style-name="T5">(yōngbào)</text:span></text:p>
              </text:list-item>
              <text:list-item>
                <text:p text:style-name="P5"><text:span text:style-name="T5">Embrace; hug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在困难时刻，一个温暖的拥抱可以带来安慰。</text:span></text:p>
              </text:list-item>
              <text:list-item>
                <text:p text:style-name="P7"><text:span text:style-name="T5">Zài kùnnán shíkè, yī gè wēnnuǎn de yōngbào kěyǐ dài lái ānwèi.</text:span></text:p>
              </text:list-item>
              <text:list-item>
                <text:p text:style-name="P7"><text:span text:style-name="T5">In difficult times, a warm embrace can bring comfor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6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硬件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硬件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硬件 </text:span><text:span text:style-name="T5">(yìngjiàn)</text:span></text:p>
              </text:list-item>
              <text:list-item>
                <text:p text:style-name="P5"><text:span text:style-name="T5">Hardwar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台电脑的硬件配置非常强大。</text:span></text:p>
              </text:list-item>
              <text:list-item>
                <text:p text:style-name="P7"><text:span text:style-name="T5">Zhè tái diànnǎo de yìngjiàn pèizhì fēicháng qiángdà.</text:span></text:p>
              </text:list-item>
              <text:list-item>
                <text:p text:style-name="P7"><text:span text:style-name="T5">The hardware configuration of this computer is very powerful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6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硬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硬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硬 </text:span><text:span text:style-name="T5">(yìng)</text:span></text:p>
              </text:list-item>
              <text:list-item>
                <text:p text:style-name="P5"><text:span text:style-name="T5">Hard; firm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枕头太硬，我不太舒服。</text:span></text:p>
              </text:list-item>
              <text:list-item>
                <text:p text:style-name="P7"><text:span text:style-name="T5">Zhège zhěntou tài yìng, wǒ bù tài shūfu.</text:span></text:p>
              </text:list-item>
              <text:list-item>
                <text:p text:style-name="P7"><text:span text:style-name="T5">This pillow is too hard; it's not very comfortable for m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6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应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应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应 </text:span><text:span text:style-name="T5">(yīng)</text:span></text:p>
              </text:list-item>
              <text:list-item>
                <text:p text:style-name="P5"><text:span text:style-name="T5">Should; ought to; mus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你应该尽快完成这项任务。</text:span></text:p>
              </text:list-item>
              <text:list-item>
                <text:p text:style-name="P7"><text:span text:style-name="T5">Nǐ yīnggāi jìnkuài wánchéng zhè xiàng rènwù.</text:span></text:p>
              </text:list-item>
              <text:list-item>
                <text:p text:style-name="P7"><text:span text:style-name="T5">You should complete this task as soon as possibl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6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印刷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印刷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印刷 </text:span><text:span text:style-name="T5">(yìnshuā)</text:span></text:p>
              </text:list-item>
              <text:list-item>
                <text:p text:style-name="P5"><text:span text:style-name="T5">Print; printing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份文件需要进行印刷，以备将来参考。</text:span></text:p>
              </text:list-item>
              <text:list-item>
                <text:p text:style-name="P7"><text:span text:style-name="T5">Zhè fèn wénjiàn xūyào jìnxíng yìnshuā, yǐ bèi jiānglái cānkǎo.</text:span></text:p>
              </text:list-item>
              <text:list-item>
                <text:p text:style-name="P7"><text:span text:style-name="T5">This document needs to be printed for future referenc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6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饮食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饮食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饮食 </text:span><text:span text:style-name="T5">(yǐnshí)</text:span></text:p>
              </text:list-item>
              <text:list-item>
                <text:p text:style-name="P5"><text:span text:style-name="T5">Diet; food and drink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健康的饮食是保持身体健康的重要因素。</text:span></text:p>
              </text:list-item>
              <text:list-item>
                <text:p text:style-name="P7"><text:span text:style-name="T5">Jiànkāng de yǐnshí shì bǎochí shēntǐ jiànkāng de zhòngyào yīnsù.</text:span></text:p>
              </text:list-item>
              <text:list-item>
                <text:p text:style-name="P7"><text:span text:style-name="T5">A healthy diet is an important factor in maintaining good health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6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饮料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饮料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饮料 </text:span><text:span text:style-name="T5">(yǐnliào)</text:span></text:p>
              </text:list-item>
              <text:list-item>
                <text:p text:style-name="P5"><text:span text:style-name="T5">Beverage; drinks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夏天喝一些清凉的饮料是非常愉快的事情。</text:span></text:p>
              </text:list-item>
              <text:list-item>
                <text:p text:style-name="P7"><text:span text:style-name="T5">Xiàtiān hē yīxiē qīngliáng de yǐnliào shì fēicháng yúkuài de shìqíng.</text:span></text:p>
              </text:list-item>
              <text:list-item>
                <text:p text:style-name="P7"><text:span text:style-name="T5">Drinking some refreshing beverages in the summer is a very pleasant thing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6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因而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因而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因而 </text:span><text:span text:style-name="T5">(yīn'ér)</text:span></text:p>
              </text:list-item>
              <text:list-item>
                <text:p text:style-name="P5"><text:span text:style-name="T5">Therefore; thus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努力学习，因而取得了好成绩。</text:span></text:p>
              </text:list-item>
              <text:list-item>
                <text:p text:style-name="P7"><text:span text:style-name="T5">Tā nǔlì xuéxí, yīn'ér qǔdé le hǎo chéngjī.</text:span></text:p>
              </text:list-item>
              <text:list-item>
                <text:p text:style-name="P7"><text:span text:style-name="T5">He studied hard, and thus achieved good result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6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意志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意志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意志 </text:span><text:span text:style-name="T5">(yìzhì)</text:span></text:p>
              </text:list-item>
              <text:list-item>
                <text:p text:style-name="P5"><text:span text:style-name="T5">Will; determinatio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只要有坚定的意志，就能克服困难。</text:span></text:p>
              </text:list-item>
              <text:list-item>
                <text:p text:style-name="P7"><text:span text:style-name="T5">Zhǐyào yǒu jiāndìng de yìzhì, jiù néng kèfú kùnnán.</text:span></text:p>
              </text:list-item>
              <text:list-item>
                <text:p text:style-name="P7"><text:span text:style-name="T5">With a strong will, one can overcome difficultie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7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意味着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意味着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意味着 </text:span><text:span text:style-name="T5">(yìwèi zhe)</text:span></text:p>
              </text:list-item>
              <text:list-item>
                <text:p text:style-name="P5"><text:span text:style-name="T5">Mean; signif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她的微笑意味着她对这个消息感到高兴。</text:span></text:p>
              </text:list-item>
              <text:list-item>
                <text:p text:style-name="P7"><text:span text:style-name="T5">Tā de wēixiào yìwèi zhe tā duì zhège xiāoxī gǎndào gāoxìng.</text:span></text:p>
              </text:list-item>
              <text:list-item>
                <text:p text:style-name="P7"><text:span text:style-name="T5">Her smile signifies that she is happy about the new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7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意识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意识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意识 </text:span><text:span text:style-name="T5">(yìshí)</text:span></text:p>
              </text:list-item>
              <text:list-item>
                <text:p text:style-name="P5"><text:span text:style-name="T5">Consciousness; awareness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保持交通安全意识是每个司机的责任。</text:span></text:p>
              </text:list-item>
              <text:list-item>
                <text:p text:style-name="P7"><text:span text:style-name="T5">Bǎochí jiāotōng ānquán yìshí shì měi gè sījī de zérèn.</text:span></text:p>
              </text:list-item>
              <text:list-item>
                <text:p text:style-name="P7"><text:span text:style-name="T5">Maintaining awareness of traffic safety is the responsibility of every driver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7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一身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一身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一身 </text:span><text:span text:style-name="T5">(yīshēn)</text:span></text:p>
              </text:list-item>
              <text:list-item>
                <text:p text:style-name="P5"><text:span text:style-name="T5">All over; all over one's body; all-in-on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穿着一身黑色的西装显得非常帅气。</text:span></text:p>
              </text:list-item>
              <text:list-item>
                <text:p text:style-name="P7"><text:span text:style-name="T5">Tā chuānzhuó yīshēn hēisè de xīzhuāng xiǎnde fēicháng shuàiqì.</text:span></text:p>
              </text:list-item>
              <text:list-item>
                <text:p text:style-name="P7"><text:span text:style-name="T5">He looks very handsome in an all-black sui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7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一口气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一口气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一口气 </text:span><text:span text:style-name="T5">(yī kǒu qì)</text:span></text:p>
              </text:list-item>
              <text:list-item>
                <text:p text:style-name="P5"><text:span text:style-name="T5">In one breath; without a break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跑了十公里，一口气没停。</text:span></text:p>
              </text:list-item>
              <text:list-item>
                <text:p text:style-name="P7"><text:span text:style-name="T5">Tā pǎo le shí gōnglǐ, yī kǒu qì méi tíng.</text:span></text:p>
              </text:list-item>
              <text:list-item>
                <text:p text:style-name="P7"><text:span text:style-name="T5">He ran ten kilometers without stopping, all in one breath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7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以往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以往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以往 </text:span><text:span text:style-name="T5">(yǐwǎng)</text:span></text:p>
              </text:list-item>
              <text:list-item>
                <text:p text:style-name="P5"><text:span text:style-name="T5">In the past; formerl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以往的经验对解决问题很有帮助。</text:span></text:p>
              </text:list-item>
              <text:list-item>
                <text:p text:style-name="P7"><text:span text:style-name="T5">Yǐwǎng de jīngyàn duì jiějué wèntí hěn yǒu bāngzhù.</text:span></text:p>
              </text:list-item>
              <text:list-item>
                <text:p text:style-name="P7"><text:span text:style-name="T5">Past experiences are very helpful in problem-solving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7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以便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以便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以便 </text:span><text:span text:style-name="T5">(yǐbiàn)</text:span></text:p>
              </text:list-item>
              <text:list-item>
                <text:p text:style-name="P5"><text:span text:style-name="T5">In order to; so tha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请提前准备好材料，以便顺利进行会议。</text:span></text:p>
              </text:list-item>
              <text:list-item>
                <text:p text:style-name="P7"><text:span text:style-name="T5">Qǐng tíqián zhǔnbèi hǎo cáiliào, yǐbiàn shùnlì jìnxíng huìyì.</text:span></text:p>
              </text:list-item>
              <text:list-item>
                <text:p text:style-name="P7"><text:span text:style-name="T5">Please prepare the materials in advance so that the meeting can proceed smoothl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7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乙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乙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乙 </text:span><text:span text:style-name="T5">(yǐ)</text:span></text:p>
              </text:list-item>
              <text:list-item>
                <text:p text:style-name="P5"><text:span text:style-name="T5">Second (in a sequence); the second heavenly stem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考试分为甲乙两部分。</text:span></text:p>
              </text:list-item>
              <text:list-item>
                <text:p text:style-name="P7"><text:span text:style-name="T5">Zhège kǎoshì fēnwéi jiǎ yǐ liǎng bùfen.</text:span></text:p>
              </text:list-item>
              <text:list-item>
                <text:p text:style-name="P7"><text:span text:style-name="T5">This exam is divided into two parts, A and B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7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一向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一向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一向 </text:span><text:span text:style-name="T5">(yīxiàng)</text:span></text:p>
              </text:list-item>
              <text:list-item>
                <text:p text:style-name="P5"><text:span text:style-name="T5">Always; all along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一向都很守时，从不迟到。</text:span></text:p>
              </text:list-item>
              <text:list-item>
                <text:p text:style-name="P7"><text:span text:style-name="T5">Tā yīxiàng dōu hěn shǒushí, cóng bù chídào.</text:span></text:p>
              </text:list-item>
              <text:list-item>
                <text:p text:style-name="P7"><text:span text:style-name="T5">He has always been punctual and never arrives lat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7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一下子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一下子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一下子 </text:span><text:span text:style-name="T5">(yīxiàzi)</text:span></text:p>
              </text:list-item>
              <text:list-item>
                <text:p text:style-name="P5"><text:span text:style-name="T5">In a moment; all at onc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们一下子解决了所有的问题。</text:span></text:p>
              </text:list-item>
              <text:list-item>
                <text:p text:style-name="P7"><text:span text:style-name="T5">Tāmen yīxiàzi jiějué le suǒyǒu de wèntí.</text:span></text:p>
              </text:list-item>
              <text:list-item>
                <text:p text:style-name="P7"><text:span text:style-name="T5">They solved all the problems in a momen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7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一下儿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一下儿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一下儿 </text:span><text:span text:style-name="T5">(yīxiàr)</text:span></text:p>
              </text:list-item>
              <text:list-item>
                <text:p text:style-name="P5"><text:span text:style-name="T5">For a while; a short momen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一下儿停顿了，然后继续说下去。</text:span></text:p>
              </text:list-item>
              <text:list-item>
                <text:p text:style-name="P7"><text:span text:style-name="T5">Tā yīxiàr tíngdùn le, ránhòu jìxù shuō xiàqù.</text:span></text:p>
              </text:list-item>
              <text:list-item>
                <text:p text:style-name="P7"><text:span text:style-name="T5">He paused for a while and then continued speaking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8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一路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一路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一路 </text:span><text:span text:style-name="T5">(yīlù)</text:span></text:p>
              </text:list-item>
              <text:list-item>
                <text:p text:style-name="P5"><text:span text:style-name="T5">All the way; along the wa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我们一路走来，共同经历了许多困难和欢乐。</text:span></text:p>
              </text:list-item>
              <text:list-item>
                <text:p text:style-name="P7"><text:span text:style-name="T5">Wǒmen yīlù zǒu lái, gòngtóng jīnglìle xǔduō kùnnán hé huānlè.</text:span></text:p>
              </text:list-item>
              <text:list-item>
                <text:p text:style-name="P7"><text:span text:style-name="T5">We've come a long way, experiencing many challenges and joys together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8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一句话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一句话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一句话 </text:span><text:span text:style-name="T5">(yījùhuà)</text:span></text:p>
              </text:list-item>
              <text:list-item>
                <text:p text:style-name="P5"><text:span text:style-name="T5">In a word; in a nutshell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问题很复杂，不能简单用一句话来解释。</text:span></text:p>
              </text:list-item>
              <text:list-item>
                <text:p text:style-name="P7"><text:span text:style-name="T5">Zhège wèntí hěn fùzá, bùnéng jiǎndān yòng yījùhuà lái jiěshì.</text:span></text:p>
              </text:list-item>
              <text:list-item>
                <text:p text:style-name="P7"><text:span text:style-name="T5">This issue is complex and cannot be explained in a single sentenc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8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一旦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一旦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一旦 </text:span><text:span text:style-name="T5">(yīdàn)</text:span></text:p>
              </text:list-item>
              <text:list-item>
                <text:p text:style-name="P5"><text:span text:style-name="T5">Once; in cas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一旦发生紧急情况，请立即报警。</text:span></text:p>
              </text:list-item>
              <text:list-item>
                <text:p text:style-name="P7"><text:span text:style-name="T5">Yīdàn fāshēng jǐnjí qíngkuàng, qǐng lìjí bàojǐng.</text:span></text:p>
              </text:list-item>
              <text:list-item>
                <text:p text:style-name="P7"><text:span text:style-name="T5">In case of an emergency, please call the police immediatel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8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一带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一带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一带 </text:span><text:span text:style-name="T5">(yīdài)</text:span></text:p>
              </text:list-item>
              <text:list-item>
                <text:p text:style-name="P5"><text:span text:style-name="T5">Area; regio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城市的一带风景优美，吸引了很多游客。</text:span></text:p>
              </text:list-item>
              <text:list-item>
                <text:p text:style-name="P7"><text:span text:style-name="T5">Zhège chéngshì de yīdài fēngjǐng yōuměi, xīyǐnle hěnduō yóukè.</text:span></text:p>
              </text:list-item>
              <text:list-item>
                <text:p text:style-name="P7"><text:span text:style-name="T5">The area around this city has beautiful scenery, attracting many tourist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8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一辈子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一辈子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一辈子 </text:span><text:span text:style-name="T5">(yībèizi)</text:span></text:p>
              </text:list-item>
              <text:list-item>
                <text:p text:style-name="P5"><text:span text:style-name="T5">A lifetime; all one's lif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我们可以一辈子都在一起。</text:span></text:p>
              </text:list-item>
              <text:list-item>
                <text:p text:style-name="P7"><text:span text:style-name="T5">Wǒmen kěyǐ yībèizi dōu zài yīqǐ.</text:span></text:p>
              </text:list-item>
              <text:list-item>
                <text:p text:style-name="P7"><text:span text:style-name="T5">We can be together for a lifetim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8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依照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依照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依照 </text:span><text:span text:style-name="T5">(yīzhào)</text:span></text:p>
              </text:list-item>
              <text:list-item>
                <text:p text:style-name="P5"><text:span text:style-name="T5">According to; in accordance with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请依照说明书的指导正确使用这个产品。</text:span></text:p>
              </text:list-item>
              <text:list-item>
                <text:p text:style-name="P7"><text:span text:style-name="T5">Qǐng yīzhào shuōmíngshū de zhǐdǎo zhèngquè shǐyòng zhège chǎnpǐn.</text:span></text:p>
              </text:list-item>
              <text:list-item>
                <text:p text:style-name="P7"><text:span text:style-name="T5">Please use this product correctly according to the instruction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8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依据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依据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依据 </text:span><text:span text:style-name="T5">(yījù)</text:span></text:p>
              </text:list-item>
              <text:list-item>
                <text:p text:style-name="P5"><text:span text:style-name="T5">Basis; according to; in light of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决策应该是科学依据和实际情况综合考虑的结果。</text:span></text:p>
              </text:list-item>
              <text:list-item>
                <text:p text:style-name="P7"><text:span text:style-name="T5">Juécè yīnggāi shì kēxué yījù hé shíjì qíngkuàng zōnghé kǎolǜ de jiéguǒ.</text:span></text:p>
              </text:list-item>
              <text:list-item>
                <text:p text:style-name="P7"><text:span text:style-name="T5">Decision-making should be the result of a comprehensive consideration of scientific basis and practical situation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8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依旧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依旧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依旧 </text:span><text:span text:style-name="T5">(yījiù)</text:span></text:p>
              </text:list-item>
              <text:list-item>
                <text:p text:style-name="P5"><text:span text:style-name="T5">As before; still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多年过去了，这里的风景依旧美丽。</text:span></text:p>
              </text:list-item>
              <text:list-item>
                <text:p text:style-name="P7"><text:span text:style-name="T5">Duō nián guòqù le, zhèlǐ de fēngjǐng yījiù měilì.</text:span></text:p>
              </text:list-item>
              <text:list-item>
                <text:p text:style-name="P7"><text:span text:style-name="T5">Many years have passed, and the scenery here is still beautiful as befor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8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依法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依法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依法 </text:span><text:span text:style-name="T5">(yīfǎ)</text:span></text:p>
              </text:list-item>
              <text:list-item>
                <text:p text:style-name="P5"><text:span text:style-name="T5">According to the law; in accordance with the law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所有公民都有依法享有的权利和义务。</text:span></text:p>
              </text:list-item>
              <text:list-item>
                <text:p text:style-name="P7"><text:span text:style-name="T5">Suǒyǒu gōngmín dōu yǒu yīfǎ xiǎngyǒu de quánlì hé yìwù.</text:span></text:p>
              </text:list-item>
              <text:list-item>
                <text:p text:style-name="P7"><text:span text:style-name="T5">All citizens have rights and duties according to the law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8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一流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一流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一流 </text:span><text:span text:style-name="T5">(yīliú)</text:span></text:p>
              </text:list-item>
              <text:list-item>
                <text:p text:style-name="P5"><text:span text:style-name="T5">First-rate; top-notch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家餐厅提供一流的服务和美味的菜肴。</text:span></text:p>
              </text:list-item>
              <text:list-item>
                <text:p text:style-name="P7"><text:span text:style-name="T5">Zhè jiā cāntīng tígōng yīliú de fúwù hé měiwèi de càiyáo.</text:span></text:p>
              </text:list-item>
              <text:list-item>
                <text:p text:style-name="P7"><text:span text:style-name="T5">This restaurant provides first-rate service and delicious dishe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9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夜间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夜间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夜间 </text:span><text:span text:style-name="T5">(yèjiān)</text:span></text:p>
              </text:list-item>
              <text:list-item>
                <text:p text:style-name="P5"><text:span text:style-name="T5">At night; during the nigh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夜间行驶时，请注意安全驾驶。</text:span></text:p>
              </text:list-item>
              <text:list-item>
                <text:p text:style-name="P7"><text:span text:style-name="T5">Yèjiān xíngshǐ shí, qǐng zhùyì ānquán jiàshǐ.</text:span></text:p>
              </text:list-item>
              <text:list-item>
                <text:p text:style-name="P7"><text:span text:style-name="T5">Please drive safely at nigh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9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业务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业务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业务 </text:span><text:span text:style-name="T5">(yèwù)</text:span></text:p>
              </text:list-item>
              <text:list-item>
                <text:p text:style-name="P5"><text:span text:style-name="T5">Business; operatio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负责公司的营销业务。</text:span></text:p>
              </text:list-item>
              <text:list-item>
                <text:p text:style-name="P7"><text:span text:style-name="T5">Tā fùzé gōngsī de yíngxiāo yèwù.</text:span></text:p>
              </text:list-item>
              <text:list-item>
                <text:p text:style-name="P7"><text:span text:style-name="T5">He is in charge of the company's marketing busines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9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也好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也好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也好 </text:span><text:span text:style-name="T5">(yě hǎo)</text:span></text:p>
              </text:list-item>
              <text:list-item>
                <text:p text:style-name="P5"><text:span text:style-name="T5">It's also fine; it's also good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你想吃中餐还是西餐，都可以，我都喜欢。也好。</text:span></text:p>
              </text:list-item>
              <text:list-item>
                <text:p text:style-name="P7"><text:span text:style-name="T5">Nǐ xiǎng chī zhōngcān háishì xīcān, dōu kěyǐ, wǒ dōu xǐhuān. Yě hǎo.</text:span></text:p>
              </text:list-item>
              <text:list-item>
                <text:p text:style-name="P7"><text:span text:style-name="T5">Whether you want to eat Chinese or Western food, it's fine with me. Either is good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9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咬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咬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咬 </text:span><text:span text:style-name="T5">(yǎo)</text:span></text:p>
              </text:list-item>
              <text:list-item>
                <text:p text:style-name="P5"><text:span text:style-name="T5">Bit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小狗很调皮，经常咬东西。</text:span></text:p>
              </text:list-item>
              <text:list-item>
                <text:p text:style-name="P7"><text:span text:style-name="T5">Xiǎo gǒu hěn tiáopí, jīngcháng yǎo dōngxi.</text:span></text:p>
              </text:list-item>
              <text:list-item>
                <text:p text:style-name="P7"><text:span text:style-name="T5">The puppy is very naughty and often bites thing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9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摇头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摇头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摇头 </text:span><text:span text:style-name="T5">(yáotóu)</text:span></text:p>
              </text:list-item>
              <text:list-item>
                <text:p text:style-name="P5"><text:span text:style-name="T5">Shake head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听到这个消息时，不禁摇头感到惋惜。</text:span></text:p>
              </text:list-item>
              <text:list-item>
                <text:p text:style-name="P7"><text:span text:style-name="T5">Tā tīngdào zhège xiāoxī shí, bùjīn yáotóu gǎndào wǎnxī.</text:span></text:p>
              </text:list-item>
              <text:list-item>
                <text:p text:style-name="P7"><text:span text:style-name="T5">Upon hearing the news, he couldn't help but shake his head in regre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9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邀请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邀请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邀请 </text:span><text:span text:style-name="T5">(yāoqǐng)</text:span></text:p>
              </text:list-item>
              <text:list-item>
                <text:p text:style-name="P5"><text:span text:style-name="T5">Invite; invitatio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我收到了一份婚礼的邀请函。</text:span></text:p>
              </text:list-item>
              <text:list-item>
                <text:p text:style-name="P7"><text:span text:style-name="T5">Wǒ shōudào le yī fèn hūnlǐ de yāoqǐng hán.</text:span></text:p>
              </text:list-item>
              <text:list-item>
                <text:p text:style-name="P7"><text:span text:style-name="T5">I received an invitation to a wedding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9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眼光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眼光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眼光 </text:span><text:span text:style-name="T5">(yǎnguāng)</text:span></text:p>
              </text:list-item>
              <text:list-item>
                <text:p text:style-name="P5"><text:span text:style-name="T5">Insight; visio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有远见的领导者具有敏锐的眼光，能看到未来的发展方向。</text:span></text:p>
              </text:list-item>
              <text:list-item>
                <text:p text:style-name="P7"><text:span text:style-name="T5">Yǒu yuǎnjiàn de lǐngdǎozhě jùyǒu mǐnruì de yǎnguāng, néng kàn dào wèilái de fāzhǎn fāngxiàng.</text:span></text:p>
              </text:list-item>
              <text:list-item>
                <text:p text:style-name="P7"><text:span text:style-name="T5">Visionary leaders have a keen insight and can see the future development directio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9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研究所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研究所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研究所 </text:span><text:span text:style-name="T5">(yánjiūsuǒ)</text:span></text:p>
              </text:list-item>
              <text:list-item>
                <text:p text:style-name="P5"><text:span text:style-name="T5">Research institut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在一家著名的科研研究所工作。</text:span></text:p>
              </text:list-item>
              <text:list-item>
                <text:p text:style-name="P7"><text:span text:style-name="T5">Tā zài yī jiā zhùmíng de kēyán yánjiūsuǒ gōngzuò.</text:span></text:p>
              </text:list-item>
              <text:list-item>
                <text:p text:style-name="P7"><text:span text:style-name="T5">He works at a renowned scientific research institut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9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言语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言语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言语 </text:span><text:span text:style-name="T5">(yányǔ)</text:span></text:p>
              </text:list-item>
              <text:list-item>
                <text:p text:style-name="P5"><text:span text:style-name="T5">Speech; words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的言语非常有说服力，能够打动人心。</text:span></text:p>
              </text:list-item>
              <text:list-item>
                <text:p text:style-name="P7"><text:span text:style-name="T5">Tā de yányǔ fēicháng yǒu shuōfúlì, nénggòu dǎdòng rénxīn.</text:span></text:p>
              </text:list-item>
              <text:list-item>
                <text:p text:style-name="P7"><text:span text:style-name="T5">His words are very persuasive and can move people's heart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9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严肃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严肃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严肃 </text:span><text:span text:style-name="T5">(yánsù)</text:span></text:p>
              </text:list-item>
              <text:list-item>
                <text:p text:style-name="P5"><text:span text:style-name="T5">Solemn; serious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在庄重的场合，他总是显得很严肃。</text:span></text:p>
              </text:list-item>
              <text:list-item>
                <text:p text:style-name="P7"><text:span text:style-name="T5">Zài zhuāngzhòng de chǎnghé, tā zǒngshì xiǎnde hěn yánsù.</text:span></text:p>
              </text:list-item>
              <text:list-item>
                <text:p text:style-name="P7"><text:span text:style-name="T5">In formal occasions, he always appears very solem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0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严厉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严厉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严厉 </text:span><text:span text:style-name="T5">(yánlì)</text:span></text:p>
              </text:list-item>
              <text:list-item>
                <text:p text:style-name="P5"><text:span text:style-name="T5">Severe; ster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对待违纪行为非常严厉。</text:span></text:p>
              </text:list-item>
              <text:list-item>
                <text:p text:style-name="P7"><text:span text:style-name="T5">Tā duìdài wéijì xíngwéi fēicháng yánlì.</text:span></text:p>
              </text:list-item>
              <text:list-item>
                <text:p text:style-name="P7"><text:span text:style-name="T5">He is very severe in dealing with disciplinary violation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0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延伸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延伸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延伸 </text:span><text:span text:style-name="T5">(yánshēn)</text:span></text:p>
              </text:list-item>
              <text:list-item>
                <text:p text:style-name="P5"><text:span text:style-name="T5">Extend; stretch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条道路将延伸到城市的边缘地区。</text:span></text:p>
              </text:list-item>
              <text:list-item>
                <text:p text:style-name="P7"><text:span text:style-name="T5">Zhè tiáo dàolù jiāng yánshēn dào chéngshì de biānyuán dìqū.</text:span></text:p>
              </text:list-item>
              <text:list-item>
                <text:p text:style-name="P7"><text:span text:style-name="T5">This road will extend to the outskirts of the city.</text:span></text:p>
              </text:list-item>
            </text:list>
            <text:p text:style-name="P6"><text:span text:style-name="T6"/></text:p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0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亚军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亚军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亚军 </text:span><text:span text:style-name="T5">(yàjūn)</text:span></text:p>
              </text:list-item>
              <text:list-item>
                <text:p text:style-name="P5"><text:span text:style-name="T5">Runner-up; second plac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在比赛中获得了亚军。</text:span></text:p>
              </text:list-item>
              <text:list-item>
                <text:p text:style-name="P7"><text:span text:style-name="T5">Tā zài bǐsài zhōng huòdé le yàjūn.</text:span></text:p>
              </text:list-item>
              <text:list-item>
                <text:p text:style-name="P7"><text:span text:style-name="T5">He won the runner-up in the competition.</text:span></text:p>
              </text:list-item>
            </text:list>
            <text:p text:style-name="P6"><text:span text:style-name="T6"/></text:p>
            <text:p text:style-name="P6"><text:span text:style-name="T8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0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鸭子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鸭子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鸭子 </text:span><text:span text:style-name="T5">(yāzi)</text:span></text:p>
              </text:list-item>
              <text:list-item>
                <text:p text:style-name="P5"><text:span text:style-name="T5">Duck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我喜欢吃烤鸭子，尤其是北京烤鸭。</text:span></text:p>
              </text:list-item>
              <text:list-item>
                <text:p text:style-name="P7"><text:span text:style-name="T5">Wǒ xǐhuān chī kǎo yāzi, yóuqí shì Běijīng kǎo yā.</text:span></text:p>
              </text:list-item>
              <text:list-item>
                <text:p text:style-name="P7"><text:span text:style-name="T5">I like to eat roast duck, especially Beijing roast duck.</text:span></text:p>
              </text:list-item>
            </text:list>
            <text:p text:style-name="P6"><text:span text:style-name="T6"/></text:p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0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押金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押金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押金 </text:span><text:span text:style-name="T5">(yājīn)</text:span></text:p>
              </text:list-item>
              <text:list-item>
                <text:p text:style-name="P5"><text:span text:style-name="T5">Deposi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租房时通常需要交付一笔押金作为保证。</text:span></text:p>
              </text:list-item>
              <text:list-item>
                <text:p text:style-name="P7"><text:span text:style-name="T5">Zūfáng shí tōngcháng xūyào jiāofù yī bǐ yājīn zuòwéi bǎozhèng.</text:span></text:p>
              </text:list-item>
              <text:list-item>
                <text:p text:style-name="P7"><text:span text:style-name="T5">When renting a house, it is common to pay a deposit as security.</text:span></text:p>
              </text:list-item>
            </text:list>
            <text:p text:style-name="P6"><text:span text:style-name="T6"/></text:p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0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询问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询问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询问 </text:span><text:span text:style-name="T5">(xúnwèn)</text:span></text:p>
              </text:list-item>
              <text:list-item>
                <text:p text:style-name="P5"><text:span text:style-name="T5">Inquire; ask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如果有任何问题，请随时询问。</text:span></text:p>
              </text:list-item>
              <text:list-item>
                <text:p text:style-name="P7"><text:span text:style-name="T5">Rúguǒ yǒu rènhé wèntí, qǐng suíshí xúnwèn.</text:span></text:p>
              </text:list-item>
              <text:list-item>
                <text:p text:style-name="P7"><text:span text:style-name="T5">If you have any questions, feel free to inquire at any tim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0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寻求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寻求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寻求 </text:span><text:span text:style-name="T5">(xúnqiú)</text:span></text:p>
              </text:list-item>
              <text:list-item>
                <text:p text:style-name="P5"><text:span text:style-name="T5">Seek; look fo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一直在寻求更好的发展机会。</text:span></text:p>
              </text:list-item>
              <text:list-item>
                <text:p text:style-name="P7"><text:span text:style-name="T5">Tā yīzhí zài xúnqiú gèng hǎo de fāzhǎn jīhuì.</text:span></text:p>
              </text:list-item>
              <text:list-item>
                <text:p text:style-name="P7"><text:span text:style-name="T5">He has been seeking better career opportunitie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0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学者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学者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学者 </text:span><text:span text:style-name="T5">(xuézhě)</text:span></text:p>
              </text:list-item>
              <text:list-item>
                <text:p text:style-name="P5"><text:span text:style-name="T5">Schola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位学者在研究领域取得了重要的成就。</text:span></text:p>
              </text:list-item>
              <text:list-item>
                <text:p text:style-name="P7"><text:span text:style-name="T5">Zhè wèi xuézhě zài yánjiū lǐngyù qǔdé le zhòngyào de chéngjiù.</text:span></text:p>
              </text:list-item>
              <text:list-item>
                <text:p text:style-name="P7"><text:span text:style-name="T5">This scholar has achieved significant accomplishments in the research field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0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学位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学位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学位 </text:span><text:span text:style-name="T5">(xuéwèi)</text:span></text:p>
              </text:list-item>
              <text:list-item>
                <text:p text:style-name="P5"><text:span text:style-name="T5">Academic degre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在大学获得了经济学学士学位。</text:span></text:p>
              </text:list-item>
              <text:list-item>
                <text:p text:style-name="P7"><text:span text:style-name="T5">Tā zài dàxué huòdé le jīngjì xué bǎchélár xuéwèi.</text:span></text:p>
              </text:list-item>
              <text:list-item>
                <text:p text:style-name="P7"><text:span text:style-name="T5">He earned a bachelor's degree in economics from the universit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0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学科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学科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学科 </text:span><text:span text:style-name="T5">(xuékē)</text:span></text:p>
              </text:list-item>
              <text:list-item>
                <text:p text:style-name="P5"><text:span text:style-name="T5">Academic discipline; subjec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在大学主修计算机科学这个学科。</text:span></text:p>
              </text:list-item>
              <text:list-item>
                <text:p text:style-name="P7"><text:span text:style-name="T5">Tā zài dàxué zhǔxiū jìsuànjī kēxué zhège xuékē.</text:span></text:p>
              </text:list-item>
              <text:list-item>
                <text:p text:style-name="P7"><text:span text:style-name="T5">He majored in computer science as his academic discipline in colleg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1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选修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选修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选修 </text:span><text:span text:style-name="T5">(xuǎnxiū)</text:span></text:p>
              </text:list-item>
              <text:list-item>
                <text:p text:style-name="P5"><text:span text:style-name="T5">Take as an electiv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在大学，学生可以根据兴趣选修一些额外的课程。</text:span></text:p>
              </text:list-item>
              <text:list-item>
                <text:p text:style-name="P7"><text:span text:style-name="T5">Zài dàxué, xuéshēng kěyǐ gēnjù xìngqù xuǎnxiū yīxiē éwài de kèchéng.</text:span></text:p>
              </text:list-item>
              <text:list-item>
                <text:p text:style-name="P7"><text:span text:style-name="T5">In college, students can take some additional courses as electives based on their interest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1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许可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许可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许可 </text:span><text:span text:style-name="T5">(xǔkě)</text:span></text:p>
              </text:list-item>
              <text:list-item>
                <text:p text:style-name="P5"><text:span text:style-name="T5">Permission; permi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在进入这个区域之前，请获得许可。</text:span></text:p>
              </text:list-item>
              <text:list-item>
                <text:p text:style-name="P7"><text:span text:style-name="T5">Zài jìnrù zhège qūyù zhīqián, qǐng huòdé xǔkě.</text:span></text:p>
              </text:list-item>
              <text:list-item>
                <text:p text:style-name="P7"><text:span text:style-name="T5">Please obtain permission before entering this area.</text:span></text:p>
              </text:list-item>
            </text:list>
            <text:p text:style-name="P6"><text:span text:style-name="T6"/></text:p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1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虚心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虚心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虚心 </text:span><text:span text:style-name="T5">(xūxīn)</text:span></text:p>
              </text:list-item>
              <text:list-item>
                <text:p text:style-name="P5"><text:span text:style-name="T5">Modest; open-minded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学习的过程中要保持虚心，不断吸收新知识。</text:span></text:p>
              </text:list-item>
              <text:list-item>
                <text:p text:style-name="P7"><text:span text:style-name="T5">Xuéxí de guòchéng zhōng yào bǎochí xūxīn, bùduàn xīshōu xīn zhīshì.</text:span></text:p>
              </text:list-item>
              <text:list-item>
                <text:p text:style-name="P7"><text:span text:style-name="T5">In the process of learning, it's important to stay open-minded and continuously absorb new knowledg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1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修养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修养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修养 </text:span><text:span text:style-name="T5">(xiūyǎng)</text:span></text:p>
              </text:list-item>
              <text:list-item>
                <text:p text:style-name="P5"><text:span text:style-name="T5">Cultivation; self-cultivatio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良好的修养是一个人素质的体现。</text:span></text:p>
              </text:list-item>
              <text:list-item>
                <text:p text:style-name="P7"><text:span text:style-name="T5">Liánghǎo de xiūyǎng shì yīgè rén sùzhì de tǐxiàn.</text:span></text:p>
              </text:list-item>
              <text:list-item>
                <text:p text:style-name="P7"><text:span text:style-name="T5">Good cultivation is a reflection of a person's qualit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1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修建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修建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修建 </text:span><text:span text:style-name="T5">(xiūjiàn)</text:span></text:p>
              </text:list-item>
              <text:list-item>
                <text:p text:style-name="P5"><text:span text:style-name="T5">Build; construc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政府投资修建了一座新的医院。</text:span></text:p>
              </text:list-item>
              <text:list-item>
                <text:p text:style-name="P7"><text:span text:style-name="T5">Zhèngfǔ tóuzī xiūjiàn le yī zuò xīn de yīyuàn.</text:span></text:p>
              </text:list-item>
              <text:list-item>
                <text:p text:style-name="P7"><text:span text:style-name="T5">The government invested in building a new hospital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1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修复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修复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修复 </text:span><text:span text:style-name="T5">(xiūfù)</text:span></text:p>
              </text:list-item>
              <text:list-item>
                <text:p text:style-name="P5"><text:span text:style-name="T5">Restore; repai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座古老的建筑经过几年的修复，焕发出新的生机。</text:span></text:p>
              </text:list-item>
              <text:list-item>
                <text:p text:style-name="P7"><text:span text:style-name="T5">Zhè zuò gǔlǎo de jiànzhù jīngguò jǐ nián de xiūfù, huànfā chū xīn de shēngjī.</text:span></text:p>
              </text:list-item>
              <text:list-item>
                <text:p text:style-name="P7"><text:span text:style-name="T5">After several years of restoration, this ancient building is rejuvenated with new vitalit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1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休闲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休闲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休闲 </text:span><text:span text:style-name="T5">(xiūxián)</text:span></text:p>
              </text:list-item>
              <text:list-item>
                <text:p text:style-name="P5"><text:span text:style-name="T5">Leisure; relaxatio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周末是我休闲放松的时候。</text:span></text:p>
              </text:list-item>
              <text:list-item>
                <text:p text:style-name="P7"><text:span text:style-name="T5">Zhōumò shì wǒ xiūxián fàngsōng de shíhòu.</text:span></text:p>
              </text:list-item>
              <text:list-item>
                <text:p text:style-name="P7"><text:span text:style-name="T5">The weekend is my time for leisure and relaxatio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1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熊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熊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熊 </text:span><text:span text:style-name="T5">(xióng)</text:span></text:p>
              </text:list-item>
              <text:list-item>
                <text:p text:style-name="P5"><text:span text:style-name="T5">Bea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在野外遇到熊时，要保持冷静，尽量避免惊吓它。</text:span></text:p>
              </text:list-item>
              <text:list-item>
                <text:p text:style-name="P7"><text:span text:style-name="T5">Zài yěwài yùdào xióng shí, yào bǎochí lěngjìng, jǐnliàng bìmiǎn jīngxià tā.</text:span></text:p>
              </text:list-item>
              <text:list-item>
                <text:p text:style-name="P7"><text:span text:style-name="T5">If you encounter a bear in the wild, stay calm and try to avoid startling it.</text:span></text:p>
              </text:list-item>
            </text:list>
            <text:p text:style-name="P6"><text:span text:style-name="T6"/></text:p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1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雄伟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雄伟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雄伟 </text:span><text:span text:style-name="T5">(xióngwěi)</text:span></text:p>
              </text:list-item>
              <text:list-item>
                <text:p text:style-name="P5"><text:span text:style-name="T5">Majestic; grand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座山脉的雄伟景色令人叹为观止。</text:span></text:p>
              </text:list-item>
              <text:list-item>
                <text:p text:style-name="P7"><text:span text:style-name="T5">Zhè zuò shānmài de xióngwěi jǐngsè lìngrén tàn wèi guānzhǐ.</text:span></text:p>
              </text:list-item>
              <text:list-item>
                <text:p text:style-name="P7"><text:span text:style-name="T5">The majestic scenery of this mountain range is breathtaking.</text:span></text:p>
              </text:list-item>
            </text:list>
            <text:p text:style-name="P6"><text:span text:style-name="T6"/></text:p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1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性能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性能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性能 </text:span><text:span text:style-name="T5">(xìngnéng)</text:span></text:p>
              </text:list-item>
              <text:list-item>
                <text:p text:style-name="P5"><text:span text:style-name="T5">Performance; capabilit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款电脑的性能非常出色，适合高性能应用。</text:span></text:p>
              </text:list-item>
              <text:list-item>
                <text:p text:style-name="P7"><text:span text:style-name="T5">Zhè kuǎng diànnǎo de xìngnéng fēicháng chūsè, shìhé gāo xìngnéng yìngyòng.</text:span></text:p>
              </text:list-item>
              <text:list-item>
                <text:p text:style-name="P7"><text:span text:style-name="T5">This computer has excellent performance and is suitable for high-performance application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2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形态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形态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形态 </text:span><text:span text:style-name="T5">(xíngtài)</text:span></text:p>
              </text:list-item>
              <text:list-item>
                <text:p text:style-name="P5"><text:span text:style-name="T5">Form; shape; morpholog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种动物具有独特的形态特征。</text:span></text:p>
              </text:list-item>
              <text:list-item>
                <text:p text:style-name="P7"><text:span text:style-name="T5">Zhè zhǒng dòngwù jùyǒu dútè de xíngtài tèzhēng.</text:span></text:p>
              </text:list-item>
              <text:list-item>
                <text:p text:style-name="P7"><text:span text:style-name="T5">This animal has unique morphological characteristic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2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行驶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行驶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行驶 </text:span><text:span text:style-name="T5">(xíngshǐ)</text:span></text:p>
              </text:list-item>
              <text:list-item>
                <text:p text:style-name="P5"><text:span text:style-name="T5">Drive; travel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汽车正以匀速行驶在高速公路上。</text:span></text:p>
              </text:list-item>
              <text:list-item>
                <text:p text:style-name="P7"><text:span text:style-name="T5">Qìchē zhèng yǐ yúnsù xíngshǐ zài gāosù gōnglù shàng.</text:span></text:p>
              </text:list-item>
              <text:list-item>
                <text:p text:style-name="P7"><text:span text:style-name="T5">The car is driving at a constant speed on the highwa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2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信箱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信箱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信箱 </text:span><text:span text:style-name="T5">(xìnxiāng)</text:span></text:p>
              </text:list-item>
              <text:list-item>
                <text:p text:style-name="P5"><text:span text:style-name="T5">Mailbox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我会把信放在你的信箱里。</text:span></text:p>
              </text:list-item>
              <text:list-item>
                <text:p text:style-name="P7"><text:span text:style-name="T5">Wǒ huì bǎ xìn fàng zài nǐ de xìnxiāng lǐ.</text:span></text:p>
              </text:list-item>
              <text:list-item>
                <text:p text:style-name="P7"><text:span text:style-name="T5">I will put the letter in your mailbox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2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信念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信念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信念 </text:span><text:span text:style-name="T5">(xìnniàn)</text:span></text:p>
              </text:list-item>
              <text:list-item>
                <text:p text:style-name="P5"><text:span text:style-name="T5">Belief; faith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坚定的信念能够支持我们克服困难。</text:span></text:p>
              </text:list-item>
              <text:list-item>
                <text:p text:style-name="P7"><text:span text:style-name="T5">Jiāndìng de xìnniàn nénggòu zhīchí wǒmen kèfú kùnnán.</text:span></text:p>
              </text:list-item>
              <text:list-item>
                <text:p text:style-name="P7"><text:span text:style-name="T5">Strong belief can support us in overcoming difficultie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2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欣赏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欣赏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欣赏 </text:span><text:span text:style-name="T5">(xīnshǎng)</text:span></text:p>
              </text:list-item>
              <text:list-item>
                <text:p text:style-name="P5"><text:span text:style-name="T5">Appreciate; enjo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我欣赏艺术家对色彩的独特处理方式。</text:span></text:p>
              </text:list-item>
              <text:list-item>
                <text:p text:style-name="P7"><text:span text:style-name="T5">Wǒ xīnshǎng yìshùjiā duì sècǎi de dútè chǔlǐ fāngshì.</text:span></text:p>
              </text:list-item>
              <text:list-item>
                <text:p text:style-name="P7"><text:span text:style-name="T5">I appreciate the artist's unique approach to color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2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辛苦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辛苦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辛苦 </text:span><text:span text:style-name="T5">(xīnkǔ)</text:span></text:p>
              </text:list-item>
              <text:list-item>
                <text:p text:style-name="P5"><text:span text:style-name="T5">Hard; toilsom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你今天一定很辛苦，明天休息吧。</text:span></text:p>
              </text:list-item>
              <text:list-item>
                <text:p text:style-name="P7"><text:span text:style-name="T5">Nǐ jīntiān yīdìng hěn xīnkǔ, míngtiān xiūxí ba.</text:span></text:p>
              </text:list-item>
              <text:list-item>
                <text:p text:style-name="P7"><text:span text:style-name="T5">You must have worked hard today; take a rest tomorrow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2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心疼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心疼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心疼 </text:span><text:span text:style-name="T5">(xīnténg)</text:span></text:p>
              </text:list-item>
              <text:list-item>
                <text:p text:style-name="P5"><text:span text:style-name="T5">Feel distressed; feel sorry fo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看到他受伤的样子，我真的很心疼。</text:span></text:p>
              </text:list-item>
              <text:list-item>
                <text:p text:style-name="P7"><text:span text:style-name="T5">Kàndào tā shòushāng de yàngzi, wǒ zhēn de hěn xīnténg.</text:span></text:p>
              </text:list-item>
              <text:list-item>
                <text:p text:style-name="P7"><text:span text:style-name="T5">Seeing him injured, I feel really sorry for him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2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心态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心态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心态 </text:span><text:span text:style-name="T5">(xīntài)</text:span></text:p>
              </text:list-item>
              <text:list-item>
                <text:p text:style-name="P5"><text:span text:style-name="T5">Mentality; mindse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在面对挑战时，保持积极的心态是很重要的。</text:span></text:p>
              </text:list-item>
              <text:list-item>
                <text:p text:style-name="P7"><text:span text:style-name="T5">Zài miànduì tiǎozhàn shí, bǎochí jījí de xīntài shì hěn zhòngyào de.</text:span></text:p>
              </text:list-item>
              <text:list-item>
                <text:p text:style-name="P7"><text:span text:style-name="T5">Maintaining a positive mindset is important when facing challenge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2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斜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斜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斜 </text:span><text:span text:style-name="T5">(xié)</text:span></text:p>
              </text:list-item>
              <text:list-item>
                <text:p text:style-name="P5"><text:span text:style-name="T5">Slanting; inclined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站在斜坡上，小心地向下走。</text:span></text:p>
              </text:list-item>
              <text:list-item>
                <text:p text:style-name="P7"><text:span text:style-name="T5">Tā zhàn zài xiépō shàng, xiǎoxīn de xiàng xià zǒu.</text:span></text:p>
              </text:list-item>
              <text:list-item>
                <text:p text:style-name="P7"><text:span text:style-name="T5">He stood on the slope and carefully walked dow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2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协议书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协议书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协议书 </text:span><text:span text:style-name="T5">(xiéyìshū)</text:span></text:p>
              </text:list-item>
              <text:list-item>
                <text:p text:style-name="P5"><text:span text:style-name="T5">Agreement document; protocol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签署协议书是合作的第一步。</text:span></text:p>
              </text:list-item>
              <text:list-item>
                <text:p text:style-name="P7"><text:span text:style-name="T5">Qiānshǔ xiéyìshū shì hézuò de dì yī bù.</text:span></text:p>
              </text:list-item>
              <text:list-item>
                <text:p text:style-name="P7"><text:span text:style-name="T5">Signing the agreement document is the first step in collaboratio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3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协议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协议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协议 </text:span><text:span text:style-name="T5">(xiéyì)</text:span></text:p>
              </text:list-item>
              <text:list-item>
                <text:p text:style-name="P5"><text:span text:style-name="T5">Agreement; protocol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签订协议是双方共同的承诺。</text:span></text:p>
              </text:list-item>
              <text:list-item>
                <text:p text:style-name="P7"><text:span text:style-name="T5">Qiāndìng xiéyì shì shuāngfāng gòngtóng de chéngnuò.</text:span></text:p>
              </text:list-item>
              <text:list-item>
                <text:p text:style-name="P7"><text:span text:style-name="T5">Signing an agreement is a mutual commitment between the two partie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3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歇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歇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歇 </text:span><text:span text:style-name="T5">(xiē)</text:span></text:p>
              </text:list-item>
              <text:list-item>
                <text:p text:style-name="P5"><text:span text:style-name="T5">Rest; take a break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工作了一整天，现在需要歇一会儿。</text:span></text:p>
              </text:list-item>
              <text:list-item>
                <text:p text:style-name="P7"><text:span text:style-name="T5">Tā gōngzuò le yī zhěng tiān, xiànzài xūyào xiē yīhuìr.</text:span></text:p>
              </text:list-item>
              <text:list-item>
                <text:p text:style-name="P7"><text:span text:style-name="T5">He worked the whole day and now needs to take a break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3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小偷儿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小偷儿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小偷儿 </text:span><text:span text:style-name="T5">(xiǎotōur)</text:span></text:p>
              </text:list-item>
              <text:list-item>
                <text:p text:style-name="P5"><text:span text:style-name="T5">Thief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小偷儿在人群中偷走了我的钱包。</text:span></text:p>
              </text:list-item>
              <text:list-item>
                <text:p text:style-name="P7"><text:span text:style-name="T5">Xiǎotōur zài rénqún zhōng tōu zǒu le wǒ de qiánbāo.</text:span></text:p>
              </text:list-item>
              <text:list-item>
                <text:p text:style-name="P7"><text:span text:style-name="T5">A thief in the crowd stole my walle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3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消极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消极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消极 </text:span><text:span text:style-name="T5">(xiāojí)</text:span></text:p>
              </text:list-item>
              <text:list-item>
                <text:p text:style-name="P5"><text:span text:style-name="T5">Negativ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的消极态度影响了整个团队的工作氛围。</text:span></text:p>
              </text:list-item>
              <text:list-item>
                <text:p text:style-name="P7"><text:span text:style-name="T5">Tā de xiāojí tàidù yǐngxiǎngle zhěnggè tuánduì de gōngzuò fēnwéi.</text:span></text:p>
              </text:list-item>
              <text:list-item>
                <text:p text:style-name="P7"><text:span text:style-name="T5">His negative attitude affected the overall work atmosphere of the team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3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 消费者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9"><text:s/></text:span><text:span text:style-name="T10">消费者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消费者 </text:span><text:span text:style-name="T5">(xiāofèizhě)</text:span></text:p>
              </text:list-item>
              <text:list-item>
                <text:p text:style-name="P5"><text:span text:style-name="T5">Consume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公司一直致力于提高产品质量，以满足消费者的需求。</text:span></text:p>
              </text:list-item>
              <text:list-item>
                <text:p text:style-name="P7"><text:span text:style-name="T5">Gōngsī yīzhí zhìlì yú tígāo chǎnpǐn zhìliàng, yǐ mǎnzú xiāofèizhě de xūqiú.</text:span></text:p>
              </text:list-item>
              <text:list-item>
                <text:p text:style-name="P7"><text:span text:style-name="T5">The company has been committed to improving product quality to meet the needs of consumer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3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消防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消防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消防 </text:span><text:span text:style-name="T5">(xiāofáng)</text:span></text:p>
              </text:list-item>
              <text:list-item>
                <text:p text:style-name="P5"><text:span text:style-name="T5">Firefighting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消防队员勇敢地扑灭了大火。</text:span></text:p>
              </text:list-item>
              <text:list-item>
                <text:p text:style-name="P7"><text:span text:style-name="T5">Xiāofáng duìyuán yǒnggǎn de pūmiè le dàhuǒ.</text:span></text:p>
              </text:list-item>
              <text:list-item>
                <text:p text:style-name="P7"><text:span text:style-name="T5">Firefighters bravely extinguished the big fir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3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消毒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消毒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消毒 </text:span><text:span text:style-name="T5">(xiāodú)</text:span></text:p>
              </text:list-item>
              <text:list-item>
                <text:p text:style-name="P5"><text:span text:style-name="T5">Disinfectio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在疫情期间，加强公共场所的消毒工作是非常重要的。</text:span></text:p>
              </text:list-item>
              <text:list-item>
                <text:p text:style-name="P7"><text:span text:style-name="T5">Zài yìqíng qījiān, jiāqiáng gōnggòng chǎngsuǒ de xiāodú gōngzuò shì fēicháng zhòngyào de.</text:span></text:p>
              </text:list-item>
              <text:list-item>
                <text:p text:style-name="P7"><text:span text:style-name="T5">During the epidemic, strengthening disinfection in public places is very importan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3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消除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消除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消除 </text:span><text:span text:style-name="T5">(xiāochú)</text:span></text:p>
              </text:list-item>
              <text:list-item>
                <text:p text:style-name="P5"><text:span text:style-name="T5">Eliminate; remov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我们要采取措施，消除这种不良现象。</text:span></text:p>
              </text:list-item>
              <text:list-item>
                <text:p text:style-name="P7"><text:span text:style-name="T5">Wǒmen yào cǎiqǔ cuòshī, xiāochú zhè zhǒng bùliáng xiànxiàng.</text:span></text:p>
              </text:list-item>
              <text:list-item>
                <text:p text:style-name="P7"><text:span text:style-name="T5">We need to take measures to eliminate this undesirable phenomeno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3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象征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象征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象征 </text:span><text:span text:style-name="T5">(xiàngzhēng)</text:span></text:p>
              </text:list-item>
              <text:list-item>
                <text:p text:style-name="P5"><text:span text:style-name="T5">Symbolize; symbol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面旗帜象征着国家的独立和自由。</text:span></text:p>
              </text:list-item>
              <text:list-item>
                <text:p text:style-name="P7"><text:span text:style-name="T5">Zhè miàn qízhì xiàngzhēngzhe guójiā de dúlì hé zìyóu.</text:span></text:p>
              </text:list-item>
              <text:list-item>
                <text:p text:style-name="P7"><text:span text:style-name="T5">This flag symbolizes the independence and freedom of the country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23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相声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相声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相声 </text:span><text:span text:style-name="T5">(xiàngsheng)</text:span></text:p>
              </text:list-item>
              <text:list-item>
                <text:p text:style-name="P5"><text:span text:style-name="T5">Cross talk; traditional Chinese comic dialogu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的相声表演总是能逗笑观众。</text:span></text:p>
              </text:list-item>
              <text:list-item>
                <text:p text:style-name="P7"><text:span text:style-name="T5">Tā de xiàngsheng biǎoyǎn zǒngshì néng dòuxiào guānzhòng.</text:span></text:p>
              </text:list-item>
              <text:list-item>
                <text:p text:style-name="P7"><text:span text:style-name="T5">His cross talk performances always make the audience laugh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24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向上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向上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向上 </text:span><text:span text:style-name="T5">(xiàngshàng)</text:span></text:p>
              </text:list-item>
              <text:list-item>
                <text:p text:style-name="P5"><text:span text:style-name="T5">Upward; rising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努力工作，一直朝着事业的向上方向发展。</text:span></text:p>
              </text:list-item>
              <text:list-item>
                <text:p text:style-name="P7"><text:span text:style-name="T5">Tā nǔlì gōngzuò, yīzhí zhāozhe shìyè de xiàngshàng fāngxiàng fāzhǎn.</text:span></text:p>
              </text:list-item>
              <text:list-item>
                <text:p text:style-name="P7"><text:span text:style-name="T5">He works hard and has been developing in the upward direction of his career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4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向前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向前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向前 </text:span><text:span text:style-name="T5">(xiàngqián)</text:span></text:p>
              </text:list-item>
              <text:list-item>
                <text:p text:style-name="P5"><text:span text:style-name="T5">Forward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在面对困难时，我们要勇敢向前迈进。</text:span></text:p>
              </text:list-item>
              <text:list-item>
                <text:p text:style-name="P7"><text:span text:style-name="T5">Zài miànduì kùnnán shí, wǒmen yào yǒnggǎn xiàngqián mài jìn.</text:span></text:p>
              </text:list-item>
              <text:list-item>
                <text:p text:style-name="P7"><text:span text:style-name="T5">When facing difficulties, we should bravely move forward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4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向导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向导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向导 </text:span><text:span text:style-name="T5">(xiàngdǎo)</text:span></text:p>
              </text:list-item>
              <text:list-item>
                <text:p text:style-name="P5"><text:span text:style-name="T5">Guide; guidebook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在陌生的城市里，一份好的向导很重要。</text:span></text:p>
              </text:list-item>
              <text:list-item>
                <text:p text:style-name="P7"><text:span text:style-name="T5">Zài mòshēng de chéngshì lǐ, yī fèn hǎo de xiàngdǎo hěn zhòngyào.</text:span></text:p>
              </text:list-item>
              <text:list-item>
                <text:p text:style-name="P7"><text:span text:style-name="T5">In a unfamiliar city, a good guide is important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24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享受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享受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享受 </text:span><text:span text:style-name="T5">(xiǎngshòu)</text:span></text:p>
              </text:list-item>
              <text:list-item>
                <text:p text:style-name="P5"><text:span text:style-name="T5">Enjoy; enjoymen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度假是放松和享受的好时机。</text:span></text:p>
              </text:list-item>
              <text:list-item>
                <text:p text:style-name="P7"><text:span text:style-name="T5">Dùjià shì fàngsōng hé xiǎngshòu de hǎo shíjī.</text:span></text:p>
              </text:list-item>
              <text:list-item>
                <text:p text:style-name="P7"><text:span text:style-name="T5">Vacation is a good time for relaxation and enjoymen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4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详细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详细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详细 </text:span><text:span text:style-name="T5">(xiángxì)</text:span></text:p>
              </text:list-item>
              <text:list-item>
                <text:p text:style-name="P5"><text:span text:style-name="T5">Detailed; detailed informatio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请提供关于您公司的详细信息。</text:span></text:p>
              </text:list-item>
              <text:list-item>
                <text:p text:style-name="P7"><text:span text:style-name="T5">Qǐng tígōng guānyú nín gōngsī de xiángxì xìnxī.</text:span></text:p>
              </text:list-item>
              <text:list-item>
                <text:p text:style-name="P7"><text:span text:style-name="T5">Please provide detailed information about your compan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4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香肠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香肠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香肠 </text:span><text:span text:style-name="T5">(xiāngcháng)</text:span></text:p>
              </text:list-item>
              <text:list-item>
                <text:p text:style-name="P5"><text:span text:style-name="T5">Sausag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烧烤时，我最喜欢吃的是烤香肠。</text:span></text:p>
              </text:list-item>
              <text:list-item>
                <text:p text:style-name="P7"><text:span text:style-name="T5">Shāokǎo shí, wǒ zuì xǐhuān chī de shì kǎo xiāngcháng.</text:span></text:p>
              </text:list-item>
              <text:list-item>
                <text:p text:style-name="P7"><text:span text:style-name="T5">When barbecuing, my favorite is grilled sausag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4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相应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相应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相应 </text:span><text:span text:style-name="T5">(xiāngyìng)</text:span></text:p>
              </text:list-item>
              <text:list-item>
                <text:p text:style-name="P5"><text:span text:style-name="T5">Corresponding; corresponding to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每个问题都有相应的解决方法。</text:span></text:p>
              </text:list-item>
              <text:list-item>
                <text:p text:style-name="P7"><text:span text:style-name="T5">Měi gè wèntí dōu yǒu xiāngyìng de jiějué fāngfǎ.</text:span></text:p>
              </text:list-item>
              <text:list-item>
                <text:p text:style-name="P7"><text:span text:style-name="T5">Every problem has a corresponding solutio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4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相等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相等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相等 </text:span><text:span text:style-name="T5">(xiāngděng)</text:span></text:p>
              </text:list-item>
              <text:list-item>
                <text:p text:style-name="P5"><text:span text:style-name="T5">Equal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在公平竞争中，每个人都应该享有相等的机会。</text:span></text:p>
              </text:list-item>
              <text:list-item>
                <text:p text:style-name="P7"><text:span text:style-name="T5">Zài gōngpíng jìngzhēng zhōng, měi gèrén dōu yīnggāi xiǎngyǒu xiāngděng de jīhuì.</text:span></text:p>
              </text:list-item>
              <text:list-item>
                <text:p text:style-name="P7"><text:span text:style-name="T5">In fair competition, everyone should have equal opportunitie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4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乡村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乡村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乡村 </text:span><text:span text:style-name="T5">(xiāngcūn)</text:span></text:p>
              </text:list-item>
              <text:list-item>
                <text:p text:style-name="P5"><text:span text:style-name="T5">Village; rural area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乡村风景如画，吸引了许多游客。</text:span></text:p>
              </text:list-item>
              <text:list-item>
                <text:p text:style-name="P7"><text:span text:style-name="T5">Xiāngcūn fēngjǐng rúhuà, xīyǐn le xǔduō yóukè.</text:span></text:p>
              </text:list-item>
              <text:list-item>
                <text:p text:style-name="P7"><text:span text:style-name="T5">The rural scenery is picturesque, attracting many tourist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4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乡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乡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乡 </text:span><text:span text:style-name="T5">(xiāng)</text:span></text:p>
              </text:list-item>
              <text:list-item>
                <text:p text:style-name="P5"><text:span text:style-name="T5">Countryside; villag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在美丽的乡村度过了一个宁静的周末。</text:span></text:p>
              </text:list-item>
              <text:list-item>
                <text:p text:style-name="P7"><text:span text:style-name="T5">Tā zài měilì de xiāngcūn dùguò le yīgè níngjìng de zhōumò.</text:span></text:p>
              </text:list-item>
              <text:list-item>
                <text:p text:style-name="P7"><text:span text:style-name="T5">He spent a peaceful weekend in the beautiful countrysid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5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献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献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献 </text:span><text:span text:style-name="T5">(xiàn)</text:span></text:p>
              </text:list-item>
              <text:list-item>
                <text:p text:style-name="P5"><text:span text:style-name="T5">Offer; present; contribut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献出了自己的一份力量，帮助了那些需要帮助的人。</text:span></text:p>
              </text:list-item>
              <text:list-item>
                <text:p text:style-name="P7"><text:span text:style-name="T5">Tā xiàn chū le zìjǐ de yī fèn lìliàng, bāngzhù le nàxiē xūyào bāngzhù de rén.</text:span></text:p>
              </text:list-item>
              <text:list-item>
                <text:p text:style-name="P7"><text:span text:style-name="T5">He contributed his own strength and helped those in need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5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线索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线索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线索 </text:span><text:span text:style-name="T5">(xiànsuǒ)</text:span></text:p>
              </text:list-item>
              <text:list-item>
                <text:p text:style-name="P5"><text:span text:style-name="T5">Clue; lead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警察根据线索成功破获了案件。</text:span></text:p>
              </text:list-item>
              <text:list-item>
                <text:p text:style-name="P7"><text:span text:style-name="T5">Jǐngchá gēnjù xiànsuǒ chénggōng pòhuò le ànjiàn.</text:span></text:p>
              </text:list-item>
              <text:list-item>
                <text:p text:style-name="P7"><text:span text:style-name="T5">The police successfully solved the case based on the clue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5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现状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现状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现状 </text:span><text:span text:style-name="T5">(xiànzhuàng)</text:span></text:p>
              </text:list-item>
              <text:list-item>
                <text:p text:style-name="P5"><text:span text:style-name="T5">Current situation; present conditio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我们需要了解项目的现状，以制定合适的计划。</text:span></text:p>
              </text:list-item>
              <text:list-item>
                <text:p text:style-name="P7"><text:span text:style-name="T5">Wǒmen xūyào liǎojiě xiàngmù de xiànzhuàng, yǐ zhìdìng héshì de jìhuà.</text:span></text:p>
              </text:list-item>
              <text:list-item>
                <text:p text:style-name="P7"><text:span text:style-name="T5">We need to understand the current situation of the project to develop a suitable pla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5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现有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现有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现有 </text:span><text:span text:style-name="T5">(xiànyǒu)</text:span></text:p>
              </text:list-item>
              <text:list-item>
                <text:p text:style-name="P5"><text:span text:style-name="T5">Existing; curren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我们的公司现有员工五百人。</text:span></text:p>
              </text:list-item>
              <text:list-item>
                <text:p text:style-name="P7"><text:span text:style-name="T5">Wǒmen de gōngsī xiànyǒu yuángōng wǔbǎi rén.</text:span></text:p>
              </text:list-item>
              <text:list-item>
                <text:p text:style-name="P7"><text:span text:style-name="T5">Our company currently has five hundred employee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5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显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显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显 </text:span><text:span text:style-name="T5">(xiǎn)</text:span></text:p>
              </text:list-item>
              <text:list-item>
                <text:p text:style-name="P5"><text:span text:style-name="T5">Obvious; apparen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的努力取得了显著的成绩。</text:span></text:p>
              </text:list-item>
              <text:list-item>
                <text:p text:style-name="P7"><text:span text:style-name="T5">Tā de nǔlì qǔdé le xiǎnzhù de chéngjì.</text:span></text:p>
              </text:list-item>
              <text:list-item>
                <text:p text:style-name="P7"><text:span text:style-name="T5">His efforts have achieved significant result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5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闲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闲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闲 </text:span><text:span text:style-name="T5">(xián)</text:span></text:p>
              </text:list-item>
              <text:list-item>
                <text:p text:style-name="P5"><text:span text:style-name="T5">Leisure; idl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喜欢在闲暇时读书或者散步。</text:span></text:p>
              </text:list-item>
              <text:list-item>
                <text:p text:style-name="P7"><text:span text:style-name="T5">Tā xǐhuān zài xiánxiá shí dúshū huòzhě sànbù.</text:span></text:p>
              </text:list-item>
              <text:list-item>
                <text:p text:style-name="P7"><text:span text:style-name="T5">He likes to read or take a walk in his leisure tim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5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鲜艳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鲜艳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鲜艳 </text:span><text:span text:style-name="T5">(xiānyàn)</text:span></text:p>
              </text:list-item>
              <text:list-item>
                <text:p text:style-name="P5"><text:span text:style-name="T5">Bright-colored; vivid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些花的颜色非常鲜艳，令人心情愉悦。</text:span></text:p>
              </text:list-item>
              <text:list-item>
                <text:p text:style-name="P7"><text:span text:style-name="T5">Zhèxiē huā de yánsè fēicháng xiānyàn, lìng rén xīnqíng yúyuè.</text:span></text:p>
              </text:list-item>
              <text:list-item>
                <text:p text:style-name="P7"><text:span text:style-name="T5">The colors of these flowers are very bright and cheerful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5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先前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先前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先前 </text:span><text:span text:style-name="T5">(xiānqián)</text:span></text:p>
              </text:list-item>
              <text:list-item>
                <text:p text:style-name="P5"><text:span text:style-name="T5">Previously; befor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请告诉我你先前的工作经验。</text:span></text:p>
              </text:list-item>
              <text:list-item>
                <text:p text:style-name="P7"><text:span text:style-name="T5">Qǐng gàosù wǒ nǐ xiānqián de gōngzuò jīngyàn.</text:span></text:p>
              </text:list-item>
              <text:list-item>
                <text:p text:style-name="P7"><text:span text:style-name="T5">Please tell me about your previous work experienc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5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先后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先后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先后 </text:span><text:span text:style-name="T5">(xiānhòu)</text:span></text:p>
              </text:list-item>
              <text:list-item>
                <text:p text:style-name="P5"><text:span text:style-name="T5">Successively; one after anothe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几天我们先后接待了许多客人。</text:span></text:p>
              </text:list-item>
              <text:list-item>
                <text:p text:style-name="P7"><text:span text:style-name="T5">Zhè jǐ tiān wǒmen xiānhòu jiēdài le xǔduō kèrén.</text:span></text:p>
              </text:list-item>
              <text:list-item>
                <text:p text:style-name="P7"><text:span text:style-name="T5">In the past few days, we have successively received many guest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5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吓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吓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吓 </text:span><text:span text:style-name="T5">(xià)</text:span></text:p>
              </text:list-item>
              <text:list-item>
                <text:p text:style-name="P5"><text:span text:style-name="T5">Scare; frighte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突然出现把我吓了一跳。</text:span></text:p>
              </text:list-item>
              <text:list-item>
                <text:p text:style-name="P7"><text:span text:style-name="T5">Tā tūrán chūxiàn bǎ wǒ xià le yī tiào.</text:span></text:p>
              </text:list-item>
              <text:list-item>
                <text:p text:style-name="P7"><text:span text:style-name="T5">His sudden appearance scared me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26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戏剧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戏剧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戏剧 </text:span><text:span text:style-name="T5">(xìjù)</text:span></text:p>
              </text:list-item>
              <text:list-item>
                <text:p text:style-name="P5"><text:span text:style-name="T5">Drama; theate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戏剧是一种表达情感的重要艺术形式。</text:span></text:p>
              </text:list-item>
              <text:list-item>
                <text:p text:style-name="P7"><text:span text:style-name="T5">Xìjù shì yī zhǒng biǎodá qínggǎn de zhòngyào yìshù xíngshì.</text:span></text:p>
              </text:list-item>
              <text:list-item>
                <text:p text:style-name="P7"><text:span text:style-name="T5">Drama is an important artistic form of expressing emotion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6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戏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戏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戏 </text:span><text:span text:style-name="T5">(xì)</text:span></text:p>
              </text:list-item>
              <text:list-item>
                <text:p text:style-name="P5"><text:span text:style-name="T5">Play; drama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部戏的表演非常精彩，值得一看。</text:span></text:p>
              </text:list-item>
              <text:list-item>
                <text:p text:style-name="P7"><text:span text:style-name="T5">Zhè bù xì de biǎoyǎn fēicháng jīngcǎi, zhíde yī kàn.</text:span></text:p>
              </text:list-item>
              <text:list-item>
                <text:p text:style-name="P7"><text:span text:style-name="T5">The performance of this play is excellent and worth watching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6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喜剧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喜剧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喜剧 </text:span><text:span text:style-name="T5">(xǐjù)</text:span></text:p>
              </text:list-item>
              <text:list-item>
                <text:p text:style-name="P5"><text:span text:style-name="T5">Comed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部电影是一部喜剧，让人忍俊不禁。</text:span></text:p>
              </text:list-item>
              <text:list-item>
                <text:p text:style-name="P7"><text:span text:style-name="T5">Zhè bù diànyǐng shì yī bù xǐjù, ràng rén rěnjùn bùjīn.</text:span></text:p>
              </text:list-item>
              <text:list-item>
                <text:p text:style-name="P7"><text:span text:style-name="T5">This movie is a comedy that makes people burst into laughter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6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西装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西装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西装 </text:span><text:span text:style-name="T5">(xīzhuāng)</text:span></text:p>
              </text:list-item>
              <text:list-item>
                <text:p text:style-name="P5"><text:span text:style-name="T5">Sui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正式场合他总是穿着一套整洁的西装。</text:span></text:p>
              </text:list-item>
              <text:list-item>
                <text:p text:style-name="P7"><text:span text:style-name="T5">Zhèngshì chǎng hé tā zǒngshì chuānzhuó yī tào zhěngjié de xīzhuāng.</text:span></text:p>
              </text:list-item>
              <text:list-item>
                <text:p text:style-name="P7"><text:span text:style-name="T5">He always wears a neat suit on formal occasion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6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西红柿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西红柿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西红柿 </text:span><text:span text:style-name="T5">(xīhóngshì)</text:span></text:p>
              </text:list-item>
              <text:list-item>
                <text:p text:style-name="P5"><text:span text:style-name="T5">Tomato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沙拉里加点西红柿，会更加美味。</text:span></text:p>
              </text:list-item>
              <text:list-item>
                <text:p text:style-name="P7"><text:span text:style-name="T5">Shālā lǐ jiā diǎn xīhóngshì, huì gèngjiā měiwèi.</text:span></text:p>
              </text:list-item>
              <text:list-item>
                <text:p text:style-name="P7"><text:span text:style-name="T5">Adding some tomatoes to the salad makes it more deliciou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6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误解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误解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误解 </text:span><text:span text:style-name="T5">(wùjiě)</text:span></text:p>
              </text:list-item>
              <text:list-item>
                <text:p text:style-name="P5"><text:span text:style-name="T5">Misunderstanding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沟通很重要，避免误解的发生。</text:span></text:p>
              </text:list-item>
              <text:list-item>
                <text:p text:style-name="P7"><text:span text:style-name="T5">Gōutōng hěn zhòngyào, bìmiǎn wùjiě de fāshēng.</text:span></text:p>
              </text:list-item>
              <text:list-item>
                <text:p text:style-name="P7"><text:span text:style-name="T5">Communication is important to avoid misunderstanding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6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物质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物质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物质 </text:span><text:span text:style-name="T5">(wùzhì)</text:span></text:p>
              </text:list-item>
              <text:list-item>
                <text:p text:style-name="P5"><text:span text:style-name="T5">Material; substanc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追求物质享受并不是人生的唯一目标。</text:span></text:p>
              </text:list-item>
              <text:list-item>
                <text:p text:style-name="P7"><text:span text:style-name="T5">Zhuīqiú wùzhì xiǎngshòu bìng fēi shì rénshēng de wéiyī mùbiāo.</text:span></text:p>
              </text:list-item>
              <text:list-item>
                <text:p text:style-name="P7"><text:span text:style-name="T5">The pursuit of material enjoyment is not the sole goal of lif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6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物业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物业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物业 </text:span><text:span text:style-name="T5">(wùyè)</text:span></text:p>
              </text:list-item>
              <text:list-item>
                <text:p text:style-name="P5"><text:span text:style-name="T5">Property management; propert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小区的物业服务很贴心，解决问题很及时。</text:span></text:p>
              </text:list-item>
              <text:list-item>
                <text:p text:style-name="P7"><text:span text:style-name="T5">Xiǎoqū de wùyè fúwù hěn tiēxīn, jiějué wèntí hěn jíshí.</text:span></text:p>
              </text:list-item>
              <text:list-item>
                <text:p text:style-name="P7"><text:span text:style-name="T5">The property management service in the community is thoughtful, and problems are resolved promptl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6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物价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物价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物价 </text:span><text:span text:style-name="T5">(wùjià)</text:span></text:p>
              </text:list-item>
              <text:list-item>
                <text:p text:style-name="P5"><text:span text:style-name="T5">Commodity prices; prices of goods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近期物价上涨，生活成本有所增加。</text:span></text:p>
              </text:list-item>
              <text:list-item>
                <text:p text:style-name="P7"><text:span text:style-name="T5">Jìnqī wùjià shàngzhǎng, shēnghuó chéngběn yǒu suǒ zēngjiā.</text:span></text:p>
              </text:list-item>
              <text:list-item>
                <text:p text:style-name="P7"><text:span text:style-name="T5">Recently, commodity prices have risen, and the cost of living has increased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6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舞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舞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舞 </text:span><text:span text:style-name="T5">(wǔ)</text:span></text:p>
              </text:list-item>
              <text:list-item>
                <text:p text:style-name="P5"><text:span text:style-name="T5">Danc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学了很多种舞蹈，是一位出色的舞者。</text:span></text:p>
              </text:list-item>
              <text:list-item>
                <text:p text:style-name="P7"><text:span text:style-name="T5">Tā xué le hěnduō zhǒng wǔdǎo, shì yī wèi chūsè de wǔzhě.</text:span></text:p>
              </text:list-item>
              <text:list-item>
                <text:p text:style-name="P7"><text:span text:style-name="T5">He has learned many types of dances and is an excellent dancer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7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无疑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无疑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无疑 </text:span><text:span text:style-name="T5">(wúyí)</text:span></text:p>
              </text:list-item>
              <text:list-item>
                <text:p text:style-name="P5"><text:span text:style-name="T5">Undoubtedly; without a doub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的表现无疑是今天最出色的。</text:span></text:p>
              </text:list-item>
              <text:list-item>
                <text:p text:style-name="P7"><text:span text:style-name="T5">Tā de biǎoxiàn wúyí shì jīntiān zuì chūsè de.</text:span></text:p>
              </text:list-item>
              <text:list-item>
                <text:p text:style-name="P7"><text:span text:style-name="T5">His performance is undoubtedly the most outstanding toda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7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无奈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无奈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无奈 </text:span><text:span text:style-name="T5">(wúnài)</text:span></text:p>
              </text:list-item>
              <text:list-item>
                <text:p text:style-name="P5"><text:span text:style-name="T5">Helpless; have no alternativ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面对困境，他感到十分无奈。</text:span></text:p>
              </text:list-item>
              <text:list-item>
                <text:p text:style-name="P7"><text:span text:style-name="T5">Miàn duì kùnjìng, tā gǎndào shífēn wúnài.</text:span></text:p>
              </text:list-item>
              <text:list-item>
                <text:p text:style-name="P7"><text:span text:style-name="T5">Faced with difficulties, he feels very helples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7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屋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屋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屋 </text:span><text:span text:style-name="T5">(wū)</text:span></text:p>
              </text:list-item>
              <text:list-item>
                <text:p text:style-name="P5"><text:span text:style-name="T5">House; building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座屋子有着悠久的历史，是一座古老的建筑。</text:span></text:p>
              </text:list-item>
              <text:list-item>
                <text:p text:style-name="P7"><text:span text:style-name="T5">Zhè zuò wūzi yǒu zhe yōujiǔ de lìshǐ, shì yī zuò gǔlǎo de jiànzhù.</text:span></text:p>
              </text:list-item>
              <text:list-item>
                <text:p text:style-name="P7"><text:span text:style-name="T5">This house has a long history and is an ancient building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7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污水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污水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污水 </text:span><text:span text:style-name="T5">(wūshuǐ)</text:span></text:p>
              </text:list-item>
              <text:list-item>
                <text:p text:style-name="P5"><text:span text:style-name="T5">Wastewater; sewag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不合理的排放导致了大量的污水进入河流。</text:span></text:p>
              </text:list-item>
              <text:list-item>
                <text:p text:style-name="P7"><text:span text:style-name="T5">Bùhélǐ de páifàng dǎozhì le dàliàng de wūshuǐ jìnrù héliú.</text:span></text:p>
              </text:list-item>
              <text:list-item>
                <text:p text:style-name="P7"><text:span text:style-name="T5">Unreasonable emissions have led to a large amount of wastewater entering the river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7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污染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污染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污染 </text:span><text:span text:style-name="T5">(wūrǎn)</text:span></text:p>
              </text:list-item>
              <text:list-item>
                <text:p text:style-name="P5"><text:span text:style-name="T5">Pollution; contaminatio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环境污染是一个严重的问题，需要我们共同努力解决。</text:span></text:p>
              </text:list-item>
              <text:list-item>
                <text:p text:style-name="P7"><text:span text:style-name="T5">Huánjìng wūrǎn shì yīgè yánzhòng de wèntí, xūyào wǒmen gòngtóng nǔlì jiějué.</text:span></text:p>
              </text:list-item>
              <text:list-item>
                <text:p text:style-name="P7"><text:span text:style-name="T5">Environmental pollution is a serious problem that requires our collective efforts to solv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7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握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握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握 </text:span><text:span text:style-name="T5">(wò)</text:span></text:p>
              </text:list-item>
              <text:list-item>
                <text:p text:style-name="P5"><text:span text:style-name="T5">Hold; grasp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握着我的手，表示支持和鼓励。</text:span></text:p>
              </text:list-item>
              <text:list-item>
                <text:p text:style-name="P7"><text:span text:style-name="T5">Tā wòzhe wǒ de shǒu, biǎoshì zhīchí hé gǔlì.</text:span></text:p>
              </text:list-item>
              <text:list-item>
                <text:p text:style-name="P7"><text:span text:style-name="T5">He held my hand to show support and encouragemen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7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卧室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卧室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卧室 </text:span><text:span text:style-name="T5">(wòshì)</text:span></text:p>
              </text:list-item>
              <text:list-item>
                <text:p text:style-name="P5"><text:span text:style-name="T5">Bedroom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我的卧室布置得很舒适，让人感到放松。</text:span></text:p>
              </text:list-item>
              <text:list-item>
                <text:p text:style-name="P7"><text:span text:style-name="T5">Wǒ de wòshì bùzhì de hěn shūshì, ràng rén gǎndào fàngsōng.</text:span></text:p>
              </text:list-item>
              <text:list-item>
                <text:p text:style-name="P7"><text:span text:style-name="T5">My bedroom is arranged very comfortably, making people feel relaxed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7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文艺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文艺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文艺 </text:span><text:span text:style-name="T5">(wényì)</text:span></text:p>
              </text:list-item>
              <text:list-item>
                <text:p text:style-name="P5"><text:span text:style-name="T5">Literature and art; cultural and artistic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座城市有浓厚的文艺氛围，吸引了许多文艺青年。</text:span></text:p>
              </text:list-item>
              <text:list-item>
                <text:p text:style-name="P7"><text:span text:style-name="T5">Zhè zuò chéngshì yǒu nónghòu de wényì fēnwéi, xīyǐn le xǔduō wényì qīngnián.</text:span></text:p>
              </text:list-item>
              <text:list-item>
                <text:p text:style-name="P7"><text:span text:style-name="T5">This city has a strong cultural and artistic atmosphere, attracting many young artist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7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温和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温和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温和 </text:span><text:span text:style-name="T5">(wēnhé)</text:span></text:p>
              </text:list-item>
              <text:list-item>
                <text:p text:style-name="P5"><text:span text:style-name="T5">Gentle; mild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的性格温和而善良，深受同事喜爱。</text:span></text:p>
              </text:list-item>
              <text:list-item>
                <text:p text:style-name="P7"><text:span text:style-name="T5">Tā de xìnggé wēnhé ér shànliáng, shēn shòu tóngshì xǐ'ài.</text:span></text:p>
              </text:list-item>
              <text:list-item>
                <text:p text:style-name="P7"><text:span text:style-name="T5">He has a gentle and kind personality, and is well-liked by his colleague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7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慰问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慰问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慰问 </text:span><text:span text:style-name="T5">(wèiwèn)</text:span></text:p>
              </text:list-item>
              <text:list-item>
                <text:p text:style-name="P5"><text:span text:style-name="T5">Offer sympathy; express condolences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在灾难发生后，政府派人前去慰问灾民。</text:span></text:p>
              </text:list-item>
              <text:list-item>
                <text:p text:style-name="P7"><text:span text:style-name="T5">Zài zāinàn fāshēng hòu, zhèngfǔ pài rén qián qù wèiwèn zāimín.</text:span></text:p>
              </text:list-item>
              <text:list-item>
                <text:p text:style-name="P7"><text:span text:style-name="T5">After the disaster, the government sent people to express condolences to the victim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8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胃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胃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胃 </text:span><text:span text:style-name="T5">(wèi)</text:span></text:p>
              </text:list-item>
              <text:list-item>
                <text:p text:style-name="P5"><text:span text:style-name="T5">Stomach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的胃不舒服，可能是吃坏了东西。</text:span></text:p>
              </text:list-item>
              <text:list-item>
                <text:p text:style-name="P7"><text:span text:style-name="T5">Tā de wèi bù shūfu, kěnéng shì chī huài le dōngxi.</text:span></text:p>
              </text:list-item>
              <text:list-item>
                <text:p text:style-name="P7"><text:span text:style-name="T5">His stomach is uncomfortable; he might have eaten something bad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8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卫星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卫星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卫星 </text:span><text:span text:style-name="T5">(wèixīng)</text:span></text:p>
              </text:list-item>
              <text:list-item>
                <text:p text:style-name="P5"><text:span text:style-name="T5">Satellit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卫星技术在通信和气象监测中发挥着重要作用。</text:span></text:p>
              </text:list-item>
              <text:list-item>
                <text:p text:style-name="P7"><text:span text:style-name="T5">Wèixīng jìshù zài tōngxìn hé qìxiàng jiāncè zhōng fāhuīzhe zhòngyào zuòyòng.</text:span></text:p>
              </text:list-item>
              <text:list-item>
                <text:p text:style-name="P7"><text:span text:style-name="T5">Satellite technology plays an important role in communication and weather monitoring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8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委托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委托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委托 </text:span><text:span text:style-name="T5">(wěituō)</text:span></text:p>
              </text:list-item>
              <text:list-item>
                <text:p text:style-name="P5"><text:span text:style-name="T5">Entrust; commissio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我将这项任务委托给了专业的团队。</text:span></text:p>
              </text:list-item>
              <text:list-item>
                <text:p text:style-name="P7"><text:span text:style-name="T5">Wǒ jiāng zhè xiàng rènwu wěituō gěi le zhuānyè de tuánduì.</text:span></text:p>
              </text:list-item>
              <text:list-item>
                <text:p text:style-name="P7"><text:span text:style-name="T5">I entrusted this task to a professional team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8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唯一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唯一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唯一 </text:span><text:span text:style-name="T5">(wéiyī)</text:span></text:p>
              </text:list-item>
              <text:list-item>
                <text:p text:style-name="P5"><text:span text:style-name="T5">Only; uniqu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地方有一棵唯一的古老树。</text:span></text:p>
              </text:list-item>
              <text:list-item>
                <text:p text:style-name="P7"><text:span text:style-name="T5">Zhège dìfang yǒu yī kē wéiyī de gǔlǎo shù.</text:span></text:p>
              </text:list-item>
              <text:list-item>
                <text:p text:style-name="P7"><text:span text:style-name="T5">There is a unique ancient tree in this plac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8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围绕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围绕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围绕 </text:span><text:span text:style-name="T5">(wéirào)</text:span></text:p>
              </text:list-item>
              <text:list-item>
                <text:p text:style-name="P5"><text:span text:style-name="T5">Surround; revolve around; center around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讨论围绕着如何提高团队效能展开。</text:span></text:p>
              </text:list-item>
              <text:list-item>
                <text:p text:style-name="P7"><text:span text:style-name="T5">Zhège tǎolùn wéiràozhe rúhé tígāo tuánduì xiàonéng zhǎnkāi.</text:span></text:p>
              </text:list-item>
              <text:list-item>
                <text:p text:style-name="P7"><text:span text:style-name="T5">The discussion revolves around how to improve team efficiency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8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违规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违规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违规 </text:span><text:span text:style-name="T5">(wéiguī)</text:span></text:p>
              </text:list-item>
              <text:list-item>
                <text:p text:style-name="P5"><text:span text:style-name="T5">Violate regulations; go against the rules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参赛选手如果违规将被取消资格。</text:span></text:p>
              </text:list-item>
              <text:list-item>
                <text:p text:style-name="P7"><text:span text:style-name="T5">Cānsài xuǎnshǒu rúguǒ wéiguī jiāng bèi qǔxiāo zīgé.</text:span></text:p>
              </text:list-item>
              <text:list-item>
                <text:p text:style-name="P7"><text:span text:style-name="T5">Competitors who violate the rules will be disqualified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8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违反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违反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违反 </text:span><text:span text:style-name="T5">(wéifǎn)</text:span></text:p>
              </text:list-item>
              <text:list-item>
                <text:p text:style-name="P5"><text:span text:style-name="T5">Violate; go agains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违反了公司的规定，将面临相应的处罚。</text:span></text:p>
              </text:list-item>
              <text:list-item>
                <text:p text:style-name="P7"><text:span text:style-name="T5">Tā wéifǎn le gōngsī de guīdìng, jiāng miànlin xiāngyìng de chǔfá.</text:span></text:p>
              </text:list-item>
              <text:list-item>
                <text:p text:style-name="P7"><text:span text:style-name="T5">He violated the company's regulations and will face corresponding penaltie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8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违法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违法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违法 </text:span><text:span text:style-name="T5">(wéifǎ)</text:span></text:p>
              </text:list-item>
              <text:list-item>
                <text:p text:style-name="P5"><text:span text:style-name="T5">Violate the law; be illegal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任何违法行为都将受到法律制裁。</text:span></text:p>
              </text:list-item>
              <text:list-item>
                <text:p text:style-name="P7"><text:span text:style-name="T5">Rènhé wéifǎ xíngwéi dōu jiāng shòudào fǎlǜ zhìcái.</text:span></text:p>
              </text:list-item>
              <text:list-item>
                <text:p text:style-name="P7"><text:span text:style-name="T5">Any illegal behavior will be subject to legal sanction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8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为主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为主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为主 </text:span><text:span text:style-name="T5">(wèizhǔ)</text:span></text:p>
              </text:list-item>
              <text:list-item>
                <text:p text:style-name="P5"><text:span text:style-name="T5">Mainly; primaril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活动以提高员工技能为主。</text:span></text:p>
              </text:list-item>
              <text:list-item>
                <text:p text:style-name="P7"><text:span text:style-name="T5">Zhège huódòng yǐ tígāo yuángōng jìnéng wèizhǔ.</text:span></text:p>
              </text:list-item>
              <text:list-item>
                <text:p text:style-name="P7"><text:span text:style-name="T5">This activity is mainly aimed at improving employees' skill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8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为止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为止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为止 </text:span><text:span text:style-name="T5">(wéizhǐ)</text:span></text:p>
              </text:list-item>
              <text:list-item>
                <text:p text:style-name="P5"><text:span text:style-name="T5">Up to; until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请将作业完成，时间为止是下午五点。</text:span></text:p>
              </text:list-item>
              <text:list-item>
                <text:p text:style-name="P7"><text:span text:style-name="T5">Qǐng jiāng zuòyè wánchéng, shíjiān wéizhǐ shì xiàwǔ wǔ diǎn.</text:span></text:p>
              </text:list-item>
              <text:list-item>
                <text:p text:style-name="P7"><text:span text:style-name="T5">Please complete the assignment; the deadline is until 5 p.m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9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为期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为期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为期 </text:span><text:span text:style-name="T5">(wèiqī)</text:span></text:p>
              </text:list-item>
              <text:list-item>
                <text:p text:style-name="P5"><text:span text:style-name="T5">Lasting for a period; scheduled fo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项目将为期两年，涉及多个阶段的工作。</text:span></text:p>
              </text:list-item>
              <text:list-item>
                <text:p text:style-name="P7"><text:span text:style-name="T5">Zhège xiàngmù jiāng wèiqī liǎng nián, shèjí duōge jiēduàn de gōngzuò.</text:span></text:p>
              </text:list-item>
              <text:list-item>
                <text:p text:style-name="P7"><text:span text:style-name="T5">This project will last for two years, involving multiple stages of work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29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为难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为难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p text:style-name="P6"><text:span text:style-name="T11"/></text:p>
            <text:list text:style-name="L3">
              <text:list-item>
                <text:p text:style-name="P7"><text:span text:style-name="T5">为难 </text:span><text:span text:style-name="T5">(wéinán)</text:span></text:p>
              </text:list-item>
              <text:list-item>
                <text:p text:style-name="P7"><text:span text:style-name="T5">Feel embarrassed or awkward; be in a dilemma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面临两难的境地，不知该如何抉择。</text:span></text:p>
              </text:list-item>
              <text:list-item>
                <text:p text:style-name="P7"><text:span text:style-name="T5">Tā miànlín liǎngnán de jìngdì, bù zhī gāi rúhé juézé.</text:span></text:p>
              </text:list-item>
              <text:list-item>
                <text:p text:style-name="P7"><text:span text:style-name="T5">He is in a dilemma, not knowing how to make a decisio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9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微博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微博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微博 </text:span><text:span text:style-name="T5">(wēibó)</text:span></text:p>
              </text:list-item>
              <text:list-item>
                <text:p text:style-name="P5"><text:span text:style-name="T5">Microblog; Weibo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经常在微博上分享自己的生活和见闻。</text:span></text:p>
              </text:list-item>
              <text:list-item>
                <text:p text:style-name="P7"><text:span text:style-name="T5">Tā jīngcháng zài wēibó shàng fēnxiǎng zìjǐ de shēnghuó hé jiànwén.</text:span></text:p>
              </text:list-item>
              <text:list-item>
                <text:p text:style-name="P7"><text:span text:style-name="T5">He often shares his life and experiences on Weibo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9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完了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完了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完了 </text:span><text:span text:style-name="T5">(wánle)</text:span></text:p>
              </text:list-item>
              <text:list-item>
                <text:p text:style-name="P5"><text:span text:style-name="T5">Finished; done fo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考试的时候我忘记带笔，完了！</text:span></text:p>
              </text:list-item>
              <text:list-item>
                <text:p text:style-name="P7"><text:span text:style-name="T5">Kǎoshì de shíhou wǒ wàngjì dài bǐ, wánle!</text:span></text:p>
              </text:list-item>
              <text:list-item>
                <text:p text:style-name="P7"><text:span text:style-name="T5">I forgot to bring a pen during the exam, it's done!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9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外界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外界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外界 </text:span><text:span text:style-name="T5">(wàijiè)</text:span></text:p>
              </text:list-item>
              <text:list-item>
                <text:p text:style-name="P5"><text:span text:style-name="T5">Outside world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长时间没有接触外界新闻，对于国际形势不太了解。</text:span></text:p>
              </text:list-item>
              <text:list-item>
                <text:p text:style-name="P7"><text:span text:style-name="T5">Tā cháng shíjiān méiyǒu jiēchù wàijiè xīnwén, duìyú guójì xíngshì bù tài liǎojiě.</text:span></text:p>
              </text:list-item>
              <text:list-item>
                <text:p text:style-name="P7"><text:span text:style-name="T5">He hasn't been in touch with the outside world news for a long time and is not very familiar with the international situatio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9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脱离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脱离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脱离 </text:span><text:span text:style-name="T5">(tuōlí)</text:span></text:p>
              </text:list-item>
              <text:list-item>
                <text:p text:style-name="P5"><text:span text:style-name="T5">Break away from; detach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项目已经脱离了原有的计划，走向了新的方向。</text:span></text:p>
              </text:list-item>
              <text:list-item>
                <text:p text:style-name="P7"><text:span text:style-name="T5">Zhège xiàngmù yǐjīng tuōlí le yuán yǒu de jìhuà, zǒuxiàng le xīn de fāngxiàng.</text:span></text:p>
              </text:list-item>
              <text:list-item>
                <text:p text:style-name="P7"><text:span text:style-name="T5">This project has already deviated from the original plan and moved in a new directio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9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推行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推行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推行 </text:span><text:span text:style-name="T5">(tuīxíng)</text:span></text:p>
              </text:list-item>
              <text:list-item>
                <text:p text:style-name="P5"><text:span text:style-name="T5">Implement; promot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公司决定推行新的工作制度以提高效率。</text:span></text:p>
              </text:list-item>
              <text:list-item>
                <text:p text:style-name="P7"><text:span text:style-name="T5">Gōngsī juédìng tuīxíng xīn de gōngzuò zhìdù yǐ tígāo xiàolǜ.</text:span></text:p>
              </text:list-item>
              <text:list-item>
                <text:p text:style-name="P7"><text:span text:style-name="T5">The company decided to implement a new work system to improve efficienc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9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团长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团长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团长 </text:span><text:span text:style-name="T5">(tuánzhǎng)</text:span></text:p>
              </text:list-item>
              <text:list-item>
                <text:p text:style-name="P5"><text:span text:style-name="T5">Head of a group; team leade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是我们团队的团长，负责组织协调工作。</text:span></text:p>
              </text:list-item>
              <text:list-item>
                <text:p text:style-name="P7"><text:span text:style-name="T5">Tā shì wǒmen tuánduì de tuánzhǎng, fùzé zǔzhī xiétiáo gōngzuò.</text:span></text:p>
              </text:list-item>
              <text:list-item>
                <text:p text:style-name="P7"><text:span text:style-name="T5">He is the team leader of our group, responsible for organizing and coordinating work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9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兔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兔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兔 </text:span><text:span text:style-name="T5">(tù)</text:span></text:p>
              </text:list-item>
              <text:list-item>
                <text:p text:style-name="P5"><text:span text:style-name="T5">Rabbi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只小兔子非常可爱，蹦蹦跳跳的。</text:span></text:p>
              </text:list-item>
              <text:list-item>
                <text:p text:style-name="P7"><text:span text:style-name="T5">Zhè zhī xiǎo tùzi fēicháng kě'ài, bèng bèng tiào tiào de.</text:span></text:p>
              </text:list-item>
              <text:list-item>
                <text:p text:style-name="P7"><text:span text:style-name="T5">This little rabbit is very cute, hopping around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9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吐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吐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吐 </text:span><text:span text:style-name="T5">(tǔ)</text:span></text:p>
              </text:list-item>
              <text:list-item>
                <text:p text:style-name="P5"><text:span text:style-name="T5">Vomit; spit ou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感到恶心，不得不吐出胃里的东西。</text:span></text:p>
              </text:list-item>
              <text:list-item>
                <text:p text:style-name="P7"><text:span text:style-name="T5">Tā gǎndào ěxīn, bùdébù tǔ chū wèi lǐ de dōngxi.</text:span></text:p>
              </text:list-item>
              <text:list-item>
                <text:p text:style-name="P7"><text:span text:style-name="T5">He felt nauseous and had to vomit what was in his stomach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0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土豆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土豆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土豆 </text:span><text:span text:style-name="T5">(tǔdòu)</text:span></text:p>
              </text:list-item>
              <text:list-item>
                <text:p text:style-name="P5"><text:span text:style-name="T5">Potato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土豆是一种常见的蔬菜，富含淀粉。</text:span></text:p>
              </text:list-item>
              <text:list-item>
                <text:p text:style-name="P7"><text:span text:style-name="T5">Tǔdòu shì yī zhǒng chángjiàn de shūcài, fù hán diànfěn.</text:span></text:p>
              </text:list-item>
              <text:list-item>
                <text:p text:style-name="P7"><text:span text:style-name="T5">Potatoes are a common vegetable rich in starch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0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突破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突破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突破 </text:span><text:span text:style-name="T5">(tūpò)</text:span></text:p>
              </text:list-item>
              <text:list-item>
                <text:p text:style-name="P5"><text:span text:style-name="T5">Breakthrough; make a breakthrough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科技的突破推动了社会的发展。</text:span></text:p>
              </text:list-item>
              <text:list-item>
                <text:p text:style-name="P7"><text:span text:style-name="T5">Kējì de tūpò tuīdòng le shèhuì de fāzhǎn.</text:span></text:p>
              </text:list-item>
              <text:list-item>
                <text:p text:style-name="P7"><text:span text:style-name="T5">Technological breakthroughs drive social developmen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0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偷偷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偷偷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偷偷 </text:span><text:span text:style-name="T5">(tōutōu)</text:span></text:p>
              </text:list-item>
              <text:list-item>
                <text:p text:style-name="P5"><text:span text:style-name="T5">Secretly; stealthil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偷偷地溜出去参加了聚会。</text:span></text:p>
              </text:list-item>
              <text:list-item>
                <text:p text:style-name="P7"><text:span text:style-name="T5">Tā tōutōu de liū chūqù cānjiā le jùhuì.</text:span></text:p>
              </text:list-item>
              <text:list-item>
                <text:p text:style-name="P7"><text:span text:style-name="T5">He sneaked out secretly to join the part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0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偷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偷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偷 </text:span><text:span text:style-name="T5">(tōu)</text:span></text:p>
              </text:list-item>
              <text:list-item>
                <text:p text:style-name="P5"><text:span text:style-name="T5">Steal; thef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偷窃行为将受到法律的制裁。</text:span></text:p>
              </text:list-item>
              <text:list-item>
                <text:p text:style-name="P7"><text:span text:style-name="T5">Tōuqiè xíngwéi jiāng shòudào fǎlǜ de zhìcái.</text:span></text:p>
              </text:list-item>
              <text:list-item>
                <text:p text:style-name="P7"><text:span text:style-name="T5">Stealing behavior will be punished by law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0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通用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通用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通用 </text:span><text:span text:style-name="T5">(tōngyòng)</text:span></text:p>
              </text:list-item>
              <text:list-item>
                <text:p text:style-name="P5"><text:span text:style-name="T5">Universal; commonly used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种电池通用于大多数电子设备。</text:span></text:p>
              </text:list-item>
              <text:list-item>
                <text:p text:style-name="P7"><text:span text:style-name="T5">Zhè zhǒng diànbattery yòngyú dà duōshù diànzǐ shèbèi.</text:span></text:p>
              </text:list-item>
              <text:list-item>
                <text:p text:style-name="P7"><text:span text:style-name="T5">This type of battery is universal for most electronic device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0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停留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停留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停留 </text:span><text:span text:style-name="T5">(tíngliú)</text:span></text:p>
              </text:list-item>
              <text:list-item>
                <text:p text:style-name="P5"><text:span text:style-name="T5">Stay; linge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我们只是在这里停留了一会儿，就继续前行了。</text:span></text:p>
              </text:list-item>
              <text:list-item>
                <text:p text:style-name="P7"><text:span text:style-name="T5">Wǒmen zhǐshì zài zhèlǐ tíngliú le yīhuì'er, jiù jìxù qiánxíng le.</text:span></text:p>
              </text:list-item>
              <text:list-item>
                <text:p text:style-name="P7"><text:span text:style-name="T5">We just stayed here for a while and then continued our journe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0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厅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厅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厅 </text:span><text:span text:style-name="T5">(tīng)</text:span></text:p>
              </text:list-item>
              <text:list-item>
                <text:p text:style-name="P5"><text:span text:style-name="T5">Hall; reception room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晚宴将在大厅举行，欢迎大家前来。</text:span></text:p>
              </text:list-item>
              <text:list-item>
                <text:p text:style-name="P7"><text:span text:style-name="T5">Wǎnyàn jiāng zài dàtīng jǔxíng, huānyíng dàjiā qián lái.</text:span></text:p>
              </text:list-item>
              <text:list-item>
                <text:p text:style-name="P7"><text:span text:style-name="T5">The banquet will be held in the hall, and everyone is welcome to attend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0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调解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调解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调解 </text:span><text:span text:style-name="T5">(tiáojiě)</text:span></text:p>
              </text:list-item>
              <text:list-item>
                <text:p text:style-name="P5"><text:span text:style-name="T5">Mediate; mediate i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在纠纷解决中，调解人的作用非常重要。</text:span></text:p>
              </text:list-item>
              <text:list-item>
                <text:p text:style-name="P7"><text:span text:style-name="T5">Zài jiūfēn jiějué zhōng, tiáojiě rén de zuòyòng fēicháng zhòngyào.</text:span></text:p>
              </text:list-item>
              <text:list-item>
                <text:p text:style-name="P7"><text:span text:style-name="T5">In dispute resolution, the role of a mediator is very importan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0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调节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调节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调节 </text:span><text:span text:style-name="T5">(tiáojié)</text:span></text:p>
              </text:list-item>
              <text:list-item>
                <text:p text:style-name="P5"><text:span text:style-name="T5">Adjust; regulat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我们需要调节空调温度，使室内舒适。</text:span></text:p>
              </text:list-item>
              <text:list-item>
                <text:p text:style-name="P7"><text:span text:style-name="T5">Wǒmen xūyào tiáojié kōngtiáo wēndù, shǐ shìnèi shūshì.</text:span></text:p>
              </text:list-item>
              <text:list-item>
                <text:p text:style-name="P7"><text:span text:style-name="T5">We need to adjust the air conditioner temperature to make the indoor environment comfortabl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0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天文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天文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天文 </text:span><text:span text:style-name="T5">(tiānwén)</text:span></text:p>
              </text:list-item>
              <text:list-item>
                <text:p text:style-name="P5"><text:span text:style-name="T5">Astronom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天文学研究宇宙中的星体和宇宙规律。</text:span></text:p>
              </text:list-item>
              <text:list-item>
                <text:p text:style-name="P7"><text:span text:style-name="T5">Tiānwénxué yánjiū yǔzhòu zhōng de xīngtǐ hé yǔzhòu guīlǜ.</text:span></text:p>
              </text:list-item>
              <text:list-item>
                <text:p text:style-name="P7"><text:span text:style-name="T5">Astronomy studies celestial bodies and the laws of the univers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1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天然气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天然气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天然气 </text:span><text:span text:style-name="T5">(tiānránqì)</text:span></text:p>
              </text:list-item>
              <text:list-item>
                <text:p text:style-name="P5"><text:span text:style-name="T5">Natural gas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天然气是一种清洁能源，被广泛用于生活和工业。</text:span></text:p>
              </text:list-item>
              <text:list-item>
                <text:p text:style-name="P7"><text:span text:style-name="T5">Tiānránqì shì yī zhǒng qīngjié néngyuán, bèi guǎngfàn yòngyú shēnghuó hé gōngyè.</text:span></text:p>
              </text:list-item>
              <text:list-item>
                <text:p text:style-name="P7"><text:span text:style-name="T5">Natural gas is a clean energy source widely used in both daily life and industr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1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天才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天才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天才 </text:span><text:span text:style-name="T5">(tiāncái)</text:span></text:p>
              </text:list-item>
              <text:list-item>
                <text:p text:style-name="P5"><text:span text:style-name="T5">Genius; talen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爱因斯坦被认为是一位科学天才。</text:span></text:p>
              </text:list-item>
              <text:list-item>
                <text:p text:style-name="P7"><text:span text:style-name="T5">Àiyīnsītǎn bèi rènwéi shì yī wèi kēxué tiāncái.</text:span></text:p>
              </text:list-item>
              <text:list-item>
                <text:p text:style-name="P7"><text:span text:style-name="T5">Einstein is considered a scientific geniu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1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体力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体力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体力 </text:span><text:span text:style-name="T5">(tǐlì)</text:span></text:p>
              </text:list-item>
              <text:list-item>
                <text:p text:style-name="P5"><text:span text:style-name="T5">Physical strength; stamina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运动需要耗费大量的体力，要保持身体健康。</text:span></text:p>
              </text:list-item>
              <text:list-item>
                <text:p text:style-name="P7"><text:span text:style-name="T5">Yùndòng xūyào hàofèi dàliàng de tǐlì, yào bǎochí shēntǐ jiànkāng.</text:span></text:p>
              </text:list-item>
              <text:list-item>
                <text:p text:style-name="P7"><text:span text:style-name="T5">Exercise requires a lot of physical strength to maintain good health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1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体积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体积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体积 </text:span><text:span text:style-name="T5">(tǐjī)</text:span></text:p>
              </text:list-item>
              <text:list-item>
                <text:p text:style-name="P5"><text:span text:style-name="T5">Volume; bulk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箱子虽然轻便，但体积很大，不方便携带。</text:span></text:p>
              </text:list-item>
              <text:list-item>
                <text:p text:style-name="P7"><text:span text:style-name="T5">Zhège xiāngzi suīrán qīngbiàn, dàn tǐjī hěn dà, bù fāngbiàn xiédài.</text:span></text:p>
              </text:list-item>
              <text:list-item>
                <text:p text:style-name="P7"><text:span text:style-name="T5">Although this suitcase is lightweight, it has a large volume, making it inconvenient to carr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1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题材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题材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题材 </text:span><text:span text:style-name="T5">(tícái)</text:span></text:p>
              </text:list-item>
              <text:list-item>
                <text:p text:style-name="P5"><text:span text:style-name="T5">Theme; subject matte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部电影的题材很新颖，引起了观众的关注。</text:span></text:p>
              </text:list-item>
              <text:list-item>
                <text:p text:style-name="P7"><text:span text:style-name="T5">Zhè bù diànyǐng de tícái hěn xīnyǐng, yǐnqǐ le guānzhòng de guānzhù.</text:span></text:p>
              </text:list-item>
              <text:list-item>
                <text:p text:style-name="P7"><text:span text:style-name="T5">The theme of this movie is very innovative, attracting the audience's attentio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1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提示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提示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提示 </text:span><text:span text:style-name="T5">(tíshì)</text:span></text:p>
              </text:list-item>
              <text:list-item>
                <text:p text:style-name="P5"><text:span text:style-name="T5">Prompt; hint; reminde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在使用新软件时，系统会给出相关的提示。</text:span></text:p>
              </text:list-item>
              <text:list-item>
                <text:p text:style-name="P7"><text:span text:style-name="T5">Zài shǐyòng xīn ruǎnjiàn shí, xìtǒng huì gěi chū xiāngguān de tíshì.</text:span></text:p>
              </text:list-item>
              <text:list-item>
                <text:p text:style-name="P7"><text:span text:style-name="T5">When using new software, the system will provide relevant prompt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1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提起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提起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提起 </text:span><text:span text:style-name="T5">(tíqǐ)</text:span></text:p>
              </text:list-item>
              <text:list-item>
                <text:p text:style-name="P5"><text:span text:style-name="T5">Bring up; mentio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每次提起那段往事，她都感到心情沉重。</text:span></text:p>
              </text:list-item>
              <text:list-item>
                <text:p text:style-name="P7"><text:span text:style-name="T5">Měi cì tíqǐ nà duàn wǎngshì, tā dōu gǎndào xīnqíng chénzhòng.</text:span></text:p>
              </text:list-item>
              <text:list-item>
                <text:p text:style-name="P7"><text:span text:style-name="T5">Every time that past event is brought up, she feels heavy-hearted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1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提倡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提倡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提倡 </text:span><text:span text:style-name="T5">(tíchàng)</text:span></text:p>
              </text:list-item>
              <text:list-item>
                <text:p text:style-name="P5"><text:span text:style-name="T5">Advocate; promot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我们应该提倡环保意识，保护地球。</text:span></text:p>
              </text:list-item>
              <text:list-item>
                <text:p text:style-name="P7"><text:span text:style-name="T5">Wǒmen yīnggāi tíchàng huánbǎo yìshí, bǎohù dìqiú.</text:span></text:p>
              </text:list-item>
              <text:list-item>
                <text:p text:style-name="P7"><text:span text:style-name="T5">We should advocate for environmental awareness and protect the Earth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1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特有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特有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12">特有 </text:span><text:span text:style-name="T8">(tèyǒu)</text:span></text:p>
              </text:list-item>
              <text:list-item>
                <text:p text:style-name="P5"><text:span text:style-name="T8">Unique; peculiar to</text:span></text:p>
              </text:list-item>
            </text:list>
            <text:p text:style-name="P6"><text:span text:style-name="T8"/></text:p>
            <text:list text:continue-numbering="true" text:style-name="L3">
              <text:list-item>
                <text:p text:style-name="P7"><text:span text:style-name="T8">这种植物在这个地区是特有的。</text:span></text:p>
              </text:list-item>
              <text:list-item>
                <text:p text:style-name="P7"><text:span text:style-name="T8">Zhè zhǒng zhíwù zài zhège dìqū shì tèyǒu de.</text:span></text:p>
              </text:list-item>
              <text:list-item>
                <text:p text:style-name="P7"><text:span text:style-name="T8">This plant is unique to this regio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1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特性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特性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特性 </text:span><text:span text:style-name="T5">(tèxìng)</text:span></text:p>
              </text:list-item>
              <text:list-item>
                <text:p text:style-name="P5"><text:span text:style-name="T5">Characteristic; featur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每个人都有自己独特的特性。</text:span></text:p>
              </text:list-item>
              <text:list-item>
                <text:p text:style-name="P7"><text:span text:style-name="T5">Měi gè rén dōu yǒu zìjǐ dútè de tèxìng.</text:span></text:p>
              </text:list-item>
              <text:list-item>
                <text:p text:style-name="P7"><text:span text:style-name="T5">Everyone has their own unique characteristic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2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特定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特定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特定 </text:span><text:span text:style-name="T5">(tèdìng)</text:span></text:p>
              </text:list-item>
              <text:list-item>
                <text:p text:style-name="P5"><text:span text:style-name="T5">Specific; particula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规定只适用于特定的情况。</text:span></text:p>
              </text:list-item>
              <text:list-item>
                <text:p text:style-name="P7"><text:span text:style-name="T5">Zhège guīdìng zhǐ shìyòng yú tèdìng de qíngkuàng.</text:span></text:p>
              </text:list-item>
              <text:list-item>
                <text:p text:style-name="P7"><text:span text:style-name="T5">This regulation applies only to specific situation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2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讨厌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讨厌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讨厌 </text:span><text:span text:style-name="T5">(tǎoyàn)</text:span></text:p>
              </text:list-item>
              <text:list-item>
                <text:p text:style-name="P5"><text:span text:style-name="T5">Hate; dislike; annoying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我讨厌下雨天，总觉得心情很差。</text:span></text:p>
              </text:list-item>
              <text:list-item>
                <text:p text:style-name="P7"><text:span text:style-name="T5">Wǒ tǎoyàn xiàyǔ tiān, zǒng juéde xīnqíng hěn chà.</text:span></text:p>
              </text:list-item>
              <text:list-item>
                <text:p text:style-name="P7"><text:span text:style-name="T5">I dislike rainy days; they always make me feel in a bad mood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2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桃树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桃树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桃树 </text:span><text:span text:style-name="T5">(táoshù)</text:span></text:p>
              </text:list-item>
              <text:list-item>
                <text:p text:style-name="P5"><text:span text:style-name="T5">Peach tre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在花园里种了几棵桃树，期待着丰收的季节。</text:span></text:p>
              </text:list-item>
              <text:list-item>
                <text:p text:style-name="P7"><text:span text:style-name="T5">Tā zài huāyuán lǐ zhòng le jǐ kē táoshù, qīdài zhe fēngshōu de jìjié.</text:span></text:p>
              </text:list-item>
              <text:list-item>
                <text:p text:style-name="P7"><text:span text:style-name="T5">He planted several peach trees in the garden, looking forward to the harvest seaso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2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桃花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桃花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桃花 </text:span><text:span text:style-name="T5">(táohuā)</text:span></text:p>
              </text:list-item>
              <text:list-item>
                <text:p text:style-name="P5"><text:span text:style-name="T5">Peach blossom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春天，桃花盛开，美丽的景象让人陶醉。</text:span></text:p>
              </text:list-item>
              <text:list-item>
                <text:p text:style-name="P7"><text:span text:style-name="T5">Chūntiān, táohuā shèngkāi, měilì de jǐngxiàng ràng rén táozuì.</text:span></text:p>
              </text:list-item>
              <text:list-item>
                <text:p text:style-name="P7"><text:span text:style-name="T5">In spring, peach blossoms bloom, creating a beautiful scene that is enchanting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2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桃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桃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桃 </text:span><text:span text:style-name="T5">(táo)</text:span></text:p>
              </text:list-item>
              <text:list-item>
                <text:p text:style-name="P5"><text:span text:style-name="T5">Peach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夏天是吃桃子的好季节。</text:span></text:p>
              </text:list-item>
              <text:list-item>
                <text:p text:style-name="P7"><text:span text:style-name="T5">Xiàtiān shì chī táozi de hǎo jìjié.</text:span></text:p>
              </text:list-item>
              <text:list-item>
                <text:p text:style-name="P7"><text:span text:style-name="T5">Summer is the season for eating peache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2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逃走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逃走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逃走 </text:span><text:span text:style-name="T5">(táozǒu)</text:span></text:p>
              </text:list-item>
              <text:list-item>
                <text:p text:style-name="P5"><text:span text:style-name="T5">Escape; fle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小偷逃走后，警察紧追不舍。</text:span></text:p>
              </text:list-item>
              <text:list-item>
                <text:p text:style-name="P7"><text:span text:style-name="T5">Xiǎotōu táozǒu hòu, jǐngchá jǐn zhuī bù shě.</text:span></text:p>
              </text:list-item>
              <text:list-item>
                <text:p text:style-name="P7"><text:span text:style-name="T5">After the thief fled, the police pursued closel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2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逃跑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逃跑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逃跑 </text:span><text:span text:style-name="T5">(táopǎo)</text:span></text:p>
              </text:list-item>
              <text:list-item>
                <text:p text:style-name="P5"><text:span text:style-name="T5">Escape; run awa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发现盗贼后，他立刻逃跑了。</text:span></text:p>
              </text:list-item>
              <text:list-item>
                <text:p text:style-name="P7"><text:span text:style-name="T5">Fāxiàn dào zéi hòu, tā lìkè táopǎo le.</text:span></text:p>
              </text:list-item>
              <text:list-item>
                <text:p text:style-name="P7"><text:span text:style-name="T5">Upon discovering the thief, he immediately ran awa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2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逃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逃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逃 </text:span><text:span text:style-name="T5">(táo)</text:span></text:p>
              </text:list-item>
              <text:list-item>
                <text:p text:style-name="P5"><text:span text:style-name="T5">Escape; fle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在危险来临时，大家纷纷想办法逃生。</text:span></text:p>
              </text:list-item>
              <text:list-item>
                <text:p text:style-name="P7"><text:span text:style-name="T5">Zài wēixiǎn láilín shí, dàjiā fēnfēn xiǎng bànfǎ táoshēng.</text:span></text:p>
              </text:list-item>
              <text:list-item>
                <text:p text:style-name="P7"><text:span text:style-name="T5">When danger comes, everyone tries to find a way to escap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2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弹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弹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弹 </text:span><text:span text:style-name="T5">(tán)</text:span></text:p>
              </text:list-item>
              <text:list-item>
                <text:p text:style-name="P5"><text:span text:style-name="T5">Bullet; play a musical instrumen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在弹吉他的时候，整个房间充满了音乐的美妙。</text:span></text:p>
              </text:list-item>
              <text:list-item>
                <text:p text:style-name="P7"><text:span text:style-name="T5">Tā zài tán jítā de shíhou, zhěnggè fángjiān chōngmǎn le yīnyuè de měiwù.</text:span></text:p>
              </text:list-item>
              <text:list-item>
                <text:p text:style-name="P7"><text:span text:style-name="T5">When he plays the guitar, the whole room is filled with the beauty of music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2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太空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太空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12">太空 </text:span><text:span text:style-name="T8">(tàikōng)</text:span></text:p>
              </text:list-item>
              <text:list-item>
                <text:p text:style-name="P5"><text:span text:style-name="T8">Outer space</text:span></text:p>
              </text:list-item>
            </text:list>
            <text:p text:style-name="P6"><text:span text:style-name="T8"/></text:p>
            <text:list text:continue-numbering="true" text:style-name="L3">
              <text:list-item>
                <text:p text:style-name="P7"><text:span text:style-name="T8">太空探索是人类科技的伟大成就之一。</text:span></text:p>
              </text:list-item>
              <text:list-item>
                <text:p text:style-name="P7"><text:span text:style-name="T8">Tàikōng tànsuǒ shì rénlèi kējì de wěidà chéngjiù zhī yī.</text:span></text:p>
              </text:list-item>
              <text:list-item>
                <text:p text:style-name="P7"><text:span text:style-name="T8">Space exploration is one of the great achievements of human technolog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3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抬头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抬头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抬头 </text:span><text:span text:style-name="T5">(táitóu)</text:span></text:p>
              </text:list-item>
              <text:list-item>
                <text:p text:style-name="P5"><text:span text:style-name="T5">Raise one's head; look up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在繁忙的工作中，记得抬头看看窗外的风景。</text:span></text:p>
              </text:list-item>
              <text:list-item>
                <text:p text:style-name="P7"><text:span text:style-name="T5">Zài fánmáng de gōngzuò zhōng, jìde táitóu kàn kàn chuāngwài de fēngjǐng.</text:span></text:p>
              </text:list-item>
              <text:list-item>
                <text:p text:style-name="P7"><text:span text:style-name="T5">In the midst of busy work, remember to look up and enjoy the scenery outside the window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3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抬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抬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抬 </text:span><text:span text:style-name="T5">(tái)</text:span></text:p>
              </text:list-item>
              <text:list-item>
                <text:p text:style-name="P5"><text:span text:style-name="T5">Lift; rais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工人们一起抬起了沉重的货物。</text:span></text:p>
              </text:list-item>
              <text:list-item>
                <text:p text:style-name="P7"><text:span text:style-name="T5">Gōngrénmen yīqǐ tái qǐle chénzhòng de huòwù.</text:span></text:p>
              </text:list-item>
              <text:list-item>
                <text:p text:style-name="P7"><text:span text:style-name="T5">The workers lifted the heavy cargo together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3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台风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台风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台风 </text:span><text:span text:style-name="T5">(táifēng)</text:span></text:p>
              </text:list-item>
              <text:list-item>
                <text:p text:style-name="P5"><text:span text:style-name="T5">Typhoo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台风季节来临前，大家要做好防护准备。</text:span></text:p>
              </text:list-item>
              <text:list-item>
                <text:p text:style-name="P7"><text:span text:style-name="T5">Táifēng jìjié láilín qián, dàjiā yào zuò hǎo fánghù zhǔnbèi.</text:span></text:p>
              </text:list-item>
              <text:list-item>
                <text:p text:style-name="P7"><text:span text:style-name="T5">Before the typhoon season arrives, everyone should make preparations for protectio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3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锁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锁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锁 </text:span><text:span text:style-name="T5">(suǒ)</text:span></text:p>
              </text:list-item>
              <text:list-item>
                <text:p text:style-name="P5"><text:span text:style-name="T5">Lock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请把门锁好，防止不速之客进入。</text:span></text:p>
              </text:list-item>
              <text:list-item>
                <text:p text:style-name="P7"><text:span text:style-name="T5">Qǐng bǎ mén suǒ hǎo, fángzhì bù sù zhī kè jìnrù.</text:span></text:p>
              </text:list-item>
              <text:list-item>
                <text:p text:style-name="P7"><text:span text:style-name="T5">Please lock the door to prevent unauthorized entr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3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所在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所在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所在 </text:span><text:span text:style-name="T5">(suǒzài)</text:span></text:p>
              </text:list-item>
              <text:list-item>
                <text:p text:style-name="P5"><text:span text:style-name="T5">Location; whereabouts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的办公室所在的楼层正在装修。</text:span></text:p>
              </text:list-item>
              <text:list-item>
                <text:p text:style-name="P7"><text:span text:style-name="T5">Tā de bàngōngshì suǒzài de lóucéng zhèngzài zhuāngxiū.</text:span></text:p>
              </text:list-item>
              <text:list-item>
                <text:p text:style-name="P7"><text:span text:style-name="T5">The floor where his office is located is currently under renovatio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3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损失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损失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损失 </text:span><text:span text:style-name="T5">(sǔnshī)</text:span></text:p>
              </text:list-item>
              <text:list-item>
                <text:p text:style-name="P5"><text:span text:style-name="T5">Loss; damag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次事故造成了巨大的经济损失。</text:span></text:p>
              </text:list-item>
              <text:list-item>
                <text:p text:style-name="P7"><text:span text:style-name="T5">Zhè cì shìgù zàochéng le jùdà de jīngjì sǔnshī.</text:span></text:p>
              </text:list-item>
              <text:list-item>
                <text:p text:style-name="P7"><text:span text:style-name="T5">This accident resulted in enormous economic losse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3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损害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损害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损害 </text:span><text:span text:style-name="T5">(sǔnhài)</text:span></text:p>
              </text:list-item>
              <text:list-item>
                <text:p text:style-name="P5"><text:span text:style-name="T5">Harm; damag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环境污染对健康会造成很大的损害。</text:span></text:p>
              </text:list-item>
              <text:list-item>
                <text:p text:style-name="P7"><text:span text:style-name="T5">Huánjìng wūrǎn duì jiànkāng huì zàochéng hěn dà de sǔnhài.</text:span></text:p>
              </text:list-item>
              <text:list-item>
                <text:p text:style-name="P7"><text:span text:style-name="T5">Environmental pollution can cause significant harm to health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3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碎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碎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碎 </text:span><text:span text:style-name="T5">(suì)</text:span></text:p>
              </text:list-item>
              <text:list-item>
                <text:p text:style-name="P5"><text:span text:style-name="T5">Break into pieces; shatte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花瓶掉在地上，碎片散落一地。</text:span></text:p>
              </text:list-item>
              <text:list-item>
                <text:p text:style-name="P7"><text:span text:style-name="T5">Huāpíng diào zài dìshàng, suìpiàn sànluò yīdì.</text:span></text:p>
              </text:list-item>
              <text:list-item>
                <text:p text:style-name="P7"><text:span text:style-name="T5">The vase fell to the ground, and the pieces scattered everywher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3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岁月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岁月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p text:style-name="P6"><text:span text:style-name="T11"/></text:p>
            <text:list text:style-name="L3">
              <text:list-item>
                <text:p text:style-name="P7"><text:span text:style-name="T5">岁月 </text:span><text:span text:style-name="T5">(suìyuè)</text:span></text:p>
              </text:list-item>
              <text:list-item>
                <text:p text:style-name="P7"><text:span text:style-name="T5">Years; tim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岁月如梭，时光荏苒，转眼间已是多年。</text:span></text:p>
              </text:list-item>
              <text:list-item>
                <text:p text:style-name="P7"><text:span text:style-name="T5">Suìyuè rú suō, shíguāng rěnrǎn, zhuǎnyǎn jiān yǐ shì duō nián.</text:span></text:p>
              </text:list-item>
              <text:list-item>
                <text:p text:style-name="P7"><text:span text:style-name="T5">Time flies, and in the blink of an eye, many years have passed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3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随着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随着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随着 </text:span><text:span text:style-name="T5">(suízhe)</text:span></text:p>
              </text:list-item>
              <text:list-item>
                <text:p text:style-name="P5"><text:span text:style-name="T5">Along with; in the wake of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随着科技的发展，社会发生了巨大的变化。</text:span></text:p>
              </text:list-item>
              <text:list-item>
                <text:p text:style-name="P7"><text:span text:style-name="T5">Suízhe kējì de fāzhǎn, shèhuì fāshēng le jùdà de biànhuà.</text:span></text:p>
              </text:list-item>
              <text:list-item>
                <text:p text:style-name="P7"><text:span text:style-name="T5">With the development of technology, society has undergone tremendous change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4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随意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随意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随意 </text:span><text:span text:style-name="T5">(suíyì)</text:span></text:p>
              </text:list-item>
              <text:list-item>
                <text:p text:style-name="P5"><text:span text:style-name="T5">Casual; random; at will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地方允许游客随意参观。</text:span></text:p>
              </text:list-item>
              <text:list-item>
                <text:p text:style-name="P7"><text:span text:style-name="T5">Zhège dìfāng yǔnxǔ yóukè suíyì cānguān.</text:span></text:p>
              </text:list-item>
              <text:list-item>
                <text:p text:style-name="P7"><text:span text:style-name="T5">This place allows visitors to wander around freel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4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随后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随后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随后 </text:span><text:span text:style-name="T5">(suíhòu)</text:span></text:p>
              </text:list-item>
              <text:list-item>
                <text:p text:style-name="P5"><text:span text:style-name="T5">Later; afterwards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先去开会，随后会回来接你。</text:span></text:p>
              </text:list-item>
              <text:list-item>
                <text:p text:style-name="P7"><text:span text:style-name="T5">Tā xiān qù kāihuì, suíhòu huì huílai jiē nǐ.</text:span></text:p>
              </text:list-item>
              <text:list-item>
                <text:p text:style-name="P7"><text:span text:style-name="T5">He will go to the meeting first, and afterwards, he will come back to pick you up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4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酸甜苦辣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酸甜苦辣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酸甜苦辣 </text:span><text:span text:style-name="T5">(suān tián kǔ là)</text:span></text:p>
              </text:list-item>
              <text:list-item>
                <text:p text:style-name="P5"><text:span text:style-name="T5">Sour, sweet, bitter, spicy; the ups and downs of lif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人生就像一杯酸甜苦辣的酒，需要懂得品味。</text:span></text:p>
              </text:list-item>
              <text:list-item>
                <text:p text:style-name="P7"><text:span text:style-name="T5">Rénshēng jiù xiàng yī bēi suān tián kǔ là de jiǔ, xūyào dǒngde pǐnwèi.</text:span></text:p>
              </text:list-item>
              <text:list-item>
                <text:p text:style-name="P7"><text:span text:style-name="T5">Life is like a glass of wine with its ups and downs; it requires a taste for appreciatio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4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宿舍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宿舍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宿舍 </text:span><text:span text:style-name="T5">(sùshè)</text:span></text:p>
              </text:list-item>
              <text:list-item>
                <text:p text:style-name="P5"><text:span text:style-name="T5">Dormitory; hostel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大学生活中，宿舍是他们的另一个家。</text:span></text:p>
              </text:list-item>
              <text:list-item>
                <text:p text:style-name="P7"><text:span text:style-name="T5">Dàxué shēnghuó zhōng, sùshè shì tāmen de lìng yī gè jiā.</text:span></text:p>
              </text:list-item>
              <text:list-item>
                <text:p text:style-name="P7"><text:span text:style-name="T5">In university life, the dormitory is another home for them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4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搜索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搜索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搜索 </text:span><text:span text:style-name="T5">(sōusuǒ)</text:span></text:p>
              </text:list-item>
              <text:list-item>
                <text:p text:style-name="P5"><text:span text:style-name="T5">Search; look fo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在互联网上，你可以使用搜索引擎找到各种信息。</text:span></text:p>
              </text:list-item>
              <text:list-item>
                <text:p text:style-name="P7"><text:span text:style-name="T5">Zài hùliánwǎng shàng, nǐ kěyǐ shǐyòng sōusuǒ yǐnqíng zhǎodào gè zhǒng xìnxī.</text:span></text:p>
              </text:list-item>
              <text:list-item>
                <text:p text:style-name="P7"><text:span text:style-name="T5">On the internet, you can use search engines to find various informatio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4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搜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搜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搜 </text:span><text:span text:style-name="T5">(sōu)</text:span></text:p>
              </text:list-item>
              <text:list-item>
                <text:p text:style-name="P5"><text:span text:style-name="T5">Search; hunt fo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警察正在搜寻失踪的孩子。</text:span></text:p>
              </text:list-item>
              <text:list-item>
                <text:p text:style-name="P7"><text:span text:style-name="T5">Jǐngchá zhèngzài sōuxún shīzōng de háizi.</text:span></text:p>
              </text:list-item>
              <text:list-item>
                <text:p text:style-name="P7"><text:span text:style-name="T5">The police are searching for the missing child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4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四周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四周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12">四周 </text:span><text:span text:style-name="T8">(sìzhōu)</text:span></text:p>
              </text:list-item>
              <text:list-item>
                <text:p text:style-name="P5"><text:span text:style-name="T8">All around; on all sides</text:span></text:p>
              </text:list-item>
            </text:list>
            <text:p text:style-name="P6"><text:span text:style-name="T8"/></text:p>
            <text:list text:continue-numbering="true" text:style-name="L3">
              <text:list-item>
                <text:p text:style-name="P7"><text:span text:style-name="T8">他环顾四周，寻找着一个安全的出口。</text:span></text:p>
              </text:list-item>
              <text:list-item>
                <text:p text:style-name="P7"><text:span text:style-name="T8">Tā huángù sìzhōu, xúnzhǎozhe yīgè ānquán de chūkǒu.</text:span></text:p>
              </text:list-item>
              <text:list-item>
                <text:p text:style-name="P7"><text:span text:style-name="T8">He looked around in all directions, searching for a safe exi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4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思维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思维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12">思维 </text:span><text:span text:style-name="T8">(sīwéi)</text:span></text:p>
              </text:list-item>
              <text:list-item>
                <text:p text:style-name="P5"><text:span text:style-name="T8">Thinking; thought</text:span></text:p>
              </text:list-item>
            </text:list>
            <text:p text:style-name="P6"><text:span text:style-name="T8"/></text:p>
            <text:list text:continue-numbering="true" text:style-name="L3">
              <text:list-item>
                <text:p text:style-name="P7"><text:span text:style-name="T8">培养创造性思维对个人和社会都很重要。</text:span></text:p>
              </text:list-item>
              <text:list-item>
                <text:p text:style-name="P7"><text:span text:style-name="T8">Péiyǎng chuàngzàoxìng sīwéi duì gèrén hé shèhuì dōu hěn zhòngyào.</text:span></text:p>
              </text:list-item>
              <text:list-item>
                <text:p text:style-name="P7"><text:span text:style-name="T8">Cultivating creative thinking is important for both individuals and societ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4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私人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私人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私人 </text:span><text:span text:style-name="T5">(sīrén)</text:span></text:p>
              </text:list-item>
              <text:list-item>
                <text:p text:style-name="P5"><text:span text:style-name="T5">Private; personal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是我的私人空间，请不要随意进入。</text:span></text:p>
              </text:list-item>
              <text:list-item>
                <text:p text:style-name="P7"><text:span text:style-name="T5">Zhè shì wǒ de sīrén kōnɡjiān, qǐng bùyào suíyì jìnrù.</text:span></text:p>
              </text:list-item>
              <text:list-item>
                <text:p text:style-name="P7"><text:span text:style-name="T5">This is my private space; please do not enter without permissio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4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硕士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硕士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硕士 </text:span><text:span text:style-name="T5">(shuòshì)</text:span></text:p>
              </text:list-item>
              <text:list-item>
                <text:p text:style-name="P5"><text:span text:style-name="T5">Master's degre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在一所知名大学获得了经济学硕士学位。</text:span></text:p>
              </text:list-item>
              <text:list-item>
                <text:p text:style-name="P7"><text:span text:style-name="T5">Tā zài yī suǒ zhīmíng dàxué huòdé le jīngjì xué shuòshì xuéwèi.</text:span></text:p>
              </text:list-item>
              <text:list-item>
                <text:p text:style-name="P7"><text:span text:style-name="T5">He obtained a master's degree in economics from a prestigious universit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5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说法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说法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说法 </text:span><text:span text:style-name="T5">(shuōfǎ)</text:span></text:p>
              </text:list-item>
              <text:list-item>
                <text:p text:style-name="P5"><text:span text:style-name="T5">Statement; way of saying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不同的人对这个问题有不同的说法。</text:span></text:p>
              </text:list-item>
              <text:list-item>
                <text:p text:style-name="P7"><text:span text:style-name="T5">Bùtóng de rén duì zhège wèntí yǒu bùtóng de shuōfǎ.</text:span></text:p>
              </text:list-item>
              <text:list-item>
                <text:p text:style-name="P7"><text:span text:style-name="T5">Different people have different ways of expressing this issu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5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睡眠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睡眠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睡眠 </text:span><text:span text:style-name="T5">(shuìmián)</text:span></text:p>
              </text:list-item>
              <text:list-item>
                <text:p text:style-name="P5"><text:span text:style-name="T5">Sleep; res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良好的睡眠对身体健康至关重要。</text:span></text:p>
              </text:list-item>
              <text:list-item>
                <text:p text:style-name="P7"><text:span text:style-name="T5">Liánghǎo de shuìmián duì shēntǐ jiànkāng zhì guān zhòngyào.</text:span></text:p>
              </text:list-item>
              <text:list-item>
                <text:p text:style-name="P7"><text:span text:style-name="T5">Good sleep is crucial for physical health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5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水灾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水灾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水灾 </text:span><text:span text:style-name="T5">(shuǐzāi)</text:span></text:p>
              </text:list-item>
              <text:list-item>
                <text:p text:style-name="P5"><text:span text:style-name="T5">Flood; water disaste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暴雨引发的水灾给城市带来了严重的影响。</text:span></text:p>
              </text:list-item>
              <text:list-item>
                <text:p text:style-name="P7"><text:span text:style-name="T5">Bàoyǔ yǐnfā de shuǐzāi gěi chéngshì dàilái le yánzhòng de yǐngxiǎng.</text:span></text:p>
              </text:list-item>
              <text:list-item>
                <text:p text:style-name="P7"><text:span text:style-name="T5">The flood caused by heavy rain has had a serious impact on the cit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5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水库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水库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水库 </text:span><text:span text:style-name="T5">(shuǐkù)</text:span></text:p>
              </text:list-item>
              <text:list-item>
                <text:p text:style-name="P5"><text:span text:style-name="T5">Reservoi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座水库是为了灌溉农田而建造的。</text:span></text:p>
              </text:list-item>
              <text:list-item>
                <text:p text:style-name="P7"><text:span text:style-name="T5">Zhè zuò shuǐkù shì wèile guàngài nóngtián ér jiànzào de.</text:span></text:p>
              </text:list-item>
              <text:list-item>
                <text:p text:style-name="P7"><text:span text:style-name="T5">This reservoir was built for irrigating farmland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5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水分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水分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水分 </text:span><text:span text:style-name="T5">(shuǐfèn)</text:span></text:p>
              </text:list-item>
              <text:list-item>
                <text:p text:style-name="P5"><text:span text:style-name="T5">Water content; moistur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保持皮肤的水分是保持肌肤健康的关键。</text:span></text:p>
              </text:list-item>
              <text:list-item>
                <text:p text:style-name="P7"><text:span text:style-name="T5">Bǎochí pífū de shuǐfèn shì bǎochí jīfū jiànkāng de guānjiàn.</text:span></text:p>
              </text:list-item>
              <text:list-item>
                <text:p text:style-name="P7"><text:span text:style-name="T5">Maintaining the skin's moisture is key to keeping it health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5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水产品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水产品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水产品 </text:span><text:span text:style-name="T5">(shuǐ chǎnpǐn)</text:span></text:p>
              </text:list-item>
              <text:list-item>
                <text:p text:style-name="P5"><text:span text:style-name="T5">Aquatic products; seafood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城市以新鲜的水产品而闻名。</text:span></text:p>
              </text:list-item>
              <text:list-item>
                <text:p text:style-name="P7"><text:span text:style-name="T5">Zhège chéngshì yǐ xīnxiān de shuǐ chǎnpǐn ér wénmíng.</text:span></text:p>
              </text:list-item>
              <text:list-item>
                <text:p text:style-name="P7"><text:span text:style-name="T5">This city is famous for its fresh aquatic product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5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双手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双手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双手 </text:span><text:span text:style-name="T5">(shuāngshǒu)</text:span></text:p>
              </text:list-item>
              <text:list-item>
                <text:p text:style-name="P5"><text:span text:style-name="T5">Both hands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双手握紧，表达着坚定的决心。</text:span></text:p>
              </text:list-item>
              <text:list-item>
                <text:p text:style-name="P7"><text:span text:style-name="T5">Tā shuāngshǒu wò jǐn, biǎodá zhe jiāndìng de juéxīn.</text:span></text:p>
              </text:list-item>
              <text:list-item>
                <text:p text:style-name="P7"><text:span text:style-name="T5">He clenched both hands, expressing a firm determinatio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5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率领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率领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率领 </text:span><text:span text:style-name="T5">(shuàilǐng)</text:span></text:p>
              </text:list-item>
              <text:list-item>
                <text:p text:style-name="P5"><text:span text:style-name="T5">Lead; command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曾率领团队完成了一项重要的科研项目。</text:span></text:p>
              </text:list-item>
              <text:list-item>
                <text:p text:style-name="P7"><text:span text:style-name="T5">Tā céng shuàilǐng tuánduì wánchéngle yīxiàng zhòngyào de kēyán xiàngmù.</text:span></text:p>
              </text:list-item>
              <text:list-item>
                <text:p text:style-name="P7"><text:span text:style-name="T5">He once led a team to successfully complete an important research projec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5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摔倒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摔倒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摔倒 </text:span><text:span text:style-name="T5">(shuāidǎo)</text:span></text:p>
              </text:list-item>
              <text:list-item>
                <text:p text:style-name="P5"><text:span text:style-name="T5">Fall down; tumbl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老人在湿滑的地面上摔倒了，我们赶紧上前帮助。</text:span></text:p>
              </text:list-item>
              <text:list-item>
                <text:p text:style-name="P7"><text:span text:style-name="T5">Lǎorén zài shīhuá de dìmiàn shàng shuāidǎo le, wǒmen gǎnjǐn shàng qián bāngzhù.</text:span></text:p>
              </text:list-item>
              <text:list-item>
                <text:p text:style-name="P7"><text:span text:style-name="T5">The elderly person fell on the slippery ground, and we quickly went forward to help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5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摔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摔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摔 </text:span><text:span text:style-name="T5">(shuāi)</text:span></text:p>
              </text:list-item>
              <text:list-item>
                <text:p text:style-name="P5"><text:span text:style-name="T5">Fall; tumbl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在滑板上摔了一跤，但笑着爬了起来。</text:span></text:p>
              </text:list-item>
              <text:list-item>
                <text:p text:style-name="P7"><text:span text:style-name="T5">Tā zài huábǎn shàng shuāi le yī jiāo, dàn xiàozhe pá le qǐlái.</text:span></text:p>
              </text:list-item>
              <text:list-item>
                <text:p text:style-name="P7"><text:span text:style-name="T5">He fell off the skateboard but laughed as he got back up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6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数目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数目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数目 </text:span><text:span text:style-name="T5">(shùmù)</text:span></text:p>
              </text:list-item>
              <text:list-item>
                <text:p text:style-name="P5"><text:span text:style-name="T5">Number; amoun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请报告销售额和库存数目。</text:span></text:p>
              </text:list-item>
              <text:list-item>
                <text:p text:style-name="P7"><text:span text:style-name="T5">Qǐng bàogào xiāoshòu'é hé kùcún shùmù.</text:span></text:p>
              </text:list-item>
              <text:list-item>
                <text:p text:style-name="P7"><text:span text:style-name="T5">Please report the sales and inventory figure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6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鼠标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鼠标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鼠标 </text:span><text:span text:style-name="T5">(shǔbiāo)</text:span></text:p>
              </text:list-item>
              <text:list-item>
                <text:p text:style-name="P5"><text:span text:style-name="T5">Mouse (computer)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使用鼠标可以更方便地操作计算机。</text:span></text:p>
              </text:list-item>
              <text:list-item>
                <text:p text:style-name="P7"><text:span text:style-name="T5">Shǐyòng shǔbiāo kěyǐ gèng fāngbiàn de cāozuò jìsuànjī.</text:span></text:p>
              </text:list-item>
              <text:list-item>
                <text:p text:style-name="P7"><text:span text:style-name="T5">Using a mouse makes it more convenient to operate the computer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6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鼠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鼠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鼠 </text:span><text:span text:style-name="T5">(shǔ)</text:span></text:p>
              </text:list-item>
              <text:list-item>
                <text:p text:style-name="P5"><text:span text:style-name="T5">Rat; mous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农田里的老鼠给庄稼带来了很大的损害。</text:span></text:p>
              </text:list-item>
              <text:list-item>
                <text:p text:style-name="P7"><text:span text:style-name="T5">Nóngtián lǐ de lǎoshǔ gěi zhuāngjià dàilái le hěn dà de sǔnhài.</text:span></text:p>
              </text:list-item>
              <text:list-item>
                <text:p text:style-name="P7"><text:span text:style-name="T5">The mice in the fields have caused significant damage to the crop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6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熟悉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熟悉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熟悉 </text:span><text:span text:style-name="T5">(shúxī)</text:span></text:p>
              </text:list-item>
              <text:list-item>
                <text:p text:style-name="P5"><text:span text:style-name="T5">Familiar; acquainted with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对这个领域非常熟悉，是个专家。</text:span></text:p>
              </text:list-item>
              <text:list-item>
                <text:p text:style-name="P7"><text:span text:style-name="T5">Tā duì zhège lǐngyù fēicháng shúxī, shì gè zhuānjiā.</text:span></text:p>
              </text:list-item>
              <text:list-item>
                <text:p text:style-name="P7"><text:span text:style-name="T5">He is very familiar with this field and is an exper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6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蔬菜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蔬菜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蔬菜 </text:span><text:span text:style-name="T5">(shūcài)</text:span></text:p>
              </text:list-item>
              <text:list-item>
                <text:p text:style-name="P5"><text:span text:style-name="T5">Vegetables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多吃新鲜蔬菜对健康有益。</text:span></text:p>
              </text:list-item>
              <text:list-item>
                <text:p text:style-name="P7"><text:span text:style-name="T5">Duō chī xīnxiān shūcài duì jiànkāng yǒuyì.</text:span></text:p>
              </text:list-item>
              <text:list-item>
                <text:p text:style-name="P7"><text:span text:style-name="T5">Eating fresh vegetables is beneficial to health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6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输出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输出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输出 </text:span><text:span text:style-name="T5">(shūchū)</text:span></text:p>
              </text:list-item>
              <text:list-item>
                <text:p text:style-name="P5"><text:span text:style-name="T5">Output; expor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台计算机能够高效地处理大量的数据输出。</text:span></text:p>
              </text:list-item>
              <text:list-item>
                <text:p text:style-name="P7"><text:span text:style-name="T5">Zhè tái jìsuànjī nénggòu gāoxiào de chǔlǐ dàliàng de shùjù shūchū.</text:span></text:p>
              </text:list-item>
              <text:list-item>
                <text:p text:style-name="P7"><text:span text:style-name="T5">This computer can efficiently process and output large amounts of data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6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书桌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书桌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书桌 </text:span><text:span text:style-name="T5">(shūzhuō)</text:span></text:p>
              </text:list-item>
              <text:list-item>
                <text:p text:style-name="P5"><text:span text:style-name="T5">Desk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在书桌上，堆满了各种书籍和文具。</text:span></text:p>
              </text:list-item>
              <text:list-item>
                <text:p text:style-name="P7"><text:span text:style-name="T5">Zài shūzhuō shàng, duīmǎn le gèzhǒng shūjí hé wénjù.</text:span></text:p>
              </text:list-item>
              <text:list-item>
                <text:p text:style-name="P7"><text:span text:style-name="T5">On the desk, there are piles of various books and stationer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6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书柜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书柜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书柜 </text:span><text:span text:style-name="T5">(shūguì)</text:span></text:p>
              </text:list-item>
              <text:list-item>
                <text:p text:style-name="P5"><text:span text:style-name="T5">Bookcas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我把书放在书柜里整齐地摆放着。</text:span></text:p>
              </text:list-item>
              <text:list-item>
                <text:p text:style-name="P7"><text:span text:style-name="T5">Wǒ bǎ shū fàng zài shūguì lǐ zhěngqí de bǎifàngzhe.</text:span></text:p>
              </text:list-item>
              <text:list-item>
                <text:p text:style-name="P7"><text:span text:style-name="T5">I neatly arrange the books in the bookcas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6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书法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书法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书法 </text:span><text:span text:style-name="T5">(shūfǎ)</text:span></text:p>
              </text:list-item>
              <text:list-item>
                <text:p text:style-name="P5"><text:span text:style-name="T5">Calligraph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中国书法是一门博大精深的艺术。</text:span></text:p>
              </text:list-item>
              <text:list-item>
                <text:p text:style-name="P7"><text:span text:style-name="T5">Zhōngguó shūfǎ shì yī mén bódà jīngshēn de yìshù.</text:span></text:p>
              </text:list-item>
              <text:list-item>
                <text:p text:style-name="P7"><text:span text:style-name="T5">Chinese calligraphy is a profound and extensive ar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6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瘦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瘦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瘦 </text:span><text:span text:style-name="T5">(shòu)</text:span></text:p>
              </text:list-item>
              <text:list-item>
                <text:p text:style-name="P5"><text:span text:style-name="T5">Thin; lea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她的身材很瘦，可能是基因的原因。</text:span></text:p>
              </text:list-item>
              <text:list-item>
                <text:p text:style-name="P7"><text:span text:style-name="T5">Tā de shēncái hěn shòu, kěnéng shì jīyīn de yuányīn.</text:span></text:p>
              </text:list-item>
              <text:list-item>
                <text:p text:style-name="P7"><text:span text:style-name="T5">She has a thin figure, possibly due to genetics.</text:span></text:p>
              </text:list-item>
            </text:list>
            <text:p text:style-name="P6"><text:span text:style-name="T6"/></text:p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7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受灾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受灾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受灾 </text:span><text:span text:style-name="T5">(shòuzāi)</text:span></text:p>
              </text:list-item>
              <text:list-item>
                <text:p text:style-name="P5"><text:span text:style-name="T5">Suffer from a disaste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地区的居民受灾，急需救援。</text:span></text:p>
              </text:list-item>
              <text:list-item>
                <text:p text:style-name="P7"><text:span text:style-name="T5">Zhège dìqū de jūmín shòuzāi, jíxū jiùyuán.</text:span></text:p>
              </text:list-item>
              <text:list-item>
                <text:p text:style-name="P7"><text:span text:style-name="T5">The residents in this area are suffering from a disaster and urgently need rescu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7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寿司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寿司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寿司 </text:span><text:span text:style-name="T5">(shòusī)</text:span></text:p>
              </text:list-item>
              <text:list-item>
                <text:p text:style-name="P5"><text:span text:style-name="T5">Sushi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日本寿司以新鲜的海鲜为特色。</text:span></text:p>
              </text:list-item>
              <text:list-item>
                <text:p text:style-name="P7"><text:span text:style-name="T5">Rìběn shòusī yǐ xīnxiān de hǎixiān wéi tèsè.</text:span></text:p>
              </text:list-item>
              <text:list-item>
                <text:p text:style-name="P7"><text:span text:style-name="T5">Japanese sushi is known for its fresh seafood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7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手法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手法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手法 </text:span><text:span text:style-name="T5">(shǒufǎ)</text:span></text:p>
              </text:list-item>
              <text:list-item>
                <text:p text:style-name="P5"><text:span text:style-name="T5">Technique; skill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位画家的绘画手法非常独特。</text:span></text:p>
              </text:list-item>
              <text:list-item>
                <text:p text:style-name="P7"><text:span text:style-name="T5">Zhè wèi huàjiā de huìhuà shǒufǎ fēicháng dútè.</text:span></text:p>
              </text:list-item>
              <text:list-item>
                <text:p text:style-name="P7"><text:span text:style-name="T5">The painter's technique is very uniqu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7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手段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手段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手段 </text:span><text:span text:style-name="T5">(shǒuduàn)</text:span></text:p>
              </text:list-item>
              <text:list-item>
                <text:p text:style-name="P5"><text:span text:style-name="T5">Means; method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在解决问题时，我们需要灵活运用各种手段。</text:span></text:p>
              </text:list-item>
              <text:list-item>
                <text:p text:style-name="P7"><text:span text:style-name="T5">Zài jiějué wèntí shí, wǒmen xūyào línghuó yùnyòng gèzhǒng shǒuduàn.</text:span></text:p>
              </text:list-item>
              <text:list-item>
                <text:p text:style-name="P7"><text:span text:style-name="T5">When solving problems, we need to flexibly employ various mean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7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收拾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收拾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收拾 </text:span><text:span text:style-name="T5">(shōushi)</text:span></text:p>
              </text:list-item>
              <text:list-item>
                <text:p text:style-name="P5"><text:span text:style-name="T5">Tidy up; pack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走之前，请把房间收拾整齐。</text:span></text:p>
              </text:list-item>
              <text:list-item>
                <text:p text:style-name="P7"><text:span text:style-name="T5">Zǒu zhīqián, qǐng bǎ fángjiān shōushi zhěngqí.</text:span></text:p>
              </text:list-item>
              <text:list-item>
                <text:p text:style-name="P7"><text:span text:style-name="T5">Before leaving, please tidy up the room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7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收集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收集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收集 </text:span><text:span text:style-name="T5">(shōují)</text:span></text:p>
              </text:list-item>
              <text:list-item>
                <text:p text:style-name="P5"><text:span text:style-name="T5">Collect; gathe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喜欢收集各种古董和艺术品。</text:span></text:p>
              </text:list-item>
              <text:list-item>
                <text:p text:style-name="P7"><text:span text:style-name="T5">Tā xǐhuān shōují gèzhǒng gǔdǒng hé yìshùpǐn.</text:span></text:p>
              </text:list-item>
              <text:list-item>
                <text:p text:style-name="P7"><text:span text:style-name="T5">He enjoys collecting various antiques and artwork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7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收购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收购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收购 </text:span><text:span text:style-name="T5">(shōugòu)</text:span></text:p>
              </text:list-item>
              <text:list-item>
                <text:p text:style-name="P5"><text:span text:style-name="T5">Acquire; purchas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家公司计划收购另一家竞争对手。</text:span></text:p>
              </text:list-item>
              <text:list-item>
                <text:p text:style-name="P7"><text:span text:style-name="T5">Zhè jiā gōngsī jìhuà shōugòu lìng yī jiā jìngzhēng duìshǒu.</text:span></text:p>
              </text:list-item>
              <text:list-item>
                <text:p text:style-name="P7"><text:span text:style-name="T5">This company plans to acquire another competitor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7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视为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视为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视为 </text:span><text:span text:style-name="T5">(shìwéi)</text:span></text:p>
              </text:list-item>
              <text:list-item>
                <text:p text:style-name="P5"><text:span text:style-name="T5">Regard as; consider as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的辛勤工作被视为公司的重要贡献。</text:span></text:p>
              </text:list-item>
              <text:list-item>
                <text:p text:style-name="P7"><text:span text:style-name="T5">Tā de xīnqín gōngzuò bèi shìwéi gōngsī de zhòngyào gòngxiàn.</text:span></text:p>
              </text:list-item>
              <text:list-item>
                <text:p text:style-name="P7"><text:span text:style-name="T5">His hard work is considered as an important contribution to the company.</text:span></text:p>
              </text:list-item>
            </text:list>
            <text:p text:style-name="P6"><text:span text:style-name="T6"/></text:p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7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视频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视频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视频 </text:span><text:span text:style-name="T5">(shìpín)</text:span></text:p>
              </text:list-item>
              <text:list-item>
                <text:p text:style-name="P5"><text:span text:style-name="T5">Video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我们通过视频通话与远方的亲人联系。</text:span></text:p>
              </text:list-item>
              <text:list-item>
                <text:p text:style-name="P7"><text:span text:style-name="T5">Wǒmen tōngguò shìpín tōnghuà yǔ yuǎnfāng de qīnrén liánxì.</text:span></text:p>
              </text:list-item>
              <text:list-item>
                <text:p text:style-name="P7"><text:span text:style-name="T5">We contact distant relatives through video call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7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试图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试图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试图 </text:span><text:span text:style-name="T5">(shìtú)</text:span></text:p>
              </text:list-item>
              <text:list-item>
                <text:p text:style-name="P5"><text:span text:style-name="T5">Attempt; try to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试图改变自己的不良习惯。</text:span></text:p>
              </text:list-item>
              <text:list-item>
                <text:p text:style-name="P7"><text:span text:style-name="T5">Tā shìtú gǎibiàn zìjǐ de bùliáng xíguàn.</text:span></text:p>
              </text:list-item>
              <text:list-item>
                <text:p text:style-name="P7"><text:span text:style-name="T5">He is trying to change his bad habit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8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势力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势力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势力 </text:span><text:span text:style-name="T5">(shìlì)</text:span></text:p>
              </text:list-item>
              <text:list-item>
                <text:p text:style-name="P5"><text:span text:style-name="T5">Power; influenc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政党在地方上有很大的势力。</text:span></text:p>
              </text:list-item>
              <text:list-item>
                <text:p text:style-name="P7"><text:span text:style-name="T5">Zhège zhèngdǎng zài dìfāng shàng yǒu hěn dà de shìlì.</text:span></text:p>
              </text:list-item>
              <text:list-item>
                <text:p text:style-name="P7"><text:span text:style-name="T5">This political party has a significant influence at the local level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8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式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式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式 </text:span><text:span text:style-name="T5">(shì)</text:span></text:p>
              </text:list-item>
              <text:list-item>
                <text:p text:style-name="P5"><text:span text:style-name="T5">Style; form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款手表的设计式样独特。</text:span></text:p>
              </text:list-item>
              <text:list-item>
                <text:p text:style-name="P7"><text:span text:style-name="T5">Zhè kuǎng shǒubiǎo de shèjì shìyàng dútè.</text:span></text:p>
              </text:list-item>
              <text:list-item>
                <text:p text:style-name="P7"><text:span text:style-name="T5">The design style of this watch is uniqu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8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示范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示范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示范 </text:span><text:span text:style-name="T5">(shìfàn)</text:span></text:p>
              </text:list-item>
              <text:list-item>
                <text:p text:style-name="P5"><text:span text:style-name="T5">Demonstrate; exampl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老师用实际操作示范了一遍，学生们才明白了。</text:span></text:p>
              </text:list-item>
              <text:list-item>
                <text:p text:style-name="P7"><text:span text:style-name="T5">Lǎoshī yòng shíjì cāozuò shìfàn le yībiàn, xuéshēngmen cái míngbái le.</text:span></text:p>
              </text:list-item>
              <text:list-item>
                <text:p text:style-name="P7"><text:span text:style-name="T5">The teacher demonstrated the practical operation once, and the students understood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8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使得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使得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使得 </text:span><text:span text:style-name="T5">(shǐdé)</text:span></text:p>
              </text:list-item>
              <text:list-item>
                <text:p text:style-name="P5"><text:span text:style-name="T5">Cause; mak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些政策的实施使得经济得到了显著的改善。</text:span></text:p>
              </text:list-item>
              <text:list-item>
                <text:p text:style-name="P7"><text:span text:style-name="T5">Zhèxiē zhèngcè de shíshī shǐdé jīngjì dédào le xiǎnzhù de gǎishàn.</text:span></text:p>
              </text:list-item>
              <text:list-item>
                <text:p text:style-name="P7"><text:span text:style-name="T5">The implementation of these policies has led to a significant improvement in the econom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8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拾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拾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拾 </text:span><text:span text:style-name="T5">(shí)</text:span></text:p>
              </text:list-item>
              <text:list-item>
                <text:p text:style-name="P5"><text:span text:style-name="T5">Pick up; collec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在海滩上，他拾起了一片美丽的贝壳。</text:span></text:p>
              </text:list-item>
              <text:list-item>
                <text:p text:style-name="P7"><text:span text:style-name="T5">Zài hǎitān shàng, tā shí qǐ le yī piàn měilì de bèiké.</text:span></text:p>
              </text:list-item>
              <text:list-item>
                <text:p text:style-name="P7"><text:span text:style-name="T5">On the beach, he picked up a beautiful seashell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8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实惠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实惠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实惠 </text:span><text:span text:style-name="T5">(shíhuì)</text:span></text:p>
              </text:list-item>
              <text:list-item>
                <text:p text:style-name="P5"><text:span text:style-name="T5">Practical; substantial benefi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种购物方式更实惠，可以省下不少费用。</text:span></text:p>
              </text:list-item>
              <text:list-item>
                <text:p text:style-name="P7"><text:span text:style-name="T5">Zhè zhǒng gòuwù fāngshì gèng shíhuì, kěyǐ shěng xià bù shǎo fèiyòng.</text:span></text:p>
              </text:list-item>
              <text:list-item>
                <text:p text:style-name="P7"><text:span text:style-name="T5">This shopping method is more practical and can save a lot of expense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8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时事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时事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时事 </text:span><text:span text:style-name="T5">(shíshì)</text:span></text:p>
              </text:list-item>
              <text:list-item>
                <text:p text:style-name="P5"><text:span text:style-name="T5">Current affairs; current events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了解时事是每个公民的责任。</text:span></text:p>
              </text:list-item>
              <text:list-item>
                <text:p text:style-name="P7"><text:span text:style-name="T5">Liǎojiě shíshì shì měi gè gōngmín de zérèn.</text:span></text:p>
              </text:list-item>
              <text:list-item>
                <text:p text:style-name="P7"><text:span text:style-name="T5">Understanding current affairs is the responsibility of every citize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8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时机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时机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时机 </text:span><text:span text:style-name="T5">(shíjī)</text:span></text:p>
              </text:list-item>
              <text:list-item>
                <text:p text:style-name="P5"><text:span text:style-name="T5">Opportunity; momen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抓住时机，才能取得成功。</text:span></text:p>
              </text:list-item>
              <text:list-item>
                <text:p text:style-name="P7"><text:span text:style-name="T5">Zhuā zhù shíjī, cáinéng qǔdé chénggōng.</text:span></text:p>
              </text:list-item>
              <text:list-item>
                <text:p text:style-name="P7"><text:span text:style-name="T5">Seize the opportunity to achieve succes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8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时光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时光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时光 </text:span><text:span text:style-name="T5">(shíguāng)</text:span></text:p>
              </text:list-item>
              <text:list-item>
                <text:p text:style-name="P5"><text:span text:style-name="T5">Time; period of tim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时光飞逝，我们要珍惜每一刻。</text:span></text:p>
              </text:list-item>
              <text:list-item>
                <text:p text:style-name="P7"><text:span text:style-name="T5">Shíguāng fēishì, wǒmen yào zhēnxī měi yī kè.</text:span></text:p>
              </text:list-item>
              <text:list-item>
                <text:p text:style-name="P7"><text:span text:style-name="T5">Time flies; we should cherish every momen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8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时常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时常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时常 </text:span><text:span text:style-name="T5">(shícháng)</text:span></text:p>
              </text:list-item>
              <text:list-item>
                <text:p text:style-name="P5"><text:span text:style-name="T5">Often; frequentl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时常在夜晚散步，享受宁静的时光。</text:span></text:p>
              </text:list-item>
              <text:list-item>
                <text:p text:style-name="P7"><text:span text:style-name="T5">Tā shícháng zài yèwǎn sànbù, xiǎngshòu níngjìng de shíguāng.</text:span></text:p>
              </text:list-item>
              <text:list-item>
                <text:p text:style-name="P7"><text:span text:style-name="T5">He often takes a walk in the evening, enjoying the quiet moment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9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十足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十足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十足 </text:span><text:span text:style-name="T5">(shízú)</text:span></text:p>
              </text:list-item>
              <text:list-item>
                <text:p text:style-name="P5"><text:span text:style-name="T5">Complete; ampl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她的自信是十足的，无论面对什么情况都能应对自如。</text:span></text:p>
              </text:list-item>
              <text:list-item>
                <text:p text:style-name="P7"><text:span text:style-name="T5">Tā de zìxìn shì shízú de, wúlùn miàn duì shénme qíngkuàng dōu néng yìngduì zìrú.</text:span></text:p>
              </text:list-item>
              <text:list-item>
                <text:p text:style-name="P7"><text:span text:style-name="T5">Her confidence is complete, and she can handle any situation with eas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9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诗歌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诗歌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诗歌 </text:span><text:span text:style-name="T5">(shīgē)</text:span></text:p>
              </text:list-item>
              <text:list-item>
                <text:p text:style-name="P5"><text:span text:style-name="T5">Poetr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的诗歌充满了深情和哲理。</text:span></text:p>
              </text:list-item>
              <text:list-item>
                <text:p text:style-name="P7"><text:span text:style-name="T5">Tā de shīgē chōngmǎn le shēnqíng hé zhélǐ.</text:span></text:p>
              </text:list-item>
              <text:list-item>
                <text:p text:style-name="P7"><text:span text:style-name="T5">His poetry is full of deep emotions and philosoph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9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师傅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师傅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师傅 </text:span><text:span text:style-name="T5">(shīfu)</text:span></text:p>
              </text:list-item>
              <text:list-item>
                <text:p text:style-name="P5"><text:span text:style-name="T5">Master; skilled worke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位厨师是一位真正的烹饪师傅。</text:span></text:p>
              </text:list-item>
              <text:list-item>
                <text:p text:style-name="P7"><text:span text:style-name="T5">Zhè wèi chúshī shì yī wèi zhēnzhèng de pēngrèn shīfu.</text:span></text:p>
              </text:list-item>
              <text:list-item>
                <text:p text:style-name="P7"><text:span text:style-name="T5">This chef is a true master of culinary art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9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失误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失误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失误 </text:span><text:span text:style-name="T5">(shīwù)</text:span></text:p>
              </text:list-item>
              <text:list-item>
                <text:p text:style-name="P5"><text:span text:style-name="T5">Mistake; erro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在比赛中，他犯了一个致命的失误。</text:span></text:p>
              </text:list-item>
              <text:list-item>
                <text:p text:style-name="P7"><text:span text:style-name="T5">Zài bǐsài zhōng, tā fàn le yīgè zhìmìng de shīwù.</text:span></text:p>
              </text:list-item>
              <text:list-item>
                <text:p text:style-name="P7"><text:span text:style-name="T5">In the game, he made a fatal mistak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9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剩下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剩下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剩下 </text:span><text:span text:style-name="T5">(shèngxià)</text:span></text:p>
              </text:list-item>
              <text:list-item>
                <text:p text:style-name="P5"><text:span text:style-name="T5">Leftover; remaining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晚会结束后，剩下的食物被捐赠给了慈善机构。</text:span></text:p>
              </text:list-item>
              <text:list-item>
                <text:p text:style-name="P7"><text:span text:style-name="T5">Wǎnhuì jiéshù hòu, shèngxià de shíwù bèi juānzèng gěi le císhàn jīgòu.</text:span></text:p>
              </text:list-item>
              <text:list-item>
                <text:p text:style-name="P7"><text:span text:style-name="T5">After the party, the remaining food was donated to a charity organizatio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9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剩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剩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剩 </text:span><text:span text:style-name="T5">(shèng)</text:span></text:p>
              </text:list-item>
              <text:list-item>
                <text:p text:style-name="P5"><text:span text:style-name="T5">Remaining; leftove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顿饭吃得很饱，剩下的可以留到明天。</text:span></text:p>
              </text:list-item>
              <text:list-item>
                <text:p text:style-name="P7"><text:span text:style-name="T5">Zhè dùn fàn chī de hěn bǎo, shèngxià de kěyǐ liú dào míngtiān.</text:span></text:p>
              </text:list-item>
              <text:list-item>
                <text:p text:style-name="P7"><text:span text:style-name="T5">We ate a lot for this meal, and the leftovers can be saved for tomorrow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9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胜负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胜负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胜负 </text:span><text:span text:style-name="T5">(shèngfù)</text:span></text:p>
              </text:list-item>
              <text:list-item>
                <text:p text:style-name="P5"><text:span text:style-name="T5">Victory or defeat; outcom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在比赛中，重要的不是胜负，而是参与的过程。</text:span></text:p>
              </text:list-item>
              <text:list-item>
                <text:p text:style-name="P7"><text:span text:style-name="T5">Zài bǐsài zhōng, zhòngyào de bùshì shèngfù, ér shì cānyù de guòchéng.</text:span></text:p>
              </text:list-item>
              <text:list-item>
                <text:p text:style-name="P7"><text:span text:style-name="T5">In a competition, what matters is not the victory or defeat but the process of participatio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9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声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声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声 </text:span><text:span text:style-name="T5">(shēng)</text:span></text:p>
              </text:list-item>
              <text:list-item>
                <text:p text:style-name="P5"><text:span text:style-name="T5">Sound; voic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的声音深沉而悠扬，引人入胜。</text:span></text:p>
              </text:list-item>
              <text:list-item>
                <text:p text:style-name="P7"><text:span text:style-name="T5">Tā de shēngyīn shēnchén ér yōuyáng, yǐnrénrùshèng.</text:span></text:p>
              </text:list-item>
              <text:list-item>
                <text:p text:style-name="P7"><text:span text:style-name="T5">His voice is deep and melodious, captivating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9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生成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生成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生成 </text:span><text:span text:style-name="T5">(shēngchéng)</text:span></text:p>
              </text:list-item>
              <text:list-item>
                <text:p text:style-name="P5"><text:span text:style-name="T5">Generate; produc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软件能够自动生成报告。</text:span></text:p>
              </text:list-item>
              <text:list-item>
                <text:p text:style-name="P7"><text:span text:style-name="T5">Zhège ruǎnjiàn nénggòu zìdòng shēngchéng bàogào.</text:span></text:p>
              </text:list-item>
              <text:list-item>
                <text:p text:style-name="P7"><text:span text:style-name="T5">This software can automatically generate report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9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升高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升高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升高 </text:span><text:span text:style-name="T5">(shēnggāo)</text:span></text:p>
              </text:list-item>
              <text:list-item>
                <text:p text:style-name="P5"><text:span text:style-name="T5">Rise; increas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座建筑的升高使得整个城市的天际线发生了变化。</text:span></text:p>
              </text:list-item>
              <text:list-item>
                <text:p text:style-name="P7"><text:span text:style-name="T5">Zhè zuò jiànzhù de shēnggāo shǐdé zhěnggè chéngshì de tiānjìxiàn fāshēngle biànhuà.</text:span></text:p>
              </text:list-item>
              <text:list-item>
                <text:p text:style-name="P7"><text:span text:style-name="T5">The height of this building has changed the skyline of the entire cit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0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神情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神情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神情 </text:span><text:span text:style-name="T5">(shénqíng)</text:span></text:p>
              </text:list-item>
              <text:list-item>
                <text:p text:style-name="P5"><text:span text:style-name="T5">Expression; look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她的神情表明她有些疲倦。</text:span></text:p>
              </text:list-item>
              <text:list-item>
                <text:p text:style-name="P7"><text:span text:style-name="T5">Tā de shénqíng biǎomíng tā yǒuxiē píjuàn.</text:span></text:p>
              </text:list-item>
              <text:list-item>
                <text:p text:style-name="P7"><text:span text:style-name="T5">Her expression indicates that she is somewhat tired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0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神奇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神奇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神奇 </text:span><text:span text:style-name="T5">(shénqí)</text:span></text:p>
              </text:list-item>
              <text:list-item>
                <text:p text:style-name="P5"><text:span text:style-name="T5">Magical; miraculous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大自然中有许多神奇的现象等待我们去发现。</text:span></text:p>
              </text:list-item>
              <text:list-item>
                <text:p text:style-name="P7"><text:span text:style-name="T5">Dàzìrán zhōng yǒu xǔduō shénqí de xiànxiàng děngdài wǒmen qù fāxiàn.</text:span></text:p>
              </text:list-item>
              <text:list-item>
                <text:p text:style-name="P7"><text:span text:style-name="T5">There are many magical phenomena in nature waiting for us to discover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0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神经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神经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神经 </text:span><text:span text:style-name="T5">(shénjīng)</text:span></text:p>
              </text:list-item>
              <text:list-item>
                <text:p text:style-name="P5"><text:span text:style-name="T5">Nerv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保持良好的心理状态对神经系统有益。</text:span></text:p>
              </text:list-item>
              <text:list-item>
                <text:p text:style-name="P7"><text:span text:style-name="T5">Bǎochí liánghǎo de xīnlǐ zhuàngtài duì shénjīng xìtǒng yǒu yì.</text:span></text:p>
              </text:list-item>
              <text:list-item>
                <text:p text:style-name="P7"><text:span text:style-name="T5">Maintaining a good mental state is beneficial for the nervous system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0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神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神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神 </text:span><text:span text:style-name="T5">(shén)</text:span></text:p>
              </text:list-item>
              <text:list-item>
                <text:p text:style-name="P5"><text:span text:style-name="T5">God; deit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们在神的庇佑下顺利度过了困境。</text:span></text:p>
              </text:list-item>
              <text:list-item>
                <text:p text:style-name="P7"><text:span text:style-name="T5">Tāmen zài shén de bìyòu xià shùnlì dùguò le kùnjìng.</text:span></text:p>
              </text:list-item>
              <text:list-item>
                <text:p text:style-name="P7"><text:span text:style-name="T5">They smoothly passed through the difficulties under the protection of God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0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深度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深度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深度 </text:span><text:span text:style-name="T5">(shēndù)</text:span></text:p>
              </text:list-item>
              <text:list-item>
                <text:p text:style-name="P5"><text:span text:style-name="T5">Depth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篇文章从一个很深度的角度分析了问题。</text:span></text:p>
              </text:list-item>
              <text:list-item>
                <text:p text:style-name="P7"><text:span text:style-name="T5">Zhè piān wénzhāng cóng yīgè hěn shēndù de jiǎodù fēnxī le wèntí.</text:span></text:p>
              </text:list-item>
              <text:list-item>
                <text:p text:style-name="P7"><text:span text:style-name="T5">This article analyzes the problem from a very deep perspectiv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0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深处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深处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深处 </text:span><text:span text:style-name="T5">(shēnchù)</text:span></text:p>
              </text:list-item>
              <text:list-item>
                <text:p text:style-name="P5"><text:span text:style-name="T5">Deep place; depth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喜欢探索森林深处的神秘之地。</text:span></text:p>
              </text:list-item>
              <text:list-item>
                <text:p text:style-name="P7"><text:span text:style-name="T5">Tā xǐhuān tànsuǒ sēnlín shēnchù de shénmì zhī dì.</text:span></text:p>
              </text:list-item>
              <text:list-item>
                <text:p text:style-name="P7"><text:span text:style-name="T5">He enjoys exploring the mysterious places deep in the fores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0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伸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伸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伸 </text:span><text:span text:style-name="T5">(shēn)</text:span></text:p>
              </text:list-item>
              <text:list-item>
                <text:p text:style-name="P5"><text:span text:style-name="T5">Stretch; extend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伸出手握住了我的手，表示感谢。</text:span></text:p>
              </text:list-item>
              <text:list-item>
                <text:p text:style-name="P7"><text:span text:style-name="T5">Tā shēn chū shǒu wò zhù le wǒ de shǒu, biǎoshì gǎnxiè.</text:span></text:p>
              </text:list-item>
              <text:list-item>
                <text:p text:style-name="P7"><text:span text:style-name="T5">He reached out and shook my hand, expressing gratitud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0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摄影师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摄影师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摄影师 </text:span><text:span text:style-name="T5">(shèyǐngshī)</text:span></text:p>
              </text:list-item>
              <text:list-item>
                <text:p text:style-name="P5"><text:span text:style-name="T5">Photographe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位摄影师以他独特的视角拍摄了许多精彩的照片。</text:span></text:p>
              </text:list-item>
              <text:list-item>
                <text:p text:style-name="P7"><text:span text:style-name="T5">Zhè wèi shèyǐngshī yǐ tā dútè de shìjiǎo pāishè le xǔduō jīngcǎi de zhàopiàn.</text:span></text:p>
              </text:list-item>
              <text:list-item>
                <text:p text:style-name="P7"><text:span text:style-name="T5">This photographer has captured many wonderful photos with his unique perspectiv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0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摄影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摄影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摄影 </text:span><text:span text:style-name="T5">(shèyǐng)</text:span></text:p>
              </text:list-item>
              <text:list-item>
                <text:p text:style-name="P5"><text:span text:style-name="T5">Photograph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她对摄影艺术有着浓厚的兴趣。</text:span></text:p>
              </text:list-item>
              <text:list-item>
                <text:p text:style-name="P7"><text:span text:style-name="T5">Tā duì shèyǐng yìshù yǒu zhe nónghòu de xìngqù.</text:span></text:p>
              </text:list-item>
              <text:list-item>
                <text:p text:style-name="P7"><text:span text:style-name="T5">She has a strong interest in the art of photograph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0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摄像机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摄像机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摄像机 </text:span><text:span text:style-name="T5">(shèxiàngjī)</text:span></text:p>
              </text:list-item>
              <text:list-item>
                <text:p text:style-name="P5"><text:span text:style-name="T5">Camera; video camera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记者使用摄像机记录了现场的情况。</text:span></text:p>
              </text:list-item>
              <text:list-item>
                <text:p text:style-name="P7"><text:span text:style-name="T5">Jìzhě shǐyòng shèxiàngjī jìlù le xiànchǎng de qíngkuàng.</text:span></text:p>
              </text:list-item>
              <text:list-item>
                <text:p text:style-name="P7"><text:span text:style-name="T5">The journalist used a video camera to record the situation on the scen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1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摄像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摄像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摄像 </text:span><text:span text:style-name="T5">(shèxiàng)</text:span></text:p>
              </text:list-item>
              <text:list-item>
                <text:p text:style-name="P5"><text:span text:style-name="T5">Record with a camera; shoot video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设备可以摄像并存储高清视频。</text:span></text:p>
              </text:list-item>
              <text:list-item>
                <text:p text:style-name="P7"><text:span text:style-name="T5">Zhège shèbèi kěyǐ shèxiàng bìng cúnchú gāoqīng shìpín.</text:span></text:p>
              </text:list-item>
              <text:list-item>
                <text:p text:style-name="P7"><text:span text:style-name="T5">This device can record and store high-definition video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1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射击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射击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射击 </text:span><text:span text:style-name="T5">(shèjī)</text:span></text:p>
              </text:list-item>
              <text:list-item>
                <text:p text:style-name="P5"><text:span text:style-name="T5">Shooting; marksmanship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在射击比赛中获得了金牌。</text:span></text:p>
              </text:list-item>
              <text:list-item>
                <text:p text:style-name="P7"><text:span text:style-name="T5">Tā zài shèjī bǐsài zhōng huòdé le jīn pái.</text:span></text:p>
              </text:list-item>
              <text:list-item>
                <text:p text:style-name="P7"><text:span text:style-name="T5">He won a gold medal in the shooting competitio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1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射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射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射 </text:span><text:span text:style-name="T5">(shè)</text:span></text:p>
              </text:list-item>
              <text:list-item>
                <text:p text:style-name="P5"><text:span text:style-name="T5">Shoot; fire (a projectile)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瞄准目标，用弓箭射中了靶心。</text:span></text:p>
              </text:list-item>
              <text:list-item>
                <text:p text:style-name="P7"><text:span text:style-name="T5">Tā miáozhǔn mùbiāo, yòng gōngjiàn shè zhòng le bā xīn.</text:span></text:p>
              </text:list-item>
              <text:list-item>
                <text:p text:style-name="P7"><text:span text:style-name="T5">He aimed at the target and shot the bullseye with a bow and arrow.</text:span></text:p>
              </text:list-item>
            </text:list>
            <text:p text:style-name="P6"><text:span text:style-name="T6"/></text:p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1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社区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社区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社区 </text:span><text:span text:style-name="T5">(shèqū)</text:span></text:p>
              </text:list-item>
              <text:list-item>
                <text:p text:style-name="P5"><text:span text:style-name="T5">Community; neighborhood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我们正在努力建设一个和谐的社区。</text:span></text:p>
              </text:list-item>
              <text:list-item>
                <text:p text:style-name="P7"><text:span text:style-name="T5">Wǒmen zhèngzài nǔlì jiànshè yīgè héxié de shèqū.</text:span></text:p>
              </text:list-item>
              <text:list-item>
                <text:p text:style-name="P7"><text:span text:style-name="T5">We are working hard to build a harmonious communit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1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社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社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社 </text:span><text:span text:style-name="T5">(shè)</text:span></text:p>
              </text:list-item>
              <text:list-item>
                <text:p text:style-name="P5"><text:span text:style-name="T5">Society; club; organizatio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是这个文学社的成员之一。</text:span></text:p>
              </text:list-item>
              <text:list-item>
                <text:p text:style-name="P7"><text:span text:style-name="T5">Tā shì zhège wénxué shè de chéngyuán zhī yī.</text:span></text:p>
              </text:list-item>
              <text:list-item>
                <text:p text:style-name="P7"><text:span text:style-name="T5">He is one of the members of this literary societ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1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设想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设想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设想 </text:span><text:span text:style-name="T5">(shèxiǎng)</text:span></text:p>
              </text:list-item>
              <text:list-item>
                <text:p text:style-name="P5"><text:span text:style-name="T5">Imagine; envisio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在制定计划时，我们需要设想各种可能的情况。</text:span></text:p>
              </text:list-item>
              <text:list-item>
                <text:p text:style-name="P7"><text:span text:style-name="T5">Zài zhìdìng jìhuà shí, wǒmen xūyào shèxiǎng gèzhǒng kěnéng de qíngkuàng.</text:span></text:p>
              </text:list-item>
              <text:list-item>
                <text:p text:style-name="P7"><text:span text:style-name="T5">When making plans, we need to envision various possible situation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1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舍得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舍得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舍得 </text:span><text:span text:style-name="T5">(shěde)</text:span></text:p>
              </text:list-item>
              <text:list-item>
                <text:p text:style-name="P5"><text:span text:style-name="T5">Be willing to part with; not hesitate to give up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舍得花钱买一些好东西。</text:span></text:p>
              </text:list-item>
              <text:list-item>
                <text:p text:style-name="P7"><text:span text:style-name="T5">Tā shěde huāqián mǎi yīxiē hǎo dōngxī.</text:span></text:p>
              </text:list-item>
              <text:list-item>
                <text:p text:style-name="P7"><text:span text:style-name="T5">He is willing to spend money to buy some good thing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1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舍不得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舍不得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舍不得 </text:span><text:span text:style-name="T5">(shěbude)</text:span></text:p>
              </text:list-item>
              <text:list-item>
                <text:p text:style-name="P5"><text:span text:style-name="T5">Hesitate to part with; be unwilling to let go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离别的时候，她舍不得离开家人。</text:span></text:p>
              </text:list-item>
              <text:list-item>
                <text:p text:style-name="P7"><text:span text:style-name="T5">Líbié de shíhòu, tā shěbude líkāi jiārén.</text:span></text:p>
              </text:list-item>
              <text:list-item>
                <text:p text:style-name="P7"><text:span text:style-name="T5">When parting, she was unwilling to leave her famil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1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蛇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蛇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蛇 </text:span><text:span text:style-name="T5">(shé)</text:span></text:p>
              </text:list-item>
              <text:list-item>
                <text:p text:style-name="P5"><text:span text:style-name="T5">Snak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在中国的文化中，蛇被视为一种神秘的动物。</text:span></text:p>
              </text:list-item>
              <text:list-item>
                <text:p text:style-name="P7"><text:span text:style-name="T5">Zài Zhōngguó de wénhuà zhōng, shé bèi shì wéi yī zhǒng shénmì de dòngwù.</text:span></text:p>
              </text:list-item>
              <text:list-item>
                <text:p text:style-name="P7"><text:span text:style-name="T5">In Chinese culture, snakes are considered mysterious animal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1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稍微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稍微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稍微 </text:span><text:span text:style-name="T5">(shāowēi)</text:span></text:p>
              </text:list-item>
              <text:list-item>
                <text:p text:style-name="P5"><text:span text:style-name="T5">A bit; a littl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稍微迟到了一会儿，但很快赶到了。</text:span></text:p>
              </text:list-item>
              <text:list-item>
                <text:p text:style-name="P7"><text:span text:style-name="T5">Tā shāowēi chídào le yīhuìr, dàn hěnkuài gǎn dào le.</text:span></text:p>
              </text:list-item>
              <text:list-item>
                <text:p text:style-name="P7"><text:span text:style-name="T5">He was a bit late, but he arrived quickl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2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稍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稍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稍 </text:span><text:span text:style-name="T5">(shāo)</text:span></text:p>
              </text:list-item>
              <text:list-item>
                <text:p text:style-name="P5"><text:span text:style-name="T5">A little; slightl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请稍等片刻，马上就好。</text:span></text:p>
              </text:list-item>
              <text:list-item>
                <text:p text:style-name="P7"><text:span text:style-name="T5">Qǐng shāo děng piànkè, mǎshàng jiù hǎo.</text:span></text:p>
              </text:list-item>
              <text:list-item>
                <text:p text:style-name="P7"><text:span text:style-name="T5">Please wait a moment; it will be ready soo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2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上涨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上涨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上涨 </text:span><text:span text:style-name="T5">(shàngzhǎng)</text:span></text:p>
              </text:list-item>
              <text:list-item>
                <text:p text:style-name="P5"><text:span text:style-name="T5">Rise; increas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股市上涨意味着投资者的收益可能会增加。</text:span></text:p>
              </text:list-item>
              <text:list-item>
                <text:p text:style-name="P7"><text:span text:style-name="T5">Gǔshì shàngzhǎng yìwèi zhe tóuzī zhě de shōuyì kěnéng huì zēngjiā.</text:span></text:p>
              </text:list-item>
              <text:list-item>
                <text:p text:style-name="P7"><text:span text:style-name="T5">A rise in the stock market means that investors' profits may increas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2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上下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上下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上下 </text:span><text:span text:style-name="T5">(shàngxià)</text:span></text:p>
              </text:list-item>
              <text:list-item>
                <text:p text:style-name="P5"><text:span text:style-name="T5">Up and down; top and bottom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栋楼有十层，上下共有五十户人家。</text:span></text:p>
              </text:list-item>
              <text:list-item>
                <text:p text:style-name="P7"><text:span text:style-name="T5">Zhè dòng lóu yǒu shí céng, shàngxià gòng yǒu wǔshí hù rénjiā.</text:span></text:p>
              </text:list-item>
              <text:list-item>
                <text:p text:style-name="P7"><text:span text:style-name="T5">The building has ten floors, with a total of fifty households up and dow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2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上级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上级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上级 </text:span><text:span text:style-name="T5">(shàngjí)</text:span></text:p>
              </text:list-item>
              <text:list-item>
                <text:p text:style-name="P5"><text:span text:style-name="T5">Superior; higher authorit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要向上级汇报工作进展情况。</text:span></text:p>
              </text:list-item>
              <text:list-item>
                <text:p text:style-name="P7"><text:span text:style-name="T5">Tā yào xiàng shàngjí huìbào gōngzuò jìnzhǎn qíngkuàng.</text:span></text:p>
              </text:list-item>
              <text:list-item>
                <text:p text:style-name="P7"><text:span text:style-name="T5">He needs to report the progress of the work to his superior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2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商标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商标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商标 </text:span><text:span text:style-name="T5">(shāngbiāo)</text:span></text:p>
              </text:list-item>
              <text:list-item>
                <text:p text:style-name="P5"><text:span text:style-name="T5">Trademark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商标代表了公司的形象和品牌价值。</text:span></text:p>
              </text:list-item>
              <text:list-item>
                <text:p text:style-name="P7"><text:span text:style-name="T5">Zhège shāngbiāo dàibiǎo le gōngsī de xíngxiàng hé pǐnpái jiàzhí.</text:span></text:p>
              </text:list-item>
              <text:list-item>
                <text:p text:style-name="P7"><text:span text:style-name="T5">This trademark represents the image and brand value of the compan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2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扇子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扇子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扇子 </text:span><text:span text:style-name="T5">(shànzi)</text:span></text:p>
              </text:list-item>
              <text:list-item>
                <text:p text:style-name="P5"><text:span text:style-name="T5">Fa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她用扇子轻轻拂过脸颊。</text:span></text:p>
              </text:list-item>
              <text:list-item>
                <text:p text:style-name="P7"><text:span text:style-name="T5">Tā yòng shànzi qīngqīng fú guò liǎnjiá.</text:span></text:p>
              </text:list-item>
              <text:list-item>
                <text:p text:style-name="P7"><text:span text:style-name="T5">She lightly brushed her cheeks with the fa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2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扇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扇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扇 </text:span><text:span text:style-name="T5">(shàn)</text:span></text:p>
              </text:list-item>
              <text:list-item>
                <text:p text:style-name="P5"><text:span text:style-name="T5">Fan; to fa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手里拿着一把扇子，缓缓摇动。</text:span></text:p>
              </text:list-item>
              <text:list-item>
                <text:p text:style-name="P7"><text:span text:style-name="T5">Tā shǒu lǐ ná zhe yī bǎ shànzi, huǎn huǎn yáodòng.</text:span></text:p>
              </text:list-item>
              <text:list-item>
                <text:p text:style-name="P7"><text:span text:style-name="T5">He held a fan in his hand and waved it slowl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2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山区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山区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山区 </text:span><text:span text:style-name="T5">(shānqū)</text:span></text:p>
              </text:list-item>
              <text:list-item>
                <text:p text:style-name="P5"><text:span text:style-name="T5">Mountainous area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地区大部分都是山区，交通不太方便。</text:span></text:p>
              </text:list-item>
              <text:list-item>
                <text:p text:style-name="P7"><text:span text:style-name="T5">Zhège dìqū dàbùfen dōu shì shānqū, jiāotōng bù tài fāngbiàn.</text:span></text:p>
              </text:list-item>
              <text:list-item>
                <text:p text:style-name="P7"><text:span text:style-name="T5">Most of this region is mountainous, and transportation is not very convenien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2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傻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傻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傻 </text:span><text:span text:style-name="T5">(shǎ)</text:span></text:p>
              </text:list-item>
              <text:list-item>
                <text:p text:style-name="P5"><text:span text:style-name="T5">Foolish; sill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别再做这么傻的事了。</text:span></text:p>
              </text:list-item>
              <text:list-item>
                <text:p text:style-name="P7"><text:span text:style-name="T5">Bié zài zuò zhème shǎ de shì le.</text:span></text:p>
              </text:list-item>
              <text:list-item>
                <text:p text:style-name="P7"><text:span text:style-name="T5">Don't do such silly things agai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2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沙漠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沙漠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沙漠 </text:span><text:span text:style-name="T5">(shāmò)</text:span></text:p>
              </text:list-item>
              <text:list-item>
                <text:p text:style-name="P5"><text:span text:style-name="T5">Deser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在沙漠中，水资源是非常珍贵的。</text:span></text:p>
              </text:list-item>
              <text:list-item>
                <text:p text:style-name="P7"><text:span text:style-name="T5">Zài shāmò zhōng, shuǐ zīyuán shì fēicháng zhēnguì de.</text:span></text:p>
              </text:list-item>
              <text:list-item>
                <text:p text:style-name="P7"><text:span text:style-name="T5">In the desert, water resources are very preciou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3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杀毒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杀毒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杀毒 </text:span><text:span text:style-name="T5">(shādú)</text:span></text:p>
              </text:list-item>
              <text:list-item>
                <text:p text:style-name="P5"><text:span text:style-name="T5">Antivirus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及时更新防火墙有助于杀毒软件的有效运行。</text:span></text:p>
              </text:list-item>
              <text:list-item>
                <text:p text:style-name="P7"><text:span text:style-name="T5">Jíshí gēngxīn fánghuǒqiáng yǒuzhù yú shādú ruǎnjiàn de yǒuxiào yùnxíng.</text:span></text:p>
              </text:list-item>
              <text:list-item>
                <text:p text:style-name="P7"><text:span text:style-name="T5">Updating the firewall in a timely manner helps the effective operation of antivirus softwar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3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杀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杀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杀 </text:span><text:span text:style-name="T5">(shā)</text:span></text:p>
              </text:list-item>
              <text:list-item>
                <text:p text:style-name="P5"><text:span text:style-name="T5">Kill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种药能够杀死细菌。</text:span></text:p>
              </text:list-item>
              <text:list-item>
                <text:p text:style-name="P7"><text:span text:style-name="T5">Zhè zhǒng yào nénggòu shāsǐ xìjùn.</text:span></text:p>
              </text:list-item>
              <text:list-item>
                <text:p text:style-name="P7"><text:span text:style-name="T5">This medicine can kill bacteria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3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散文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散文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散文 </text:span><text:span text:style-name="T5">(sǎnwén)</text:span></text:p>
              </text:list-item>
              <text:list-item>
                <text:p text:style-name="P5"><text:span text:style-name="T5">Pros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的散文作品充满了对生活的独特见解。</text:span></text:p>
              </text:list-item>
              <text:list-item>
                <text:p text:style-name="P7"><text:span text:style-name="T5">Tā de sǎnwén zuòpǐn chōngmǎnle duì shēnghuó de dútè jiànjiě.</text:span></text:p>
              </text:list-item>
              <text:list-item>
                <text:p text:style-name="P7"><text:span text:style-name="T5">His prose works are full of unique insights into lif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3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散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散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散 </text:span><text:span text:style-name="T5">(sàn)</text:span></text:p>
              </text:list-item>
              <text:list-item>
                <text:p text:style-name="P5"><text:span text:style-name="T5">Disperse; scatte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树叶在微风中散落一地。</text:span></text:p>
              </text:list-item>
              <text:list-item>
                <text:p text:style-name="P7"><text:span text:style-name="T5">Shùyè zài wēifēng zhōng sànluò yī dì.</text:span></text:p>
              </text:list-item>
              <text:list-item>
                <text:p text:style-name="P7"><text:span text:style-name="T5">The leaves scatter on the ground in the gentle breez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3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洒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洒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洒 </text:span><text:span text:style-name="T5">(sǎ)</text:span></text:p>
              </text:list-item>
              <text:list-item>
                <text:p text:style-name="P5"><text:span text:style-name="T5">Sprinkle; scatte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阳光洒在湖面上，波光粼粼。</text:span></text:p>
              </text:list-item>
              <text:list-item>
                <text:p text:style-name="P7"><text:span text:style-name="T5">Yángguāng sǎ zài húmiàn shàng, bōguāng lín lín.</text:span></text:p>
              </text:list-item>
              <text:list-item>
                <text:p text:style-name="P7"><text:span text:style-name="T5">The sunlight sprinkles on the lake, sparkling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3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软件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软件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软件 </text:span><text:span text:style-name="T5">(ruǎnjiàn)</text:span></text:p>
              </text:list-item>
              <text:list-item>
                <text:p text:style-name="P5"><text:span text:style-name="T5">Softwar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款软件具有强大的图像处理功能。</text:span></text:p>
              </text:list-item>
              <text:list-item>
                <text:p text:style-name="P7"><text:span text:style-name="T5">Zhè kuǎng ruǎnjiàn jùyǒu qiángdà de túxiàng chǔlǐ gōngnéng.</text:span></text:p>
              </text:list-item>
              <text:list-item>
                <text:p text:style-name="P7"><text:span text:style-name="T5">This software has powerful image processing capabilities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3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软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软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软 </text:span><text:span text:style-name="T5">(ruǎn)</text:span></text:p>
              </text:list-item>
              <text:list-item>
                <text:p text:style-name="P5"><text:span text:style-name="T5">Sof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张床垫非常软，非常舒适。</text:span></text:p>
              </text:list-item>
              <text:list-item>
                <text:p text:style-name="P7"><text:span text:style-name="T5">Zhè zhāng chuáng diàn fēicháng ruǎn, fēicháng shūshì.</text:span></text:p>
              </text:list-item>
              <text:list-item>
                <text:p text:style-name="P7"><text:span text:style-name="T5">This mattress is very soft and comfortabl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3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入门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入门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入门 </text:span><text:span text:style-name="T5">(rùmén)</text:span></text:p>
              </text:list-item>
              <text:list-item>
                <text:p text:style-name="P5"><text:span text:style-name="T5">Entry-level; beginne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是一门入门级的课程，适合初学者。</text:span></text:p>
              </text:list-item>
              <text:list-item>
                <text:p text:style-name="P7"><text:span text:style-name="T5">Zhè shì yīmén rùmén jí de kèchéng, shìhé chūxuézhě.</text:span></text:p>
              </text:list-item>
              <text:list-item>
                <text:p text:style-name="P7"><text:span text:style-name="T5">This is an entry-level course suitable for beginner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3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如下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如下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如下 </text:span><text:span text:style-name="T5">(rúxià)</text:span></text:p>
              </text:list-item>
              <text:list-item>
                <text:p text:style-name="P5"><text:span text:style-name="T5">As follows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请按照如下步骤操作。</text:span></text:p>
              </text:list-item>
              <text:list-item>
                <text:p text:style-name="P7"><text:span text:style-name="T5">Qǐng ànzhào rúxià bùzhòu cāozuò.</text:span></text:p>
              </text:list-item>
              <text:list-item>
                <text:p text:style-name="P7"><text:span text:style-name="T5">Please follow the steps below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3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如同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如同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如同 </text:span><text:span text:style-name="T5">(rútóng)</text:span></text:p>
              </text:list-item>
              <text:list-item>
                <text:p text:style-name="P5"><text:span text:style-name="T5">Like; similar to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的笑声如同清风拂过，让人感到舒畅。</text:span></text:p>
              </text:list-item>
              <text:list-item>
                <text:p text:style-name="P7"><text:span text:style-name="T5">Tā de xiàoshēng rútóng qīngfēng fúguò, ràng rén gǎndào shūchàng.</text:span></text:p>
              </text:list-item>
              <text:list-item>
                <text:p text:style-name="P7"><text:span text:style-name="T5">His laughter is like a gentle breeze, making people feel relaxed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4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如此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如此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如此 </text:span><text:span text:style-name="T5">(rúcǐ)</text:span></text:p>
              </text:list-item>
              <text:list-item>
                <text:p text:style-name="P5"><text:span text:style-name="T5">So; in this wa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事情发展得如此迅速，让人有些措手不及。</text:span></text:p>
              </text:list-item>
              <text:list-item>
                <text:p text:style-name="P7"><text:span text:style-name="T5">Shìqíng fāzhǎn dé rúcǐ xùnsù, ràng rén yǒuxiē cuòshǒubùjí.</text:span></text:p>
              </text:list-item>
              <text:list-item>
                <text:p text:style-name="P7"><text:span text:style-name="T5">The development of events has been so rapid that it caught people off guard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4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仍旧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仍旧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仍旧 </text:span><text:span text:style-name="T5">(réngjiù)</text:span></text:p>
              </text:list-item>
              <text:list-item>
                <text:p text:style-name="P5"><text:span text:style-name="T5">Still; as befor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尽管遇到了困难，他仍旧坚持下去。</text:span></text:p>
              </text:list-item>
              <text:list-item>
                <text:p text:style-name="P7"><text:span text:style-name="T5">Jǐnguǎn yùdào le kùnnán, tā réngjiù jiānchí xiàqù.</text:span></text:p>
              </text:list-item>
              <text:list-item>
                <text:p text:style-name="P7"><text:span text:style-name="T5">Despite facing difficulties, he still persist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4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扔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扔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扔 </text:span><text:span text:style-name="T5">(rēng)</text:span></text:p>
              </text:list-item>
              <text:list-item>
                <text:p text:style-name="P5"><text:span text:style-name="T5">Throw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把垃圾扔进垃圾桶里。</text:span></text:p>
              </text:list-item>
              <text:list-item>
                <text:p text:style-name="P7"><text:span text:style-name="T5">Tā bǎ lèsè rēng jìn lèsètǒng lǐ.</text:span></text:p>
              </text:list-item>
              <text:list-item>
                <text:p text:style-name="P7"><text:span text:style-name="T5">He threw the trash into the garbage ca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4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认定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认定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认定 </text:span><text:span text:style-name="T5">(rèndìng)</text:span></text:p>
              </text:list-item>
              <text:list-item>
                <text:p text:style-name="P5"><text:span text:style-name="T5">Identify; recognize; determin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专家们一致认定这是一种新的病毒。</text:span></text:p>
              </text:list-item>
              <text:list-item>
                <text:p text:style-name="P7"><text:span text:style-name="T5">Zhuānjiāmen yīzhì rèndìng zhè shì yī zhǒng xīn de bìngdú.</text:span></text:p>
              </text:list-item>
              <text:list-item>
                <text:p text:style-name="P7"><text:span text:style-name="T5">Experts unanimously identify this as a new viru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4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认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认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认 </text:span><text:span text:style-name="T5">(rèn)</text:span></text:p>
              </text:list-item>
              <text:list-item>
                <text:p text:style-name="P5"><text:span text:style-name="T5">Recognize; admit; accep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她不愿意认自己的错误。</text:span></text:p>
              </text:list-item>
              <text:list-item>
                <text:p text:style-name="P7"><text:span text:style-name="T5">Tā bù yuànyì rèn zìjǐ de cuòwù.</text:span></text:p>
              </text:list-item>
              <text:list-item>
                <text:p text:style-name="P7"><text:span text:style-name="T5">She is unwilling to admit her mistak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4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忍受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忍受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忍受 </text:span><text:span text:style-name="T5">(rěnshòu)</text:span></text:p>
              </text:list-item>
              <text:list-item>
                <text:p text:style-name="P5"><text:span text:style-name="T5">Endure; bear; tolerat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能够忍受各种压力，保持冷静。</text:span></text:p>
              </text:list-item>
              <text:list-item>
                <text:p text:style-name="P7"><text:span text:style-name="T5">Tā nénggòu rěnshòu gè zhǒng yālì, bǎochí lěngjìng.</text:span></text:p>
              </text:list-item>
              <text:list-item>
                <text:p text:style-name="P7"><text:span text:style-name="T5">He can endure various pressures and remain calm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4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忍不住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忍不住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忍不住 </text:span><text:span text:style-name="T5">(rěn bù zhù)</text:span></text:p>
              </text:list-item>
              <text:list-item>
                <text:p text:style-name="P5"><text:span text:style-name="T5">Cannot help; can't resis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看到她受伤的样子，我忍不住流下了眼泪。</text:span></text:p>
              </text:list-item>
              <text:list-item>
                <text:p text:style-name="P7"><text:span text:style-name="T5">Kàn dào tā shòushāng de yàngzi, wǒ rěn bù zhù liú xià le yǎnlèi.</text:span></text:p>
              </text:list-item>
              <text:list-item>
                <text:p text:style-name="P7"><text:span text:style-name="T5">Seeing her injured, I couldn't help but shed tear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4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忍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忍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忍 </text:span><text:span text:style-name="T5">(rěn)</text:span></text:p>
              </text:list-item>
              <text:list-item>
                <text:p text:style-name="P5"><text:span text:style-name="T5">Endure; bea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面对困难，我们要学会忍。</text:span></text:p>
              </text:list-item>
              <text:list-item>
                <text:p text:style-name="P7"><text:span text:style-name="T5">Miàn duì kùnnan, wǒmen yào xuéhuì rěn.</text:span></text:p>
              </text:list-item>
              <text:list-item>
                <text:p text:style-name="P7"><text:span text:style-name="T5">In the face of difficulties, we need to learn to endur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4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人物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人物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人物 </text:span><text:span text:style-name="T5">(rénwù)</text:span></text:p>
              </text:list-item>
              <text:list-item>
                <text:p text:style-name="P5"><text:span text:style-name="T5">Person; character (in a story, movie, etc.)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小说中的人物形象栩栩如生。</text:span></text:p>
              </text:list-item>
              <text:list-item>
                <text:p text:style-name="P7"><text:span text:style-name="T5">Xiǎoshuō zhōng de rénwù xíngxiàng xǔxǔrúshēng.</text:span></text:p>
              </text:list-item>
              <text:list-item>
                <text:p text:style-name="P7"><text:span text:style-name="T5">The characters in the novel are vivid and lifelik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4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人士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人士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人士 </text:span><text:span text:style-name="T5">(rénshì)</text:span></text:p>
              </text:list-item>
              <text:list-item>
                <text:p text:style-name="P5"><text:span text:style-name="T5">Person; figure; public figur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是一位在教育领域有着丰富经验的人士。</text:span></text:p>
              </text:list-item>
              <text:list-item>
                <text:p text:style-name="P7"><text:span text:style-name="T5">Tā shì yī wèi zài jiàoyù lǐngyù yǒuzhe fēngfù jīngyàn de rénshì.</text:span></text:p>
              </text:list-item>
              <text:list-item>
                <text:p text:style-name="P7"><text:span text:style-name="T5">He is a person with rich experience in the field of educatio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5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人力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人力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人力 </text:span><text:span text:style-name="T5">(rénlì)</text:span></text:p>
              </text:list-item>
              <text:list-item>
                <text:p text:style-name="P5"><text:span text:style-name="T5">Human power; manpowe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项目需要大量的人力支持。</text:span></text:p>
              </text:list-item>
              <text:list-item>
                <text:p text:style-name="P7"><text:span text:style-name="T5">Zhège xiàngmù xūyào dàliàng de rénlì zhīchí.</text:span></text:p>
              </text:list-item>
              <text:list-item>
                <text:p text:style-name="P7"><text:span text:style-name="T5">This project requires a large amount of manpower suppor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5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人间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人间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人间 </text:span><text:span text:style-name="T5">(rénjiān)</text:span></text:p>
              </text:list-item>
              <text:list-item>
                <text:p text:style-name="P5"><text:span text:style-name="T5">Human world; the mortal world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诗人常常在作品中歌颂人间美好。</text:span></text:p>
              </text:list-item>
              <text:list-item>
                <text:p text:style-name="P7"><text:span text:style-name="T5">Shīrén chángcháng zài zuòpǐn zhōng gēsòng rénjiān měihǎo.</text:span></text:p>
              </text:list-item>
              <text:list-item>
                <text:p text:style-name="P7"><text:span text:style-name="T5">Poets often praise the beauty of the human world in their work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5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热门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热门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热门 </text:span><text:span text:style-name="T5">(rèmén)</text:span></text:p>
              </text:list-item>
              <text:list-item>
                <text:p text:style-name="P5"><text:span text:style-name="T5">Hot; popula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话题在社交媒体上很热门。</text:span></text:p>
              </text:list-item>
              <text:list-item>
                <text:p text:style-name="P7"><text:span text:style-name="T5">Zhège huàtí zài shèjiāo méitǐ shàng hěn rèmén.</text:span></text:p>
              </text:list-item>
              <text:list-item>
                <text:p text:style-name="P7"><text:span text:style-name="T5">This topic is very popular on social media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5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热量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热量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热量 </text:span><text:span text:style-name="T5">(rèliàng)</text:span></text:p>
              </text:list-item>
              <text:list-item>
                <text:p text:style-name="P5"><text:span text:style-name="T5">Heat; caloric conten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食物的热量会影响体重的变化。</text:span></text:p>
              </text:list-item>
              <text:list-item>
                <text:p text:style-name="P7"><text:span text:style-name="T5">Shíwù de rèliàng huì yǐngxiǎng tǐzhòng de biànhuà.</text:span></text:p>
              </text:list-item>
              <text:list-item>
                <text:p text:style-name="P7"><text:span text:style-name="T5">The caloric content of food can affect changes in body weigh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5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绕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绕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绕 </text:span><text:span text:style-name="T5">(rào)</text:span></text:p>
              </text:list-item>
              <text:list-item>
                <text:p text:style-name="P5"><text:span text:style-name="T5">Go around; wind around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小溪绕过山脚，形成一片美丽的湿地。</text:span></text:p>
              </text:list-item>
              <text:list-item>
                <text:p text:style-name="P7"><text:span text:style-name="T5">Xiǎoxī rào guò shānjiǎo, xíngchéng yīpiàn měilì de shīdì.</text:span></text:p>
              </text:list-item>
              <text:list-item>
                <text:p text:style-name="P7"><text:span text:style-name="T5">The stream winds around the foot of the mountain, forming a beautiful wetland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5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染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染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染 </text:span><text:span text:style-name="T5">(rǎn)</text:span></text:p>
              </text:list-item>
              <text:list-item>
                <text:p text:style-name="P5"><text:span text:style-name="T5">Dye; infec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种颜色容易染到其他衣物上。</text:span></text:p>
              </text:list-item>
              <text:list-item>
                <text:p text:style-name="P7"><text:span text:style-name="T5">Zhè zhǒng yánsè róngyì rǎn dào qítā yīwù shàng.</text:span></text:p>
              </text:list-item>
              <text:list-item>
                <text:p text:style-name="P7"><text:span text:style-name="T5">This color is easy to dye onto other clothe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5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群众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群众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群众 </text:span><text:span text:style-name="T5">(qúnzhòng)</text:span></text:p>
              </text:list-item>
              <text:list-item>
                <text:p text:style-name="P5"><text:span text:style-name="T5">Masses; the peopl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党的力量来自于群众的支持。</text:span></text:p>
              </text:list-item>
              <text:list-item>
                <text:p text:style-name="P7"><text:span text:style-name="T5">Dǎng de lìliàng láizì yú qúnzhòng de zhīchí.</text:span></text:p>
              </text:list-item>
              <text:list-item>
                <text:p text:style-name="P7"><text:span text:style-name="T5">The strength of the party comes from the support of the masse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5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群体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群体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群体 </text:span><text:span text:style-name="T5">(qúntǐ)</text:span></text:p>
              </text:list-item>
              <text:list-item>
                <text:p text:style-name="P5"><text:span text:style-name="T5">Group; communit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群体致力于环保事业。</text:span></text:p>
              </text:list-item>
              <text:list-item>
                <text:p text:style-name="P7"><text:span text:style-name="T5">Zhège qúntǐ zhìlì yú huánbǎo shìyè.</text:span></text:p>
              </text:list-item>
              <text:list-item>
                <text:p text:style-name="P7"><text:span text:style-name="T5">This group is dedicated to environmental protectio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5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确立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确立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确立 </text:span><text:span text:style-name="T5">(quèlì)</text:span></text:p>
              </text:list-item>
              <text:list-item>
                <text:p text:style-name="P5"><text:span text:style-name="T5">Establish; set up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们努力确立了一套科学的管理体系。</text:span></text:p>
              </text:list-item>
              <text:list-item>
                <text:p text:style-name="P7"><text:span text:style-name="T5">Tāmen nǔlì quèlì le yī tào kēxué de guǎnlǐ tǐxì.</text:span></text:p>
              </text:list-item>
              <text:list-item>
                <text:p text:style-name="P7"><text:span text:style-name="T5">They worked hard to establish a scientific management system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5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缺乏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缺乏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缺乏 </text:span><text:span text:style-name="T5">(quēfá)</text:span></text:p>
              </text:list-item>
              <text:list-item>
                <text:p text:style-name="P5"><text:span text:style-name="T5">Lack; be deficient i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项目缺乏必要的资金支持。</text:span></text:p>
              </text:list-item>
              <text:list-item>
                <text:p text:style-name="P7"><text:span text:style-name="T5">Zhège xiàngmù quēfá bìyào de zījīn zhīchí.</text:span></text:p>
              </text:list-item>
              <text:list-item>
                <text:p text:style-name="P7"><text:span text:style-name="T5">This project lacks the necessary financial suppor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6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劝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劝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劝 </text:span><text:span text:style-name="T5">(quàn)</text:span></text:p>
              </text:list-item>
              <text:list-item>
                <text:p text:style-name="P5"><text:span text:style-name="T5">Advise; urge; exhor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劝我放下过去，重新开始。</text:span></text:p>
              </text:list-item>
              <text:list-item>
                <text:p text:style-name="P7"><text:span text:style-name="T5">Tā quàn wǒ fàngxià guòqù, chóngxīn kāishǐ.</text:span></text:p>
              </text:list-item>
              <text:list-item>
                <text:p text:style-name="P7"><text:span text:style-name="T5">He advised me to let go of the past and start anew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6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泉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泉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泉 </text:span><text:span text:style-name="T5">(quán)</text:span></text:p>
              </text:list-item>
              <text:list-item>
                <text:p text:style-name="P5"><text:span text:style-name="T5">Spring; fountai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座城市有许多优美的泉水。</text:span></text:p>
              </text:list-item>
              <text:list-item>
                <text:p text:style-name="P7"><text:span text:style-name="T5">Zhè zuò chéngshì yǒu xǔduō yōuměi de quánshuǐ.</text:span></text:p>
              </text:list-item>
              <text:list-item>
                <text:p text:style-name="P7"><text:span text:style-name="T5">This city has many beautiful spring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6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全世界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全世界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全世界 </text:span><text:span text:style-name="T5">(quán shìjiè)</text:span></text:p>
              </text:list-item>
              <text:list-item>
                <text:p text:style-name="P5"><text:span text:style-name="T5">The whole world; all over the world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消息引起了全世界的关注。</text:span></text:p>
              </text:list-item>
              <text:list-item>
                <text:p text:style-name="P7"><text:span text:style-name="T5">Zhège xiāoxī yǐnqǐle quán shìjiè de guānzhù.</text:span></text:p>
              </text:list-item>
              <text:list-item>
                <text:p text:style-name="P7"><text:span text:style-name="T5">This news has attracted attention from all over the world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6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全都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全都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全都 </text:span><text:span text:style-name="T5">(quándōu)</text:span></text:p>
              </text:list-item>
              <text:list-item>
                <text:p text:style-name="P5"><text:span text:style-name="T5">All; entirel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些任务全都按时完成了。</text:span></text:p>
              </text:list-item>
              <text:list-item>
                <text:p text:style-name="P7"><text:span text:style-name="T5">Zhèxiē rènwu quándōu ànshí wánchéngle.</text:span></text:p>
              </text:list-item>
              <text:list-item>
                <text:p text:style-name="P7"><text:span text:style-name="T5">All these tasks were completed on tim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6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区域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区域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区域 </text:span><text:span text:style-name="T5">(qūyù)</text:span></text:p>
              </text:list-item>
              <text:list-item>
                <text:p text:style-name="P5"><text:span text:style-name="T5">Region; area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城市被划分为不同的区域。</text:span></text:p>
              </text:list-item>
              <text:list-item>
                <text:p text:style-name="P7"><text:span text:style-name="T5">Zhège chéngshì bèi huáfèn wéi bùtóng de qūyù.</text:span></text:p>
              </text:list-item>
              <text:list-item>
                <text:p text:style-name="P7"><text:span text:style-name="T5">This city is divided into different region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6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晴朗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晴朗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晴朗 </text:span><text:span text:style-name="T5">(qínglǎng)</text:span></text:p>
              </text:list-item>
              <text:list-item>
                <text:p text:style-name="P5"><text:span text:style-name="T5">Clear; sunn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今天是个晴朗的日子，阳光明媚。</text:span></text:p>
              </text:list-item>
              <text:list-item>
                <text:p text:style-name="P7"><text:span text:style-name="T5">Jīntiān shì gè qínglǎng de rìzi, yángguāng míngmèi.</text:span></text:p>
              </text:list-item>
              <text:list-item>
                <text:p text:style-name="P7"><text:span text:style-name="T5">Today is a clear and sunny day, with bright sunshin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6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情形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情形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情形 </text:span><text:span text:style-name="T5">(qíngxíng)</text:span></text:p>
              </text:list-item>
              <text:list-item>
                <text:p text:style-name="P5"><text:span text:style-name="T5">Situation; circumstanc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根据目前的情形，我们需要采取行动。</text:span></text:p>
              </text:list-item>
              <text:list-item>
                <text:p text:style-name="P7"><text:span text:style-name="T5">Gēnjù mùqián de qíngxíng, wǒmen xūyào cǎiqǔ xíngdòng.</text:span></text:p>
              </text:list-item>
              <text:list-item>
                <text:p text:style-name="P7"><text:span text:style-name="T5">Based on the current situation, we need to take actio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6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情节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情节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情节 </text:span><text:span text:style-name="T5">(qíngjié)</text:span></text:p>
              </text:list-item>
              <text:list-item>
                <text:p text:style-name="P5"><text:span text:style-name="T5">Plot; storylin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小说中的情节非常扣人心弦。</text:span></text:p>
              </text:list-item>
              <text:list-item>
                <text:p text:style-name="P7"><text:span text:style-name="T5">Xiǎoshuō zhōng de qíngjié fēicháng kòurénxīnxián.</text:span></text:p>
              </text:list-item>
              <text:list-item>
                <text:p text:style-name="P7"><text:span text:style-name="T5">The plot in the novel is very gripping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6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清理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清理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清理 </text:span><text:span text:style-name="T5">(qīnglǐ)</text:span></text:p>
              </text:list-item>
              <text:list-item>
                <text:p text:style-name="P5"><text:span text:style-name="T5">Clean up; clear awa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请你把桌子上的杂物清理一下。</text:span></text:p>
              </text:list-item>
              <text:list-item>
                <text:p text:style-name="P7"><text:span text:style-name="T5">Qǐng nǐ bǎ zhuōzi shàng de záwù qīnglǐ yīxià.</text:span></text:p>
              </text:list-item>
              <text:list-item>
                <text:p text:style-name="P7"><text:span text:style-name="T5">Please clean up the miscellaneous items on the tabl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6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清晨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清晨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清晨 </text:span><text:span text:style-name="T5">(qīngchén)</text:span></text:p>
              </text:list-item>
              <text:list-item>
                <text:p text:style-name="P5"><text:span text:style-name="T5">Early morning; daw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在清晨，公园里空气格外清新宜人。</text:span></text:p>
              </text:list-item>
              <text:list-item>
                <text:p text:style-name="P7"><text:span text:style-name="T5">Zài qīngchén, gōngyuán lǐ kōngqì géwài qīngxīn yírén.</text:span></text:p>
              </text:list-item>
              <text:list-item>
                <text:p text:style-name="P7"><text:span text:style-name="T5">In the early morning, the air in the park is exceptionally fresh and pleasan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7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青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青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青 </text:span><text:span text:style-name="T5">(qīng)</text:span></text:p>
              </text:list-item>
              <text:list-item>
                <text:p text:style-name="P5"><text:span text:style-name="T5">Green; young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春天来了，树叶变得嫩绿青葱。</text:span></text:p>
              </text:list-item>
              <text:list-item>
                <text:p text:style-name="P7"><text:span text:style-name="T5">Chūntiān lái le, shùyè biàn de nèn lǜ qīngcōng.</text:span></text:p>
              </text:list-item>
              <text:list-item>
                <text:p text:style-name="P7"><text:span text:style-name="T5">Spring is here, and the leaves turn tender and gree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7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勤奋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勤奋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勤奋 </text:span><text:span text:style-name="T5">(qínfèn)</text:span></text:p>
              </text:list-item>
              <text:list-item>
                <text:p text:style-name="P5"><text:span text:style-name="T5">Diligent; hardworking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通过勤奋努力，取得了显著的成绩。</text:span></text:p>
              </text:list-item>
              <text:list-item>
                <text:p text:style-name="P7"><text:span text:style-name="T5">Tā tōngguò qínfèn nǔlì, qǔdé le xiǎnzhù de chéngjī.</text:span></text:p>
              </text:list-item>
              <text:list-item>
                <text:p text:style-name="P7"><text:span text:style-name="T5">Through diligent efforts, he has achieved remarkable result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7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琴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琴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琴 </text:span><text:span text:style-name="T5">(qín)</text:span></text:p>
              </text:list-item>
              <text:list-item>
                <text:p text:style-name="P5"><text:span text:style-name="T5">Musical instrument; piano; stringed instrumen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她在演奏古典吉他，悠扬的琴声飘荡在夜空。</text:span></text:p>
              </text:list-item>
              <text:list-item>
                <text:p text:style-name="P7"><text:span text:style-name="T5">Tā zài yǎnzhòu gǔdiǎn jítā, yōuyáng de qínshēng piāodàng zài yèkōng.</text:span></text:p>
              </text:list-item>
              <text:list-item>
                <text:p text:style-name="P7"><text:span text:style-name="T5">She is playing classical guitar, and the melodious sound of the strings floats in the night sky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7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瞧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瞧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瞧 </text:span><text:span text:style-name="T5">(qiáo)</text:span></text:p>
              </text:list-item>
              <text:list-item>
                <text:p text:style-name="P5"><text:span text:style-name="T5">Look; se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瞧，那只小猫好可爱！</text:span></text:p>
              </text:list-item>
              <text:list-item>
                <text:p text:style-name="P7"><text:span text:style-name="T5">Qiáo, nà zhī xiǎo māo hǎo kě'ài!</text:span></text:p>
              </text:list-item>
              <text:list-item>
                <text:p text:style-name="P7"><text:span text:style-name="T5">Look, that little cat is so cute!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7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敲门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敲门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敲门 </text:span><text:span text:style-name="T5">(qiāo mén)</text:span></text:p>
              </text:list-item>
              <text:list-item>
                <text:p text:style-name="P5"><text:span text:style-name="T5">Knock on the doo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有人在敲门，你去看看是谁。</text:span></text:p>
              </text:list-item>
              <text:list-item>
                <text:p text:style-name="P7"><text:span text:style-name="T5">Yǒurén zài qiāo mén, nǐ qù kànkan shì shéi.</text:span></text:p>
              </text:list-item>
              <text:list-item>
                <text:p text:style-name="P7"><text:span text:style-name="T5">Someone is knocking on the door; go see who it i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7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敲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敲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敲 </text:span><text:span text:style-name="T5">(qiāo)</text:span></text:p>
              </text:list-item>
              <text:list-item>
                <text:p text:style-name="P5"><text:span text:style-name="T5">Knock; strik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轻轻地敲了敲门，然后推开了。</text:span></text:p>
              </text:list-item>
              <text:list-item>
                <text:p text:style-name="P7"><text:span text:style-name="T5">Tā qīngqīng de qiāo le qiāo mén, ránhòu tuīkāi le.</text:span></text:p>
              </text:list-item>
              <text:list-item>
                <text:p text:style-name="P7"><text:span text:style-name="T5">He knocked gently on the door and then pushed it ope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7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悄悄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悄悄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悄悄 </text:span><text:span text:style-name="T5">(qiāoqiāo)</text:span></text:p>
              </text:list-item>
              <text:list-item>
                <text:p text:style-name="P5"><text:span text:style-name="T5">Quietly; stealthil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悄悄地走进房间，不想惊扰到任何人。</text:span></text:p>
              </text:list-item>
              <text:list-item>
                <text:p text:style-name="P7"><text:span text:style-name="T5">Tā qiāoqiāo de zǒu jìn fángjiān, bùxiǎng jīngrǎo dào rènhé rén.</text:span></text:p>
              </text:list-item>
              <text:list-item>
                <text:p text:style-name="P7"><text:span text:style-name="T5">He quietly entered the room, not wanting to disturb anyon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7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强迫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强迫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强迫 </text:span><text:span text:style-name="T5">(qiǎngpò)</text:span></text:p>
              </text:list-item>
              <text:list-item>
                <text:p text:style-name="P5"><text:span text:style-name="T5">Force; compel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不应该强迫孩子做他们不喜欢的事情。</text:span></text:p>
              </text:list-item>
              <text:list-item>
                <text:p text:style-name="P7"><text:span text:style-name="T5">Bù yīnggāi qiǎngpò háizi zuò tāmen bù xǐhuan de shìqing.</text:span></text:p>
              </text:list-item>
              <text:list-item>
                <text:p text:style-name="P7"><text:span text:style-name="T5">Children should not be forced to do things they don't lik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7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抢救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抢救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抢救 </text:span><text:span text:style-name="T5">(qiǎngjiù)</text:span></text:p>
              </text:list-item>
              <text:list-item>
                <text:p text:style-name="P5"><text:span text:style-name="T5">Rescue; emergency treatmen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事故发生后，医护人员立即展开抢救工作。</text:span></text:p>
              </text:list-item>
              <text:list-item>
                <text:p text:style-name="P7"><text:span text:style-name="T5">Shìgù fāshēng hòu, yīhù rényuán lìjí zhǎnkāi qiǎngjiù gōngzuò.</text:span></text:p>
              </text:list-item>
              <text:list-item>
                <text:p text:style-name="P7"><text:span text:style-name="T5">After the accident, medical personnel immediately began emergency rescue work.</text:span></text:p>
              </text:list-item>
            </text:list>
            <text:p text:style-name="P6"><text:span text:style-name="T6"/></text:p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7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抢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抢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抢 </text:span><text:span text:style-name="T5">(qiǎng)</text:span></text:p>
              </text:list-item>
              <text:list-item>
                <text:p text:style-name="P5"><text:span text:style-name="T5">Rob; seize; rush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匪徒试图抢劫银行，但被警察制止了。</text:span></text:p>
              </text:list-item>
              <text:list-item>
                <text:p text:style-name="P7"><text:span text:style-name="T5">Fěitú shìtú qiǎngjié yínháng, dàn bèi jǐngchá zhìzhǐle.</text:span></text:p>
              </text:list-item>
              <text:list-item>
                <text:p text:style-name="P7"><text:span text:style-name="T5">The gangsters attempted to rob the bank but were stopped by the polic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8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墙壁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墙壁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墙壁 </text:span><text:span text:style-name="T5">(qiángbì)</text:span></text:p>
              </text:list-item>
              <text:list-item>
                <text:p text:style-name="P5"><text:span text:style-name="T5">Wall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面墙壁上挂着一幅精美的画。</text:span></text:p>
              </text:list-item>
              <text:list-item>
                <text:p text:style-name="P7"><text:span text:style-name="T5">Zhè miàn qiángbì shàng guàzhe yī fú jīngměi de huà.</text:span></text:p>
              </text:list-item>
              <text:list-item>
                <text:p text:style-name="P7"><text:span text:style-name="T5">A beautiful painting hangs on the wall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8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强度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强度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强度 </text:span><text:span text:style-name="T5">(qiángdù)</text:span></text:p>
              </text:list-item>
              <text:list-item>
                <text:p text:style-name="P5"><text:span text:style-name="T5">Intensity; strength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训练的强度逐渐增加，以提高体能。</text:span></text:p>
              </text:list-item>
              <text:list-item>
                <text:p text:style-name="P7"><text:span text:style-name="T5">Xùnliàn de qiángdù zhújiàn zēngjiā, yǐ tígāo tǐnéng.</text:span></text:p>
              </text:list-item>
              <text:list-item>
                <text:p text:style-name="P7"><text:span text:style-name="T5">The intensity of the training gradually increases to improve physical fitnes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8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枪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枪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枪 </text:span><text:span text:style-name="T5">(qiāng)</text:span></text:p>
              </text:list-item>
              <text:list-item>
                <text:p text:style-name="P5"><text:span text:style-name="T5">Gu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士兵们肩负着沉重的任务，手中紧握着枪支。</text:span></text:p>
              </text:list-item>
              <text:list-item>
                <text:p text:style-name="P7"><text:span text:style-name="T5">Shìbīngmen jiānfùzhe chénzhòng de rènwu, shǒuzhōng jǐn wòzhe qiāngzhī.</text:span></text:p>
              </text:list-item>
              <text:list-item>
                <text:p text:style-name="P7"><text:span text:style-name="T5">The soldiers bear a heavy responsibility, holding guns tightly in their hand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8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欠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欠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欠 </text:span><text:span text:style-name="T5">(qiàn)</text:span></text:p>
              </text:list-item>
              <text:list-item>
                <text:p text:style-name="P5"><text:span text:style-name="T5">Owe; lack</text:span></text:p>
              </text:list-item>
            </text:list>
            <text:p text:style-name="P6"><text:span text:style-name="T5"><text:s/></text:span></text:p>
            <text:list text:continue-numbering="true" text:style-name="L3">
              <text:list-item>
                <text:p text:style-name="P7"><text:span text:style-name="T5">他欠了一笔巨款，正在努力还清。</text:span></text:p>
              </text:list-item>
              <text:list-item>
                <text:p text:style-name="P7"><text:span text:style-name="T5">Tā qiànle yī bǐ jù kuǎn, zhèngzài nǔlì huánqīng.</text:span></text:p>
              </text:list-item>
              <text:list-item>
                <text:p text:style-name="P7"><text:span text:style-name="T5">He owes a large sum of money and is working hard to pay it off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8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前提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前提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前提 </text:span><text:span text:style-name="T5">(qiántí)</text:span></text:p>
              </text:list-item>
              <text:list-item>
                <text:p text:style-name="P5"><text:span text:style-name="T5">Prerequisite; premis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了解基本的数学知识是学习物理的前提。</text:span></text:p>
              </text:list-item>
              <text:list-item>
                <text:p text:style-name="P7"><text:span text:style-name="T5">Liǎojiě jīběn de shùxué zhīshì shì xuéxí wùlǐ de qiántí.</text:span></text:p>
              </text:list-item>
              <text:list-item>
                <text:p text:style-name="P7"><text:span text:style-name="T5">Understanding basic mathematical knowledge is a prerequisite for learning physic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8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前景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前景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前景 </text:span><text:span text:style-name="T5">(qiánjǐng)</text:span></text:p>
              </text:list-item>
              <text:list-item>
                <text:p text:style-name="P5"><text:span text:style-name="T5">Prospect; outlook; foreground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城市的发展前景非常乐观。</text:span></text:p>
              </text:list-item>
              <text:list-item>
                <text:p text:style-name="P7"><text:span text:style-name="T5">Zhège chéngshì de fāzhǎn qiánjǐng fēicháng lèguān.</text:span></text:p>
              </text:list-item>
              <text:list-item>
                <text:p text:style-name="P7"><text:span text:style-name="T5">The development prospects of this city are very optimistic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8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签字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签字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签字 </text:span><text:span text:style-name="T5">(qiānzì)</text:span></text:p>
              </text:list-item>
              <text:list-item>
                <text:p text:style-name="P5"><text:span text:style-name="T5">Sign one's name; signatur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请您在这张文件上签字确认。</text:span></text:p>
              </text:list-item>
              <text:list-item>
                <text:p text:style-name="P7"><text:span text:style-name="T5">Qǐng nín zài zhè zhāng wénjiàn shàng qiānzì quèrèn.</text:span></text:p>
              </text:list-item>
              <text:list-item>
                <text:p text:style-name="P7"><text:span text:style-name="T5">Please sign and confirm on this documen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8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签证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签证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签证 </text:span><text:span text:style-name="T5">(qiānzhèng)</text:span></text:p>
              </text:list-item>
              <text:list-item>
                <text:p text:style-name="P5"><text:span text:style-name="T5">Visa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申请留学需要办理学生签证。</text:span></text:p>
              </text:list-item>
              <text:list-item>
                <text:p text:style-name="P7"><text:span text:style-name="T5">Shēnqǐng liúxué xūyào bànlǐ xuéshēng qiānzhèng.</text:span></text:p>
              </text:list-item>
              <text:list-item>
                <text:p text:style-name="P7"><text:span text:style-name="T5">Applying for studying abroad requires obtaining a student visa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8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签约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签约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签约 </text:span><text:span text:style-name="T5">(qiānyuē)</text:span></text:p>
              </text:list-item>
              <text:list-item>
                <text:p text:style-name="P5"><text:span text:style-name="T5">Enter into a contract; sign a contrac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家公司和国际知名设计师签约合作。</text:span></text:p>
              </text:list-item>
              <text:list-item>
                <text:p text:style-name="P7"><text:span text:style-name="T5">Zhè jiā gōngsī hé guójì zhīmíng shèjìshī qiānyuē hézuò.</text:span></text:p>
              </text:list-item>
              <text:list-item>
                <text:p text:style-name="P7"><text:span text:style-name="T5">This company has signed a cooperation contract with an internationally renowned designer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8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签名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签名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签名 </text:span><text:span text:style-name="T5">(qiānmíng)</text:span></text:p>
              </text:list-item>
              <text:list-item>
                <text:p text:style-name="P5"><text:span text:style-name="T5">Signatur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请在这张支票上签上您的名字。</text:span></text:p>
              </text:list-item>
              <text:list-item>
                <text:p text:style-name="P7"><text:span text:style-name="T5">Qǐng zài zhè zhāng zhīpiào shàng qiān shàng nín de míngzi.</text:span></text:p>
              </text:list-item>
              <text:list-item>
                <text:p text:style-name="P7"><text:span text:style-name="T5">Please sign your name on this check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9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签订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签订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签订 </text:span><text:span text:style-name="T5">(qiāndìng)</text:span></text:p>
              </text:list-item>
              <text:list-item>
                <text:p text:style-name="P5"><text:span text:style-name="T5">Sign (a treaty, contract, etc.)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双方代表在会议上正式签订了协议。</text:span></text:p>
              </text:list-item>
              <text:list-item>
                <text:p text:style-name="P7"><text:span text:style-name="T5">Shuāngfāng dàibiǎo zài huìyì shàng zhèngshì qiāndìngle xiéyì.</text:span></text:p>
              </text:list-item>
              <text:list-item>
                <text:p text:style-name="P7"><text:span text:style-name="T5">Representatives from both sides formally signed the agreement at the meeting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9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签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签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签 </text:span><text:span text:style-name="T5">(qiān)</text:span></text:p>
              </text:list-item>
              <text:list-item>
                <text:p text:style-name="P5"><text:span text:style-name="T5">Sign; mark; underwrit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用笔在纸上签了一个字。</text:span></text:p>
              </text:list-item>
              <text:list-item>
                <text:p text:style-name="P7"><text:span text:style-name="T5">Tā yòng bǐ zài zhǐ shàng qiān le yī gè zì.</text:span></text:p>
              </text:list-item>
              <text:list-item>
                <text:p text:style-name="P7"><text:span text:style-name="T5">He signed a character on the paper with a pe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9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气象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气象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气象 </text:span><text:span text:style-name="T5">(qìxiàng)</text:span></text:p>
              </text:list-item>
              <text:list-item>
                <text:p text:style-name="P5"><text:span text:style-name="T5">Meteorology; weathe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气象台发布了明天的天气预报。</text:span></text:p>
              </text:list-item>
              <text:list-item>
                <text:p text:style-name="P7"><text:span text:style-name="T5">Qìxiàng tái fābùle míngtiān de tiānqì yùbào.</text:span></text:p>
              </text:list-item>
              <text:list-item>
                <text:p text:style-name="P7"><text:span text:style-name="T5">The meteorological station has issued tomorrow's weather forecas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9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气体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气体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气体 </text:span><text:span text:style-name="T5">(qìtǐ)</text:span></text:p>
              </text:list-item>
              <text:list-item>
                <text:p text:style-name="P5"><text:span text:style-name="T5">Gas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气体可以通过压缩来储存和运输。</text:span></text:p>
              </text:list-item>
              <text:list-item>
                <text:p text:style-name="P7"><text:span text:style-name="T5">Qìtǐ kěyǐ tōngguò yāsuò lái chǔcún hé yùnshū.</text:span></text:p>
              </text:list-item>
              <text:list-item>
                <text:p text:style-name="P7"><text:span text:style-name="T5">Gases can be stored and transported by compressio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9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起码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起码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起码 </text:span><text:span text:style-name="T5">(qǐmǎ)</text:span></text:p>
              </text:list-item>
              <text:list-item>
                <text:p text:style-name="P5"><text:span text:style-name="T5">At least; minimum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你至少需要有一年的工作经验。</text:span></text:p>
              </text:list-item>
              <text:list-item>
                <text:p text:style-name="P7"><text:span text:style-name="T5">Nǐ zhìshǎo xūyào yǒu yī nián de gōngzuò jīngyàn.</text:span></text:p>
              </text:list-item>
              <text:list-item>
                <text:p text:style-name="P7"><text:span text:style-name="T5">You need at least one year of work experienc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9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起到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起到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起到 </text:span><text:span text:style-name="T5">(qǐdào)</text:span></text:p>
              </text:list-item>
              <text:list-item>
                <text:p text:style-name="P5"><text:span text:style-name="T5">Play the role of; function as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在团队中，每个成员都应该发挥自己的作用，起到协同效应。</text:span></text:p>
              </text:list-item>
              <text:list-item>
                <text:p text:style-name="P7"><text:span text:style-name="T5">Zài tuánduì zhōng, měi gè chéngyuán dōu yīnggāi fāhuī zìjǐ de zuòyòng, qǐdào xiétóng xiàoyìng.</text:span></text:p>
              </text:list-item>
              <text:list-item>
                <text:p text:style-name="P7"><text:span text:style-name="T5">In a team, each member should play their role and contribute to synerg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9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启事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启事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启事 </text:span><text:span text:style-name="T5">(qǐshì)</text:span></text:p>
              </text:list-item>
              <text:list-item>
                <text:p text:style-name="P5"><text:span text:style-name="T5">Announcement; notic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是一篇感人的启事，号召大家共同奋斗。</text:span></text:p>
              </text:list-item>
              <text:list-item>
                <text:p text:style-name="P7"><text:span text:style-name="T5">Zhè shì yī piān gǎnrén de qǐshì, hàozhào dàjiā gòngtóng fèndòu.</text:span></text:p>
              </text:list-item>
              <text:list-item>
                <text:p text:style-name="P7"><text:span text:style-name="T5">This is a touching announcement calling on everyone to work together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9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启发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启发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启发 </text:span><text:span text:style-name="T5">(qǐfā)</text:span></text:p>
              </text:list-item>
              <text:list-item>
                <text:p text:style-name="P5"><text:span text:style-name="T5">Inspire; arous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老师的讲解启发了学生对科学的兴趣。</text:span></text:p>
              </text:list-item>
              <text:list-item>
                <text:p text:style-name="P7"><text:span text:style-name="T5">Lǎoshī de jiǎngjiě qǐfāle xuéshēng duì kēxué de xìngqù.</text:span></text:p>
              </text:list-item>
              <text:list-item>
                <text:p text:style-name="P7"><text:span text:style-name="T5">The teacher's explanation inspired students' interest in scienc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9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启动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启动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启动 </text:span><text:span text:style-name="T5">(qǐdòng)</text:span></text:p>
              </text:list-item>
              <text:list-item>
                <text:p text:style-name="P5"><text:span text:style-name="T5">Start; launch; initiat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按钮用于启动电机。</text:span></text:p>
              </text:list-item>
              <text:list-item>
                <text:p text:style-name="P7"><text:span text:style-name="T5">Zhège ànniǔ yòngyú qǐdòng diànjī.</text:span></text:p>
              </text:list-item>
              <text:list-item>
                <text:p text:style-name="P7"><text:span text:style-name="T5">This button is used to start the motor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9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其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其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其 </text:span><text:span text:style-name="T5">(qí)</text:span></text:p>
              </text:list-item>
              <text:list-item>
                <text:p text:style-name="P5"><text:span text:style-name="T5">Its; his; her; their; tha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是一家以创新为其发展方向的公司。</text:span></text:p>
              </text:list-item>
              <text:list-item>
                <text:p text:style-name="P7"><text:span text:style-name="T5">Zhè shì yī jiā yǐ chuàngxīn wèi qí fāzhǎn fāngxiàng de gōngsī.</text:span></text:p>
              </text:list-item>
              <text:list-item>
                <text:p text:style-name="P7"><text:span text:style-name="T5">This is a company that takes innovation as its development directio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0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齐全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齐全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齐全 </text:span><text:span text:style-name="T8">(qíquán)</text:span></text:p>
              </text:list-item>
              <text:list-item>
                <text:p text:style-name="P10"><text:span text:style-name="T8">Complete; all in readiness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这个商店的商品种类齐全，应有尽有。</text:span></text:p>
              </text:list-item>
              <text:list-item>
                <text:p text:style-name="P12"><text:span text:style-name="T8">Zhège shāngdiàn de shāngpǐn zhǒnglèi qíquán, yīngyǒu jìnyǒu.</text:span></text:p>
              </text:list-item>
              <text:list-item>
                <text:p text:style-name="P12"><text:span text:style-name="T8">The shop has a complete range of goods, with everything you need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0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期望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期望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期望 </text:span><text:span text:style-name="T8">(qīwàng)</text:span></text:p>
              </text:list-item>
              <text:list-item>
                <text:p text:style-name="P10"><text:span text:style-name="T8">Expect; expectation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他对未来充满期望，希望能取得更大的成就。</text:span></text:p>
              </text:list-item>
              <text:list-item>
                <text:p text:style-name="P12"><text:span text:style-name="T8">Tā duì wèilái chōngmǎn qīwàng, xīwàng néng qǔdé gèng dà de chéngjiù.</text:span></text:p>
              </text:list-item>
              <text:list-item>
                <text:p text:style-name="P12"><text:span text:style-name="T8">He is full of expectations for the future and hopes to achieve greater succes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0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葡萄酒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葡萄酒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葡萄酒 </text:span><text:span text:style-name="T8">(pútáojiǔ)</text:span></text:p>
              </text:list-item>
              <text:list-item>
                <text:p text:style-name="P10"><text:span text:style-name="T8">Wine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这瓶红葡萄酒口感醇厚，回味悠长。</text:span></text:p>
              </text:list-item>
              <text:list-item>
                <text:p text:style-name="P12"><text:span text:style-name="T8">Zhè píng hóng pútáojiǔ kǒugǎn chúnhòu, huíwèi yōucháng.</text:span></text:p>
              </text:list-item>
              <text:list-item>
                <text:p text:style-name="P12"><text:span text:style-name="T8">This bottle of red wine has a rich taste and a long aftertaste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0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葡萄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葡萄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葡萄 </text:span><text:span text:style-name="T5">(pútáo)</text:span></text:p>
              </text:list-item>
              <text:list-item>
                <text:p text:style-name="P5"><text:span text:style-name="T5">Grap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葡萄是一种美味的水果，也可以酿造成葡萄酒。</text:span></text:p>
              </text:list-item>
              <text:list-item>
                <text:p text:style-name="P7"><text:span text:style-name="T5">Pútáo shì yī zhǒng měiwèi de shuǐguǒ, yě kěyǐ niàngzào chéng pútáojiǔ.</text:span></text:p>
              </text:list-item>
              <text:list-item>
                <text:p text:style-name="P7"><text:span text:style-name="T5">Grapes are a delicious fruit and can also be fermented into win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0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泼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泼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泼 </text:span><text:span text:style-name="T5">(pō)</text:span></text:p>
              </text:list-item>
              <text:list-item>
                <text:p text:style-name="P5"><text:span text:style-name="T5">Splash; sprinkl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小朋友们在水池旁边欢快地玩着，互相泼水。</text:span></text:p>
              </text:list-item>
              <text:list-item>
                <text:p text:style-name="P7"><text:span text:style-name="T5">Xiǎo péngyǒumen zài shuǐchí pángbiān huānkuài de wánzhe, hùxiāng pōshuǐ.</text:span></text:p>
              </text:list-item>
              <text:list-item>
                <text:p text:style-name="P7"><text:span text:style-name="T5">The children played happily by the pool, splashing water at each other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0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凭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凭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凭 </text:span><text:span text:style-name="T5">(píng)</text:span></text:p>
              </text:list-item>
              <text:list-item>
                <text:p text:style-name="P5"><text:span text:style-name="T5">Rely on; depend on; by means of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凭着努力，他终于实现了自己的梦想。</text:span></text:p>
              </text:list-item>
              <text:list-item>
                <text:p text:style-name="P7"><text:span text:style-name="T5">Píngzhe nǔlì, tā zhōngyú shíxiànle zìjǐ de mèngxiǎng.</text:span></text:p>
              </text:list-item>
              <text:list-item>
                <text:p text:style-name="P7"><text:span text:style-name="T5">By means of hard work, he finally realized his dream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0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评论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评论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评论 </text:span><text:span text:style-name="T5">(pínglùn)</text:span></text:p>
              </text:list-item>
              <text:list-item>
                <text:p text:style-name="P5"><text:span text:style-name="T5">Comment; review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许多读者对这本小说发表了评论。</text:span></text:p>
              </text:list-item>
              <text:list-item>
                <text:p text:style-name="P7"><text:span text:style-name="T5">Xǔduō dúzhě duì zhè běn xiǎoshuō fābiǎole pínglùn.</text:span></text:p>
              </text:list-item>
              <text:list-item>
                <text:p text:style-name="P7"><text:span text:style-name="T5">Many readers have commented on this novel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0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评估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评估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评估 </text:span><text:span text:style-name="T5">(pínggū)</text:span></text:p>
              </text:list-item>
              <text:list-item>
                <text:p text:style-name="P5"><text:span text:style-name="T5">Evaluate; assess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我们需要对项目的风险进行评估。</text:span></text:p>
              </text:list-item>
              <text:list-item>
                <text:p text:style-name="P7"><text:span text:style-name="T5">Wǒmen xūyào duì xiàngmù de fēngxìn jìnxíng pínggū.</text:span></text:p>
              </text:list-item>
              <text:list-item>
                <text:p text:style-name="P7"><text:span text:style-name="T5">We need to assess the risks of the projec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0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平原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平原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平原 </text:span><text:span text:style-name="T5">(píngyuán)</text:span></text:p>
              </text:list-item>
              <text:list-item>
                <text:p text:style-name="P5"><text:span text:style-name="T5">Plain; flatland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片平原是农业的良好耕地。</text:span></text:p>
              </text:list-item>
              <text:list-item>
                <text:p text:style-name="P7"><text:span text:style-name="T5">Zhè piàn píngyuán shì nóngyè de liánghǎo gēngdì.</text:span></text:p>
              </text:list-item>
              <text:list-item>
                <text:p text:style-name="P7"><text:span text:style-name="T5">This plain is good farmland for agricultur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0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平坦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平坦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平坦 </text:span><text:span text:style-name="T5">(píngtǎn)</text:span></text:p>
              </text:list-item>
              <text:list-item>
                <text:p text:style-name="P5"><text:span text:style-name="T5">Flat; level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片土地非常平坦，适合建设大型工业区。</text:span></text:p>
              </text:list-item>
              <text:list-item>
                <text:p text:style-name="P7"><text:span text:style-name="T5">Zhè piàn tǔdì fēicháng píngtǎn, shìhé jiànshè dàxíng gōngyèqū.</text:span></text:p>
              </text:list-item>
              <text:list-item>
                <text:p text:style-name="P7"><text:span text:style-name="T5">This piece of land is very flat and suitable for constructing a large industrial area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1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品种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品种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品种 </text:span><text:span text:style-name="T5">(pǐnzhǒng)</text:span></text:p>
              </text:list-item>
              <text:list-item>
                <text:p text:style-name="P5"><text:span text:style-name="T5">Variety; breed; species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农场培育了多种不同品种的植物。</text:span></text:p>
              </text:list-item>
              <text:list-item>
                <text:p text:style-name="P7"><text:span text:style-name="T5">Zhège nóngchǎng péiyùle duōzhǒng bùtóng pǐnzhǒng de zhíwù.</text:span></text:p>
              </text:list-item>
              <text:list-item>
                <text:p text:style-name="P7"><text:span text:style-name="T5">This farm cultivates various species of plant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1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品（工艺品）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品（工艺品）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品（工艺品） </text:span><text:span text:style-name="T5">(pǐn)</text:span></text:p>
              </text:list-item>
              <text:list-item>
                <text:p text:style-name="P5"><text:span text:style-name="T5">Article; product (handicraft)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城市以制作精美的工艺品而闻名。</text:span></text:p>
              </text:list-item>
              <text:list-item>
                <text:p text:style-name="P7"><text:span text:style-name="T5">Zhège chéngshì yǐ zhìzuò jīngměi de gōngyìpǐn ér wénmíng.</text:span></text:p>
              </text:list-item>
              <text:list-item>
                <text:p text:style-name="P7"><text:span text:style-name="T5">This city is famous for producing exquisite handicraft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1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品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品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品 </text:span><text:span text:style-name="T5">(pǐn)</text:span></text:p>
              </text:list-item>
              <text:list-item>
                <text:p text:style-name="P5"><text:span text:style-name="T5">Taste; flavor; judge; grad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道菜的味道真是一级棒！</text:span></text:p>
              </text:list-item>
              <text:list-item>
                <text:p text:style-name="P7"><text:span text:style-name="T5">Zhè dào cài de wèidào zhēnshi yījí bàng!</text:span></text:p>
              </text:list-item>
              <text:list-item>
                <text:p text:style-name="P7"><text:span text:style-name="T5">The taste of this dish is really excellent!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1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频繁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13">频繁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频繁 </text:span><text:span text:style-name="T8">(pínfán)</text:span></text:p>
              </text:list-item>
              <text:list-item>
                <text:p text:style-name="P10"><text:span text:style-name="T8">Frequent; often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近期发生的频繁事故引起了社会的关注。</text:span></text:p>
              </text:list-item>
              <text:list-item>
                <text:p text:style-name="P12"><text:span text:style-name="T8">Jìnqī fāshēng de pínfán shìgù yǐnqǐle shèhuì de guānzhù.</text:span></text:p>
              </text:list-item>
              <text:list-item>
                <text:p text:style-name="P12"><text:span text:style-name="T8">The frequent accidents that have occurred recently have attracted social attention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1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频道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频道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频道 </text:span><text:span text:style-name="T8">(píndào)</text:span></text:p>
              </text:list-item>
              <text:list-item>
                <text:p text:style-name="P10"><text:span text:style-name="T8">Channel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电视上有很多不同类型的频道，满足不同的观众需求。</text:span></text:p>
              </text:list-item>
              <text:list-item>
                <text:p text:style-name="P12"><text:span text:style-name="T8">Diànshì shàng yǒu hěnduō bùtóng lèixíng de píndào, mǎnzú bùtóng de guānzhòng xūqiú.</text:span></text:p>
              </text:list-item>
              <text:list-item>
                <text:p text:style-name="P12"><text:span text:style-name="T8">There are many different types of channels on TV to meet the needs of different audience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1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拼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拼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拼 </text:span><text:span text:style-name="T8">(pīn)</text:span></text:p>
              </text:list-item>
              <text:list-item>
                <text:p text:style-name="P10"><text:span text:style-name="T8">Spell; piece together; work hard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大家一起努力，共同拼搏，就一定能取得成功。</text:span></text:p>
              </text:list-item>
              <text:list-item>
                <text:p text:style-name="P12"><text:span text:style-name="T8">Dàjiā yīqǐ nǔlì, gòngtóng pīnbó, jiù yīdìng néng qǔdé chénggōng.</text:span></text:p>
              </text:list-item>
              <text:list-item>
                <text:p text:style-name="P12"><text:span text:style-name="T8">If everyone works hard together, we will definitely achieve succes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1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骗子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骗子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骗子 </text:span><text:span text:style-name="T8">(piànzi)</text:span></text:p>
              </text:list-item>
              <text:list-item>
                <text:p text:style-name="P10"><text:span text:style-name="T8">Swindler; cheat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小心那些看起来可疑的骗子，不要轻易相信。</text:span></text:p>
              </text:list-item>
              <text:list-item>
                <text:p text:style-name="P12"><text:span text:style-name="T8">Xiǎoxīn nàxiē kàn qǐlái kěyí de piànzi, bùyào qīngyì xiāngxìn.</text:span></text:p>
              </text:list-item>
              <text:list-item>
                <text:p text:style-name="P12"><text:span text:style-name="T8">Be careful of those suspicious-looking swindlers; don't easily trust them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1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骗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骗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骗 </text:span><text:span text:style-name="T8">(piàn)</text:span></text:p>
              </text:list-item>
              <text:list-item>
                <text:p text:style-name="P10"><text:span text:style-name="T8">Cheat; deceive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他被骗了很多钱，现在非常警惕。</text:span></text:p>
              </text:list-item>
              <text:list-item>
                <text:p text:style-name="P12"><text:span text:style-name="T8">Tā bèi piànle hěnduō qián, xiànzài fēicháng jǐngtì.</text:span></text:p>
              </text:list-item>
              <text:list-item>
                <text:p text:style-name="P12"><text:span text:style-name="T8">He was cheated out of a lot of money and is now very cautiou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1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匹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匹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匹 </text:span><text:span text:style-name="T8">(pǐ)</text:span></text:p>
              </text:list-item>
              <text:list-item>
                <text:p text:style-name="P10"><text:span text:style-name="T8">Measure word for horses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这匹马是一匹优秀的赛马。</text:span></text:p>
              </text:list-item>
              <text:list-item>
                <text:p text:style-name="P12"><text:span text:style-name="T8">Zhè pǐ mǎ shì yī pǐ yōuxiù de sàimǎ.</text:span></text:p>
              </text:list-item>
              <text:list-item>
                <text:p text:style-name="P12"><text:span text:style-name="T8">This horse is an excellent racehorse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1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脾气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脾气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脾气 </text:span><text:span text:style-name="T8">(píqì)</text:span></text:p>
              </text:list-item>
              <text:list-item>
                <text:p text:style-name="P10"><text:span text:style-name="T8">Temper; temperament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他脾气火爆，需要学会控制情绪。</text:span></text:p>
              </text:list-item>
              <text:list-item>
                <text:p text:style-name="P12"><text:span text:style-name="T8">Tā píqì huǒbào, xūyào xuéhuì kòngzhì qíngxù.</text:span></text:p>
              </text:list-item>
              <text:list-item>
                <text:p text:style-name="P12"><text:span text:style-name="T8">He has a quick temper and needs to learn to control his emotion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2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皮鞋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皮鞋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皮鞋 </text:span><text:span text:style-name="T8">(píxié)</text:span></text:p>
              </text:list-item>
              <text:list-item>
                <text:p text:style-name="P10"><text:span text:style-name="T8">Leather shoes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这双皮鞋非常舒适，适合正式场合穿着。</text:span></text:p>
              </text:list-item>
              <text:list-item>
                <text:p text:style-name="P12"><text:span text:style-name="T8">Zhè shuāng píxié fēicháng shūshì, shìhé zhèngshì chǎng hé chuānzhuó.</text:span></text:p>
              </text:list-item>
              <text:list-item>
                <text:p text:style-name="P12"><text:span text:style-name="T8">These leather shoes are very comfortable and suitable for formal occasion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2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皮肤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皮肤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皮肤 </text:span><text:span text:style-name="T8">(pífū)</text:span></text:p>
              </text:list-item>
              <text:list-item>
                <text:p text:style-name="P10"><text:span text:style-name="T8">Skin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保持良好的皮肤护理习惯有助于保持肌肤健康。</text:span></text:p>
              </text:list-item>
              <text:list-item>
                <text:p text:style-name="P12"><text:span text:style-name="T8">Bǎochí liánghǎo de pífū hùlǐ xíguàn yǒuzhù yú bǎochí jīfū jiànkāng.</text:span></text:p>
              </text:list-item>
              <text:list-item>
                <text:p text:style-name="P12"><text:span text:style-name="T8">Maintaining good skincare habits helps keep the skin healthy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2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披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披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披 </text:span><text:span text:style-name="T8">(pī)</text:span></text:p>
              </text:list-item>
              <text:list-item>
                <text:p text:style-name="P10"><text:span text:style-name="T8">Drape over; open up; unroll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他披着一件厚厚的外套，抵挡着寒风。</text:span></text:p>
              </text:list-item>
              <text:list-item>
                <text:p text:style-name="P12"><text:span text:style-name="T8">Tā pīzhe yī jiàn hòu hòu de wàitào, dǐdǎngzhe hánfēng.</text:span></text:p>
              </text:list-item>
              <text:list-item>
                <text:p text:style-name="P12"><text:span text:style-name="T8">He draped himself in a thick coat to shield against the cold wind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2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盆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盆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盆 </text:span><text:span text:style-name="T8">(pén)</text:span></text:p>
              </text:list-item>
              <text:list-item>
                <text:p text:style-name="P10"><text:span text:style-name="T8">Pot; basin; container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这盆花非常漂亮，是我最喜欢的品种。</text:span></text:p>
              </text:list-item>
              <text:list-item>
                <text:p text:style-name="P12"><text:span text:style-name="T8">Zhè pén huā fēicháng piàoliang, shì wǒ zuì xǐhuān de pǐnzhǒng.</text:span></text:p>
              </text:list-item>
              <text:list-item>
                <text:p text:style-name="P12"><text:span text:style-name="T8">This pot of flowers is very beautiful; it's my favorite variety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2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喷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喷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喷 </text:span><text:span text:style-name="T8">(pēn)</text:span></text:p>
              </text:list-item>
              <text:list-item>
                <text:p text:style-name="P10"><text:span text:style-name="T8">Spray; spout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花园里的喷泉在夜晚灯光的照耀下格外美丽。</text:span></text:p>
              </text:list-item>
              <text:list-item>
                <text:p text:style-name="P12"><text:span text:style-name="T8">Huāyuán lǐ de pēnquán zài yèwǎn dēngguāng de zhàoyào xià géwài měilì.</text:span></text:p>
              </text:list-item>
              <text:list-item>
                <text:p text:style-name="P12"><text:span text:style-name="T8">The fountain in the garden is especially beautiful under the illumination of lights at night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2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配套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配套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配套 </text:span><text:span text:style-name="T8">(pèitào)</text:span></text:p>
              </text:list-item>
              <text:list-item>
                <text:p text:style-name="P10"><text:span text:style-name="T8">Match with; form a complete set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这个项目包括住宅和商业配套设施。</text:span></text:p>
              </text:list-item>
              <text:list-item>
                <text:p text:style-name="P12"><text:span text:style-name="T8">Zhège xiàngmù bāokuò zhùzhái hé shāngyè pèitào shèshī.</text:span></text:p>
              </text:list-item>
              <text:list-item>
                <text:p text:style-name="P12"><text:span text:style-name="T8">This project includes residential and commercial supporting facilitie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2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配备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配备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配备 </text:span><text:span text:style-name="T8">(pèibèi)</text:span></text:p>
              </text:list-item>
              <text:list-item>
                <text:p text:style-name="P10"><text:span text:style-name="T8">Equip; outfit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这辆汽车配备了最新的安全技术。</text:span></text:p>
              </text:list-item>
              <text:list-item>
                <text:p text:style-name="P12"><text:span text:style-name="T8">Zhè liàng qìchē pèibèi le zuìxīn de ānquán jìshù.</text:span></text:p>
              </text:list-item>
              <text:list-item>
                <text:p text:style-name="P12"><text:span text:style-name="T8">This car is equipped with the latest safety technology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2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赔偿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赔偿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赔偿 </text:span><text:span text:style-name="T8">(péicháng)</text:span></text:p>
              </text:list-item>
              <text:list-item>
                <text:p text:style-name="P10"><text:span text:style-name="T8">Compensate; make reparations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公司将为因产品质量问题而引发的损失进行赔偿。</text:span></text:p>
              </text:list-item>
              <text:list-item>
                <text:p text:style-name="P12"><text:span text:style-name="T8">Gōngsī jiāng wèi yīn chǎnpǐn zhìliàng wèntí ér yǐnfā de sǔnshī jìnxíng péicháng.</text:span></text:p>
              </text:list-item>
              <text:list-item>
                <text:p text:style-name="P12"><text:span text:style-name="T8">The company will compensate for losses caused by product quality issue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2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赔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赔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赔 </text:span><text:span text:style-name="T8">(péi)</text:span></text:p>
              </text:list-item>
              <text:list-item>
                <text:p text:style-name="P10"><text:span text:style-name="T8">Compensate; lose money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由于失误，他不得不赔偿客户的损失。</text:span></text:p>
              </text:list-item>
              <text:list-item>
                <text:p text:style-name="P12"><text:span text:style-name="T8">Yóuyú shīwù, tā bùdé bù péicháng kèhù de sǔnshī.</text:span></text:p>
              </text:list-item>
              <text:list-item>
                <text:p text:style-name="P12"><text:span text:style-name="T8">Due to a mistake, he had to compensate the customer for the los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2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陪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陪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陪 </text:span><text:span text:style-name="T8">(péi)</text:span></text:p>
              </text:list-item>
              <text:list-item>
                <text:p text:style-name="P10"><text:span text:style-name="T8">Accompany; keep company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我会陪你一起度过难过的时光。</text:span></text:p>
              </text:list-item>
              <text:list-item>
                <text:p text:style-name="P12"><text:span text:style-name="T8">Wǒ huì péi nǐ yīqǐ dùguò nànguò de shíguāng.</text:span></text:p>
              </text:list-item>
              <text:list-item>
                <text:p text:style-name="P12"><text:span text:style-name="T8">I will accompany you through difficult time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3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旁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旁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旁 </text:span><text:span text:style-name="T8">(páng)</text:span></text:p>
              </text:list-item>
              <text:list-item>
                <text:p text:style-name="P10"><text:span text:style-name="T8">Side; beside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他坐在窗户的旁边，欣赏着美丽的风景。</text:span></text:p>
              </text:list-item>
              <text:list-item>
                <text:p text:style-name="P12"><text:span text:style-name="T8">Tā zuò zài chuānghu de pángbiān, xīnshǎngzhe měilì de fēngjǐng.</text:span></text:p>
              </text:list-item>
              <text:list-item>
                <text:p text:style-name="P12"><text:span text:style-name="T8">He sat beside the window, enjoying the beautiful scenery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3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排除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排除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排除 </text:span><text:span text:style-name="T8">(páichú)</text:span></text:p>
              </text:list-item>
              <text:list-item>
                <text:p text:style-name="P10"><text:span text:style-name="T8">Exclude; eliminate; rule out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经过调查，我们可以排除技术故障的可能性。</text:span></text:p>
              </text:list-item>
              <text:list-item>
                <text:p text:style-name="P12"><text:span text:style-name="T8">Jīngguò diàochá, wǒmen kěyǐ páichú jìshù gùzhàng de kěnéng xìng.</text:span></text:p>
              </text:list-item>
              <text:list-item>
                <text:p text:style-name="P12"><text:span text:style-name="T8">After investigation, we can rule out the possibility of technical failure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3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拍摄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拍摄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拍摄 </text:span><text:span text:style-name="T8">(pāishè)</text:span></text:p>
              </text:list-item>
              <text:list-item>
                <text:p text:style-name="P10"><text:span text:style-name="T8">Shoot (a picture or film); take a photo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电影是在这个美丽的地方拍摄的。</text:span></text:p>
              </text:list-item>
              <text:list-item>
                <text:p text:style-name="P12"><text:span text:style-name="T8">Diànyǐng shì zài zhège měilì de dìfāng pāishè de.</text:span></text:p>
              </text:list-item>
              <text:list-item>
                <text:p text:style-name="P12"><text:span text:style-name="T8">The movie was shot in this beautiful place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3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偶像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偶像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偶像 </text:span><text:span text:style-name="T8">(ǒuxiàng)</text:span></text:p>
              </text:list-item>
              <text:list-item>
                <text:p text:style-name="P10"><text:span text:style-name="T8">Idol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这位歌手是她的偶像，她一直都很喜欢她的音乐。</text:span></text:p>
              </text:list-item>
              <text:list-item>
                <text:p text:style-name="P12"><text:span text:style-name="T8">Zhè wèi gēshǒu shì tā de ǒuxiàng, tā yīzhí dōu hěn xǐhuān tā de yīnyuè.</text:span></text:p>
              </text:list-item>
              <text:list-item>
                <text:p text:style-name="P12"><text:span text:style-name="T8">This singer is her idol, and she has always liked her music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3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偶然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偶然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偶然 </text:span><text:span text:style-name="T8">(ǒurán)</text:span></text:p>
              </text:list-item>
              <text:list-item>
                <text:p text:style-name="P10"><text:span text:style-name="T8">By chance; accidentally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我是偶然发现这个小店的，但是里面的东西都很好。</text:span></text:p>
              </text:list-item>
              <text:list-item>
                <text:p text:style-name="P12"><text:span text:style-name="T8">Wǒ shì ǒurán fāxiàn zhège xiǎodiàn de, dànshì lǐmiàn de dōngxi dōu hěn hǎo.</text:span></text:p>
              </text:list-item>
              <text:list-item>
                <text:p text:style-name="P12"><text:span text:style-name="T8">I found this small shop by chance, but everything inside is very good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3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偶尔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偶尔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偶尔 </text:span><text:span text:style-name="T8">(ǒu'ěr)</text:span></text:p>
              </text:list-item>
              <text:list-item>
                <text:p text:style-name="P10"><text:span text:style-name="T8">Occasionally; once in a while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他偶尔会在周末去远足放松一下。</text:span></text:p>
              </text:list-item>
              <text:list-item>
                <text:p text:style-name="P12"><text:span text:style-name="T8">Tā ǒu'ěr huì zài zhōumò qù yuǎnzú fàngsōng yīxià.</text:span></text:p>
              </text:list-item>
              <text:list-item>
                <text:p text:style-name="P12"><text:span text:style-name="T8">He occasionally goes hiking on weekends to relax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3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暖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暖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暖 </text:span><text:span text:style-name="T8">(nuǎn)</text:span></text:p>
              </text:list-item>
              <text:list-item>
                <text:p text:style-name="P10"><text:span text:style-name="T8">Warm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在寒冷的冬天，一杯热茶能给人带来暖意。</text:span></text:p>
              </text:list-item>
              <text:list-item>
                <text:p text:style-name="P12"><text:span text:style-name="T8">Zài hánlěng de dōngtiān, yī bēi rè chá néng gěi rén dàilái nuǎnyì.</text:span></text:p>
              </text:list-item>
              <text:list-item>
                <text:p text:style-name="P12"><text:span text:style-name="T8">On a cold winter day, a cup of hot tea can bring warmth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3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女性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女性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女性 </text:span><text:span text:style-name="T8">(nǚxìng)</text:span></text:p>
              </text:list-item>
              <text:list-item>
                <text:p text:style-name="P10"><text:span text:style-name="T8">Female; woman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女性在社会发展中发挥着重要的作用。</text:span></text:p>
              </text:list-item>
              <text:list-item>
                <text:p text:style-name="P12"><text:span text:style-name="T8">Nǚxìng zài shèhuì fāzhǎn zhōng fāhuīzhe zhòngyào de zuòyòng.</text:span></text:p>
              </text:list-item>
              <text:list-item>
                <text:p text:style-name="P12"><text:span text:style-name="T8">Women play an important role in social development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3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农产品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农产品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农产品 </text:span><text:span text:style-name="T8">(nóngchǎnpǐn)</text:span></text:p>
              </text:list-item>
              <text:list-item>
                <text:p text:style-name="P10"><text:span text:style-name="T8">Agricultural products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这个地区以生产优质农产品而闻名。</text:span></text:p>
              </text:list-item>
              <text:list-item>
                <text:p text:style-name="P12"><text:span text:style-name="T8">Zhège dìqū yǐ shēngchǎn yōuzhì nóngchǎnpǐn ér wénmíng.</text:span></text:p>
              </text:list-item>
              <text:list-item>
                <text:p text:style-name="P12"><text:span text:style-name="T8">This region is known for producing high-quality agricultural product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3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牛仔裤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牛仔裤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牛仔裤 </text:span><text:span text:style-name="T8">(niúzǎikù)</text:span></text:p>
              </text:list-item>
              <text:list-item>
                <text:p text:style-name="P10"><text:span text:style-name="T8">Jeans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牛仔裤是一种非常流行的休闲裤。</text:span></text:p>
              </text:list-item>
              <text:list-item>
                <text:p text:style-name="P12"><text:span text:style-name="T8">Niúzǎikù shì yī zhǒng fēicháng liúxíng de xiūxián kù.</text:span></text:p>
              </text:list-item>
              <text:list-item>
                <text:p text:style-name="P12"><text:span text:style-name="T8">Jeans are a very popular type of casual pant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4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牛（形）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牛（形）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牛 </text:span><text:span text:style-name="T8">(niú) - (</text:span><text:span text:style-name="T8">形</text:span><text:span text:style-name="T8">)</text:span></text:p>
              </text:list-item>
              <text:list-item>
                <text:p text:style-name="P10"><text:span text:style-name="T8">Awesome; amazing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这个项目的成果真是牛！</text:span></text:p>
              </text:list-item>
              <text:list-item>
                <text:p text:style-name="P12"><text:span text:style-name="T8">Zhège xiàngmù de chéngguǒ zhēnshi niú!</text:span></text:p>
              </text:list-item>
              <text:list-item>
                <text:p text:style-name="P12"><text:span text:style-name="T8">The results of this project are really awesome!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4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年前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年前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年前 </text:span><text:span text:style-name="T8">(niánqián)</text:span></text:p>
              </text:list-item>
              <text:list-item>
                <text:p text:style-name="P10"><text:span text:style-name="T8">Before the New Year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许多人都喜欢在年前购物，准备过节。</text:span></text:p>
              </text:list-item>
              <text:list-item>
                <text:p text:style-name="P12"><text:span text:style-name="T8">Xǔduō rén dōu xǐhuān zài niánqián gòuwù, zhǔnbèi guòjié.</text:span></text:p>
              </text:list-item>
              <text:list-item>
                <text:p text:style-name="P12"><text:span text:style-name="T8">Many people like to go shopping before the New Year to prepare for the festival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4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年龄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年龄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年龄 </text:span><text:span text:style-name="T8">(niánlíng)</text:span></text:p>
              </text:list-item>
              <text:list-item>
                <text:p text:style-name="P10"><text:span text:style-name="T8">Age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在招聘过程中，有时候年龄不应该是评价一个人的唯一标准。</text:span></text:p>
              </text:list-item>
              <text:list-item>
                <text:p text:style-name="P12"><text:span text:style-name="T8">Zài zhāopìn guòchéng zhōng, yǒushíhòu niánlíng bù yīnggāi shì píngjià yīgèrén de wéiyī biāozhǔn.</text:span></text:p>
              </text:list-item>
              <text:list-item>
                <text:p text:style-name="P12"><text:span text:style-name="T8">In the recruitment process, sometimes age should not be the sole criterion for evaluating a person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4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年度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年度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年度 </text:span><text:span text:style-name="T8">(niándù)</text:span></text:p>
              </text:list-item>
              <text:list-item>
                <text:p text:style-name="P10"><text:span text:style-name="T8">Yearly; annual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公司每年都会举行一次年度会议。</text:span></text:p>
              </text:list-item>
              <text:list-item>
                <text:p text:style-name="P12"><text:span text:style-name="T8">Gōngsī měi nián dōu huì jǔxíng yīcì niándù huìyì.</text:span></text:p>
              </text:list-item>
              <text:list-item>
                <text:p text:style-name="P12"><text:span text:style-name="T8">The company holds an annual meeting every year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4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能量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能量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能量 </text:span><text:span text:style-name="T8">(néngliàng)</text:span></text:p>
              </text:list-item>
              <text:list-item>
                <text:p text:style-name="P10"><text:span text:style-name="T8">Energy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每天锻炼可以增加身体的能量。</text:span></text:p>
              </text:list-item>
              <text:list-item>
                <text:p text:style-name="P12"><text:span text:style-name="T8">Měitiān duànliàn kěyǐ zēngjiā shēntǐ de néngliàng.</text:span></text:p>
              </text:list-item>
              <text:list-item>
                <text:p text:style-name="P12"><text:span text:style-name="T8">Exercising every day can increase the body's energy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4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内在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内在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内在 </text:span><text:span text:style-name="T8">(nèizài)</text:span></text:p>
              </text:list-item>
              <text:list-item>
                <text:p text:style-name="P10"><text:span text:style-name="T8">Inherent; intrinsic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一个人的内在品质比外表更重要。</text:span></text:p>
              </text:list-item>
              <text:list-item>
                <text:p text:style-name="P12"><text:span text:style-name="T8">Yīgè rén de nèizài pǐnzhì bǐ wàibiǎo gèng zhòngyào.</text:span></text:p>
              </text:list-item>
              <text:list-item>
                <text:p text:style-name="P12"><text:span text:style-name="T8">A person's intrinsic qualities are more important than their appearance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4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脑子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脑子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脑子 </text:span><text:span text:style-name="T8">(nǎozi)</text:span></text:p>
              </text:list-item>
              <text:list-item>
                <text:p text:style-name="P10"><text:span text:style-name="T8">Brain; mind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用脑子思考问题是很重要的。</text:span></text:p>
              </text:list-item>
              <text:list-item>
                <text:p text:style-name="P12"><text:span text:style-name="T8">Yòng nǎozi sīkǎo wèntí shì hěn zhòngyào de.</text:span></text:p>
              </text:list-item>
              <text:list-item>
                <text:p text:style-name="P12"><text:span text:style-name="T8">Using your brain to think about problems is very important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4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难以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难以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难以 </text:span><text:span text:style-name="T8">(nányǐ)</text:span></text:p>
              </text:list-item>
              <text:list-item>
                <text:p text:style-name="P10"><text:span text:style-name="T8">Hard to; difficult to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这个问题很复杂，难以一时解决。</text:span></text:p>
              </text:list-item>
              <text:list-item>
                <text:p text:style-name="P12"><text:span text:style-name="T8">Zhège wèntí hěn fùzá, nányǐ yīshí jiějué.</text:span></text:p>
              </text:list-item>
              <text:list-item>
                <text:p text:style-name="P12"><text:span text:style-name="T8">This problem is very complex and difficult to solve in a short time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4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难得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难得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难得 </text:span><text:span text:style-name="T8">(nándé)</text:span></text:p>
              </text:list-item>
              <text:list-item>
                <text:p text:style-name="P10"><text:span text:style-name="T8">Rare; hard to come by; seldom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这样的机会真是难得一见。</text:span></text:p>
              </text:list-item>
              <text:list-item>
                <text:p text:style-name="P12"><text:span text:style-name="T8">Zhèyàng de jīhuì zhēnshi nándé yījiàn.</text:span></text:p>
              </text:list-item>
              <text:list-item>
                <text:p text:style-name="P12"><text:span text:style-name="T8">Such opportunities are truly hard to come by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4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南极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南极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南极 </text:span><text:span text:style-name="T8">(nánjí)</text:span></text:p>
              </text:list-item>
              <text:list-item>
                <text:p text:style-name="P10"><text:span text:style-name="T8">South Pole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南极是地球上最寒冷的地方之一。</text:span></text:p>
              </text:list-item>
              <text:list-item>
                <text:p text:style-name="P12"><text:span text:style-name="T8">Nánjí shì dìqiú shàng zuì hánlěng de dìfāng zhī yī.</text:span></text:p>
              </text:list-item>
              <text:list-item>
                <text:p text:style-name="P12"><text:span text:style-name="T8">The South Pole is one of the coldest places on Earth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5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南北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南北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南北 </text:span><text:span text:style-name="T8">(nánběi)</text:span></text:p>
              </text:list-item>
              <text:list-item>
                <text:p text:style-name="P10"><text:span text:style-name="T8">North and south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这个国家被山脉分割成南北两部分。</text:span></text:p>
              </text:list-item>
              <text:list-item>
                <text:p text:style-name="P12"><text:span text:style-name="T8">Zhège guójiā bèi shānmài fēngē chéng nánběi liǎng bùfen.</text:span></text:p>
              </text:list-item>
              <text:list-item>
                <text:p text:style-name="P12"><text:span text:style-name="T8">This country is divided into two parts by mountain ranges, north and south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5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男性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男性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男性 </text:span><text:span text:style-name="T8">(nánxìng)</text:span></text:p>
              </text:list-item>
              <text:list-item>
                <text:p text:style-name="P10"><text:span text:style-name="T8">Male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在这个领域，男性占据主导地位。</text:span></text:p>
              </text:list-item>
              <text:list-item>
                <text:p text:style-name="P12"><text:span text:style-name="T8">Zài zhège lǐngyù, nánxìng zhànjù zhǔdǎo dìwèi.</text:span></text:p>
              </text:list-item>
              <text:list-item>
                <text:p text:style-name="P12"><text:span text:style-name="T8">In this field, males dominate the majority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5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耐心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耐心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耐心 </text:span><text:span text:style-name="T8">(nàixīn)</text:span></text:p>
              </text:list-item>
              <text:list-item>
                <text:p text:style-name="P10"><text:span text:style-name="T8">Patient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教学工作需要有耐心和责任心。</text:span></text:p>
              </text:list-item>
              <text:list-item>
                <text:p text:style-name="P12"><text:span text:style-name="T8">Jiàoxué gōngzuò xūyào yǒu nàixīn hé zérènxīn.</text:span></text:p>
              </text:list-item>
              <text:list-item>
                <text:p text:style-name="P12"><text:span text:style-name="T8">Teaching requires patience and a sense of responsibility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5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目光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目光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目光 </text:span><text:span text:style-name="T8">(mùguāng)</text:span></text:p>
              </text:list-item>
              <text:list-item>
                <text:p text:style-name="P10"><text:span text:style-name="T8">Gaze; eyesight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他的目光坚定而又深远。</text:span></text:p>
              </text:list-item>
              <text:list-item>
                <text:p text:style-name="P12"><text:span text:style-name="T8">Tā de mùguāng jiāndìng ér yòu shēnyuǎn.</text:span></text:p>
              </text:list-item>
              <text:list-item>
                <text:p text:style-name="P12"><text:span text:style-name="T8">His gaze is firm and far-reaching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5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模样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模样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模样 </text:span><text:span text:style-name="T8">(múyàng)</text:span></text:p>
              </text:list-item>
              <text:list-item>
                <text:p text:style-name="P10"><text:span text:style-name="T8">Appearance; look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她穿上这身礼服，整个人的模样焕然一新。</text:span></text:p>
              </text:list-item>
              <text:list-item>
                <text:p text:style-name="P12"><text:span text:style-name="T8">Tā chuān shàng zhè shēn lǐfú, zhěnggè rén de múyàng huànrán yīxīn.</text:span></text:p>
              </text:list-item>
              <text:list-item>
                <text:p text:style-name="P12"><text:span text:style-name="T8">Wearing this gown, she looks completely different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5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摩托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摩托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摩托 </text:span><text:span text:style-name="T8">(mótuō)</text:span></text:p>
              </text:list-item>
              <text:list-item>
                <text:p text:style-name="P10"><text:span text:style-name="T8">Motorcycle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他喜欢骑摩托车穿越山区。</text:span></text:p>
              </text:list-item>
              <text:list-item>
                <text:p text:style-name="P12"><text:span text:style-name="T8">Tā xǐhuān qí mótuōchē chuānyuè shānqū.</text:span></text:p>
              </text:list-item>
              <text:list-item>
                <text:p text:style-name="P12"><text:span text:style-name="T8">He enjoys riding a motorcycle through the mountain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5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摩擦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摩擦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摩擦 </text:span><text:span text:style-name="T8">(mócā)</text:span></text:p>
              </text:list-item>
              <text:list-item>
                <text:p text:style-name="P10"><text:span text:style-name="T8">Friction; rubbing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两个物体之间的摩擦会产生热量。</text:span></text:p>
              </text:list-item>
              <text:list-item>
                <text:p text:style-name="P12"><text:span text:style-name="T8">Liǎng gè wùtǐ zhījiān de mócā huì chǎnshēng rèliàng.</text:span></text:p>
              </text:list-item>
              <text:list-item>
                <text:p text:style-name="P12"><text:span text:style-name="T8">Friction between two objects generates heat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5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模式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模式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模式 </text:span><text:span text:style-name="T8">(móshì)</text:span></text:p>
              </text:list-item>
              <text:list-item>
                <text:p text:style-name="P10"><text:span text:style-name="T8">Mode; pattern; model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这个系统有多种不同的工作模式。</text:span></text:p>
              </text:list-item>
              <text:list-item>
                <text:p text:style-name="P12"><text:span text:style-name="T8">Zhège xìtǒng yǒu duōzhǒng bùtóng de gōngzuò móshì.</text:span></text:p>
              </text:list-item>
              <text:list-item>
                <text:p text:style-name="P12"><text:span text:style-name="T8">This system has various different operation mode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5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模糊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模糊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模糊 </text:span><text:span text:style-name="T8">(móhú)</text:span></text:p>
              </text:list-item>
              <text:list-item>
                <text:p text:style-name="P10"><text:span text:style-name="T8">Vague; blurred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由于雾气，远处的山峰显得模糊不清。</text:span></text:p>
              </text:list-item>
              <text:list-item>
                <text:p text:style-name="P12"><text:span text:style-name="T8">Yóuyú wùqì, yuǎn chù de shānfēng xiǎnde móhú bùqīng.</text:span></text:p>
              </text:list-item>
              <text:list-item>
                <text:p text:style-name="P12"><text:span text:style-name="T8">Due to the mist, the distant mountains appear blurred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5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模仿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模仿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模仿 </text:span><text:span text:style-name="T8">(mófǎng)</text:span></text:p>
              </text:list-item>
              <text:list-item>
                <text:p text:style-name="P10"><text:span text:style-name="T8">Imitate; mimic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孩子们喜欢模仿成人的动作和语言。</text:span></text:p>
              </text:list-item>
              <text:list-item>
                <text:p text:style-name="P12"><text:span text:style-name="T8">Háizimen xǐhuān mófǎng chéngrén de dòngzuò hé yǔyán.</text:span></text:p>
              </text:list-item>
              <text:list-item>
                <text:p text:style-name="P12"><text:span text:style-name="T8">Children like to imitate the actions and language of adult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6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模范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模范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模范 </text:span><text:span text:style-name="T8">(mófàn)</text:span></text:p>
              </text:list-item>
              <text:list-item>
                <text:p text:style-name="P10"><text:span text:style-name="T8">Model; exemplary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他是一个值得我们学习的模范。</text:span></text:p>
              </text:list-item>
              <text:list-item>
                <text:p text:style-name="P12"><text:span text:style-name="T8">Tā shì yīgè zhídé wǒmen xuéxí de mófàn.</text:span></text:p>
              </text:list-item>
              <text:list-item>
                <text:p text:style-name="P12"><text:span text:style-name="T8">He is a model worthy of our learning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6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命令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命令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命令 </text:span><text:span text:style-name="T8">(mìnglìng)</text:span></text:p>
              </text:list-item>
              <text:list-item>
                <text:p text:style-name="P10"><text:span text:style-name="T8">Command; order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上级下达了一个紧急命令，要求我们立即采取行动。</text:span></text:p>
              </text:list-item>
              <text:list-item>
                <text:p text:style-name="P12"><text:span text:style-name="T8">Shàngjí xiàdále yīgè jǐnjí mìnglìng, yāoqiú wǒmen lìjí cǎiqǔ xíngdòng.</text:span></text:p>
              </text:list-item>
              <text:list-item>
                <text:p text:style-name="P12"><text:span text:style-name="T8">Superiors issued an urgent order, requiring us to take immediate action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6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明明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明明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明明 </text:span><text:span text:style-name="T8">(míngmíng)</text:span></text:p>
              </text:list-item>
              <text:list-item>
                <text:p text:style-name="P10"><text:span text:style-name="T8">Obviously; clearly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他明明知道规定，却还是违反了。</text:span></text:p>
              </text:list-item>
              <text:list-item>
                <text:p text:style-name="P12"><text:span text:style-name="T8">Tā míngmíng zhīdào guīdìng, què háishì wéifǎnle.</text:span></text:p>
              </text:list-item>
              <text:list-item>
                <text:p text:style-name="P12"><text:span text:style-name="T8">He clearly knew the rules, but still violated them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6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明亮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明亮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明亮 </text:span><text:span text:style-name="T8">(míngliàng)</text:span></text:p>
              </text:list-item>
              <text:list-item>
                <text:p text:style-name="P10"><text:span text:style-name="T8">Bright; shining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房间里有明亮的灯光，让人感到温馨舒适。</text:span></text:p>
              </text:list-item>
              <text:list-item>
                <text:p text:style-name="P12"><text:span text:style-name="T8">Fángjiān lǐ yǒu míngliàng de dēngguāng, ràng rén gǎndào wēnxīn shūshì.</text:span></text:p>
              </text:list-item>
              <text:list-item>
                <text:p text:style-name="P12"><text:span text:style-name="T8">The room has bright lighting, creating a warm and comfortable atmosphere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6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敏感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敏感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敏感 </text:span><text:span text:style-name="T8">(mǐngǎn)</text:span></text:p>
              </text:list-item>
              <text:list-item>
                <text:p text:style-name="P10"><text:span text:style-name="T8">Sensitive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有些人对批评非常敏感，需要用温和的方式表达意见。</text:span></text:p>
              </text:list-item>
              <text:list-item>
                <text:p text:style-name="P12"><text:span text:style-name="T8">Yǒuxiē rén duì pīpíng fēicháng mǐngǎn, xūyào yòng wēnhé de fāngshì biǎodá yìjiàn.</text:span></text:p>
              </text:list-item>
              <text:list-item>
                <text:p text:style-name="P12"><text:span text:style-name="T8">Some people are very sensitive to criticism and need opinions to be expressed in a gentle way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6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秒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秒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秒 </text:span><text:span text:style-name="T8">(miǎo)</text:span></text:p>
              </text:list-item>
              <text:list-item>
                <text:p text:style-name="P10"><text:span text:style-name="T8">Second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比赛的最后一刻，他用了只有一秒的时间赢得了比赛。</text:span></text:p>
              </text:list-item>
              <text:list-item>
                <text:p text:style-name="P12"><text:span text:style-name="T8">Bǐsài de zuìhòu yī kè, tā yòng le zhǐyǒu yī miǎo de shíjiān yíngdé le bǐsài.</text:span></text:p>
              </text:list-item>
              <text:list-item>
                <text:p text:style-name="P12"><text:span text:style-name="T8">In the last moment of the game, he used only one second to win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6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面子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面子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面子 </text:span><text:span text:style-name="T8">(miànzi)</text:span></text:p>
              </text:list-item>
              <text:list-item>
                <text:p text:style-name="P10"><text:span text:style-name="T8">Face; reputation; dignity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在中国文化中，面子很重要。</text:span></text:p>
              </text:list-item>
              <text:list-item>
                <text:p text:style-name="P12"><text:span text:style-name="T8">Zài Zhōngguó wénhuà zhōng, miànzi hěn zhòngyào.</text:span></text:p>
              </text:list-item>
              <text:list-item>
                <text:p text:style-name="P12"><text:span text:style-name="T8">In Chinese culture, face is very important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6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面貌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面貌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面貌 </text:span><text:span text:style-name="T8">(miànmào)</text:span></text:p>
              </text:list-item>
              <text:list-item>
                <text:p text:style-name="P10"><text:span text:style-name="T8">Appearance; facial features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这座城市正在经历着巨大的变革，面貌焕然一新。</text:span></text:p>
              </text:list-item>
              <text:list-item>
                <text:p text:style-name="P12"><text:span text:style-name="T8">Zhè zuò chéngshì zhèngzài jīnglìzhe jùdà de biàngé, miànmào huànrán yīxīn.</text:span></text:p>
              </text:list-item>
              <text:list-item>
                <text:p text:style-name="P12"><text:span text:style-name="T8">The city is undergoing significant changes, and its appearance is completely renewed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6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迷信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迷信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迷信 </text:span><text:span text:style-name="T8">(míxìn)</text:span></text:p>
              </text:list-item>
              <text:list-item>
                <text:p text:style-name="P10"><text:span text:style-name="T8">Superstition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一些人仍然相信迷信，对各种吉凶有着特殊的信仰。</text:span></text:p>
              </text:list-item>
              <text:list-item>
                <text:p text:style-name="P12"><text:span text:style-name="T8">Yīxiē rén réngrán xiāngxìn míxìn, duì gèzhǒng jíxiōng yǒuzhe tèshū de xìnyǎng.</text:span></text:p>
              </text:list-item>
              <text:list-item>
                <text:p text:style-name="P12"><text:span text:style-name="T8">Some people still believe in superstitions and have special beliefs about various omen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6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迷人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迷人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迷人 </text:span><text:span text:style-name="T8">(mírén)</text:span></text:p>
              </text:list-item>
              <text:list-item>
                <text:p text:style-name="P10"><text:span text:style-name="T8">Charming; enchanting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这座小镇有着迷人的风景和悠久的历史。</text:span></text:p>
              </text:list-item>
              <text:list-item>
                <text:p text:style-name="P12"><text:span text:style-name="T8">Zhè zuò xiǎozhèn yǒuzhe mírén de fēngjǐng hé yōujiǔ de lìshǐ.</text:span></text:p>
              </text:list-item>
              <text:list-item>
                <text:p text:style-name="P12"><text:span text:style-name="T8">This town has charming scenery and a long history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7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门诊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门诊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门诊 </text:span><text:span text:style-name="T8">(ménzhěn)</text:span></text:p>
              </text:list-item>
              <text:list-item>
                <text:p text:style-name="P10"><text:span text:style-name="T8">Outpatient service; clinic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他去医院门诊看病。</text:span></text:p>
              </text:list-item>
              <text:list-item>
                <text:p text:style-name="P12"><text:span text:style-name="T8">Tā qù yīyuàn ménzhěn kànbìng.</text:span></text:p>
              </text:list-item>
              <text:list-item>
                <text:p text:style-name="P12"><text:span text:style-name="T8">He went to the hospital outpatient clinic for a medical checkup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7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煤气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煤气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煤气 </text:span><text:span text:style-name="T8">(méiqì)</text:span></text:p>
              </text:list-item>
              <text:list-item>
                <text:p text:style-name="P10"><text:span text:style-name="T8">Gas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厨房用煤气来烹饪食物。</text:span></text:p>
              </text:list-item>
              <text:list-item>
                <text:p text:style-name="P12"><text:span text:style-name="T8">Chúfáng yòng méiqì lái pēnguò shíwù.</text:span></text:p>
              </text:list-item>
              <text:list-item>
                <text:p text:style-name="P12"><text:span text:style-name="T8">Gas is used in the kitchen for cooking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7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煤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煤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煤 </text:span><text:span text:style-name="T8">(méi)</text:span></text:p>
              </text:list-item>
              <text:list-item>
                <text:p text:style-name="P10"><text:span text:style-name="T8">Coal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煤是一种重要的能源资源。</text:span></text:p>
              </text:list-item>
              <text:list-item>
                <text:p text:style-name="P12"><text:span text:style-name="T8">Méi shì yī zhǒng zhòngyào de néngyuán zīyuán.</text:span></text:p>
              </text:list-item>
              <text:list-item>
                <text:p text:style-name="P12"><text:span text:style-name="T8">Coal is an important energy resource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7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贸易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贸易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贸易 </text:span><text:span text:style-name="T8">(màoyì)</text:span></text:p>
              </text:list-item>
              <text:list-item>
                <text:p text:style-name="P10"><text:span text:style-name="T8">Trade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国际贸易对世界各国的经济发展有重要影响。</text:span></text:p>
              </text:list-item>
              <text:list-item>
                <text:p text:style-name="P12"><text:span text:style-name="T8">Guójì màoyì duì shìjiè gèguó de jīngjì fāzhǎn yǒu zhòngyào yǐngxiǎng.</text:span></text:p>
              </text:list-item>
              <text:list-item>
                <text:p text:style-name="P12"><text:span text:style-name="T8">International trade has a significant impact on the economic development of countries around the world.</text:span></text:p>
              </text:list-item>
            </text:list>
            <text:p text:style-name="P11"><text:span text:style-name="T8"><text:s/></text:span></text:p>
          </draw:text-box>
        </draw:frame>
        <presentation:notes draw:style-name="dp2">
          <draw:page-thumbnail draw:style-name="gr1" draw:layer="layout" svg:width="18.623cm" svg:height="10.476cm" svg:x="1.483cm" svg:y="2.123cm" draw:page-number="57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冒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冒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冒 </text:span><text:span text:style-name="T8">(mào)</text:span></text:p>
              </text:list-item>
              <text:list-item>
                <text:p text:style-name="P10"><text:span text:style-name="T8">Take risks; dare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在创业过程中，有时候需要冒一些风险。</text:span></text:p>
              </text:list-item>
              <text:list-item>
                <text:p text:style-name="P12"><text:span text:style-name="T8">Zài chuàngyè guòchéng zhōng, yǒushíhòu xūyào mào yīxiē fēngxiǎn.</text:span></text:p>
              </text:list-item>
              <text:list-item>
                <text:p text:style-name="P12"><text:span text:style-name="T8">In the entrepreneurial process, sometimes you need to take some risk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7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矛盾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矛盾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矛盾 </text:span><text:span text:style-name="T8">(máodùn)</text:span></text:p>
              </text:list-item>
              <text:list-item>
                <text:p text:style-name="P10"><text:span text:style-name="T8">Contradiction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这个问题存在着一些矛盾，需要我们仔细分析。</text:span></text:p>
              </text:list-item>
              <text:list-item>
                <text:p text:style-name="P12"><text:span text:style-name="T8">Zhège wèntí cúnzài zhe yīxiē máodùn, xūyào wǒmen zǐxì fēnxī.</text:span></text:p>
              </text:list-item>
              <text:list-item>
                <text:p text:style-name="P12"><text:span text:style-name="T8">There are some contradictions in this issue that require careful analysi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7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毛笔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毛笔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毛笔 </text:span><text:span text:style-name="T8">(máobǐ)</text:span></text:p>
              </text:list-item>
              <text:list-item>
                <text:p text:style-name="P10"><text:span text:style-name="T8">Writing brush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中国书法常用毛笔来写字。</text:span></text:p>
              </text:list-item>
              <text:list-item>
                <text:p text:style-name="P12"><text:span text:style-name="T8">Zhōngguó shūfǎ chángyòng máobǐ lái xiězì.</text:span></text:p>
              </text:list-item>
              <text:list-item>
                <text:p text:style-name="P12"><text:span text:style-name="T8">Chinese calligraphy often uses a writing brush to write character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7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漫画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漫画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漫画 </text:span><text:span text:style-name="T8">(mànhuà)</text:span></text:p>
              </text:list-item>
              <text:list-item>
                <text:p text:style-name="P10"><text:span text:style-name="T8">Comic; cartoon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他喜欢看漫画，觉得很有趣。</text:span></text:p>
              </text:list-item>
              <text:list-item>
                <text:p text:style-name="P12"><text:span text:style-name="T8">Tā xǐhuān kàn mànhuà, juéde hěn yǒuqù.</text:span></text:p>
              </text:list-item>
              <text:list-item>
                <text:p text:style-name="P12"><text:span text:style-name="T8">He likes to read comics and finds them very interesting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7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漫长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漫长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漫长 </text:span><text:span text:style-name="T8">(màncháng)</text:span></text:p>
              </text:list-item>
              <text:list-item>
                <text:p text:style-name="P10"><text:span text:style-name="T8">Very long; endless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等待的时间好像变得漫长起来。</text:span></text:p>
              </text:list-item>
              <text:list-item>
                <text:p text:style-name="P12"><text:span text:style-name="T8">Děngdài de shíjiān hǎoxiàng biàn de màncháng qǐlai.</text:span></text:p>
              </text:list-item>
              <text:list-item>
                <text:p text:style-name="P12"><text:span text:style-name="T8">The waiting time seems to become endles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7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买卖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买卖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买卖 </text:span><text:span text:style-name="T8">(mǎimài)</text:span></text:p>
              </text:list-item>
              <text:list-item>
                <text:p text:style-name="P10"><text:span text:style-name="T8">Buy and sell; trade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这个市场上有各种各样的买卖。</text:span></text:p>
              </text:list-item>
              <text:list-item>
                <text:p text:style-name="P12"><text:span text:style-name="T8">Zhège shìchǎng shàng yǒu gèzhǒng gèyàng de mǎimài.</text:span></text:p>
              </text:list-item>
              <text:list-item>
                <text:p text:style-name="P12"><text:span text:style-name="T8">There are all kinds of trades in this market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8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骂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骂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骂 </text:span><text:span text:style-name="T8">(mà)</text:span></text:p>
              </text:list-item>
              <text:list-item>
                <text:p text:style-name="P10"><text:span text:style-name="T8">Scold; curse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在解决问题时，不应该用骂人的方式表达不满。</text:span></text:p>
              </text:list-item>
              <text:list-item>
                <text:p text:style-name="P12"><text:span text:style-name="T8">Zài jiějué wèntí shí, bù yīnggāi yòng màrén de fāngshì biǎodá bùmǎn.</text:span></text:p>
              </text:list-item>
              <text:list-item>
                <text:p text:style-name="P12"><text:span text:style-name="T8">When solving problems, one should not express dissatisfaction in a way that involves cursing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8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码头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码头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码头 </text:span><text:span text:style-name="T8">(mǎtóu)</text:span></text:p>
              </text:list-item>
              <text:list-item>
                <text:p text:style-name="P10"><text:span text:style-name="T8">Wharf; dock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货轮停靠在码头，准备卸货。</text:span></text:p>
              </text:list-item>
              <text:list-item>
                <text:p text:style-name="P12"><text:span text:style-name="T8">Huòlún tíngkào zài mǎtóu, zhǔnbèi xièhuò.</text:span></text:p>
              </text:list-item>
              <text:list-item>
                <text:p text:style-name="P12"><text:span text:style-name="T8">The cargo ship is docked at the wharf, preparing to unload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8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落实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落实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落实 </text:span><text:span text:style-name="T8">(luòshí)</text:span></text:p>
              </text:list-item>
              <text:list-item>
                <text:p text:style-name="P10"><text:span text:style-name="T8">Implement; carry out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要确保计划的成功，需要落实每一个细节。</text:span></text:p>
              </text:list-item>
              <text:list-item>
                <text:p text:style-name="P12"><text:span text:style-name="T8">Yào quèbǎo jìhuà de chénggōng, xūyào luòshí měi yīgè xìjié.</text:span></text:p>
              </text:list-item>
              <text:list-item>
                <text:p text:style-name="P12"><text:span text:style-name="T8">To ensure the success of the plan, it is necessary to implement every detail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8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逻辑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逻辑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逻辑 </text:span><text:span text:style-name="T8">(luójì)</text:span></text:p>
              </text:list-item>
              <text:list-item>
                <text:p text:style-name="P10"><text:span text:style-name="T8">Logic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学习逻辑有助于提高思维能力。</text:span></text:p>
              </text:list-item>
              <text:list-item>
                <text:p text:style-name="P12"><text:span text:style-name="T8">Xuéxí luójì yǒuzhù yú tígāo sīwéi nénglì.</text:span></text:p>
              </text:list-item>
              <text:list-item>
                <text:p text:style-name="P12"><text:span text:style-name="T8">Studying logic helps improve thinking ability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8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漏洞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漏洞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漏洞 </text:span><text:span text:style-name="T8">(lòudòng)</text:span></text:p>
              </text:list-item>
              <text:list-item>
                <text:p text:style-name="P10"><text:span text:style-name="T8">Loophole; vulnerability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网络安全需要不断查找和修复漏洞。</text:span></text:p>
              </text:list-item>
              <text:list-item>
                <text:p text:style-name="P12"><text:span text:style-name="T8">Wǎngluò ānquán xūyào bùduàn cházhǎo hé xiūfù lòudòng.</text:span></text:p>
              </text:list-item>
              <text:list-item>
                <text:p text:style-name="P12"><text:span text:style-name="T8">Cybersecurity requires constantly finding and fixing vulnerabilitie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8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漏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漏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漏 </text:span><text:span text:style-name="T8">(lòu)</text:span></text:p>
              </text:list-item>
              <text:list-item>
                <text:p text:style-name="P10"><text:span text:style-name="T8">Leak; reveal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屋顶上有一个漏点，下雨时会漏水。</text:span></text:p>
              </text:list-item>
              <text:list-item>
                <text:p text:style-name="P12"><text:span text:style-name="T8">Wūdǐng shàng yǒu yīgè lòudiǎn, xiàyǔ shí huì lòushuǐ.</text:span></text:p>
              </text:list-item>
              <text:list-item>
                <text:p text:style-name="P12"><text:span text:style-name="T8">There is a leak in the roof, and it leaks when it rain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8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流通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流通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流通 </text:span><text:span text:style-name="T8">(liútōng)</text:span></text:p>
              </text:list-item>
              <text:list-item>
                <text:p text:style-name="P10"><text:span text:style-name="T8">Circulate; circulation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货币在市场上的流通非常重要。</text:span></text:p>
              </text:list-item>
              <text:list-item>
                <text:p text:style-name="P12"><text:span text:style-name="T8">Huòbì zài shìchǎng shàng de liútōng fēicháng zhòngyào.</text:span></text:p>
              </text:list-item>
              <text:list-item>
                <text:p text:style-name="P12"><text:span text:style-name="T8">The circulation of currency in the market is very important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8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流动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流动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流动 </text:span><text:span text:style-name="T8">(liúdòng)</text:span></text:p>
              </text:list-item>
              <text:list-item>
                <text:p text:style-name="P10"><text:span text:style-name="T8">Flow; mobile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水的流动形成了河流。</text:span></text:p>
              </text:list-item>
              <text:list-item>
                <text:p text:style-name="P12"><text:span text:style-name="T8">Shuǐ de liúdòng xíngchéngle héliú.</text:span></text:p>
              </text:list-item>
              <text:list-item>
                <text:p text:style-name="P12"><text:span text:style-name="T8">The flow of water forms a river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8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令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令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令 </text:span><text:span text:style-name="T8">(lìng)</text:span></text:p>
              </text:list-item>
              <text:list-item>
                <text:p text:style-name="P10"><text:span text:style-name="T8">Command; order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上级发布了一份紧急令，要求全体人员做好防护工作。</text:span></text:p>
              </text:list-item>
              <text:list-item>
                <text:p text:style-name="P12"><text:span text:style-name="T8">Shàngjí fābùle yīfèn jǐnjí lìng, yāoqiú quántǐ rényuán zuò hǎo fánghù gōngzuò.</text:span></text:p>
              </text:list-item>
              <text:list-item>
                <text:p text:style-name="P12"><text:span text:style-name="T8">Superiors issued an urgent order requiring all personnel to take protective measure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8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领带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领带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领带 </text:span><text:span text:style-name="T8">(lǐngdài)</text:span></text:p>
              </text:list-item>
              <text:list-item>
                <text:p text:style-name="P10"><text:span text:style-name="T8">Necktie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他的领带很搭配他的西装。</text:span></text:p>
              </text:list-item>
              <text:list-item>
                <text:p text:style-name="P12"><text:span text:style-name="T8">Tā de lǐngdài hěn dāpèi tā de xīzhuāng.</text:span></text:p>
              </text:list-item>
              <text:list-item>
                <text:p text:style-name="P12"><text:span text:style-name="T8">His necktie matches well with his suit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9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铃声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铃声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铃声 </text:span><text:span text:style-name="T8">(língshēng)</text:span></text:p>
              </text:list-item>
              <text:list-item>
                <text:p text:style-name="P10"><text:span text:style-name="T8">Ringtone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我喜欢将手机铃声设置成轻快的音乐。</text:span></text:p>
              </text:list-item>
              <text:list-item>
                <text:p text:style-name="P12"><text:span text:style-name="T8">Wǒ xǐhuān jiāng shǒujī língshēng shèzhì chéng qīngkuài de yīnyuè.</text:span></text:p>
              </text:list-item>
              <text:list-item>
                <text:p text:style-name="P12"><text:span text:style-name="T8">I like to set my mobile phone ringtone to cheerful music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9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铃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铃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铃 </text:span><text:span text:style-name="T8">(líng)</text:span></text:p>
              </text:list-item>
              <text:list-item>
                <text:p text:style-name="P10"><text:span text:style-name="T8">Bell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教室里响起了铃声。</text:span></text:p>
              </text:list-item>
              <text:list-item>
                <text:p text:style-name="P12"><text:span text:style-name="T8">Jiàoshì lǐ xiǎng qǐle língshēng.</text:span></text:p>
              </text:list-item>
              <text:list-item>
                <text:p text:style-name="P12"><text:span text:style-name="T8">The bell rang in the classroom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9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邻居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邻居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邻居 </text:span><text:span text:style-name="T8">(línjū)</text:span></text:p>
              </text:list-item>
              <text:list-item>
                <text:p text:style-name="P10"><text:span text:style-name="T8">Neighbor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我们家的邻居非常友好。</text:span></text:p>
              </text:list-item>
              <text:list-item>
                <text:p text:style-name="P12"><text:span text:style-name="T8">Wǒmen jiā de línjū fēicháng yǒuhǎo.</text:span></text:p>
              </text:list-item>
              <text:list-item>
                <text:p text:style-name="P12"><text:span text:style-name="T8">Our neighbors are very friendly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9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两岸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两岸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两岸 </text:span><text:span text:style-name="T8">(liǎng'àn)</text:span></text:p>
              </text:list-item>
              <text:list-item>
                <text:p text:style-name="P10"><text:span text:style-name="T8">Both sides of the strait; across the strait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两岸的人民都希望保持和平稳定的关系。</text:span></text:p>
              </text:list-item>
              <text:list-item>
                <text:p text:style-name="P12"><text:span text:style-name="T8">Liǎng'àn de rénmín dōu xīwàng bǎochí hépíng wěndìng de guānxì.</text:span></text:p>
              </text:list-item>
              <text:list-item>
                <text:p text:style-name="P12"><text:span text:style-name="T8">People on both sides of the strait hope to maintain peaceful and stable relation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9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恋爱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恋爱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恋爱 </text:span><text:span text:style-name="T8">(liàn'ài)</text:span></text:p>
              </text:list-item>
              <text:list-item>
                <text:p text:style-name="P10"><text:span text:style-name="T8">Falling in love; love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他们已经开始恋爱了，感情很好。</text:span></text:p>
              </text:list-item>
              <text:list-item>
                <text:p text:style-name="P12"><text:span text:style-name="T8">Tāmen yǐjīng kāishǐ liàn'ài le, gǎnqíng hěn hǎo.</text:span></text:p>
              </text:list-item>
              <text:list-item>
                <text:p text:style-name="P12"><text:span text:style-name="T8">They have started dating and have a good relationship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9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脸色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脸色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脸色 </text:span><text:span text:style-name="T8">(liǎnsè)</text:span></text:p>
              </text:list-item>
              <text:list-item>
                <text:p text:style-name="P10"><text:span text:style-name="T8">Facial expression; complexion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看到老板的脸色，大家都安静了下来。</text:span></text:p>
              </text:list-item>
              <text:list-item>
                <text:p text:style-name="P12"><text:span text:style-name="T8">Kàn dào lǎobǎn de liǎnsè, dàjiā dōu ānjìngle xiàlai.</text:span></text:p>
              </text:list-item>
              <text:list-item>
                <text:p text:style-name="P12"><text:span text:style-name="T8">Seeing the boss's expression, everyone quieted down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9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脸盆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脸盆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脸盆 </text:span><text:span text:style-name="T8">(liǎnpén)</text:span></text:p>
              </text:list-item>
              <text:list-item>
                <text:p text:style-name="P10"><text:span text:style-name="T8">Washbasin; face basin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她拿着脸盆准备洗脸。</text:span></text:p>
              </text:list-item>
              <text:list-item>
                <text:p text:style-name="P12"><text:span text:style-name="T8">Tā ná zhe liǎnpén zhǔnbèi xǐliǎn.</text:span></text:p>
              </text:list-item>
              <text:list-item>
                <text:p text:style-name="P12"><text:span text:style-name="T8">She is holding a washbasin to wash her face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9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联想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联想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联想 </text:span><text:span text:style-name="T8">(liánxiǎng)</text:span></text:p>
              </text:list-item>
              <text:list-item>
                <text:p text:style-name="P10"><text:span text:style-name="T8">Associate; connect in the mind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这个词让我联想到了童年的回忆。</text:span></text:p>
              </text:list-item>
              <text:list-item>
                <text:p text:style-name="P12"><text:span text:style-name="T8">Zhège cí ràng wǒ liánxiǎng dàole tóngnián de huíyì.</text:span></text:p>
              </text:list-item>
              <text:list-item>
                <text:p text:style-name="P12"><text:span text:style-name="T8">This word brings back memories of childhood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9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联络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联络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联络 </text:span><text:span text:style-name="T8">(liánluò)</text:span></text:p>
              </text:list-item>
              <text:list-item>
                <text:p text:style-name="P10"><text:span text:style-name="T8">Contact; get in touch with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请尽快与我们联系，确认订单细节。</text:span></text:p>
              </text:list-item>
              <text:list-item>
                <text:p text:style-name="P12"><text:span text:style-name="T8">Qǐng jǐnkuài yǔ wǒmen liánluò, quèrèn dìngdān xìjié.</text:span></text:p>
              </text:list-item>
              <text:list-item>
                <text:p text:style-name="P12"><text:span text:style-name="T8">Please contact us as soon as possible to confirm the details of the order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9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连接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连接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连接 </text:span><text:span text:style-name="T8">(liánjiē)</text:span></text:p>
              </text:list-item>
              <text:list-item>
                <text:p text:style-name="P10"><text:span text:style-name="T8">Connect; link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这两个城市之间有一条高速公路连接。</text:span></text:p>
              </text:list-item>
              <text:list-item>
                <text:p text:style-name="P12"><text:span text:style-name="T8">Zhè liǎng gè chéngshì zhījiān yǒu yītiáo gāosù gōnglù liánjiē.</text:span></text:p>
              </text:list-item>
              <text:list-item>
                <text:p text:style-name="P12"><text:span text:style-name="T8">There is a highway connecting the two citie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60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例外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例外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例外 </text:span><text:span text:style-name="T8">(lìwài)</text:span></text:p>
              </text:list-item>
              <text:list-item>
                <text:p text:style-name="P10"><text:span text:style-name="T8">Exception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每个规则都有例外。</text:span></text:p>
              </text:list-item>
              <text:list-item>
                <text:p text:style-name="P12"><text:span text:style-name="T8">Měi gè guīzé dōu yǒu lìwài.</text:span></text:p>
              </text:list-item>
              <text:list-item>
                <text:p text:style-name="P12"><text:span text:style-name="T8">Every rule has exception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60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利润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利润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利润 </text:span><text:span text:style-name="T8">(lìrùn)</text:span></text:p>
              </text:list-item>
              <text:list-item>
                <text:p text:style-name="P10"><text:span text:style-name="T8">Profit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企业的目标之一是实现稳定的利润增长。</text:span></text:p>
              </text:list-item>
              <text:list-item>
                <text:p text:style-name="P12"><text:span text:style-name="T8">Qǐyè de mùbiāo zhī yī shì shíxiàn wěndìng de lìrùn zēngzhǎng.</text:span></text:p>
              </text:list-item>
              <text:list-item>
                <text:p text:style-name="P12"><text:span text:style-name="T8">One of the goals of a business is to achieve stable profit growth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60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立场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立场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立场 </text:span><text:span text:style-name="T8">(lìchǎng)</text:span></text:p>
              </text:list-item>
              <text:list-item>
                <text:p text:style-name="P10"><text:span text:style-name="T8">Standpoint; position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在这个问题上，我们有不同的立场。</text:span></text:p>
              </text:list-item>
              <text:list-item>
                <text:p text:style-name="P12"><text:span text:style-name="T8">Zài zhège wèntí shàng, wǒmen yǒu bùtóng de lìchǎng.</text:span></text:p>
              </text:list-item>
              <text:list-item>
                <text:p text:style-name="P12"><text:span text:style-name="T8">We have different standpoints on this issue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60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立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立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立 </text:span><text:span text:style-name="T8">(lì)</text:span></text:p>
              </text:list-item>
              <text:list-item>
                <text:p text:style-name="P10"><text:span text:style-name="T8">Stand; set up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他站在窗前，望着远方。</text:span></text:p>
              </text:list-item>
              <text:list-item>
                <text:p text:style-name="P12"><text:span text:style-name="T8">Tā zhàn zài chuāng qián, wàngzhe yuǎnfāng.</text:span></text:p>
              </text:list-item>
              <text:list-item>
                <text:p text:style-name="P12"><text:span text:style-name="T8">He stood by the window, looking into the distance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60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厉害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厉害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厉害 </text:span><text:span text:style-name="T8">(lìhài)</text:span></text:p>
              </text:list-item>
              <text:list-item>
                <text:p text:style-name="P10"><text:span text:style-name="T8">Formidable; amazing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他在数学方面非常厉害。</text:span></text:p>
              </text:list-item>
              <text:list-item>
                <text:p text:style-name="P12"><text:span text:style-name="T8">Tā zài shùxué fāngmiàn fēicháng lìhài.</text:span></text:p>
              </text:list-item>
              <text:list-item>
                <text:p text:style-name="P12"><text:span text:style-name="T8">He is very proficient in mathematic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60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礼貌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礼貌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礼貌 </text:span><text:span text:style-name="T8">(lǐmào)</text:span></text:p>
              </text:list-item>
              <text:list-item>
                <text:p text:style-name="P10"><text:span text:style-name="T8">Politeness; courtesy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在交往中保持礼貌是非常重要的。</text:span></text:p>
              </text:list-item>
              <text:list-item>
                <text:p text:style-name="P12"><text:span text:style-name="T8">Zài jiāowǎng zhōng bǎochí lǐmào shì fēicháng zhòngyào de.</text:span></text:p>
              </text:list-item>
              <text:list-item>
                <text:p text:style-name="P12"><text:span text:style-name="T8">Maintaining politeness in interactions is very important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60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礼拜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礼拜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礼拜 </text:span><text:span text:style-name="T8">(lǐbài)</text:span></text:p>
              </text:list-item>
              <text:list-item>
                <text:p text:style-name="P10"><text:span text:style-name="T8">Week; worship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我每个礼拜都会去教堂做礼拜。</text:span></text:p>
              </text:list-item>
              <text:list-item>
                <text:p text:style-name="P12"><text:span text:style-name="T8">Wǒ měi gè lǐbài dūhuì qù jiàotáng zuò lǐbài.</text:span></text:p>
              </text:list-item>
              <text:list-item>
                <text:p text:style-name="P12"><text:span text:style-name="T8">I go to church every week to worship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60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礼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礼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礼 </text:span><text:span text:style-name="T8">(lǐ)</text:span></text:p>
              </text:list-item>
              <text:list-item>
                <text:p text:style-name="P10"><text:span text:style-name="T8">Gift; ceremony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他送给我一份精美的礼物。</text:span></text:p>
              </text:list-item>
              <text:list-item>
                <text:p text:style-name="P12"><text:span text:style-name="T8">Tā sòng gěi wǒ yīfèn jīngměi de lǐwù.</text:span></text:p>
              </text:list-item>
              <text:list-item>
                <text:p text:style-name="P12"><text:span text:style-name="T8">He gave me a beautiful gift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60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梨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梨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梨 </text:span><text:span text:style-name="T8">(lí)</text:span></text:p>
              </text:list-item>
              <text:list-item>
                <text:p text:style-name="P10"><text:span text:style-name="T8">Pear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这个季节梨子非常甜美。</text:span></text:p>
              </text:list-item>
              <text:list-item>
                <text:p text:style-name="P12"><text:span text:style-name="T8">Zhège jìjié lízi fēicháng tiánměi.</text:span></text:p>
              </text:list-item>
              <text:list-item>
                <text:p text:style-name="P12"><text:span text:style-name="T8">Pears are very sweet in this season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60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劳动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劳动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劳动 </text:span><text:span text:style-name="T8">(láodòng)</text:span></text:p>
              </text:list-item>
              <text:list-item>
                <text:p text:style-name="P10"><text:span text:style-name="T8">Labor; work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劳动是创造财富的重要手段之一。</text:span></text:p>
              </text:list-item>
              <text:list-item>
                <text:p text:style-name="P12"><text:span text:style-name="T8">Láodòng shì chuàngzào cáifù de zhòngyào shǒuduàn zhī yī.</text:span></text:p>
              </text:list-item>
              <text:list-item>
                <text:p text:style-name="P12"><text:span text:style-name="T8">Labor is one of the important means of creating wealth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61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浪漫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浪漫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浪漫 </text:span><text:span text:style-name="T8">(làngmàn)</text:span></text:p>
              </text:list-item>
              <text:list-item>
                <text:p text:style-name="P10"><text:span text:style-name="T8">Romantic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在夕阳下散步是一种浪漫的体验。</text:span></text:p>
              </text:list-item>
              <text:list-item>
                <text:p text:style-name="P12"><text:span text:style-name="T8">Zài xīyáng xià sànbù shì yī zhǒng làngmàn de tǐyàn.</text:span></text:p>
              </text:list-item>
              <text:list-item>
                <text:p text:style-name="P12"><text:span text:style-name="T8">Taking a walk at sunset is a romantic experience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61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朗读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朗读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朗读 </text:span><text:span text:style-name="T8">(lǎngdú)</text:span></text:p>
              </text:list-item>
              <text:list-item>
                <text:p text:style-name="P10"><text:span text:style-name="T8">Read aloud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每周，学生们都要轮流朗读课文。</text:span></text:p>
              </text:list-item>
              <text:list-item>
                <text:p text:style-name="P12"><text:span text:style-name="T8">Měi zhōu, xuéshēngmen dōu yào lúnliú lǎngdú kèwén.</text:span></text:p>
              </text:list-item>
              <text:list-item>
                <text:p text:style-name="P12"><text:span text:style-name="T8">Every week, students take turns reading the text aloud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61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烂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烂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烂 </text:span><text:span text:style-name="T8">( làn )</text:span></text:p>
              </text:list-item>
              <text:list-item>
                <text:p text:style-name="P10"><text:span text:style-name="T8">Rotten; spoiled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这个苹果已经烂了，不能吃了。</text:span></text:p>
              </text:list-item>
              <text:list-item>
                <text:p text:style-name="P12"><text:span text:style-name="T8">Zhège píngguǒ yǐjīng lànle, bùnéng chīle.</text:span></text:p>
              </text:list-item>
              <text:list-item>
                <text:p text:style-name="P12"><text:span text:style-name="T8">This apple is already rotten and cannot be eaten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61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来信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来信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来信 </text:span><text:span text:style-name="T8">(láixìn)</text:span></text:p>
              </text:list-item>
              <text:list-item>
                <text:p text:style-name="P10"><text:span text:style-name="T8">Incoming letter; letter received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我最近收到了一封来信，是从老朋友寄来的。</text:span></text:p>
              </text:list-item>
              <text:list-item>
                <text:p text:style-name="P12"><text:span text:style-name="T8">Wǒ zuìjìn shōudàole yī fēng láixìn, shì cóng lǎo péngyǒu jìlái de.</text:span></text:p>
              </text:list-item>
              <text:list-item>
                <text:p text:style-name="P12"><text:span text:style-name="T8">I recently received a letter from an old friend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61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落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落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落 </text:span><text:span text:style-name="T8">(là)</text:span></text:p>
              </text:list-item>
              <text:list-item>
                <text:p text:style-name="P10"><text:span text:style-name="T8">To leave out, to omit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这份报告中落掉了一些重要的细节。</text:span></text:p>
              </text:list-item>
              <text:list-item>
                <text:p text:style-name="P12"><text:span text:style-name="T8">Zhè fèn bàogào zhōng làdiàole yīxiē zhòngyào de xìjié.</text:span></text:p>
              </text:list-item>
              <text:list-item>
                <text:p text:style-name="P12"><text:span text:style-name="T8">This report leaves out some important detail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61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困扰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困扰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困扰 </text:span><text:span text:style-name="T8">(kùnrǎo)</text:span></text:p>
              </text:list-item>
              <text:list-item>
                <text:p text:style-name="P10"><text:span text:style-name="T8">Trouble; to trouble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这个问题一直困扰着我。</text:span></text:p>
              </text:list-item>
              <text:list-item>
                <text:p text:style-name="P12"><text:span text:style-name="T8">Zhège wèntí yīzhí kùnrǎozhe wǒ.</text:span></text:p>
              </text:list-item>
              <text:list-item>
                <text:p text:style-name="P12"><text:span text:style-name="T8">This problem has been troubling me all along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61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亏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亏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亏 </text:span><text:span text:style-name="T8">(kuī)</text:span></text:p>
              </text:list-item>
              <text:list-item>
                <text:p text:style-name="P10"><text:span text:style-name="T8">Loss; to lose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这个项目导致公司遭受了巨大的亏损。</text:span></text:p>
              </text:list-item>
              <text:list-item>
                <text:p text:style-name="P12"><text:span text:style-name="T8">Zhège xiàngmù dǎozhì gōngsī zāoshòule jùdà de kuīsǔn.</text:span></text:p>
              </text:list-item>
              <text:list-item>
                <text:p text:style-name="P12"><text:span text:style-name="T8">This project resulted in a significant loss for the company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61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狂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狂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狂 </text:span><text:span text:style-name="T8">(kuáng)</text:span></text:p>
              </text:list-item>
              <text:list-item>
                <text:p text:style-name="P10"><text:span text:style-name="T8">Mad; wild; crazy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他举止狂野，令人感到恐惧。</text:span></text:p>
              </text:list-item>
              <text:list-item>
                <text:p text:style-name="P12"><text:span text:style-name="T8">Tā jǔzhǐ kuángyě, lìng rén gǎndào kǒngjù.</text:span></text:p>
              </text:list-item>
              <text:list-item>
                <text:p text:style-name="P12"><text:span text:style-name="T8">His behavior is wild and makes people feel frightened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61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宽度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宽度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宽度 </text:span><text:span text:style-name="T8">(kuāndù)</text:span></text:p>
              </text:list-item>
              <text:list-item>
                <text:p text:style-name="P10"><text:span text:style-name="T8">Width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这条河的宽度大约有</text:span><text:span text:style-name="T8">100</text:span><text:span text:style-name="T8">米。</text:span></text:p>
              </text:list-item>
              <text:list-item>
                <text:p text:style-name="P12"><text:span text:style-name="T8">Zhè tiáo hé de kuāndù dàyuē yǒu 100 mǐ.</text:span></text:p>
              </text:list-item>
              <text:list-item>
                <text:p text:style-name="P12"><text:span text:style-name="T8">The width of this river is approximately 100 meter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61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快活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快活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快活 </text:span><text:span text:style-name="T8">(kuàihuó)</text:span></text:p>
              </text:list-item>
              <text:list-item>
                <text:p text:style-name="P10"><text:span text:style-name="T8">Happy; cheerful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在这个小镇上，人们过着宁静而快活的生活。</text:span></text:p>
              </text:list-item>
              <text:list-item>
                <text:p text:style-name="P12"><text:span text:style-name="T8">Zài zhège xiǎo zhèn shàng, rénmen guòzhe níngjìng ér kuàihuó de shēnghuó.</text:span></text:p>
              </text:list-item>
              <text:list-item>
                <text:p text:style-name="P12"><text:span text:style-name="T8">In this small town, people live a peaceful and happy life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62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库" draw:style-name="dp1" draw:master-page-name="Default">
        <draw:frame draw:name="PlaceHolder 3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库</text:span></text:p>
          </draw:text-box>
        </draw:frame>
        <draw:frame draw:name="PlaceHolder 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库 </text:span><text:span text:style-name="T8">(kù)</text:span></text:p>
              </text:list-item>
              <text:list-item>
                <text:p text:style-name="P10"><text:span text:style-name="T8">Warehouse; repository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这是图书馆的图书库。</text:span></text:p>
              </text:list-item>
              <text:list-item>
                <text:p text:style-name="P12"><text:span text:style-name="T8">Zhè shì túshūguǎn de túshū kù.</text:span></text:p>
              </text:list-item>
              <text:list-item>
                <text:p text:style-name="P12"><text:span text:style-name="T8">This is the book repository of the library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62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口号" draw:style-name="dp1" draw:master-page-name="Default">
        <draw:frame draw:name="PlaceHolder 5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口号</text:span></text:p>
          </draw:text-box>
        </draw:frame>
        <draw:frame draw:name="PlaceHolder 6" presentation:style-name="pr8" draw:text-style-name="P8" draw:layer="layout" svg:width="22.498cm" svg:height="9.132cm" svg:x="4.5cm" svg:y="3.8cm" presentation:class="outline" presentation:user-transformed="true">
          <draw:text-box>
            <text:p text:style-name="P11"><text:span text:style-name="T14"/></text:p>
            <text:list text:style-name="L8">
              <text:list-item>
                <text:p text:style-name="P12"><text:span text:style-name="T8">口号 </text:span><text:span text:style-name="T8">(kǒuhào)</text:span></text:p>
              </text:list-item>
              <text:list-item>
                <text:p text:style-name="P12"><text:span text:style-name="T8">Slogan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这个活动的口号是“团结合作，共创未来”。</text:span></text:p>
              </text:list-item>
              <text:list-item>
                <text:p text:style-name="P12"><text:span text:style-name="T8">Zhège huódòng de kǒuhào shì "tuánjié hézuò, gòngchuàng wèilái."</text:span></text:p>
              </text:list-item>
              <text:list-item>
                <text:p text:style-name="P12"><text:span text:style-name="T8">The slogan for this event is "Unity and cooperation, create the future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62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控制" draw:style-name="dp1" draw:master-page-name="Default">
        <draw:frame draw:name="PlaceHolder 7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控制</text:span></text:p>
          </draw:text-box>
        </draw:frame>
        <draw:frame draw:name="PlaceHolder 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控制 </text:span><text:span text:style-name="T8">(kòngzhì)</text:span></text:p>
              </text:list-item>
              <text:list-item>
                <text:p text:style-name="P10"><text:span text:style-name="T8">Control; to control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这台机器需要精细的控制。</text:span></text:p>
              </text:list-item>
              <text:list-item>
                <text:p text:style-name="P12"><text:span text:style-name="T8">Zhè tái jīqì xūyào jīngxì de kòngzhì.</text:span></text:p>
              </text:list-item>
              <text:list-item>
                <text:p text:style-name="P12"><text:span text:style-name="T8">This machine requires precise control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62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空中" draw:style-name="dp1" draw:master-page-name="Default">
        <draw:frame draw:name="PlaceHolder 9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空中</text:span></text:p>
          </draw:text-box>
        </draw:frame>
        <draw:frame draw:name="PlaceHolder 1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空中 </text:span><text:span text:style-name="T8">(kōngzhōng)</text:span></text:p>
              </text:list-item>
              <text:list-item>
                <text:p text:style-name="P10"><text:span text:style-name="T8">In the air; sky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飞机在空中飞行。</text:span></text:p>
              </text:list-item>
              <text:list-item>
                <text:p text:style-name="P12"><text:span text:style-name="T8">Fēijī zài kōngzhōng fēixíng.</text:span></text:p>
              </text:list-item>
              <text:list-item>
                <text:p text:style-name="P12"><text:span text:style-name="T8">The airplane is flying in the sky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62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5" draw:style-name="dp1" draw:master-page-name="Default">
        <draw:frame draw:name="PlaceHolder 107" presentation:style-name="pr7" draw:text-style-name="P2" draw:layer="layout" svg:width="22.498cm" svg:height="2.598cm" svg:x="4.5cm" svg:y="0.6cm" presentation:class="title" presentation:user-transformed="true">
          <draw:text-box>
            <text:p>肯定</text:p>
          </draw:text-box>
        </draw:frame>
        <draw:frame draw:name="PlaceHolder 11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肯定 (kěndìng)</text:p>
              </text:list-item>
              <text:list-item>
                <text:p>Sure; affirm; definite</text:p>
              </text:list-item>
              <text:list-item>
                <text:p/>
              </text:list-item>
              <text:list-item>
                <text:p>他对这个方案给予了肯定的回应。</text:p>
              </text:list-item>
              <text:list-item>
                <text:p>Tā duì zhège fāng'àn jǐyǔ le kěndìng de huíyìng.</text:p>
              </text:list-item>
              <text:list-item>
                <text:p>He gave a positive response to the proposal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2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6" draw:style-name="dp1" draw:master-page-name="Default">
        <draw:frame draw:name="PlaceHolder 12" presentation:style-name="pr7" draw:text-style-name="P2" draw:layer="layout" svg:width="22.498cm" svg:height="2.598cm" svg:x="4.5cm" svg:y="0.6cm" presentation:class="title" presentation:user-transformed="true">
          <draw:text-box>
            <text:p>课题</text:p>
          </draw:text-box>
        </draw:frame>
        <draw:frame draw:name="PlaceHolder 13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课题 (kètí)</text:p>
              </text:list-item>
              <text:list-item>
                <text:p>Subject; topic; research project</text:p>
                <text:p/>
              </text:list-item>
              <text:list-item>
                <text:p>这个课题需要深入研究。</text:p>
              </text:list-item>
              <text:list-item>
                <text:p>Zhège kètí xūyào shēnrù yánjiū.</text:p>
              </text:list-item>
              <text:list-item>
                <text:p>This research topic requires in-depth study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2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7" draw:style-name="dp1" draw:master-page-name="Default">
        <draw:frame draw:name="PlaceHolder 14" presentation:style-name="pr7" draw:text-style-name="P2" draw:layer="layout" svg:width="22.498cm" svg:height="2.598cm" svg:x="4.5cm" svg:y="0.6cm" presentation:class="title" presentation:user-transformed="true">
          <draw:text-box>
            <text:p>客厅</text:p>
          </draw:text-box>
        </draw:frame>
        <draw:frame draw:name="PlaceHolder 15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客厅 (kètīng)</text:p>
              </text:list-item>
              <text:list-item>
                <text:p>Living room</text:p>
                <text:p/>
              </text:list-item>
              <text:list-item>
                <text:p>客厅里有一张舒适的沙发。</text:p>
              </text:list-item>
              <text:list-item>
                <text:p>Kètīng lǐ yǒu yī zhāng shūshì de shāfā.</text:p>
              </text:list-item>
              <text:list-item>
                <text:p>There is a comfortable sofa in the living room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2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8" draw:style-name="dp1" draw:master-page-name="Default">
        <draw:frame draw:name="PlaceHolder 16" presentation:style-name="pr7" draw:text-style-name="P2" draw:layer="layout" svg:width="22.498cm" svg:height="2.598cm" svg:x="4.5cm" svg:y="0.6cm" presentation:class="title" presentation:user-transformed="true">
          <draw:text-box>
            <text:p>客气</text:p>
          </draw:text-box>
        </draw:frame>
        <draw:frame draw:name="PlaceHolder 17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客气 (kèqì)</text:p>
              </text:list-item>
              <text:list-item>
                <text:p>Polite; courteous</text:p>
                <text:p/>
              </text:list-item>
              <text:list-item>
                <text:p>他非常客气地邀请我们参加晚宴。</text:p>
              </text:list-item>
              <text:list-item>
                <text:p>Tā fēicháng kèqì de yāoqǐng wǒmen cānjiā wǎnyàn.</text:p>
              </text:list-item>
              <text:list-item>
                <text:p>He politely invited us to attend the dinner party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2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9" draw:style-name="dp1" draw:master-page-name="Default">
        <draw:frame draw:name="PlaceHolder 18" presentation:style-name="pr7" draw:text-style-name="P2" draw:layer="layout" svg:width="22.498cm" svg:height="2.598cm" svg:x="4.5cm" svg:y="0.6cm" presentation:class="title" presentation:user-transformed="true">
          <draw:text-box>
            <text:p>客户</text:p>
          </draw:text-box>
        </draw:frame>
        <draw:frame draw:name="PlaceHolder 19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客户 (kèhù)</text:p>
              </text:list-item>
              <text:list-item>
                <text:p>Client; customer</text:p>
                <text:p/>
              </text:list-item>
              <text:list-item>
                <text:p>我们致力于满足客户的需求。</text:p>
              </text:list-item>
              <text:list-item>
                <text:p>Wǒmen zhìlì yú mǎnzú kèhù de xūqiú.</text:p>
              </text:list-item>
              <text:list-item>
                <text:p>We are committed to meeting the needs of our customers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2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0" draw:style-name="dp1" draw:master-page-name="Default">
        <draw:frame draw:name="PlaceHolder 20" presentation:style-name="pr7" draw:text-style-name="P2" draw:layer="layout" svg:width="22.498cm" svg:height="2.598cm" svg:x="4.5cm" svg:y="0.6cm" presentation:class="title" presentation:user-transformed="true">
          <draw:text-box>
            <text:p text:style-name="P13">刻</text:p>
          </draw:text-box>
        </draw:frame>
        <draw:frame draw:name="PlaceHolder 21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刻 (kè)</text:p>
              </text:list-item>
              <text:list-item>
                <text:p>Carve; engrave; a moment; quarter (of an hour)</text:p>
                <text:p/>
              </text:list-item>
              <text:list-item>
                <text:p>她在树上刻下了他们的名字。</text:p>
              </text:list-item>
              <text:list-item>
                <text:p>Tā zài shù shàng kè xiàle tāmen de míngzì.</text:p>
              </text:list-item>
              <text:list-item>
                <text:p>She carved their names on the tree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3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1" draw:style-name="dp1" draw:master-page-name="Default">
        <draw:frame draw:name="PlaceHolder 22" presentation:style-name="pr7" draw:text-style-name="P2" draw:layer="layout" svg:width="22.498cm" svg:height="2.598cm" svg:x="4.5cm" svg:y="0.6cm" presentation:class="title" presentation:user-transformed="true">
          <draw:text-box>
            <text:p>渴望</text:p>
          </draw:text-box>
        </draw:frame>
        <draw:frame draw:name="PlaceHolder 23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渴望 (kěwàng)</text:p>
              </text:list-item>
              <text:list-item>
                <text:p>Yearn for; long for</text:p>
                <text:p/>
              </text:list-item>
              <text:list-item>
                <text:p>他对成功有着强烈的渴望。</text:p>
              </text:list-item>
              <text:list-item>
                <text:p>Tā duì chénggōng yǒuzhe qiángliè de kěwàng.</text:p>
              </text:list-item>
              <text:list-item>
                <text:p>He has a strong yearning for success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3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2" draw:style-name="dp1" draw:master-page-name="Default">
        <draw:frame draw:name="PlaceHolder 24" presentation:style-name="pr7" draw:text-style-name="P2" draw:layer="layout" svg:width="22.498cm" svg:height="2.598cm" svg:x="4.5cm" svg:y="0.6cm" presentation:class="title" presentation:user-transformed="true">
          <draw:text-box>
            <text:p>可惜</text:p>
          </draw:text-box>
        </draw:frame>
        <draw:frame draw:name="PlaceHolder 25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可惜 (kěxī)</text:p>
              </text:list-item>
              <text:list-item>
                <text:p>It's a pity; unfortunately</text:p>
                <text:p/>
              </text:list-item>
              <text:list-item>
                <text:p>他没有赢得比赛，真是太可惜了。</text:p>
              </text:list-item>
              <text:list-item>
                <text:p>Tā méiyǒu yíngdé bǐsài, zhēnshi tài kěxīle.</text:p>
              </text:list-item>
              <text:list-item>
                <text:p>It's a pity he didn't win the game; it's really unfortunate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3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3" draw:style-name="dp1" draw:master-page-name="Default">
        <draw:frame draw:name="PlaceHolder 26" presentation:style-name="pr7" draw:text-style-name="P2" draw:layer="layout" svg:width="22.498cm" svg:height="2.598cm" svg:x="4.5cm" svg:y="0.6cm" presentation:class="title" presentation:user-transformed="true">
          <draw:text-box>
            <text:p>可怜</text:p>
          </draw:text-box>
        </draw:frame>
        <draw:frame draw:name="PlaceHolder 27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可怜 (kělián)</text:p>
              </text:list-item>
              <text:list-item>
                <text:p>Pitiful; poor; pathetic</text:p>
                <text:p/>
              </text:list-item>
              <text:list-item>
                <text:p>那只小狗看起来很可怜，让人心疼。</text:p>
              </text:list-item>
              <text:list-item>
                <text:p>Nà zhī xiǎo gǒu kànqǐlái hěn kělián, ràng rén xīnténg.</text:p>
              </text:list-item>
              <text:list-item>
                <text:p>The little dog looks very pitiful, making people feel sorry for it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3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4" draw:style-name="dp1" draw:master-page-name="Default">
        <draw:frame draw:name="PlaceHolder 30" presentation:style-name="pr7" draw:text-style-name="P2" draw:layer="layout" svg:width="22.498cm" svg:height="2.598cm" svg:x="4.5cm" svg:y="0.6cm" presentation:class="title" presentation:user-transformed="true">
          <draw:text-box>
            <text:p text:style-name="P13">可</text:p>
          </draw:text-box>
        </draw:frame>
        <draw:frame draw:name="PlaceHolder 31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可 (kě)</text:p>
              </text:list-item>
              <text:list-item>
                <text:p>Can; may</text:p>
                <text:p/>
              </text:list-item>
              <text:list-item>
                <text:p>你可以选择自己的道路。</text:p>
              </text:list-item>
              <text:list-item>
                <text:p>Nǐ kěyǐ xuǎnzé zìjǐ de dàolù.</text:p>
              </text:list-item>
              <text:list-item>
                <text:p>You can choose your own path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3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5" draw:style-name="dp1" draw:master-page-name="Default">
        <draw:frame draw:name="PlaceHolder 32" presentation:style-name="pr7" draw:text-style-name="P2" draw:layer="layout" svg:width="22.498cm" svg:height="2.598cm" svg:x="4.5cm" svg:y="0.6cm" presentation:class="title" presentation:user-transformed="true">
          <draw:text-box>
            <text:p>咳</text:p>
          </draw:text-box>
        </draw:frame>
        <draw:frame draw:name="PlaceHolder 33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咳 (ké)</text:p>
              </text:list-item>
              <text:list-item>
                <text:p>Cough</text:p>
                <text:p/>
              </text:list-item>
              <text:list-item>
                <text:p>他咳嗽了一整天，可能是感冒了。</text:p>
              </text:list-item>
              <text:list-item>
                <text:p>Tā késou le yī zhěng tiān, kěnéng shì gǎnmàole.</text:p>
              </text:list-item>
              <text:list-item>
                <text:p>He has been coughing all day, probably caught a cold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3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6" draw:style-name="dp1" draw:master-page-name="Default">
        <draw:frame draw:name="PlaceHolder 34" presentation:style-name="pr7" draw:text-style-name="P2" draw:layer="layout" svg:width="22.498cm" svg:height="2.598cm" svg:x="4.5cm" svg:y="0.6cm" presentation:class="title" presentation:user-transformed="true">
          <draw:text-box>
            <text:p>颗</text:p>
          </draw:text-box>
        </draw:frame>
        <draw:frame draw:name="PlaceHolder 35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颗 (kē)</text:p>
              </text:list-item>
              <text:list-item>
                <text:p>Measure word for small, round, or granular objects (e.g., seeds, pearls)</text:p>
                <text:p/>
              </text:list-item>
              <text:list-item>
                <text:p>她戴着一颗明亮的星星项链。</text:p>
              </text:list-item>
              <text:list-item>
                <text:p>Tā dài zhe yī kē míngliàng de xīngxīng xiàngliàn.</text:p>
              </text:list-item>
              <text:list-item>
                <text:p>She is wearing a bright star necklace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3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7" draw:style-name="dp1" draw:master-page-name="Default">
        <draw:frame draw:name="PlaceHolder 68" presentation:style-name="pr7" draw:text-style-name="P2" draw:layer="layout" svg:width="22.498cm" svg:height="2.598cm" svg:x="4.5cm" svg:y="0.6cm" presentation:class="title" presentation:user-transformed="true">
          <draw:text-box>
            <text:p>靠近</text:p>
          </draw:text-box>
        </draw:frame>
        <draw:frame draw:name="PlaceHolder 69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靠近 (kàojìn)</text:p>
              </text:list-item>
              <text:list-item>
                <text:p>Near; close to</text:p>
                <text:p/>
              </text:list-item>
              <text:list-item>
                <text:p>我们的酒店靠近海滩，风景非常美丽。</text:p>
              </text:list-item>
              <text:list-item>
                <text:p>Wǒmen de jiǔdiàn kàojìn hǎitān, fēngjǐng fēicháng měilì.</text:p>
              </text:list-item>
              <text:list-item>
                <text:p>Our hotel is close to the beach, and the scenery is very beautiful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37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8" draw:style-name="dp1" draw:master-page-name="Default">
        <draw:frame draw:name="PlaceHolder 70" presentation:style-name="pr7" draw:text-style-name="P2" draw:layer="layout" svg:width="22.498cm" svg:height="2.598cm" svg:x="4.5cm" svg:y="0.6cm" presentation:class="title" presentation:user-transformed="true">
          <draw:text-box>
            <text:p>烤鸭</text:p>
          </draw:text-box>
        </draw:frame>
        <draw:frame draw:name="PlaceHolder 71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烤鸭 (kǎoyā)</text:p>
              </text:list-item>
              <text:list-item>
                <text:p>Roast duck</text:p>
                <text:p/>
              </text:list-item>
              <text:list-item>
                <text:p>北京烤鸭是一道著名的中华美食。</text:p>
              </text:list-item>
              <text:list-item>
                <text:p>Běijīng kǎoyā shì yīdào zhùmíng de Zhōnghuá měishí.</text:p>
              </text:list-item>
              <text:list-item>
                <text:p>Beijing roast duck is a famous Chinese delicacy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38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9" draw:style-name="dp1" draw:master-page-name="Default">
        <draw:frame draw:name="PlaceHolder 74" presentation:style-name="pr7" draw:text-style-name="P2" draw:layer="layout" svg:width="22.498cm" svg:height="2.598cm" svg:x="4.5cm" svg:y="0.6cm" presentation:class="title" presentation:user-transformed="true">
          <draw:text-box>
            <text:p>烤肉</text:p>
          </draw:text-box>
        </draw:frame>
        <draw:frame draw:name="PlaceHolder 75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烤肉 (kǎoròu)</text:p>
              </text:list-item>
              <text:list-item>
                <text:p>Barbecue; roast meat</text:p>
                <text:p/>
              </text:list-item>
              <text:list-item>
                <text:p>周末我们计划去户外烤肉。</text:p>
              </text:list-item>
              <text:list-item>
                <text:p>Zhōumò wǒmen jìhuà qù hùwài kǎoròu.</text:p>
              </text:list-item>
              <text:list-item>
                <text:p>We plan to have a barbecue outdoors this weekend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39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0" draw:style-name="dp1" draw:master-page-name="Default">
        <draw:frame draw:name="PlaceHolder 76" presentation:style-name="pr7" draw:text-style-name="P2" draw:layer="layout" svg:width="22.498cm" svg:height="2.598cm" svg:x="4.5cm" svg:y="0.6cm" presentation:class="title" presentation:user-transformed="true">
          <draw:text-box>
            <text:p>考核</text:p>
          </draw:text-box>
        </draw:frame>
        <draw:frame draw:name="PlaceHolder 77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考核 (kǎohé)</text:p>
              </text:list-item>
              <text:list-item>
                <text:p>Assess; evaluate</text:p>
                <text:p/>
              </text:list-item>
              <text:list-item>
                <text:p>公司每年都会对员工进行绩效考核。</text:p>
              </text:list-item>
              <text:list-item>
                <text:p>Gōngsī měinián dūhuì duì yuángōng jìnxíng jìxiào kǎohé.</text:p>
              </text:list-item>
              <text:list-item>
                <text:p>The company conducts performance assessments for employees every year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40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1" draw:style-name="dp1" draw:master-page-name="Default">
        <draw:frame draw:name="PlaceHolder 78" presentation:style-name="pr7" draw:text-style-name="P2" draw:layer="layout" svg:width="22.498cm" svg:height="2.598cm" svg:x="4.5cm" svg:y="0.6cm" presentation:class="title" presentation:user-transformed="true">
          <draw:text-box>
            <text:p>看待</text:p>
          </draw:text-box>
        </draw:frame>
        <draw:frame draw:name="PlaceHolder 79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看待 (kàndài)</text:p>
              </text:list-item>
              <text:list-item>
                <text:p>Regard; view</text:p>
                <text:p/>
              </text:list-item>
              <text:list-item>
                <text:p>每个人都有权利被公正地看待。</text:p>
              </text:list-item>
              <text:list-item>
                <text:p>Měi gèrén dōu yǒu quánlì bèi gōngzhèng de kàndài.</text:p>
              </text:list-item>
              <text:list-item>
                <text:p>Everyone has the right to be treated fairly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41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2" draw:style-name="dp1" draw:master-page-name="Default">
        <draw:frame draw:name="PlaceHolder 80" presentation:style-name="pr7" draw:text-style-name="P2" draw:layer="layout" svg:width="22.498cm" svg:height="2.598cm" svg:x="4.5cm" svg:y="0.6cm" presentation:class="title" presentation:user-transformed="true">
          <draw:text-box>
            <text:p>看出</text:p>
          </draw:text-box>
        </draw:frame>
        <draw:frame draw:name="PlaceHolder 81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看出 (kànchū)</text:p>
              </text:list-item>
              <text:list-item>
                <text:p>Discern; see through</text:p>
                <text:p/>
              </text:list-item>
              <text:list-item>
                <text:p>通过他的表情，我看出他并不高兴。</text:p>
              </text:list-item>
              <text:list-item>
                <text:p>Tōngguò tā de biǎoqíng, wǒ kànchū tā bìng bù gāoxìng.</text:p>
              </text:list-item>
              <text:list-item>
                <text:p>From his expression, I could see that he was not happy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42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3" draw:style-name="dp1" draw:master-page-name="Default">
        <draw:frame draw:name="PlaceHolder 82" presentation:style-name="pr7" draw:text-style-name="P2" draw:layer="layout" svg:width="22.498cm" svg:height="2.598cm" svg:x="4.5cm" svg:y="0.6cm" presentation:class="title" presentation:user-transformed="true">
          <draw:text-box>
            <text:p>看成</text:p>
          </draw:text-box>
        </draw:frame>
        <draw:frame draw:name="PlaceHolder 83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看成 (kànchéng)</text:p>
              </text:list-item>
              <text:list-item>
                <text:p>Mistake for; misread as</text:p>
                <text:p/>
              </text:list-item>
              <text:list-item>
                <text:p>因为字体相似，我把他的名字看成了别人的。</text:p>
              </text:list-item>
              <text:list-item>
                <text:p>Yīnwèi zìtǐ xiāngsì, wǒ bǎ tā de míngzì kànchéngle biérén de.</text:p>
              </text:list-item>
              <text:list-item>
                <text:p>Because the fonts are similar, I mistook his name for someone else's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43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4" draw:style-name="dp1" draw:master-page-name="Default">
        <draw:frame draw:name="PlaceHolder 84" presentation:style-name="pr7" draw:text-style-name="P2" draw:layer="layout" svg:width="22.498cm" svg:height="2.598cm" svg:x="4.5cm" svg:y="0.6cm" presentation:class="title" presentation:user-transformed="true">
          <draw:text-box>
            <text:p>开幕式</text:p>
          </draw:text-box>
        </draw:frame>
        <draw:frame draw:name="PlaceHolder 85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开幕式 (kāimùshì)</text:p>
              </text:list-item>
              <text:list-item>
                <text:p>Opening ceremony</text:p>
                <text:p/>
              </text:list-item>
              <text:list-item>
                <text:p>奥运会的开幕式是一场盛大的表演。</text:p>
              </text:list-item>
              <text:list-item>
                <text:p>Àoyùnhuì de kāimùshì shì yīchǎng shèngdà de biǎoyǎn.</text:p>
              </text:list-item>
              <text:list-item>
                <text:p>The opening ceremony of the Olympics is a grand performance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44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5" draw:style-name="dp1" draw:master-page-name="Default">
        <draw:frame draw:name="PlaceHolder 86" presentation:style-name="pr7" draw:text-style-name="P2" draw:layer="layout" svg:width="22.498cm" svg:height="2.598cm" svg:x="4.5cm" svg:y="0.6cm" presentation:class="title" presentation:user-transformed="true">
          <draw:text-box>
            <text:p>开幕</text:p>
          </draw:text-box>
        </draw:frame>
        <draw:frame draw:name="PlaceHolder 87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开幕 (kāimù)</text:p>
              </text:list-item>
              <text:list-item>
                <text:p>Opening; inauguration</text:p>
                <text:p/>
              </text:list-item>
              <text:list-item>
                <text:p>明天是展览开幕的日子。</text:p>
              </text:list-item>
              <text:list-item>
                <text:p>Míngtiān shì zhǎnlǎn kāimù de rìzi.</text:p>
              </text:list-item>
              <text:list-item>
                <text:p>Tomorrow is the opening day of the exhibition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45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6" draw:style-name="dp1" draw:master-page-name="Default">
        <draw:frame draw:name="PlaceHolder 36" presentation:style-name="pr7" draw:text-style-name="P2" draw:layer="layout" svg:width="22.498cm" svg:height="2.598cm" svg:x="4.5cm" svg:y="0.6cm" presentation:class="title" presentation:user-transformed="true">
          <draw:text-box>
            <text:p>居然</text:p>
          </draw:text-box>
        </draw:frame>
        <draw:frame draw:name="PlaceHolder 37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居然 (jūrán)</text:p>
              </text:list-item>
              <text:list-item>
                <text:p>Unexpectedly; actually</text:p>
                <text:p/>
              </text:list-item>
              <text:list-item>
                <text:p>他居然跟我说了谢谢。</text:p>
              </text:list-item>
              <text:list-item>
                <text:p>Tā jūrán gēn wǒ shuōle xièxiè.</text:p>
              </text:list-item>
              <text:list-item>
                <text:p>He actually said thank you to me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4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7" draw:style-name="dp1" draw:master-page-name="Default">
        <draw:frame draw:name="PlaceHolder 38" presentation:style-name="pr7" draw:text-style-name="P2" draw:layer="layout" svg:width="22.498cm" svg:height="2.598cm" svg:x="4.5cm" svg:y="0.6cm" presentation:class="title" presentation:user-transformed="true">
          <draw:text-box>
            <text:p>局面</text:p>
          </draw:text-box>
        </draw:frame>
        <draw:frame draw:name="PlaceHolder 39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局面 (júmiàn)</text:p>
              </text:list-item>
              <text:list-item>
                <text:p>Situation; aspect</text:p>
                <text:p/>
              </text:list-item>
              <text:list-item>
                <text:p>这场比赛的局面发生了很大变化。</text:p>
              </text:list-item>
              <text:list-item>
                <text:p>Zhè chǎng bǐsài de júmiàn fāshēngle hěn dà biànhuà.</text:p>
              </text:list-item>
              <text:list-item>
                <text:p>There has been a significant change in the situation of this game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4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8" draw:style-name="dp1" draw:master-page-name="Default">
        <draw:frame draw:name="PlaceHolder 40" presentation:style-name="pr7" draw:text-style-name="P2" draw:layer="layout" svg:width="22.498cm" svg:height="2.598cm" svg:x="4.5cm" svg:y="0.6cm" presentation:class="title" presentation:user-transformed="true">
          <draw:text-box>
            <text:p>局长</text:p>
          </draw:text-box>
        </draw:frame>
        <draw:frame draw:name="PlaceHolder 41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局长 (júzhǎng)</text:p>
              </text:list-item>
              <text:list-item>
                <text:p>Director of a bureau; head of an office</text:p>
                <text:p/>
              </text:list-item>
              <text:list-item>
                <text:p>这位局长在改革中发挥了重要作用。</text:p>
              </text:list-item>
              <text:list-item>
                <text:p>Zhè wèi júzhǎng zài gǎigé zhōng fāhuīle zhòngyào zuòyòng.</text:p>
              </text:list-item>
              <text:list-item>
                <text:p>This bureau chief played a crucial role in the reform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4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9" draw:style-name="dp1" draw:master-page-name="Default">
        <draw:frame draw:name="PlaceHolder 28" presentation:style-name="pr7" draw:text-style-name="P2" draw:layer="layout" svg:width="22.498cm" svg:height="2.598cm" svg:x="4.5cm" svg:y="0.6cm" presentation:class="title" presentation:user-transformed="true">
          <draw:text-box>
            <text:p>举动</text:p>
          </draw:text-box>
        </draw:frame>
        <draw:frame draw:name="PlaceHolder 29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举动 (jǔdòng)</text:p>
              </text:list-item>
              <text:list-item>
                <text:p>Move; action</text:p>
                <text:p/>
              </text:list-item>
              <text:list-item>
                <text:p>他的举动让大家感到惊讶。</text:p>
              </text:list-item>
              <text:list-item>
                <text:p>Tā de jǔdòng ràng dàjiā gǎndào jīngyà.</text:p>
              </text:list-item>
              <text:list-item>
                <text:p>His actions surprised everyone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4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0" draw:style-name="dp1" draw:master-page-name="Default">
        <draw:frame draw:name="PlaceHolder 42" presentation:style-name="pr7" draw:text-style-name="P2" draw:layer="layout" svg:width="22.498cm" svg:height="2.598cm" svg:x="4.5cm" svg:y="0.6cm" presentation:class="title" presentation:user-transformed="true">
          <draw:text-box>
            <text:p>拒绝</text:p>
          </draw:text-box>
        </draw:frame>
        <draw:frame draw:name="PlaceHolder 43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拒绝 (jùjué)</text:p>
              </text:list-item>
              <text:list-item>
                <text:p>Refuse; reject</text:p>
                <text:p/>
              </text:list-item>
              <text:list-item>
                <text:p>他毫不犹豫地拒绝了那份工作。</text:p>
              </text:list-item>
              <text:list-item>
                <text:p>Tā háo bù yóuyù de jùjuéle nà fèn gōngzuò.</text:p>
              </text:list-item>
              <text:list-item>
                <text:p>He refused the job without hesitation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5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1" draw:style-name="dp1" draw:master-page-name="Default">
        <draw:frame draw:name="PlaceHolder 88" presentation:style-name="pr7" draw:text-style-name="P2" draw:layer="layout" svg:width="22.498cm" svg:height="2.598cm" svg:x="4.5cm" svg:y="0.6cm" presentation:class="title" presentation:user-transformed="true">
          <draw:text-box>
            <text:p>军人</text:p>
          </draw:text-box>
        </draw:frame>
        <draw:frame draw:name="PlaceHolder 89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军人 (jūnrén)</text:p>
              </text:list-item>
              <text:list-item>
                <text:p>Soldier; military personnel</text:p>
                <text:p/>
              </text:list-item>
              <text:list-item>
                <text:p>军人应具备坚定的意志和出色的训练。</text:p>
              </text:list-item>
              <text:list-item>
                <text:p>Jūnrén yīng jùbèi jiāndìng de yìzhì hé chūsè de xùnliàn.</text:p>
              </text:list-item>
              <text:list-item>
                <text:p>Soldiers should have strong will and excellent training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51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2" draw:style-name="dp1" draw:master-page-name="Default">
        <draw:frame draw:name="PlaceHolder 44" presentation:style-name="pr7" draw:text-style-name="P2" draw:layer="layout" svg:width="22.498cm" svg:height="2.598cm" svg:x="4.5cm" svg:y="0.6cm" presentation:class="title" presentation:user-transformed="true">
          <draw:text-box>
            <text:p>俱乐部</text:p>
          </draw:text-box>
        </draw:frame>
        <draw:frame draw:name="PlaceHolder 45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俱乐部 (jùlèbù)</text:p>
              </text:list-item>
              <text:list-item>
                <text:p>Club; association</text:p>
                <text:p/>
              </text:list-item>
              <text:list-item>
                <text:p>他是这个篮球俱乐部的成员之一。</text:p>
              </text:list-item>
              <text:list-item>
                <text:p>Tā shì zhège lánqiú jùlèbù de chéngyuán zhī yī.</text:p>
              </text:list-item>
              <text:list-item>
                <text:p>He is one of the members of this basketball club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5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3" draw:style-name="dp1" draw:master-page-name="Default">
        <draw:frame draw:name="PlaceHolder 46" presentation:style-name="pr7" draw:text-style-name="P2" draw:layer="layout" svg:width="22.498cm" svg:height="2.598cm" svg:x="4.5cm" svg:y="0.6cm" presentation:class="title" presentation:user-transformed="true">
          <draw:text-box>
            <text:p>剧本</text:p>
          </draw:text-box>
        </draw:frame>
        <draw:frame draw:name="PlaceHolder 47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剧本 (jùběn)</text:p>
              </text:list-item>
              <text:list-item>
                <text:p>Script; screenplay</text:p>
                <text:p/>
              </text:list-item>
              <text:list-item>
                <text:p>这部电影的剧本写得非常感人。</text:p>
              </text:list-item>
              <text:list-item>
                <text:p>Zhè bù diànyǐng de jùběn xiě dé fēicháng gǎnrén.</text:p>
              </text:list-item>
              <text:list-item>
                <text:p>The script of this movie is very touching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5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4" draw:style-name="dp1" draw:master-page-name="Default">
        <draw:frame draw:name="PlaceHolder 48" presentation:style-name="pr7" draw:text-style-name="P2" draw:layer="layout" svg:width="22.498cm" svg:height="2.598cm" svg:x="4.5cm" svg:y="0.6cm" presentation:class="title" presentation:user-transformed="true">
          <draw:text-box>
            <text:p>决不</text:p>
          </draw:text-box>
        </draw:frame>
        <draw:frame draw:name="PlaceHolder 49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决不 (juébù)</text:p>
              </text:list-item>
              <text:list-item>
                <text:p>Never; by no means</text:p>
                <text:p/>
              </text:list-item>
              <text:list-item>
                <text:p>他决不会轻易放弃自己的梦想。</text:p>
              </text:list-item>
              <text:list-item>
                <text:p>Tā juébù huì qīngyì fàngqì zìjǐ de mèngxiǎng.</text:p>
              </text:list-item>
              <text:list-item>
                <text:p>He will never easily give up on his dreams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5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5" draw:style-name="dp1" draw:master-page-name="Default">
        <draw:frame draw:name="PlaceHolder 50" presentation:style-name="pr7" draw:text-style-name="P2" draw:layer="layout" svg:width="22.498cm" svg:height="2.598cm" svg:x="4.5cm" svg:y="0.6cm" presentation:class="title" presentation:user-transformed="true">
          <draw:text-box>
            <text:p>绝望</text:p>
          </draw:text-box>
        </draw:frame>
        <draw:frame draw:name="PlaceHolder 51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绝望 (juéwàng)</text:p>
              </text:list-item>
              <text:list-item>
                <text:p>Despair; hopeless</text:p>
                <text:p/>
              </text:list-item>
              <text:list-item>
                <text:p>在困境中，她曾一度感到绝望。</text:p>
              </text:list-item>
              <text:list-item>
                <text:p>Zài kùnjìng zhōng, tā céng yīdù gǎndào juéwàng.</text:p>
              </text:list-item>
              <text:list-item>
                <text:p>In the face of adversity, she once felt despair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5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6" draw:style-name="dp1" draw:master-page-name="Default">
        <draw:frame draw:name="PlaceHolder 52" presentation:style-name="pr7" draw:text-style-name="P2" draw:layer="layout" svg:width="22.498cm" svg:height="2.598cm" svg:x="4.5cm" svg:y="0.6cm" presentation:class="title" presentation:user-transformed="true">
          <draw:text-box>
            <text:p>近来</text:p>
          </draw:text-box>
        </draw:frame>
        <draw:frame draw:name="PlaceHolder 53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近来 (jìnlái)</text:p>
              </text:list-item>
              <text:list-item>
                <text:p>Lately; recently</text:p>
                <text:p/>
              </text:list-item>
              <text:list-item>
                <text:p>近来，这个城市发生了许多变化。</text:p>
              </text:list-item>
              <text:list-item>
                <text:p>Jìnlái, zhège chéngshì fāshēngle xǔduō biànhuà.</text:p>
              </text:list-item>
              <text:list-item>
                <text:p>Recently, there have been many changes in this city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5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7" draw:style-name="dp1" draw:master-page-name="Default">
        <draw:frame draw:name="PlaceHolder 54" presentation:style-name="pr7" draw:text-style-name="P2" draw:layer="layout" svg:width="22.498cm" svg:height="2.598cm" svg:x="4.5cm" svg:y="0.6cm" presentation:class="title" presentation:user-transformed="true">
          <draw:text-box>
            <text:p>经费</text:p>
          </draw:text-box>
        </draw:frame>
        <draw:frame draw:name="PlaceHolder 55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经费 (jīngfèi)</text:p>
              </text:list-item>
              <text:list-item>
                <text:p>Funds; financial resources</text:p>
                <text:p/>
              </text:list-item>
              <text:list-item>
                <text:p>这个项目需要足够的经费来支持。</text:p>
              </text:list-item>
              <text:list-item>
                <text:p>Zhège xiàngmù xūyào zúgòu de jīngfèi lái zhīchí.</text:p>
              </text:list-item>
              <text:list-item>
                <text:p>This project requires sufficient funds for support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5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8" draw:style-name="dp1" draw:master-page-name="Default">
        <draw:frame draw:name="PlaceHolder 56" presentation:style-name="pr7" draw:text-style-name="P2" draw:layer="layout" svg:width="22.498cm" svg:height="2.598cm" svg:x="4.5cm" svg:y="0.6cm" presentation:class="title" presentation:user-transformed="true">
          <draw:text-box>
            <text:p>景象</text:p>
          </draw:text-box>
        </draw:frame>
        <draw:frame draw:name="PlaceHolder 57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景象 (jǐngxiàng)</text:p>
              </text:list-item>
              <text:list-item>
                <text:p>Scene; sight; phenomenon</text:p>
                <text:p/>
              </text:list-item>
              <text:list-item>
                <text:p>海滩上的景象非常美丽。</text:p>
              </text:list-item>
              <text:list-item>
                <text:p>Hǎitān shàng de jǐngxiàng fēicháng měilì.</text:p>
              </text:list-item>
              <text:list-item>
                <text:p>The scene on the beach is very beautiful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5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9" draw:style-name="dp1" draw:master-page-name="Default">
        <draw:frame draw:name="PlaceHolder 58" presentation:style-name="pr7" draw:text-style-name="P2" draw:layer="layout" svg:width="22.498cm" svg:height="2.598cm" svg:x="4.5cm" svg:y="0.6cm" presentation:class="title" presentation:user-transformed="true">
          <draw:text-box>
            <text:p>警告</text:p>
          </draw:text-box>
        </draw:frame>
        <draw:frame draw:name="PlaceHolder 59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警告 (jǐnggào)</text:p>
              </text:list-item>
              <text:list-item>
                <text:p>Warning</text:p>
                <text:p/>
              </text:list-item>
              <text:list-item>
                <text:p>政府发布了一份紧急警告。</text:p>
              </text:list-item>
              <text:list-item>
                <text:p>Zhèngfǔ fābùle yīfèn jǐnjí jǐnggào.</text:p>
              </text:list-item>
              <text:list-item>
                <text:p>The government issued an urgent warning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5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0" draw:style-name="dp1" draw:master-page-name="Default">
        <draw:frame draw:name="PlaceHolder 60" presentation:style-name="pr7" draw:text-style-name="P2" draw:layer="layout" svg:width="22.498cm" svg:height="2.598cm" svg:x="4.5cm" svg:y="0.6cm" presentation:class="title" presentation:user-transformed="true">
          <draw:text-box>
            <text:p>竞赛</text:p>
          </draw:text-box>
        </draw:frame>
        <draw:frame draw:name="PlaceHolder 61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竞赛 (jìngsài)</text:p>
              </text:list-item>
              <text:list-item>
                <text:p>Competition; contest</text:p>
                <text:p/>
              </text:list-item>
              <text:list-item>
                <text:p>这个周末有一场篮球竞赛。</text:p>
              </text:list-item>
              <text:list-item>
                <text:p>Zhège zhōumò yǒu yīchǎng lánqiú jìngsài.</text:p>
              </text:list-item>
              <text:list-item>
                <text:p>There is a basketball competition this weekend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6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1" draw:style-name="dp1" draw:master-page-name="Default">
        <draw:frame draw:name="PlaceHolder 62" presentation:style-name="pr7" draw:text-style-name="P2" draw:layer="layout" svg:width="22.498cm" svg:height="2.598cm" svg:x="4.5cm" svg:y="0.6cm" presentation:class="title" presentation:user-transformed="true">
          <draw:text-box>
            <text:p>竞争</text:p>
          </draw:text-box>
        </draw:frame>
        <draw:frame draw:name="PlaceHolder 63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竞争 (jìngzhēng)</text:p>
              </text:list-item>
              <text:list-item>
                <text:p>Competition; compete</text:p>
                <text:p/>
              </text:list-item>
              <text:list-item>
                <text:p>市场上存在激烈的竞争。</text:p>
              </text:list-item>
              <text:list-item>
                <text:p>Shìchǎng shàng cúnzài jīliè de jìngzhēng.</text:p>
              </text:list-item>
              <text:list-item>
                <text:p>There is intense competition in the market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6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2" draw:style-name="dp1" draw:master-page-name="Default">
        <draw:frame draw:name="PlaceHolder 64" presentation:style-name="pr7" draw:text-style-name="P2" draw:layer="layout" svg:width="22.498cm" svg:height="2.598cm" svg:x="4.5cm" svg:y="0.6cm" presentation:class="title" presentation:user-transformed="true">
          <draw:text-box>
            <text:p>酒鬼</text:p>
          </draw:text-box>
        </draw:frame>
        <draw:frame draw:name="PlaceHolder 65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酒鬼 (jiǔguǐ)</text:p>
              </text:list-item>
              <text:list-item>
                <text:p>Alcoholic; heavy drinker</text:p>
                <text:p/>
              </text:list-item>
              <text:list-item>
                <text:p>他是个酒鬼，每天都要喝很多酒。</text:p>
              </text:list-item>
              <text:list-item>
                <text:p>Tā shì gè jiǔguǐ, měitiān dōu yào hē hěnduō jiǔ.</text:p>
              </text:list-item>
              <text:list-item>
                <text:p>He is an alcoholic and drinks a lot every day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6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3" draw:style-name="dp1" draw:master-page-name="Default">
        <draw:frame draw:name="PlaceHolder 66" presentation:style-name="pr7" draw:text-style-name="P2" draw:layer="layout" svg:width="22.498cm" svg:height="2.598cm" svg:x="4.5cm" svg:y="0.6cm" presentation:class="title" presentation:user-transformed="true">
          <draw:text-box>
            <text:p>救灾</text:p>
          </draw:text-box>
        </draw:frame>
        <draw:frame draw:name="PlaceHolder 67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救灾 (jiùzāi)</text:p>
              </text:list-item>
              <text:list-item>
                <text:p>Disaster relief</text:p>
                <text:p/>
              </text:list-item>
              <text:list-item>
                <text:p>他参与了许多国际救灾项目。</text:p>
              </text:list-item>
              <text:list-item>
                <text:p>Tā cānyùle xǔduō guójì jiùzāi xiàngmù.</text:p>
              </text:list-item>
              <text:list-item>
                <text:p>He has participated in many international disaster relief projects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6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4" draw:style-name="dp1" draw:master-page-name="Default">
        <draw:frame draw:name="PlaceHolder 72" presentation:style-name="pr7" draw:text-style-name="P2" draw:layer="layout" svg:width="22.498cm" svg:height="2.598cm" svg:x="4.5cm" svg:y="0.6cm" presentation:class="title" presentation:user-transformed="true">
          <draw:text-box>
            <text:p>进化</text:p>
          </draw:text-box>
        </draw:frame>
        <draw:frame draw:name="PlaceHolder 73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进化 (jìnhuà)</text:p>
              </text:list-item>
              <text:list-item>
                <text:p>Evolution</text:p>
                <text:p/>
              </text:list-item>
              <text:list-item>
                <text:p>生物在长时间内经历了进化过程。</text:p>
              </text:list-item>
              <text:list-item>
                <text:p>Shēngwù zài cháng shíjiān nèi jīnglìle jìnhuà guòchéng.</text:p>
              </text:list-item>
              <text:list-item>
                <text:p>Organisms undergo the process of evolution over a long period of time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64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5" draw:style-name="dp1" draw:master-page-name="Default">
        <draw:frame draw:name="PlaceHolder 90" presentation:style-name="pr7" draw:text-style-name="P2" draw:layer="layout" svg:width="22.498cm" svg:height="2.598cm" svg:x="4.5cm" svg:y="0.6cm" presentation:class="title" presentation:user-transformed="true">
          <draw:text-box>
            <text:p>尽可能</text:p>
          </draw:text-box>
        </draw:frame>
        <draw:frame draw:name="PlaceHolder 91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尽可能 (jǐn kěnéng)</text:p>
              </text:list-item>
              <text:list-item>
                <text:p>As much as possible; to the best of one's ability</text:p>
                <text:p/>
              </text:list-item>
              <text:list-item>
                <text:p>请尽可能早点完成这项任务。</text:p>
              </text:list-item>
              <text:list-item>
                <text:p>Qǐng jǐnkěnéng zǎo diǎn wánchéng zhè xiàng rènwu.</text:p>
              </text:list-item>
              <text:list-item>
                <text:p>Please try to complete this task as soon as possible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65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6" draw:style-name="dp1" draw:master-page-name="Default">
        <draw:frame draw:name="PlaceHolder 92" presentation:style-name="pr7" draw:text-style-name="P2" draw:layer="layout" svg:width="22.498cm" svg:height="2.598cm" svg:x="4.5cm" svg:y="0.6cm" presentation:class="title" presentation:user-transformed="true">
          <draw:text-box>
            <text:p>紧紧</text:p>
          </draw:text-box>
        </draw:frame>
        <draw:frame draw:name="PlaceHolder 93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紧紧 (jǐnjǐn)</text:p>
              </text:list-item>
              <text:list-item>
                <text:p>Closely; tightly</text:p>
                <text:p/>
              </text:list-item>
              <text:list-item>
                <text:p>他抓住我的手，紧紧地握着。</text:p>
              </text:list-item>
              <text:list-item>
                <text:p>Tā zhuā zhù wǒ de shǒu, jǐnjǐn de wòzhe.</text:p>
              </text:list-item>
              <text:list-item>
                <text:p>He grabbed my hand and held it tightly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66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7" draw:style-name="dp1" draw:master-page-name="Default">
        <draw:frame draw:name="PlaceHolder 94" presentation:style-name="pr7" draw:text-style-name="P2" draw:layer="layout" svg:width="22.498cm" svg:height="2.598cm" svg:x="4.5cm" svg:y="0.6cm" presentation:class="title" presentation:user-transformed="true">
          <draw:text-box>
            <text:p>尽管</text:p>
          </draw:text-box>
        </draw:frame>
        <draw:frame draw:name="PlaceHolder 95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尽管 (jǐnguǎn)</text:p>
              </text:list-item>
              <text:list-item>
                <text:p>Although; despite</text:p>
                <text:p/>
              </text:list-item>
              <text:list-item>
                <text:p>尽管困难重重，他们仍然坚持下去。</text:p>
              </text:list-item>
              <text:list-item>
                <text:p>Jǐnguǎn kùnnan zhòngzhòng, tāmen réngrán jiānchí xiàqù.</text:p>
              </text:list-item>
              <text:list-item>
                <text:p>Despite numerous difficulties, they still persevere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67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8" draw:style-name="dp1" draw:master-page-name="Default">
        <draw:frame draw:name="PlaceHolder 96" presentation:style-name="pr7" draw:text-style-name="P2" draw:layer="layout" svg:width="22.498cm" svg:height="2.598cm" svg:x="4.5cm" svg:y="0.6cm" presentation:class="title" presentation:user-transformed="true">
          <draw:text-box>
            <text:p>今日</text:p>
          </draw:text-box>
        </draw:frame>
        <draw:frame draw:name="PlaceHolder 97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今日 (jīnrì)</text:p>
              </text:list-item>
              <text:list-item>
                <text:p>Today</text:p>
                <text:p/>
              </text:list-item>
              <text:list-item>
                <text:p>今日天气晴，适合出行。</text:p>
              </text:list-item>
              <text:list-item>
                <text:p>Jīnrì tiānqì qíng, shìhé chūxíng.</text:p>
              </text:list-item>
              <text:list-item>
                <text:p>The weather is clear today, suitable for travel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68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9" draw:style-name="dp1" draw:master-page-name="Default">
        <draw:frame draw:name="PlaceHolder 98" presentation:style-name="pr7" draw:text-style-name="P2" draw:layer="layout" svg:width="22.498cm" svg:height="2.598cm" svg:x="4.5cm" svg:y="0.6cm" presentation:class="title" presentation:user-transformed="true">
          <draw:text-box>
            <text:p>届</text:p>
          </draw:text-box>
        </draw:frame>
        <draw:frame draw:name="PlaceHolder 99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届 (jiè)</text:p>
              </text:list-item>
              <text:list-item>
                <text:p>Session; time period</text:p>
                <text:p/>
              </text:list-item>
              <text:list-item>
                <text:p>这是奥运会的第二十届。</text:p>
              </text:list-item>
              <text:list-item>
                <text:p>Zhè shì àoyùnhuì de dì èrshí jiè.</text:p>
              </text:list-item>
              <text:list-item>
                <text:p>This is the 20th session of the Olympic Game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69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0" draw:style-name="dp1" draw:master-page-name="Default">
        <draw:frame draw:name="PlaceHolder 100" presentation:style-name="pr7" draw:text-style-name="P2" draw:layer="layout" svg:width="22.498cm" svg:height="2.598cm" svg:x="4.5cm" svg:y="0.6cm" presentation:class="title" presentation:user-transformed="true">
          <draw:text-box>
            <text:p>戒</text:p>
          </draw:text-box>
        </draw:frame>
        <draw:frame draw:name="PlaceHolder 101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戒 (jiè)</text:p>
              </text:list-item>
              <text:list-item>
                <text:p>Quit; give up; abstain from</text:p>
                <text:p/>
              </text:list-item>
              <text:list-item>
                <text:p>他戒烟已经有一年了。</text:p>
              </text:list-item>
              <text:list-item>
                <text:p>Tā jièyān yǐjīng yǒu yī niánle.</text:p>
              </text:list-item>
              <text:list-item>
                <text:p>He has quit smoking for a year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70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1" draw:style-name="dp1" draw:master-page-name="Default">
        <draw:frame draw:name="PlaceHolder 102" presentation:style-name="pr7" draw:text-style-name="P2" draw:layer="layout" svg:width="22.498cm" svg:height="2.598cm" svg:x="4.5cm" svg:y="0.6cm" presentation:class="title" presentation:user-transformed="true">
          <draw:text-box>
            <text:p>解放</text:p>
          </draw:text-box>
        </draw:frame>
        <draw:frame draw:name="PlaceHolder 103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解放 (jiěfàng)</text:p>
              </text:list-item>
              <text:list-item>
                <text:p>Liberate; emancipate</text:p>
                <text:p/>
              </text:list-item>
              <text:list-item>
                <text:p>那个国家在上世纪解放了。</text:p>
              </text:list-item>
              <text:list-item>
                <text:p>Nà ge guójiā zài shàng shìjì jiěfàngle.</text:p>
              </text:list-item>
              <text:list-item>
                <text:p>That country was liberated in the last century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71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2" draw:style-name="dp1" draw:master-page-name="Default">
        <draw:frame draw:name="PlaceHolder 104" presentation:style-name="pr7" draw:text-style-name="P2" draw:layer="layout" svg:width="22.498cm" svg:height="2.598cm" svg:x="4.5cm" svg:y="0.6cm" presentation:class="title" presentation:user-transformed="true">
          <draw:text-box>
            <text:p>解除</text:p>
          </draw:text-box>
        </draw:frame>
        <draw:frame draw:name="PlaceHolder 105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解除 (jiěchú)</text:p>
              </text:list-item>
              <text:list-item>
                <text:p>Lift; remove; relieve</text:p>
                <text:p/>
              </text:list-item>
              <text:list-item>
                <text:p>经过谈判，双方成功解除了合同。</text:p>
              </text:list-item>
              <text:list-item>
                <text:p>Jīngguò tánpàn, shuāngfāng chénggōng jiěchúle hétong.</text:p>
              </text:list-item>
              <text:list-item>
                <text:p>After negotiations, both parties successfully lifted the contract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72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3" draw:style-name="dp1" draw:master-page-name="Default">
        <draw:frame draw:name="PlaceHolder 106" presentation:style-name="pr7" draw:text-style-name="P2" draw:layer="layout" svg:width="22.498cm" svg:height="2.598cm" svg:x="4.5cm" svg:y="0.6cm" presentation:class="title" presentation:user-transformed="true">
          <draw:text-box>
            <text:p>接连</text:p>
          </draw:text-box>
        </draw:frame>
        <draw:frame draw:name="PlaceHolder 10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接连 (jiēlián)</text:p>
              </text:list-item>
              <text:list-item>
                <text:p>Successively; in a row</text:p>
                <text:p/>
              </text:list-item>
              <text:list-item>
                <text:p>这几天接连发生了几起事故。</text:p>
              </text:list-item>
              <text:list-item>
                <text:p>Zhè jǐ tiān jiēlián fāshēngle jǐ qǐ shìgù.</text:p>
              </text:list-item>
              <text:list-item>
                <text:p>Several accidents have occurred successively in the past few day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73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4" draw:style-name="dp1" draw:master-page-name="Default">
        <draw:frame draw:name="PlaceHolder 109" presentation:style-name="pr7" draw:text-style-name="P2" draw:layer="layout" svg:width="22.498cm" svg:height="2.598cm" svg:x="4.5cm" svg:y="0.6cm" presentation:class="title" presentation:user-transformed="true">
          <draw:text-box>
            <text:p>接触</text:p>
          </draw:text-box>
        </draw:frame>
        <draw:frame draw:name="PlaceHolder 11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接触 (jiēchù)</text:p>
              </text:list-item>
              <text:list-item>
                <text:p>Contact; touch</text:p>
                <text:p/>
              </text:list-item>
              <text:list-item>
                <text:p>在工作中，我们经常需要与客户接触。</text:p>
              </text:list-item>
              <text:list-item>
                <text:p>Zài gōngzuò zhōng, wǒmen jīngcháng xūyào yǔ kèhù jiēchù.</text:p>
              </text:list-item>
              <text:list-item>
                <text:p>In our work, we often need to have contact with client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74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5" draw:style-name="dp1" draw:master-page-name="Default">
        <draw:frame draw:name="PlaceHolder 111" presentation:style-name="pr7" draw:text-style-name="P2" draw:layer="layout" svg:width="22.498cm" svg:height="2.598cm" svg:x="4.5cm" svg:y="0.6cm" presentation:class="title" presentation:user-transformed="true">
          <draw:text-box>
            <text:p>脚步</text:p>
          </draw:text-box>
        </draw:frame>
        <draw:frame draw:name="PlaceHolder 11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脚步 (jiǎobù)</text:p>
              </text:list-item>
              <text:list-item>
                <text:p>Footstep; pace</text:p>
                <text:p/>
              </text:list-item>
              <text:list-item>
                <text:p>他听到了远处传来的脚步声。</text:p>
              </text:list-item>
              <text:list-item>
                <text:p>Tā tīngdàole yuǎnchù chuán lái de jiǎobù shēng.</text:p>
              </text:list-item>
              <text:list-item>
                <text:p>He heard footsteps coming from a distance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75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6" draw:style-name="dp1" draw:master-page-name="Default">
        <draw:frame draw:name="PlaceHolder 113" presentation:style-name="pr7" draw:text-style-name="P2" draw:layer="layout" svg:width="22.498cm" svg:height="2.598cm" svg:x="4.5cm" svg:y="0.6cm" presentation:class="title" presentation:user-transformed="true">
          <draw:text-box>
            <text:p>胶水</text:p>
          </draw:text-box>
        </draw:frame>
        <draw:frame draw:name="PlaceHolder 11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胶水 (jiāoshuǐ)</text:p>
              </text:list-item>
              <text:list-item>
                <text:p>Glue</text:p>
                <text:p/>
              </text:list-item>
              <text:list-item>
                <text:p>这种胶水可以粘合各种材料。</text:p>
              </text:list-item>
              <text:list-item>
                <text:p>Zhè zhǒng jiāoshuǐ kěyǐ zhānhé gèzhǒng cáiliào.</text:p>
              </text:list-item>
              <text:list-item>
                <text:p>This glue can bond various material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76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7" draw:style-name="dp1" draw:master-page-name="Default">
        <draw:frame draw:name="PlaceHolder 115" presentation:style-name="pr7" draw:text-style-name="P2" draw:layer="layout" svg:width="22.498cm" svg:height="2.598cm" svg:x="4.5cm" svg:y="0.6cm" presentation:class="title" presentation:user-transformed="true">
          <draw:text-box>
            <text:p>胶带</text:p>
          </draw:text-box>
        </draw:frame>
        <draw:frame draw:name="PlaceHolder 11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胶带 (jiāodài)</text:p>
              </text:list-item>
              <text:list-item>
                <text:p>Tape</text:p>
                <text:p/>
              </text:list-item>
              <text:list-item>
                <text:p>我需要一卷透明胶带。</text:p>
              </text:list-item>
              <text:list-item>
                <text:p>Wǒ xūyào yī juǎn tòumíng jiāodài.</text:p>
              </text:list-item>
              <text:list-item>
                <text:p>I need a roll of transparent tape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77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8" draw:style-name="dp1" draw:master-page-name="Default">
        <draw:frame draw:name="PlaceHolder 117" presentation:style-name="pr7" draw:text-style-name="P2" draw:layer="layout" svg:width="22.498cm" svg:height="2.598cm" svg:x="4.5cm" svg:y="0.6cm" presentation:class="title" presentation:user-transformed="true">
          <draw:text-box>
            <text:p>郊区</text:p>
          </draw:text-box>
        </draw:frame>
        <draw:frame draw:name="PlaceHolder 11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郊区 (jiāoqū)</text:p>
              </text:list-item>
              <text:list-item>
                <text:p>Suburb; outskirts</text:p>
                <text:p/>
              </text:list-item>
              <text:list-item>
                <text:p>他们搬到了城市的郊区居住。</text:p>
              </text:list-item>
              <text:list-item>
                <text:p>Tāmen bān dàole chéngshì de jiāoqū jūzhù.</text:p>
              </text:list-item>
              <text:list-item>
                <text:p>They moved to the suburbs of the city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78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9" draw:style-name="dp1" draw:master-page-name="Default">
        <draw:frame draw:name="PlaceHolder 119" presentation:style-name="pr7" draw:text-style-name="P2" draw:layer="layout" svg:width="22.498cm" svg:height="2.598cm" svg:x="4.5cm" svg:y="0.6cm" presentation:class="title" presentation:user-transformed="true">
          <draw:text-box>
            <text:p>交代</text:p>
          </draw:text-box>
        </draw:frame>
        <draw:frame draw:name="PlaceHolder 12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交代 (jiāodài)</text:p>
              </text:list-item>
              <text:list-item>
                <text:p>Explain; make clear; tell</text:p>
                <text:p/>
              </text:list-item>
              <text:list-item>
                <text:p>他交代了明天的工作安排。</text:p>
              </text:list-item>
              <text:list-item>
                <text:p>Tā jiāodàile míngtiān de gōngzuò ānpái.</text:p>
              </text:list-item>
              <text:list-item>
                <text:p>He explained the work arrangement for tomorrow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79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0" draw:style-name="dp1" draw:master-page-name="Default">
        <draw:frame draw:name="PlaceHolder 121" presentation:style-name="pr7" draw:text-style-name="P2" draw:layer="layout" svg:width="22.498cm" svg:height="2.598cm" svg:x="4.5cm" svg:y="0.6cm" presentation:class="title" presentation:user-transformed="true">
          <draw:text-box>
            <text:p>奖励</text:p>
          </draw:text-box>
        </draw:frame>
        <draw:frame draw:name="PlaceHolder 12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奖励 (jiǎnglì)</text:p>
              </text:list-item>
              <text:list-item>
                <text:p>Reward; award</text:p>
                <text:p/>
              </text:list-item>
              <text:list-item>
                <text:p>他因出色表现而获得了奖励。</text:p>
              </text:list-item>
              <text:list-item>
                <text:p>Tā yīn chūsè biǎoxiàn ér huòdéle jiǎnglì.</text:p>
              </text:list-item>
              <text:list-item>
                <text:p>He received a reward for his outstanding performance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80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1" draw:style-name="dp1" draw:master-page-name="Default">
        <draw:frame draw:name="PlaceHolder 123" presentation:style-name="pr7" draw:text-style-name="P2" draw:layer="layout" svg:width="22.498cm" svg:height="2.598cm" svg:x="4.5cm" svg:y="0.6cm" presentation:class="title" presentation:user-transformed="true">
          <draw:text-box>
            <text:p>将要</text:p>
          </draw:text-box>
        </draw:frame>
        <draw:frame draw:name="PlaceHolder 12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将要 (jiāngyào)</text:p>
              </text:list-item>
              <text:list-item>
                <text:p>Will; be going to</text:p>
                <text:p/>
              </text:list-item>
              <text:list-item>
                <text:p>明天将要举行一场重要的会议。</text:p>
              </text:list-item>
              <text:list-item>
                <text:p>Míngtiān jiāngyào jǔxíng yī chǎng zhòngyào de huìyì.</text:p>
              </text:list-item>
              <text:list-item>
                <text:p>An important meeting will be held tomorrow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81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2" draw:style-name="dp1" draw:master-page-name="Default">
        <draw:frame draw:name="PlaceHolder 125" presentation:style-name="pr7" draw:text-style-name="P2" draw:layer="layout" svg:width="22.498cm" svg:height="2.598cm" svg:x="4.5cm" svg:y="0.6cm" presentation:class="title" presentation:user-transformed="true">
          <draw:text-box>
            <text:p>将</text:p>
          </draw:text-box>
        </draw:frame>
        <draw:frame draw:name="PlaceHolder 12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将 (jiāng)</text:p>
              </text:list-item>
              <text:list-item>
                <text:p>Will; shall; to be going to</text:p>
                <text:p/>
              </text:list-item>
              <text:list-item>
                <text:p>他将成为公司的首席执行官。</text:p>
              </text:list-item>
              <text:list-item>
                <text:p>Tā jiāng chéngwéi gōngsī de shǒuxí zhíxíng guān.</text:p>
              </text:list-item>
              <text:list-item>
                <text:p>He will become the CEO of the company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82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3" draw:style-name="dp1" draw:master-page-name="Default">
        <draw:frame draw:name="PlaceHolder 127" presentation:style-name="pr7" draw:text-style-name="P2" draw:layer="layout" svg:width="22.498cm" svg:height="2.598cm" svg:x="4.5cm" svg:y="0.6cm" presentation:class="title" presentation:user-transformed="true">
          <draw:text-box>
            <text:p>键盘</text:p>
          </draw:text-box>
        </draw:frame>
        <draw:frame draw:name="PlaceHolder 12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键盘 (jiànpán)</text:p>
              </text:list-item>
              <text:list-item>
                <text:p>Keyboard</text:p>
                <text:p/>
              </text:list-item>
              <text:list-item>
                <text:p>我正在使用电脑键盘输入文字。</text:p>
              </text:list-item>
              <text:list-item>
                <text:p>Wǒ zhèngzài shǐyòng diànnǎo jiànpán shūrù wénzi.</text:p>
              </text:list-item>
              <text:list-item>
                <text:p>I am using the computer keyboard to input text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83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4" draw:style-name="dp1" draw:master-page-name="Default">
        <draw:frame draw:name="PlaceHolder 129" presentation:style-name="pr7" draw:text-style-name="P2" draw:layer="layout" svg:width="22.498cm" svg:height="2.598cm" svg:x="4.5cm" svg:y="0.6cm" presentation:class="title" presentation:user-transformed="true">
          <draw:text-box>
            <text:p>键</text:p>
          </draw:text-box>
        </draw:frame>
        <draw:frame draw:name="PlaceHolder 13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键 (jiàn)</text:p>
              </text:list-item>
              <text:list-item>
                <text:p>Key</text:p>
                <text:p/>
              </text:list-item>
              <text:list-item>
                <text:p>你可以使用键盘上的方向键来移动光标。</text:p>
              </text:list-item>
              <text:list-item>
                <text:p>Nǐ kěyǐ shǐyòng jiànpán shàng de fāngxiàng jiàn lái yídòng guāngbiāo.</text:p>
              </text:list-item>
              <text:list-item>
                <text:p>You can use the arrow keys on the keyboard to move the cursor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84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5" draw:style-name="dp1" draw:master-page-name="Default">
        <draw:frame draw:name="PlaceHolder 131" presentation:style-name="pr7" draw:text-style-name="P2" draw:layer="layout" svg:width="22.498cm" svg:height="2.598cm" svg:x="4.5cm" svg:y="0.6cm" presentation:class="title" presentation:user-transformed="true">
          <draw:text-box>
            <text:p>健全</text:p>
          </draw:text-box>
        </draw:frame>
        <draw:frame draw:name="PlaceHolder 13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健全 (jiànquán)</text:p>
              </text:list-item>
              <text:list-item>
                <text:p>Sound; healthy; robust</text:p>
                <text:p/>
              </text:list-item>
              <text:list-item>
                <text:p>保持良好的生活习惯有助于健全身体。</text:p>
              </text:list-item>
              <text:list-item>
                <text:p>Bǎochí liánghǎo de shēnghuó xíguàn yǒuzhù yú jiànquán shēntǐ.</text:p>
              </text:list-item>
              <text:list-item>
                <text:p>Maintaining good habits contributes to a sound body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85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6" draw:style-name="dp1" draw:master-page-name="Default">
        <draw:frame draw:name="PlaceHolder 133" presentation:style-name="pr7" draw:text-style-name="P2" draw:layer="layout" svg:width="22.498cm" svg:height="2.598cm" svg:x="4.5cm" svg:y="0.6cm" presentation:class="title" presentation:user-transformed="true">
          <draw:text-box>
            <text:p>建筑</text:p>
          </draw:text-box>
        </draw:frame>
        <draw:frame draw:name="PlaceHolder 13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建筑 (jiànzhù)</text:p>
              </text:list-item>
              <text:list-item>
                <text:p>Architecture; building</text:p>
                <text:p/>
              </text:list-item>
              <text:list-item>
                <text:p>这座城市有许多古老的建筑。</text:p>
              </text:list-item>
              <text:list-item>
                <text:p>Zhè zuò chéngshì yǒu xǔduō gǔlǎo de jiànzhù.</text:p>
              </text:list-item>
              <text:list-item>
                <text:p>This city has many ancient building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86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7" draw:style-name="dp1" draw:master-page-name="Default">
        <draw:frame draw:name="PlaceHolder 135" presentation:style-name="pr7" draw:text-style-name="P2" draw:layer="layout" svg:width="22.498cm" svg:height="2.598cm" svg:x="4.5cm" svg:y="0.6cm" presentation:class="title" presentation:user-transformed="true">
          <draw:text-box>
            <text:p>建造</text:p>
          </draw:text-box>
        </draw:frame>
        <draw:frame draw:name="PlaceHolder 13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建造 (jiànzào)</text:p>
              </text:list-item>
              <text:list-item>
                <text:p>Construct; build</text:p>
                <text:p/>
              </text:list-item>
              <text:list-item>
                <text:p>这座桥是在上个月建造的。</text:p>
              </text:list-item>
              <text:list-item>
                <text:p>Zhè zuò qiáo shì zài shàng gè yuè jiànzào de.</text:p>
              </text:list-item>
              <text:list-item>
                <text:p>The bridge was built last month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87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8" draw:style-name="dp1" draw:master-page-name="Default">
        <draw:frame draw:name="PlaceHolder 137" presentation:style-name="pr7" draw:text-style-name="P2" draw:layer="layout" svg:width="22.498cm" svg:height="2.598cm" svg:x="4.5cm" svg:y="0.6cm" presentation:class="title" presentation:user-transformed="true">
          <draw:text-box>
            <text:p>间接</text:p>
          </draw:text-box>
        </draw:frame>
        <draw:frame draw:name="PlaceHolder 13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间接 (jiànjiē)</text:p>
              </text:list-item>
              <text:list-item>
                <text:p>Indirect</text:p>
                <text:p/>
              </text:list-item>
              <text:list-item>
                <text:p>他通过间接途径得知了这个消息。</text:p>
              </text:list-item>
              <text:list-item>
                <text:p>Tā tōngguò jiànjiē tújìng dézhīle zhège xiāoxī.</text:p>
              </text:list-item>
              <text:list-item>
                <text:p>He learned about the news through indirect channel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88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9" draw:style-name="dp1" draw:master-page-name="Default">
        <draw:frame draw:name="PlaceHolder 139" presentation:style-name="pr7" draw:text-style-name="P2" draw:layer="layout" svg:width="22.498cm" svg:height="2.598cm" svg:x="4.5cm" svg:y="0.6cm" presentation:class="title" presentation:user-transformed="true">
          <draw:text-box>
            <text:p>剪子</text:p>
          </draw:text-box>
        </draw:frame>
        <draw:frame draw:name="PlaceHolder 14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剪子 (jiǎnzi)</text:p>
              </text:list-item>
              <text:list-item>
                <text:p>Shears</text:p>
                <text:p/>
              </text:list-item>
              <text:list-item>
                <text:p>他手里拿着一把剪子修剪树枝。</text:p>
              </text:list-item>
              <text:list-item>
                <text:p>Tā shǒu lǐ názhe yī bǎ jiǎnzi xiūjiǎn shùzhī.</text:p>
              </text:list-item>
              <text:list-item>
                <text:p>He was trimming the branches with a pair of shear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89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0" draw:style-name="dp1" draw:master-page-name="Default">
        <draw:frame draw:name="PlaceHolder 141" presentation:style-name="pr7" draw:text-style-name="P2" draw:layer="layout" svg:width="22.498cm" svg:height="2.598cm" svg:x="4.5cm" svg:y="0.6cm" presentation:class="title" presentation:user-transformed="true">
          <draw:text-box>
            <text:p>剪刀</text:p>
          </draw:text-box>
        </draw:frame>
        <draw:frame draw:name="PlaceHolder 14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剪刀 (jiǎndāo)</text:p>
              </text:list-item>
              <text:list-item>
                <text:p>Scissors</text:p>
                <text:p/>
              </text:list-item>
              <text:list-item>
                <text:p>请把剪刀递给我，谢谢。</text:p>
              </text:list-item>
              <text:list-item>
                <text:p>Qǐng bǎ jiǎndāo dì gěi wǒ, xièxiè.</text:p>
              </text:list-item>
              <text:list-item>
                <text:p>Please pass me the scissors, thank you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90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1" draw:style-name="dp1" draw:master-page-name="Default">
        <draw:frame draw:name="PlaceHolder 143" presentation:style-name="pr7" draw:text-style-name="P2" draw:layer="layout" svg:width="22.498cm" svg:height="2.598cm" svg:x="4.5cm" svg:y="0.6cm" presentation:class="title" presentation:user-transformed="true">
          <draw:text-box>
            <text:p>剪</text:p>
          </draw:text-box>
        </draw:frame>
        <draw:frame draw:name="PlaceHolder 14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剪 (jiǎn)</text:p>
              </text:list-item>
              <text:list-item>
                <text:p>Cut</text:p>
                <text:p/>
              </text:list-item>
              <text:list-item>
                <text:p>她用剪刀剪下一小块布料。</text:p>
              </text:list-item>
              <text:list-item>
                <text:p>Tā yòng jiǎndāo jiǎnxià yī xiǎo kuài bùliào.</text:p>
              </text:list-item>
              <text:list-item>
                <text:p>She cut off a small piece of fabric with scissor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91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2" draw:style-name="dp1" draw:master-page-name="Default">
        <draw:frame draw:name="PlaceHolder 145" presentation:style-name="pr7" draw:text-style-name="P2" draw:layer="layout" svg:width="22.498cm" svg:height="2.598cm" svg:x="4.5cm" svg:y="0.6cm" presentation:class="title" presentation:user-transformed="true">
          <draw:text-box>
            <text:p>减轻</text:p>
          </draw:text-box>
        </draw:frame>
        <draw:frame draw:name="PlaceHolder 14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减轻 (jiǎnqīng)</text:p>
              </text:list-item>
              <text:list-item>
                <text:p>Lighten; alleviate</text:p>
                <text:p/>
              </text:list-item>
              <text:list-item>
                <text:p>合理的休息可以减轻疲劳。</text:p>
              </text:list-item>
              <text:list-item>
                <text:p>Hélǐ de xiūxí kěyǐ jiǎnqīng píláo.</text:p>
              </text:list-item>
              <text:list-item>
                <text:p>Reasonable rest can alleviate fatigue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92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3" draw:style-name="dp1" draw:master-page-name="Default">
        <draw:frame draw:name="PlaceHolder 147" presentation:style-name="pr7" draw:text-style-name="P2" draw:layer="layout" svg:width="22.498cm" svg:height="2.598cm" svg:x="4.5cm" svg:y="0.6cm" presentation:class="title" presentation:user-transformed="true">
          <draw:text-box>
            <text:p>检验</text:p>
          </draw:text-box>
        </draw:frame>
        <draw:frame draw:name="PlaceHolder 14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检验 (jiǎnyàn)</text:p>
              </text:list-item>
              <text:list-item>
                <text:p>Inspect; examine; test</text:p>
                <text:p/>
              </text:list-item>
              <text:list-item>
                <text:p>这台机器需要经过严格的检验。</text:p>
              </text:list-item>
              <text:list-item>
                <text:p>Zhè tái jīqì xūyào jīngguò yángé de jiǎnyàn.</text:p>
              </text:list-item>
              <text:list-item>
                <text:p>This machine needs to undergo rigorous inspection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93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4" draw:style-name="dp1" draw:master-page-name="Default">
        <draw:frame draw:name="PlaceHolder 149" presentation:style-name="pr7" draw:text-style-name="P2" draw:layer="layout" svg:width="22.498cm" svg:height="2.598cm" svg:x="4.5cm" svg:y="0.6cm" presentation:class="title" presentation:user-transformed="true">
          <draw:text-box>
            <text:p>艰难</text:p>
          </draw:text-box>
        </draw:frame>
        <draw:frame draw:name="PlaceHolder 15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艰难 (jiānnán)</text:p>
              </text:list-item>
              <text:list-item>
                <text:p>Difficult; hard; challenging</text:p>
                <text:p/>
              </text:list-item>
              <text:list-item>
                <text:p>他们经历了一段艰难的时期。</text:p>
              </text:list-item>
              <text:list-item>
                <text:p>Tāmen jīnglìle yīduàn jiānnán de shíqī.</text:p>
              </text:list-item>
              <text:list-item>
                <text:p>They went through a difficult period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94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5" draw:style-name="dp1" draw:master-page-name="Default">
        <draw:frame draw:name="PlaceHolder 151" presentation:style-name="pr7" draw:text-style-name="P2" draw:layer="layout" svg:width="22.498cm" svg:height="2.598cm" svg:x="4.5cm" svg:y="0.6cm" presentation:class="title" presentation:user-transformed="true">
          <draw:text-box>
            <text:p>艰苦</text:p>
          </draw:text-box>
        </draw:frame>
        <draw:frame draw:name="PlaceHolder 15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艰苦 (jiānkǔ)</text:p>
              </text:list-item>
              <text:list-item>
                <text:p>Arduous; hard; difficult</text:p>
                <text:p/>
              </text:list-item>
              <text:list-item>
                <text:p>这是一项艰苦的任务，但我们必须完成它。</text:p>
              </text:list-item>
              <text:list-item>
                <text:p>Zhè shì yīxiàng jiānkǔ de rènwu, dàn wǒmen bìxū wánchéng tā.</text:p>
              </text:list-item>
              <text:list-item>
                <text:p>This is a difficult task, but we must complete it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95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6" draw:style-name="dp1" draw:master-page-name="Default">
        <draw:frame draw:name="PlaceHolder 153" presentation:style-name="pr7" draw:text-style-name="P2" draw:layer="layout" svg:width="22.498cm" svg:height="2.598cm" svg:x="4.5cm" svg:y="0.6cm" presentation:class="title" presentation:user-transformed="true">
          <draw:text-box>
            <text:p>肩</text:p>
          </draw:text-box>
        </draw:frame>
        <draw:frame draw:name="PlaceHolder 15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肩 (jiān)</text:p>
              </text:list-item>
              <text:list-item>
                <text:p>Shoulder</text:p>
                <text:p/>
              </text:list-item>
              <text:list-item>
                <text:p>他轻轻拍了拍我的肩。</text:p>
              </text:list-item>
              <text:list-item>
                <text:p>Tā qīngqīng pāile pāi wǒ de jiān.</text:p>
              </text:list-item>
              <text:list-item>
                <text:p>He gently patted my shoulder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96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7" draw:style-name="dp1" draw:master-page-name="Default">
        <draw:frame draw:name="PlaceHolder 155" presentation:style-name="pr7" draw:text-style-name="P2" draw:layer="layout" svg:width="22.498cm" svg:height="2.598cm" svg:x="4.5cm" svg:y="0.6cm" presentation:class="title" presentation:user-transformed="true">
          <draw:text-box>
            <text:p>坚定</text:p>
          </draw:text-box>
        </draw:frame>
        <draw:frame draw:name="PlaceHolder 15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坚定 (jiāndìng)</text:p>
              </text:list-item>
              <text:list-item>
                <text:p>Steadfast; firm</text:p>
                <text:p/>
              </text:list-item>
              <text:list-item>
                <text:p>他在困境中表现得非常坚定。</text:p>
              </text:list-item>
              <text:list-item>
                <text:p>Tā zài kùnjìng zhōng biǎoxiàn de fēicháng jiāndìng.</text:p>
              </text:list-item>
              <text:list-item>
                <text:p>He showed great steadfastness in the face of adversity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97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8" draw:style-name="dp1" draw:master-page-name="Default">
        <draw:frame draw:name="PlaceHolder 157" presentation:style-name="pr7" draw:text-style-name="P2" draw:layer="layout" svg:width="22.498cm" svg:height="2.598cm" svg:x="4.5cm" svg:y="0.6cm" presentation:class="title" presentation:user-transformed="true">
          <draw:text-box>
            <text:p>驾照</text:p>
          </draw:text-box>
        </draw:frame>
        <draw:frame draw:name="PlaceHolder 15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驾照 (jiàzhào)</text:p>
              </text:list-item>
              <text:list-item>
                <text:p>Driver's license</text:p>
                <text:p/>
              </text:list-item>
              <text:list-item>
                <text:p>我正在学习驾照理论课程。</text:p>
              </text:list-item>
              <text:list-item>
                <text:p>Wǒ zhèngzài xuéxí jiàzhào lǐlùn kèchéng.</text:p>
              </text:list-item>
              <text:list-item>
                <text:p>I am studying the theoretical course for the driver's license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98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9" draw:style-name="dp1" draw:master-page-name="Default">
        <draw:frame draw:name="PlaceHolder 159" presentation:style-name="pr7" draw:text-style-name="P2" draw:layer="layout" svg:width="22.498cm" svg:height="2.598cm" svg:x="4.5cm" svg:y="0.6cm" presentation:class="title" presentation:user-transformed="true">
          <draw:text-box>
            <text:p>驾驶</text:p>
          </draw:text-box>
        </draw:frame>
        <draw:frame draw:name="PlaceHolder 16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驾驶 (jiàshǐ)</text:p>
              </text:list-item>
              <text:list-item>
                <text:p>Drive; driving</text:p>
                <text:p/>
              </text:list-item>
              <text:list-item>
                <text:p>他已经拿到了驾驶执照。</text:p>
              </text:list-item>
              <text:list-item>
                <text:p>Tā yǐjīng nádàole jiàshǐ zhízhào.</text:p>
              </text:list-item>
              <text:list-item>
                <text:p>He has already obtained a driver's license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99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0" draw:style-name="dp1" draw:master-page-name="Default">
        <draw:frame draw:name="PlaceHolder 161" presentation:style-name="pr7" draw:text-style-name="P2" draw:layer="layout" svg:width="22.498cm" svg:height="2.598cm" svg:x="4.5cm" svg:y="0.6cm" presentation:class="title" presentation:user-transformed="true">
          <draw:text-box>
            <text:p>价</text:p>
          </draw:text-box>
        </draw:frame>
        <draw:frame draw:name="PlaceHolder 16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价 (jià)</text:p>
              </text:list-item>
              <text:list-item>
                <text:p>Price; value</text:p>
                <text:p/>
              </text:list-item>
              <text:list-item>
                <text:p>这件商品的价钱很合理。</text:p>
              </text:list-item>
              <text:list-item>
                <text:p>Zhè jiàn shāngpǐn de jiàqián hěn hélǐ.</text:p>
              </text:list-item>
              <text:list-item>
                <text:p>The price of this item is very reasonable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00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1" draw:style-name="dp1" draw:master-page-name="Default">
        <draw:frame draw:name="PlaceHolder 163" presentation:style-name="pr7" draw:text-style-name="P2" draw:layer="layout" svg:width="22.498cm" svg:height="2.598cm" svg:x="4.5cm" svg:y="0.6cm" presentation:class="title" presentation:user-transformed="true">
          <draw:text-box>
            <text:p>甲</text:p>
          </draw:text-box>
        </draw:frame>
        <draw:frame draw:name="PlaceHolder 16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甲 (jiǎ)</text:p>
              </text:list-item>
              <text:list-item>
                <text:p>First; armor; the first of the ten Heavenly Stems</text:p>
                <text:p/>
              </text:list-item>
              <text:list-item>
                <text:p>他在比赛中获得了甲等奖。</text:p>
              </text:list-item>
              <text:list-item>
                <text:p>Tā zài bǐsài zhōng huòdéle jiǎ děng jiǎng.</text:p>
              </text:list-item>
              <text:list-item>
                <text:p>He won the first prize in the competition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01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2" draw:style-name="dp1" draw:master-page-name="Default">
        <draw:frame draw:name="PlaceHolder 165" presentation:style-name="pr7" draw:text-style-name="P2" draw:layer="layout" svg:width="22.498cm" svg:height="2.598cm" svg:x="4.5cm" svg:y="0.6cm" presentation:class="title" presentation:user-transformed="true">
          <draw:text-box>
            <text:p>夹</text:p>
          </draw:text-box>
        </draw:frame>
        <draw:frame draw:name="PlaceHolder 16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夹 (jiá)</text:p>
              </text:list-item>
              <text:list-item>
                <text:p>Clip; clamp; hold between</text:p>
                <text:p/>
              </text:list-item>
              <text:list-item>
                <text:p>请用夹子夹住这些文件。</text:p>
              </text:list-item>
              <text:list-item>
                <text:p>Qǐng yòng jiāzi jiázhu zhèxiē wénjiàn.</text:p>
              </text:list-item>
              <text:list-item>
                <text:p>Please use a clip to hold these document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02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3" draw:style-name="dp1" draw:master-page-name="Default">
        <draw:frame draw:name="PlaceHolder 167" presentation:style-name="pr7" draw:text-style-name="P2" draw:layer="layout" svg:width="22.498cm" svg:height="2.598cm" svg:x="4.5cm" svg:y="0.6cm" presentation:class="title" presentation:user-transformed="true">
          <draw:text-box>
            <text:p>加以</text:p>
          </draw:text-box>
        </draw:frame>
        <draw:frame draw:name="PlaceHolder 16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加以 (jiāyǐ)</text:p>
              </text:list-item>
              <text:list-item>
                <text:p>Moreover; in addition</text:p>
                <text:p/>
              </text:list-item>
              <text:list-item>
                <text:p>这个问题需要加以解决。</text:p>
              </text:list-item>
              <text:list-item>
                <text:p>Zhège wèntí xūyào jiāyǐ jiějué.</text:p>
              </text:list-item>
              <text:list-item>
                <text:p>This issue needs to be addressed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03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4" draw:style-name="dp1" draw:master-page-name="Default">
        <draw:frame draw:name="PlaceHolder 169" presentation:style-name="pr7" draw:text-style-name="P2" draw:layer="layout" svg:width="22.498cm" svg:height="2.598cm" svg:x="4.5cm" svg:y="0.6cm" presentation:class="title" presentation:user-transformed="true">
          <draw:text-box>
            <text:p>加速</text:p>
          </draw:text-box>
        </draw:frame>
        <draw:frame draw:name="PlaceHolder 17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加速 (jiāsù)</text:p>
              </text:list-item>
              <text:list-item>
                <text:p>Accelerate; acceleration</text:p>
                <text:p/>
              </text:list-item>
              <text:list-item>
                <text:p>汽车司机突然加速超过了限速。</text:p>
              </text:list-item>
              <text:list-item>
                <text:p>Qìchē sījī túrán jiāsù chāoguòle xiànsù.</text:p>
              </text:list-item>
              <text:list-item>
                <text:p>The driver suddenly accelerated beyond the speed limit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04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5" draw:style-name="dp1" draw:master-page-name="Default">
        <draw:frame draw:name="PlaceHolder 171" presentation:style-name="pr7" draw:text-style-name="P2" draw:layer="layout" svg:width="22.498cm" svg:height="2.598cm" svg:x="4.5cm" svg:y="0.6cm" presentation:class="title" presentation:user-transformed="true">
          <draw:text-box>
            <text:p>加上</text:p>
          </draw:text-box>
        </draw:frame>
        <draw:frame draw:name="PlaceHolder 17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加上 (jiāshàng)</text:p>
              </text:list-item>
              <text:list-item>
                <text:p>In addition; besides</text:p>
                <text:p/>
              </text:list-item>
              <text:list-item>
                <text:p>他喜欢音乐，加上会弹吉他。</text:p>
              </text:list-item>
              <text:list-item>
                <text:p>Tā xǐhuān yīnyuè, jiāshàng huì tán jítā.</text:p>
              </text:list-item>
              <text:list-item>
                <text:p>He likes music, and besides, he can play the guitar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05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6" draw:style-name="dp1" draw:master-page-name="Default">
        <draw:frame draw:name="PlaceHolder 173" presentation:style-name="pr7" draw:text-style-name="P2" draw:layer="layout" svg:width="22.498cm" svg:height="2.598cm" svg:x="4.5cm" svg:y="0.6cm" presentation:class="title" presentation:user-transformed="true">
          <draw:text-box>
            <text:p>加热</text:p>
          </draw:text-box>
        </draw:frame>
        <draw:frame draw:name="PlaceHolder 17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加热 (jiārè)</text:p>
              </text:list-item>
              <text:list-item>
                <text:p>Heat; to heat</text:p>
                <text:p/>
              </text:list-item>
              <text:list-item>
                <text:p>在冬天，我们常常需要加热房间。</text:p>
              </text:list-item>
              <text:list-item>
                <text:p>Zài dōngtiān, wǒmen chángcháng xūyào jiārè fángjiān.</text:p>
              </text:list-item>
              <text:list-item>
                <text:p>In winter, we often need to heat the room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06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7" draw:style-name="dp1" draw:master-page-name="Default">
        <draw:frame draw:name="PlaceHolder 175" presentation:style-name="pr7" draw:text-style-name="P2" draw:layer="layout" svg:width="22.498cm" svg:height="2.598cm" svg:x="4.5cm" svg:y="0.6cm" presentation:class="title" presentation:user-transformed="true">
          <draw:text-box>
            <text:p>继承</text:p>
          </draw:text-box>
        </draw:frame>
        <draw:frame draw:name="PlaceHolder 17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继承 (jìchéng)</text:p>
              </text:list-item>
              <text:list-item>
                <text:p>Inherit; inheritance</text:p>
                <text:p/>
              </text:list-item>
              <text:list-item>
                <text:p>他继承了父亲的工作和责任。</text:p>
              </text:list-item>
              <text:list-item>
                <text:p>Tā jìchéngle fùqīn de gōngzuò hé zérèn.</text:p>
              </text:list-item>
              <text:list-item>
                <text:p>He inherited his father's job and responsibilitie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07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8" draw:style-name="dp1" draw:master-page-name="Default">
        <draw:frame draw:name="PlaceHolder 177" presentation:style-name="pr7" draw:text-style-name="P2" draw:layer="layout" svg:width="22.498cm" svg:height="2.598cm" svg:x="4.5cm" svg:y="0.6cm" presentation:class="title" presentation:user-transformed="true">
          <draw:text-box>
            <text:p>技能</text:p>
          </draw:text-box>
        </draw:frame>
        <draw:frame draw:name="PlaceHolder 17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技能 (jìnéng)</text:p>
              </text:list-item>
              <text:list-item>
                <text:p>Skill; ability</text:p>
                <text:p/>
              </text:list-item>
              <text:list-item>
                <text:p>提高技能需要不断的学习和实践。</text:p>
              </text:list-item>
              <text:list-item>
                <text:p>Tígāo jìnéng xūyào bùduàn de xuéxí hé shíjiàn.</text:p>
              </text:list-item>
              <text:list-item>
                <text:p>Improving skills requires continuous learning and practice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08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9" draw:style-name="dp1" draw:master-page-name="Default">
        <draw:frame draw:name="PlaceHolder 179" presentation:style-name="pr7" draw:text-style-name="P2" draw:layer="layout" svg:width="22.498cm" svg:height="2.598cm" svg:x="4.5cm" svg:y="0.6cm" presentation:class="title" presentation:user-transformed="true">
          <draw:text-box>
            <text:p>记忆</text:p>
          </draw:text-box>
        </draw:frame>
        <draw:frame draw:name="PlaceHolder 18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记忆 (jìyì)</text:p>
              </text:list-item>
              <text:list-item>
                <text:p>Memory; recollection</text:p>
                <text:p/>
              </text:list-item>
              <text:list-item>
                <text:p>这段美好的记忆永远留在心中。</text:p>
              </text:list-item>
              <text:list-item>
                <text:p>Zhè duàn měihǎo de jìyì yǒngyuǎn liú zài xīnzhōng.</text:p>
              </text:list-item>
              <text:list-item>
                <text:p>This beautiful memory will always stay in my heart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09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0" draw:style-name="dp1" draw:master-page-name="Default">
        <draw:frame draw:name="PlaceHolder 181" presentation:style-name="pr7" draw:text-style-name="P2" draw:layer="layout" svg:width="22.498cm" svg:height="2.598cm" svg:x="4.5cm" svg:y="0.6cm" presentation:class="title" presentation:user-transformed="true">
          <draw:text-box>
            <text:p>挤</text:p>
          </draw:text-box>
        </draw:frame>
        <draw:frame draw:name="PlaceHolder 18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挤 (jǐ)</text:p>
              </text:list-item>
              <text:list-item>
                <text:p>Crowded; to squeeze</text:p>
                <text:p/>
              </text:list-item>
              <text:list-item>
                <text:p>地铁上总是人挤人。</text:p>
              </text:list-item>
              <text:list-item>
                <text:p>Dìtiě shàng zǒngshì rén jǐ rén.</text:p>
              </text:list-item>
              <text:list-item>
                <text:p>The subway is always crowded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10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1" draw:style-name="dp1" draw:master-page-name="Default">
        <draw:frame draw:name="PlaceHolder 183" presentation:style-name="pr7" draw:text-style-name="P2" draw:layer="layout" svg:width="22.498cm" svg:height="2.598cm" svg:x="4.5cm" svg:y="0.6cm" presentation:class="title" presentation:user-transformed="true">
          <draw:text-box>
            <text:p>集团</text:p>
          </draw:text-box>
        </draw:frame>
        <draw:frame draw:name="PlaceHolder 18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集团 (jítuán)</text:p>
              </text:list-item>
              <text:list-item>
                <text:p>Group; conglomerate</text:p>
                <text:p/>
              </text:list-item>
              <text:list-item>
                <text:p>这个公司是一家大型跨国集团。</text:p>
              </text:list-item>
              <text:list-item>
                <text:p>Zhège gōngsī shì yījiā dàxíng kuàguó jítuán.</text:p>
              </text:list-item>
              <text:list-item>
                <text:p>This company is a large multinational conglomerate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11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2" draw:style-name="dp1" draw:master-page-name="Default">
        <draw:frame draw:name="PlaceHolder 185" presentation:style-name="pr7" draw:text-style-name="P2" draw:layer="layout" svg:width="22.498cm" svg:height="2.598cm" svg:x="4.5cm" svg:y="0.6cm" presentation:class="title" presentation:user-transformed="true">
          <draw:text-box>
            <text:p>即使</text:p>
          </draw:text-box>
        </draw:frame>
        <draw:frame draw:name="PlaceHolder 18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即使 (jíshǐ)</text:p>
              </text:list-item>
              <text:list-item>
                <text:p>Even if; even though</text:p>
                <text:p/>
              </text:list-item>
              <text:list-item>
                <text:p>即使遇到困难，我们也不能放弃。</text:p>
              </text:list-item>
              <text:list-item>
                <text:p>Jíshǐ yùdào kùnnán, wǒmen yě bùnéng fàngqì.</text:p>
              </text:list-item>
              <text:list-item>
                <text:p>Even if we encounter difficulties, we cannot give up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12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3" draw:style-name="dp1" draw:master-page-name="Default">
        <draw:frame draw:name="PlaceHolder 187" presentation:style-name="pr7" draw:text-style-name="P2" draw:layer="layout" svg:width="22.498cm" svg:height="2.598cm" svg:x="4.5cm" svg:y="0.6cm" presentation:class="title" presentation:user-transformed="true">
          <draw:text-box>
            <text:p>基金</text:p>
          </draw:text-box>
        </draw:frame>
        <draw:frame draw:name="PlaceHolder 18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基金 (jījīn)</text:p>
              </text:list-item>
              <text:list-item>
                <text:p>Fund</text:p>
                <text:p/>
              </text:list-item>
              <text:list-item>
                <text:p>他投资了一只新的股票基金。</text:p>
              </text:list-item>
              <text:list-item>
                <text:p>Tā tóuzīle yī zhī xīn de gǔpiào jījīn.</text:p>
              </text:list-item>
              <text:list-item>
                <text:p>He invested in a new stock fund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13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4" draw:style-name="dp1" draw:master-page-name="Default">
        <draw:frame draw:name="PlaceHolder 189" presentation:style-name="pr7" draw:text-style-name="P2" draw:layer="layout" svg:width="22.498cm" svg:height="2.598cm" svg:x="4.5cm" svg:y="0.6cm" presentation:class="title" presentation:user-transformed="true">
          <draw:text-box>
            <text:p>基地</text:p>
          </draw:text-box>
        </draw:frame>
        <draw:frame draw:name="PlaceHolder 19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基地 (jīdì)</text:p>
              </text:list-item>
              <text:list-item>
                <text:p>Base; foundation</text:p>
                <text:p/>
              </text:list-item>
              <text:list-item>
                <text:p>公司在这个城市建立了一个新的基地。</text:p>
              </text:list-item>
              <text:list-item>
                <text:p>Gōngsī zài zhège chéngshì jiànlìle yīgè xīn de jīdì.</text:p>
              </text:list-item>
              <text:list-item>
                <text:p>The company has established a new base in this city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14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5" draw:style-name="dp1" draw:master-page-name="Default">
        <draw:frame draw:name="PlaceHolder 191" presentation:style-name="pr7" draw:text-style-name="P2" draw:layer="layout" svg:width="22.498cm" svg:height="2.598cm" svg:x="4.5cm" svg:y="0.6cm" presentation:class="title" presentation:user-transformed="true">
          <draw:text-box>
            <text:p>肌肉</text:p>
          </draw:text-box>
        </draw:frame>
        <draw:frame draw:name="PlaceHolder 19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肌肉 (jīròu)</text:p>
              </text:list-item>
              <text:list-item>
                <text:p>Muscle</text:p>
                <text:p/>
              </text:list-item>
              <text:list-item>
                <text:p>锻炼可以增强肌肉力量。</text:p>
              </text:list-item>
              <text:list-item>
                <text:p>Duànliàn kěyǐ zēngqiáng jīròu lìliàng.</text:p>
              </text:list-item>
              <text:list-item>
                <text:p>Exercise can strengthen muscle strength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15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6" draw:style-name="dp1" draw:master-page-name="Default">
        <draw:frame draw:name="PlaceHolder 193" presentation:style-name="pr7" draw:text-style-name="P2" draw:layer="layout" svg:width="22.498cm" svg:height="2.598cm" svg:x="4.5cm" svg:y="0.6cm" presentation:class="title" presentation:user-transformed="true">
          <draw:text-box>
            <text:p>机制</text:p>
          </draw:text-box>
        </draw:frame>
        <draw:frame draw:name="PlaceHolder 19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机制 (jīzhì)</text:p>
              </text:list-item>
              <text:list-item>
                <text:p>Mechanism; mechanism</text:p>
                <text:p/>
              </text:list-item>
              <text:list-item>
                <text:p>这个机制能够保护个人隐私。</text:p>
              </text:list-item>
              <text:list-item>
                <text:p>Zhège jīzhì nénggòu bǎohù gèrén yǐnsī.</text:p>
              </text:list-item>
              <text:list-item>
                <text:p>This mechanism can protect personal privacy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16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7" draw:style-name="dp1" draw:master-page-name="Default">
        <draw:frame draw:name="PlaceHolder 195" presentation:style-name="pr7" draw:text-style-name="P2" draw:layer="layout" svg:width="22.498cm" svg:height="2.598cm" svg:x="4.5cm" svg:y="0.6cm" presentation:class="title" presentation:user-transformed="true">
          <draw:text-box>
            <text:p>机器人</text:p>
          </draw:text-box>
        </draw:frame>
        <draw:frame draw:name="PlaceHolder 19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机器人 (jīqìrén)</text:p>
              </text:list-item>
              <text:list-item>
                <text:p>Robot</text:p>
                <text:p/>
              </text:list-item>
              <text:list-item>
                <text:p>未来可能会有更多的家庭机器人。</text:p>
              </text:list-item>
              <text:list-item>
                <text:p>Wèilái kěnéng huì yǒu gèng duō de jiātíng jīqìrén.</text:p>
              </text:list-item>
              <text:list-item>
                <text:p>There may be more household robots in the future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17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8" draw:style-name="dp1" draw:master-page-name="Default">
        <draw:frame draw:name="PlaceHolder 197" presentation:style-name="pr7" draw:text-style-name="P2" draw:layer="layout" svg:width="22.498cm" svg:height="2.598cm" svg:x="4.5cm" svg:y="0.6cm" presentation:class="title" presentation:user-transformed="true">
          <draw:text-box>
            <text:p>或是</text:p>
          </draw:text-box>
        </draw:frame>
        <draw:frame draw:name="PlaceHolder 19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或是 (huòshì)</text:p>
              </text:list-item>
              <text:list-item>
                <text:p>Or; perhaps</text:p>
                <text:p/>
              </text:list-item>
              <text:list-item>
                <text:p>你可以选择坐车或是步行。</text:p>
              </text:list-item>
              <text:list-item>
                <text:p>Nǐ kěyǐ xuǎnzé zuò chē huòshì bùxíng.</text:p>
              </text:list-item>
              <text:list-item>
                <text:p>You can choose to take a car or walk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18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9" draw:style-name="dp1" draw:master-page-name="Default">
        <draw:frame draw:name="PlaceHolder 213" presentation:style-name="pr7" draw:text-style-name="P2" draw:layer="layout" svg:width="22.498cm" svg:height="2.598cm" svg:x="4.5cm" svg:y="0.6cm" presentation:class="title" presentation:user-transformed="true">
          <draw:text-box>
            <text:p>火灾</text:p>
          </draw:text-box>
        </draw:frame>
        <draw:frame draw:name="PlaceHolder 21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火灾 (huǒzāi)</text:p>
              </text:list-item>
              <text:list-item>
                <text:p>Fire disaster; fire</text:p>
                <text:p/>
              </text:list-item>
              <text:list-item>
                <text:p>消防队迅速扑灭了火灾。</text:p>
              </text:list-item>
              <text:list-item>
                <text:p>Xiāofáng duì xùnsù pūmièle huǒzāi.</text:p>
              </text:list-item>
              <text:list-item>
                <text:p>The fire brigade quickly extinguished the fire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19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0" draw:style-name="dp1" draw:master-page-name="Default">
        <draw:frame draw:name="PlaceHolder 199" presentation:style-name="pr7" draw:text-style-name="P2" draw:layer="layout" svg:width="22.498cm" svg:height="2.598cm" svg:x="4.5cm" svg:y="0.6cm" presentation:class="title" presentation:user-transformed="true">
          <draw:text-box>
            <text:p>火腿</text:p>
          </draw:text-box>
        </draw:frame>
        <draw:frame draw:name="PlaceHolder 20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火腿 (huǒtuǐ)</text:p>
              </text:list-item>
              <text:list-item>
                <text:p>Ham</text:p>
              </text:list-item>
              <text:list-item>
                <text:p/>
              </text:list-item>
              <text:list-item>
                <text:p>三明治里有火腿和芝士。</text:p>
              </text:list-item>
              <text:list-item>
                <text:p>Sān míngzhì lǐ yǒu huǒtuǐ hé zhīshì.</text:p>
              </text:list-item>
              <text:list-item>
                <text:p>The sandwich has ham and cheese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20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1" draw:style-name="dp1" draw:master-page-name="Default">
        <draw:frame draw:name="PlaceHolder 201" presentation:style-name="pr7" draw:text-style-name="P2" draw:layer="layout" svg:width="22.498cm" svg:height="2.598cm" svg:x="4.5cm" svg:y="0.6cm" presentation:class="title" presentation:user-transformed="true">
          <draw:text-box>
            <text:p>火柴</text:p>
          </draw:text-box>
        </draw:frame>
        <draw:frame draw:name="PlaceHolder 20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火柴 (huǒchái)</text:p>
              </text:list-item>
              <text:list-item>
                <text:p>Match (for lighting)</text:p>
                <text:p/>
              </text:list-item>
              <text:list-item>
                <text:p>他生火用了一根火柴。</text:p>
              </text:list-item>
              <text:list-item>
                <text:p>Tā shēnghuǒ yòngle yī gēn huǒchái.</text:p>
              </text:list-item>
              <text:list-item>
                <text:p>He used a match to start the fire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21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2" draw:style-name="dp1" draw:master-page-name="Default">
        <draw:frame draw:name="PlaceHolder 203" presentation:style-name="pr7" draw:text-style-name="P2" draw:layer="layout" svg:width="22.498cm" svg:height="2.598cm" svg:x="4.5cm" svg:y="0.6cm" presentation:class="title" presentation:user-transformed="true">
          <draw:text-box>
            <text:p>活泼</text:p>
          </draw:text-box>
        </draw:frame>
        <draw:frame draw:name="PlaceHolder 20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活泼 (huópō)</text:p>
              </text:list-item>
              <text:list-item>
                <text:p>Lively; vivacious</text:p>
                <text:p/>
              </text:list-item>
              <text:list-item>
                <text:p>她是一个非常活泼的小女孩。</text:p>
              </text:list-item>
              <text:list-item>
                <text:p>Tā shì yīgè fēicháng huópō de xiǎo nǚhái.</text:p>
              </text:list-item>
              <text:list-item>
                <text:p>She is a very lively little girl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22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3" draw:style-name="dp1" draw:master-page-name="Default">
        <draw:frame draw:name="PlaceHolder 205" presentation:style-name="pr7" draw:text-style-name="P2" draw:layer="layout" svg:width="22.498cm" svg:height="2.598cm" svg:x="4.5cm" svg:y="0.6cm" presentation:class="title" presentation:user-transformed="true">
          <draw:text-box>
            <text:p>活力</text:p>
          </draw:text-box>
        </draw:frame>
        <draw:frame draw:name="PlaceHolder 20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活力 (huólì)</text:p>
              </text:list-item>
              <text:list-item>
                <text:p>Vitality; energy</text:p>
                <text:p/>
              </text:list-item>
              <text:list-item>
                <text:p>锻炼可以增加身体的活力。</text:p>
              </text:list-item>
              <text:list-item>
                <text:p>Duànliàn kěyǐ zēngjiā shēntǐ de huólì.</text:p>
              </text:list-item>
              <text:list-item>
                <text:p>Exercise can increase the body's vitality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23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4" draw:style-name="dp1" draw:master-page-name="Default">
        <draw:frame draw:name="PlaceHolder 207" presentation:style-name="pr7" draw:text-style-name="P2" draw:layer="layout" svg:width="22.498cm" svg:height="2.598cm" svg:x="4.5cm" svg:y="0.6cm" presentation:class="title" presentation:user-transformed="true">
          <draw:text-box>
            <text:p>会谈</text:p>
          </draw:text-box>
        </draw:frame>
        <draw:frame draw:name="PlaceHolder 20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会谈 (huìtán)</text:p>
              </text:list-item>
              <text:list-item>
                <text:p>Conference; talks</text:p>
                <text:p/>
              </text:list-item>
              <text:list-item>
                <text:p>两国领导人进行了友好的会谈。</text:p>
              </text:list-item>
              <text:list-item>
                <text:p>Liǎng guó lǐngdǎo rén jìnxíngle yǒuhǎo de huìtán.</text:p>
              </text:list-item>
              <text:list-item>
                <text:p>The leaders of the two countries had a friendly talk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24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5" draw:style-name="dp1" draw:master-page-name="Default">
        <draw:frame draw:name="PlaceHolder 209" presentation:style-name="pr7" draw:text-style-name="P2" draw:layer="layout" svg:width="22.498cm" svg:height="2.598cm" svg:x="4.5cm" svg:y="0.6cm" presentation:class="title" presentation:user-transformed="true">
          <draw:text-box>
            <text:p>汇款</text:p>
          </draw:text-box>
        </draw:frame>
        <draw:frame draw:name="PlaceHolder 21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汇款 (huìkuǎn)</text:p>
              </text:list-item>
              <text:list-item>
                <text:p>Remittance; wire transfer</text:p>
                <text:p/>
              </text:list-item>
              <text:list-item>
                <text:p>他通过银行汇款给家人。</text:p>
              </text:list-item>
              <text:list-item>
                <text:p>Tā tōngguò yínháng huìkuǎn gěi jiārén.</text:p>
              </text:list-item>
              <text:list-item>
                <text:p>He remitted money to his family through the bank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25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6" draw:style-name="dp1" draw:master-page-name="Default">
        <draw:frame draw:name="PlaceHolder 211" presentation:style-name="pr7" draw:text-style-name="P2" draw:layer="layout" svg:width="22.498cm" svg:height="2.598cm" svg:x="4.5cm" svg:y="0.6cm" presentation:class="title" presentation:user-transformed="true">
          <draw:text-box>
            <text:p>回忆</text:p>
          </draw:text-box>
        </draw:frame>
        <draw:frame draw:name="PlaceHolder 21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回忆 (huíyì)</text:p>
              </text:list-item>
              <text:list-item>
                <text:p>Recall; reminisce</text:p>
                <text:p/>
              </text:list-item>
              <text:list-item>
                <text:p>这个地方让我想起了童年的回忆。</text:p>
              </text:list-item>
              <text:list-item>
                <text:p>Zhège dìfang ràng wǒ xiǎngqǐle tóngnián de huíyì.</text:p>
              </text:list-item>
              <text:list-item>
                <text:p>This place reminds me of childhood memorie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26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7" draw:style-name="dp1" draw:master-page-name="Default">
        <draw:frame draw:name="PlaceHolder 215" presentation:style-name="pr7" draw:text-style-name="P2" draw:layer="layout" svg:width="22.498cm" svg:height="2.598cm" svg:x="4.5cm" svg:y="0.6cm" presentation:class="title" presentation:user-transformed="true">
          <draw:text-box>
            <text:p>回信</text:p>
          </draw:text-box>
        </draw:frame>
        <draw:frame draw:name="PlaceHolder 21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回信 (huíxìn)</text:p>
              </text:list-item>
              <text:list-item>
                <text:p>Reply (in writing); answer</text:p>
                <text:p/>
              </text:list-item>
              <text:list-item>
                <text:p>他很快就回信了。</text:p>
              </text:list-item>
              <text:list-item>
                <text:p>Tā hěn kuài jiù huíxìnle.</text:p>
              </text:list-item>
              <text:list-item>
                <text:p>He replied to the letter quickly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27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8" draw:style-name="dp1" draw:master-page-name="Default">
        <draw:frame draw:name="PlaceHolder 217" presentation:style-name="pr7" draw:text-style-name="P2" draw:layer="layout" svg:width="22.498cm" svg:height="2.598cm" svg:x="4.5cm" svg:y="0.6cm" presentation:class="title" presentation:user-transformed="true">
          <draw:text-box>
            <text:p>回头</text:p>
          </draw:text-box>
        </draw:frame>
        <draw:frame draw:name="PlaceHolder 21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回头 (huítóu)</text:p>
              </text:list-item>
              <text:list-item>
                <text:p>Turn one's head; look back</text:p>
                <text:p/>
              </text:list-item>
              <text:list-item>
                <text:p>走了一段路后，他回头看了一眼。</text:p>
              </text:list-item>
              <text:list-item>
                <text:p>Zǒule yīduàn lù hòu, tā huítóu kànle yī yǎn.</text:p>
              </text:list-item>
              <text:list-item>
                <text:p>After walking for a while, he turned his head and took a look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28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9" draw:style-name="dp1" draw:master-page-name="Default">
        <draw:frame draw:name="PlaceHolder 219" presentation:style-name="pr7" draw:text-style-name="P2" draw:layer="layout" svg:width="22.498cm" svg:height="2.598cm" svg:x="4.5cm" svg:y="0.6cm" presentation:class="title" presentation:user-transformed="true">
          <draw:text-box>
            <text:p>回收</text:p>
          </draw:text-box>
        </draw:frame>
        <draw:frame draw:name="PlaceHolder 22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回收 (huíshōu)</text:p>
              </text:list-item>
              <text:list-item>
                <text:p>Recycle; reclaim</text:p>
                <text:p/>
              </text:list-item>
              <text:list-item>
                <text:p>请将废纸放到回收箱里。</text:p>
              </text:list-item>
              <text:list-item>
                <text:p>Qǐng jiāng fèizhǐ fàng dào huíshōu xiāng lǐ.</text:p>
              </text:list-item>
              <text:list-item>
                <text:p>Please put the waste paper in the recycling bin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29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0" draw:style-name="dp1" draw:master-page-name="Default">
        <draw:frame draw:name="PlaceHolder 221" presentation:style-name="pr7" draw:text-style-name="P2" draw:layer="layout" svg:width="22.498cm" svg:height="2.598cm" svg:x="4.5cm" svg:y="0.6cm" presentation:class="title" presentation:user-transformed="true">
          <draw:text-box>
            <text:p>回顾</text:p>
          </draw:text-box>
        </draw:frame>
        <draw:frame draw:name="PlaceHolder 22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回顾 (huígù)</text:p>
              </text:list-item>
              <text:list-item>
                <text:p>Review; look back</text:p>
                <text:p/>
              </text:list-item>
              <text:list-item>
                <text:p>让我们回顾一下过去的一年。</text:p>
              </text:list-item>
              <text:list-item>
                <text:p>Ràng wǒmen huígù yīxià guòqù de yī nián.</text:p>
              </text:list-item>
              <text:list-item>
                <text:p>Let's review the past year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30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1" draw:style-name="dp1" draw:master-page-name="Default">
        <draw:frame draw:name="PlaceHolder 223" presentation:style-name="pr7" draw:text-style-name="P2" draw:layer="layout" svg:width="22.498cm" svg:height="2.598cm" svg:x="4.5cm" svg:y="0.6cm" presentation:class="title" presentation:user-transformed="true">
          <draw:text-box>
            <text:p>回避</text:p>
          </draw:text-box>
        </draw:frame>
        <draw:frame draw:name="PlaceHolder 22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回避 (huíbì)</text:p>
              </text:list-item>
              <text:list-item>
                <text:p>Avoid; evade</text:p>
                <text:p/>
              </text:list-item>
              <text:list-item>
                <text:p>她总是回避谈论过去的事情。</text:p>
              </text:list-item>
              <text:list-item>
                <text:p>Tā zǒng shì huíbì tánlùn guòqù de shìqing.</text:p>
              </text:list-item>
              <text:list-item>
                <text:p>She always avoids discussing the past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31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2" draw:style-name="dp1" draw:master-page-name="Default">
        <draw:frame draw:name="PlaceHolder 225" presentation:style-name="pr7" draw:text-style-name="P2" draw:layer="layout" svg:width="22.498cm" svg:height="2.598cm" svg:x="4.5cm" svg:y="0.6cm" presentation:class="title" presentation:user-transformed="true">
          <draw:text-box>
            <text:p>回报</text:p>
          </draw:text-box>
        </draw:frame>
        <draw:frame draw:name="PlaceHolder 22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回报 (huíbào)</text:p>
              </text:list-item>
              <text:list-item>
                <text:p>Return; repay</text:p>
                <text:p/>
              </text:list-item>
              <text:list-item>
                <text:p>努力工作会有回报的。</text:p>
              </text:list-item>
              <text:list-item>
                <text:p>Nǔlì gōngzuò huì yǒu huíbào de.</text:p>
              </text:list-item>
              <text:list-item>
                <text:p>Hard work will bring reward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32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3" draw:style-name="dp1" draw:master-page-name="Default">
        <draw:frame draw:name="PlaceHolder 227" presentation:style-name="pr7" draw:text-style-name="P2" draw:layer="layout" svg:width="22.498cm" svg:height="2.598cm" svg:x="4.5cm" svg:y="0.6cm" presentation:class="title" presentation:user-transformed="true">
          <draw:text-box>
            <text:p>恢复</text:p>
          </draw:text-box>
        </draw:frame>
        <draw:frame draw:name="PlaceHolder 22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恢复 (huīfù)</text:p>
              </text:list-item>
              <text:list-item>
                <text:p>Recover; restore</text:p>
                <text:p/>
              </text:list-item>
              <text:list-item>
                <text:p>他的健康逐渐恢复了。</text:p>
              </text:list-item>
              <text:list-item>
                <text:p>Tā de jiànkāng zhújiàn huīfùle.</text:p>
              </text:list-item>
              <text:list-item>
                <text:p>His health gradually recovered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33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4" draw:style-name="dp1" draw:master-page-name="Default">
        <draw:frame draw:name="PlaceHolder 229" presentation:style-name="pr7" draw:text-style-name="P2" draw:layer="layout" svg:width="22.498cm" svg:height="2.598cm" svg:x="4.5cm" svg:y="0.6cm" presentation:class="title" presentation:user-transformed="true">
          <draw:text-box>
            <text:p>灰色</text:p>
          </draw:text-box>
        </draw:frame>
        <draw:frame draw:name="PlaceHolder 23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灰色 (huīsè)</text:p>
              </text:list-item>
              <text:list-item>
                <text:p>Gray; grey</text:p>
                <text:p/>
              </text:list-item>
              <text:list-item>
                <text:p>他喜欢穿灰色的衣服。</text:p>
              </text:list-item>
              <text:list-item>
                <text:p>Tā xǐhuān chuān huīsè de yīfu.</text:p>
              </text:list-item>
              <text:list-item>
                <text:p>He likes to wear gray clothe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34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5" draw:style-name="dp1" draw:master-page-name="Default">
        <draw:frame draw:name="PlaceHolder 231" presentation:style-name="pr7" draw:text-style-name="P2" draw:layer="layout" svg:width="22.498cm" svg:height="2.598cm" svg:x="4.5cm" svg:y="0.6cm" presentation:class="title" presentation:user-transformed="true">
          <draw:text-box>
            <text:p>慌忙</text:p>
          </draw:text-box>
        </draw:frame>
        <draw:frame draw:name="PlaceHolder 23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慌忙 (huāngmáng)</text:p>
              </text:list-item>
              <text:list-item>
                <text:p>In a hurry; hurriedly</text:p>
                <text:p/>
              </text:list-item>
              <text:list-item>
                <text:p>他慌忙离开了会议室。</text:p>
              </text:list-item>
              <text:list-item>
                <text:p>Tā huāngmáng líkāile huìyìshì.</text:p>
              </text:list-item>
              <text:list-item>
                <text:p>He hurriedly left the meeting room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35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6" draw:style-name="dp1" draw:master-page-name="Default">
        <draw:frame draw:name="PlaceHolder 233" presentation:style-name="pr7" draw:text-style-name="P2" draw:layer="layout" svg:width="22.498cm" svg:height="2.598cm" svg:x="4.5cm" svg:y="0.6cm" presentation:class="title" presentation:user-transformed="true">
          <draw:text-box>
            <text:p>慌</text:p>
          </draw:text-box>
        </draw:frame>
        <draw:frame draw:name="PlaceHolder 23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慌 (huāng)</text:p>
              </text:list-item>
              <text:list-item>
                <text:p>Confused; flustered</text:p>
                <text:p/>
              </text:list-item>
              <text:list-item>
                <text:p>他听到突然的消息感到有些慌。</text:p>
              </text:list-item>
              <text:list-item>
                <text:p>Tā tīngdào tūrán de xiāoxī gǎndào yǒuxiē huāng.</text:p>
              </text:list-item>
              <text:list-item>
                <text:p>He felt a bit flustered upon hearing the sudden new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36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7" draw:style-name="dp1" draw:master-page-name="Default">
        <draw:frame draw:name="PlaceHolder 235" presentation:style-name="pr7" draw:text-style-name="P2" draw:layer="layout" svg:width="22.498cm" svg:height="2.598cm" svg:x="4.5cm" svg:y="0.6cm" presentation:class="title" presentation:user-transformed="true">
          <draw:text-box>
            <text:p>环节</text:p>
          </draw:text-box>
        </draw:frame>
        <draw:frame draw:name="PlaceHolder 23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环节 (huánjié)</text:p>
              </text:list-item>
              <text:list-item>
                <text:p>Link; link in a chain</text:p>
                <text:p/>
              </text:list-item>
              <text:list-item>
                <text:p>生产过程中的每个环节都很重要。</text:p>
              </text:list-item>
              <text:list-item>
                <text:p>Shēngchǎn guòchéng zhōng de měi gè huánjié dōu hěn zhòngyào.</text:p>
              </text:list-item>
              <text:list-item>
                <text:p>Every link in the production process is crucial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37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8" draw:style-name="dp1" draw:master-page-name="Default">
        <draw:frame draw:name="PlaceHolder 237" presentation:style-name="pr7" draw:text-style-name="P2" draw:layer="layout" svg:width="22.498cm" svg:height="2.598cm" svg:x="4.5cm" svg:y="0.6cm" presentation:class="title" presentation:user-transformed="true">
          <draw:text-box>
            <text:p>画面</text:p>
          </draw:text-box>
        </draw:frame>
        <draw:frame draw:name="PlaceHolder 23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画面 (huàmiàn)</text:p>
              </text:list-item>
              <text:list-item>
                <text:p>Picture; image</text:p>
                <text:p/>
              </text:list-item>
              <text:list-item>
                <text:p>这幅画面展示了美丽的风景。</text:p>
              </text:list-item>
              <text:list-item>
                <text:p>Zhè fú huàmiàn zhǎnshìle měilì de fēngjǐng.</text:p>
              </text:list-item>
              <text:list-item>
                <text:p>This picture shows a beautiful landscape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38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9" draw:style-name="dp1" draw:master-page-name="Default">
        <draw:frame draw:name="PlaceHolder 239" presentation:style-name="pr7" draw:text-style-name="P2" draw:layer="layout" svg:width="22.498cm" svg:height="2.598cm" svg:x="4.5cm" svg:y="0.6cm" presentation:class="title" presentation:user-transformed="true">
          <draw:text-box>
            <text:p>划分</text:p>
          </draw:text-box>
        </draw:frame>
        <draw:frame draw:name="PlaceHolder 24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划分 (huàfēn)</text:p>
              </text:list-item>
              <text:list-item>
                <text:p>Divide; differentiate</text:p>
                <text:p/>
              </text:list-item>
              <text:list-item>
                <text:p>这个地区被划分成两个部分。</text:p>
              </text:list-item>
              <text:list-item>
                <text:p>Zhège dìqū bèi huàfēn chéng liǎng gè bùfen.</text:p>
              </text:list-item>
              <text:list-item>
                <text:p>The region is divided into two part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39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0" draw:style-name="dp1" draw:master-page-name="Default">
        <draw:frame draw:name="PlaceHolder 241" presentation:style-name="pr7" draw:text-style-name="P2" draw:layer="layout" svg:width="22.498cm" svg:height="2.598cm" svg:x="4.5cm" svg:y="0.6cm" presentation:class="title" presentation:user-transformed="true">
          <draw:text-box>
            <text:p>化石</text:p>
          </draw:text-box>
        </draw:frame>
        <draw:frame draw:name="PlaceHolder 24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化石 (huàshí)</text:p>
              </text:list-item>
              <text:list-item>
                <text:p>Fossil</text:p>
                <text:p/>
              </text:list-item>
              <text:list-item>
                <text:p>古代动物的化石展览很有趣。</text:p>
              </text:list-item>
              <text:list-item>
                <text:p>Gǔdài dòngwù de huàshí zhǎnlǎn hěn yǒuqù.</text:p>
              </text:list-item>
              <text:list-item>
                <text:p>The exhibition of ancient animal fossils is very interesting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40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1" draw:style-name="dp1" draw:master-page-name="Default">
        <draw:frame draw:name="PlaceHolder 243" presentation:style-name="pr7" draw:text-style-name="P2" draw:layer="layout" svg:width="22.498cm" svg:height="2.598cm" svg:x="4.5cm" svg:y="0.6cm" presentation:class="title" presentation:user-transformed="true">
          <draw:text-box>
            <text:p>滑</text:p>
          </draw:text-box>
        </draw:frame>
        <draw:frame draw:name="PlaceHolder 24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滑 (huá)</text:p>
              </text:list-item>
              <text:list-item>
                <text:p>Slippery; smooth</text:p>
                <text:p/>
              </text:list-item>
              <text:list-item>
                <text:p>地面很滑，小心不要摔倒。</text:p>
              </text:list-item>
              <text:list-item>
                <text:p>Dìmiàn hěn huá, xiǎoxīn bùyào shuāidǎo.</text:p>
              </text:list-item>
              <text:list-item>
                <text:p>The ground is slippery, be careful not to slip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41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2" draw:style-name="dp1" draw:master-page-name="Default">
        <draw:frame draw:name="PlaceHolder 245" presentation:style-name="pr7" draw:text-style-name="P2" draw:layer="layout" svg:width="22.498cm" svg:height="2.598cm" svg:x="4.5cm" svg:y="0.6cm" presentation:class="title" presentation:user-transformed="true">
          <draw:text-box>
            <text:p>华语</text:p>
          </draw:text-box>
        </draw:frame>
        <draw:frame draw:name="PlaceHolder 24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华语 (huáyǔ)</text:p>
              </text:list-item>
              <text:list-item>
                <text:p>Chinese language; Mandarin</text:p>
                <text:p/>
              </text:list-item>
              <text:list-item>
                <text:p>华语是中国的官方语言之一。</text:p>
              </text:list-item>
              <text:list-item>
                <text:p>Huáyǔ shì Zhōngguó de guānfāng yǔyán zhī yī.</text:p>
              </text:list-item>
              <text:list-item>
                <text:p>Mandarin is one of the official languages in China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42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3" draw:style-name="dp1" draw:master-page-name="Default">
        <draw:frame draw:name="PlaceHolder 247" presentation:style-name="pr7" draw:text-style-name="P2" draw:layer="layout" svg:width="22.498cm" svg:height="2.598cm" svg:x="4.5cm" svg:y="0.6cm" presentation:class="title" presentation:user-transformed="true">
          <draw:text-box>
            <text:p>虎</text:p>
          </draw:text-box>
        </draw:frame>
        <draw:frame draw:name="PlaceHolder 24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虎 (hǔ)</text:p>
              </text:list-item>
              <text:list-item>
                <text:p>Tiger</text:p>
                <text:p/>
              </text:list-item>
              <text:list-item>
                <text:p>老虎是猫科动物的一种。</text:p>
              </text:list-item>
              <text:list-item>
                <text:p>Lǎohǔ shì māokē dòngwù de yī zhǒng.</text:p>
              </text:list-item>
              <text:list-item>
                <text:p>Tigers belong to the family of Felidae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43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4" draw:style-name="dp1" draw:master-page-name="Default">
        <draw:frame draw:name="PlaceHolder 249" presentation:style-name="pr7" draw:text-style-name="P2" draw:layer="layout" svg:width="22.498cm" svg:height="2.598cm" svg:x="4.5cm" svg:y="0.6cm" presentation:class="title" presentation:user-transformed="true">
          <draw:text-box>
            <text:p>胡子</text:p>
          </draw:text-box>
        </draw:frame>
        <draw:frame draw:name="PlaceHolder 25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胡子 (húzi)</text:p>
              </text:list-item>
              <text:list-item>
                <text:p>Beard; mustache</text:p>
                <text:p/>
              </text:list-item>
              <text:list-item>
                <text:p>他留着一把胡子，看起来很有男人味。</text:p>
              </text:list-item>
              <text:list-item>
                <text:p>Tā liúzhe yī bǎ húzi, kàn qǐlái hěn yǒu nánrénwèi.</text:p>
              </text:list-item>
              <text:list-item>
                <text:p>He has a beard and looks very manly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44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5" draw:style-name="dp1" draw:master-page-name="Default">
        <draw:frame draw:name="PlaceHolder 251" presentation:style-name="pr7" draw:text-style-name="P2" draw:layer="layout" svg:width="22.498cm" svg:height="2.598cm" svg:x="4.5cm" svg:y="0.6cm" presentation:class="title" presentation:user-transformed="true">
          <draw:text-box>
            <text:p>胡同儿</text:p>
          </draw:text-box>
        </draw:frame>
        <draw:frame draw:name="PlaceHolder 25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胡同儿 (hútòngér)</text:p>
              </text:list-item>
              <text:list-item>
                <text:p>Narrow lane or alley; lane</text:p>
                <text:p/>
              </text:list-item>
              <text:list-item>
                <text:p>北京有很多有特色的胡同儿。</text:p>
              </text:list-item>
              <text:list-item>
                <text:p>Běijīng yǒu hěnduō yǒu tèsè de hútòngér.</text:p>
              </text:list-item>
              <text:list-item>
                <text:p>Beijing has many unique lane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45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6" draw:style-name="dp1" draw:master-page-name="Default">
        <draw:frame draw:name="PlaceHolder 253" presentation:style-name="pr7" draw:text-style-name="P2" draw:layer="layout" svg:width="22.498cm" svg:height="2.598cm" svg:x="4.5cm" svg:y="0.6cm" presentation:class="title" presentation:user-transformed="true">
          <draw:text-box>
            <text:p>后悔</text:p>
          </draw:text-box>
        </draw:frame>
        <draw:frame draw:name="PlaceHolder 25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后悔 (hòuhuǐ)</text:p>
              </text:list-item>
              <text:list-item>
                <text:p>Regret; repent</text:p>
                <text:p/>
              </text:list-item>
              <text:list-item>
                <text:p>事后她深感后悔，不应该那样做。</text:p>
              </text:list-item>
              <text:list-item>
                <text:p>Shìhòu tā shēn gǎn hòuhuǐ, bù yīnggāi nàyàng zuò.</text:p>
              </text:list-item>
              <text:list-item>
                <text:p>Afterward, she deeply regretted that she shouldn't have done that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46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7" draw:style-name="dp1" draw:master-page-name="Default">
        <draw:frame draw:name="PlaceHolder 255" presentation:style-name="pr7" draw:text-style-name="P2" draw:layer="layout" svg:width="22.498cm" svg:height="2.598cm" svg:x="4.5cm" svg:y="0.6cm" presentation:class="title" presentation:user-transformed="true">
          <draw:text-box>
            <text:p>猴</text:p>
          </draw:text-box>
        </draw:frame>
        <draw:frame draw:name="PlaceHolder 25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猴 (hóu)</text:p>
              </text:list-item>
              <text:list-item>
                <text:p>Monkey</text:p>
                <text:p/>
              </text:list-item>
              <text:list-item>
                <text:p>猴年是中国农历的一个生肖。</text:p>
              </text:list-item>
              <text:list-item>
                <text:p>Hóu nián shì Zhōngguó nónglì de yī gè shēngxiào.</text:p>
              </text:list-item>
              <text:list-item>
                <text:p>The Year of the Monkey is one of the Chinese zodiac sign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47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8" draw:style-name="dp1" draw:master-page-name="Default">
        <draw:frame draw:name="PlaceHolder 257" presentation:style-name="pr7" draw:text-style-name="P2" draw:layer="layout" svg:width="22.498cm" svg:height="2.598cm" svg:x="4.5cm" svg:y="0.6cm" presentation:class="title" presentation:user-transformed="true">
          <draw:text-box>
            <text:p>恨</text:p>
          </draw:text-box>
        </draw:frame>
        <draw:frame draw:name="PlaceHolder 25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恨 (hèn)</text:p>
              </text:list-item>
              <text:list-item>
                <text:p>Hate; resentment</text:p>
                <text:p/>
              </text:list-item>
              <text:list-item>
                <text:p>他对这件事充满了恨意。</text:p>
              </text:list-item>
              <text:list-item>
                <text:p>Tā duì zhè jiàn shì chōngmǎnle hènyì.</text:p>
              </text:list-item>
              <text:list-item>
                <text:p>He is full of resentment about this matter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48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9" draw:style-name="dp1" draw:master-page-name="Default">
        <draw:frame draw:name="PlaceHolder 259" presentation:style-name="pr7" draw:text-style-name="P2" draw:layer="layout" svg:width="22.498cm" svg:height="2.598cm" svg:x="4.5cm" svg:y="0.6cm" presentation:class="title" presentation:user-transformed="true">
          <draw:text-box>
            <text:p>贺卡</text:p>
          </draw:text-box>
        </draw:frame>
        <draw:frame draw:name="PlaceHolder 26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贺卡 (hèkǎ)</text:p>
              </text:list-item>
              <text:list-item>
                <text:p>Greeting card</text:p>
                <text:p/>
              </text:list-item>
              <text:list-item>
                <text:p>我给她寄了一张生日贺卡。</text:p>
              </text:list-item>
              <text:list-item>
                <text:p>Wǒ gěi tā jìle yī zhāng shēngrì hèkǎ.</text:p>
              </text:list-item>
              <text:list-item>
                <text:p>I sent her a birthday greeting card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49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0" draw:style-name="dp1" draw:master-page-name="Default">
        <draw:frame draw:name="PlaceHolder 261" presentation:style-name="pr7" draw:text-style-name="P2" draw:layer="layout" svg:width="22.498cm" svg:height="2.598cm" svg:x="4.5cm" svg:y="0.6cm" presentation:class="title" presentation:user-transformed="true">
          <draw:text-box>
            <text:p>盒子</text:p>
          </draw:text-box>
        </draw:frame>
        <draw:frame draw:name="PlaceHolder 26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盒子 (hézi)</text:p>
              </text:list-item>
              <text:list-item>
                <text:p>Box</text:p>
                <text:p/>
              </text:list-item>
              <text:list-item>
                <text:p>把这些东西放进盒子里。</text:p>
              </text:list-item>
              <text:list-item>
                <text:p>Bǎ zhèxiē dōngxi fàng jìn hézi lǐ.</text:p>
              </text:list-item>
              <text:list-item>
                <text:p>Put these things into the box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50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1" draw:style-name="dp1" draw:master-page-name="Default">
        <draw:frame draw:name="PlaceHolder 263" presentation:style-name="pr7" draw:text-style-name="P2" draw:layer="layout" svg:width="22.498cm" svg:height="2.598cm" svg:x="4.5cm" svg:y="0.6cm" presentation:class="title" presentation:user-transformed="true">
          <draw:text-box>
            <text:p>盒饭</text:p>
          </draw:text-box>
        </draw:frame>
        <draw:frame draw:name="PlaceHolder 26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盒饭 (héfàn)</text:p>
              </text:list-item>
              <text:list-item>
                <text:p>Boxed meal; packed lunch</text:p>
                <text:p/>
              </text:list-item>
              <text:list-item>
                <text:p>今天中午我带了盒饭。</text:p>
              </text:list-item>
              <text:list-item>
                <text:p>Jīntiān zhōngwǔ wǒ dài le héfàn.</text:p>
              </text:list-item>
              <text:list-item>
                <text:p>I brought a boxed meal for lunch today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51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2" draw:style-name="dp1" draw:master-page-name="Default">
        <draw:frame draw:name="PlaceHolder 265" presentation:style-name="pr7" draw:text-style-name="P2" draw:layer="layout" svg:width="22.498cm" svg:height="2.598cm" svg:x="4.5cm" svg:y="0.6cm" presentation:class="title" presentation:user-transformed="true">
          <draw:text-box>
            <text:p>盒</text:p>
          </draw:text-box>
        </draw:frame>
        <draw:frame draw:name="PlaceHolder 26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盒 (hé)</text:p>
              </text:list-item>
              <text:list-item>
                <text:p>Box; case</text:p>
                <text:p/>
              </text:list-item>
              <text:list-item>
                <text:p>他买了一盒巧克力送给女朋友。</text:p>
              </text:list-item>
              <text:list-item>
                <text:p>Tā mǎile yī hé qiǎokèlì sòng gěi nǚ péngyǒu.</text:p>
              </text:list-item>
              <text:list-item>
                <text:p>He bought a box of chocolates for his girlfriend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52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3" draw:style-name="dp1" draw:master-page-name="Default">
        <draw:frame draw:name="PlaceHolder 267" presentation:style-name="pr7" draw:text-style-name="P2" draw:layer="layout" svg:width="22.498cm" svg:height="2.598cm" svg:x="4.5cm" svg:y="0.6cm" presentation:class="title" presentation:user-transformed="true">
          <draw:text-box>
            <text:p>合成</text:p>
          </draw:text-box>
        </draw:frame>
        <draw:frame draw:name="PlaceHolder 26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合成 (héchéng)</text:p>
              </text:list-item>
              <text:list-item>
                <text:p>Synthesize; compose</text:p>
                <text:p/>
              </text:list-item>
              <text:list-item>
                <text:p>这种化合物是通过合成得到的。</text:p>
              </text:list-item>
              <text:list-item>
                <text:p>Zhè zhǒng huàhéwù shì tōngguò héchéng dédào de.</text:p>
              </text:list-item>
              <text:list-item>
                <text:p>This compound is obtained through synthesi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53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4" draw:style-name="dp1" draw:master-page-name="Default">
        <draw:frame draw:name="PlaceHolder 269" presentation:style-name="pr7" draw:text-style-name="P2" draw:layer="layout" svg:width="22.498cm" svg:height="2.598cm" svg:x="4.5cm" svg:y="0.6cm" presentation:class="title" presentation:user-transformed="true">
          <draw:text-box>
            <text:p>合并</text:p>
          </draw:text-box>
        </draw:frame>
        <draw:frame draw:name="PlaceHolder 27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合并 (hébìng)</text:p>
              </text:list-item>
              <text:list-item>
                <text:p>Merge; amalgamate</text:p>
                <text:p/>
              </text:list-item>
              <text:list-item>
                <text:p>这两家公司决定合并成一家。</text:p>
              </text:list-item>
              <text:list-item>
                <text:p>Zhè liǎng jiā gōngsī juédìng hébìng chéng yī jiā.</text:p>
              </text:list-item>
              <text:list-item>
                <text:p>These two companies have decided to merge into one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54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5" draw:style-name="dp1" draw:master-page-name="Default">
        <draw:frame draw:name="PlaceHolder 271" presentation:style-name="pr7" draw:text-style-name="P2" draw:layer="layout" svg:width="22.498cm" svg:height="2.598cm" svg:x="4.5cm" svg:y="0.6cm" presentation:class="title" presentation:user-transformed="true">
          <draw:text-box>
            <text:p>号召</text:p>
          </draw:text-box>
        </draw:frame>
        <draw:frame draw:name="PlaceHolder 27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号召 (hàozhào)</text:p>
              </text:list-item>
              <text:list-item>
                <text:p>Call; appeal</text:p>
                <text:p/>
              </text:list-item>
              <text:list-item>
                <text:p>政府号召人们节约用水。</text:p>
              </text:list-item>
              <text:list-item>
                <text:p>Zhèngfǔ hàozhào rénmen jiéyuē yòngshuǐ.</text:p>
              </text:list-item>
              <text:list-item>
                <text:p>The government is calling on people to conserve water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55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6" draw:style-name="dp1" draw:master-page-name="Default">
        <draw:frame draw:name="PlaceHolder 273" presentation:style-name="pr7" draw:text-style-name="P2" draw:layer="layout" svg:width="22.498cm" svg:height="2.598cm" svg:x="4.5cm" svg:y="0.6cm" presentation:class="title" presentation:user-transformed="true">
          <draw:text-box>
            <text:p>好运</text:p>
          </draw:text-box>
        </draw:frame>
        <draw:frame draw:name="PlaceHolder 27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好运 (hǎoyùn)</text:p>
              </text:list-item>
              <text:list-item>
                <text:p>Good luck</text:p>
                <text:p/>
              </text:list-item>
              <text:list-item>
                <text:p>祝你好运，一切顺利！</text:p>
              </text:list-item>
              <text:list-item>
                <text:p>Zhù nǐ hǎoyùn, yīqiè shùnlì!</text:p>
              </text:list-item>
              <text:list-item>
                <text:p>Wish you good luck and all the best!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56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7" draw:style-name="dp1" draw:master-page-name="Default">
        <draw:frame draw:name="PlaceHolder 275" presentation:style-name="pr7" draw:text-style-name="P2" draw:layer="layout" svg:width="22.498cm" svg:height="2.598cm" svg:x="4.5cm" svg:y="0.6cm" presentation:class="title" presentation:user-transformed="true">
          <draw:text-box>
            <text:p>汗</text:p>
          </draw:text-box>
        </draw:frame>
        <draw:frame draw:name="PlaceHolder 27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汗 (hàn)</text:p>
              </text:list-item>
              <text:list-item>
                <text:p>Sweat</text:p>
                <text:p/>
              </text:list-item>
              <text:list-item>
                <text:p>他锻炼得很辛苦，全身都是汗。</text:p>
              </text:list-item>
              <text:list-item>
                <text:p>Tā duànliàn dé hěn xīnkǔ, quánshēn dōu shì hàn.</text:p>
              </text:list-item>
              <text:list-item>
                <text:p>He worked out hard, and his whole body is covered in sweat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57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8" draw:style-name="dp1" draw:master-page-name="Default">
        <draw:frame draw:name="PlaceHolder 277" presentation:style-name="pr7" draw:text-style-name="P2" draw:layer="layout" svg:width="22.498cm" svg:height="2.598cm" svg:x="4.5cm" svg:y="0.6cm" presentation:class="title" presentation:user-transformed="true">
          <draw:text-box>
            <text:p>害</text:p>
          </draw:text-box>
        </draw:frame>
        <draw:frame draw:name="PlaceHolder 27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害 (hài)</text:p>
              </text:list-item>
              <text:list-item>
                <text:p>Harm; cause trouble</text:p>
                <text:p/>
              </text:list-item>
              <text:list-item>
                <text:p>抽烟对健康有害。</text:p>
              </text:list-item>
              <text:list-item>
                <text:p>Chōuyān duì jiànkāng yǒu hài.</text:p>
              </text:list-item>
              <text:list-item>
                <text:p>Smoking is harmful to health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58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9" draw:style-name="dp1" draw:master-page-name="Default">
        <draw:frame draw:name="PlaceHolder 279" presentation:style-name="pr7" draw:text-style-name="P2" draw:layer="layout" svg:width="22.498cm" svg:height="2.598cm" svg:x="4.5cm" svg:y="0.6cm" presentation:class="title" presentation:user-transformed="true">
          <draw:text-box>
            <text:p>过于</text:p>
          </draw:text-box>
        </draw:frame>
        <draw:frame draw:name="PlaceHolder 28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过于 (guòyú)</text:p>
              </text:list-item>
              <text:list-item>
                <text:p>Excessive; too much</text:p>
                <text:p/>
              </text:list-item>
              <text:list-item>
                <text:p>不要过于担心，一切都会好起来的。</text:p>
              </text:list-item>
              <text:list-item>
                <text:p>Bùyào guòyú dānxīn, yīqiè dōu huì hǎo qǐlái de.</text:p>
              </text:list-item>
              <text:list-item>
                <text:p>Don't worry too much; everything will be fine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59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0" draw:style-name="dp1" draw:master-page-name="Default">
        <draw:frame draw:name="PlaceHolder 281" presentation:style-name="pr7" draw:text-style-name="P2" draw:layer="layout" svg:width="22.498cm" svg:height="2.598cm" svg:x="4.5cm" svg:y="0.6cm" presentation:class="title" presentation:user-transformed="true">
          <draw:text-box>
            <text:p>过敏</text:p>
          </draw:text-box>
        </draw:frame>
        <draw:frame draw:name="PlaceHolder 28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过敏 (guòmǐn)</text:p>
              </text:list-item>
              <text:list-item>
                <text:p>Allergic; allergy</text:p>
                <text:p/>
              </text:list-item>
              <text:list-item>
                <text:p>他对花粉过敏，春天时要小心。</text:p>
              </text:list-item>
              <text:list-item>
                <text:p>Tā duì huāfěn guòmǐn, chūntiān shí yào xiǎoxīn.</text:p>
              </text:list-item>
              <text:list-item>
                <text:p>He is allergic to pollen, so he needs to be careful in spring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60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1" draw:style-name="dp1" draw:master-page-name="Default">
        <draw:frame draw:name="PlaceHolder 283" presentation:style-name="pr7" draw:text-style-name="P2" draw:layer="layout" svg:width="22.498cm" svg:height="2.598cm" svg:x="4.5cm" svg:y="0.6cm" presentation:class="title" presentation:user-transformed="true">
          <draw:text-box>
            <text:p>过度</text:p>
          </draw:text-box>
        </draw:frame>
        <draw:frame draw:name="PlaceHolder 28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过度 (guòdù)</text:p>
              </text:list-item>
              <text:list-item>
                <text:p>Excessive; excessive</text:p>
                <text:p/>
              </text:list-item>
              <text:list-item>
                <text:p>过度劳累对身体不好。</text:p>
              </text:list-item>
              <text:list-item>
                <text:p>Guòdù láolèi duì shēntǐ bù hǎo.</text:p>
              </text:list-item>
              <text:list-item>
                <text:p>Excessive fatigue is not good for the body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61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2" draw:style-name="dp1" draw:master-page-name="Default">
        <draw:frame draw:name="PlaceHolder 285" presentation:style-name="pr7" draw:text-style-name="P2" draw:layer="layout" svg:width="22.498cm" svg:height="2.598cm" svg:x="4.5cm" svg:y="0.6cm" presentation:class="title" presentation:user-transformed="true">
          <draw:text-box>
            <text:p>国民</text:p>
          </draw:text-box>
        </draw:frame>
        <draw:frame draw:name="PlaceHolder 28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国民 (guómín)</text:p>
              </text:list-item>
              <text:list-item>
                <text:p>Citizen; national</text:p>
                <text:p/>
              </text:list-item>
              <text:list-item>
                <text:p>国民的权利和义务由法律规定。</text:p>
              </text:list-item>
              <text:list-item>
                <text:p>Guómín de quánlì hé yìwù yóu fǎlǜ guīdìng.</text:p>
              </text:list-item>
              <text:list-item>
                <text:p>The rights and obligations of citizens are defined by law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62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3" draw:style-name="dp1" draw:master-page-name="Default">
        <draw:frame draw:name="PlaceHolder 287" presentation:style-name="pr7" draw:text-style-name="P2" draw:layer="layout" svg:width="22.498cm" svg:height="2.598cm" svg:x="4.5cm" svg:y="0.6cm" presentation:class="title" presentation:user-transformed="true">
          <draw:text-box>
            <text:p>国籍</text:p>
          </draw:text-box>
        </draw:frame>
        <draw:frame draw:name="PlaceHolder 28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国籍 (guójí)</text:p>
              </text:list-item>
              <text:list-item>
                <text:p>Nationality; citizenship</text:p>
                <text:p/>
              </text:list-item>
              <text:list-item>
                <text:p>他的国籍是法国。</text:p>
              </text:list-item>
              <text:list-item>
                <text:p>Tā de guójí shì Fǎguó.</text:p>
              </text:list-item>
              <text:list-item>
                <text:p>His nationality is French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63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4" draw:style-name="dp1" draw:master-page-name="Default">
        <draw:frame draw:name="PlaceHolder 289" presentation:style-name="pr7" draw:text-style-name="P2" draw:layer="layout" svg:width="22.498cm" svg:height="2.598cm" svg:x="4.5cm" svg:y="0.6cm" presentation:class="title" presentation:user-transformed="true">
          <draw:text-box>
            <text:p>锅 </text:p>
          </draw:text-box>
        </draw:frame>
        <draw:frame draw:name="PlaceHolder 29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锅 (guō)</text:p>
              </text:list-item>
              <text:list-item>
                <text:p>Pot; wok</text:p>
                <text:p/>
              </text:list-item>
              <text:list-item>
                <text:p>这个菜需要一个大锅。</text:p>
              </text:list-item>
              <text:list-item>
                <text:p>Zhège cài xūyào yī gè dà guō.</text:p>
              </text:list-item>
              <text:list-item>
                <text:p>This dish requires a large pot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64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5" draw:style-name="dp1" draw:master-page-name="Default">
        <draw:frame draw:name="PlaceHolder 291" presentation:style-name="pr7" draw:text-style-name="P2" draw:layer="layout" svg:width="22.498cm" svg:height="2.598cm" svg:x="4.5cm" svg:y="0.6cm" presentation:class="title" presentation:user-transformed="true">
          <draw:text-box>
            <text:p>滚</text:p>
          </draw:text-box>
        </draw:frame>
        <draw:frame draw:name="PlaceHolder 29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滚 (gǔn)</text:p>
              </text:list-item>
              <text:list-item>
                <text:p>Roll; boil</text:p>
                <text:p/>
              </text:list-item>
              <text:list-item>
                <text:p>面团在沸水中滚一滚。</text:p>
              </text:list-item>
              <text:list-item>
                <text:p>Miàntuán zài fèishuǐ zhōng gǔn yī gǔn.</text:p>
              </text:list-item>
              <text:list-item>
                <text:p>Roll the dough in boiling water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65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6" draw:style-name="dp1" draw:master-page-name="Default">
        <draw:frame draw:name="PlaceHolder 293" presentation:style-name="pr7" draw:text-style-name="P2" draw:layer="layout" svg:width="22.498cm" svg:height="2.598cm" svg:x="4.5cm" svg:y="0.6cm" presentation:class="title" presentation:user-transformed="true">
          <draw:text-box>
            <text:p>柜子</text:p>
          </draw:text-box>
        </draw:frame>
        <draw:frame draw:name="PlaceHolder 29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柜子 (guìzi)</text:p>
              </text:list-item>
              <text:list-item>
                <text:p>Cabinet; cupboard</text:p>
                <text:p/>
              </text:list-item>
              <text:list-item>
                <text:p>我把书放在书柜里。</text:p>
              </text:list-item>
              <text:list-item>
                <text:p>Wǒ bǎ shū fàng zài shūguì lǐ.</text:p>
              </text:list-item>
              <text:list-item>
                <text:p>I put the books in the book cabinet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66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7" draw:style-name="dp1" draw:master-page-name="Default">
        <draw:frame draw:name="PlaceHolder 295" presentation:style-name="pr7" draw:text-style-name="P2" draw:layer="layout" svg:width="22.498cm" svg:height="2.598cm" svg:x="4.5cm" svg:y="0.6cm" presentation:class="title" presentation:user-transformed="true">
          <draw:text-box>
            <text:p>鬼</text:p>
          </draw:text-box>
        </draw:frame>
        <draw:frame draw:name="PlaceHolder 29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鬼 (guǐ)</text:p>
              </text:list-item>
              <text:list-item>
                <text:p>Ghost; spirit</text:p>
                <text:p/>
              </text:list-item>
              <text:list-item>
                <text:p>有人相信鬼魂的存在。</text:p>
              </text:list-item>
              <text:list-item>
                <text:p>Yǒurén xiāngxìn guǐhún de cúnzài.</text:p>
              </text:list-item>
              <text:list-item>
                <text:p>Some people believe in the existence of ghost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67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8" draw:style-name="dp1" draw:master-page-name="Default">
        <draw:frame draw:name="PlaceHolder 297" presentation:style-name="pr7" draw:text-style-name="P2" draw:layer="layout" svg:width="22.498cm" svg:height="2.598cm" svg:x="4.5cm" svg:y="0.6cm" presentation:class="title" presentation:user-transformed="true">
          <draw:text-box>
            <text:p>规划</text:p>
          </draw:text-box>
        </draw:frame>
        <draw:frame draw:name="PlaceHolder 29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规划 (guīhuà)</text:p>
              </text:list-item>
              <text:list-item>
                <text:p>Plan; planning</text:p>
                <text:p/>
              </text:list-item>
              <text:list-item>
                <text:p>城市规划是城市发展的重要组成部分。</text:p>
              </text:list-item>
              <text:list-item>
                <text:p>Chéngshì guīhuà shì chéngshì fāzhǎn de zhòngyào zǔchéng bùfèn.</text:p>
              </text:list-item>
              <text:list-item>
                <text:p>Urban planning is an essential part of urban development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68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9" draw:style-name="dp1" draw:master-page-name="Default">
        <draw:frame draw:name="PlaceHolder 299" presentation:style-name="pr7" draw:text-style-name="P2" draw:layer="layout" svg:width="22.498cm" svg:height="2.598cm" svg:x="4.5cm" svg:y="0.6cm" presentation:class="title" presentation:user-transformed="true">
          <draw:text-box>
            <text:p>广泛</text:p>
          </draw:text-box>
        </draw:frame>
        <draw:frame draw:name="PlaceHolder 30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广泛 (guǎngfàn)</text:p>
              </text:list-item>
              <text:list-item>
                <text:p>Widespread; extensive</text:p>
                <text:p/>
              </text:list-item>
              <text:list-item>
                <text:p>这个问题对社会各个方面都有广泛影响。</text:p>
              </text:list-item>
              <text:list-item>
                <text:p>Zhège wèntí duì shèhuì gègè fāngmiàn dōu yǒu guǎngfàn yǐngxiǎng.</text:p>
              </text:list-item>
              <text:list-item>
                <text:p>This issue has extensive impact on various aspects of society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69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0" draw:style-name="dp1" draw:master-page-name="Default">
        <draw:frame draw:name="PlaceHolder 301" presentation:style-name="pr7" draw:text-style-name="P2" draw:layer="layout" svg:width="22.498cm" svg:height="2.598cm" svg:x="4.5cm" svg:y="0.6cm" presentation:class="title" presentation:user-transformed="true">
          <draw:text-box>
            <text:p text:style-name="P15">广</text:p>
          </draw:text-box>
        </draw:frame>
        <draw:frame draw:name="PlaceHolder 30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广 (guǎng)</text:p>
              </text:list-item>
              <text:list-item>
                <text:p>Wide; extensive</text:p>
                <text:p/>
              </text:list-item>
              <text:list-item>
                <text:p>这个广场很大，人们可以在这里放风筝。</text:p>
              </text:list-item>
              <text:list-item>
                <text:p>Zhège guǎngchǎng hěn dà, rénmen kěyǐ zài zhèlǐ fàng fēngzhēng.</text:p>
              </text:list-item>
              <text:list-item>
                <text:p>This square is large, and people can fly kites here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70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1" draw:style-name="dp1" draw:master-page-name="Default">
        <draw:frame draw:name="PlaceHolder 303" presentation:style-name="pr7" draw:text-style-name="P2" draw:layer="layout" svg:width="22.498cm" svg:height="2.598cm" svg:x="4.5cm" svg:y="0.6cm" presentation:class="title" presentation:user-transformed="true">
          <draw:text-box>
            <text:p>光线</text:p>
          </draw:text-box>
        </draw:frame>
        <draw:frame draw:name="PlaceHolder 30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光线 (guāngxiàn)</text:p>
              </text:list-item>
              <text:list-item>
                <text:p>Light; rays of light</text:p>
                <text:p/>
              </text:list-item>
              <text:list-item>
                <text:p>日出时，第一缕阳光照在大地上。</text:p>
              </text:list-item>
              <text:list-item>
                <text:p>Rìchū shí, dì yī lǚ yángguāng zhào zài dàdì shàng.</text:p>
              </text:list-item>
              <text:list-item>
                <text:p>At sunrise, the first rays of sunlight shine on the earth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71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2" draw:style-name="dp1" draw:master-page-name="Default">
        <draw:frame draw:name="PlaceHolder 305" presentation:style-name="pr7" draw:text-style-name="P2" draw:layer="layout" svg:width="22.498cm" svg:height="2.598cm" svg:x="4.5cm" svg:y="0.6cm" presentation:class="title" presentation:user-transformed="true">
          <draw:text-box>
            <text:p>光荣</text:p>
          </draw:text-box>
        </draw:frame>
        <draw:frame draw:name="PlaceHolder 30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光荣 (guāngróng)</text:p>
              </text:list-item>
              <text:list-item>
                <text:p>Glorious; honor</text:p>
                <text:p/>
              </text:list-item>
              <text:list-item>
                <text:p>为国家争光是每个运动员的使命。</text:p>
              </text:list-item>
              <text:list-item>
                <text:p>Wèi guójiā zhēng guāng shì měi gè yùndòngyuán de shǐmìng.</text:p>
              </text:list-item>
              <text:list-item>
                <text:p>Bringing honor to the country is the mission of every athlete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72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3" draw:style-name="dp1" draw:master-page-name="Default">
        <draw:frame draw:name="PlaceHolder 307" presentation:style-name="pr7" draw:text-style-name="P2" draw:layer="layout" svg:width="22.498cm" svg:height="2.598cm" svg:x="4.5cm" svg:y="0.6cm" presentation:class="title" presentation:user-transformed="true">
          <draw:text-box>
            <text:p>冠军</text:p>
          </draw:text-box>
        </draw:frame>
        <draw:frame draw:name="PlaceHolder 30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冠军 (guànjūn)</text:p>
              </text:list-item>
              <text:list-item>
                <text:p>Champion</text:p>
                <text:p/>
              </text:list-item>
              <text:list-item>
                <text:p>他在比赛中获得了冠军。</text:p>
              </text:list-item>
              <text:list-item>
                <text:p>Tā zài bǐsài zhōng huòdéle guànjūn.</text:p>
              </text:list-item>
              <text:list-item>
                <text:p>He won the championship in the competition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73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4" draw:style-name="dp1" draw:master-page-name="Default">
        <draw:frame draw:name="PlaceHolder 309" presentation:style-name="pr7" draw:text-style-name="P2" draw:layer="layout" svg:width="22.498cm" svg:height="2.598cm" svg:x="4.5cm" svg:y="0.6cm" presentation:class="title" presentation:user-transformed="true">
          <draw:text-box>
            <text:p>关键</text:p>
          </draw:text-box>
        </draw:frame>
        <draw:frame draw:name="PlaceHolder 31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关键 (guānjiàn)</text:p>
              </text:list-item>
              <text:list-item>
                <text:p>Key; crucial</text:p>
                <text:p/>
              </text:list-item>
              <text:list-item>
                <text:p>找到问题的关键是解决一切的第一步。</text:p>
              </text:list-item>
              <text:list-item>
                <text:p>Zhǎodào wèntí de guānjiàn shì jiějué yīqiè de dì yī bù.</text:p>
              </text:list-item>
              <text:list-item>
                <text:p>Finding the key to the problem is the first step to solving everything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74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5" draw:style-name="dp1" draw:master-page-name="Default">
        <draw:frame draw:name="PlaceHolder 311" presentation:style-name="pr7" draw:text-style-name="P2" draw:layer="layout" svg:width="22.498cm" svg:height="2.598cm" svg:x="4.5cm" svg:y="0.6cm" presentation:class="title" presentation:user-transformed="true">
          <draw:text-box>
            <text:p>关怀</text:p>
          </draw:text-box>
        </draw:frame>
        <draw:frame draw:name="PlaceHolder 31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关怀 (guānhuái)</text:p>
              </text:list-item>
              <text:list-item>
                <text:p>Care; concern</text:p>
                <text:p/>
              </text:list-item>
              <text:list-item>
                <text:p>领导对员工要关怀备至。</text:p>
              </text:list-item>
              <text:list-item>
                <text:p>Lǐngdǎo duì yuángōng yào guānhuái bèizhì.</text:p>
              </text:list-item>
              <text:list-item>
                <text:p>Leaders should care for their employee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75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6" draw:style-name="dp1" draw:master-page-name="Default">
        <draw:frame draw:name="PlaceHolder 313" presentation:style-name="pr7" draw:text-style-name="P2" draw:layer="layout" svg:width="22.498cm" svg:height="2.598cm" svg:x="4.5cm" svg:y="0.6cm" presentation:class="title" presentation:user-transformed="true">
          <draw:text-box>
            <text:p>怪（动）</text:p>
          </draw:text-box>
        </draw:frame>
        <draw:frame draw:name="PlaceHolder 31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怪 (guài)</text:p>
              </text:list-item>
              <text:list-item>
                <text:p>Blame; strange</text:p>
                <text:p/>
              </text:list-item>
              <text:list-item>
                <text:p>怪不得他这么生气，原来是有原因的。</text:p>
              </text:list-item>
              <text:list-item>
                <text:p>Guài bùdé tā zhème shēngqì, yuánlái shì yǒu yuányīn de.</text:p>
              </text:list-item>
              <text:list-item>
                <text:p>No wonder he's so angry; it turns out there's a reason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76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7" draw:style-name="dp1" draw:master-page-name="Default">
        <draw:frame draw:name="PlaceHolder 315" presentation:style-name="pr7" draw:text-style-name="P2" draw:layer="layout" svg:width="22.498cm" svg:height="2.598cm" svg:x="4.5cm" svg:y="0.6cm" presentation:class="title" presentation:user-transformed="true">
          <draw:text-box>
            <text:p>顾问</text:p>
          </draw:text-box>
        </draw:frame>
        <draw:frame draw:name="PlaceHolder 31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顾问 (gùwèn)</text:p>
              </text:list-item>
              <text:list-item>
                <text:p>Advisor; consultant</text:p>
                <text:p/>
              </text:list-item>
              <text:list-item>
                <text:p>他是这个项目的技术顾问。</text:p>
              </text:list-item>
              <text:list-item>
                <text:p>Tā shì zhège xiàngmù de jìshù gùwèn.</text:p>
              </text:list-item>
              <text:list-item>
                <text:p>He is the technical advisor for this project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77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8" draw:style-name="dp1" draw:master-page-name="Default">
        <draw:frame draw:name="PlaceHolder 317" presentation:style-name="pr7" draw:text-style-name="P2" draw:layer="layout" svg:width="22.498cm" svg:height="2.598cm" svg:x="4.5cm" svg:y="0.6cm" presentation:class="title" presentation:user-transformed="true">
          <draw:text-box>
            <text:p>鼓掌</text:p>
          </draw:text-box>
        </draw:frame>
        <draw:frame draw:name="PlaceHolder 31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鼓掌 (gǔzhǎng)</text:p>
              </text:list-item>
              <text:list-item>
                <text:p>Applaud; clap hands</text:p>
                <text:p/>
              </text:list-item>
              <text:list-item>
                <text:p>观众为演员的表演鼓掌。</text:p>
              </text:list-item>
              <text:list-item>
                <text:p>Guānzhòng wèi yǎnyuán de biǎoyǎn gǔzhǎng.</text:p>
              </text:list-item>
              <text:list-item>
                <text:p>The audience applauded the performance of the actor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78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9" draw:style-name="dp1" draw:master-page-name="Default">
        <draw:frame draw:name="PlaceHolder 319" presentation:style-name="pr7" draw:text-style-name="P2" draw:layer="layout" svg:width="22.498cm" svg:height="2.598cm" svg:x="4.5cm" svg:y="0.6cm" presentation:class="title" presentation:user-transformed="true">
          <draw:text-box>
            <text:p>鼓励</text:p>
          </draw:text-box>
        </draw:frame>
        <draw:frame draw:name="PlaceHolder 32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鼓励 (gǔlì)</text:p>
              </text:list-item>
              <text:list-item>
                <text:p>Encourage; encouragement</text:p>
                <text:p/>
              </text:list-item>
              <text:list-item>
                <text:p>老师常常鼓励我们努力学习。</text:p>
              </text:list-item>
              <text:list-item>
                <text:p>Lǎoshī chángcháng gǔlì wǒmen nǔlì xuéxí.</text:p>
              </text:list-item>
              <text:list-item>
                <text:p>The teacher often encourages us to study hard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79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0" draw:style-name="dp1" draw:master-page-name="Default">
        <draw:frame draw:name="PlaceHolder 321" presentation:style-name="pr7" draw:text-style-name="P2" draw:layer="layout" svg:width="22.498cm" svg:height="2.598cm" svg:x="4.5cm" svg:y="0.6cm" presentation:class="title" presentation:user-transformed="true">
          <draw:text-box>
            <text:p>鼓</text:p>
          </draw:text-box>
        </draw:frame>
        <draw:frame draw:name="PlaceHolder 32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鼓 (gǔ)</text:p>
              </text:list-item>
              <text:list-item>
                <text:p>Drum; beat</text:p>
                <text:p/>
              </text:list-item>
              <text:list-item>
                <text:p>他在鼓上演奏得很出色。</text:p>
              </text:list-item>
              <text:list-item>
                <text:p>Tā zài gǔ shàng yǎnzhòu dé hěn chūsè.</text:p>
              </text:list-item>
              <text:list-item>
                <text:p>He plays the drum very well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80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1" draw:style-name="dp1" draw:master-page-name="Default">
        <draw:frame draw:name="PlaceHolder 323" presentation:style-name="pr7" draw:text-style-name="P2" draw:layer="layout" svg:width="22.498cm" svg:height="2.598cm" svg:x="4.5cm" svg:y="0.6cm" presentation:class="title" presentation:user-transformed="true">
          <draw:text-box>
            <text:p>古老</text:p>
          </draw:text-box>
        </draw:frame>
        <draw:frame draw:name="PlaceHolder 32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古老 (gǔlǎo)</text:p>
              </text:list-item>
              <text:list-item>
                <text:p>Ancient; old</text:p>
                <text:p/>
              </text:list-item>
              <text:list-item>
                <text:p>这座城市有着悠久的古老历史。</text:p>
              </text:list-item>
              <text:list-item>
                <text:p>Zhè zuò chéngshì yǒuzhe yōujiǔ de gǔlǎo lìshǐ.</text:p>
              </text:list-item>
              <text:list-item>
                <text:p>This city has a long and ancient history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81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2" draw:style-name="dp1" draw:master-page-name="Default">
        <draw:frame draw:name="PlaceHolder 325" presentation:style-name="pr7" draw:text-style-name="P2" draw:layer="layout" svg:width="22.498cm" svg:height="2.598cm" svg:x="4.5cm" svg:y="0.6cm" presentation:class="title" presentation:user-transformed="true">
          <draw:text-box>
            <text:p>估计</text:p>
          </draw:text-box>
        </draw:frame>
        <draw:frame draw:name="PlaceHolder 32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估计 (gūjì)</text:p>
              </text:list-item>
              <text:list-item>
                <text:p>Estimate; guess</text:p>
                <text:p/>
              </text:list-item>
              <text:list-item>
                <text:p>我估计明天会下雨。</text:p>
              </text:list-item>
              <text:list-item>
                <text:p>Wǒ gūjì míngtiān huì xiàyǔ.</text:p>
              </text:list-item>
              <text:list-item>
                <text:p>I estimate that it will rain tomorrow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82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3" draw:style-name="dp1" draw:master-page-name="Default">
        <draw:frame draw:name="PlaceHolder 327" presentation:style-name="pr7" draw:text-style-name="P2" draw:layer="layout" svg:width="22.498cm" svg:height="2.598cm" svg:x="4.5cm" svg:y="0.6cm" presentation:class="title" presentation:user-transformed="true">
          <draw:text-box>
            <text:p>沟通</text:p>
          </draw:text-box>
        </draw:frame>
        <draw:frame draw:name="PlaceHolder 32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沟通 (gōutōng)</text:p>
              </text:list-item>
              <text:list-item>
                <text:p>Communicate; communication</text:p>
                <text:p/>
              </text:list-item>
              <text:list-item>
                <text:p>有效的沟通是成功团队的关键。</text:p>
              </text:list-item>
              <text:list-item>
                <text:p>Yǒuxiào de gōutōng shì chénggōng tuánduì de guānjiàn.</text:p>
              </text:list-item>
              <text:list-item>
                <text:p>Effective communication is the key to a successful team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83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4" draw:style-name="dp1" draw:master-page-name="Default">
        <draw:frame draw:name="PlaceHolder 329" presentation:style-name="pr7" draw:text-style-name="P2" draw:layer="layout" svg:width="22.498cm" svg:height="2.598cm" svg:x="4.5cm" svg:y="0.6cm" presentation:class="title" presentation:user-transformed="true">
          <draw:text-box>
            <text:p>沟</text:p>
          </draw:text-box>
        </draw:frame>
        <draw:frame draw:name="PlaceHolder 33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沟 (gōu)</text:p>
              </text:list-item>
              <text:list-item>
                <text:p>Ditch; groove</text:p>
                <text:p/>
              </text:list-item>
              <text:list-item>
                <text:p>工程师挖了一个沟以安装管道。</text:p>
              </text:list-item>
              <text:list-item>
                <text:p>Gōngchéngshī wāle yī gè gōu yǐ ānzhuāng guǎndào.</text:p>
              </text:list-item>
              <text:list-item>
                <text:p>The engineer dug a ditch to install the pipeline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84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5" draw:style-name="dp1" draw:master-page-name="Default">
        <draw:frame draw:name="PlaceHolder 331" presentation:style-name="pr7" draw:text-style-name="P2" draw:layer="layout" svg:width="22.498cm" svg:height="2.598cm" svg:x="4.5cm" svg:y="0.6cm" presentation:class="title" presentation:user-transformed="true">
          <draw:text-box>
            <text:p>共享</text:p>
          </draw:text-box>
        </draw:frame>
        <draw:frame draw:name="PlaceHolder 33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共享 (gòngxiǎng)</text:p>
              </text:list-item>
              <text:list-item>
                <text:p>Share; shared</text:p>
                <text:p/>
              </text:list-item>
              <text:list-item>
                <text:p>我们应该共享资源，共同发展。</text:p>
              </text:list-item>
              <text:list-item>
                <text:p>Wǒmen yīnggāi gòngxiǎng zīyuán, gòngtóng fāzhǎn.</text:p>
              </text:list-item>
              <text:list-item>
                <text:p>We should share resources and develop together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85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6" draw:style-name="dp1" draw:master-page-name="Default">
        <draw:frame draw:name="PlaceHolder 333" presentation:style-name="pr7" draw:text-style-name="P2" draw:layer="layout" svg:width="22.498cm" svg:height="2.598cm" svg:x="4.5cm" svg:y="0.6cm" presentation:class="title" presentation:user-transformed="true">
          <draw:text-box>
            <text:p>共计</text:p>
          </draw:text-box>
        </draw:frame>
        <draw:frame draw:name="PlaceHolder 33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共计 (gòngjì)</text:p>
              </text:list-item>
              <text:list-item>
                <text:p>Total; sum up to</text:p>
                <text:p/>
              </text:list-item>
              <text:list-item>
                <text:p>这批货物的价值共计一百万元。</text:p>
              </text:list-item>
              <text:list-item>
                <text:p>Zhè pī huòwù de jiàzhí gòngjì yī bǎi wàn yuán.</text:p>
              </text:list-item>
              <text:list-item>
                <text:p>The value of this batch of goods totals one million RMB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86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7" draw:style-name="dp1" draw:master-page-name="Default">
        <draw:frame draw:name="PlaceHolder 335" presentation:style-name="pr7" draw:text-style-name="P2" draw:layer="layout" svg:width="22.498cm" svg:height="2.598cm" svg:x="4.5cm" svg:y="0.6cm" presentation:class="title" presentation:user-transformed="true">
          <draw:text-box>
            <text:p>公正</text:p>
          </draw:text-box>
        </draw:frame>
        <draw:frame draw:name="PlaceHolder 33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公正 (gōngzhèng)</text:p>
              </text:list-item>
              <text:list-item>
                <text:p>Just; fair</text:p>
                <text:p/>
              </text:list-item>
              <text:list-item>
                <text:p>法庭应该保持公正。</text:p>
              </text:list-item>
              <text:list-item>
                <text:p>Fǎtíng yīnggāi bǎochí gōngzhèng.</text:p>
              </text:list-item>
              <text:list-item>
                <text:p>The court should maintain justice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87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8" draw:style-name="dp1" draw:master-page-name="Default">
        <draw:frame draw:name="PlaceHolder 337" presentation:style-name="pr7" draw:text-style-name="P2" draw:layer="layout" svg:width="22.498cm" svg:height="2.598cm" svg:x="4.5cm" svg:y="0.6cm" presentation:class="title" presentation:user-transformed="true">
          <draw:text-box>
            <text:p>公式</text:p>
          </draw:text-box>
        </draw:frame>
        <draw:frame draw:name="PlaceHolder 33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公式 (gōngshì)</text:p>
              </text:list-item>
              <text:list-item>
                <text:p>Formula</text:p>
                <text:p/>
              </text:list-item>
              <text:list-item>
                <text:p>在数学中，公式是解题的关键。</text:p>
              </text:list-item>
              <text:list-item>
                <text:p>Zài shùxué zhōng, gōngshì shì jiětí de guānjiàn.</text:p>
              </text:list-item>
              <text:list-item>
                <text:p>In mathematics, the formula is the key to solving problem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88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9" draw:style-name="dp1" draw:master-page-name="Default">
        <draw:frame draw:name="PlaceHolder 339" presentation:style-name="pr7" draw:text-style-name="P2" draw:layer="layout" svg:width="22.498cm" svg:height="2.598cm" svg:x="4.5cm" svg:y="0.6cm" presentation:class="title" presentation:user-transformed="true">
          <draw:text-box>
            <text:p>公认</text:p>
          </draw:text-box>
        </draw:frame>
        <draw:frame draw:name="PlaceHolder 34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公认 (gōngrèn)</text:p>
              </text:list-item>
              <text:list-item>
                <text:p>Generally recognized; acknowledged</text:p>
                <text:p/>
              </text:list-item>
              <text:list-item>
                <text:p>这位科学家是公认的专家。</text:p>
              </text:list-item>
              <text:list-item>
                <text:p>Zhè wèi kēxuéjiā shì gōngrèn de zhuānjiā.</text:p>
              </text:list-item>
              <text:list-item>
                <text:p>This scientist is a recognized expert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89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0" draw:style-name="dp1" draw:master-page-name="Default">
        <draw:frame draw:name="PlaceHolder 341" presentation:style-name="pr7" draw:text-style-name="P2" draw:layer="layout" svg:width="22.498cm" svg:height="2.598cm" svg:x="4.5cm" svg:y="0.6cm" presentation:class="title" presentation:user-transformed="true">
          <draw:text-box>
            <text:p>公告</text:p>
          </draw:text-box>
        </draw:frame>
        <draw:frame draw:name="PlaceHolder 34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公告 (gōnggào)</text:p>
              </text:list-item>
              <text:list-item>
                <text:p>Announcement; notice</text:p>
                <text:p/>
              </text:list-item>
              <text:list-item>
                <text:p>请注意查看公司的公告。</text:p>
              </text:list-item>
              <text:list-item>
                <text:p>Qǐng zhùyì chákàn gōngsī de gōnggào.</text:p>
              </text:list-item>
              <text:list-item>
                <text:p>Please pay attention to check the company's announcement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90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1" draw:style-name="dp1" draw:master-page-name="Default">
        <draw:frame draw:name="PlaceHolder 343" presentation:style-name="pr7" draw:text-style-name="P2" draw:layer="layout" svg:width="22.498cm" svg:height="2.598cm" svg:x="4.5cm" svg:y="0.6cm" presentation:class="title" presentation:user-transformed="true">
          <draw:text-box>
            <text:p>工作日</text:p>
          </draw:text-box>
        </draw:frame>
        <draw:frame draw:name="PlaceHolder 34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工作日 (gōngzuò rì)</text:p>
              </text:list-item>
              <text:list-item>
                <text:p>Working day; business day</text:p>
                <text:p/>
              </text:list-item>
              <text:list-item>
                <text:p>我们公司的工作日是周一到周五。</text:p>
              </text:list-item>
              <text:list-item>
                <text:p>Wǒmen gōngsī de gōngzuò rì shì zhōu yī dào zhōu wǔ.</text:p>
              </text:list-item>
              <text:list-item>
                <text:p>The working days in our company are from Monday to Friday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91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2" draw:style-name="dp1" draw:master-page-name="Default">
        <draw:frame draw:name="PlaceHolder 347" presentation:style-name="pr7" draw:text-style-name="P2" draw:layer="layout" svg:width="22.498cm" svg:height="2.598cm" svg:x="4.5cm" svg:y="0.6cm" presentation:class="title" presentation:user-transformed="true">
          <draw:text-box>
            <text:p>工艺</text:p>
          </draw:text-box>
        </draw:frame>
        <draw:frame draw:name="PlaceHolder 34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工艺 (gōngyì)</text:p>
              </text:list-item>
              <text:list-item>
                <text:p>Craftsmanship; technique</text:p>
                <text:p/>
              </text:list-item>
              <text:list-item>
                <text:p>这件艺术品展示了高超的工艺。</text:p>
              </text:list-item>
              <text:list-item>
                <text:p>Zhè jiàn yìshùpǐn zhǎnshìle gāochāo de gōngyì.</text:p>
              </text:list-item>
              <text:list-item>
                <text:p>This artwork showcases exquisite craftsmanship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92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3" draw:style-name="dp1" draw:master-page-name="Default">
        <draw:frame draw:name="PlaceHolder 345" presentation:style-name="pr7" draw:text-style-name="P2" draw:layer="layout" svg:width="22.498cm" svg:height="2.598cm" svg:x="4.5cm" svg:y="0.6cm" presentation:class="title" presentation:user-transformed="true">
          <draw:text-box>
            <text:p>更新</text:p>
          </draw:text-box>
        </draw:frame>
        <draw:frame draw:name="PlaceHolder 34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更新 (gēngxīn)</text:p>
              </text:list-item>
              <text:list-item>
                <text:p>Update; renew</text:p>
                <text:p/>
              </text:list-item>
              <text:list-item>
                <text:p>软件需要定期更新以保持最新版本。</text:p>
              </text:list-item>
              <text:list-item>
                <text:p>Ruǎnjiàn xūyào dìngqī gēngxīn yǐ bǎochí zuìxīn bǎnběn.</text:p>
              </text:list-item>
              <text:list-item>
                <text:p>Software needs to be regularly updated to keep the latest version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93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4" draw:style-name="dp1" draw:master-page-name="Default">
        <draw:frame draw:name="PlaceHolder 349" presentation:style-name="pr7" draw:text-style-name="P2" draw:layer="layout" svg:width="22.498cm" svg:height="2.598cm" svg:x="4.5cm" svg:y="0.6cm" presentation:class="title" presentation:user-transformed="true">
          <draw:text-box>
            <text:p>更换</text:p>
          </draw:text-box>
        </draw:frame>
        <draw:frame draw:name="PlaceHolder 35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更换 (gēnghuàn)</text:p>
              </text:list-item>
              <text:list-item>
                <text:p>Replace; exchange</text:p>
                <text:p/>
              </text:list-item>
              <text:list-item>
                <text:p>这部手机的电池需要更换。</text:p>
              </text:list-item>
              <text:list-item>
                <text:p>Zhè bù shǒujī de diànbào xūyào gēnghuàn.</text:p>
              </text:list-item>
              <text:list-item>
                <text:p>The battery of this mobile phone needs to be replaced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94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5" draw:style-name="dp1" draw:master-page-name="Default">
        <draw:frame draw:name="PlaceHolder 351" presentation:style-name="pr7" draw:text-style-name="P2" draw:layer="layout" svg:width="22.498cm" svg:height="2.598cm" svg:x="4.5cm" svg:y="0.6cm" presentation:class="title" presentation:user-transformed="true">
          <draw:text-box>
            <text:p>跟随</text:p>
          </draw:text-box>
        </draw:frame>
        <draw:frame draw:name="PlaceHolder 35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跟随 (gēnsuí)</text:p>
              </text:list-item>
              <text:list-item>
                <text:p>Follow; accompany</text:p>
                <text:p/>
              </text:list-item>
              <text:list-item>
                <text:p>请大家跟随我一起前进。</text:p>
              </text:list-item>
              <text:list-item>
                <text:p>Qǐng dàjiā gēnsuí wǒ yīqǐ qiánjìn.</text:p>
              </text:list-item>
              <text:list-item>
                <text:p>Please follow me and move forward together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95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6" draw:style-name="dp1" draw:master-page-name="Default">
        <draw:frame draw:name="PlaceHolder 353" presentation:style-name="pr7" draw:text-style-name="P2" draw:layer="layout" svg:width="22.498cm" svg:height="2.598cm" svg:x="4.5cm" svg:y="0.6cm" presentation:class="title" presentation:user-transformed="true">
          <draw:text-box>
            <text:p>跟前</text:p>
          </draw:text-box>
        </draw:frame>
        <draw:frame draw:name="PlaceHolder 35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跟前 (gēnqián)</text:p>
              </text:list-item>
              <text:list-item>
                <text:p>Nearby; in front of</text:p>
                <text:p/>
              </text:list-item>
              <text:list-item>
                <text:p>请站在我跟前，我给你拍照。</text:p>
              </text:list-item>
              <text:list-item>
                <text:p>Qǐng zhàn zài wǒ gēnqián, wǒ gěi nǐ pāizhào.</text:p>
              </text:list-item>
              <text:list-item>
                <text:p>Please stand in front of me, and I'll take a photo of you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96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7" draw:style-name="dp1" draw:master-page-name="Default">
        <draw:frame draw:name="PlaceHolder 357" presentation:style-name="pr7" draw:text-style-name="P2" draw:layer="layout" svg:width="22.498cm" svg:height="2.598cm" svg:x="4.5cm" svg:y="0.6cm" presentation:class="title" presentation:user-transformed="true">
          <draw:text-box>
            <text:p>个儿</text:p>
          </draw:text-box>
        </draw:frame>
        <draw:frame draw:name="PlaceHolder 35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个儿 (gèr)</text:p>
              </text:list-item>
              <text:list-item>
                <text:p>Height; stature</text:p>
                <text:p/>
              </text:list-item>
              <text:list-item>
                <text:p>他的个儿还不错，有一米八。</text:p>
              </text:list-item>
              <text:list-item>
                <text:p>Tā de gèr hái bùcuò, yǒu yī mǐ bā.</text:p>
              </text:list-item>
              <text:list-item>
                <text:p>His height is good; he is 1.8 meters tall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97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8" draw:style-name="dp1" draw:master-page-name="Default">
        <draw:frame draw:name="PlaceHolder 359" presentation:style-name="pr7" draw:text-style-name="P2" draw:layer="layout" svg:width="22.498cm" svg:height="2.598cm" svg:x="4.5cm" svg:y="0.6cm" presentation:class="title" presentation:user-transformed="true">
          <draw:text-box>
            <text:p>隔壁</text:p>
          </draw:text-box>
        </draw:frame>
        <draw:frame draw:name="PlaceHolder 36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隔壁 (gébì)</text:p>
              </text:list-item>
              <text:list-item>
                <text:p>Next door; neighbor</text:p>
                <text:p/>
              </text:list-item>
              <text:list-item>
                <text:p>隔壁的人正在装修房子。</text:p>
              </text:list-item>
              <text:list-item>
                <text:p>Gébì de rén zhèngzài zhuāngxiū fángzi.</text:p>
              </text:list-item>
              <text:list-item>
                <text:p>The people next door are renovating their house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98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9" draw:style-name="dp1" draw:master-page-name="Default">
        <draw:frame draw:name="PlaceHolder 361" presentation:style-name="pr7" draw:text-style-name="P2" draw:layer="layout" svg:width="22.498cm" svg:height="2.598cm" svg:x="4.5cm" svg:y="0.6cm" presentation:class="title" presentation:user-transformed="true">
          <draw:text-box>
            <text:p>歌曲</text:p>
          </draw:text-box>
        </draw:frame>
        <draw:frame draw:name="PlaceHolder 36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歌曲 (gēqǔ)</text:p>
              </text:list-item>
              <text:list-item>
                <text:p>Song</text:p>
                <text:p/>
              </text:list-item>
              <text:list-item>
                <text:p>这首歌曲的旋律非常动听。</text:p>
              </text:list-item>
              <text:list-item>
                <text:p>Zhè shǒu gēqǔ de xuánlǜ fēicháng dòngtīng.</text:p>
              </text:list-item>
              <text:list-item>
                <text:p>The melody of this song is very melodiou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99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0" draw:style-name="dp1" draw:master-page-name="Default">
        <draw:frame draw:name="PlaceHolder 363" presentation:style-name="pr7" draw:text-style-name="P2" draw:layer="layout" svg:width="22.498cm" svg:height="2.598cm" svg:x="4.5cm" svg:y="0.6cm" presentation:class="title" presentation:user-transformed="true">
          <draw:text-box>
            <text:p>搞好</text:p>
          </draw:text-box>
        </draw:frame>
        <draw:frame draw:name="PlaceHolder 36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搞好 (gǎo hǎo)</text:p>
              </text:list-item>
              <text:list-item>
                <text:p>Handle well; do well</text:p>
                <text:p/>
              </text:list-item>
              <text:list-item>
                <text:p>我们要搞好每一项准备工作。</text:p>
              </text:list-item>
              <text:list-item>
                <text:p>Wǒmen yào gǎohǎo měi yī xiàng zhǔnbèi gōngzuò.</text:p>
              </text:list-item>
              <text:list-item>
                <text:p>We need to handle every preparation work well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00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1" draw:style-name="dp1" draw:master-page-name="Default">
        <draw:frame draw:name="PlaceHolder 365" presentation:style-name="pr7" draw:text-style-name="P2" draw:layer="layout" svg:width="22.498cm" svg:height="2.598cm" svg:x="4.5cm" svg:y="0.6cm" presentation:class="title" presentation:user-transformed="true">
          <draw:text-box>
            <text:p>搞</text:p>
          </draw:text-box>
        </draw:frame>
        <draw:frame draw:name="PlaceHolder 36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搞 (gǎo)</text:p>
              </text:list-item>
              <text:list-item>
                <text:p>Do; make</text:p>
                <text:p/>
              </text:list-item>
              <text:list-item>
                <text:p>他总是搞些有趣的事情来逗乐大家。</text:p>
              </text:list-item>
              <text:list-item>
                <text:p>Tā zǒng shì gǎo xiē yǒuqù de shìqing lái dòulè dàjiā.</text:p>
              </text:list-item>
              <text:list-item>
                <text:p>He always does interesting things to amuse everyone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01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2" draw:style-name="dp1" draw:master-page-name="Default">
        <draw:frame draw:name="PlaceHolder 367" presentation:style-name="pr7" draw:text-style-name="P2" draw:layer="layout" svg:width="22.498cm" svg:height="2.598cm" svg:x="4.5cm" svg:y="0.6cm" presentation:class="title" presentation:user-transformed="true">
          <draw:text-box>
            <text:p>高原</text:p>
          </draw:text-box>
        </draw:frame>
        <draw:frame draw:name="PlaceHolder 36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高原 (gāoyuán)</text:p>
              </text:list-item>
              <text:list-item>
                <text:p>Plateau</text:p>
                <text:p/>
              </text:list-item>
              <text:list-item>
                <text:p>西藏是世界上最高的高原之一。</text:p>
              </text:list-item>
              <text:list-item>
                <text:p>Xīzàng shì shìjiè shàng zuì gāo de gāoyuán zhī yī.</text:p>
              </text:list-item>
              <text:list-item>
                <text:p>Tibet is one of the highest plateaus in the world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02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3" draw:style-name="dp1" draw:master-page-name="Default">
        <draw:frame draw:name="PlaceHolder 369" presentation:style-name="pr7" draw:text-style-name="P2" draw:layer="layout" svg:width="22.498cm" svg:height="2.598cm" svg:x="4.5cm" svg:y="0.6cm" presentation:class="title" presentation:user-transformed="true">
          <draw:text-box>
            <text:p>高于</text:p>
          </draw:text-box>
        </draw:frame>
        <draw:frame draw:name="PlaceHolder 37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高于 (gāoyú)</text:p>
              </text:list-item>
              <text:list-item>
                <text:p>Higher than; exceed</text:p>
                <text:p/>
              </text:list-item>
              <text:list-item>
                <text:p>这栋楼的高度高于周围的建筑。</text:p>
              </text:list-item>
              <text:list-item>
                <text:p>Zhè dòng lóu de gāodù gāoyú zhōuwéi de jiànzhù.</text:p>
              </text:list-item>
              <text:list-item>
                <text:p>The height of this building exceeds that of the surrounding one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03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4" draw:style-name="dp1" draw:master-page-name="Default">
        <draw:frame draw:name="PlaceHolder 371" presentation:style-name="pr7" draw:text-style-name="P2" draw:layer="layout" svg:width="22.498cm" svg:height="2.598cm" svg:x="4.5cm" svg:y="0.6cm" presentation:class="title" presentation:user-transformed="true">
          <draw:text-box>
            <text:p>高温</text:p>
          </draw:text-box>
        </draw:frame>
        <draw:frame draw:name="PlaceHolder 37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高温 (gāowēn)</text:p>
              </text:list-item>
              <text:list-item>
                <text:p>High temperature</text:p>
                <text:p/>
              </text:list-item>
              <text:list-item>
                <text:p>夏季的高温让人感到很燥热。</text:p>
              </text:list-item>
              <text:list-item>
                <text:p>Xiàjì de gāowēn ràng rén gǎndào hěn zàorè.</text:p>
              </text:list-item>
              <text:list-item>
                <text:p>The high temperatures in summer make people feel very hot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04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5" draw:style-name="dp1" draw:master-page-name="Default">
        <draw:frame draw:name="PlaceHolder 373" presentation:style-name="pr7" draw:text-style-name="P2" draw:layer="layout" svg:width="22.498cm" svg:height="2.598cm" svg:x="4.5cm" svg:y="0.6cm" presentation:class="title" presentation:user-transformed="true">
          <draw:text-box>
            <text:p>高跟鞋</text:p>
          </draw:text-box>
        </draw:frame>
        <draw:frame draw:name="PlaceHolder 37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高跟鞋 (gāogēnxié)</text:p>
              </text:list-item>
              <text:list-item>
                <text:p>High-heeled shoes</text:p>
                <text:p/>
              </text:list-item>
              <text:list-item>
                <text:p>她穿着一双漂亮的高跟鞋走进了房间。</text:p>
              </text:list-item>
              <text:list-item>
                <text:p>Tā chuānzhe yī shuāng piàoliang de gāogēnxié zǒu jìnle fángjiān.</text:p>
              </text:list-item>
              <text:list-item>
                <text:p>She walked into the room wearing a beautiful pair of high-heeled shoe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05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6" draw:style-name="dp1" draw:master-page-name="Default">
        <draw:frame draw:name="PlaceHolder 375" presentation:style-name="pr7" draw:text-style-name="P2" draw:layer="layout" svg:width="22.498cm" svg:height="2.598cm" svg:x="4.5cm" svg:y="0.6cm" presentation:class="title" presentation:user-transformed="true">
          <draw:text-box>
            <text:p>高度</text:p>
          </draw:text-box>
        </draw:frame>
        <draw:frame draw:name="PlaceHolder 37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高度 (gāodù)</text:p>
              </text:list-item>
              <text:list-item>
                <text:p>Height; altitude</text:p>
                <text:p/>
              </text:list-item>
              <text:list-item>
                <text:p>这座山的高度超过三千米。</text:p>
              </text:list-item>
              <text:list-item>
                <text:p>Zhè zuò shān de gāodù chāoguò sān qiān mǐ.</text:p>
              </text:list-item>
              <text:list-item>
                <text:p>The height of this mountain is over 3,000 meter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06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7" draw:style-name="dp1" draw:master-page-name="Default">
        <draw:frame draw:name="PlaceHolder 377" presentation:style-name="pr7" draw:text-style-name="P2" draw:layer="layout" svg:width="22.498cm" svg:height="2.598cm" svg:x="4.5cm" svg:y="0.6cm" presentation:class="title" presentation:user-transformed="true">
          <draw:text-box>
            <text:p>高大</text:p>
          </draw:text-box>
        </draw:frame>
        <draw:frame draw:name="PlaceHolder 37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高大 (gāodà)</text:p>
              </text:list-item>
              <text:list-item>
                <text:p>Tall; towering</text:p>
                <text:p/>
              </text:list-item>
              <text:list-item>
                <text:p>这座建筑非常高大，从远处都能看到。</text:p>
              </text:list-item>
              <text:list-item>
                <text:p>Zhè zuò jiànzhù fēicháng gāodà, cóng yuǎnchù dōu néng kàn dào.</text:p>
              </text:list-item>
              <text:list-item>
                <text:p>The building is very tall; you can see it from a distance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07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8" draw:style-name="dp1" draw:master-page-name="Default">
        <draw:frame draw:name="PlaceHolder 379" presentation:style-name="pr7" draw:text-style-name="P2" draw:layer="layout" svg:width="22.498cm" svg:height="2.598cm" svg:x="4.5cm" svg:y="0.6cm" presentation:class="title" presentation:user-transformed="true">
          <draw:text-box>
            <text:p>钢琴</text:p>
          </draw:text-box>
        </draw:frame>
        <draw:frame draw:name="PlaceHolder 38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钢琴 (gāngqín)</text:p>
              </text:list-item>
              <text:list-item>
                <text:p>Piano</text:p>
                <text:p/>
              </text:list-item>
              <text:list-item>
                <text:p>她在音乐室弹奏着一架钢琴。</text:p>
              </text:list-item>
              <text:list-item>
                <text:p>Tā zài yīnyuè shì tánzòu zhe yī jià gāngqín.</text:p>
              </text:list-item>
              <text:list-item>
                <text:p>She is playing a piano in the music room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08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9" draw:style-name="dp1" draw:master-page-name="Default">
        <draw:frame draw:name="PlaceHolder 381" presentation:style-name="pr7" draw:text-style-name="P2" draw:layer="layout" svg:width="22.498cm" svg:height="2.598cm" svg:x="4.5cm" svg:y="0.6cm" presentation:class="title" presentation:user-transformed="true">
          <draw:text-box>
            <text:p>钢笔</text:p>
          </draw:text-box>
        </draw:frame>
        <draw:frame draw:name="PlaceHolder 38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钢笔 (gāngbǐ)</text:p>
              </text:list-item>
              <text:list-item>
                <text:p>Fountain pen</text:p>
                <text:p/>
              </text:list-item>
              <text:list-item>
                <text:p>他用一支漂亮的钢笔签下了合同。</text:p>
              </text:list-item>
              <text:list-item>
                <text:p>Tā yòng yī zhī piàoliang de gāngbǐ qiān xiàle hé​tong.</text:p>
              </text:list-item>
              <text:list-item>
                <text:p>He signed the contract with a beautiful fountain pen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09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0" draw:style-name="dp1" draw:master-page-name="Default">
        <draw:frame draw:name="PlaceHolder 355" presentation:style-name="pr7" draw:text-style-name="P2" draw:layer="layout" svg:width="22.498cm" svg:height="2.598cm" svg:x="4.5cm" svg:y="0.6cm" presentation:class="title" presentation:user-transformed="true">
          <draw:text-box>
            <text:p>感想</text:p>
          </draw:text-box>
        </draw:frame>
        <draw:frame draw:name="PlaceHolder 35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感想 (gǎnxiǎng)</text:p>
              </text:list-item>
              <text:list-item>
                <text:p>Impressions; reflections</text:p>
                <text:p/>
              </text:list-item>
              <text:list-item>
                <text:p>这次旅行给我留下了深刻的感想。</text:p>
              </text:list-item>
              <text:list-item>
                <text:p>Zhè cì lǚxíng gěi wǒ liúxiàle shēnkè de gǎnxiǎng.</text:p>
              </text:list-item>
              <text:list-item>
                <text:p>This trip left me with profound impression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10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1" draw:style-name="dp1" draw:master-page-name="Default">
        <draw:frame draw:name="PlaceHolder 383" presentation:style-name="pr7" draw:text-style-name="P2" draw:layer="layout" svg:width="22.498cm" svg:height="2.598cm" svg:x="4.5cm" svg:y="0.6cm" presentation:class="title" presentation:user-transformed="true">
          <draw:text-box>
            <text:p>干预</text:p>
          </draw:text-box>
        </draw:frame>
        <draw:frame draw:name="PlaceHolder 38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干预 (gānyù)</text:p>
              </text:list-item>
              <text:list-item>
                <text:p>Intervene; interference</text:p>
                <text:p/>
              </text:list-item>
              <text:list-item>
                <text:p>政府有时需要干预市场来维护秩序。</text:p>
              </text:list-item>
              <text:list-item>
                <text:p>Zhèngfǔ yǒushí xūyào gānyù shìchǎng lái wéihù zhìxù.</text:p>
              </text:list-item>
              <text:list-item>
                <text:p>Sometimes the government needs to intervene in the market to maintain order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11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2" draw:style-name="dp1" draw:master-page-name="Default">
        <draw:frame draw:name="PlaceHolder 385" presentation:style-name="pr7" draw:text-style-name="P2" draw:layer="layout" svg:width="22.498cm" svg:height="2.598cm" svg:x="4.5cm" svg:y="0.6cm" presentation:class="title" presentation:user-transformed="true">
          <draw:text-box>
            <text:p>干扰</text:p>
          </draw:text-box>
        </draw:frame>
        <draw:frame draw:name="PlaceHolder 38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干扰 (gānrao)</text:p>
              </text:list-item>
              <text:list-item>
                <text:p>Interfere; disturb</text:p>
                <text:p/>
              </text:list-item>
              <text:list-item>
                <text:p>请不要干扰我，我正在工作。</text:p>
              </text:list-item>
              <text:list-item>
                <text:p>Qǐng bùyào gānrao wǒ, wǒ zhèngzài gōngzuò.</text:p>
              </text:list-item>
              <text:list-item>
                <text:p>Please don't disturb me; I'm working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12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3" draw:style-name="dp1" draw:master-page-name="Default">
        <draw:frame draw:name="PlaceHolder 387" presentation:style-name="pr7" draw:text-style-name="P2" draw:layer="layout" svg:width="22.498cm" svg:height="2.598cm" svg:x="4.5cm" svg:y="0.6cm" presentation:class="title" presentation:user-transformed="true">
          <draw:text-box>
            <text:p>干脆</text:p>
          </draw:text-box>
        </draw:frame>
        <draw:frame draw:name="PlaceHolder 38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干脆 (gāncuì)</text:p>
              </text:list-item>
              <text:list-item>
                <text:p>Simply; straightforward</text:p>
                <text:p/>
              </text:list-item>
              <text:list-item>
                <text:p>事情发展得很复杂，我觉得干脆放弃吧。</text:p>
              </text:list-item>
              <text:list-item>
                <text:p>Shìqíng fāzhǎn de hěn fùzá, wǒ juédé gāncuì fàngqì ba.</text:p>
              </text:list-item>
              <text:list-item>
                <text:p>Things have become very complicated; I think it's better to just give up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13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4" draw:style-name="dp1" draw:master-page-name="Default">
        <draw:frame draw:name="PlaceHolder 389" presentation:style-name="pr7" draw:text-style-name="P2" draw:layer="layout" svg:width="22.498cm" svg:height="2.598cm" svg:x="4.5cm" svg:y="0.6cm" presentation:class="title" presentation:user-transformed="true">
          <draw:text-box>
            <text:p>改革</text:p>
          </draw:text-box>
        </draw:frame>
        <draw:frame draw:name="PlaceHolder 39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改革 (gǎigé)</text:p>
              </text:list-item>
              <text:list-item>
                <text:p>Reform; to reform</text:p>
                <text:p/>
              </text:list-item>
              <text:list-item>
                <text:p>这个国家进行了一场彻底的改革。</text:p>
              </text:list-item>
              <text:list-item>
                <text:p>Zhège guójiā jìnxíngle yī chǎng chèdǐ de gǎigé.</text:p>
              </text:list-item>
              <text:list-item>
                <text:p>The country underwent a thorough reform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14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5" draw:style-name="dp1" draw:master-page-name="Default">
        <draw:frame draw:name="PlaceHolder 391" presentation:style-name="pr7" draw:text-style-name="P2" draw:layer="layout" svg:width="22.498cm" svg:height="2.598cm" svg:x="4.5cm" svg:y="0.6cm" presentation:class="title" presentation:user-transformed="true">
          <draw:text-box>
            <text:p>附件</text:p>
          </draw:text-box>
        </draw:frame>
        <draw:frame draw:name="PlaceHolder 39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附件 (fùjiàn)</text:p>
              </text:list-item>
              <text:list-item>
                <text:p>Appendix; attachment</text:p>
                <text:p/>
              </text:list-item>
              <text:list-item>
                <text:p>请查收邮件附件。</text:p>
              </text:list-item>
              <text:list-item>
                <text:p>Qǐng cháshōu yóujiàn fùjiàn.</text:p>
              </text:list-item>
              <text:list-item>
                <text:p>Please check the email attachment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15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6" draw:style-name="dp1" draw:master-page-name="Default">
        <draw:frame draw:name="PlaceHolder 393" presentation:style-name="pr7" draw:text-style-name="P2" draw:layer="layout" svg:width="22.498cm" svg:height="2.598cm" svg:x="4.5cm" svg:y="0.6cm" presentation:class="title" presentation:user-transformed="true">
          <draw:text-box>
            <text:p>负责人</text:p>
          </draw:text-box>
        </draw:frame>
        <draw:frame draw:name="PlaceHolder 39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负责人 (fùzérén)</text:p>
              </text:list-item>
              <text:list-item>
                <text:p>Person in charge; responsible person</text:p>
                <text:p/>
              </text:list-item>
              <text:list-item>
                <text:p>他是这个项目的负责人，负责协调各方面工作。</text:p>
              </text:list-item>
              <text:list-item>
                <text:p>Tā shì zhège xiàngmù de fùzérén, fùzé xiétiáo gè fāngmiàn gōngzuò.</text:p>
              </text:list-item>
              <text:list-item>
                <text:p>He is the person in charge of this project, responsible for coordinating all aspects of the work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16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7" draw:style-name="dp1" draw:master-page-name="Default">
        <draw:frame draw:name="PlaceHolder 395" presentation:style-name="pr7" draw:text-style-name="P2" draw:layer="layout" svg:width="22.498cm" svg:height="2.598cm" svg:x="4.5cm" svg:y="0.6cm" presentation:class="title" presentation:user-transformed="true">
          <draw:text-box>
            <text:p>辅助</text:p>
          </draw:text-box>
        </draw:frame>
        <draw:frame draw:name="PlaceHolder 39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辅助 (fǔzhù)</text:p>
              </text:list-item>
              <text:list-item>
                <text:p>Assist; auxiliary</text:p>
                <text:p/>
              </text:list-item>
              <text:list-item>
                <text:p>这个设备可以辅助你完成工作。</text:p>
              </text:list-item>
              <text:list-item>
                <text:p>Zhège shèbèi kěyǐ fǔzhù nǐ wánchéng gōngzuò.</text:p>
              </text:list-item>
              <text:list-item>
                <text:p>This device can assist you in completing the work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17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8" draw:style-name="dp1" draw:master-page-name="Default">
        <draw:frame draw:name="PlaceHolder 397" presentation:style-name="pr7" draw:text-style-name="P2" draw:layer="layout" svg:width="22.498cm" svg:height="2.598cm" svg:x="4.5cm" svg:y="0.6cm" presentation:class="title" presentation:user-transformed="true">
          <draw:text-box>
            <text:p>福利</text:p>
          </draw:text-box>
        </draw:frame>
        <draw:frame draw:name="PlaceHolder 39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福利 (fúlì)</text:p>
              </text:list-item>
              <text:list-item>
                <text:p>Welfare; benefits</text:p>
                <text:p/>
              </text:list-item>
              <text:list-item>
                <text:p>公司提供丰富的福利，吸引了很多员工。</text:p>
              </text:list-item>
              <text:list-item>
                <text:p>Gōngsī tígōng fēngfù de fúlì, xīyǐnle hěnduō yuángōng.</text:p>
              </text:list-item>
              <text:list-item>
                <text:p>The company provides generous welfare benefits, attracting many employee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18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9" draw:style-name="dp1" draw:master-page-name="Default">
        <draw:frame draw:name="PlaceHolder 399" presentation:style-name="pr7" draw:text-style-name="P2" draw:layer="layout" svg:width="22.498cm" svg:height="2.598cm" svg:x="4.5cm" svg:y="0.6cm" presentation:class="title" presentation:user-transformed="true">
          <draw:text-box>
            <text:p>幅度</text:p>
          </draw:text-box>
        </draw:frame>
        <draw:frame draw:name="PlaceHolder 40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幅度 (fúdù)</text:p>
              </text:list-item>
              <text:list-item>
                <text:p>Extent; amplitude</text:p>
                <text:p/>
              </text:list-item>
              <text:list-item>
                <text:p>这个计划会带来经济增长的幅度。</text:p>
              </text:list-item>
              <text:list-item>
                <text:p>Zhège jìhuà huì dài lái jīngjì zēngzhǎng de fúdù.</text:p>
              </text:list-item>
              <text:list-item>
                <text:p>This plan will bring about an amplitude of economic growth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19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0" draw:style-name="dp1" draw:master-page-name="Default">
        <draw:frame draw:name="PlaceHolder 401" presentation:style-name="pr7" draw:text-style-name="P2" draw:layer="layout" svg:width="22.498cm" svg:height="2.598cm" svg:x="4.5cm" svg:y="0.6cm" presentation:class="title" presentation:user-transformed="true">
          <draw:text-box>
            <text:p>幅</text:p>
          </draw:text-box>
        </draw:frame>
        <draw:frame draw:name="PlaceHolder 40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幅 (fú)</text:p>
              </text:list-item>
              <text:list-item>
                <text:p>(measure word for paintings, pictures, etc.)</text:p>
                <text:p/>
              </text:list-item>
              <text:list-item>
                <text:p>画廊里有一幅美丽的风景画。</text:p>
              </text:list-item>
              <text:list-item>
                <text:p>Huàláng lǐ yǒu yī fú měilì de fēngjǐng huà.</text:p>
              </text:list-item>
              <text:list-item>
                <text:p>There is a beautiful landscape painting in the gallery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20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1" draw:style-name="dp1" draw:master-page-name="Default">
        <draw:frame draw:name="PlaceHolder 403" presentation:style-name="pr7" draw:text-style-name="P2" draw:layer="layout" svg:width="22.498cm" svg:height="2.598cm" svg:x="4.5cm" svg:y="0.6cm" presentation:class="title" presentation:user-transformed="true">
          <draw:text-box>
            <text:p>服从</text:p>
          </draw:text-box>
        </draw:frame>
        <draw:frame draw:name="PlaceHolder 40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服从 (fúcóng)</text:p>
              </text:list-item>
              <text:list-item>
                <text:p>Obey; submit to</text:p>
                <text:p/>
              </text:list-item>
              <text:list-item>
                <text:p>在军队里，士兵必须服从命令。</text:p>
              </text:list-item>
              <text:list-item>
                <text:p>Zài jūnduì lǐ, shìbīng bìxū fúcóng mìnglìng.</text:p>
              </text:list-item>
              <text:list-item>
                <text:p>In the army, soldiers must obey order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21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2" draw:style-name="dp1" draw:master-page-name="Default">
        <draw:frame draw:name="PlaceHolder 405" presentation:style-name="pr7" draw:text-style-name="P2" draw:layer="layout" svg:width="22.498cm" svg:height="2.598cm" svg:x="4.5cm" svg:y="0.6cm" presentation:class="title" presentation:user-transformed="true">
          <draw:text-box>
            <text:p>扶</text:p>
          </draw:text-box>
        </draw:frame>
        <draw:frame draw:name="PlaceHolder 40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扶 (fú)</text:p>
              </text:list-item>
              <text:list-item>
                <text:p>Support; help</text:p>
                <text:p/>
              </text:list-item>
              <text:list-item>
                <text:p>他伸手过来，想扶她站起来。</text:p>
              </text:list-item>
              <text:list-item>
                <text:p>Tā shēnshǒu guòlái, xiǎng fú tā zhàn qǐlái.</text:p>
              </text:list-item>
              <text:list-item>
                <text:p>He reached out to help her stand up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22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3" draw:style-name="dp1" draw:master-page-name="Default">
        <draw:frame draw:name="PlaceHolder 407" presentation:style-name="pr7" draw:text-style-name="P2" draw:layer="layout" svg:width="22.498cm" svg:height="2.598cm" svg:x="4.5cm" svg:y="0.6cm" presentation:class="title" presentation:user-transformed="true">
          <draw:text-box>
            <text:p>疯狂</text:p>
          </draw:text-box>
        </draw:frame>
        <draw:frame draw:name="PlaceHolder 40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疯狂 (fēngkuáng)</text:p>
              </text:list-item>
              <text:list-item>
                <text:p>Frenzy; madness</text:p>
                <text:p/>
              </text:list-item>
              <text:list-item>
                <text:p>那场演唱会引起了疯狂的场面。</text:p>
              </text:list-item>
              <text:list-item>
                <text:p>Nà chǎng yǎnchàng huì yǐnqǐle fēngkuáng de chǎngmiàn.</text:p>
              </text:list-item>
              <text:list-item>
                <text:p>The concert caused a frenzy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23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4" draw:style-name="dp1" draw:master-page-name="Default">
        <draw:frame draw:name="PlaceHolder 409" presentation:style-name="pr7" draw:text-style-name="P2" draw:layer="layout" svg:width="22.498cm" svg:height="2.598cm" svg:x="4.5cm" svg:y="0.6cm" presentation:class="title" presentation:user-transformed="true">
          <draw:text-box>
            <text:p>疯</text:p>
          </draw:text-box>
        </draw:frame>
        <draw:frame draw:name="PlaceHolder 41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疯 (fēng)</text:p>
              </text:list-item>
              <text:list-item>
                <text:p>Crazy; insane</text:p>
                <text:p/>
              </text:list-item>
              <text:list-item>
                <text:p>他的举动让人觉得有些疯狂。</text:p>
              </text:list-item>
              <text:list-item>
                <text:p>Tā de jǔdòng ràng rén juédé yǒuxiē fēngkuáng.</text:p>
              </text:list-item>
              <text:list-item>
                <text:p>His actions seem a bit crazy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24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5" draw:style-name="dp1" draw:master-page-name="Default">
        <draw:frame draw:name="PlaceHolder 411" presentation:style-name="pr7" draw:text-style-name="P2" draw:layer="layout" svg:width="22.498cm" svg:height="2.598cm" svg:x="4.5cm" svg:y="0.6cm" presentation:class="title" presentation:user-transformed="true">
          <draw:text-box>
            <text:p>封（动）</text:p>
          </draw:text-box>
        </draw:frame>
        <draw:frame draw:name="PlaceHolder 41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封 (fēng)</text:p>
              </text:list-item>
              <text:list-item>
                <text:p>Seal; to seal</text:p>
                <text:p/>
              </text:list-item>
              <text:list-item>
                <text:p>请在信封上签名并加盖章。</text:p>
              </text:list-item>
              <text:list-item>
                <text:p>Qǐng zài xìnfēng shàng qiānmíng bìng jiāgài zhāng.</text:p>
              </text:list-item>
              <text:list-item>
                <text:p>Please sign and stamp on the envelope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25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6" draw:style-name="dp1" draw:master-page-name="Default">
        <draw:frame draw:name="PlaceHolder 413" presentation:style-name="pr7" draw:text-style-name="P2" draw:layer="layout" svg:width="22.498cm" svg:height="2.598cm" svg:x="4.5cm" svg:y="0.6cm" presentation:class="title" presentation:user-transformed="true">
          <draw:text-box>
            <text:p>风光</text:p>
          </draw:text-box>
        </draw:frame>
        <draw:frame draw:name="PlaceHolder 41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风光 (fēngguāng)</text:p>
              </text:list-item>
              <text:list-item>
                <text:p>Scenery; view</text:p>
                <text:p/>
              </text:list-item>
              <text:list-item>
                <text:p>这里的风光美不胜收。</text:p>
              </text:list-item>
              <text:list-item>
                <text:p>Zhèlǐ de fēngguāng měi bùshèng shōu.</text:p>
              </text:list-item>
              <text:list-item>
                <text:p>The scenery here is breathtaking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26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7" draw:style-name="dp1" draw:master-page-name="Default">
        <draw:frame draw:name="PlaceHolder 415" presentation:style-name="pr7" draw:text-style-name="P2" draw:layer="layout" svg:width="22.498cm" svg:height="2.598cm" svg:x="4.5cm" svg:y="0.6cm" presentation:class="title" presentation:user-transformed="true">
          <draw:text-box>
            <text:p>风度</text:p>
          </draw:text-box>
        </draw:frame>
        <draw:frame draw:name="PlaceHolder 41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风度 (fēngdù)</text:p>
              </text:list-item>
              <text:list-item>
                <text:p>Elegance; demeanor</text:p>
                <text:p/>
              </text:list-item>
              <text:list-item>
                <text:p>他的风度给人留下了深刻印象。</text:p>
              </text:list-item>
              <text:list-item>
                <text:p>Tā de fēngdù gěi rén liúxiàle shēnkè yìnxiàng.</text:p>
              </text:list-item>
              <text:list-item>
                <text:p>His demeanor left a deep impression on people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27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8" draw:style-name="dp1" draw:master-page-name="Default">
        <draw:frame draw:name="PlaceHolder 417" presentation:style-name="pr7" draw:text-style-name="P2" draw:layer="layout" svg:width="22.498cm" svg:height="2.598cm" svg:x="4.5cm" svg:y="0.6cm" presentation:class="title" presentation:user-transformed="true">
          <draw:text-box>
            <text:p>丰收</text:p>
          </draw:text-box>
        </draw:frame>
        <draw:frame draw:name="PlaceHolder 41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丰收 (fēngshōu)</text:p>
              </text:list-item>
              <text:list-item>
                <text:p>Bumper harvest; abundant harvest</text:p>
                <text:p/>
              </text:list-item>
              <text:list-item>
                <text:p>今年是个丰收的年份，农民都很高兴。</text:p>
              </text:list-item>
              <text:list-item>
                <text:p>Jīnnián shì gè fēngshōu de niánfèn, nóngmín dōu hěn gāoxìng.</text:p>
              </text:list-item>
              <text:list-item>
                <text:p>This year is a bumper harvest, and farmers are very happy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28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9" draw:style-name="dp1" draw:master-page-name="Default">
        <draw:frame draw:name="PlaceHolder 419" presentation:style-name="pr7" draw:text-style-name="P2" draw:layer="layout" svg:width="22.498cm" svg:height="2.598cm" svg:x="4.5cm" svg:y="0.6cm" presentation:class="title" presentation:user-transformed="true">
          <draw:text-box>
            <text:p>分享</text:p>
          </draw:text-box>
        </draw:frame>
        <draw:frame draw:name="PlaceHolder 42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分享 (fēnxiǎng)</text:p>
              </text:list-item>
              <text:list-item>
                <text:p>Share; to share</text:p>
                <text:p/>
              </text:list-item>
              <text:list-item>
                <text:p>他喜欢和朋友分享自己的喜悦。</text:p>
              </text:list-item>
              <text:list-item>
                <text:p>Tā xǐhuān hé péngyǒu fēnxiǎng zìjǐ de xǐyuè.</text:p>
              </text:list-item>
              <text:list-item>
                <text:p>He likes to share his joy with friend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29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0" draw:style-name="dp1" draw:master-page-name="Default">
        <draw:frame draw:name="PlaceHolder 421" presentation:style-name="pr7" draw:text-style-name="P2" draw:layer="layout" svg:width="22.498cm" svg:height="2.598cm" svg:x="4.5cm" svg:y="0.6cm" presentation:class="title" presentation:user-transformed="true">
          <draw:text-box>
            <text:p>分析</text:p>
          </draw:text-box>
        </draw:frame>
        <draw:frame draw:name="PlaceHolder 42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分析 (fēnxī)</text:p>
              </text:list-item>
              <text:list-item>
                <text:p>Analysis; analyze</text:p>
                <text:p/>
              </text:list-item>
              <text:list-item>
                <text:p>经济学家对市场进行了深入分析。</text:p>
              </text:list-item>
              <text:list-item>
                <text:p>Jīngjì xuéjiā duì shìchǎng jìnxíngle shēnrù fēnxī.</text:p>
              </text:list-item>
              <text:list-item>
                <text:p>Economists conducted a thorough analysis of the market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30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1" draw:style-name="dp1" draw:master-page-name="Default">
        <draw:frame draw:name="PlaceHolder 423" presentation:style-name="pr7" draw:text-style-name="P2" draw:layer="layout" svg:width="22.498cm" svg:height="2.598cm" svg:x="4.5cm" svg:y="0.6cm" presentation:class="title" presentation:user-transformed="true">
          <draw:text-box>
            <text:p>分离</text:p>
          </draw:text-box>
        </draw:frame>
        <draw:frame draw:name="PlaceHolder 42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分离 (fēnlí)</text:p>
              </text:list-item>
              <text:list-item>
                <text:p>Separate; isolation</text:p>
                <text:p/>
              </text:list-item>
              <text:list-item>
                <text:p>这种物质可以通过蒸馏分离。</text:p>
              </text:list-item>
              <text:list-item>
                <text:p>Zhè zhǒng wùzhì kěyǐ tōngguò zhēnglì fēnlí.</text:p>
              </text:list-item>
              <text:list-item>
                <text:p>This substance can be separated by distillation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31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2" draw:style-name="dp1" draw:master-page-name="Default">
        <draw:frame draw:name="PlaceHolder 425" presentation:style-name="pr7" draw:text-style-name="P2" draw:layer="layout" svg:width="22.498cm" svg:height="2.598cm" svg:x="4.5cm" svg:y="0.6cm" presentation:class="title" presentation:user-transformed="true">
          <draw:text-box>
            <text:p>分类</text:p>
          </draw:text-box>
        </draw:frame>
        <draw:frame draw:name="PlaceHolder 42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分类 (fēnlèi)</text:p>
              </text:list-item>
              <text:list-item>
                <text:p>Classify; classification</text:p>
                <text:p/>
              </text:list-item>
              <text:list-item>
                <text:p>图书馆把图书按照不同的主题进行分类。</text:p>
              </text:list-item>
              <text:list-item>
                <text:p>Túshūguǎn bǎ túshū ànzhào bùtóng de zhǔtí jìnxíng fēnlèi.</text:p>
              </text:list-item>
              <text:list-item>
                <text:p>The library classifies books according to different theme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32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3" draw:style-name="dp1" draw:master-page-name="Default">
        <draw:frame draw:name="PlaceHolder 427" presentation:style-name="pr7" draw:text-style-name="P2" draw:layer="layout" svg:width="22.498cm" svg:height="2.598cm" svg:x="4.5cm" svg:y="0.6cm" presentation:class="title" presentation:user-transformed="true">
          <draw:text-box>
            <text:p>分解</text:p>
          </draw:text-box>
        </draw:frame>
        <draw:frame draw:name="PlaceHolder 42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分解 (fēnjiě)</text:p>
              </text:list-item>
              <text:list-item>
                <text:p>Decompose; break down</text:p>
                <text:p/>
              </text:list-item>
              <text:list-item>
                <text:p>微生物可以分解有机物质。</text:p>
              </text:list-item>
              <text:list-item>
                <text:p>Wēi shēngwù kěyǐ fēnjiě yǒuqī wùzhì.</text:p>
              </text:list-item>
              <text:list-item>
                <text:p>Microorganisms can decompose organic matter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33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4" draw:style-name="dp1" draw:master-page-name="Default">
        <draw:frame draw:name="PlaceHolder 429" presentation:style-name="pr7" draw:text-style-name="P2" draw:layer="layout" svg:width="22.498cm" svg:height="2.598cm" svg:x="4.5cm" svg:y="0.6cm" presentation:class="title" presentation:user-transformed="true">
          <draw:text-box>
            <text:p>分成</text:p>
          </draw:text-box>
        </draw:frame>
        <draw:frame draw:name="PlaceHolder 43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分成 (fēnchéng)</text:p>
              </text:list-item>
              <text:list-item>
                <text:p>Divide into; split into</text:p>
                <text:p/>
              </text:list-item>
              <text:list-item>
                <text:p>他们决定把利润分成三等份。</text:p>
              </text:list-item>
              <text:list-item>
                <text:p>Tāmen juédìng bǎ lìrùn fēnchéng sān děngfèn.</text:p>
              </text:list-item>
              <text:list-item>
                <text:p>They decided to divide the profits into three equal part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34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5" draw:style-name="dp1" draw:master-page-name="Default">
        <draw:frame draw:name="PlaceHolder 431" presentation:style-name="pr7" draw:text-style-name="P2" draw:layer="layout" svg:width="22.498cm" svg:height="2.598cm" svg:x="4.5cm" svg:y="0.6cm" presentation:class="title" presentation:user-transformed="true">
          <draw:text-box>
            <text:p>放弃</text:p>
          </draw:text-box>
        </draw:frame>
        <draw:frame draw:name="PlaceHolder 43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放弃 (fàngqì)</text:p>
              </text:list-item>
              <text:list-item>
                <text:p>Give up; abandon</text:p>
                <text:p/>
              </text:list-item>
              <text:list-item>
                <text:p>面对困难，我们不能轻易放弃。</text:p>
              </text:list-item>
              <text:list-item>
                <text:p>Miàn duì kùnnán, wǒmen bùnéng qīngyì fàngqì.</text:p>
              </text:list-item>
              <text:list-item>
                <text:p>In the face of difficulties, we should not give up easily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35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6" draw:style-name="dp1" draw:master-page-name="Default">
        <draw:frame draw:name="PlaceHolder 433" presentation:style-name="pr7" draw:text-style-name="P2" draw:layer="layout" svg:width="22.498cm" svg:height="2.598cm" svg:x="4.5cm" svg:y="0.6cm" presentation:class="title" presentation:user-transformed="true">
          <draw:text-box>
            <text:p>放大</text:p>
          </draw:text-box>
        </draw:frame>
        <draw:frame draw:name="PlaceHolder 43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放大 (fàngdà)</text:p>
              </text:list-item>
              <text:list-item>
                <text:p>Magnify; enlarge</text:p>
                <text:p/>
              </text:list-item>
              <text:list-item>
                <text:p>在这个程序中，你可以放大或缩小图像。</text:p>
              </text:list-item>
              <text:list-item>
                <text:p>Zài zhège chéngxù zhōng, nǐ kěyǐ fàngdà huò suōxiǎo túxiàng.</text:p>
              </text:list-item>
              <text:list-item>
                <text:p>In this program, you can magnify or shrink the image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36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7" draw:style-name="dp1" draw:master-page-name="Default">
        <draw:frame draw:name="PlaceHolder 435" presentation:style-name="pr7" draw:text-style-name="P2" draw:layer="layout" svg:width="22.498cm" svg:height="2.598cm" svg:x="4.5cm" svg:y="0.6cm" presentation:class="title" presentation:user-transformed="true">
          <draw:text-box>
            <text:p>防治</text:p>
          </draw:text-box>
        </draw:frame>
        <draw:frame draw:name="PlaceHolder 43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防治 (fángzhì)</text:p>
              </text:list-item>
              <text:list-item>
                <text:p>Prevent and control</text:p>
                <text:p/>
              </text:list-item>
              <text:list-item>
                <text:p>大家一起努力，共同防治疾病的传播。</text:p>
              </text:list-item>
              <text:list-item>
                <text:p>Dàjiā yīqǐ nǔlì, gòngtóng fángzhì jíbìng de chuánbò.</text:p>
              </text:list-item>
              <text:list-item>
                <text:p>Let's work together to prevent and control the spread of the disease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37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8" draw:style-name="dp1" draw:master-page-name="Default">
        <draw:frame draw:name="PlaceHolder 437" presentation:style-name="pr7" draw:text-style-name="P2" draw:layer="layout" svg:width="22.498cm" svg:height="2.598cm" svg:x="4.5cm" svg:y="0.6cm" presentation:class="title" presentation:user-transformed="true">
          <draw:text-box>
            <text:p>返回</text:p>
          </draw:text-box>
        </draw:frame>
        <draw:frame draw:name="PlaceHolder 43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返回 (fǎnhuí)</text:p>
              </text:list-item>
              <text:list-item>
                <text:p>Return; to return</text:p>
                <text:p/>
              </text:list-item>
              <text:list-item>
                <text:p>他计划下个月返回故乡探亲。</text:p>
              </text:list-item>
              <text:list-item>
                <text:p>Tā jìhuà xià gè yuè fǎnhuí gùxiāng tànqīn.</text:p>
              </text:list-item>
              <text:list-item>
                <text:p>He plans to return to his hometown for a visit next month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38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9" draw:style-name="dp1" draw:master-page-name="Default">
        <draw:frame draw:name="PlaceHolder 439" presentation:style-name="pr7" draw:text-style-name="P2" draw:layer="layout" svg:width="22.498cm" svg:height="2.598cm" svg:x="4.5cm" svg:y="0.6cm" presentation:class="title" presentation:user-transformed="true">
          <draw:text-box>
            <text:p>繁荣</text:p>
          </draw:text-box>
        </draw:frame>
        <draw:frame draw:name="PlaceHolder 44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繁荣 (fánróng)</text:p>
              </text:list-item>
              <text:list-item>
                <text:p>Prosperous; prosperity</text:p>
                <text:p/>
              </text:list-item>
              <text:list-item>
                <text:p>这个城市经济繁荣，生活水平提高了很多。</text:p>
              </text:list-item>
              <text:list-item>
                <text:p>Zhège chéngshì jīngjì fánróng, shēnghuó shuǐpíng tígāole hěnduō.</text:p>
              </text:list-item>
              <text:list-item>
                <text:p>The city's economy is prosperous, and the standard of living has greatly improved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39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0" draw:style-name="dp1" draw:master-page-name="Default">
        <draw:frame draw:name="PlaceHolder 441" presentation:style-name="pr7" draw:text-style-name="P2" draw:layer="layout" svg:width="22.498cm" svg:height="2.598cm" svg:x="4.5cm" svg:y="0.6cm" presentation:class="title" presentation:user-transformed="true">
          <draw:text-box>
            <text:p>法制</text:p>
          </draw:text-box>
        </draw:frame>
        <draw:frame draw:name="PlaceHolder 44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法制 (fǎzhì)</text:p>
              </text:list-item>
              <text:list-item>
                <text:p>Legal system; legal framework</text:p>
                <text:p/>
              </text:list-item>
              <text:list-item>
                <text:p>建设健全法制是国家的重要任务之一。</text:p>
              </text:list-item>
              <text:list-item>
                <text:p>Jiànshè jiànquán fǎzhì shì guójiā de zhòngyào rènwù zhī yī.</text:p>
              </text:list-item>
              <text:list-item>
                <text:p>Building a sound legal system is one of the important tasks of the country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40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1" draw:style-name="dp1" draw:master-page-name="Default">
        <draw:frame draw:name="PlaceHolder 443" presentation:style-name="pr7" draw:text-style-name="P2" draw:layer="layout" svg:width="22.498cm" svg:height="2.598cm" svg:x="4.5cm" svg:y="0.6cm" presentation:class="title" presentation:user-transformed="true">
          <draw:text-box>
            <text:p>法规</text:p>
          </draw:text-box>
        </draw:frame>
        <draw:frame draw:name="PlaceHolder 44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法规 (fǎguī)</text:p>
              </text:list-item>
              <text:list-item>
                <text:p>Laws and regulations</text:p>
                <text:p/>
              </text:list-item>
              <text:list-item>
                <text:p>遵守法规是每个公民的责任。</text:p>
              </text:list-item>
              <text:list-item>
                <text:p>Zūnshǒu fǎguī shì měi gè gōngmín de zérèn.</text:p>
              </text:list-item>
              <text:list-item>
                <text:p>Complying with laws and regulations is the responsibility of every citizen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41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2" draw:style-name="dp1" draw:master-page-name="Default">
        <draw:frame draw:name="PlaceHolder 445" presentation:style-name="pr7" draw:text-style-name="P2" draw:layer="layout" svg:width="22.498cm" svg:height="2.598cm" svg:x="4.5cm" svg:y="0.6cm" presentation:class="title" presentation:user-transformed="true">
          <draw:text-box>
            <text:p>罚款</text:p>
          </draw:text-box>
        </draw:frame>
        <draw:frame draw:name="PlaceHolder 44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罚款 (fákuǎn)</text:p>
              </text:list-item>
              <text:list-item>
                <text:p>Fine; to fine</text:p>
                <text:p/>
              </text:list-item>
              <text:list-item>
                <text:p>如果超速，将被罚款。</text:p>
              </text:list-item>
              <text:list-item>
                <text:p>Rúguǒ chāosù, jiāng bèi fákuǎn.</text:p>
              </text:list-item>
              <text:list-item>
                <text:p>Speeding will result in a fine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42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3" draw:style-name="dp1" draw:master-page-name="Default">
        <draw:frame draw:name="PlaceHolder 447" presentation:style-name="pr7" draw:text-style-name="P2" draw:layer="layout" svg:width="22.498cm" svg:height="2.598cm" svg:x="4.5cm" svg:y="0.6cm" presentation:class="title" presentation:user-transformed="true">
          <draw:text-box>
            <text:p>罚</text:p>
          </draw:text-box>
        </draw:frame>
        <draw:frame draw:name="PlaceHolder 44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罚 (fá)</text:p>
              </text:list-item>
              <text:list-item>
                <text:p>Penalty; to penalize</text:p>
                <text:p/>
              </text:list-item>
              <text:list-item>
                <text:p>违规者将受到严厉的罚款。</text:p>
              </text:list-item>
              <text:list-item>
                <text:p>Wéiguī zhě jiāng shòudào yánlì de fákuǎn.</text:p>
              </text:list-item>
              <text:list-item>
                <text:p>Violators will face severe penaltie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43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4" draw:style-name="dp1" draw:master-page-name="Default">
        <draw:frame draw:name="PlaceHolder 449" presentation:style-name="pr7" draw:text-style-name="P2" draw:layer="layout" svg:width="22.498cm" svg:height="2.598cm" svg:x="4.5cm" svg:y="0.6cm" presentation:class="title" presentation:user-transformed="true">
          <draw:text-box>
            <text:p>发行</text:p>
          </draw:text-box>
        </draw:frame>
        <draw:frame draw:name="PlaceHolder 45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发行 (fāxíng)</text:p>
              </text:list-item>
              <text:list-item>
                <text:p>Issue; release</text:p>
                <text:p/>
              </text:list-item>
              <text:list-item>
                <text:p>这张专辑将在下个月发行。</text:p>
              </text:list-item>
              <text:list-item>
                <text:p>Zhè zhāng zhuānjí jiāng zài xià gè yuè fāxíng.</text:p>
              </text:list-item>
              <text:list-item>
                <text:p>This album will be released next month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44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5" draw:style-name="dp1" draw:master-page-name="Default">
        <draw:frame draw:name="PlaceHolder 451" presentation:style-name="pr7" draw:text-style-name="P2" draw:layer="layout" svg:width="22.498cm" svg:height="2.598cm" svg:x="4.5cm" svg:y="0.6cm" presentation:class="title" presentation:user-transformed="true">
          <draw:text-box>
            <text:p>发射</text:p>
          </draw:text-box>
        </draw:frame>
        <draw:frame draw:name="PlaceHolder 45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发射 (fāshè)</text:p>
              </text:list-item>
              <text:list-item>
                <text:p>Launch; to launch</text:p>
                <text:p/>
              </text:list-item>
              <text:list-item>
                <text:p>火箭成功发射，进入太空。</text:p>
              </text:list-item>
              <text:list-item>
                <text:p>Huǒjiàn chénggōng fāshè, jìnrù tàikōng.</text:p>
              </text:list-item>
              <text:list-item>
                <text:p>The rocket successfully launched and entered space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45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6" draw:style-name="dp1" draw:master-page-name="Default">
        <draw:frame draw:name="PlaceHolder 453" presentation:style-name="pr7" draw:text-style-name="P2" draw:layer="layout" svg:width="22.498cm" svg:height="2.598cm" svg:x="4.5cm" svg:y="0.6cm" presentation:class="title" presentation:user-transformed="true">
          <draw:text-box>
            <text:p>发觉</text:p>
          </draw:text-box>
        </draw:frame>
        <draw:frame draw:name="PlaceHolder 45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发觉 (fājué)</text:p>
              </text:list-item>
              <text:list-item>
                <text:p>Find; discover</text:p>
                <text:p/>
              </text:list-item>
              <text:list-item>
                <text:p>他发觉自己犯了一个严重的错误。</text:p>
              </text:list-item>
              <text:list-item>
                <text:p>Tā fājué zìjǐ fànle yīgè yánzhòng de cuòwù.</text:p>
              </text:list-item>
              <text:list-item>
                <text:p>He discovered that he had made a serious mistake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46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7" draw:style-name="dp1" draw:master-page-name="Default">
        <draw:frame draw:name="PlaceHolder 455" presentation:style-name="pr7" draw:text-style-name="P2" draw:layer="layout" svg:width="22.498cm" svg:height="2.598cm" svg:x="4.5cm" svg:y="0.6cm" presentation:class="title" presentation:user-transformed="true">
          <draw:text-box>
            <text:p>发布</text:p>
          </draw:text-box>
        </draw:frame>
        <draw:frame draw:name="PlaceHolder 45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发布 (fābù)</text:p>
              </text:list-item>
              <text:list-item>
                <text:p>Publish; release</text:p>
                <text:p/>
              </text:list-item>
              <text:list-item>
                <text:p>公司将发布新产品。</text:p>
              </text:list-item>
              <text:list-item>
                <text:p>Gōngsī jiāng fābù xīn chǎnpǐn.</text:p>
              </text:list-item>
              <text:list-item>
                <text:p>The company will release a new product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47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8" draw:style-name="dp1" draw:master-page-name="Default">
        <draw:frame draw:name="PlaceHolder 457" presentation:style-name="pr7" draw:text-style-name="P2" draw:layer="layout" svg:width="22.498cm" svg:height="2.598cm" svg:x="4.5cm" svg:y="0.6cm" presentation:class="title" presentation:user-transformed="true">
          <draw:text-box>
            <text:p>二维码</text:p>
          </draw:text-box>
        </draw:frame>
        <draw:frame draw:name="PlaceHolder 45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二维码 (èr wéi mǎ)</text:p>
              </text:list-item>
              <text:list-item>
                <text:p>QR code</text:p>
                <text:p/>
              </text:list-item>
              <text:list-item>
                <text:p>你可以用手机扫描二维码获取更多信息。</text:p>
              </text:list-item>
              <text:list-item>
                <text:p>Nǐ kěyǐ yòng shǒujī sǎomiáo èr wéi mǎ huòqǔ gèng duō xìnxī.</text:p>
              </text:list-item>
              <text:list-item>
                <text:p>You can use your phone to scan the QR code to get more information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48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9" draw:style-name="dp1" draw:master-page-name="Default">
        <draw:frame draw:name="PlaceHolder 459" presentation:style-name="pr7" draw:text-style-name="P2" draw:layer="layout" svg:width="22.498cm" svg:height="2.598cm" svg:x="4.5cm" svg:y="0.6cm" presentation:class="title" presentation:user-transformed="true">
          <draw:text-box>
            <text:p>耳朵</text:p>
          </draw:text-box>
        </draw:frame>
        <draw:frame draw:name="PlaceHolder 46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耳朵 (ěrduo)</text:p>
              </text:list-item>
              <text:list-item>
                <text:p>Ear</text:p>
                <text:p/>
              </text:list-item>
              <text:list-item>
                <text:p>她的耳朵很灵敏，能听到很远的声音。</text:p>
              </text:list-item>
              <text:list-item>
                <text:p>Tā de ěrduo hěn lìngmǐn, néng tīng dào hěn yuǎn de shēngyīn.</text:p>
              </text:list-item>
              <text:list-item>
                <text:p>Her ears are very sensitive and can hear sounds from afar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49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0" draw:style-name="dp1" draw:master-page-name="Default">
        <draw:frame draw:name="PlaceHolder 461" presentation:style-name="pr7" draw:text-style-name="P2" draw:layer="layout" svg:width="22.498cm" svg:height="2.598cm" svg:x="4.5cm" svg:y="0.6cm" presentation:class="title" presentation:user-transformed="true">
          <draw:text-box>
            <text:p>儿女</text:p>
          </draw:text-box>
        </draw:frame>
        <draw:frame draw:name="PlaceHolder 46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儿女 (érnǚ)</text:p>
              </text:list-item>
              <text:list-item>
                <text:p>Sons and daughters; children</text:p>
                <text:p/>
              </text:list-item>
              <text:list-item>
                <text:p>他对儿女非常关爱。</text:p>
              </text:list-item>
              <text:list-item>
                <text:p>Tā duì érnǚ fēicháng guān'ài.</text:p>
              </text:list-item>
              <text:list-item>
                <text:p>He cares deeply for his children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50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1" draw:style-name="dp1" draw:master-page-name="Default">
        <draw:frame draw:name="PlaceHolder 463" presentation:style-name="pr7" draw:text-style-name="P2" draw:layer="layout" svg:width="22.498cm" svg:height="2.598cm" svg:x="4.5cm" svg:y="0.6cm" presentation:class="title" presentation:user-transformed="true">
          <draw:text-box>
            <text:p>躲</text:p>
          </draw:text-box>
        </draw:frame>
        <draw:frame draw:name="PlaceHolder 46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躲 (duǒ)</text:p>
              </text:list-item>
              <text:list-item>
                <text:p>Hide; to hide</text:p>
                <text:p/>
              </text:list-item>
              <text:list-item>
                <text:p>他躲在角落里，不敢出来。</text:p>
              </text:list-item>
              <text:list-item>
                <text:p>Tā duǒ zài jiǎoluò lǐ, bù gǎn chūlái.</text:p>
              </text:list-item>
              <text:list-item>
                <text:p>He hides in the corner and doesn't dare to come out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51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2" draw:style-name="dp1" draw:master-page-name="Default">
        <draw:frame draw:name="PlaceHolder 465" presentation:style-name="pr7" draw:text-style-name="P2" draw:layer="layout" svg:width="22.498cm" svg:height="2.598cm" svg:x="4.5cm" svg:y="0.6cm" presentation:class="title" presentation:user-transformed="true">
          <draw:text-box>
            <text:p>朵</text:p>
          </draw:text-box>
        </draw:frame>
        <draw:frame draw:name="PlaceHolder 46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朵 (duǒ)</text:p>
              </text:list-item>
              <text:list-item>
                <text:p>Measure word for flowers; a measure word for clouds, etc.</text:p>
                <text:p/>
              </text:list-item>
              <text:list-item>
                <text:p>这朵玫瑰花很漂亮。</text:p>
              </text:list-item>
              <text:list-item>
                <text:p>Zhè duǒ měiguī huā hěn piàoliang.</text:p>
              </text:list-item>
              <text:list-item>
                <text:p>This rose is very beautiful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52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3" draw:style-name="dp1" draw:master-page-name="Default">
        <draw:frame draw:name="PlaceHolder 467" presentation:style-name="pr7" draw:text-style-name="P2" draw:layer="layout" svg:width="22.498cm" svg:height="2.598cm" svg:x="4.5cm" svg:y="0.6cm" presentation:class="title" presentation:user-transformed="true">
          <draw:text-box>
            <text:p>吨</text:p>
          </draw:text-box>
        </draw:frame>
        <draw:frame draw:name="PlaceHolder 46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吨 (dūn)</text:p>
              </text:list-item>
              <text:list-item>
                <text:p>Metric ton</text:p>
                <text:p/>
              </text:list-item>
              <text:list-item>
                <text:p>这辆卡车载重五吨。</text:p>
              </text:list-item>
              <text:list-item>
                <text:p>Zhè liàng kǎchē zài zhòng wǔ dūn.</text:p>
              </text:list-item>
              <text:list-item>
                <text:p>This truck has a load capacity of five ton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53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4" draw:style-name="dp1" draw:master-page-name="Default">
        <draw:frame draw:name="PlaceHolder 469" presentation:style-name="pr7" draw:text-style-name="P2" draw:layer="layout" svg:width="22.498cm" svg:height="2.598cm" svg:x="4.5cm" svg:y="0.6cm" presentation:class="title" presentation:user-transformed="true">
          <draw:text-box>
            <text:p>对应</text:p>
          </draw:text-box>
        </draw:frame>
        <draw:frame draw:name="PlaceHolder 47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对应 (duìyìng)</text:p>
              </text:list-item>
              <text:list-item>
                <text:p>Correspond; correspond to</text:p>
                <text:p/>
              </text:list-item>
              <text:list-item>
                <text:p>每个单词都对应一个中文意思。</text:p>
              </text:list-item>
              <text:list-item>
                <text:p>Měi gè dāncí dōu duìyìng yīgè zhōngwén yìsī.</text:p>
              </text:list-item>
              <text:list-item>
                <text:p>Each word corresponds to a Chinese meaning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54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5" draw:style-name="dp1" draw:master-page-name="Default">
        <draw:frame draw:name="PlaceHolder 471" presentation:style-name="pr7" draw:text-style-name="P2" draw:layer="layout" svg:width="22.498cm" svg:height="2.598cm" svg:x="4.5cm" svg:y="0.6cm" presentation:class="title" presentation:user-transformed="true">
          <draw:text-box>
            <text:p>对立</text:p>
          </draw:text-box>
        </draw:frame>
        <draw:frame draw:name="PlaceHolder 47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对立 (duìlì)</text:p>
              </text:list-item>
              <text:list-item>
                <text:p>Opposition; to oppose</text:p>
                <text:p/>
              </text:list-item>
              <text:list-item>
                <text:p>双方存在严重的对立。</text:p>
              </text:list-item>
              <text:list-item>
                <text:p>Shuāngfāng cúnzài yánzhòng de duìlì.</text:p>
              </text:list-item>
              <text:list-item>
                <text:p>There is a serious opposition between the two side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55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6" draw:style-name="dp1" draw:master-page-name="Default">
        <draw:frame draw:name="PlaceHolder 473" presentation:style-name="pr7" draw:text-style-name="P2" draw:layer="layout" svg:width="22.498cm" svg:height="2.598cm" svg:x="4.5cm" svg:y="0.6cm" presentation:class="title" presentation:user-transformed="true">
          <draw:text-box>
            <text:p>堆</text:p>
          </draw:text-box>
        </draw:frame>
        <draw:frame draw:name="PlaceHolder 47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堆 (duī)</text:p>
              </text:list-item>
              <text:list-item>
                <text:p>Pile; stack</text:p>
                <text:p/>
              </text:list-item>
              <text:list-item>
                <text:p>他在院子里堆了一堆木材。</text:p>
              </text:list-item>
              <text:list-item>
                <text:p>Tā zài yuànzi lǐ duīle yī duī mùcái.</text:p>
              </text:list-item>
              <text:list-item>
                <text:p>He piled up a stack of wood in the yard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56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7" draw:style-name="dp1" draw:master-page-name="Default">
        <draw:frame draw:name="PlaceHolder 475" presentation:style-name="pr7" draw:text-style-name="P2" draw:layer="layout" svg:width="22.498cm" svg:height="2.598cm" svg:x="4.5cm" svg:y="0.6cm" presentation:class="title" presentation:user-transformed="true">
          <draw:text-box>
            <text:p>毒</text:p>
          </draw:text-box>
        </draw:frame>
        <draw:frame draw:name="PlaceHolder 47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毒 (dú)</text:p>
              </text:list-item>
              <text:list-item>
                <text:p>Poison; toxic</text:p>
                <text:p/>
              </text:list-item>
              <text:list-item>
                <text:p>这种植物含有毒素。</text:p>
              </text:list-item>
              <text:list-item>
                <text:p>Zhè zhǒng zhíwù hán yǒu dúsù.</text:p>
              </text:list-item>
              <text:list-item>
                <text:p>This plant contains toxin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57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8" draw:style-name="dp1" draw:master-page-name="Default">
        <draw:frame draw:name="PlaceHolder 477" presentation:style-name="pr7" draw:text-style-name="P2" draw:layer="layout" svg:width="22.498cm" svg:height="2.598cm" svg:x="4.5cm" svg:y="0.6cm" presentation:class="title" presentation:user-transformed="true">
          <draw:text-box>
            <text:p>豆制品</text:p>
          </draw:text-box>
        </draw:frame>
        <draw:frame draw:name="PlaceHolder 47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豆制品 (dòu zhìpǐn)</text:p>
              </text:list-item>
              <text:list-item>
                <text:p>Soy products</text:p>
                <text:p/>
              </text:list-item>
              <text:list-item>
                <text:p>素食者通常会食用豆制品。</text:p>
              </text:list-item>
              <text:list-item>
                <text:p>Sùshízhě tōngcháng huì shíyòng dòu zhìpǐn.</text:p>
              </text:list-item>
              <text:list-item>
                <text:p>Vegetarians often consume soy product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58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9" draw:style-name="dp1" draw:master-page-name="Default">
        <draw:frame draw:name="PlaceHolder 479" presentation:style-name="pr7" draw:text-style-name="P2" draw:layer="layout" svg:width="22.498cm" svg:height="2.598cm" svg:x="4.5cm" svg:y="0.6cm" presentation:class="title" presentation:user-transformed="true">
          <draw:text-box>
            <text:p>洞</text:p>
          </draw:text-box>
        </draw:frame>
        <draw:frame draw:name="PlaceHolder 48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洞 (dòng)</text:p>
              </text:list-item>
              <text:list-item>
                <text:p>Cave; hole</text:p>
                <text:p/>
              </text:list-item>
              <text:list-item>
                <text:p>他们在山洞里度过了一夜。</text:p>
              </text:list-item>
              <text:list-item>
                <text:p>Tāmen zài shāndòng lǐ dùguòle yī yè.</text:p>
              </text:list-item>
              <text:list-item>
                <text:p>They spent the night in a cave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59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0" draw:style-name="dp1" draw:master-page-name="Default">
        <draw:frame draw:name="PlaceHolder 481" presentation:style-name="pr7" draw:text-style-name="P2" draw:layer="layout" svg:width="22.498cm" svg:height="2.598cm" svg:x="4.5cm" svg:y="0.6cm" presentation:class="title" presentation:user-transformed="true">
          <draw:text-box>
            <text:p>冻</text:p>
          </draw:text-box>
        </draw:frame>
        <draw:frame draw:name="PlaceHolder 48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冻 (dòng)</text:p>
              </text:list-item>
              <text:list-item>
                <text:p>Freeze; frozen</text:p>
                <text:p/>
              </text:list-item>
              <text:list-item>
                <text:p>天气很冷，水都冻结了。</text:p>
              </text:list-item>
              <text:list-item>
                <text:p>Tiānqì hěn lěng, shuǐ dōu dòngjiéle.</text:p>
              </text:list-item>
              <text:list-item>
                <text:p>The weather is very cold, and the water has frozen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60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1" draw:style-name="dp1" draw:master-page-name="Default">
        <draw:frame draw:name="PlaceHolder 483" presentation:style-name="pr7" draw:text-style-name="P2" draw:layer="layout" svg:width="22.498cm" svg:height="2.598cm" svg:x="4.5cm" svg:y="0.6cm" presentation:class="title" presentation:user-transformed="true">
          <draw:text-box>
            <text:p>动员</text:p>
          </draw:text-box>
        </draw:frame>
        <draw:frame draw:name="PlaceHolder 48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动员 (dòngyuán)</text:p>
              </text:list-item>
              <text:list-item>
                <text:p>Mobilize; mobilization</text:p>
                <text:p/>
              </text:list-item>
              <text:list-item>
                <text:p>政府进行了紧急动员。</text:p>
              </text:list-item>
              <text:list-item>
                <text:p>Zhèngfǔ jìnxíngle jǐnjí dòngyuán.</text:p>
              </text:list-item>
              <text:list-item>
                <text:p>The government has carried out an emergency mobilization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61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2" draw:style-name="dp1" draw:master-page-name="Default">
        <draw:frame draw:name="PlaceHolder 485" presentation:style-name="pr7" draw:text-style-name="P2" draw:layer="layout" svg:width="22.498cm" svg:height="2.598cm" svg:x="4.5cm" svg:y="0.6cm" presentation:class="title" presentation:user-transformed="true">
          <draw:text-box>
            <text:p>动态</text:p>
          </draw:text-box>
        </draw:frame>
        <draw:frame draw:name="PlaceHolder 48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动态 (dòngtài)</text:p>
              </text:list-item>
              <text:list-item>
                <text:p>Dynamic; development</text:p>
                <text:p/>
              </text:list-item>
              <text:list-item>
                <text:p>我们需要了解市场的动态。</text:p>
              </text:list-item>
              <text:list-item>
                <text:p>Wǒmen xūyào liǎojiě shìchǎng de dòngtài.</text:p>
              </text:list-item>
              <text:list-item>
                <text:p>We need to understand the dynamics of the market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62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3" draw:style-name="dp1" draw:master-page-name="Default">
        <draw:frame draw:name="PlaceHolder 487" presentation:style-name="pr7" draw:text-style-name="P2" draw:layer="layout" svg:width="22.498cm" svg:height="2.598cm" svg:x="4.5cm" svg:y="0.6cm" presentation:class="title" presentation:user-transformed="true">
          <draw:text-box>
            <text:p>动手</text:p>
          </draw:text-box>
        </draw:frame>
        <draw:frame draw:name="PlaceHolder 48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动手 (dòngshǒu)</text:p>
              </text:list-item>
              <text:list-item>
                <text:p>Start working; to do</text:p>
                <text:p/>
              </text:list-item>
              <text:list-item>
                <text:p>别动手，我来做。</text:p>
              </text:list-item>
              <text:list-item>
                <text:p>Bié dòngshǒu, wǒ lái zuò.</text:p>
              </text:list-item>
              <text:list-item>
                <text:p>Don't do it, I'll do it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63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4" draw:style-name="dp1" draw:master-page-name="Default">
        <draw:frame draw:name="PlaceHolder 489" presentation:style-name="pr7" draw:text-style-name="P2" draw:layer="layout" svg:width="22.498cm" svg:height="2.598cm" svg:x="4.5cm" svg:y="0.6cm" presentation:class="title" presentation:user-transformed="true">
          <draw:text-box>
            <text:p>动机</text:p>
          </draw:text-box>
        </draw:frame>
        <draw:frame draw:name="PlaceHolder 49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动机 (dòngjī)</text:p>
              </text:list-item>
              <text:list-item>
                <text:p>Motive; motivation</text:p>
                <text:p/>
              </text:list-item>
              <text:list-item>
                <text:p>了解他的动机对于理解他的行为很重要。</text:p>
              </text:list-item>
              <text:list-item>
                <text:p>Liǎojiě tā de dòngjī duìyú lǐjiě tā de xíngwéi hěn zhòngyào.</text:p>
              </text:list-item>
              <text:list-item>
                <text:p>Understanding his motives is important for understanding his action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64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5" draw:style-name="dp1" draw:master-page-name="Default">
        <draw:frame draw:name="PlaceHolder 491" presentation:style-name="pr7" draw:text-style-name="P2" draw:layer="layout" svg:width="22.498cm" svg:height="2.598cm" svg:x="4.5cm" svg:y="0.6cm" presentation:class="title" presentation:user-transformed="true">
          <draw:text-box>
            <text:p>丢</text:p>
          </draw:text-box>
        </draw:frame>
        <draw:frame draw:name="PlaceHolder 49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丢 (diū)</text:p>
              </text:list-item>
              <text:list-item>
                <text:p>Lose; throw away</text:p>
                <text:p/>
              </text:list-item>
              <text:list-item>
                <text:p>他丢失了钥匙。</text:p>
              </text:list-item>
              <text:list-item>
                <text:p>Tā diūshīle yàoshi.</text:p>
              </text:list-item>
              <text:list-item>
                <text:p>He lost his key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65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6" draw:style-name="dp1" draw:master-page-name="Default">
        <draw:frame draw:name="PlaceHolder 493" presentation:style-name="pr7" draw:text-style-name="P2" draw:layer="layout" svg:width="22.498cm" svg:height="2.598cm" svg:x="4.5cm" svg:y="0.6cm" presentation:class="title" presentation:user-transformed="true">
          <draw:text-box>
            <text:p>调动</text:p>
          </draw:text-box>
        </draw:frame>
        <draw:frame draw:name="PlaceHolder 49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调动 (diàodòng)</text:p>
              </text:list-item>
              <text:list-item>
                <text:p>Mobilize; adjust</text:p>
                <text:p/>
              </text:list-item>
              <text:list-item>
                <text:p>领导调动了团队的资源。</text:p>
              </text:list-item>
              <text:list-item>
                <text:p>Lǐngdǎo diàodòngle tuánduì de zīyuán.</text:p>
              </text:list-item>
              <text:list-item>
                <text:p>The leader mobilized the team's resource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66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7" draw:style-name="dp1" draw:master-page-name="Default">
        <draw:frame draw:name="PlaceHolder 495" presentation:style-name="pr7" draw:text-style-name="P2" draw:layer="layout" svg:width="22.498cm" svg:height="2.598cm" svg:x="4.5cm" svg:y="0.6cm" presentation:class="title" presentation:user-transformed="true">
          <draw:text-box>
            <text:p>电子版</text:p>
          </draw:text-box>
        </draw:frame>
        <draw:frame draw:name="PlaceHolder 49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电子版 (diànzǐ bǎn)</text:p>
              </text:list-item>
              <text:list-item>
                <text:p>Electronic version</text:p>
                <text:p/>
              </text:list-item>
              <text:list-item>
                <text:p>这本书有电子版可以下载。</text:p>
              </text:list-item>
              <text:list-item>
                <text:p>Zhè běn shū yǒu diànzǐ bǎn kěyǐ xiàzài.</text:p>
              </text:list-item>
              <text:list-item>
                <text:p>This book has an electronic version that can be downloaded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67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8" draw:style-name="dp1" draw:master-page-name="Default">
        <draw:frame draw:name="PlaceHolder 497" presentation:style-name="pr7" draw:text-style-name="P2" draw:layer="layout" svg:width="22.498cm" svg:height="2.598cm" svg:x="4.5cm" svg:y="0.6cm" presentation:class="title" presentation:user-transformed="true">
          <draw:text-box>
            <text:p>电饭锅</text:p>
          </draw:text-box>
        </draw:frame>
        <draw:frame draw:name="PlaceHolder 49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电饭锅 (diànfànguō)</text:p>
              </text:list-item>
              <text:list-item>
                <text:p>Electric rice cooker</text:p>
                <text:p/>
              </text:list-item>
              <text:list-item>
                <text:p>我用电饭锅做饭很方便。</text:p>
              </text:list-item>
              <text:list-item>
                <text:p>Wǒ yòng diànfànguō zuòfàn hěn fāngbiàn.</text:p>
              </text:list-item>
              <text:list-item>
                <text:p>Using an electric rice cooker makes cooking very convenient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68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9" draw:style-name="dp1" draw:master-page-name="Default">
        <draw:frame draw:name="PlaceHolder 499" presentation:style-name="pr7" draw:text-style-name="P2" draw:layer="layout" svg:width="22.498cm" svg:height="2.598cm" svg:x="4.5cm" svg:y="0.6cm" presentation:class="title" presentation:user-transformed="true">
          <draw:text-box>
            <text:p>电池</text:p>
          </draw:text-box>
        </draw:frame>
        <draw:frame draw:name="PlaceHolder 50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电池 (diànchí)</text:p>
              </text:list-item>
              <text:list-item>
                <text:p>Battery</text:p>
                <text:p/>
              </text:list-item>
              <text:list-item>
                <text:p>这个电子设备需要更换电池。</text:p>
              </text:list-item>
              <text:list-item>
                <text:p>Zhège diànzǐ shèbèi xūyào gēng huàn diànchí.</text:p>
              </text:list-item>
              <text:list-item>
                <text:p>This electronic device needs a battery replacement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69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0" draw:style-name="dp1" draw:master-page-name="Default">
        <draw:frame draw:name="PlaceHolder 501" presentation:style-name="pr7" draw:text-style-name="P2" draw:layer="layout" svg:width="22.498cm" svg:height="2.598cm" svg:x="4.5cm" svg:y="0.6cm" presentation:class="title" presentation:user-transformed="true">
          <draw:text-box>
            <text:p>点燃</text:p>
          </draw:text-box>
        </draw:frame>
        <draw:frame draw:name="PlaceHolder 50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点燃 (diǎnrán)</text:p>
              </text:list-item>
              <text:list-item>
                <text:p>Ignite; light up</text:p>
              </text:list-item>
              <text:list-item>
                <text:p/>
              </text:list-item>
              <text:list-item>
                <text:p>他用火柴点燃了蜡烛。</text:p>
              </text:list-item>
              <text:list-item>
                <text:p>Tā yòng huǒchái diǎnránle làzhú.</text:p>
              </text:list-item>
              <text:list-item>
                <text:p>He lit the candle with a match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70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1" draw:style-name="dp1" draw:master-page-name="Default">
        <draw:frame draw:name="PlaceHolder 503" presentation:style-name="pr7" draw:text-style-name="P2" draw:layer="layout" svg:width="22.498cm" svg:height="2.598cm" svg:x="4.5cm" svg:y="0.6cm" presentation:class="title" presentation:user-transformed="true">
          <draw:text-box>
            <text:p>典礼</text:p>
          </draw:text-box>
        </draw:frame>
        <draw:frame draw:name="PlaceHolder 50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典礼 (diǎnlǐ)</text:p>
              </text:list-item>
              <text:list-item>
                <text:p>Ceremony; ritual</text:p>
                <text:p/>
              </text:list-item>
              <text:list-item>
                <text:p>婚礼是一种重要的典礼。</text:p>
              </text:list-item>
              <text:list-item>
                <text:p>Hūnlǐ shì yī zhǒng zhòngyào de diǎnlǐ.</text:p>
              </text:list-item>
              <text:list-item>
                <text:p>A wedding is an important ceremony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71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2" draw:style-name="dp1" draw:master-page-name="Default">
        <draw:frame draw:name="PlaceHolder 505" presentation:style-name="pr7" draw:text-style-name="P2" draw:layer="layout" svg:width="22.498cm" svg:height="2.598cm" svg:x="4.5cm" svg:y="0.6cm" presentation:class="title" presentation:user-transformed="true">
          <draw:text-box>
            <text:p>递给</text:p>
          </draw:text-box>
        </draw:frame>
        <draw:frame draw:name="PlaceHolder 50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递给 (dì gěi)</text:p>
              </text:list-item>
              <text:list-item>
                <text:p>Pass to; hand over to</text:p>
                <text:p/>
              </text:list-item>
              <text:list-item>
                <text:p>他递给我一杯水。</text:p>
              </text:list-item>
              <text:list-item>
                <text:p>Tā dì gěi wǒ yī bēi shuǐ.</text:p>
              </text:list-item>
              <text:list-item>
                <text:p>He passed me a glass of water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72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3" draw:style-name="dp1" draw:master-page-name="Default">
        <draw:frame draw:name="PlaceHolder 507" presentation:style-name="pr7" draw:text-style-name="P2" draw:layer="layout" svg:width="22.498cm" svg:height="2.598cm" svg:x="4.5cm" svg:y="0.6cm" presentation:class="title" presentation:user-transformed="true">
          <draw:text-box>
            <text:p>递</text:p>
          </draw:text-box>
        </draw:frame>
        <draw:frame draw:name="PlaceHolder 50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递 (dì)</text:p>
              </text:list-item>
              <text:list-item>
                <text:p>Pass; hand over</text:p>
                <text:p/>
              </text:list-item>
              <text:list-item>
                <text:p>他递给我一封信。</text:p>
              </text:list-item>
              <text:list-item>
                <text:p>Tā dì gěi wǒ yī fēng xìn.</text:p>
              </text:list-item>
              <text:list-item>
                <text:p>He handed me a letter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73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4" draw:style-name="dp1" draw:master-page-name="Default">
        <draw:frame draw:name="PlaceHolder 509" presentation:style-name="pr7" draw:text-style-name="P2" draw:layer="layout" svg:width="22.498cm" svg:height="2.598cm" svg:x="4.5cm" svg:y="0.6cm" presentation:class="title" presentation:user-transformed="true">
          <draw:text-box>
            <text:p>地震</text:p>
          </draw:text-box>
        </draw:frame>
        <draw:frame draw:name="PlaceHolder 51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地震 (dìzhèn)</text:p>
              </text:list-item>
              <text:list-item>
                <text:p>Earthquake</text:p>
                <text:p/>
              </text:list-item>
              <text:list-item>
                <text:p>这个地区经常发生地震。</text:p>
              </text:list-item>
              <text:list-item>
                <text:p>Zhège dìqū jīngcháng fāshēng dìzhèn.</text:p>
              </text:list-item>
              <text:list-item>
                <text:p>Earthquakes frequently occur in this region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74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5" draw:style-name="dp1" draw:master-page-name="Default">
        <draw:frame draw:name="PlaceHolder 511" presentation:style-name="pr7" draw:text-style-name="P2" draw:layer="layout" svg:width="22.498cm" svg:height="2.598cm" svg:x="4.5cm" svg:y="0.6cm" presentation:class="title" presentation:user-transformed="true">
          <draw:text-box>
            <text:p>地形</text:p>
          </draw:text-box>
        </draw:frame>
        <draw:frame draw:name="PlaceHolder 51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地形 (dìxíng)</text:p>
              </text:list-item>
              <text:list-item>
                <text:p>Topography; terrain</text:p>
                <text:p/>
              </text:list-item>
              <text:list-item>
                <text:p>地形对军事行动有很大影响。</text:p>
              </text:list-item>
              <text:list-item>
                <text:p>Dìxíng duì jūnshì xíngdòng yǒu hěn dà yǐngxiǎng.</text:p>
              </text:list-item>
              <text:list-item>
                <text:p>Topography has a significant impact on military operation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75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6" draw:style-name="dp1" draw:master-page-name="Default">
        <draw:frame draw:name="PlaceHolder 513" presentation:style-name="pr7" draw:text-style-name="P2" draw:layer="layout" svg:width="22.498cm" svg:height="2.598cm" svg:x="4.5cm" svg:y="0.6cm" presentation:class="title" presentation:user-transformed="true">
          <draw:text-box>
            <text:p>地带</text:p>
          </draw:text-box>
        </draw:frame>
        <draw:frame draw:name="PlaceHolder 51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地带 (dìdài)</text:p>
              </text:list-item>
              <text:list-item>
                <text:p>Zone; region</text:p>
                <text:p/>
              </text:list-item>
              <text:list-item>
                <text:p>沙漠是一个干旱地带。</text:p>
              </text:list-item>
              <text:list-item>
                <text:p>Shāmò shì yīgè gānhuàn dìdài.</text:p>
              </text:list-item>
              <text:list-item>
                <text:p>The desert is a dry region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76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7" draw:style-name="dp1" draw:master-page-name="Default">
        <draw:frame draw:name="PlaceHolder 515" presentation:style-name="pr7" draw:text-style-name="P2" draw:layer="layout" svg:width="22.498cm" svg:height="2.598cm" svg:x="4.5cm" svg:y="0.6cm" presentation:class="title" presentation:user-transformed="true">
          <draw:text-box>
            <text:p>低于</text:p>
          </draw:text-box>
        </draw:frame>
        <draw:frame draw:name="PlaceHolder 51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低于 (dīyú)</text:p>
              </text:list-item>
              <text:list-item>
                <text:p>Below; lower than</text:p>
                <text:p/>
              </text:list-item>
              <text:list-item>
                <text:p>这个城市的气温低于零度。</text:p>
              </text:list-item>
              <text:list-item>
                <text:p>Zhège chéngshì de qìwēn dīyú líng dù.</text:p>
              </text:list-item>
              <text:list-item>
                <text:p>The temperature in this city is below zero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77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8" draw:style-name="dp1" draw:master-page-name="Default">
        <draw:frame draw:name="PlaceHolder 517" presentation:style-name="pr7" draw:text-style-name="P2" draw:layer="layout" svg:width="22.498cm" svg:height="2.598cm" svg:x="4.5cm" svg:y="0.6cm" presentation:class="title" presentation:user-transformed="true">
          <draw:text-box>
            <text:p>等级</text:p>
          </draw:text-box>
        </draw:frame>
        <draw:frame draw:name="PlaceHolder 51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等级 (děngjí)</text:p>
              </text:list-item>
              <text:list-item>
                <text:p>Level; grade</text:p>
                <text:p/>
              </text:list-item>
              <text:list-item>
                <text:p>这个游戏有很多不同的等级。</text:p>
              </text:list-item>
              <text:list-item>
                <text:p>Zhège yóuxì yǒu hěnduō bùtóng de děngjí.</text:p>
              </text:list-item>
              <text:list-item>
                <text:p>This game has many different level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78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9" draw:style-name="dp1" draw:master-page-name="Default">
        <draw:frame draw:name="PlaceHolder 519" presentation:style-name="pr7" draw:text-style-name="P2" draw:layer="layout" svg:width="22.498cm" svg:height="2.598cm" svg:x="4.5cm" svg:y="0.6cm" presentation:class="title" presentation:user-transformed="true">
          <draw:text-box>
            <text:p>等候</text:p>
          </draw:text-box>
        </draw:frame>
        <draw:frame draw:name="PlaceHolder 52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等候 (děnghòu)</text:p>
              </text:list-item>
              <text:list-item>
                <text:p>Wait; await</text:p>
                <text:p/>
              </text:list-item>
              <text:list-item>
                <text:p>他在车站等候了两个小时。</text:p>
              </text:list-item>
              <text:list-item>
                <text:p>Tā zài chēzhàn děnghòu le liǎng gè xiǎoshí.</text:p>
              </text:list-item>
              <text:list-item>
                <text:p>He waited at the station for two hour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79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0" draw:style-name="dp1" draw:master-page-name="Default">
        <draw:frame draw:name="PlaceHolder 521" presentation:style-name="pr7" draw:text-style-name="P2" draw:layer="layout" svg:width="22.498cm" svg:height="2.598cm" svg:x="4.5cm" svg:y="0.6cm" presentation:class="title" presentation:user-transformed="true">
          <draw:text-box>
            <text:p>得以</text:p>
          </draw:text-box>
        </draw:frame>
        <draw:frame draw:name="PlaceHolder 52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得以 (déyǐ)</text:p>
              </text:list-item>
              <text:list-item>
                <text:p>Be able to; can</text:p>
                <text:p/>
              </text:list-item>
              <text:list-item>
                <text:p>有了这个机会，他得以实现梦想。</text:p>
              </text:list-item>
              <text:list-item>
                <text:p>Yǒule zhège jīhuì, tā déyǐ shíxiàn mèngxiǎng.</text:p>
              </text:list-item>
              <text:list-item>
                <text:p>With this opportunity, he can fulfill his dream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80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1" draw:style-name="dp1" draw:master-page-name="Default">
        <draw:frame draw:name="PlaceHolder 523" presentation:style-name="pr7" draw:text-style-name="P2" draw:layer="layout" svg:width="22.498cm" svg:height="2.598cm" svg:x="4.5cm" svg:y="0.6cm" presentation:class="title" presentation:user-transformed="true">
          <draw:text-box>
            <text:p>得了</text:p>
          </draw:text-box>
        </draw:frame>
        <draw:frame draw:name="PlaceHolder 52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得了 (déle)</text:p>
              </text:list-item>
              <text:list-item>
                <text:p>Have contracted (an illness)</text:p>
                <text:p/>
              </text:list-item>
              <text:list-item>
                <text:p>他得了感冒，所以请假了。</text:p>
              </text:list-item>
              <text:list-item>
                <text:p>Tā déle gǎnmào, suǒyǐ qǐngjiàle.</text:p>
              </text:list-item>
              <text:list-item>
                <text:p>He caught a cold, so he took a sick leave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81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2" draw:style-name="dp1" draw:master-page-name="Default">
        <draw:frame draw:name="PlaceHolder 525" presentation:style-name="pr7" draw:text-style-name="P2" draw:layer="layout" svg:width="22.498cm" svg:height="2.598cm" svg:x="4.5cm" svg:y="0.6cm" presentation:class="title" presentation:user-transformed="true">
          <draw:text-box>
            <text:p>道德</text:p>
          </draw:text-box>
        </draw:frame>
        <draw:frame draw:name="PlaceHolder 52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道德 (dàodé)</text:p>
              </text:list-item>
              <text:list-item>
                <text:p>Morality; ethics</text:p>
                <text:p/>
              </text:list-item>
              <text:list-item>
                <text:p>道德是社会稳定的基石。</text:p>
              </text:list-item>
              <text:list-item>
                <text:p>Dàodé shì shèhuì wěndìng de jīshí.</text:p>
              </text:list-item>
              <text:list-item>
                <text:p>Morality is the cornerstone of social stability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82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3" draw:style-name="dp1" draw:master-page-name="Default">
        <draw:frame draw:name="PlaceHolder 527" presentation:style-name="pr7" draw:text-style-name="P2" draw:layer="layout" svg:width="22.498cm" svg:height="2.598cm" svg:x="4.5cm" svg:y="0.6cm" presentation:class="title" presentation:user-transformed="true">
          <draw:text-box>
            <text:p>倒是</text:p>
          </draw:text-box>
        </draw:frame>
        <draw:frame draw:name="PlaceHolder 52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倒是 (dàoshì)</text:p>
              </text:list-item>
              <text:list-item>
                <text:p>On the contrary; actually</text:p>
                <text:p/>
              </text:list-item>
              <text:list-item>
                <text:p>他不是很聪明，倒是很努力。</text:p>
              </text:list-item>
              <text:list-item>
                <text:p>Tā bùshì hěn cōngming, dàoshì hěn nǔlì.</text:p>
              </text:list-item>
              <text:list-item>
                <text:p>He is not very smart, but he is hardworking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83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4" draw:style-name="dp1" draw:master-page-name="Default">
        <draw:frame draw:name="PlaceHolder 529" presentation:style-name="pr7" draw:text-style-name="P2" draw:layer="layout" svg:width="22.498cm" svg:height="2.598cm" svg:x="4.5cm" svg:y="0.6cm" presentation:class="title" presentation:user-transformed="true">
          <draw:text-box>
            <text:p>到来</text:p>
          </draw:text-box>
        </draw:frame>
        <draw:frame draw:name="PlaceHolder 53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到来 (dàolái)</text:p>
              </text:list-item>
              <text:list-item>
                <text:p>Arrive; arrival</text:p>
                <text:p/>
              </text:list-item>
              <text:list-item>
                <text:p>他的生日即将到来。</text:p>
              </text:list-item>
              <text:list-item>
                <text:p>Tā de shēngrì jíjiāng dàolái.</text:p>
              </text:list-item>
              <text:list-item>
                <text:p>His birthday is coming soon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84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5" draw:style-name="dp1" draw:master-page-name="Default">
        <draw:frame draw:name="PlaceHolder 531" presentation:style-name="pr7" draw:text-style-name="P2" draw:layer="layout" svg:width="22.498cm" svg:height="2.598cm" svg:x="4.5cm" svg:y="0.6cm" presentation:class="title" presentation:user-transformed="true">
          <draw:text-box>
            <text:p>挡</text:p>
          </draw:text-box>
        </draw:frame>
        <draw:frame draw:name="PlaceHolder 53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挡 (dǎng)</text:p>
              </text:list-item>
              <text:list-item>
                <text:p>Block; hinder</text:p>
                <text:p/>
              </text:list-item>
              <text:list-item>
                <text:p>用手挡住阳光。</text:p>
              </text:list-item>
              <text:list-item>
                <text:p>Yòng shǒu dǎng zhù yángguāng.</text:p>
              </text:list-item>
              <text:list-item>
                <text:p>Use your hand to block the sunlight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85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6" draw:style-name="dp1" draw:master-page-name="Default">
        <draw:frame draw:name="PlaceHolder 533" presentation:style-name="pr7" draw:text-style-name="P2" draw:layer="layout" svg:width="22.498cm" svg:height="2.598cm" svg:x="4.5cm" svg:y="0.6cm" presentation:class="title" presentation:user-transformed="true">
          <draw:text-box>
            <text:p>当选</text:p>
          </draw:text-box>
        </draw:frame>
        <draw:frame draw:name="PlaceHolder 53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当选 (dāngxuǎn)</text:p>
              </text:list-item>
              <text:list-item>
                <text:p>Be elected; election</text:p>
                <text:p/>
              </text:list-item>
              <text:list-item>
                <text:p>他在去年当选为市长。</text:p>
              </text:list-item>
              <text:list-item>
                <text:p>Tā zài qùnián dāngxuǎn wèi shìzhǎng.</text:p>
              </text:list-item>
              <text:list-item>
                <text:p>He was elected as the mayor last year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86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7" draw:style-name="dp1" draw:master-page-name="Default">
        <draw:frame draw:name="PlaceHolder 535" presentation:style-name="pr7" draw:text-style-name="P2" draw:layer="layout" svg:width="22.498cm" svg:height="2.598cm" svg:x="4.5cm" svg:y="0.6cm" presentation:class="title" presentation:user-transformed="true">
          <draw:text-box>
            <text:p>当前</text:p>
          </draw:text-box>
        </draw:frame>
        <draw:frame draw:name="PlaceHolder 53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当前 (dāngqián)</text:p>
              </text:list-item>
              <text:list-item>
                <text:p>Current; present</text:p>
                <text:p/>
              </text:list-item>
              <text:list-item>
                <text:p>我们需要解决当前的问题。</text:p>
              </text:list-item>
              <text:list-item>
                <text:p>Wǒmen xūyào jiějué dāngqián de wèntí.</text:p>
              </text:list-item>
              <text:list-item>
                <text:p>We need to address the current issue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87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8" draw:style-name="dp1" draw:master-page-name="Default">
        <draw:frame draw:name="PlaceHolder 537" presentation:style-name="pr7" draw:text-style-name="P2" draw:layer="layout" svg:width="22.498cm" svg:height="2.598cm" svg:x="4.5cm" svg:y="0.6cm" presentation:class="title" presentation:user-transformed="true">
          <draw:text-box>
            <text:p>当年</text:p>
          </draw:text-box>
        </draw:frame>
        <draw:frame draw:name="PlaceHolder 53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当年 (dāngnián)</text:p>
              </text:list-item>
              <text:list-item>
                <text:p>In those years; in the past</text:p>
                <text:p/>
              </text:list-item>
              <text:list-item>
                <text:p>那件事发生在很多年前的当年。</text:p>
              </text:list-item>
              <text:list-item>
                <text:p>Nà jiàn shì fāshēng zài hěnduō nián qián de dāngnián.</text:p>
              </text:list-item>
              <text:list-item>
                <text:p>That incident happened many years ago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88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9" draw:style-name="dp1" draw:master-page-name="Default">
        <draw:frame draw:name="PlaceHolder 539" presentation:style-name="pr7" draw:text-style-name="P2" draw:layer="layout" svg:width="22.498cm" svg:height="2.598cm" svg:x="4.5cm" svg:y="0.6cm" presentation:class="title" presentation:user-transformed="true">
          <draw:text-box>
            <text:p>当代</text:p>
          </draw:text-box>
        </draw:frame>
        <draw:frame draw:name="PlaceHolder 54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当代 (dāngdài)</text:p>
              </text:list-item>
              <text:list-item>
                <text:p>Contemporary; modern times</text:p>
                <text:p/>
              </text:list-item>
              <text:list-item>
                <text:p>这是一位当代著名的画家。</text:p>
              </text:list-item>
              <text:list-item>
                <text:p>Zhè shì yī wèi dāngdài zhùmíng de huàjiā.</text:p>
              </text:list-item>
              <text:list-item>
                <text:p>This is a famous contemporary painter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89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0" draw:style-name="dp1" draw:master-page-name="Default">
        <draw:frame draw:name="PlaceHolder 541" presentation:style-name="pr7" draw:text-style-name="P2" draw:layer="layout" svg:width="22.498cm" svg:height="2.598cm" svg:x="4.5cm" svg:y="0.6cm" presentation:class="title" presentation:user-transformed="true">
          <draw:text-box>
            <text:p>当场</text:p>
          </draw:text-box>
        </draw:frame>
        <draw:frame draw:name="PlaceHolder 54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当场 (dāngchǎng)</text:p>
              </text:list-item>
              <text:list-item>
                <text:p>On the spot; at the scene</text:p>
                <text:p/>
              </text:list-item>
              <text:list-item>
                <text:p>他当场就解决了问题。</text:p>
              </text:list-item>
              <text:list-item>
                <text:p>Tā dāngchǎng jiù jiějuéle wèntí.</text:p>
              </text:list-item>
              <text:list-item>
                <text:p>He resolved the problem on the spot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90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1" draw:style-name="dp1" draw:master-page-name="Default">
        <draw:frame draw:name="PlaceHolder 543" presentation:style-name="pr7" draw:text-style-name="P2" draw:layer="layout" svg:width="22.498cm" svg:height="2.598cm" svg:x="4.5cm" svg:y="0.6cm" presentation:class="title" presentation:user-transformed="true">
          <draw:text-box>
            <text:p>蛋糕</text:p>
          </draw:text-box>
        </draw:frame>
        <draw:frame draw:name="PlaceHolder 54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蛋糕 (dàngāo)</text:p>
              </text:list-item>
              <text:list-item>
                <text:p>Cake</text:p>
                <text:p/>
              </text:list-item>
              <text:list-item>
                <text:p>生日蛋糕上有许多蜡烛。</text:p>
              </text:list-item>
              <text:list-item>
                <text:p>Shēngrì dàngāo shàng yǒu xǔduō làzhú.</text:p>
              </text:list-item>
              <text:list-item>
                <text:p>There are many candles on the birthday cake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91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2" draw:style-name="dp1" draw:master-page-name="Default">
        <draw:frame draw:name="PlaceHolder 545" presentation:style-name="pr7" draw:text-style-name="P2" draw:layer="layout" svg:width="22.498cm" svg:height="2.598cm" svg:x="4.5cm" svg:y="0.6cm" presentation:class="title" presentation:user-transformed="true">
          <draw:text-box>
            <text:p>胆小</text:p>
          </draw:text-box>
        </draw:frame>
        <draw:frame draw:name="PlaceHolder 54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胆小 (dǎnxiǎo)</text:p>
              </text:list-item>
              <text:list-item>
                <text:p>Cowardly; timid</text:p>
                <text:p/>
              </text:list-item>
              <text:list-item>
                <text:p>他是一个胆小的人，不善于冒险。</text:p>
              </text:list-item>
              <text:list-item>
                <text:p>Tā shì yīgè dǎnxiǎo de rén, bù shàn yú màoxiǎn.</text:p>
              </text:list-item>
              <text:list-item>
                <text:p>He is a timid person and not good at taking risk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92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3" draw:style-name="dp1" draw:master-page-name="Default">
        <draw:frame draw:name="PlaceHolder 547" presentation:style-name="pr7" draw:text-style-name="P2" draw:layer="layout" svg:width="22.498cm" svg:height="2.598cm" svg:x="4.5cm" svg:y="0.6cm" presentation:class="title" presentation:user-transformed="true">
          <draw:text-box>
            <text:p>胆</text:p>
          </draw:text-box>
        </draw:frame>
        <draw:frame draw:name="PlaceHolder 54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胆 (dǎn)</text:p>
              </text:list-item>
              <text:list-item>
                <text:p>Gallbladder; courage</text:p>
                <text:p/>
              </text:list-item>
              <text:list-item>
                <text:p>他有胆量面对困难。</text:p>
              </text:list-item>
              <text:list-item>
                <text:p>Tā yǒu dǎnliàng miàn duì kùnnán.</text:p>
              </text:list-item>
              <text:list-item>
                <text:p>He has the courage to face difficultie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93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4" draw:style-name="dp1" draw:master-page-name="Default">
        <draw:frame draw:name="PlaceHolder 549" presentation:style-name="pr7" draw:text-style-name="P2" draw:layer="layout" svg:width="22.498cm" svg:height="2.598cm" svg:x="4.5cm" svg:y="0.6cm" presentation:class="title" presentation:user-transformed="true">
          <draw:text-box>
            <text:p>单一</text:p>
          </draw:text-box>
        </draw:frame>
        <draw:frame draw:name="PlaceHolder 55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单一 (dānyī)</text:p>
              </text:list-item>
              <text:list-item>
                <text:p>Single; solitary</text:p>
                <text:p/>
              </text:list-item>
              <text:list-item>
                <text:p>这个小岛上只有一个单一的村庄。</text:p>
              </text:list-item>
              <text:list-item>
                <text:p>Zhège xiǎo dǎo shàng zhǐyǒu yīgè dānyī de cūnzhuāng.</text:p>
              </text:list-item>
              <text:list-item>
                <text:p>There is only a single village on this small island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94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5" draw:style-name="dp1" draw:master-page-name="Default">
        <draw:frame draw:name="PlaceHolder 551" presentation:style-name="pr7" draw:text-style-name="P2" draw:layer="layout" svg:width="22.498cm" svg:height="2.598cm" svg:x="4.5cm" svg:y="0.6cm" presentation:class="title" presentation:user-transformed="true">
          <draw:text-box>
            <text:p>贷款</text:p>
          </draw:text-box>
        </draw:frame>
        <draw:frame draw:name="PlaceHolder 55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贷款 (dàikuǎn)</text:p>
              </text:list-item>
              <text:list-item>
                <text:p>Loan</text:p>
                <text:p/>
              </text:list-item>
              <text:list-item>
                <text:p>他向银行申请了一笔贷款。</text:p>
              </text:list-item>
              <text:list-item>
                <text:p>Tā xiàng yínháng shēnqǐngle yī bǐ dàikuǎn.</text:p>
              </text:list-item>
              <text:list-item>
                <text:p>He applied for a loan from the bank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95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6" draw:style-name="dp1" draw:master-page-name="Default">
        <draw:frame draw:name="PlaceHolder 553" presentation:style-name="pr7" draw:text-style-name="P2" draw:layer="layout" svg:width="22.498cm" svg:height="2.598cm" svg:x="4.5cm" svg:y="0.6cm" presentation:class="title" presentation:user-transformed="true">
          <draw:text-box>
            <text:p>带有</text:p>
          </draw:text-box>
        </draw:frame>
        <draw:frame draw:name="PlaceHolder 55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带有 (dài yǒu)</text:p>
              </text:list-item>
              <text:list-item>
                <text:p>With; have</text:p>
                <text:p/>
              </text:list-item>
              <text:list-item>
                <text:p>这本书带有很深的哲学思考。</text:p>
              </text:list-item>
              <text:list-item>
                <text:p>Zhè běn shū dài yǒu hěn shēn de zhéxué sīkǎo.</text:p>
              </text:list-item>
              <text:list-item>
                <text:p>This book has profound philosophical reflection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96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7" draw:style-name="dp1" draw:master-page-name="Default">
        <draw:frame draw:name="PlaceHolder 555" presentation:style-name="pr7" draw:text-style-name="P2" draw:layer="layout" svg:width="22.498cm" svg:height="2.598cm" svg:x="4.5cm" svg:y="0.6cm" presentation:class="title" presentation:user-transformed="true">
          <draw:text-box>
            <text:p>代理</text:p>
          </draw:text-box>
        </draw:frame>
        <draw:frame draw:name="PlaceHolder 55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代理 (dàilǐ)</text:p>
              </text:list-item>
              <text:list-item>
                <text:p>Agent; represent</text:p>
                <text:p/>
              </text:list-item>
              <text:list-item>
                <text:p>他是这家公司在中国的代理。</text:p>
              </text:list-item>
              <text:list-item>
                <text:p>Tā shì zhè jiā gōngsī zài Zhōngguó de dàilǐ.</text:p>
              </text:list-item>
              <text:list-item>
                <text:p>He is the agent of this company in China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97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8" draw:style-name="dp1" draw:master-page-name="Default">
        <draw:frame draw:name="PlaceHolder 557" presentation:style-name="pr7" draw:text-style-name="P2" draw:layer="layout" svg:width="22.498cm" svg:height="2.598cm" svg:x="4.5cm" svg:y="0.6cm" presentation:class="title" presentation:user-transformed="true">
          <draw:text-box>
            <text:p>代价</text:p>
          </draw:text-box>
        </draw:frame>
        <draw:frame draw:name="PlaceHolder 55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代价 (dàijià)</text:p>
              </text:list-item>
              <text:list-item>
                <text:p>Cost; price</text:p>
                <text:p/>
              </text:list-item>
              <text:list-item>
                <text:p>取得成功有时候需要付出代价。</text:p>
              </text:list-item>
              <text:list-item>
                <text:p>Qǔdé chénggōng yǒushíhòu xūyào fùchū dàijià.</text:p>
              </text:list-item>
              <text:list-item>
                <text:p>Sometimes, achieving success requires paying a price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98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9" draw:style-name="dp1" draw:master-page-name="Default">
        <draw:frame draw:name="PlaceHolder 559" presentation:style-name="pr7" draw:text-style-name="P2" draw:layer="layout" svg:width="22.498cm" svg:height="2.598cm" svg:x="4.5cm" svg:y="0.6cm" presentation:class="title" presentation:user-transformed="true">
          <draw:text-box>
            <text:p>待</text:p>
          </draw:text-box>
        </draw:frame>
        <draw:frame draw:name="PlaceHolder 56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待 (dài)</text:p>
              </text:list-item>
              <text:list-item>
                <text:p>Wait; stay</text:p>
                <text:p/>
              </text:list-item>
              <text:list-item>
                <text:p>请稍等，我马上就来待你。</text:p>
              </text:list-item>
              <text:list-item>
                <text:p>Qǐng shāo děng, wǒ mǎshàng jiù lái dài nǐ.</text:p>
              </text:list-item>
              <text:list-item>
                <text:p>Please wait a moment; I'll be right there to attend to you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99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0" draw:style-name="dp1" draw:master-page-name="Default">
        <draw:frame draw:name="PlaceHolder 561" presentation:style-name="pr7" draw:text-style-name="P2" draw:layer="layout" svg:width="22.498cm" svg:height="2.598cm" svg:x="4.5cm" svg:y="0.6cm" presentation:class="title" presentation:user-transformed="true">
          <draw:text-box>
            <text:p>呆</text:p>
          </draw:text-box>
        </draw:frame>
        <draw:frame draw:name="PlaceHolder 56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呆 (dāi)</text:p>
              </text:list-item>
              <text:list-item>
                <text:p>Dull; foolish</text:p>
                <text:p/>
              </text:list-item>
              <text:list-item>
                <text:p>他呆呆地站在那里，一言不发。</text:p>
              </text:list-item>
              <text:list-item>
                <text:p>Tā dāi dāi de zhàn zài nàlǐ, yīyán bùfā.</text:p>
              </text:list-item>
              <text:list-item>
                <text:p>He stood there blankly, saying nothing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900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1" draw:style-name="dp1" draw:master-page-name="Default">
        <draw:frame draw:name="PlaceHolder 563" presentation:style-name="pr7" draw:text-style-name="P2" draw:layer="layout" svg:width="22.498cm" svg:height="2.598cm" svg:x="4.5cm" svg:y="0.6cm" presentation:class="title" presentation:user-transformed="true">
          <draw:text-box>
            <text:p>大致</text:p>
          </draw:text-box>
        </draw:frame>
        <draw:frame draw:name="PlaceHolder 56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大致 (dàzhì)</text:p>
              </text:list-item>
              <text:list-item>
                <text:p>In general; roughly</text:p>
                <text:p/>
              </text:list-item>
              <text:list-item>
                <text:p>他给了我一个大致的计划。</text:p>
              </text:list-item>
              <text:list-item>
                <text:p>Tā gěile wǒ yī gè dàzhì de jìhuà.</text:p>
              </text:list-item>
              <text:list-item>
                <text:p>He gave me a rough plan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901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2" draw:style-name="dp1" draw:master-page-name="Default">
        <draw:frame draw:name="PlaceHolder 565" presentation:style-name="pr7" draw:text-style-name="P2" draw:layer="layout" svg:width="22.498cm" svg:height="2.598cm" svg:x="4.5cm" svg:y="0.6cm" presentation:class="title" presentation:user-transformed="true">
          <draw:text-box>
            <text:p>大于</text:p>
          </draw:text-box>
        </draw:frame>
        <draw:frame draw:name="PlaceHolder 56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大于 (dàyú)</text:p>
              </text:list-item>
              <text:list-item>
                <text:p>Greater than</text:p>
                <text:p/>
              </text:list-item>
              <text:list-item>
                <text:p>2大于1。</text:p>
              </text:list-item>
              <text:list-item>
                <text:p>2 dàyú 1.</text:p>
              </text:list-item>
              <text:list-item>
                <text:p>2 is greater than 1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902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3" draw:style-name="dp1" draw:master-page-name="Default">
        <draw:frame draw:name="PlaceHolder 567" presentation:style-name="pr7" draw:text-style-name="P2" draw:layer="layout" svg:width="22.498cm" svg:height="2.598cm" svg:x="4.5cm" svg:y="0.6cm" presentation:class="title" presentation:user-transformed="true">
          <draw:text-box>
            <text:p>大熊猫</text:p>
          </draw:text-box>
        </draw:frame>
        <draw:frame draw:name="PlaceHolder 56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大熊猫 (dàxióngmāo)</text:p>
              </text:list-item>
              <text:list-item>
                <text:p>Giant panda</text:p>
                <text:p/>
              </text:list-item>
              <text:list-item>
                <text:p>大熊猫是中国的国宝之一。</text:p>
              </text:list-item>
              <text:list-item>
                <text:p>Dàxióngmāo shì Zhōngguó de guóbǎo zhī yī.</text:p>
              </text:list-item>
              <text:list-item>
                <text:p>The giant panda is one of China's national treasure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903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4" draw:style-name="dp1" draw:master-page-name="Default">
        <draw:frame draw:name="PlaceHolder 569" presentation:style-name="pr7" draw:text-style-name="P2" draw:layer="layout" svg:width="22.498cm" svg:height="2.598cm" svg:x="4.5cm" svg:y="0.6cm" presentation:class="title" presentation:user-transformed="true">
          <draw:text-box>
            <text:p>大象</text:p>
          </draw:text-box>
        </draw:frame>
        <draw:frame draw:name="PlaceHolder 57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大象 (dàxiàng)</text:p>
              </text:list-item>
              <text:list-item>
                <text:p>Elephant</text:p>
                <text:p/>
              </text:list-item>
              <text:list-item>
                <text:p>大象是世界上最大的陆地动物之一。</text:p>
              </text:list-item>
              <text:list-item>
                <text:p>Dàxiàng shì shìjiè shàng zuì dà de lùdì dòngwù zhī yī.</text:p>
              </text:list-item>
              <text:list-item>
                <text:p>Elephants are one of the largest land animals in the world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904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5" draw:style-name="dp1" draw:master-page-name="Default">
        <draw:frame draw:name="PlaceHolder 571" presentation:style-name="pr7" draw:text-style-name="P2" draw:layer="layout" svg:width="22.498cm" svg:height="2.598cm" svg:x="4.5cm" svg:y="0.6cm" presentation:class="title" presentation:user-transformed="true">
          <draw:text-box>
            <text:p>大厅</text:p>
          </draw:text-box>
        </draw:frame>
        <draw:frame draw:name="PlaceHolder 57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大厅 (dàtīng)</text:p>
              </text:list-item>
              <text:list-item>
                <text:p>Hall; large room</text:p>
                <text:p/>
              </text:list-item>
              <text:list-item>
                <text:p>会议将在大厅举行。</text:p>
              </text:list-item>
              <text:list-item>
                <text:p>Huìyì jiāng zài dàtīng jǔxíng.</text:p>
              </text:list-item>
              <text:list-item>
                <text:p>The meeting will take place in the hall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905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6" draw:style-name="dp1" draw:master-page-name="Default">
        <draw:frame draw:name="PlaceHolder 573" presentation:style-name="pr7" draw:text-style-name="P2" draw:layer="layout" svg:width="22.498cm" svg:height="2.598cm" svg:x="4.5cm" svg:y="0.6cm" presentation:class="title" presentation:user-transformed="true">
          <draw:text-box>
            <text:p>大事</text:p>
          </draw:text-box>
        </draw:frame>
        <draw:frame draw:name="PlaceHolder 57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大事 (dàshì)</text:p>
              </text:list-item>
              <text:list-item>
                <text:p>Major event; important matter</text:p>
                <text:p/>
              </text:list-item>
              <text:list-item>
                <text:p>这是一件大事，我们需要立即采取行动。</text:p>
              </text:list-item>
              <text:list-item>
                <text:p>Zhè shì yī jiàn dàshì, wǒmen xūyào lìjí cǎiqǔ xíngdòng.</text:p>
              </text:list-item>
              <text:list-item>
                <text:p>This is a major event; we need to take immediate action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906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7" draw:style-name="dp1" draw:master-page-name="Default">
        <draw:frame draw:name="PlaceHolder 575" presentation:style-name="pr7" draw:text-style-name="P2" draw:layer="layout" svg:width="22.498cm" svg:height="2.598cm" svg:x="4.5cm" svg:y="0.6cm" presentation:class="title" presentation:user-transformed="true">
          <draw:text-box>
            <text:p>大脑</text:p>
          </draw:text-box>
        </draw:frame>
        <draw:frame draw:name="PlaceHolder 57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大脑 (dànǎo)</text:p>
              </text:list-item>
              <text:list-item>
                <text:p>Brain</text:p>
                <text:p/>
              </text:list-item>
              <text:list-item>
                <text:p>大脑是人体最重要的器官之一。</text:p>
              </text:list-item>
              <text:list-item>
                <text:p>Dànǎo shì réntǐ zuì zhòngyào de qìguān zhī yī.</text:p>
              </text:list-item>
              <text:list-item>
                <text:p>The brain is one of the most important organs in the human body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907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8" draw:style-name="dp1" draw:master-page-name="Default">
        <draw:frame draw:name="PlaceHolder 577" presentation:style-name="pr7" draw:text-style-name="P2" draw:layer="layout" svg:width="22.498cm" svg:height="2.598cm" svg:x="4.5cm" svg:y="0.6cm" presentation:class="title" presentation:user-transformed="true">
          <draw:text-box>
            <text:p>大奖赛</text:p>
          </draw:text-box>
        </draw:frame>
        <draw:frame draw:name="PlaceHolder 57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大奖赛 (dàjiǎngsài)</text:p>
              </text:list-item>
              <text:list-item>
                <text:p>Grand Prix; major competition</text:p>
                <text:p/>
              </text:list-item>
              <text:list-item>
                <text:p>这场比赛是一场大奖赛。</text:p>
              </text:list-item>
              <text:list-item>
                <text:p>Zhè chǎng bǐsài shì yī chǎng dàjiǎngsài.</text:p>
              </text:list-item>
              <text:list-item>
                <text:p>This competition is a grand prix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908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9" draw:style-name="dp1" draw:master-page-name="Default">
        <draw:frame draw:name="PlaceHolder 579" presentation:style-name="pr7" draw:text-style-name="P2" draw:layer="layout" svg:width="22.498cm" svg:height="2.598cm" svg:x="4.5cm" svg:y="0.6cm" presentation:class="title" presentation:user-transformed="true">
          <draw:text-box>
            <text:p>大伙儿</text:p>
          </draw:text-box>
        </draw:frame>
        <draw:frame draw:name="PlaceHolder 58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大伙儿 (dàhuǒr)</text:p>
              </text:list-item>
              <text:list-item>
                <text:p>Everyone; all</text:p>
                <text:p/>
              </text:list-item>
              <text:list-item>
                <text:p>大伙儿一起来庆祝吧！</text:p>
              </text:list-item>
              <text:list-item>
                <text:p>Dàhuǒr yīqǐ lái qìngzhù ba!</text:p>
              </text:list-item>
              <text:list-item>
                <text:p>Let's all celebrate together!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909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0" draw:style-name="dp1" draw:master-page-name="Default">
        <draw:frame draw:name="PlaceHolder 581" presentation:style-name="pr7" draw:text-style-name="P2" draw:layer="layout" svg:width="22.498cm" svg:height="2.598cm" svg:x="4.5cm" svg:y="0.6cm" presentation:class="title" presentation:user-transformed="true">
          <draw:text-box>
            <text:p>大纲</text:p>
          </draw:text-box>
        </draw:frame>
        <draw:frame draw:name="PlaceHolder 58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大纲 (dàgāng)</text:p>
              </text:list-item>
              <text:list-item>
                <text:p>Outline; main points</text:p>
                <text:p/>
              </text:list-item>
              <text:list-item>
                <text:p>这是我们计划的大纲。</text:p>
              </text:list-item>
              <text:list-item>
                <text:p>Zhè shì wǒmen jìhuà de dàgāng.</text:p>
              </text:list-item>
              <text:list-item>
                <text:p>This is the outline of our plan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910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1" draw:style-name="dp1" draw:master-page-name="Default">
        <draw:frame draw:name="PlaceHolder 583" presentation:style-name="pr7" draw:text-style-name="P2" draw:layer="layout" svg:width="22.498cm" svg:height="2.598cm" svg:x="4.5cm" svg:y="0.6cm" presentation:class="title" presentation:user-transformed="true">
          <draw:text-box>
            <text:p>大都</text:p>
          </draw:text-box>
        </draw:frame>
        <draw:frame draw:name="PlaceHolder 58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大都 (dàdōu)</text:p>
              </text:list-item>
              <text:list-item>
                <text:p>Mostly; for the most part</text:p>
                <text:p/>
              </text:list-item>
              <text:list-item>
                <text:p>大都市里的生活节奏很快。</text:p>
              </text:list-item>
              <text:list-item>
                <text:p>Dàdūshì lǐ de shēnghuó jiézòu hěn kuài.</text:p>
              </text:list-item>
              <text:list-item>
                <text:p>Life in most big cities is fast-paced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911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2" draw:style-name="dp1" draw:master-page-name="Default">
        <draw:frame draw:name="PlaceHolder 585" presentation:style-name="pr7" draw:text-style-name="P2" draw:layer="layout" svg:width="22.498cm" svg:height="2.598cm" svg:x="4.5cm" svg:y="0.6cm" presentation:class="title" presentation:user-transformed="true">
          <draw:text-box>
            <text:p>大胆</text:p>
          </draw:text-box>
        </draw:frame>
        <draw:frame draw:name="PlaceHolder 58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大胆 (dàdǎn)</text:p>
              </text:list-item>
              <text:list-item>
                <text:p>Bold; daring</text:p>
                <text:p/>
              </text:list-item>
              <text:list-item>
                <text:p>他有一个大胆的计划。</text:p>
              </text:list-item>
              <text:list-item>
                <text:p>Tā yǒu yīgè dàdǎn de jìhuà.</text:p>
              </text:list-item>
              <text:list-item>
                <text:p>He has a bold plan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912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3" draw:style-name="dp1" draw:master-page-name="Default">
        <draw:frame draw:name="PlaceHolder 587" presentation:style-name="pr7" draw:text-style-name="P2" draw:layer="layout" svg:width="22.498cm" svg:height="2.598cm" svg:x="4.5cm" svg:y="0.6cm" presentation:class="title" presentation:user-transformed="true">
          <draw:text-box>
            <text:p>打扰</text:p>
          </draw:text-box>
        </draw:frame>
        <draw:frame draw:name="PlaceHolder 58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打扰 (dǎrǎo)</text:p>
              </text:list-item>
              <text:list-item>
                <text:p>To disturb; to bother</text:p>
                <text:p/>
              </text:list-item>
              <text:list-item>
                <text:p>抱歉打扰了，我可以问个问题吗？</text:p>
              </text:list-item>
              <text:list-item>
                <text:p>Bàoqiàn dǎrǎole, wǒ kěyǐ wèn gè wèntí ma?</text:p>
              </text:list-item>
              <text:list-item>
                <text:p>Sorry to bother you, may I ask a question?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913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4" draw:style-name="dp1" draw:master-page-name="Default">
        <draw:frame draw:name="PlaceHolder 589" presentation:style-name="pr7" draw:text-style-name="P2" draw:layer="layout" svg:width="22.498cm" svg:height="2.598cm" svg:x="4.5cm" svg:y="0.6cm" presentation:class="title" presentation:user-transformed="true">
          <draw:text-box>
            <text:p>打架</text:p>
          </draw:text-box>
        </draw:frame>
        <draw:frame draw:name="PlaceHolder 59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打架 (dǎjià)</text:p>
              </text:list-item>
              <text:list-item>
                <text:p>To fight; to scuffle</text:p>
                <text:p/>
              </text:list-item>
              <text:list-item>
                <text:p>那两个人在街头打架了。</text:p>
              </text:list-item>
              <text:list-item>
                <text:p>Nà liǎng gè rén zài jiētóu dǎjiàle.</text:p>
              </text:list-item>
              <text:list-item>
                <text:p>Those two people had a fight in the street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914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5" draw:style-name="dp1" draw:master-page-name="Default">
        <draw:frame draw:name="PlaceHolder 591" presentation:style-name="pr7" draw:text-style-name="P2" draw:layer="layout" svg:width="22.498cm" svg:height="2.598cm" svg:x="4.5cm" svg:y="0.6cm" presentation:class="title" presentation:user-transformed="true">
          <draw:text-box>
            <text:p>打击</text:p>
          </draw:text-box>
        </draw:frame>
        <draw:frame draw:name="PlaceHolder 59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打击 (dǎjī)</text:p>
              </text:list-item>
              <text:list-item>
                <text:p>To strike; to hit; to attack</text:p>
                <text:p/>
              </text:list-item>
              <text:list-item>
                <text:p>这个计划是为了打击犯罪而制定的。</text:p>
              </text:list-item>
              <text:list-item>
                <text:p>Zhège jìhuà shì wèile dǎjī fànzuì ér zhìdìng de.</text:p>
              </text:list-item>
              <text:list-item>
                <text:p>This plan is designed to combat crime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915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6" draw:style-name="dp1" draw:master-page-name="Default">
        <draw:frame draw:name="PlaceHolder 593" presentation:style-name="pr7" draw:text-style-name="P2" draw:layer="layout" svg:width="22.498cm" svg:height="2.598cm" svg:x="4.5cm" svg:y="0.6cm" presentation:class="title" presentation:user-transformed="true">
          <draw:text-box>
            <text:p>打包</text:p>
          </draw:text-box>
        </draw:frame>
        <draw:frame draw:name="PlaceHolder 59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打包 (dǎbāo)</text:p>
              </text:list-item>
              <text:list-item>
                <text:p>To pack; to bundle up</text:p>
                <text:p/>
              </text:list-item>
              <text:list-item>
                <text:p>我们需要在明天之前把所有东西打包好。</text:p>
              </text:list-item>
              <text:list-item>
                <text:p>Wǒmen xūyào zài míngtiān zhīqián bǎ suǒyǒu dōngxī dǎbāo hǎo.</text:p>
              </text:list-item>
              <text:list-item>
                <text:p>We need to pack up everything before tomorrow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916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7" draw:style-name="dp1" draw:master-page-name="Default">
        <draw:frame draw:name="PlaceHolder 595" presentation:style-name="pr7" draw:text-style-name="P2" draw:layer="layout" svg:width="22.498cm" svg:height="2.598cm" svg:x="4.5cm" svg:y="0.6cm" presentation:class="title" presentation:user-transformed="true">
          <draw:text-box>
            <text:p>打扮</text:p>
          </draw:text-box>
        </draw:frame>
        <draw:frame draw:name="PlaceHolder 59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打扮 (dǎbàn)</text:p>
              </text:list-item>
              <text:list-item>
                <text:p>To dress up; to adorn oneself</text:p>
                <text:p/>
              </text:list-item>
              <text:list-item>
                <text:p>今晚我要打扮得漂漂亮亮。</text:p>
              </text:list-item>
              <text:list-item>
                <text:p>Jīnwǎn wǒ yào dǎbàn de piàopiào liàng liàng.</text:p>
              </text:list-item>
              <text:list-item>
                <text:p>Tonight, I want to dress up and look nice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917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8" draw:style-name="dp1" draw:master-page-name="Default">
        <draw:frame draw:name="PlaceHolder 597" presentation:style-name="pr7" draw:text-style-name="P2" draw:layer="layout" svg:width="22.498cm" svg:height="2.598cm" svg:x="4.5cm" svg:y="0.6cm" presentation:class="title" presentation:user-transformed="true">
          <draw:text-box>
            <text:p>打（介）</text:p>
          </draw:text-box>
        </draw:frame>
        <draw:frame draw:name="PlaceHolder 59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打 (dá)</text:p>
              </text:list-item>
              <text:list-item>
                <text:p>To hit; to strike; to play (a ball game)</text:p>
                <text:p/>
              </text:list-item>
              <text:list-item>
                <text:p>他喜欢打篮球。</text:p>
              </text:list-item>
              <text:list-item>
                <text:p>Tā xǐhuān dǎ lánqiú.</text:p>
              </text:list-item>
              <text:list-item>
                <text:p>He likes to play basketball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918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9" draw:style-name="dp1" draw:master-page-name="Default">
        <draw:frame draw:name="PlaceHolder 599" presentation:style-name="pr7" draw:text-style-name="P2" draw:layer="layout" svg:width="22.498cm" svg:height="2.598cm" svg:x="4.5cm" svg:y="0.6cm" presentation:class="title" presentation:user-transformed="true">
          <draw:text-box>
            <text:p>答复</text:p>
          </draw:text-box>
        </draw:frame>
        <draw:frame draw:name="PlaceHolder 60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答复 (dáfù)</text:p>
              </text:list-item>
              <text:list-item>
                <text:p>Reply; answer</text:p>
                <text:p/>
              </text:list-item>
              <text:list-item>
                <text:p>我会尽快给你答复的。</text:p>
              </text:list-item>
              <text:list-item>
                <text:p>Wǒ huì jǐnkuài gěi nǐ dáfù de.</text:p>
              </text:list-item>
              <text:list-item>
                <text:p>I will reply to you as soon as possible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919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0" draw:style-name="dp1" draw:master-page-name="Default">
        <draw:frame draw:name="PlaceHolder 601" presentation:style-name="pr7" draw:text-style-name="P2" draw:layer="layout" svg:width="22.498cm" svg:height="2.598cm" svg:x="4.5cm" svg:y="0.6cm" presentation:class="title" presentation:user-transformed="true">
          <draw:text-box>
            <text:p>答</text:p>
          </draw:text-box>
        </draw:frame>
        <draw:frame draw:name="PlaceHolder 60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答 (dá)</text:p>
              </text:list-item>
              <text:list-item>
                <text:p>To answer</text:p>
                <text:p/>
              </text:list-item>
              <text:list-item>
                <text:p>请等一下，我马上给你答复。</text:p>
              </text:list-item>
              <text:list-item>
                <text:p>Qǐng děng yīxià, wǒ mǎshàng gěi nǐ dáfù.</text:p>
              </text:list-item>
              <text:list-item>
                <text:p>Please wait a moment; I will answer you shortly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920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1" draw:style-name="dp1" draw:master-page-name="Default">
        <draw:frame draw:name="PlaceHolder 603" presentation:style-name="pr7" draw:text-style-name="P2" draw:layer="layout" svg:width="22.498cm" svg:height="2.598cm" svg:x="4.5cm" svg:y="0.6cm" presentation:class="title" presentation:user-transformed="true">
          <draw:text-box>
            <text:p>达成</text:p>
          </draw:text-box>
        </draw:frame>
        <draw:frame draw:name="PlaceHolder 60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达成 (dáchéng)</text:p>
              </text:list-item>
              <text:list-item>
                <text:p>To reach (an agreement); to achieve</text:p>
                <text:p/>
              </text:list-item>
              <text:list-item>
                <text:p>双方最终达成了协议。</text:p>
              </text:list-item>
              <text:list-item>
                <text:p>Shuāngfāng zuìzhōng dáchéngle xiéyì.</text:p>
              </text:list-item>
              <text:list-item>
                <text:p>Both sides finally reached an agreement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921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2" draw:style-name="dp1" draw:master-page-name="Default">
        <draw:frame draw:name="PlaceHolder 605" presentation:style-name="pr7" draw:text-style-name="P2" draw:layer="layout" svg:width="22.498cm" svg:height="2.598cm" svg:x="4.5cm" svg:y="0.6cm" presentation:class="title" presentation:user-transformed="true">
          <draw:text-box>
            <text:p>寸</text:p>
          </draw:text-box>
        </draw:frame>
        <draw:frame draw:name="PlaceHolder 60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寸 (cùn)</text:p>
              </text:list-item>
              <text:list-item>
                <text:p>Inch</text:p>
                <text:p/>
              </text:list-item>
              <text:list-item>
                <text:p>这条鱼有多长？大约有六寸。</text:p>
              </text:list-item>
              <text:list-item>
                <text:p>Zhè tiáo yú yǒu duō cháng? Dàyuē yǒu liù cùn.</text:p>
              </text:list-item>
              <text:list-item>
                <text:p>How long is this fish? It's about six inche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922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3" draw:style-name="dp1" draw:master-page-name="Default">
        <draw:frame draw:name="PlaceHolder 607" presentation:style-name="pr7" draw:text-style-name="P2" draw:layer="layout" svg:width="22.498cm" svg:height="2.598cm" svg:x="4.5cm" svg:y="0.6cm" presentation:class="title" presentation:user-transformed="true">
          <draw:text-box>
            <text:p>存款</text:p>
          </draw:text-box>
        </draw:frame>
        <draw:frame draw:name="PlaceHolder 60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存款 (cúnkuǎn)</text:p>
              </text:list-item>
              <text:list-item>
                <text:p>Deposit (money)</text:p>
                <text:p/>
              </text:list-item>
              <text:list-item>
                <text:p>我将存款放在银行里。</text:p>
              </text:list-item>
              <text:list-item>
                <text:p>Wǒ jiāng cúnkuǎn fàng zài yínháng lǐ.</text:p>
              </text:list-item>
              <text:list-item>
                <text:p>I will deposit the money in the bank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923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4" draw:style-name="dp1" draw:master-page-name="Default">
        <draw:frame draw:name="PlaceHolder 609" presentation:style-name="pr7" draw:text-style-name="P2" draw:layer="layout" svg:width="22.498cm" svg:height="2.598cm" svg:x="4.5cm" svg:y="0.6cm" presentation:class="title" presentation:user-transformed="true">
          <draw:text-box>
            <text:p>脆</text:p>
          </draw:text-box>
        </draw:frame>
        <draw:frame draw:name="PlaceHolder 61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脆 (cuì)</text:p>
              </text:list-item>
              <text:list-item>
                <text:p>Crisp; brittle</text:p>
                <text:p/>
              </text:list-item>
              <text:list-item>
                <text:p>这些饼干又脆又好吃。</text:p>
              </text:list-item>
              <text:list-item>
                <text:p>Zhèxiē bǐnggān yòu cuì yòu hǎochī.</text:p>
              </text:list-item>
              <text:list-item>
                <text:p>These cookies are crispy and deliciou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924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5" draw:style-name="dp1" draw:master-page-name="Default">
        <draw:frame draw:name="PlaceHolder 611" presentation:style-name="pr7" draw:text-style-name="P2" draw:layer="layout" svg:width="22.498cm" svg:height="2.598cm" svg:x="4.5cm" svg:y="0.6cm" presentation:class="title" presentation:user-transformed="true">
          <draw:text-box>
            <text:p>从中</text:p>
          </draw:text-box>
        </draw:frame>
        <draw:frame draw:name="PlaceHolder 61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从中 (cóngzhōng)</text:p>
              </text:list-item>
              <text:list-item>
                <text:p>From among; from it</text:p>
                <text:p/>
              </text:list-item>
              <text:list-item>
                <text:p>我们可以从中学到很多东西。</text:p>
              </text:list-item>
              <text:list-item>
                <text:p>Wǒmen kěyǐ cóngzhōng xué dào hěn duō dōngxi.</text:p>
              </text:list-item>
              <text:list-item>
                <text:p>We can learn a lot from it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925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6" draw:style-name="dp1" draw:master-page-name="Default">
        <draw:frame draw:name="PlaceHolder 625" presentation:style-name="pr7" draw:text-style-name="P2" draw:layer="layout" svg:width="22.498cm" svg:height="2.598cm" svg:x="4.5cm" svg:y="0.6cm" presentation:class="title" presentation:user-transformed="true">
          <draw:text-box>
            <text:p>从而</text:p>
          </draw:text-box>
        </draw:frame>
        <draw:frame draw:name="PlaceHolder 62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从而 (cóng'ér)</text:p>
              </text:list-item>
              <text:list-item>
                <text:p>Thus; thereby</text:p>
                <text:p/>
              </text:list-item>
              <text:list-item>
                <text:p>通过努力工作，他从而获得了成功。</text:p>
              </text:list-item>
              <text:list-item>
                <text:p>Tōngguò nǔlì gōngzuò, tā cóng'ér huòdéle chénggōng.</text:p>
              </text:list-item>
              <text:list-item>
                <text:p>Through hard work, he thereby achieved succes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926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7" draw:style-name="dp1" draw:master-page-name="Default">
        <draw:frame draw:name="PlaceHolder 627" presentation:style-name="pr7" draw:text-style-name="P2" draw:layer="layout" svg:width="22.498cm" svg:height="2.598cm" svg:x="4.5cm" svg:y="0.6cm" presentation:class="title" presentation:user-transformed="true">
          <draw:text-box>
            <text:p>聪明</text:p>
          </draw:text-box>
        </draw:frame>
        <draw:frame draw:name="PlaceHolder 62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聪明 (cōngmíng)</text:p>
              </text:list-item>
              <text:list-item>
                <text:p>Smart; intelligent</text:p>
                <text:p/>
              </text:list-item>
              <text:list-item>
                <text:p>她是一个聪明的学生。</text:p>
              </text:list-item>
              <text:list-item>
                <text:p>Tā shì yīgè cōngmíng de xuéshēng.</text:p>
              </text:list-item>
              <text:list-item>
                <text:p>She is a smart student.</text:p>
                <text:p/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927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8" draw:style-name="dp1" draw:master-page-name="Default">
        <draw:frame draw:name="PlaceHolder 629" presentation:style-name="pr7" draw:text-style-name="P2" draw:layer="layout" svg:width="22.498cm" svg:height="2.598cm" svg:x="4.5cm" svg:y="0.6cm" presentation:class="title" presentation:user-transformed="true">
          <draw:text-box>
            <text:p>此时</text:p>
          </draw:text-box>
        </draw:frame>
        <draw:frame draw:name="PlaceHolder 63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此时 (cǐshí)</text:p>
              </text:list-item>
              <text:list-item>
                <text:p>At this time; now</text:p>
                <text:p/>
              </text:list-item>
              <text:list-item>
                <text:p>在此时，我们需要团结一致。</text:p>
              </text:list-item>
              <text:list-item>
                <text:p>Zài cǐshí, wǒmen xūyào tuánjié yīzhì.</text:p>
              </text:list-item>
              <text:list-item>
                <text:p>At this time, we need to unite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928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9" draw:style-name="dp1" draw:master-page-name="Default">
        <draw:frame draw:name="PlaceHolder 631" presentation:style-name="pr7" draw:text-style-name="P2" draw:layer="layout" svg:width="22.498cm" svg:height="2.598cm" svg:x="4.5cm" svg:y="0.6cm" presentation:class="title" presentation:user-transformed="true">
          <draw:text-box>
            <text:p>此刻</text:p>
          </draw:text-box>
        </draw:frame>
        <draw:frame draw:name="PlaceHolder 63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此刻 (cǐkè)</text:p>
              </text:list-item>
              <text:list-item>
                <text:p>At this moment; now</text:p>
                <text:p/>
              </text:list-item>
              <text:list-item>
                <text:p>我想分享此刻的快乐。</text:p>
              </text:list-item>
              <text:list-item>
                <text:p>Wǒ xiǎng fēnxiǎng cǐkè de kuàilè.</text:p>
              </text:list-item>
              <text:list-item>
                <text:p>I want to share the joy of this moment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929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0" draw:style-name="dp1" draw:master-page-name="Default">
        <draw:frame draw:name="PlaceHolder 633" presentation:style-name="pr7" draw:text-style-name="P2" draw:layer="layout" svg:width="22.498cm" svg:height="2.598cm" svg:x="4.5cm" svg:y="0.6cm" presentation:class="title" presentation:user-transformed="true">
          <draw:text-box>
            <text:p>此后</text:p>
          </draw:text-box>
        </draw:frame>
        <draw:frame draw:name="PlaceHolder 63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此后 (cǐhòu)</text:p>
              </text:list-item>
              <text:list-item>
                <text:p>After this; thereafter</text:p>
                <text:p/>
              </text:list-item>
              <text:list-item>
                <text:p>此后的几天里，我们继续工作。</text:p>
              </text:list-item>
              <text:list-item>
                <text:p>Cǐhòu de jǐ tiān lǐ, wǒmen jìxù gōngzuò.</text:p>
              </text:list-item>
              <text:list-item>
                <text:p>In the days thereafter, we continued working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930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1" draw:style-name="dp1" draw:master-page-name="Default">
        <draw:frame draw:name="PlaceHolder 635" presentation:style-name="pr7" draw:text-style-name="P2" draw:layer="layout" svg:width="22.498cm" svg:height="2.598cm" svg:x="4.5cm" svg:y="0.6cm" presentation:class="title" presentation:user-transformed="true">
          <draw:text-box>
            <text:p>辞职</text:p>
          </draw:text-box>
        </draw:frame>
        <draw:frame draw:name="PlaceHolder 63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辞职 (cízhí)</text:p>
              </text:list-item>
              <text:list-item>
                <text:p>To resign; resignation</text:p>
                <text:p/>
              </text:list-item>
              <text:list-item>
                <text:p>他因为健康问题而辞职。</text:p>
              </text:list-item>
              <text:list-item>
                <text:p>Tā yīnwèi jiànkāng wèntí ér cízhí.</text:p>
              </text:list-item>
              <text:list-item>
                <text:p>He resigned due to health issue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931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2" draw:style-name="dp1" draw:master-page-name="Default">
        <draw:frame draw:name="PlaceHolder 637" presentation:style-name="pr7" draw:text-style-name="P2" draw:layer="layout" svg:width="22.498cm" svg:height="2.598cm" svg:x="4.5cm" svg:y="0.6cm" presentation:class="title" presentation:user-transformed="true">
          <draw:text-box>
            <text:p>辞典</text:p>
          </draw:text-box>
        </draw:frame>
        <draw:frame draw:name="PlaceHolder 63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辞典 (cídiǎn)</text:p>
              </text:list-item>
              <text:list-item>
                <text:p>Dictionary</text:p>
                <text:p/>
              </text:list-item>
              <text:list-item>
                <text:p>我在图书馆找到了一本很有用的辞典。</text:p>
              </text:list-item>
              <text:list-item>
                <text:p>Wǒ zài túshūguǎn zhǎodàole yī běn hěn yǒuyòng de cídiǎn.</text:p>
              </text:list-item>
              <text:list-item>
                <text:p>I found a very useful dictionary in the library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932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3" draw:style-name="dp1" draw:master-page-name="Default">
        <draw:frame draw:name="PlaceHolder 639" presentation:style-name="pr7" draw:text-style-name="P2" draw:layer="layout" svg:width="22.498cm" svg:height="2.598cm" svg:x="4.5cm" svg:y="0.6cm" presentation:class="title" presentation:user-transformed="true">
          <draw:text-box>
            <text:p>创立</text:p>
          </draw:text-box>
        </draw:frame>
        <draw:frame draw:name="PlaceHolder 64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创立 (chuànglì)</text:p>
              </text:list-item>
              <text:list-item>
                <text:p>To establish; to found</text:p>
                <text:p/>
              </text:list-item>
              <text:list-item>
                <text:p>他是这家公司的创立者之一。</text:p>
              </text:list-item>
              <text:list-item>
                <text:p>Tā shì zhè jiā gōngsī de chuànglì zhě zhī yī.</text:p>
              </text:list-item>
              <text:list-item>
                <text:p>He is one of the founders of this company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933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4" draw:style-name="dp1" draw:master-page-name="Default">
        <draw:frame draw:name="PlaceHolder 641" presentation:style-name="pr7" draw:text-style-name="P2" draw:layer="layout" svg:width="22.498cm" svg:height="2.598cm" svg:x="4.5cm" svg:y="0.6cm" presentation:class="title" presentation:user-transformed="true">
          <draw:text-box>
            <text:p>闯</text:p>
          </draw:text-box>
        </draw:frame>
        <draw:frame draw:name="PlaceHolder 64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闯 (chuǎng)</text:p>
              </text:list-item>
              <text:list-item>
                <text:p>To rush in; to charge</text:p>
                <text:p/>
              </text:list-item>
              <text:list-item>
                <text:p>他决定闯进那扇门，看看里面发生了什么。</text:p>
              </text:list-item>
              <text:list-item>
                <text:p>Tā juédìng chuǎng jìn nà shān mén, kàn kàn lǐmiàn fā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934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5" draw:style-name="dp1" draw:master-page-name="Default">
        <draw:frame draw:name="PlaceHolder 643" presentation:style-name="pr7" draw:text-style-name="P2" draw:layer="layout" svg:width="22.498cm" svg:height="2.598cm" svg:x="4.5cm" svg:y="0.6cm" presentation:class="title" presentation:user-transformed="true">
          <draw:text-box>
            <text:p>窗帘</text:p>
          </draw:text-box>
        </draw:frame>
        <draw:frame draw:name="PlaceHolder 64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窗帘 (chuānglián)</text:p>
              </text:list-item>
              <text:list-item>
                <text:p>Curtain</text:p>
                <text:p/>
              </text:list-item>
              <text:list-item>
                <text:p>她拉开窗帘，让阳光进入房间。</text:p>
              </text:list-item>
              <text:list-item>
                <text:p>Tā lākāi chuānglián, ràng yángguāng jìnrù fángjiān.</text:p>
              </text:list-item>
              <text:list-item>
                <text:p>She opened the curtains to let the sunlight into the room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935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6" draw:style-name="dp1" draw:master-page-name="Default">
        <draw:frame draw:name="PlaceHolder 645" presentation:style-name="pr7" draw:text-style-name="P2" draw:layer="layout" svg:width="22.498cm" svg:height="2.598cm" svg:x="4.5cm" svg:y="0.6cm" presentation:class="title" presentation:user-transformed="true">
          <draw:text-box>
            <text:p>传真</text:p>
          </draw:text-box>
        </draw:frame>
        <draw:frame draw:name="PlaceHolder 64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传真 (chuánzhēn)</text:p>
              </text:list-item>
              <text:list-item>
                <text:p>Fax</text:p>
                <text:p/>
              </text:list-item>
              <text:list-item>
                <text:p>请将文件通过传真发送给我们。</text:p>
              </text:list-item>
              <text:list-item>
                <text:p>Qǐng jiāng wénjiàn tōngguò chuánzhēn fāsòng gěi wǒmen.</text:p>
              </text:list-item>
              <text:list-item>
                <text:p>Please send the documents to us via fax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936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7" draw:style-name="dp1" draw:master-page-name="Default">
        <draw:frame draw:name="PlaceHolder 647" presentation:style-name="pr7" draw:text-style-name="P2" draw:layer="layout" svg:width="22.498cm" svg:height="2.598cm" svg:x="4.5cm" svg:y="0.6cm" presentation:class="title" presentation:user-transformed="true">
          <draw:text-box>
            <text:p>传递</text:p>
          </draw:text-box>
        </draw:frame>
        <draw:frame draw:name="PlaceHolder 64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传递 (chuándì)</text:p>
              </text:list-item>
              <text:list-item>
                <text:p>To transmit; to pass on</text:p>
                <text:p/>
              </text:list-item>
              <text:list-item>
                <text:p>信息通过电子邮件传递给了所有团队成员。</text:p>
              </text:list-item>
              <text:list-item>
                <text:p>Xìnxī tōngguò diànzǐ yóujiàn chuándì gěile suǒyǒu tuánduì chéngyuán.</text:p>
              </text:list-item>
              <text:list-item>
                <text:p>The information was transmitted to all team members via email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937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8" draw:style-name="dp1" draw:master-page-name="Default">
        <draw:frame draw:name="PlaceHolder 649" presentation:style-name="pr7" draw:text-style-name="P2" draw:layer="layout" svg:width="22.498cm" svg:height="2.598cm" svg:x="4.5cm" svg:y="0.6cm" presentation:class="title" presentation:user-transformed="true">
          <draw:text-box>
            <text:p>传达</text:p>
          </draw:text-box>
        </draw:frame>
        <draw:frame draw:name="PlaceHolder 65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传达 (chuándá)</text:p>
              </text:list-item>
              <text:list-item>
                <text:p>To convey; to communicate</text:p>
                <text:p/>
              </text:list-item>
              <text:list-item>
                <text:p>这封信传达了他的谢意和感激之情。</text:p>
              </text:list-item>
              <text:list-item>
                <text:p>Zhè fēng xìn chuándále tā de xièyì hé gǎnjī zhī qíng.</text:p>
              </text:list-item>
              <text:list-item>
                <text:p>The letter conveyed his thanks and gratitude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938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9" draw:style-name="dp1" draw:master-page-name="Default">
        <draw:frame draw:name="PlaceHolder 651" presentation:style-name="pr7" draw:text-style-name="P2" draw:layer="layout" svg:width="22.498cm" svg:height="2.598cm" svg:x="4.5cm" svg:y="0.6cm" presentation:class="title" presentation:user-transformed="true">
          <draw:text-box>
            <text:p>处在</text:p>
          </draw:text-box>
        </draw:frame>
        <draw:frame draw:name="PlaceHolder 65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处在 (chǔzài)</text:p>
              </text:list-item>
              <text:list-item>
                <text:p>To be in (a certain state or condition)</text:p>
                <text:p/>
              </text:list-item>
              <text:list-item>
                <text:p>他们正处在艰难的时期，需要我们的支持。</text:p>
              </text:list-item>
              <text:list-item>
                <text:p>Tāmen zhèng chǔzài jiānnán de shíqī, xūyào wǒmen de zhīchí.</text:p>
              </text:list-item>
              <text:list-item>
                <text:p>They are currently in a difficult period and need our support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939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0" draw:style-name="dp1" draw:master-page-name="Default">
        <draw:frame draw:name="PlaceHolder 653" presentation:style-name="pr7" draw:text-style-name="P2" draw:layer="layout" svg:width="22.498cm" svg:height="2.598cm" svg:x="4.5cm" svg:y="0.6cm" presentation:class="title" presentation:user-transformed="true">
          <draw:text-box>
            <text:p>处分</text:p>
          </draw:text-box>
        </draw:frame>
        <draw:frame draw:name="PlaceHolder 65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处分 (chǔfèn)</text:p>
              </text:list-item>
              <text:list-item>
                <text:p>Discipline; punishment</text:p>
                <text:p/>
              </text:list-item>
              <text:list-item>
                <text:p>公司对违规行为进行了严格的处分。</text:p>
              </text:list-item>
              <text:list-item>
                <text:p>Gōngsī duì wéiguī xíngwéi jìnxíngle yángé de chǔfèn.</text:p>
              </text:list-item>
              <text:list-item>
                <text:p>The company imposed strict discipline on violation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940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1" draw:style-name="dp1" draw:master-page-name="Default">
        <draw:frame draw:name="PlaceHolder 655" presentation:style-name="pr7" draw:text-style-name="P2" draw:layer="layout" svg:width="22.498cm" svg:height="2.598cm" svg:x="4.5cm" svg:y="0.6cm" presentation:class="title" presentation:user-transformed="true">
          <draw:text-box>
            <text:p>处罚</text:p>
          </draw:text-box>
        </draw:frame>
        <draw:frame draw:name="PlaceHolder 65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处罚 (chǔfá)</text:p>
              </text:list-item>
              <text:list-item>
                <text:p>Punishment; penalty</text:p>
                <text:p/>
              </text:list-item>
              <text:list-item>
                <text:p>违规行为将受到严厉的处罚。</text:p>
              </text:list-item>
              <text:list-item>
                <text:p>Wéiguī xíngwéi jiāng shòudào yánlì de chǔfá.</text:p>
              </text:list-item>
              <text:list-item>
                <text:p>Violations will be subject to severe punishment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941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2" draw:style-name="dp1" draw:master-page-name="Default">
        <draw:frame draw:name="PlaceHolder 657" presentation:style-name="pr7" draw:text-style-name="P2" draw:layer="layout" svg:width="22.498cm" svg:height="2.598cm" svg:x="4.5cm" svg:y="0.6cm" presentation:class="title" presentation:user-transformed="true">
          <draw:text-box>
            <text:p>厨房</text:p>
          </draw:text-box>
        </draw:frame>
        <draw:frame draw:name="PlaceHolder 65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厨房 (chúfáng)</text:p>
              </text:list-item>
              <text:list-item>
                <text:p>Kitchen</text:p>
                <text:p/>
              </text:list-item>
              <text:list-item>
                <text:p>她喜欢在厨房里尝试新的菜谱。</text:p>
              </text:list-item>
              <text:list-item>
                <text:p>Tā xǐhuān zài chúfáng lǐ chángshì xīn de càipǔ.</text:p>
              </text:list-item>
              <text:list-item>
                <text:p>She likes to try new recipes in the kitchen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942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3" draw:style-name="dp1" draw:master-page-name="Default">
        <draw:frame draw:name="PlaceHolder 659" presentation:style-name="pr7" draw:text-style-name="P2" draw:layer="layout" svg:width="22.498cm" svg:height="2.598cm" svg:x="4.5cm" svg:y="0.6cm" presentation:class="title" presentation:user-transformed="true">
          <draw:text-box>
            <text:p>除夕</text:p>
          </draw:text-box>
        </draw:frame>
        <draw:frame draw:name="PlaceHolder 66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除夕 (chúxī)</text:p>
              </text:list-item>
              <text:list-item>
                <text:p>New Year's Eve</text:p>
                <text:p/>
              </text:list-item>
              <text:list-item>
                <text:p>除夕是中国传统的节日之一。</text:p>
              </text:list-item>
              <text:list-item>
                <text:p>Chúxī shì Zhōngguó chuántǒng de jiérì zhī yī.</text:p>
              </text:list-item>
              <text:list-item>
                <text:p>New Year's Eve is one of the traditional festivals in China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943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4" draw:style-name="dp1" draw:master-page-name="Default">
        <draw:frame draw:name="PlaceHolder 661" presentation:style-name="pr7" draw:text-style-name="P2" draw:layer="layout" svg:width="22.498cm" svg:height="2.598cm" svg:x="4.5cm" svg:y="0.6cm" presentation:class="title" presentation:user-transformed="true">
          <draw:text-box>
            <text:p>除非</text:p>
          </draw:text-box>
        </draw:frame>
        <draw:frame draw:name="PlaceHolder 66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除非 (chúfēi)</text:p>
              </text:list-item>
              <text:list-item>
                <text:p>Unless</text:p>
                <text:p/>
              </text:list-item>
              <text:list-item>
                <text:p>除非下雨，否则比赛不会取消。</text:p>
              </text:list-item>
              <text:list-item>
                <text:p>Chúfēi xià yǔ, fǒuzé bǐsài bù huì qǔxiāo.</text:p>
              </text:list-item>
              <text:list-item>
                <text:p>The game won't be canceled unless it rain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944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5" draw:style-name="dp1" draw:master-page-name="Default">
        <draw:frame draw:name="PlaceHolder 663" presentation:style-name="pr7" draw:text-style-name="P2" draw:layer="layout" svg:width="22.498cm" svg:height="2.598cm" svg:x="4.5cm" svg:y="0.6cm" presentation:class="title" presentation:user-transformed="true">
          <draw:text-box>
            <text:p>初期</text:p>
          </draw:text-box>
        </draw:frame>
        <draw:frame draw:name="PlaceHolder 66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初期 (chūqī)</text:p>
              </text:list-item>
              <text:list-item>
                <text:p>Early stage; initial period</text:p>
                <text:p/>
              </text:list-item>
              <text:list-item>
                <text:p>在公司的初期，我们面临了很多挑战。</text:p>
              </text:list-item>
              <text:list-item>
                <text:p>Zài gōngsī de chūqī, wǒmen miànlínle hěnduō tiǎozhàn.</text:p>
              </text:list-item>
              <text:list-item>
                <text:p>In the early stage of the company, we faced many challenge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945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6" draw:style-name="dp1" draw:master-page-name="Default">
        <draw:frame draw:name="PlaceHolder 665" presentation:style-name="pr7" draw:text-style-name="P2" draw:layer="layout" svg:width="22.498cm" svg:height="2.598cm" svg:x="4.5cm" svg:y="0.6cm" presentation:class="title" presentation:user-transformed="true">
          <draw:text-box>
            <text:p>出于</text:p>
          </draw:text-box>
        </draw:frame>
        <draw:frame draw:name="PlaceHolder 66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出于 (chūyú)</text:p>
              </text:list-item>
              <text:list-item>
                <text:p>Out of; stem from</text:p>
                <text:p/>
              </text:list-item>
              <text:list-item>
                <text:p>他的努力出于对家人的责任感。</text:p>
              </text:list-item>
              <text:list-item>
                <text:p>Tā de nǔlì chūyú duì jiārén de zérèn gǎn.</text:p>
              </text:list-item>
              <text:list-item>
                <text:p>His efforts stem from a sense of responsibility towards his family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946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7" draw:style-name="dp1" draw:master-page-name="Default">
        <draw:frame draw:name="PlaceHolder 667" presentation:style-name="pr7" draw:text-style-name="P2" draw:layer="layout" svg:width="22.498cm" svg:height="2.598cm" svg:x="4.5cm" svg:y="0.6cm" presentation:class="title" presentation:user-transformed="true">
          <draw:text-box>
            <text:p>出汗</text:p>
          </draw:text-box>
        </draw:frame>
        <draw:frame draw:name="PlaceHolder 66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出汗 (chūhàn)</text:p>
              </text:list-item>
              <text:list-item>
                <text:p>To sweat</text:p>
                <text:p/>
              </text:list-item>
              <text:list-item>
                <text:p>锻炼后，他总是出很多汗。</text:p>
              </text:list-item>
              <text:list-item>
                <text:p>Duànliàn hòu, tā zǒngshì chū hěnduō hàn.</text:p>
              </text:list-item>
              <text:list-item>
                <text:p>After exercising, he always sweats a lot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947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8" draw:style-name="dp1" draw:master-page-name="Default">
        <draw:frame draw:name="PlaceHolder 669" presentation:style-name="pr7" draw:text-style-name="P2" draw:layer="layout" svg:width="22.498cm" svg:height="2.598cm" svg:x="4.5cm" svg:y="0.6cm" presentation:class="title" presentation:user-transformed="true">
          <draw:text-box>
            <text:p>出差</text:p>
          </draw:text-box>
        </draw:frame>
        <draw:frame draw:name="PlaceHolder 67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出差 (chūchāi)</text:p>
              </text:list-item>
              <text:list-item>
                <text:p>To go on a business trip</text:p>
                <text:p/>
              </text:list-item>
              <text:list-item>
                <text:p>他这个星期要出差到上海。</text:p>
              </text:list-item>
              <text:list-item>
                <text:p>Tā zhège xīngqī yào chūchāi dào Shànghǎi.</text:p>
              </text:list-item>
              <text:list-item>
                <text:p>He will go on a business trip to Shanghai this week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948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9" draw:style-name="dp1" draw:master-page-name="Default">
        <draw:frame draw:name="PlaceHolder 613" presentation:style-name="pr7" draw:text-style-name="P2" draw:layer="layout" svg:width="22.498cm" svg:height="2.598cm" svg:x="4.5cm" svg:y="0.6cm" presentation:class="title" presentation:user-transformed="true">
          <draw:text-box>
            <text:p>出版</text:p>
          </draw:text-box>
        </draw:frame>
        <draw:frame draw:name="PlaceHolder 61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出版 (chūbǎn)</text:p>
              </text:list-item>
              <text:list-item>
                <text:p>To publish</text:p>
                <text:p/>
              </text:list-item>
              <text:list-item>
                <text:p>这本书是去年出版的。</text:p>
              </text:list-item>
              <text:list-item>
                <text:p>Zhè běn shū shì qùnián chūbǎn de.</text:p>
              </text:list-item>
              <text:list-item>
                <text:p>This book was published last year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949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0" draw:style-name="dp1" draw:master-page-name="Default">
        <draw:frame draw:name="PlaceHolder 615" presentation:style-name="pr7" draw:text-style-name="P2" draw:layer="layout" svg:width="22.498cm" svg:height="2.598cm" svg:x="4.5cm" svg:y="0.6cm" presentation:class="title" presentation:user-transformed="true">
          <draw:text-box>
            <text:p>臭</text:p>
          </draw:text-box>
        </draw:frame>
        <draw:frame draw:name="PlaceHolder 61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臭 (chòu)</text:p>
              </text:list-item>
              <text:list-item>
                <text:p>Stinky; smelly</text:p>
                <text:p/>
              </text:list-item>
              <text:list-item>
                <text:p>这个房间里有一股臭味。</text:p>
              </text:list-item>
              <text:list-item>
                <text:p>Zhège fángjiān lǐ yǒu yīgǔ chòuwèi.</text:p>
              </text:list-item>
              <text:list-item>
                <text:p>There is a bad smell in this room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950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1" draw:style-name="dp1" draw:master-page-name="Default">
        <draw:frame draw:name="PlaceHolder 617" presentation:style-name="pr7" draw:text-style-name="P2" draw:layer="layout" svg:width="22.498cm" svg:height="2.598cm" svg:x="4.5cm" svg:y="0.6cm" presentation:class="title" presentation:user-transformed="true">
          <draw:text-box>
            <text:p>丑</text:p>
          </draw:text-box>
        </draw:frame>
        <draw:frame draw:name="PlaceHolder 61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丑 (chǒu)</text:p>
              </text:list-item>
              <text:list-item>
                <text:p>Ugly</text:p>
                <text:p/>
              </text:list-item>
              <text:list-item>
                <text:p>这座建筑物真的很丑。</text:p>
              </text:list-item>
              <text:list-item>
                <text:p>Zhè zuò jiànzhùwù zhēn de hěn chǒu.</text:p>
              </text:list-item>
              <text:list-item>
                <text:p>This building is really ugly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951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2" draw:style-name="dp1" draw:master-page-name="Default">
        <draw:frame draw:name="PlaceHolder 619" presentation:style-name="pr7" draw:text-style-name="P2" draw:layer="layout" svg:width="22.498cm" svg:height="2.598cm" svg:x="4.5cm" svg:y="0.6cm" presentation:class="title" presentation:user-transformed="true">
          <draw:text-box>
            <text:p>愁</text:p>
          </draw:text-box>
        </draw:frame>
        <draw:frame draw:name="PlaceHolder 62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愁 (chóu)</text:p>
              </text:list-item>
              <text:list-item>
                <text:p>Worried; to worry</text:p>
                <text:p/>
              </text:list-item>
              <text:list-item>
                <text:p>她的脸上充满了愁容。</text:p>
              </text:list-item>
              <text:list-item>
                <text:p>Tā de liǎn shàng chōngmǎn le chóuróng.</text:p>
              </text:list-item>
              <text:list-item>
                <text:p>Worry filled her face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952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3" draw:style-name="dp1" draw:master-page-name="Default">
        <draw:frame draw:name="PlaceHolder 621" presentation:style-name="pr7" draw:text-style-name="P2" draw:layer="layout" svg:width="22.498cm" svg:height="2.598cm" svg:x="4.5cm" svg:y="0.6cm" presentation:class="title" presentation:user-transformed="true">
          <draw:text-box>
            <text:p>充足</text:p>
          </draw:text-box>
        </draw:frame>
        <draw:frame draw:name="PlaceHolder 62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充足 (chōngzú)</text:p>
              </text:list-item>
              <text:list-item>
                <text:p>Adequate; sufficient</text:p>
                <text:p/>
              </text:list-item>
              <text:list-item>
                <text:p>请确保食物充足。</text:p>
              </text:list-item>
              <text:list-item>
                <text:p>Qǐng quèbǎo shíwù chōngzú.</text:p>
              </text:list-item>
              <text:list-item>
                <text:p>Please ensure that there is sufficient food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953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4" draw:style-name="dp1" draw:master-page-name="Default">
        <draw:frame draw:name="PlaceHolder 623" presentation:style-name="pr7" draw:text-style-name="P2" draw:layer="layout" svg:width="22.498cm" svg:height="2.598cm" svg:x="4.5cm" svg:y="0.6cm" presentation:class="title" presentation:user-transformed="true">
          <draw:text-box>
            <text:p>冲突</text:p>
          </draw:text-box>
        </draw:frame>
        <draw:frame draw:name="PlaceHolder 62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冲突 (chōngtū)</text:p>
              </text:list-item>
              <text:list-item>
                <text:p>Conflict</text:p>
                <text:p/>
              </text:list-item>
              <text:list-item>
                <text:p>这两个国家之间存在一些冲突。</text:p>
              </text:list-item>
              <text:list-item>
                <text:p>Zhè liǎng gè guójiā zhī jiān cúnzài yīxiē chōngtū.</text:p>
              </text:list-item>
              <text:list-item>
                <text:p>There are some conflicts between these two countrie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954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5" draw:style-name="dp1" draw:master-page-name="Default">
        <draw:frame draw:name="PlaceHolder 671" presentation:style-name="pr7" draw:text-style-name="P2" draw:layer="layout" svg:width="22.498cm" svg:height="2.598cm" svg:x="4.5cm" svg:y="0.6cm" presentation:class="title" presentation:user-transformed="true">
          <draw:text-box>
            <text:p>冲动</text:p>
          </draw:text-box>
        </draw:frame>
        <draw:frame draw:name="PlaceHolder 67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冲动 (chōngdòng)</text:p>
              </text:list-item>
              <text:list-item>
                <text:p>Impulsive; impulse</text:p>
                <text:p/>
              </text:list-item>
              <text:list-item>
                <text:p>不要在冲动的时候做决定。</text:p>
              </text:list-item>
              <text:list-item>
                <text:p>Bùyào zài chōngdòng de shíhòu zuò juédìng.</text:p>
              </text:list-item>
              <text:list-item>
                <text:p>Don't make decisions in the heat of the moment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955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6" draw:style-name="dp1" draw:master-page-name="Default">
        <draw:frame draw:name="PlaceHolder 673" presentation:style-name="pr7" draw:text-style-name="P2" draw:layer="layout" svg:width="22.498cm" svg:height="2.598cm" svg:x="4.5cm" svg:y="0.6cm" presentation:class="title" presentation:user-transformed="true">
          <draw:text-box>
            <text:p>迟</text:p>
          </draw:text-box>
        </draw:frame>
        <draw:frame draw:name="PlaceHolder 67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迟 (chí)</text:p>
              </text:list-item>
              <text:list-item>
                <text:p>Late</text:p>
                <text:p/>
              </text:list-item>
              <text:list-item>
                <text:p>他今天早上迟到了。</text:p>
              </text:list-item>
              <text:list-item>
                <text:p>Tā jīntiān zǎoshang chídào le.</text:p>
              </text:list-item>
              <text:list-item>
                <text:p>He was late this morning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956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7" draw:style-name="dp1" draw:master-page-name="Default">
        <draw:frame draw:name="PlaceHolder 675" presentation:style-name="pr7" draw:text-style-name="P2" draw:layer="layout" svg:width="22.498cm" svg:height="2.598cm" svg:x="4.5cm" svg:y="0.6cm" presentation:class="title" presentation:user-transformed="true">
          <draw:text-box>
            <text:p>池子</text:p>
          </draw:text-box>
        </draw:frame>
        <draw:frame draw:name="PlaceHolder 67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池子 (chízi)</text:p>
              </text:list-item>
              <text:list-item>
                <text:p>Pool; pond</text:p>
                <text:p/>
              </text:list-item>
              <text:list-item>
                <text:p>公园里有个小池子。</text:p>
              </text:list-item>
              <text:list-item>
                <text:p>Gōngyuán lǐ yǒu ge xiǎo chízi.</text:p>
              </text:list-item>
              <text:list-item>
                <text:p>There is a small pond in the park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957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8" draw:style-name="dp1" draw:master-page-name="Default">
        <draw:frame draw:name="PlaceHolder 677" presentation:style-name="pr7" draw:text-style-name="P2" draw:layer="layout" svg:width="22.498cm" svg:height="2.598cm" svg:x="4.5cm" svg:y="0.6cm" presentation:class="title" presentation:user-transformed="true">
          <draw:text-box>
            <text:p>吃力</text:p>
          </draw:text-box>
        </draw:frame>
        <draw:frame draw:name="PlaceHolder 67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吃力 (chīlì)</text:p>
              </text:list-item>
              <text:list-item>
                <text:p>Strenuous; toil</text:p>
                <text:p/>
              </text:list-item>
              <text:list-item>
                <text:p>这项工作对他来说太吃力了。</text:p>
              </text:list-item>
              <text:list-item>
                <text:p>Zhè xiàng gōngzuò duì tā lái shuō tài chīlì le.</text:p>
              </text:list-item>
              <text:list-item>
                <text:p>This job is too strenuous for him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958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9" draw:style-name="dp1" draw:master-page-name="Default">
        <draw:frame draw:name="PlaceHolder 679" presentation:style-name="pr7" draw:text-style-name="P2" draw:layer="layout" svg:width="22.498cm" svg:height="2.598cm" svg:x="4.5cm" svg:y="0.6cm" presentation:class="title" presentation:user-transformed="true">
          <draw:text-box>
            <text:p>乘坐</text:p>
          </draw:text-box>
        </draw:frame>
        <draw:frame draw:name="PlaceHolder 68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乘坐 (chéngzuò)</text:p>
              </text:list-item>
              <text:list-item>
                <text:p>To ride (in a vehicle)</text:p>
                <text:p/>
              </text:list-item>
              <text:list-item>
                <text:p>我们可以乘坐出租车去机场。</text:p>
              </text:list-item>
              <text:list-item>
                <text:p>Wǒmen kěyǐ chéngzuò chūzūchē qù jīchǎng.</text:p>
              </text:list-item>
              <text:list-item>
                <text:p>We can take a taxi to the airport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959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0" draw:style-name="dp1" draw:master-page-name="Default">
        <draw:frame draw:name="PlaceHolder 681" presentation:style-name="pr7" draw:text-style-name="P2" draw:layer="layout" svg:width="22.498cm" svg:height="2.598cm" svg:x="4.5cm" svg:y="0.6cm" presentation:class="title" presentation:user-transformed="true">
          <draw:text-box>
            <text:p>乘客</text:p>
          </draw:text-box>
        </draw:frame>
        <draw:frame draw:name="PlaceHolder 68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乘客 (chéngkè)</text:p>
              </text:list-item>
              <text:list-item>
                <text:p>Passenger</text:p>
                <text:p/>
              </text:list-item>
              <text:list-item>
                <text:p>火车上的乘客很多。</text:p>
              </text:list-item>
              <text:list-item>
                <text:p>Huǒchē shàng de chéngkè hěn duō.</text:p>
              </text:list-item>
              <text:list-item>
                <text:p>There are many passengers on the train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960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1" draw:style-name="dp1" draw:master-page-name="Default">
        <draw:frame draw:name="PlaceHolder 683" presentation:style-name="pr7" draw:text-style-name="P2" draw:layer="layout" svg:width="22.498cm" svg:height="2.598cm" svg:x="4.5cm" svg:y="0.6cm" presentation:class="title" presentation:user-transformed="true">
          <draw:text-box>
            <text:p>乘车</text:p>
          </draw:text-box>
        </draw:frame>
        <draw:frame draw:name="PlaceHolder 68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乘车 (chéngchē)</text:p>
              </text:list-item>
              <text:list-item>
                <text:p>To take a vehicle; to ride</text:p>
                <text:p/>
              </text:list-item>
              <text:list-item>
                <text:p>他每天都乘车上班。</text:p>
              </text:list-item>
              <text:list-item>
                <text:p>Tā měitiān dōu chéngchē shàngbān.</text:p>
              </text:list-item>
              <text:list-item>
                <text:p>He takes a car to work every day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961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2" draw:style-name="dp1" draw:master-page-name="Default">
        <draw:frame draw:name="PlaceHolder 685" presentation:style-name="pr7" draw:text-style-name="P2" draw:layer="layout" svg:width="22.498cm" svg:height="2.598cm" svg:x="4.5cm" svg:y="0.6cm" presentation:class="title" presentation:user-transformed="true">
          <draw:text-box>
            <text:p>乘</text:p>
          </draw:text-box>
        </draw:frame>
        <draw:frame draw:name="PlaceHolder 68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乘 (chéng)</text:p>
              </text:list-item>
              <text:list-item>
                <text:p>To ride; to take</text:p>
                <text:p/>
              </text:list-item>
              <text:list-item>
                <text:p>我通常乘公共汽车上班。</text:p>
              </text:list-item>
              <text:list-item>
                <text:p>Wǒ tōngcháng chéng gōnggòng qìchē shàngbān.</text:p>
              </text:list-item>
              <text:list-item>
                <text:p>I usually take the bus to work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962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3" draw:style-name="dp1" draw:master-page-name="Default">
        <draw:frame draw:name="PlaceHolder 687" presentation:style-name="pr7" draw:text-style-name="P2" draw:layer="layout" svg:width="22.498cm" svg:height="2.598cm" svg:x="4.5cm" svg:y="0.6cm" presentation:class="title" presentation:user-transformed="true">
          <draw:text-box>
            <text:p>城里</text:p>
          </draw:text-box>
        </draw:frame>
        <draw:frame draw:name="PlaceHolder 68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城里 (chénglǐ)</text:p>
              </text:list-item>
              <text:list-item>
                <text:p>In the city</text:p>
                <text:p/>
              </text:list-item>
              <text:list-item>
                <text:p>我们明天去城里购物。</text:p>
              </text:list-item>
              <text:list-item>
                <text:p>Wǒmen míngtiān qù chénglǐ gòuwù.</text:p>
              </text:list-item>
              <text:list-item>
                <text:p>We will go shopping in the city tomorrow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963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4" draw:style-name="dp1" draw:master-page-name="Default">
        <draw:frame draw:name="PlaceHolder 689" presentation:style-name="pr7" draw:text-style-name="P2" draw:layer="layout" svg:width="22.498cm" svg:height="2.598cm" svg:x="4.5cm" svg:y="0.6cm" presentation:class="title" presentation:user-transformed="true">
          <draw:text-box>
            <text:p>承办</text:p>
          </draw:text-box>
        </draw:frame>
        <draw:frame draw:name="PlaceHolder 69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承办 (chéngbàn)</text:p>
              </text:list-item>
              <text:list-item>
                <text:p>To undertake; to host</text:p>
                <text:p/>
              </text:list-item>
              <text:list-item>
                <text:p>他们承办了这次会议。</text:p>
              </text:list-item>
              <text:list-item>
                <text:p>Tāmen chéngbàn le zhècì huìyì.</text:p>
              </text:list-item>
              <text:list-item>
                <text:p>They hosted this conference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964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5" draw:style-name="dp1" draw:master-page-name="Default">
        <draw:frame draw:name="PlaceHolder 691" presentation:style-name="pr7" draw:text-style-name="P2" draw:layer="layout" svg:width="22.498cm" svg:height="2.598cm" svg:x="4.5cm" svg:y="0.6cm" presentation:class="title" presentation:user-transformed="true">
          <draw:text-box>
            <text:p>成语</text:p>
          </draw:text-box>
        </draw:frame>
        <draw:frame draw:name="PlaceHolder 69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成语 (chéngyǔ)</text:p>
              </text:list-item>
              <text:list-item>
                <text:p>Chengyu; Chinese idiom</text:p>
                <text:p/>
              </text:list-item>
              <text:list-item>
                <text:p>学习成语是提高汉语水平的一种方法。</text:p>
              </text:list-item>
              <text:list-item>
                <text:p>Xuéxí chéngyǔ shì tígāo hànyǔ shuǐpíng de yī zhǒng fāngfǎ.</text:p>
              </text:list-item>
              <text:list-item>
                <text:p>Learning Chengyu is one way to improve Chinese proficiency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965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6" draw:style-name="dp1" draw:master-page-name="Default">
        <draw:frame draw:name="PlaceHolder 693" presentation:style-name="pr7" draw:text-style-name="P2" draw:layer="layout" svg:width="22.498cm" svg:height="2.598cm" svg:x="4.5cm" svg:y="0.6cm" presentation:class="title" presentation:user-transformed="true">
          <draw:text-box>
            <text:p>成效</text:p>
          </draw:text-box>
        </draw:frame>
        <draw:frame draw:name="PlaceHolder 69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成效 (chéngxiào)</text:p>
              </text:list-item>
              <text:list-item>
                <text:p>Result; effectiveness</text:p>
                <text:p/>
              </text:list-item>
              <text:list-item>
                <text:p>这个计划取得了显著的成效。</text:p>
              </text:list-item>
              <text:list-item>
                <text:p>Zhège jìhuà qǔdé le xiǎnzhù de chéngxiào.</text:p>
              </text:list-item>
              <text:list-item>
                <text:p>This plan has achieved remarkable result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966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7" draw:style-name="dp1" draw:master-page-name="Default">
        <draw:frame draw:name="PlaceHolder 695" presentation:style-name="pr7" draw:text-style-name="P2" draw:layer="layout" svg:width="22.498cm" svg:height="2.598cm" svg:x="4.5cm" svg:y="0.6cm" presentation:class="title" presentation:user-transformed="true">
          <draw:text-box>
            <text:p>成交</text:p>
          </draw:text-box>
        </draw:frame>
        <draw:frame draw:name="PlaceHolder 69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成交 (chéngjiāo)</text:p>
              </text:list-item>
              <text:list-item>
                <text:p>To complete a transaction</text:p>
                <text:p/>
              </text:list-item>
              <text:list-item>
                <text:p>这笔生意已经成交了。</text:p>
              </text:list-item>
              <text:list-item>
                <text:p>Zhè bǐ shēngyì yǐjīng chéngjiāo le.</text:p>
              </text:list-item>
              <text:list-item>
                <text:p>The deal has been completed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967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8" draw:style-name="dp1" draw:master-page-name="Default">
        <draw:frame draw:name="PlaceHolder 697" presentation:style-name="pr7" draw:text-style-name="P2" draw:layer="layout" svg:width="22.498cm" svg:height="2.598cm" svg:x="4.5cm" svg:y="0.6cm" presentation:class="title" presentation:user-transformed="true">
          <draw:text-box>
            <text:p>成本</text:p>
          </draw:text-box>
        </draw:frame>
        <draw:frame draw:name="PlaceHolder 69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成本 (chéngběn)</text:p>
              </text:list-item>
              <text:list-item>
                <text:p>Cost; production cost</text:p>
                <text:p/>
              </text:list-item>
              <text:list-item>
                <text:p>我们需要降低生产成本。</text:p>
              </text:list-item>
              <text:list-item>
                <text:p>Wǒmen xūyào jiàngdī shēngchǎn chéngběn.</text:p>
              </text:list-item>
              <text:list-item>
                <text:p>We need to reduce production cost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968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9" draw:style-name="dp1" draw:master-page-name="Default">
        <draw:frame draw:name="PlaceHolder 699" presentation:style-name="pr7" draw:text-style-name="P2" draw:layer="layout" svg:width="22.498cm" svg:height="2.598cm" svg:x="4.5cm" svg:y="0.6cm" presentation:class="title" presentation:user-transformed="true">
          <draw:text-box>
            <text:p>称号</text:p>
          </draw:text-box>
        </draw:frame>
        <draw:frame draw:name="PlaceHolder 70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称号 (chēnghào)</text:p>
              </text:list-item>
              <text:list-item>
                <text:p>Title; appellation</text:p>
                <text:p/>
              </text:list-item>
              <text:list-item>
                <text:p>他因其贡献获得了这个称号。</text:p>
              </text:list-item>
              <text:list-item>
                <text:p>Tā yīn qí gòngxiàn huòdé le zhège chēnghào.</text:p>
              </text:list-item>
              <text:list-item>
                <text:p>He received this title for his contribution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969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0" draw:style-name="dp1" draw:master-page-name="Default">
        <draw:frame draw:name="PlaceHolder 701" presentation:style-name="pr7" draw:text-style-name="P2" draw:layer="layout" svg:width="22.498cm" svg:height="2.598cm" svg:x="4.5cm" svg:y="0.6cm" presentation:class="title" presentation:user-transformed="true">
          <draw:text-box>
            <text:p>称（动）</text:p>
          </draw:text-box>
        </draw:frame>
        <draw:frame draw:name="PlaceHolder 70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称 (chēng)</text:p>
              </text:list-item>
              <text:list-item>
                <text:p>To weigh</text:p>
                <text:p/>
              </text:list-item>
              <text:list-item>
                <text:p>请把这些蔬菜称一下。</text:p>
              </text:list-item>
              <text:list-item>
                <text:p>Qǐng bǎ zhèxiē shūcài chēng yīxià.</text:p>
              </text:list-item>
              <text:list-item>
                <text:p>Please weigh these vegetable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970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1" draw:style-name="dp1" draw:master-page-name="Default">
        <draw:frame draw:name="PlaceHolder 703" presentation:style-name="pr7" draw:text-style-name="P2" draw:layer="layout" svg:width="22.498cm" svg:height="2.598cm" svg:x="4.5cm" svg:y="0.6cm" presentation:class="title" presentation:user-transformed="true">
          <draw:text-box>
            <text:p>车主</text:p>
          </draw:text-box>
        </draw:frame>
        <draw:frame draw:name="PlaceHolder 70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车主 (chēzhǔ)</text:p>
              </text:list-item>
              <text:list-item>
                <text:p>Car owner</text:p>
                <text:p/>
              </text:list-item>
              <text:list-item>
                <text:p>这位先生是一位热心的车主。</text:p>
              </text:list-item>
              <text:list-item>
                <text:p>Zhè wèi xiānshēng shì yī wèi rèxīn de chēzhǔ.</text:p>
              </text:list-item>
              <text:list-item>
                <text:p>This gentleman is a dedicated car owner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971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2" draw:style-name="dp1" draw:master-page-name="Default">
        <draw:frame draw:name="PlaceHolder 705" presentation:style-name="pr7" draw:text-style-name="P2" draw:layer="layout" svg:width="22.498cm" svg:height="2.598cm" svg:x="4.5cm" svg:y="0.6cm" presentation:class="title" presentation:user-transformed="true">
          <draw:text-box>
            <text:p>超越</text:p>
          </draw:text-box>
        </draw:frame>
        <draw:frame draw:name="PlaceHolder 70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超越 (chāoyuè)</text:p>
              </text:list-item>
              <text:list-item>
                <text:p>Surpass; exceed</text:p>
                <text:p/>
              </text:list-item>
              <text:list-item>
                <text:p>他们的成绩超越了预期。</text:p>
              </text:list-item>
              <text:list-item>
                <text:p>Tāmen de chéngjì chāoyuè le yùqī.</text:p>
              </text:list-item>
              <text:list-item>
                <text:p>Their performance exceeded expectation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972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3" draw:style-name="dp1" draw:master-page-name="Default">
        <draw:frame draw:name="PlaceHolder 707" presentation:style-name="pr7" draw:text-style-name="P2" draw:layer="layout" svg:width="22.498cm" svg:height="2.598cm" svg:x="4.5cm" svg:y="0.6cm" presentation:class="title" presentation:user-transformed="true">
          <draw:text-box>
            <text:p>倡导</text:p>
          </draw:text-box>
        </draw:frame>
        <draw:frame draw:name="PlaceHolder 70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倡导 (chàngdǎo)</text:p>
              </text:list-item>
              <text:list-item>
                <text:p>Advocate; promote</text:p>
                <text:p/>
              </text:list-item>
              <text:list-item>
                <text:p>这个组织倡导环保理念。</text:p>
              </text:list-item>
              <text:list-item>
                <text:p>Zhège zǔzhī chàngdǎo huánbǎo lǐniàn.</text:p>
              </text:list-item>
              <text:list-item>
                <text:p>This organization advocates environmental protection idea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973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4" draw:style-name="dp1" draw:master-page-name="Default">
        <draw:frame draw:name="PlaceHolder 713" presentation:style-name="pr7" draw:text-style-name="P2" draw:layer="layout" svg:width="22.498cm" svg:height="2.598cm" svg:x="4.5cm" svg:y="0.6cm" presentation:class="title" presentation:user-transformed="true">
          <draw:text-box>
            <text:p>场面</text:p>
          </draw:text-box>
        </draw:frame>
        <draw:frame draw:name="PlaceHolder 71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场面 (chǎngmiàn)</text:p>
              </text:list-item>
              <text:list-item>
                <text:p>Scene; spectacle</text:p>
                <text:p/>
              </text:list-item>
              <text:list-item>
                <text:p>那个演出场面很壮观。</text:p>
              </text:list-item>
              <text:list-item>
                <text:p>Nàge yǎnchū chǎngmiàn hěn zhuàngguān.</text:p>
              </text:list-item>
              <text:list-item>
                <text:p>The scene of that performance is spectacular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974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5" draw:style-name="dp1" draw:master-page-name="Default">
        <draw:frame draw:name="PlaceHolder 709" presentation:style-name="pr7" draw:text-style-name="P2" draw:layer="layout" svg:width="22.498cm" svg:height="2.598cm" svg:x="4.5cm" svg:y="0.6cm" presentation:class="title" presentation:user-transformed="true">
          <draw:text-box>
            <text:p>厂长</text:p>
          </draw:text-box>
        </draw:frame>
        <draw:frame draw:name="PlaceHolder 71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厂长 (chǎngzhǎng)</text:p>
              </text:list-item>
              <text:list-item>
                <text:p>Factory director</text:p>
                <text:p/>
              </text:list-item>
              <text:list-item>
                <text:p>这位厂长管理得很有经验。</text:p>
              </text:list-item>
              <text:list-item>
                <text:p>Zhè wèi chǎngzhǎng guǎnlǐ de hěn yǒu jīngyàn.</text:p>
              </text:list-item>
              <text:list-item>
                <text:p>The factory director has a lot of management experience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975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6" draw:style-name="dp1" draw:master-page-name="Default">
        <draw:frame draw:name="PlaceHolder 711" presentation:style-name="pr7" draw:text-style-name="P2" draw:layer="layout" svg:width="22.498cm" svg:height="2.598cm" svg:x="4.5cm" svg:y="0.6cm" presentation:class="title" presentation:user-transformed="true">
          <draw:text-box>
            <text:p>尝试</text:p>
          </draw:text-box>
        </draw:frame>
        <draw:frame draw:name="PlaceHolder 71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尝试 (chángshì)</text:p>
              </text:list-item>
              <text:list-item>
                <text:p>To attempt; to try</text:p>
                <text:p/>
              </text:list-item>
              <text:list-item>
                <text:p>你可以尝试一下这种方法。</text:p>
              </text:list-item>
              <text:list-item>
                <text:p>Nǐ kěyǐ chángshì yīxià zhè zhǒng fāngfǎ.</text:p>
              </text:list-item>
              <text:list-item>
                <text:p>You can try this method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976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7" draw:style-name="dp1" draw:master-page-name="Default">
        <draw:frame draw:name="PlaceHolder 715" presentation:style-name="pr7" draw:text-style-name="P2" draw:layer="layout" svg:width="22.498cm" svg:height="2.598cm" svg:x="4.5cm" svg:y="0.6cm" presentation:class="title" presentation:user-transformed="true">
          <draw:text-box>
            <text:p>尝</text:p>
          </draw:text-box>
        </draw:frame>
        <draw:frame draw:name="PlaceHolder 71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尝 (cháng)</text:p>
              </text:list-item>
              <text:list-item>
                <text:p>To taste; to try</text:p>
                <text:p/>
              </text:list-item>
              <text:list-item>
                <text:p>尝一尝这个新菜的味道。</text:p>
              </text:list-item>
              <text:list-item>
                <text:p>Cháng yī cháng zhège xīn cài de wèidào.</text:p>
              </text:list-item>
              <text:list-item>
                <text:p>Taste the flavor of this new dish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977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8" draw:style-name="dp1" draw:master-page-name="Default">
        <draw:frame draw:name="PlaceHolder 717" presentation:style-name="pr7" draw:text-style-name="P2" draw:layer="layout" svg:width="22.498cm" svg:height="2.598cm" svg:x="4.5cm" svg:y="0.6cm" presentation:class="title" presentation:user-transformed="true">
          <draw:text-box>
            <text:p>肠</text:p>
          </draw:text-box>
        </draw:frame>
        <draw:frame draw:name="PlaceHolder 71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肠 (cháng)</text:p>
              </text:list-item>
              <text:list-item>
                <text:p>Intestine</text:p>
                <text:p/>
              </text:list-item>
              <text:list-item>
                <text:p>这道菜里有肠吗？</text:p>
              </text:list-item>
              <text:list-item>
                <text:p>Zhè dào cài lǐ yǒu cháng ma?</text:p>
              </text:list-item>
              <text:list-item>
                <text:p>Is there intestine in this dish?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978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9" draw:style-name="dp1" draw:master-page-name="Default">
        <draw:frame draw:name="PlaceHolder 719" presentation:style-name="pr7" draw:text-style-name="P2" draw:layer="layout" svg:width="22.498cm" svg:height="2.598cm" svg:x="4.5cm" svg:y="0.6cm" presentation:class="title" presentation:user-transformed="true">
          <draw:text-box>
            <text:p>长寿</text:p>
          </draw:text-box>
        </draw:frame>
        <draw:frame draw:name="PlaceHolder 72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长寿 (chángshòu)</text:p>
              </text:list-item>
              <text:list-item>
                <text:p>Longevity</text:p>
                <text:p/>
              </text:list-item>
              <text:list-item>
                <text:p>健康的生活方式有助于长寿。</text:p>
              </text:list-item>
              <text:list-item>
                <text:p>Jiànkāng de shēnghuó fāngshì yǒu zhù yú chángshòu.</text:p>
              </text:list-item>
              <text:list-item>
                <text:p>A healthy lifestyle contributes to longevity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979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0" draw:style-name="dp1" draw:master-page-name="Default">
        <draw:frame draw:name="PlaceHolder 721" presentation:style-name="pr7" draw:text-style-name="P2" draw:layer="layout" svg:width="22.498cm" svg:height="2.598cm" svg:x="4.5cm" svg:y="0.6cm" presentation:class="title" presentation:user-transformed="true">
          <draw:text-box>
            <text:p>长度</text:p>
          </draw:text-box>
        </draw:frame>
        <draw:frame draw:name="PlaceHolder 72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长度 (chángdù)</text:p>
              </text:list-item>
              <text:list-item>
                <text:p>Length</text:p>
                <text:p/>
              </text:list-item>
              <text:list-item>
                <text:p>这条河的长度有多少？</text:p>
              </text:list-item>
              <text:list-item>
                <text:p>Zhè tiáo hé de chángdù yǒu duōshǎo?</text:p>
              </text:list-item>
              <text:list-item>
                <text:p>What is the length of this river?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980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1" draw:style-name="dp1" draw:master-page-name="Default">
        <draw:frame draw:name="PlaceHolder 723" presentation:style-name="pr7" draw:text-style-name="P2" draw:layer="layout" svg:width="22.498cm" svg:height="2.598cm" svg:x="4.5cm" svg:y="0.6cm" presentation:class="title" presentation:user-transformed="true">
          <draw:text-box>
            <text:p>产业</text:p>
          </draw:text-box>
        </draw:frame>
        <draw:frame draw:name="PlaceHolder 72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产业 (chǎnyè)</text:p>
              </text:list-item>
              <text:list-item>
                <text:p>Industry</text:p>
                <text:p/>
              </text:list-item>
              <text:list-item>
                <text:p>这个地区的主要产业是农业。</text:p>
              </text:list-item>
              <text:list-item>
                <text:p>Zhège dìqū de zhǔyào chǎnyè shì nóngyè.</text:p>
              </text:list-item>
              <text:list-item>
                <text:p>The main industry in this region is agriculture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981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2" draw:style-name="dp1" draw:master-page-name="Default">
        <draw:frame draw:name="PlaceHolder 725" presentation:style-name="pr7" draw:text-style-name="P2" draw:layer="layout" svg:width="22.498cm" svg:height="2.598cm" svg:x="4.5cm" svg:y="0.6cm" presentation:class="title" presentation:user-transformed="true">
          <draw:text-box>
            <text:p>拆除</text:p>
          </draw:text-box>
        </draw:frame>
        <draw:frame draw:name="PlaceHolder 72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拆除 (chāichú)</text:p>
              </text:list-item>
              <text:list-item>
                <text:p>To dismantle; to tear down</text:p>
                <text:p/>
              </text:list-item>
              <text:list-item>
                <text:p>他们计划拆除旧的桥梁。</text:p>
              </text:list-item>
              <text:list-item>
                <text:p>Tāmen jìhuà chāichú jiù de qiáoliáng.</text:p>
              </text:list-item>
              <text:list-item>
                <text:p>They plan to dismantle the old bridge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982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3" draw:style-name="dp1" draw:master-page-name="Default">
        <draw:frame draw:name="PlaceHolder 727" presentation:style-name="pr7" draw:text-style-name="P2" draw:layer="layout" svg:width="22.498cm" svg:height="2.598cm" svg:x="4.5cm" svg:y="0.6cm" presentation:class="title" presentation:user-transformed="true">
          <draw:text-box>
            <text:p>拆</text:p>
          </draw:text-box>
        </draw:frame>
        <draw:frame draw:name="PlaceHolder 72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拆 (chāi)</text:p>
              </text:list-item>
              <text:list-item>
                <text:p>To dismantle; to take apart</text:p>
                <text:p/>
              </text:list-item>
              <text:list-item>
                <text:p>我们需要拆除这座建筑。</text:p>
              </text:list-item>
              <text:list-item>
                <text:p>Wǒmen xūyào chāichú zhè zuò jiànlì.</text:p>
              </text:list-item>
              <text:list-item>
                <text:p>We need to dismantle this building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983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4" draw:style-name="dp1" draw:master-page-name="Default">
        <draw:frame draw:name="PlaceHolder 729" presentation:style-name="pr7" draw:text-style-name="P2" draw:layer="layout" svg:width="22.498cm" svg:height="2.598cm" svg:x="4.5cm" svg:y="0.6cm" presentation:class="title" presentation:user-transformed="true">
          <draw:text-box>
            <text:p>差（一）点儿</text:p>
          </draw:text-box>
        </draw:frame>
        <draw:frame draw:name="PlaceHolder 73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差（一）点儿 (chà (yī) diǎnr)</text:p>
              </text:list-item>
              <text:list-item>
                <text:p>Almost; nearly</text:p>
                <text:p/>
              </text:list-item>
              <text:list-item>
                <text:p>他差一点儿就赢了比赛。</text:p>
              </text:list-item>
              <text:list-item>
                <text:p>Tā chà yī diǎnr jiù yíng le bǐsài.</text:p>
              </text:list-item>
              <text:list-item>
                <text:p>He almost won the game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984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5" draw:style-name="dp1" draw:master-page-name="Default">
        <draw:frame draw:name="PlaceHolder 731" presentation:style-name="pr7" draw:text-style-name="P2" draw:layer="layout" svg:width="22.498cm" svg:height="2.598cm" svg:x="4.5cm" svg:y="0.6cm" presentation:class="title" presentation:user-transformed="true">
          <draw:text-box>
            <text:p>查询</text:p>
          </draw:text-box>
        </draw:frame>
        <draw:frame draw:name="PlaceHolder 73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查询 (cháxún)</text:p>
              </text:list-item>
              <text:list-item>
                <text:p>To inquire; to query</text:p>
                <text:p/>
              </text:list-item>
              <text:list-item>
                <text:p>我需要查询一下订单。</text:p>
              </text:list-item>
              <text:list-item>
                <text:p>Wǒ xūyào cháxún yīxià dìngdān.</text:p>
              </text:list-item>
              <text:list-item>
                <text:p>I need to inquire about an order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985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6" draw:style-name="dp1" draw:master-page-name="Default">
        <draw:frame draw:name="PlaceHolder 733" presentation:style-name="pr7" draw:text-style-name="P2" draw:layer="layout" svg:width="22.498cm" svg:height="2.598cm" svg:x="4.5cm" svg:y="0.6cm" presentation:class="title" presentation:user-transformed="true">
          <draw:text-box>
            <text:p>插</text:p>
          </draw:text-box>
        </draw:frame>
        <draw:frame draw:name="PlaceHolder 73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插 (chā)</text:p>
              </text:list-item>
              <text:list-item>
                <text:p>To insert; to plug in</text:p>
                <text:p/>
              </text:list-item>
              <text:list-item>
                <text:p>请插上电源。</text:p>
              </text:list-item>
              <text:list-item>
                <text:p>Qǐng chā shàng diànyuán.</text:p>
              </text:list-item>
              <text:list-item>
                <text:p>Please plug in the power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986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7" draw:style-name="dp1" draw:master-page-name="Default">
        <draw:frame draw:name="PlaceHolder 735" presentation:style-name="pr7" draw:text-style-name="P2" draw:layer="layout" svg:width="22.498cm" svg:height="2.598cm" svg:x="4.5cm" svg:y="0.6cm" presentation:class="title" presentation:user-transformed="true">
          <draw:text-box>
            <text:p>差距</text:p>
          </draw:text-box>
        </draw:frame>
        <draw:frame draw:name="PlaceHolder 73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差距 (chājù)</text:p>
              </text:list-item>
              <text:list-item>
                <text:p>Gap; disparity</text:p>
                <text:p/>
              </text:list-item>
              <text:list-item>
                <text:p>城乡差距逐渐缩小。</text:p>
              </text:list-item>
              <text:list-item>
                <text:p>Chéngxiāng chājù zhújiàn suōxiǎo.</text:p>
              </text:list-item>
              <text:list-item>
                <text:p>The urban-rural gap is gradually narrowing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987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8" draw:style-name="dp1" draw:master-page-name="Default">
        <draw:frame draw:name="PlaceHolder 737" presentation:style-name="pr7" draw:text-style-name="P2" draw:layer="layout" svg:width="22.498cm" svg:height="2.598cm" svg:x="4.5cm" svg:y="0.6cm" presentation:class="title" presentation:user-transformed="true">
          <draw:text-box>
            <text:p>差别</text:p>
          </draw:text-box>
        </draw:frame>
        <draw:frame draw:name="PlaceHolder 73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差别 (chābié)</text:p>
              </text:list-item>
              <text:list-item>
                <text:p>Difference; distinction</text:p>
                <text:p/>
              </text:list-item>
              <text:list-item>
                <text:p>这两种产品有很大的差别。</text:p>
              </text:list-item>
              <text:list-item>
                <text:p>Zhè liǎng zhǒng chǎnpǐn yǒu hěn dà de chābié.</text:p>
              </text:list-item>
              <text:list-item>
                <text:p>There is a significant difference between these two product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988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9" draw:style-name="dp1" draw:master-page-name="Default">
        <draw:frame draw:name="PlaceHolder 739" presentation:style-name="pr7" draw:text-style-name="P2" draw:layer="layout" svg:width="22.498cm" svg:height="2.598cm" svg:x="4.5cm" svg:y="0.6cm" presentation:class="title" presentation:user-transformed="true">
          <draw:text-box>
            <text:p>叉子</text:p>
          </draw:text-box>
        </draw:frame>
        <draw:frame draw:name="PlaceHolder 74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叉子 (chāzi)</text:p>
              </text:list-item>
              <text:list-item>
                <text:p>Fork</text:p>
                <text:p/>
              </text:list-item>
              <text:list-item>
                <text:p>请给我一个叉子。</text:p>
              </text:list-item>
              <text:list-item>
                <text:p>Qǐng gěi wǒ yī gè chāzi.</text:p>
              </text:list-item>
              <text:list-item>
                <text:p>Please give me a fork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989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0" draw:style-name="dp1" draw:master-page-name="Default">
        <draw:frame draw:name="PlaceHolder 741" presentation:style-name="pr7" draw:text-style-name="P2" draw:layer="layout" svg:width="22.498cm" svg:height="2.598cm" svg:x="4.5cm" svg:y="0.6cm" presentation:class="title" presentation:user-transformed="true">
          <draw:text-box>
            <text:p>叉</text:p>
          </draw:text-box>
        </draw:frame>
        <draw:frame draw:name="PlaceHolder 74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叉 (chā)</text:p>
              </text:list-item>
              <text:list-item>
                <text:p>Fork</text:p>
                <text:p/>
              </text:list-item>
              <text:list-item>
                <text:p>这个叉子很锋利。</text:p>
              </text:list-item>
              <text:list-item>
                <text:p>Zhège chāzi hěn fēnglì.</text:p>
              </text:list-item>
              <text:list-item>
                <text:p>This fork is very sharp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990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1" draw:style-name="dp1" draw:master-page-name="Default">
        <draw:frame draw:name="PlaceHolder 743" presentation:style-name="pr7" draw:text-style-name="P2" draw:layer="layout" svg:width="22.498cm" svg:height="2.598cm" svg:x="4.5cm" svg:y="0.6cm" presentation:class="title" presentation:user-transformed="true">
          <draw:text-box>
            <text:p>层次</text:p>
          </draw:text-box>
        </draw:frame>
        <draw:frame draw:name="PlaceHolder 74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层次 (céngcì)</text:p>
              </text:list-item>
              <text:list-item>
                <text:p>Level; hierarchy; structure</text:p>
                <text:p/>
              </text:list-item>
              <text:list-item>
                <text:p>这个问题涉及到不同层次的因素。</text:p>
              </text:list-item>
              <text:list-item>
                <text:p>Zhège wèntí shèjí dào bùtóng céngcì de yīnsù.</text:p>
              </text:list-item>
              <text:list-item>
                <text:p>This issue involves factors at different level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991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2" draw:style-name="dp1" draw:master-page-name="Default">
        <draw:frame draw:name="PlaceHolder 745" presentation:style-name="pr7" draw:text-style-name="P2" draw:layer="layout" svg:width="22.498cm" svg:height="2.598cm" svg:x="4.5cm" svg:y="0.6cm" presentation:class="title" presentation:user-transformed="true">
          <draw:text-box>
            <text:p>册</text:p>
          </draw:text-box>
        </draw:frame>
        <draw:frame draw:name="PlaceHolder 74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册 (cè)</text:p>
              </text:list-item>
              <text:list-item>
                <text:p>Volume; book</text:p>
                <text:p/>
              </text:list-item>
              <text:list-item>
                <text:p>这是一本很有价值的册子。</text:p>
              </text:list-item>
              <text:list-item>
                <text:p>Zhè shì yī běn hěn yǒu jiàzhí de cèzi.</text:p>
              </text:list-item>
              <text:list-item>
                <text:p>This is a very valuable book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992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3" draw:style-name="dp1" draw:master-page-name="Default">
        <draw:frame draw:name="PlaceHolder 747" presentation:style-name="pr7" draw:text-style-name="P2" draw:layer="layout" svg:width="22.498cm" svg:height="2.598cm" svg:x="4.5cm" svg:y="0.6cm" presentation:class="title" presentation:user-transformed="true">
          <draw:text-box>
            <text:p>草原</text:p>
          </draw:text-box>
        </draw:frame>
        <draw:frame draw:name="PlaceHolder 74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草原 (cǎoyuán)</text:p>
              </text:list-item>
              <text:list-item>
                <text:p>Grassland; prairie</text:p>
                <text:p/>
              </text:list-item>
              <text:list-item>
                <text:p>草原上有成群的牛羊。</text:p>
              </text:list-item>
              <text:list-item>
                <text:p>Cǎoyuán shàng yǒu chéngqún de niúyáng.</text:p>
              </text:list-item>
              <text:list-item>
                <text:p>There are herds of cattle and sheep on the grassland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993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4" draw:style-name="dp1" draw:master-page-name="Default">
        <draw:frame draw:name="PlaceHolder 749" presentation:style-name="pr7" draw:text-style-name="P2" draw:layer="layout" svg:width="22.498cm" svg:height="2.598cm" svg:x="4.5cm" svg:y="0.6cm" presentation:class="title" presentation:user-transformed="true">
          <draw:text-box>
            <text:p>餐饮</text:p>
          </draw:text-box>
        </draw:frame>
        <draw:frame draw:name="PlaceHolder 75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餐饮 (cānyǐn)</text:p>
              </text:list-item>
              <text:list-item>
                <text:p>Food and beverage; catering</text:p>
                <text:p/>
              </text:list-item>
              <text:list-item>
                <text:p>餐饮服务是这家酒店的一大特色。</text:p>
              </text:list-item>
              <text:list-item>
                <text:p>Cānyǐn fúwù shì zhè jiā jiǔdiàn de yī dà tèsè.</text:p>
              </text:list-item>
              <text:list-item>
                <text:p>Food and beverage services are a major feature of this hotel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994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5" draw:style-name="dp1" draw:master-page-name="Default">
        <draw:frame draw:name="PlaceHolder 751" presentation:style-name="pr7" draw:text-style-name="P2" draw:layer="layout" svg:width="22.498cm" svg:height="2.598cm" svg:x="4.5cm" svg:y="0.6cm" presentation:class="title" presentation:user-transformed="true">
          <draw:text-box>
            <text:p>餐厅</text:p>
          </draw:text-box>
        </draw:frame>
        <draw:frame draw:name="PlaceHolder 75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餐厅 (cāntīng)</text:p>
              </text:list-item>
              <text:list-item>
                <text:p>Dining hall; dining room</text:p>
                <text:p/>
              </text:list-item>
              <text:list-item>
                <text:p>这家酒店的餐厅提供各种美食。</text:p>
              </text:list-item>
              <text:list-item>
                <text:p>Zhè jiā jiǔdiàn de cāntīng tígōng gè zhǒng měishí.</text:p>
              </text:list-item>
              <text:list-item>
                <text:p>The hotel's dining room offers a variety of delicious food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995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6" draw:style-name="dp1" draw:master-page-name="Default">
        <draw:frame draw:name="PlaceHolder 753" presentation:style-name="pr7" draw:text-style-name="P2" draw:layer="layout" svg:width="22.498cm" svg:height="2.598cm" svg:x="4.5cm" svg:y="0.6cm" presentation:class="title" presentation:user-transformed="true">
          <draw:text-box>
            <text:p>餐馆</text:p>
          </draw:text-box>
        </draw:frame>
        <draw:frame draw:name="PlaceHolder 75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餐馆 (cānguǎn)</text:p>
              </text:list-item>
              <text:list-item>
                <text:p>Restaurant</text:p>
                <text:p/>
              </text:list-item>
              <text:list-item>
                <text:p>我们去附近的餐馆吃晚饭。</text:p>
              </text:list-item>
              <text:list-item>
                <text:p>Wǒmen qù fùjìn de cānguǎn chī wǎnfàn.</text:p>
              </text:list-item>
              <text:list-item>
                <text:p>Let's go to a nearby restaurant for dinner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996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7" draw:style-name="dp1" draw:master-page-name="Default">
        <draw:frame draw:name="PlaceHolder 755" presentation:style-name="pr7" draw:text-style-name="P2" draw:layer="layout" svg:width="22.498cm" svg:height="2.598cm" svg:x="4.5cm" svg:y="0.6cm" presentation:class="title" presentation:user-transformed="true">
          <draw:text-box>
            <text:p>彩票</text:p>
          </draw:text-box>
        </draw:frame>
        <draw:frame draw:name="PlaceHolder 75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彩票 (cǎipiào)</text:p>
              </text:list-item>
              <text:list-item>
                <text:p>Lottery ticket</text:p>
                <text:p/>
              </text:list-item>
              <text:list-item>
                <text:p>他买了一张彩票，希望能中大奖。</text:p>
              </text:list-item>
              <text:list-item>
                <text:p>Tā mǎi le yī zhāng cǎipiào, xīwàng néng zhòng dàjiǎng.</text:p>
              </text:list-item>
              <text:list-item>
                <text:p>He bought a lottery ticket, hoping to win a big prize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997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8" draw:style-name="dp1" draw:master-page-name="Default">
        <draw:frame draw:name="PlaceHolder 757" presentation:style-name="pr7" draw:text-style-name="P2" draw:layer="layout" svg:width="22.498cm" svg:height="2.598cm" svg:x="4.5cm" svg:y="0.6cm" presentation:class="title" presentation:user-transformed="true">
          <draw:text-box>
            <text:p>采购</text:p>
          </draw:text-box>
        </draw:frame>
        <draw:frame draw:name="PlaceHolder 75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采购 (cǎigòu)</text:p>
              </text:list-item>
              <text:list-item>
                <text:p>To purchase; procurement</text:p>
                <text:p/>
              </text:list-item>
              <text:list-item>
                <text:p>公司负责采购原材料。</text:p>
              </text:list-item>
              <text:list-item>
                <text:p>Gōngsī fùzé cǎigòu yuáncáiliào.</text:p>
              </text:list-item>
              <text:list-item>
                <text:p>The company is responsible for purchasing raw material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998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9" draw:style-name="dp1" draw:master-page-name="Default">
        <draw:frame draw:name="PlaceHolder 759" presentation:style-name="pr7" draw:text-style-name="P2" draw:layer="layout" svg:width="22.498cm" svg:height="2.598cm" svg:x="4.5cm" svg:y="0.6cm" presentation:class="title" presentation:user-transformed="true">
          <draw:text-box>
            <text:p>裁判</text:p>
          </draw:text-box>
        </draw:frame>
        <draw:frame draw:name="PlaceHolder 76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裁判 (cáipàn)</text:p>
              </text:list-item>
              <text:list-item>
                <text:p>Referee; judge</text:p>
                <text:p/>
              </text:list-item>
              <text:list-item>
                <text:p>比赛的裁判是公正的。</text:p>
              </text:list-item>
              <text:list-item>
                <text:p>Bǐsài de cáipàn shì gōngzhèng de.</text:p>
              </text:list-item>
              <text:list-item>
                <text:p>The referee in the game is fair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999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0" draw:style-name="dp1" draw:master-page-name="Default">
        <draw:frame draw:name="PlaceHolder 761" presentation:style-name="pr7" draw:text-style-name="P2" draw:layer="layout" svg:width="22.498cm" svg:height="2.598cm" svg:x="4.5cm" svg:y="0.6cm" presentation:class="title" presentation:user-transformed="true">
          <draw:text-box>
            <text:p>猜测</text:p>
          </draw:text-box>
        </draw:frame>
        <draw:frame draw:name="PlaceHolder 76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猜测 (cāicè)</text:p>
              </text:list-item>
              <text:list-item>
                <text:p>To speculate; to guess</text:p>
                <text:p/>
              </text:list-item>
              <text:list-item>
                <text:p>对于未来，我们只能进行猜测。</text:p>
              </text:list-item>
              <text:list-item>
                <text:p>Duìyú wèilái, wǒmen zhǐnéng jìnxíng cāicè.</text:p>
              </text:list-item>
              <text:list-item>
                <text:p>For the future, we can only speculate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1000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1" draw:style-name="dp1" draw:master-page-name="Default">
        <draw:frame draw:name="PlaceHolder 763" presentation:style-name="pr7" draw:text-style-name="P2" draw:layer="layout" svg:width="22.498cm" svg:height="2.598cm" svg:x="4.5cm" svg:y="0.6cm" presentation:class="title" presentation:user-transformed="true">
          <draw:text-box>
            <text:p>猜</text:p>
          </draw:text-box>
        </draw:frame>
        <draw:frame draw:name="PlaceHolder 76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猜 (cāi)</text:p>
              </text:list-item>
              <text:list-item>
                <text:p>To guess</text:p>
                <text:p/>
              </text:list-item>
              <text:list-item>
                <text:p>我猜他会在下个星期回来。</text:p>
              </text:list-item>
              <text:list-item>
                <text:p>Wǒ cāi tā huì zài xià gè xīngqī huí lái.</text:p>
              </text:list-item>
              <text:list-item>
                <text:p>I guess he will come back next week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1001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2" draw:style-name="dp1" draw:master-page-name="Default">
        <draw:frame draw:name="PlaceHolder 767" presentation:style-name="pr7" draw:text-style-name="P2" draw:layer="layout" svg:width="22.498cm" svg:height="2.598cm" svg:x="4.5cm" svg:y="0.6cm" presentation:class="title" presentation:user-transformed="true">
          <draw:text-box>
            <text:p>部位</text:p>
          </draw:text-box>
        </draw:frame>
        <draw:frame draw:name="PlaceHolder 76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部位 (bùwèi)</text:p>
              </text:list-item>
              <text:list-item>
                <text:p>Part; position; place</text:p>
                <text:p/>
              </text:list-item>
              <text:list-item>
                <text:p>身体的不同部位有不同的功能。</text:p>
              </text:list-item>
              <text:list-item>
                <text:p>Shēntǐ de bùtóng bùwèi yǒu bùtóng de gōngnéng.</text:p>
              </text:list-item>
              <text:list-item>
                <text:p>Different parts of the body have different function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1002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3" draw:style-name="dp1" draw:master-page-name="Default">
        <draw:frame draw:name="PlaceHolder 769" presentation:style-name="pr7" draw:text-style-name="P2" draw:layer="layout" svg:width="22.498cm" svg:height="2.598cm" svg:x="4.5cm" svg:y="0.6cm" presentation:class="title" presentation:user-transformed="true">
          <draw:text-box>
            <text:p>不足</text:p>
          </draw:text-box>
        </draw:frame>
        <draw:frame draw:name="PlaceHolder 77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不足 (bùzú)</text:p>
              </text:list-item>
              <text:list-item>
                <text:p>Insufficient; not enough</text:p>
                <text:p/>
              </text:list-item>
              <text:list-item>
                <text:p>这个计划的资金还不足。</text:p>
              </text:list-item>
              <text:list-item>
                <text:p>Zhège jìhuà de zījīn hái bùzú.</text:p>
              </text:list-item>
              <text:list-item>
                <text:p>The funding for this plan is still insufficient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1003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4" draw:style-name="dp1" draw:master-page-name="Default">
        <draw:frame draw:name="PlaceHolder 771" presentation:style-name="pr7" draw:text-style-name="P2" draw:layer="layout" svg:width="22.498cm" svg:height="2.598cm" svg:x="4.5cm" svg:y="0.6cm" presentation:class="title" presentation:user-transformed="true">
          <draw:text-box>
            <text:p>不止</text:p>
          </draw:text-box>
        </draw:frame>
        <draw:frame draw:name="PlaceHolder 77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不止 (bùzhǐ)</text:p>
              </text:list-item>
              <text:list-item>
                <text:p>Not only; more than</text:p>
                <text:p/>
              </text:list-item>
              <text:list-item>
                <text:p>他不止是个好演员，还是一位出色的导演。</text:p>
              </text:list-item>
              <text:list-item>
                <text:p>Tā bùzhǐ shì gè hǎo yǎnyuán, háishì yī wèi chūsè de dǎoyǎn.</text:p>
              </text:list-item>
              <text:list-item>
                <text:p>He is not only a good actor but also an excellent director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1004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5" draw:style-name="dp1" draw:master-page-name="Default">
        <draw:frame draw:name="PlaceHolder 773" presentation:style-name="pr7" draw:text-style-name="P2" draw:layer="layout" svg:width="22.498cm" svg:height="2.598cm" svg:x="4.5cm" svg:y="0.6cm" presentation:class="title" presentation:user-transformed="true">
          <draw:text-box>
            <text:p>不许</text:p>
          </draw:text-box>
        </draw:frame>
        <draw:frame draw:name="PlaceHolder 77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不许 (bùxǔ)</text:p>
              </text:list-item>
              <text:list-item>
                <text:p>Not allowed; must not</text:p>
                <text:p/>
              </text:list-item>
              <text:list-item>
                <text:p>这里不许吸烟。</text:p>
              </text:list-item>
              <text:list-item>
                <text:p>Zhèlǐ bùxǔ xīyān.</text:p>
              </text:list-item>
              <text:list-item>
                <text:p>Smoking is not allowed here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1005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6" draw:style-name="dp1" draw:master-page-name="Default">
        <draw:frame draw:name="PlaceHolder 775" presentation:style-name="pr7" draw:text-style-name="P2" draw:layer="layout" svg:width="22.498cm" svg:height="2.598cm" svg:x="4.5cm" svg:y="0.6cm" presentation:class="title" presentation:user-transformed="true">
          <draw:text-box>
            <text:p>不停</text:p>
          </draw:text-box>
        </draw:frame>
        <draw:frame draw:name="PlaceHolder 77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不停 (bùtíng)</text:p>
              </text:list-item>
              <text:list-item>
                <text:p>Non-stop; incessant</text:p>
                <text:p/>
              </text:list-item>
              <text:list-item>
                <text:p>他的工作不停地进行。</text:p>
              </text:list-item>
              <text:list-item>
                <text:p>Tā de gōngzuò bùtíng de jìnxíng.</text:p>
              </text:list-item>
              <text:list-item>
                <text:p>His work is going on non-stop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1006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7" draw:style-name="dp1" draw:master-page-name="Default">
        <draw:frame draw:name="PlaceHolder 777" presentation:style-name="pr7" draw:text-style-name="P2" draw:layer="layout" svg:width="22.498cm" svg:height="2.598cm" svg:x="4.5cm" svg:y="0.6cm" presentation:class="title" presentation:user-transformed="true">
          <draw:text-box>
            <text:p>不时</text:p>
          </draw:text-box>
        </draw:frame>
        <draw:frame draw:name="PlaceHolder 77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不时 (bùshí)</text:p>
              </text:list-item>
              <text:list-item>
                <text:p>From time to time; often</text:p>
                <text:p/>
              </text:list-item>
              <text:list-item>
                <text:p>他会不时地给我发邮件。</text:p>
              </text:list-item>
              <text:list-item>
                <text:p>Tā huì bùshí de gěi wǒ fā yóujiàn.</text:p>
              </text:list-item>
              <text:list-item>
                <text:p>He will send me emails from time to time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1007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8" draw:style-name="dp1" draw:master-page-name="Default">
        <draw:frame draw:name="PlaceHolder 779" presentation:style-name="pr7" draw:text-style-name="P2" draw:layer="layout" svg:width="22.498cm" svg:height="2.598cm" svg:x="4.5cm" svg:y="0.6cm" presentation:class="title" presentation:user-transformed="true">
          <draw:text-box>
            <text:p>不能不</text:p>
          </draw:text-box>
        </draw:frame>
        <draw:frame draw:name="PlaceHolder 78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不能不 (bùnéng bù)</text:p>
              </text:list-item>
              <text:list-item>
                <text:p>Cannot help but; have to; cannot avoid</text:p>
                <text:p/>
              </text:list-item>
              <text:list-item>
                <text:p>面对这个问题，我不能不考虑。</text:p>
              </text:list-item>
              <text:list-item>
                <text:p>Miàn duì zhège wèntí, wǒ bùnéng bù kǎolǜ.</text:p>
              </text:list-item>
              <text:list-item>
                <text:p>Facing this problem, I cannot help but consider it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1008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9" draw:style-name="dp1" draw:master-page-name="Default">
        <draw:frame draw:name="PlaceHolder 781" presentation:style-name="pr7" draw:text-style-name="P2" draw:layer="layout" svg:width="22.498cm" svg:height="2.598cm" svg:x="4.5cm" svg:y="0.6cm" presentation:class="title" presentation:user-transformed="true">
          <draw:text-box>
            <text:p>不免</text:p>
          </draw:text-box>
        </draw:frame>
        <draw:frame draw:name="PlaceHolder 78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不免 (bùmiǎn)</text:p>
              </text:list-item>
              <text:list-item>
                <text:p>Inevitable; can't help but</text:p>
                <text:p/>
              </text:list-item>
              <text:list-item>
                <text:p>在这种情况下，我们不免要付出一些代价。</text:p>
              </text:list-item>
              <text:list-item>
                <text:p>Zài zhè zhǒng qíngkuàng xià, wǒmen bùmiǎn yào fùchū yīxiē dàijià.</text:p>
              </text:list-item>
              <text:list-item>
                <text:p>In this situation, we can't help but pay some price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1009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0" draw:style-name="dp1" draw:master-page-name="Default">
        <draw:frame draw:name="PlaceHolder 783" presentation:style-name="pr7" draw:text-style-name="P2" draw:layer="layout" svg:width="22.498cm" svg:height="2.598cm" svg:x="4.5cm" svg:y="0.6cm" presentation:class="title" presentation:user-transformed="true">
          <draw:text-box>
            <text:p>不良</text:p>
          </draw:text-box>
        </draw:frame>
        <draw:frame draw:name="PlaceHolder 78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不良 (bùliáng)</text:p>
              </text:list-item>
              <text:list-item>
                <text:p>Harmful; not good</text:p>
                <text:p/>
              </text:list-item>
              <text:list-item>
                <text:p>吸烟对健康是不良的。</text:p>
              </text:list-item>
              <text:list-item>
                <text:p>Xīyān duì jiànkāng shì bùliáng de.</text:p>
              </text:list-item>
              <text:list-item>
                <text:p>Smoking is harmful to health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1010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1" draw:style-name="dp1" draw:master-page-name="Default">
        <draw:frame draw:name="PlaceHolder 785" presentation:style-name="pr7" draw:text-style-name="P2" draw:layer="layout" svg:width="22.498cm" svg:height="2.598cm" svg:x="4.5cm" svg:y="0.6cm" presentation:class="title" presentation:user-transformed="true">
          <draw:text-box>
            <text:p>不敢当</text:p>
          </draw:text-box>
        </draw:frame>
        <draw:frame draw:name="PlaceHolder 78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不敢当 (bùgǎn dāng)</text:p>
              </text:list-item>
              <text:list-item>
                <text:p>I don't deserve it; you flatter me</text:p>
                <text:p/>
              </text:list-item>
              <text:list-item>
                <text:p>你的夸奖我真是不敢当。</text:p>
              </text:list-item>
              <text:list-item>
                <text:p>Nǐ de kuājiǎng wǒ zhēnshi bùgǎn dāng.</text:p>
              </text:list-item>
              <text:list-item>
                <text:p>Your praise, I really don't deserve it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1011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2" draw:style-name="dp1" draw:master-page-name="Default">
        <draw:frame draw:name="PlaceHolder 787" presentation:style-name="pr7" draw:text-style-name="P2" draw:layer="layout" svg:width="22.498cm" svg:height="2.598cm" svg:x="4.5cm" svg:y="0.6cm" presentation:class="title" presentation:user-transformed="true">
          <draw:text-box>
            <text:p>不得了</text:p>
          </draw:text-box>
        </draw:frame>
        <draw:frame draw:name="PlaceHolder 78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不得了 (bùdéliǎo)</text:p>
              </text:list-item>
              <text:list-item>
                <text:p>Terrible; extremely</text:p>
                <text:p/>
              </text:list-item>
              <text:list-item>
                <text:p>这场暴风雨让城市的交通陷入了不得了的混乱。</text:p>
              </text:list-item>
              <text:list-item>
                <text:p>Zhè chǎng bàofēngyǔ ràng chéngshì de jiāotōng xiànrù le bùdéliǎo de hùnluàn.</text:p>
              </text:list-item>
              <text:list-item>
                <text:p>The storm caused extreme chaos in the city's transportation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1012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3" draw:style-name="dp1" draw:master-page-name="Default">
        <draw:frame draw:name="PlaceHolder 789" presentation:style-name="pr7" draw:text-style-name="P2" draw:layer="layout" svg:width="22.498cm" svg:height="2.598cm" svg:x="4.5cm" svg:y="0.6cm" presentation:class="title" presentation:user-transformed="true">
          <draw:text-box>
            <text:p>不曾</text:p>
          </draw:text-box>
        </draw:frame>
        <draw:frame draw:name="PlaceHolder 79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不曾 (bùcéng)</text:p>
              </text:list-item>
              <text:list-item>
                <text:p>Never; did not</text:p>
                <text:p/>
              </text:list-item>
              <text:list-item>
                <text:p>他们之间不曾发生过争执。</text:p>
              </text:list-item>
              <text:list-item>
                <text:p>Tāmen zhījiān bùcéng fāshēng guò zhēngzhí.</text:p>
              </text:list-item>
              <text:list-item>
                <text:p>There has never been a dispute between them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1013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4" draw:style-name="dp1" draw:master-page-name="Default">
        <draw:frame draw:name="PlaceHolder 791" presentation:style-name="pr7" draw:text-style-name="P2" draw:layer="layout" svg:width="22.498cm" svg:height="2.598cm" svg:x="4.5cm" svg:y="0.6cm" presentation:class="title" presentation:user-transformed="true">
          <draw:text-box>
            <text:p>补贴</text:p>
          </draw:text-box>
        </draw:frame>
        <draw:frame draw:name="PlaceHolder 79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补贴 (bǔtiē)</text:p>
              </text:list-item>
              <text:list-item>
                <text:p>Subsidy; to subsidize</text:p>
                <text:p/>
              </text:list-item>
              <text:list-item>
                <text:p>政府为农民提供了一些补贴。</text:p>
              </text:list-item>
              <text:list-item>
                <text:p>Zhèngfǔ wèi nóngmín tígōng le yīxiē bǔtiē.</text:p>
              </text:list-item>
              <text:list-item>
                <text:p>The government provides some subsidies for farmer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1014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5" draw:style-name="dp1" draw:master-page-name="Default">
        <draw:frame draw:name="PlaceHolder 793" presentation:style-name="pr7" draw:text-style-name="P2" draw:layer="layout" svg:width="22.498cm" svg:height="2.598cm" svg:x="4.5cm" svg:y="0.6cm" presentation:class="title" presentation:user-transformed="true">
          <draw:text-box>
            <text:p>补偿</text:p>
          </draw:text-box>
        </draw:frame>
        <draw:frame draw:name="PlaceHolder 79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补偿 (bǔcháng)</text:p>
              </text:list-item>
              <text:list-item>
                <text:p>Compensation; to compensate</text:p>
                <text:p/>
              </text:list-item>
              <text:list-item>
                <text:p>为了补偿他的努力，公司给予了额外的奖金。</text:p>
              </text:list-item>
              <text:list-item>
                <text:p>Wèile bǔcháng tā de nǔlì, gōngsī jǐyǔ le éwài de jiǎngjīn.</text:p>
              </text:list-item>
              <text:list-item>
                <text:p>To compensate for his efforts, the company provided an additional bonu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1015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6" draw:style-name="dp1" draw:master-page-name="Default">
        <draw:frame draw:name="PlaceHolder 795" presentation:style-name="pr7" draw:text-style-name="P2" draw:layer="layout" svg:width="22.498cm" svg:height="2.598cm" svg:x="4.5cm" svg:y="0.6cm" presentation:class="title" presentation:user-transformed="true">
          <draw:text-box>
            <text:p>不易</text:p>
          </draw:text-box>
        </draw:frame>
        <draw:frame draw:name="PlaceHolder 79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不易 (bùyì)</text:p>
              </text:list-item>
              <text:list-item>
                <text:p>Not easy; difficult</text:p>
                <text:p/>
              </text:list-item>
              <text:list-item>
                <text:p>这项工作很不易，需要付出很多努力。</text:p>
              </text:list-item>
              <text:list-item>
                <text:p>Zhè xiàng gōngzuò hěn bùyì, xūyào fùchū hěnduō nǔlì.</text:p>
              </text:list-item>
              <text:list-item>
                <text:p>This job is not easy and requires a lot of effort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1016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7" draw:style-name="dp1" draw:master-page-name="Default">
        <draw:frame draw:name="PlaceHolder 799" presentation:style-name="pr7" draw:text-style-name="P2" draw:layer="layout" svg:width="22.498cm" svg:height="2.598cm" svg:x="4.5cm" svg:y="0.6cm" presentation:class="title" presentation:user-transformed="true">
          <draw:text-box>
            <text:p>不幸</text:p>
          </draw:text-box>
        </draw:frame>
        <draw:frame draw:name="PlaceHolder 80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不幸 (bùxìng)</text:p>
              </text:list-item>
              <text:list-item>
                <text:p>Unfortunate; unlucky</text:p>
                <text:p/>
              </text:list-item>
              <text:list-item>
                <text:p>发生了一场不幸的事故。</text:p>
              </text:list-item>
              <text:list-item>
                <text:p>Fāshēng le yī chǎng bùxìng de shìgù.</text:p>
              </text:list-item>
              <text:list-item>
                <text:p>An unfortunate accident happened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1017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8" draw:style-name="dp1" draw:master-page-name="Default">
        <draw:frame draw:name="PlaceHolder 797" presentation:style-name="pr7" draw:text-style-name="P2" draw:layer="layout" svg:width="22.498cm" svg:height="2.598cm" svg:x="4.5cm" svg:y="0.6cm" presentation:class="title" presentation:user-transformed="true">
          <draw:text-box>
            <text:p>不耐烦</text:p>
          </draw:text-box>
        </draw:frame>
        <draw:frame draw:name="PlaceHolder 79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不耐烦 (bùnàifán)</text:p>
              </text:list-item>
              <text:list-item>
                <text:p>Impatient</text:p>
                <text:p/>
              </text:list-item>
              <text:list-item>
                <text:p>他等待的时间越久，就越感到不耐烦。</text:p>
              </text:list-item>
              <text:list-item>
                <text:p>Tā děngdài de shíjiān yuè jiǔ, jiù yuè gǎndào bùnàifán.</text:p>
              </text:list-item>
              <text:list-item>
                <text:p>The longer he waits, the more impatient he becomes.</text:p>
                <text:p/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1018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9" draw:style-name="dp1" draw:master-page-name="Default">
        <draw:frame draw:name="PlaceHolder 765" presentation:style-name="pr7" draw:text-style-name="P2" draw:layer="layout" svg:width="22.498cm" svg:height="2.598cm" svg:x="4.5cm" svg:y="0.6cm" presentation:class="title" presentation:user-transformed="true">
          <draw:text-box>
            <text:p>不利</text:p>
          </draw:text-box>
        </draw:frame>
        <draw:frame draw:name="PlaceHolder 76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不利 (bùlì)</text:p>
              </text:list-item>
              <text:list-item>
                <text:p>Unfavorable; disadvantageous</text:p>
                <text:p/>
              </text:list-item>
              <text:list-item>
                <text:p>这种情况对我们很不利。</text:p>
              </text:list-item>
              <text:list-item>
                <text:p>Zhè zhǒng qíngkuàng duì wǒmen hěn bùlì.</text:p>
              </text:list-item>
              <text:list-item>
                <text:p>This situation is very unfavorable for u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1019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0" draw:style-name="dp1" draw:master-page-name="Default">
        <draw:frame draw:name="PlaceHolder 801" presentation:style-name="pr7" draw:text-style-name="P2" draw:layer="layout" svg:width="22.498cm" svg:height="2.598cm" svg:x="4.5cm" svg:y="0.6cm" presentation:class="title" presentation:user-transformed="true">
          <draw:text-box>
            <text:p>不顾</text:p>
          </draw:text-box>
        </draw:frame>
        <draw:frame draw:name="PlaceHolder 80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不顾 (bùgù)</text:p>
              </text:list-item>
              <text:list-item>
                <text:p>Regardless of; paying no attention to</text:p>
                <text:p/>
              </text:list-item>
              <text:list-item>
                <text:p>他不顾一切地追求自己的梦想。</text:p>
              </text:list-item>
              <text:list-item>
                <text:p>Tā bùgù yīqiè de zhuīqiú zìjǐ de mèngxiǎng.</text:p>
              </text:list-item>
              <text:list-item>
                <text:p>He pursues his dreams regardless of everything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1020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1" draw:style-name="dp1" draw:master-page-name="Default">
        <draw:frame draw:name="PlaceHolder 803" presentation:style-name="pr7" draw:text-style-name="P2" draw:layer="layout" svg:width="22.498cm" svg:height="2.598cm" svg:x="4.5cm" svg:y="0.6cm" presentation:class="title" presentation:user-transformed="true">
          <draw:text-box>
            <text:p>薄弱</text:p>
          </draw:text-box>
        </draw:frame>
        <draw:frame draw:name="PlaceHolder 80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薄弱 (bóruò)</text:p>
              </text:list-item>
              <text:list-item>
                <text:p>Weak; feeble</text:p>
                <text:p/>
              </text:list-item>
              <text:list-item>
                <text:p>他的抵抗能力很薄弱，容易生病。</text:p>
              </text:list-item>
              <text:list-item>
                <text:p>Tā de dǐkàng nénglì hěn bóruò, róngyì shēngbìng.</text:p>
              </text:list-item>
              <text:list-item>
                <text:p>His resistance is weak, and he is prone to illnes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1021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2" draw:style-name="dp1" draw:master-page-name="Default">
        <draw:frame draw:name="PlaceHolder 805" presentation:style-name="pr7" draw:text-style-name="P2" draw:layer="layout" svg:width="22.498cm" svg:height="2.598cm" svg:x="4.5cm" svg:y="0.6cm" presentation:class="title" presentation:user-transformed="true">
          <draw:text-box>
            <text:p>博物馆</text:p>
          </draw:text-box>
        </draw:frame>
        <draw:frame draw:name="PlaceHolder 80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博物馆 (bówùguǎn)</text:p>
              </text:list-item>
              <text:list-item>
                <text:p>Museum</text:p>
                <text:p/>
              </text:list-item>
              <text:list-item>
                <text:p>这座城市有一座博物馆，收藏着丰富的历史文物。</text:p>
              </text:list-item>
              <text:list-item>
                <text:p>Zhè zuò chéngshì yǒu yī zuò bówùguǎn, shōucángzhe fēngfù de lìshǐ wénwù.</text:p>
              </text:list-item>
              <text:list-item>
                <text:p>This city has a museum that houses a rich collection of historical artifact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1022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3" draw:style-name="dp1" draw:master-page-name="Default">
        <draw:frame draw:name="PlaceHolder 807" presentation:style-name="pr7" draw:text-style-name="P2" draw:layer="layout" svg:width="22.498cm" svg:height="2.598cm" svg:x="4.5cm" svg:y="0.6cm" presentation:class="title" presentation:user-transformed="true">
          <draw:text-box>
            <text:p>博士</text:p>
          </draw:text-box>
        </draw:frame>
        <draw:frame draw:name="PlaceHolder 80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博士 (bóshì)</text:p>
              </text:list-item>
              <text:list-item>
                <text:p>Doctor; Ph.D.</text:p>
                <text:p/>
              </text:list-item>
              <text:list-item>
                <text:p>他是一位心理学博士。</text:p>
              </text:list-item>
              <text:list-item>
                <text:p>Tā shì yī wèi xīnlǐxué bóshì.</text:p>
              </text:list-item>
              <text:list-item>
                <text:p>He is a Ph.D. in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1023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4" draw:style-name="dp1" draw:master-page-name="Default">
        <draw:frame draw:name="PlaceHolder 809" presentation:style-name="pr7" draw:text-style-name="P2" draw:layer="layout" svg:width="22.498cm" svg:height="2.598cm" svg:x="4.5cm" svg:y="0.6cm" presentation:class="title" presentation:user-transformed="true">
          <draw:text-box>
            <text:p>博览会</text:p>
          </draw:text-box>
        </draw:frame>
        <draw:frame draw:name="PlaceHolder 81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博览会 (bólǎnhuì)</text:p>
              </text:list-item>
              <text:list-item>
                <text:p>Exposition; fair</text:p>
                <text:p/>
              </text:list-item>
              <text:list-item>
                <text:p>这个城市举办了一场国际博览会。</text:p>
              </text:list-item>
              <text:list-item>
                <text:p>Zhège chéngshì jǔbàn le yī chǎng guójì bólǎnhuì.</text:p>
              </text:list-item>
              <text:list-item>
                <text:p>The city hosted an international exposition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1024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5" draw:style-name="dp1" draw:master-page-name="Default">
        <draw:frame draw:name="PlaceHolder 811" presentation:style-name="pr7" draw:text-style-name="P2" draw:layer="layout" svg:width="22.498cm" svg:height="2.598cm" svg:x="4.5cm" svg:y="0.6cm" presentation:class="title" presentation:user-transformed="true">
          <draw:text-box>
            <text:p>博客</text:p>
          </draw:text-box>
        </draw:frame>
        <draw:frame draw:name="PlaceHolder 81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博客 (bókè)</text:p>
              </text:list-item>
              <text:list-item>
                <text:p>Blog</text:p>
                <text:p/>
              </text:list-item>
              <text:list-item>
                <text:p>他每天都在博客上分享自己的生活经验。</text:p>
              </text:list-item>
              <text:list-item>
                <text:p>Tā měitiān dōu zài bókè shàng fēnxiǎng zìjǐ de shēnghuó jīngyàn.</text:p>
              </text:list-item>
              <text:list-item>
                <text:p>He shares his life experiences on his blog every day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1025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6" draw:style-name="dp1" draw:master-page-name="Default">
        <draw:frame draw:name="PlaceHolder 813" presentation:style-name="pr7" draw:text-style-name="P2" draw:layer="layout" svg:width="22.498cm" svg:height="2.598cm" svg:x="4.5cm" svg:y="0.6cm" presentation:class="title" presentation:user-transformed="true">
          <draw:text-box>
            <text:p>玻璃</text:p>
          </draw:text-box>
        </draw:frame>
        <draw:frame draw:name="PlaceHolder 81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玻璃 (bōli)</text:p>
              </text:list-item>
              <text:list-item>
                <text:p>Glass</text:p>
                <text:p/>
              </text:list-item>
              <text:list-item>
                <text:p>这个花瓶是用玻璃制成的。</text:p>
              </text:list-item>
              <text:list-item>
                <text:p>Zhège huāpíng shì yòng bōli zhìchéng de.</text:p>
              </text:list-item>
              <text:list-item>
                <text:p>This vase is made of glas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1026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7" draw:style-name="dp1" draw:master-page-name="Default">
        <draw:frame draw:name="PlaceHolder 815" presentation:style-name="pr7" draw:text-style-name="P2" draw:layer="layout" svg:width="22.498cm" svg:height="2.598cm" svg:x="4.5cm" svg:y="0.6cm" presentation:class="title" presentation:user-transformed="true">
          <draw:text-box>
            <text:p>病毒</text:p>
          </draw:text-box>
        </draw:frame>
        <draw:frame draw:name="PlaceHolder 81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病毒 (bìngdú)</text:p>
              </text:list-item>
              <text:list-item>
                <text:p>Virus</text:p>
                <text:p/>
              </text:list-item>
              <text:list-item>
                <text:p>电脑系统遭受了一次病毒攻击。</text:p>
              </text:list-item>
              <text:list-item>
                <text:p>Diànnǎo xìtǒng zāoshòu le yīcì bìngdú gōngjī.</text:p>
              </text:list-item>
              <text:list-item>
                <text:p>The computer system suffered a virus attack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1027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8" draw:style-name="dp1" draw:master-page-name="Default">
        <draw:frame draw:name="PlaceHolder 817" presentation:style-name="pr7" draw:text-style-name="P2" draw:layer="layout" svg:width="22.498cm" svg:height="2.598cm" svg:x="4.5cm" svg:y="0.6cm" presentation:class="title" presentation:user-transformed="true">
          <draw:text-box>
            <text:p>饼干</text:p>
          </draw:text-box>
        </draw:frame>
        <draw:frame draw:name="PlaceHolder 81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饼干 (bǐnggān)</text:p>
              </text:list-item>
              <text:list-item>
                <text:p>Biscuit; cookie</text:p>
                <text:p/>
              </text:list-item>
              <text:list-item>
                <text:p>孩子们喜欢吃巧克力饼干。</text:p>
              </text:list-item>
              <text:list-item>
                <text:p>Háizimen xǐhuān chī qiǎokèlì bǐnggān.</text:p>
              </text:list-item>
              <text:list-item>
                <text:p>The children like to eat chocolate cookie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1028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9" draw:style-name="dp1" draw:master-page-name="Default">
        <draw:frame draw:name="PlaceHolder 819" presentation:style-name="pr7" draw:text-style-name="P2" draw:layer="layout" svg:width="22.498cm" svg:height="2.598cm" svg:x="4.5cm" svg:y="0.6cm" presentation:class="title" presentation:user-transformed="true">
          <draw:text-box>
            <text:p>饼</text:p>
          </draw:text-box>
        </draw:frame>
        <draw:frame draw:name="PlaceHolder 82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饼 (bǐng)</text:p>
              </text:list-item>
              <text:list-item>
                <text:p>Flatbread; cake</text:p>
                <text:p/>
              </text:list-item>
              <text:list-item>
                <text:p>这家店有各种口味的饼，你可以尝尝。</text:p>
              </text:list-item>
              <text:list-item>
                <text:p>Zhè jiā diàn yǒu gè zhǒng kǒuwèi de bǐng, nǐ kěyǐ cháng cháng.</text:p>
              </text:list-item>
              <text:list-item>
                <text:p>This shop has various flavors of cakes; you can try them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1029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0" draw:style-name="dp1" draw:master-page-name="Default">
        <draw:frame draw:name="PlaceHolder 821" presentation:style-name="pr7" draw:text-style-name="P2" draw:layer="layout" svg:width="22.498cm" svg:height="2.598cm" svg:x="4.5cm" svg:y="0.6cm" presentation:class="title" presentation:user-transformed="true">
          <draw:text-box>
            <text:p>宾馆</text:p>
          </draw:text-box>
        </draw:frame>
        <draw:frame draw:name="PlaceHolder 82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宾馆 (bīnguǎn)</text:p>
              </text:list-item>
              <text:list-item>
                <text:p>Hotel</text:p>
                <text:p/>
              </text:list-item>
              <text:list-item>
                <text:p>我们预订了一家宾馆，提前安排好了住宿。</text:p>
              </text:list-item>
              <text:list-item>
                <text:p>Wǒmen yùdìng le yī jiā bīnguǎn, tíqián ānpái hǎo le zhùsù.</text:p>
              </text:list-item>
              <text:list-item>
                <text:p>We booked a hotel and arranged accommodation in advance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1030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1" draw:style-name="dp1" draw:master-page-name="Default">
        <draw:frame draw:name="PlaceHolder 823" presentation:style-name="pr7" draw:text-style-name="P2" draw:layer="layout" svg:width="22.498cm" svg:height="2.598cm" svg:x="4.5cm" svg:y="0.6cm" presentation:class="title" presentation:user-transformed="true">
          <draw:text-box>
            <text:p>便于</text:p>
          </draw:text-box>
        </draw:frame>
        <draw:frame draw:name="PlaceHolder 82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便于 (biànyú)</text:p>
              </text:list-item>
              <text:list-item>
                <text:p>Convenient for; easy for</text:p>
                <text:p/>
              </text:list-item>
              <text:list-item>
                <text:p>这个地方的交通很发达，便于前往其他城市。</text:p>
              </text:list-item>
              <text:list-item>
                <text:p>Zhège dìfang de jiāotōng hěn fādá, biànyú qiánwǎng qítā chéngshì.</text:p>
              </text:list-item>
              <text:list-item>
                <text:p>The transportation in this area is well-developed, making it convenient to travel to other citie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1031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2" draw:style-name="dp1" draw:master-page-name="Default">
        <draw:frame draw:name="PlaceHolder 825" presentation:style-name="pr7" draw:text-style-name="P2" draw:layer="layout" svg:width="22.498cm" svg:height="2.598cm" svg:x="4.5cm" svg:y="0.6cm" presentation:class="title" presentation:user-transformed="true">
          <draw:text-box>
            <text:p>便条</text:p>
          </draw:text-box>
        </draw:frame>
        <draw:frame draw:name="PlaceHolder 82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便条 (biàntiáo)</text:p>
              </text:list-item>
              <text:list-item>
                <text:p>Note; written message</text:p>
                <text:p/>
              </text:list-item>
              <text:list-item>
                <text:p>他给我留了一张便条，说他要出差几天。</text:p>
              </text:list-item>
              <text:list-item>
                <text:p>Tā gěi wǒ liú le yī zhāng biàntiáo, shuō tā yào chūchāi jǐ tiān.</text:p>
              </text:list-item>
              <text:list-item>
                <text:p>He left me a note saying that he will be on a business trip for a few day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1032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3" draw:style-name="dp1" draw:master-page-name="Default">
        <draw:frame draw:name="PlaceHolder 827" presentation:style-name="pr7" draw:text-style-name="P2" draw:layer="layout" svg:width="22.498cm" svg:height="2.598cm" svg:x="4.5cm" svg:y="0.6cm" presentation:class="title" presentation:user-transformed="true">
          <draw:text-box>
            <text:p>便利</text:p>
          </draw:text-box>
        </draw:frame>
        <draw:frame draw:name="PlaceHolder 82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便利 (biànlì)</text:p>
              </text:list-item>
              <text:list-item>
                <text:p>Convenient; convenience</text:p>
                <text:p/>
              </text:list-item>
              <text:list-item>
                <text:p>这个新的交通规划将为市民提供更多的便利。</text:p>
              </text:list-item>
              <text:list-item>
                <text:p>Zhège xīn de jiāotōng guīhuà jiāng wèi shìmín tígōng gèng duō de biànlì.</text:p>
              </text:list-item>
              <text:list-item>
                <text:p>The new transportation plan will provide more convenience for the resident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1033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4" draw:style-name="dp1" draw:master-page-name="Default">
        <draw:frame draw:name="PlaceHolder 829" presentation:style-name="pr7" draw:text-style-name="P2" draw:layer="layout" svg:width="22.498cm" svg:height="2.598cm" svg:x="4.5cm" svg:y="0.6cm" presentation:class="title" presentation:user-transformed="true">
          <draw:text-box>
            <text:p>变动</text:p>
          </draw:text-box>
        </draw:frame>
        <draw:frame draw:name="PlaceHolder 83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变动 (biàndòng)</text:p>
              </text:list-item>
              <text:list-item>
                <text:p>Change; to change</text:p>
                <text:p/>
              </text:list-item>
              <text:list-item>
                <text:p>公司组织架构发生了一些变动。</text:p>
              </text:list-item>
              <text:list-item>
                <text:p>Gōngsī zǔzhī jiàgòu fāshēng le yīxiē biàndòng.</text:p>
              </text:list-item>
              <text:list-item>
                <text:p>There have been some changes in the organizational structure of the company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1034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5" draw:style-name="dp1" draw:master-page-name="Default">
        <draw:frame draw:name="PlaceHolder 831" presentation:style-name="pr7" draw:text-style-name="P2" draw:layer="layout" svg:width="22.498cm" svg:height="2.598cm" svg:x="4.5cm" svg:y="0.6cm" presentation:class="title" presentation:user-transformed="true">
          <draw:text-box>
            <text:p>编辑</text:p>
          </draw:text-box>
        </draw:frame>
        <draw:frame draw:name="PlaceHolder 83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编辑 (biānjí)</text:p>
              </text:list-item>
              <text:list-item>
                <text:p>Edit; to edit</text:p>
                <text:p/>
              </text:list-item>
              <text:list-item>
                <text:p>他花了很多时间编辑这篇文章。</text:p>
              </text:list-item>
              <text:list-item>
                <text:p>Tā huā le hěnduō shíjiān biānjí zhè piān wénzhāng.</text:p>
              </text:list-item>
              <text:list-item>
                <text:p>He spent a lot of time editing this article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1035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6" draw:style-name="dp1" draw:master-page-name="Default">
        <draw:frame draw:name="PlaceHolder 833" presentation:style-name="pr7" draw:text-style-name="P2" draw:layer="layout" svg:width="22.498cm" svg:height="2.598cm" svg:x="4.5cm" svg:y="0.6cm" presentation:class="title" presentation:user-transformed="true">
          <draw:text-box>
            <text:p>编辑</text:p>
          </draw:text-box>
        </draw:frame>
        <draw:frame draw:name="PlaceHolder 83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编辑 (biānjí)</text:p>
              </text:list-item>
              <text:list-item>
                <text:p>To edit; editor</text:p>
                <text:p/>
              </text:list-item>
              <text:list-item>
                <text:p>这本书由著名的编辑负责。</text:p>
              </text:list-item>
              <text:list-item>
                <text:p>Zhè běn shū yóu zhùmíng de biānjí fùzé.</text:p>
              </text:list-item>
              <text:list-item>
                <text:p>This book is edited by a renowned editor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1036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7" draw:style-name="dp1" draw:master-page-name="Default">
        <draw:frame draw:name="PlaceHolder 837" presentation:style-name="pr7" draw:text-style-name="P2" draw:layer="layout" svg:width="22.498cm" svg:height="2.598cm" svg:x="4.5cm" svg:y="0.6cm" presentation:class="title" presentation:user-transformed="true">
          <draw:text-box>
            <text:p>边境</text:p>
          </draw:text-box>
        </draw:frame>
        <draw:frame draw:name="PlaceHolder 83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边境 (biānjìng)</text:p>
              </text:list-item>
              <text:list-item>
                <text:p>Border; boundary</text:p>
                <text:p/>
              </text:list-item>
              <text:list-item>
                <text:p>这座城市位于两个国家的边境上。</text:p>
              </text:list-item>
              <text:list-item>
                <text:p>Zhè zuò chéngshì wèiyú liǎng gè guójiā de biānjìng shàng.</text:p>
              </text:list-item>
              <text:list-item>
                <text:p>This city is located on the border between two countrie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1037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8" draw:style-name="dp1" draw:master-page-name="Default">
        <draw:frame draw:name="PlaceHolder 839" presentation:style-name="pr7" draw:text-style-name="P2" draw:layer="layout" svg:width="22.498cm" svg:height="2.598cm" svg:x="4.5cm" svg:y="0.6cm" presentation:class="title" presentation:user-transformed="true">
          <draw:text-box>
            <text:p>闭幕式</text:p>
          </draw:text-box>
        </draw:frame>
        <draw:frame draw:name="PlaceHolder 84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闭幕式 (bìmù shì)</text:p>
              </text:list-item>
              <text:list-item>
                <text:p>Closing ceremony</text:p>
                <text:p/>
              </text:list-item>
              <text:list-item>
                <text:p>奥运会闭幕式上有精彩的表演。</text:p>
              </text:list-item>
              <text:list-item>
                <text:p>Àoyùnhuì bìmùshì shàng yǒu jīngcǎi de biǎoyǎn.</text:p>
              </text:list-item>
              <text:list-item>
                <text:p>The closing ceremony of the Olympics featured spectacular performance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1038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9" draw:style-name="dp1" draw:master-page-name="Default">
        <draw:frame draw:name="PlaceHolder 841" presentation:style-name="pr7" draw:text-style-name="P2" draw:layer="layout" svg:width="22.498cm" svg:height="2.598cm" svg:x="4.5cm" svg:y="0.6cm" presentation:class="title" presentation:user-transformed="true">
          <draw:text-box>
            <text:p>闭幕</text:p>
          </draw:text-box>
        </draw:frame>
        <draw:frame draw:name="PlaceHolder 84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闭幕 (bìmù)</text:p>
              </text:list-item>
              <text:list-item>
                <text:p>Closure; conclusion</text:p>
                <text:p/>
              </text:list-item>
              <text:list-item>
                <text:p>这部电影在一片掌声中宣告闭幕。</text:p>
              </text:list-item>
              <text:list-item>
                <text:p>Zhè bù diànyǐng zài yī piàn zhǎngshēng zhōng xuāngào bìmù.</text:p>
              </text:list-item>
              <text:list-item>
                <text:p>The movie concluded with thunderous applause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1039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0" draw:style-name="dp1" draw:master-page-name="Default">
        <draw:frame draw:name="PlaceHolder 843" presentation:style-name="pr7" draw:text-style-name="P2" draw:layer="layout" svg:width="22.498cm" svg:height="2.598cm" svg:x="4.5cm" svg:y="0.6cm" presentation:class="title" presentation:user-transformed="true">
          <draw:text-box>
            <text:p>毕竟</text:p>
          </draw:text-box>
        </draw:frame>
        <draw:frame draw:name="PlaceHolder 84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毕竟 (bìjìng)</text:p>
              </text:list-item>
              <text:list-item>
                <text:p>After all; in the final analysis</text:p>
                <text:p/>
              </text:list-item>
              <text:list-item>
                <text:p>他努力工作，毕竟取得了成功。</text:p>
              </text:list-item>
              <text:list-item>
                <text:p>Tā nǔlì gōngzuò, bìjìng qǔdé le chénggōng.</text:p>
              </text:list-item>
              <text:list-item>
                <text:p>After all, he worked hard and achieved succes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1040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1" draw:style-name="dp1" draw:master-page-name="Default">
        <draw:frame draw:name="PlaceHolder 845" presentation:style-name="pr7" draw:text-style-name="P2" draw:layer="layout" svg:width="22.498cm" svg:height="2.598cm" svg:x="4.5cm" svg:y="0.6cm" presentation:class="title" presentation:user-transformed="true">
          <draw:text-box>
            <text:p>必需</text:p>
          </draw:text-box>
        </draw:frame>
        <draw:frame draw:name="PlaceHolder 84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必需 (bìxū)</text:p>
              </text:list-item>
              <text:list-item>
                <text:p>Necessary; essential</text:p>
                <text:p/>
              </text:list-item>
              <text:list-item>
                <text:p>良好的沟通是团队成功的必需条件。</text:p>
              </text:list-item>
              <text:list-item>
                <text:p>Liánghǎo de gōutōng shì tuánduì chénggōng de bìxū tiáojiàn.</text:p>
              </text:list-item>
              <text:list-item>
                <text:p>Effective communication is a necessary condition for team succes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1041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2" draw:style-name="dp1" draw:master-page-name="Default">
        <draw:frame draw:name="PlaceHolder 847" presentation:style-name="pr7" draw:text-style-name="P2" draw:layer="layout" svg:width="22.498cm" svg:height="2.598cm" svg:x="4.5cm" svg:y="0.6cm" presentation:class="title" presentation:user-transformed="true">
          <draw:text-box>
            <text:p>必</text:p>
          </draw:text-box>
        </draw:frame>
        <draw:frame draw:name="PlaceHolder 84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必 (bì)</text:p>
              </text:list-item>
              <text:list-item>
                <text:p>Must; have to</text:p>
                <text:p/>
              </text:list-item>
              <text:list-item>
                <text:p>这是必须完成的任务。</text:p>
              </text:list-item>
              <text:list-item>
                <text:p>Zhè shì bìxū wánchéng de rènwù.</text:p>
              </text:list-item>
              <text:list-item>
                <text:p>This is a task that must be completed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1042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3" draw:style-name="dp1" draw:master-page-name="Default">
        <draw:frame draw:name="PlaceHolder 849" presentation:style-name="pr7" draw:text-style-name="P2" draw:layer="layout" svg:width="22.498cm" svg:height="2.598cm" svg:x="4.5cm" svg:y="0.6cm" presentation:class="title" presentation:user-transformed="true">
          <draw:text-box>
            <text:p>彼此</text:p>
          </draw:text-box>
        </draw:frame>
        <draw:frame draw:name="PlaceHolder 85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彼此 (bǐcǐ)</text:p>
              </text:list-item>
              <text:list-item>
                <text:p>Each other; one another</text:p>
                <text:p/>
              </text:list-item>
              <text:list-item>
                <text:p>我们应该彼此尊重。</text:p>
              </text:list-item>
              <text:list-item>
                <text:p>Wǒmen yīnggāi bǐcǐ zūnzhòng.</text:p>
              </text:list-item>
              <text:list-item>
                <text:p>We should respect each other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1043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4" draw:style-name="dp1" draw:master-page-name="Default">
        <draw:frame draw:name="PlaceHolder 851" presentation:style-name="pr7" draw:text-style-name="P2" draw:layer="layout" svg:width="22.498cm" svg:height="2.598cm" svg:x="4.5cm" svg:y="0.6cm" presentation:class="title" presentation:user-transformed="true">
          <draw:text-box>
            <text:p>比重</text:p>
          </draw:text-box>
        </draw:frame>
        <draw:frame draw:name="PlaceHolder 85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比重 (bǐzhòng)</text:p>
              </text:list-item>
              <text:list-item>
                <text:p>Proportion; specific gravity</text:p>
                <text:p/>
              </text:list-item>
              <text:list-item>
                <text:p>这种液体的比重较大。</text:p>
              </text:list-item>
              <text:list-item>
                <text:p>Zhè zhǒng yètǐ de bǐzhòng jiào dà.</text:p>
              </text:list-item>
              <text:list-item>
                <text:p>This liquid has a higher specific gravity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1044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5" draw:style-name="dp1" draw:master-page-name="Default">
        <draw:frame draw:name="PlaceHolder 853" presentation:style-name="pr7" draw:text-style-name="P2" draw:layer="layout" svg:width="22.498cm" svg:height="2.598cm" svg:x="4.5cm" svg:y="0.6cm" presentation:class="title" presentation:user-transformed="true">
          <draw:text-box>
            <text:p>比方</text:p>
          </draw:text-box>
        </draw:frame>
        <draw:frame draw:name="PlaceHolder 85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比方 (bǐfāng)</text:p>
              </text:list-item>
              <text:list-item>
                <text:p>For example; for instance</text:p>
                <text:p/>
              </text:list-item>
              <text:list-item>
                <text:p>如果你不明白，我可以举个比方。</text:p>
              </text:list-item>
              <text:list-item>
                <text:p>Rúguǒ nǐ bù míngbái, wǒ kěyǐ jǔ ge bǐfāng.</text:p>
              </text:list-item>
              <text:list-item>
                <text:p>If you don't understand, I can give you an example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1045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6" draw:style-name="dp1" draw:master-page-name="Default">
        <draw:frame draw:name="PlaceHolder 855" presentation:style-name="pr7" draw:text-style-name="P2" draw:layer="layout" svg:width="22.498cm" svg:height="2.598cm" svg:x="4.5cm" svg:y="0.6cm" presentation:class="title" presentation:user-transformed="true">
          <draw:text-box>
            <text:p>鼻子</text:p>
          </draw:text-box>
        </draw:frame>
        <draw:frame draw:name="PlaceHolder 85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鼻子 (bízi)</text:p>
              </text:list-item>
              <text:list-item>
                <text:p>Nose</text:p>
                <text:p/>
              </text:list-item>
              <text:list-item>
                <text:p>他擤了擤鼻子，然后继续工作。</text:p>
              </text:list-item>
              <text:list-item>
                <text:p>Tā xǐng le xǐng bízi, ránhòu jìxù gōngzuò.</text:p>
              </text:list-item>
              <text:list-item>
                <text:p>He blew his nose and then continued working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1046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7" draw:style-name="dp1" draw:master-page-name="Default">
        <draw:frame draw:name="PlaceHolder 857" presentation:style-name="pr7" draw:text-style-name="P2" draw:layer="layout" svg:width="22.498cm" svg:height="2.598cm" svg:x="4.5cm" svg:y="0.6cm" presentation:class="title" presentation:user-transformed="true">
          <draw:text-box>
            <text:p>本人</text:p>
          </draw:text-box>
        </draw:frame>
        <draw:frame draw:name="PlaceHolder 85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本人 (běn rén)</text:p>
              </text:list-item>
              <text:list-item>
                <text:p>Oneself; in person</text:p>
                <text:p/>
              </text:list-item>
              <text:list-item>
                <text:p>请由本人签字确认。</text:p>
              </text:list-item>
              <text:list-item>
                <text:p>Qǐng yóu běn rén qiān zì quèrèn.</text:p>
              </text:list-item>
              <text:list-item>
                <text:p>Please have the person in question sign and confirm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1047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8" draw:style-name="dp1" draw:master-page-name="Default">
        <draw:frame draw:name="PlaceHolder 859" presentation:style-name="pr7" draw:text-style-name="P2" draw:layer="layout" svg:width="22.498cm" svg:height="2.598cm" svg:x="4.5cm" svg:y="0.6cm" presentation:class="title" presentation:user-transformed="true">
          <draw:text-box>
            <text:p>辈</text:p>
          </draw:text-box>
        </draw:frame>
        <draw:frame draw:name="PlaceHolder 86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辈 (bèi)</text:p>
              </text:list-item>
              <text:list-item>
                <text:p>Generation; lifetime</text:p>
                <text:p/>
              </text:list-item>
              <text:list-item>
                <text:p>他是我的前辈，我学到了很多东西。</text:p>
              </text:list-item>
              <text:list-item>
                <text:p>Tā shì wǒ de qiánbèi, wǒ xué dào le hěn duō dōngxi.</text:p>
              </text:list-item>
              <text:list-item>
                <text:p>He is my elder, and I have learned a lot from him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1048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9" draw:style-name="dp1" draw:master-page-name="Default">
        <draw:frame draw:name="PlaceHolder 861" presentation:style-name="pr7" draw:text-style-name="P2" draw:layer="layout" svg:width="22.498cm" svg:height="2.598cm" svg:x="4.5cm" svg:y="0.6cm" presentation:class="title" presentation:user-transformed="true">
          <draw:text-box>
            <text:p>被动</text:p>
          </draw:text-box>
        </draw:frame>
        <draw:frame draw:name="PlaceHolder 862" presentation:style-name="pr8" draw:text-style-name="P8" draw:layer="layout" svg:width="22.498cm" svg:height="9.132cm" svg:x="4.445cm" svg:y="3.81cm" presentation:class="outline" presentation:user-transformed="true">
          <draw:text-box>
            <text:list text:style-name="L10">
              <text:list-item>
                <text:p>被动 (bèidòng)</text:p>
              </text:list-item>
              <text:list-item>
                <text:p>Passive</text:p>
                <text:p/>
              </text:list-item>
              <text:list-item>
                <text:p>在这个过程中，他们是被动的。</text:p>
              </text:list-item>
              <text:list-item>
                <text:p>Zài zhège guòchéng zhōng, tāmen shì bèidòng de.</text:p>
              </text:list-item>
              <text:list-item>
                <text:p>In this process, they are passive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1049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0" draw:style-name="dp1" draw:master-page-name="Default">
        <draw:frame draw:name="PlaceHolder 863" presentation:style-name="pr7" draw:text-style-name="P2" draw:layer="layout" svg:width="22.498cm" svg:height="2.598cm" svg:x="4.5cm" svg:y="0.6cm" presentation:class="title" presentation:user-transformed="true">
          <draw:text-box>
            <text:p>北极</text:p>
          </draw:text-box>
        </draw:frame>
        <draw:frame draw:name="PlaceHolder 86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北极 (běijí)</text:p>
              </text:list-item>
              <text:list-item>
                <text:p>North Pole; Arctic</text:p>
                <text:p/>
              </text:list-item>
              <text:list-item>
                <text:p>北极地区的气温非常低。</text:p>
              </text:list-item>
              <text:list-item>
                <text:p>Běijí dìqū de qìwēn fēicháng dī.</text:p>
              </text:list-item>
              <text:list-item>
                <text:p>The temperature in the Arctic region is extremely low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1050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1" draw:style-name="dp1" draw:master-page-name="Default">
        <draw:frame draw:name="PlaceHolder 865" presentation:style-name="pr7" draw:text-style-name="P2" draw:layer="layout" svg:width="22.498cm" svg:height="2.598cm" svg:x="4.5cm" svg:y="0.6cm" presentation:class="title" presentation:user-transformed="true">
          <draw:text-box>
            <text:p>悲伤</text:p>
          </draw:text-box>
        </draw:frame>
        <draw:frame draw:name="PlaceHolder 86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悲伤 (bēishāng)</text:p>
              </text:list-item>
              <text:list-item>
                <text:p>Sad; sorrowful</text:p>
                <text:p/>
              </text:list-item>
              <text:list-item>
                <text:p>她的离去给我们带来了深深的悲伤。</text:p>
              </text:list-item>
              <text:list-item>
                <text:p>Tā de líqù gěi wǒmen dàilái le shēnshēn de bēishāng.</text:p>
              </text:list-item>
              <text:list-item>
                <text:p>Her departure brought us deep sorrow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1051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2" draw:style-name="dp1" draw:master-page-name="Default">
        <draw:frame draw:name="PlaceHolder 867" presentation:style-name="pr7" draw:text-style-name="P2" draw:layer="layout" svg:width="22.498cm" svg:height="2.598cm" svg:x="4.5cm" svg:y="0.6cm" presentation:class="title" presentation:user-transformed="true">
          <draw:text-box>
            <text:p>悲剧</text:p>
          </draw:text-box>
        </draw:frame>
        <draw:frame draw:name="PlaceHolder 86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悲剧 (bēijù)</text:p>
              </text:list-item>
              <text:list-item>
                <text:p>Tragedy</text:p>
                <text:p/>
              </text:list-item>
              <text:list-item>
                <text:p>这是一场悲剧，让人痛心。</text:p>
              </text:list-item>
              <text:list-item>
                <text:p>Zhè shì yī chǎng bēijù, ràng rén tòngxīn.</text:p>
              </text:list-item>
              <text:list-item>
                <text:p>This is a tragedy that is heartbreaking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1052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3" draw:style-name="dp1" draw:master-page-name="Default">
        <draw:frame draw:name="PlaceHolder 869" presentation:style-name="pr7" draw:text-style-name="P2" draw:layer="layout" svg:width="22.498cm" svg:height="2.598cm" svg:x="4.5cm" svg:y="0.6cm" presentation:class="title" presentation:user-transformed="true">
          <draw:text-box>
            <text:p>背包</text:p>
          </draw:text-box>
        </draw:frame>
        <draw:frame draw:name="PlaceHolder 87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背包 (bēibāo)</text:p>
              </text:list-item>
              <text:list-item>
                <text:p>Backpack</text:p>
                <text:p/>
              </text:list-item>
              <text:list-item>
                <text:p>他背着一个沉重的背包上山。</text:p>
              </text:list-item>
              <text:list-item>
                <text:p>Tā bēi zhe yī gè chénzhòng de bēibāo shàng shān.</text:p>
              </text:list-item>
              <text:list-item>
                <text:p>He carried a heavy backpack up the mountain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1053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4" draw:style-name="dp1" draw:master-page-name="Default">
        <draw:frame draw:name="PlaceHolder 871" presentation:style-name="pr7" draw:text-style-name="P2" draw:layer="layout" svg:width="22.498cm" svg:height="2.598cm" svg:x="4.5cm" svg:y="0.6cm" presentation:class="title" presentation:user-transformed="true">
          <draw:text-box>
            <text:p>抱怨</text:p>
          </draw:text-box>
        </draw:frame>
        <draw:frame draw:name="PlaceHolder 87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抱怨 (bàoyuàn)</text:p>
              </text:list-item>
              <text:list-item>
                <text:p>To complain; to grumble</text:p>
                <text:p/>
              </text:list-item>
              <text:list-item>
                <text:p>他总是抱怨工作太累。</text:p>
              </text:list-item>
              <text:list-item>
                <text:p>Tā zǒng shì bàoyuàn gōngzuò tài lèi.</text:p>
              </text:list-item>
              <text:list-item>
                <text:p>He always complains that the work is too tiring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1054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5" draw:style-name="dp1" draw:master-page-name="Default">
        <draw:frame draw:name="PlaceHolder 873" presentation:style-name="pr7" draw:text-style-name="P2" draw:layer="layout" svg:width="22.498cm" svg:height="2.598cm" svg:x="4.5cm" svg:y="0.6cm" presentation:class="title" presentation:user-transformed="true">
          <draw:text-box>
            <text:p>报警</text:p>
          </draw:text-box>
        </draw:frame>
        <draw:frame draw:name="PlaceHolder 87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报警 (bàojǐng)</text:p>
              </text:list-item>
              <text:list-item>
                <text:p>To report to the police; to sound the alarm</text:p>
                <text:p/>
              </text:list-item>
              <text:list-item>
                <text:p>他迅速报警，帮助赶走了小偷。</text:p>
              </text:list-item>
              <text:list-item>
                <text:p>Tā xùnsù bàojǐng, bāngzhù gǎn zǒu le xiǎotōu.</text:p>
              </text:list-item>
              <text:list-item>
                <text:p>He quickly reported to the police and helped drive away the thief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1055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6" draw:style-name="dp1" draw:master-page-name="Default">
        <draw:frame draw:name="PlaceHolder 875" presentation:style-name="pr7" draw:text-style-name="P2" draw:layer="layout" svg:width="22.498cm" svg:height="2.598cm" svg:x="4.5cm" svg:y="0.6cm" presentation:class="title" presentation:user-transformed="true">
          <draw:text-box>
            <text:p>报答</text:p>
          </draw:text-box>
        </draw:frame>
        <draw:frame draw:name="PlaceHolder 87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报答 (bàodá)</text:p>
              </text:list-item>
              <text:list-item>
                <text:p>To repay; to reciprocate</text:p>
                <text:p/>
              </text:list-item>
              <text:list-item>
                <text:p>他用实际行动来报答父母的养育之恩。</text:p>
              </text:list-item>
              <text:list-item>
                <text:p>Tā yòng shíjì xíngdòng lái bàodá fùmǔ de yǎngyù zhī ēn.</text:p>
              </text:list-item>
              <text:list-item>
                <text:p>He repays his parents' upbringing with practical action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1056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7" draw:style-name="dp1" draw:master-page-name="Default">
        <draw:frame draw:name="PlaceHolder 877" presentation:style-name="pr7" draw:text-style-name="P2" draw:layer="layout" svg:width="22.498cm" svg:height="2.598cm" svg:x="4.5cm" svg:y="0.6cm" presentation:class="title" presentation:user-transformed="true">
          <draw:text-box>
            <text:p>保养</text:p>
          </draw:text-box>
        </draw:frame>
        <draw:frame draw:name="PlaceHolder 87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保养 (bǎoyǎng)</text:p>
              </text:list-item>
              <text:list-item>
                <text:p>To maintain; to take care of</text:p>
                <text:p/>
              </text:list-item>
              <text:list-item>
                <text:p>这台机器需要定期保养。</text:p>
              </text:list-item>
              <text:list-item>
                <text:p>Zhè tái jīqì xūyào dìngqī bǎoyǎng.</text:p>
              </text:list-item>
              <text:list-item>
                <text:p>This machine needs regular maintenance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1057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8" draw:style-name="dp1" draw:master-page-name="Default">
        <draw:frame draw:name="PlaceHolder 879" presentation:style-name="pr7" draw:text-style-name="P2" draw:layer="layout" svg:width="22.498cm" svg:height="2.598cm" svg:x="4.5cm" svg:y="0.6cm" presentation:class="title" presentation:user-transformed="true">
          <draw:text-box>
            <text:p>保卫</text:p>
          </draw:text-box>
        </draw:frame>
        <draw:frame draw:name="PlaceHolder 88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保卫 (bǎowèi)</text:p>
              </text:list-item>
              <text:list-item>
                <text:p>To defend; to safeguard</text:p>
                <text:p/>
              </text:list-item>
              <text:list-item>
                <text:p>他们誓言要保卫国家的安全。</text:p>
              </text:list-item>
              <text:list-item>
                <text:p>Tāmen shìyán yào bǎowèi guójiā de ānquán.</text:p>
              </text:list-item>
              <text:list-item>
                <text:p>They vowed to defend the security of the country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1058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9" draw:style-name="dp1" draw:master-page-name="Default">
        <draw:frame draw:name="PlaceHolder 881" presentation:style-name="pr7" draw:text-style-name="P2" draw:layer="layout" svg:width="22.498cm" svg:height="2.598cm" svg:x="4.5cm" svg:y="0.6cm" presentation:class="title" presentation:user-transformed="true">
          <draw:text-box>
            <text:p>包装</text:p>
          </draw:text-box>
        </draw:frame>
        <draw:frame draw:name="PlaceHolder 88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包装 (bāozhuāng)</text:p>
              </text:list-item>
              <text:list-item>
                <text:p>To pack; packaging</text:p>
                <text:p/>
              </text:list-item>
              <text:list-item>
                <text:p>这个礼物包装得很漂亮。</text:p>
              </text:list-item>
              <text:list-item>
                <text:p>Zhège lǐwù bāozhuāng de hěn piàoliang.</text:p>
              </text:list-item>
              <text:list-item>
                <text:p>This gift is beautifully wrapped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1059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0" draw:style-name="dp1" draw:master-page-name="Default">
        <draw:frame draw:name="PlaceHolder 883" presentation:style-name="pr7" draw:text-style-name="P2" draw:layer="layout" svg:width="22.498cm" svg:height="2.598cm" svg:x="4.5cm" svg:y="0.6cm" presentation:class="title" presentation:user-transformed="true">
          <draw:text-box>
            <text:p>包围</text:p>
          </draw:text-box>
        </draw:frame>
        <draw:frame draw:name="PlaceHolder 88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包围 (bāowéi)</text:p>
              </text:list-item>
              <text:list-item>
                <text:p>To surround; besiege</text:p>
                <text:p/>
              </text:list-item>
              <text:list-item>
                <text:p>士兵们开始包围敌军的阵地。</text:p>
              </text:list-item>
              <text:list-item>
                <text:p>Shìbīng men kāishǐ bāowéi díjūn de zhèndì.</text:p>
              </text:list-item>
              <text:list-item>
                <text:p>The soldiers began to surround the enemy's position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1060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1" draw:style-name="dp1" draw:master-page-name="Default">
        <draw:frame draw:name="PlaceHolder 885" presentation:style-name="pr7" draw:text-style-name="P2" draw:layer="layout" svg:width="22.498cm" svg:height="2.598cm" svg:x="4.5cm" svg:y="0.6cm" presentation:class="title" presentation:user-transformed="true">
          <draw:text-box>
            <text:p>棒</text:p>
          </draw:text-box>
        </draw:frame>
        <draw:frame draw:name="PlaceHolder 88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棒 (bàng)</text:p>
              </text:list-item>
              <text:list-item>
                <text:p>Excellent; fantastic</text:p>
                <text:p/>
              </text:list-item>
              <text:list-item>
                <text:p>你做得太棒了！</text:p>
              </text:list-item>
              <text:list-item>
                <text:p>Nǐ zuò dé tài bàng le!</text:p>
              </text:list-item>
              <text:list-item>
                <text:p>You did a fantastic job!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1061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2" draw:style-name="dp1" draw:master-page-name="Default">
        <draw:frame draw:name="PlaceHolder 887" presentation:style-name="pr7" draw:text-style-name="P2" draw:layer="layout" svg:width="22.498cm" svg:height="2.598cm" svg:x="4.5cm" svg:y="0.6cm" presentation:class="title" presentation:user-transformed="true">
          <draw:text-box>
            <text:p>扮演</text:p>
          </draw:text-box>
        </draw:frame>
        <draw:frame draw:name="PlaceHolder 88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扮演 (bànyǎn)</text:p>
              </text:list-item>
              <text:list-item>
                <text:p>To play the role of; to act as</text:p>
                <text:p/>
              </text:list-item>
              <text:list-item>
                <text:p>他在电影中扮演了一位英雄。</text:p>
              </text:list-item>
              <text:list-item>
                <text:p>Tā zài diànyǐng zhōng bànyǎn le yī wèi yīngxióng.</text:p>
              </text:list-item>
              <text:list-item>
                <text:p>He played the role of a hero in the movie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1062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3" draw:style-name="dp1" draw:master-page-name="Default">
        <draw:frame draw:name="PlaceHolder 889" presentation:style-name="pr7" draw:text-style-name="P2" draw:layer="layout" svg:width="22.498cm" svg:height="2.598cm" svg:x="4.5cm" svg:y="0.6cm" presentation:class="title" presentation:user-transformed="true">
          <draw:text-box>
            <text:p>版</text:p>
          </draw:text-box>
        </draw:frame>
        <draw:frame draw:name="PlaceHolder 89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版 (bǎn)</text:p>
              </text:list-item>
              <text:list-item>
                <text:p>Edition; version</text:p>
                <text:p/>
              </text:list-item>
              <text:list-item>
                <text:p>这是最新版的软件。</text:p>
              </text:list-item>
              <text:list-item>
                <text:p>Zhè shì zuìxīn bǎn de ruǎnjiàn.</text:p>
              </text:list-item>
              <text:list-item>
                <text:p>This is the latest version of the software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1063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4" draw:style-name="dp1" draw:master-page-name="Default">
        <draw:frame draw:name="PlaceHolder 891" presentation:style-name="pr7" draw:text-style-name="P2" draw:layer="layout" svg:width="22.498cm" svg:height="2.598cm" svg:x="4.5cm" svg:y="0.6cm" presentation:class="title" presentation:user-transformed="true">
          <draw:text-box>
            <text:p>拜访</text:p>
          </draw:text-box>
        </draw:frame>
        <draw:frame draw:name="PlaceHolder 89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拜访 (bàifǎng)</text:p>
              </text:list-item>
              <text:list-item>
                <text:p>To visit</text:p>
                <text:p/>
              </text:list-item>
              <text:list-item>
                <text:p>明天我将去拜访我的朋友。</text:p>
              </text:list-item>
              <text:list-item>
                <text:p>Míngtiān wǒ jiāng qù bàifǎng wǒ de péngyǒu.</text:p>
              </text:list-item>
              <text:list-item>
                <text:p>Tomorrow, I will visit my friend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1064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5" draw:style-name="dp1" draw:master-page-name="Default">
        <draw:frame draw:name="PlaceHolder 893" presentation:style-name="pr7" draw:text-style-name="P2" draw:layer="layout" svg:width="22.498cm" svg:height="2.598cm" svg:x="4.5cm" svg:y="0.6cm" presentation:class="title" presentation:user-transformed="true">
          <draw:text-box>
            <text:p>白酒</text:p>
          </draw:text-box>
        </draw:frame>
        <draw:frame draw:name="PlaceHolder 89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白酒 (báijiǔ)</text:p>
              </text:list-item>
              <text:list-item>
                <text:p>White spirits; liquor</text:p>
                <text:p/>
              </text:list-item>
              <text:list-item>
                <text:p>这个地区以生产白酒而闻名。</text:p>
              </text:list-item>
              <text:list-item>
                <text:p>Zhège dìqū yǐ shēngchǎn báijiǔ ér wénmíng.</text:p>
              </text:list-item>
              <text:list-item>
                <text:p>This region is famous for producing white spirit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1065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6" draw:style-name="dp1" draw:master-page-name="Default">
        <draw:frame draw:name="PlaceHolder 895" presentation:style-name="pr7" draw:text-style-name="P2" draw:layer="layout" svg:width="22.498cm" svg:height="2.598cm" svg:x="4.5cm" svg:y="0.6cm" presentation:class="title" presentation:user-transformed="true">
          <draw:text-box>
            <text:p>拔</text:p>
          </draw:text-box>
        </draw:frame>
        <draw:frame draw:name="PlaceHolder 89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拔 (bá)</text:p>
              </text:list-item>
              <text:list-item>
                <text:p>To pull out; to extract</text:p>
                <text:p/>
              </text:list-item>
              <text:list-item>
                <text:p>医生给他拔了一颗牙齿。</text:p>
              </text:list-item>
              <text:list-item>
                <text:p>Yīshēng gěi tā bá le yī kē yáchǐ.</text:p>
              </text:list-item>
              <text:list-item>
                <text:p>The doctor pulled out one of his teeth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1066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7" draw:style-name="dp1" draw:master-page-name="Default">
        <draw:frame draw:name="PlaceHolder 897" presentation:style-name="pr7" draw:text-style-name="P2" draw:layer="layout" svg:width="22.498cm" svg:height="2.598cm" svg:x="4.5cm" svg:y="0.6cm" presentation:class="title" presentation:user-transformed="true">
          <draw:text-box>
            <text:p>按摩</text:p>
          </draw:text-box>
        </draw:frame>
        <draw:frame draw:name="PlaceHolder 89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按摩 (ànmó)</text:p>
              </text:list-item>
              <text:list-item>
                <text:p>Massage</text:p>
                <text:p/>
              </text:list-item>
              <text:list-item>
                <text:p>她每周都去按摩保持身体健康。</text:p>
              </text:list-item>
              <text:list-item>
                <text:p>Tā měi zhōu dū qù ànmó bǎochí shēntǐ jiànkāng.</text:p>
              </text:list-item>
              <text:list-item>
                <text:p>She goes for a massage every week to maintain good health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1067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8" draw:style-name="dp1" draw:master-page-name="Default">
        <draw:frame draw:name="PlaceHolder 899" presentation:style-name="pr7" draw:text-style-name="P2" draw:layer="layout" svg:width="22.498cm" svg:height="2.598cm" svg:x="4.5cm" svg:y="0.6cm" presentation:class="title" presentation:user-transformed="true">
          <draw:text-box>
            <text:p>岸上</text:p>
          </draw:text-box>
        </draw:frame>
        <draw:frame draw:name="PlaceHolder 90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岸上 (àn shàng)</text:p>
              </text:list-item>
              <text:list-item>
                <text:p>On the shore; ashore</text:p>
                <text:p/>
              </text:list-item>
              <text:list-item>
                <text:p>小船停靠在岸上。</text:p>
              </text:list-item>
              <text:list-item>
                <text:p>Xiǎo chuán tíngkào zài àn shàng.</text:p>
              </text:list-item>
              <text:list-item>
                <text:p>The small boat is moored ashore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1068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9" draw:style-name="dp1" draw:master-page-name="Default">
        <draw:frame draw:name="PlaceHolder 835" presentation:style-name="pr7" draw:text-style-name="P2" draw:layer="layout" svg:width="22.498cm" svg:height="2.598cm" svg:x="4.5cm" svg:y="0.6cm" presentation:class="title" presentation:user-transformed="true">
          <draw:text-box>
            <text:p>岸</text:p>
          </draw:text-box>
        </draw:frame>
        <draw:frame draw:name="PlaceHolder 83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岸 (àn)</text:p>
              </text:list-item>
              <text:list-item>
                <text:p>Bank; shore</text:p>
                <text:p/>
              </text:list-item>
              <text:list-item>
                <text:p>我们在河岸边野餐。</text:p>
              </text:list-item>
              <text:list-item>
                <text:p>Wǒmen zài hé'àn biān yěcān.</text:p>
              </text:list-item>
              <text:list-item>
                <text:p>We are having a picnic by the riverbank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1069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0" draw:style-name="dp1" draw:master-page-name="Default">
        <draw:frame draw:name="PlaceHolder 903" presentation:style-name="pr7" draw:text-style-name="P2" draw:layer="layout" svg:width="22.498cm" svg:height="2.598cm" svg:x="4.5cm" svg:y="0.6cm" presentation:class="title" presentation:user-transformed="true">
          <draw:text-box>
            <text:p>安慰</text:p>
          </draw:text-box>
        </draw:frame>
        <draw:frame draw:name="PlaceHolder 90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安慰 (ānwèi)</text:p>
              </text:list-item>
              <text:list-item>
                <text:p>To comfort; to console</text:p>
                <text:p/>
              </text:list-item>
              <text:list-item>
                <text:p>在困难时，朋友的安慰是最温暖的。</text:p>
              </text:list-item>
              <text:list-item>
                <text:p>Zài kùnnán shí, péngyǒu de ānwèi shì zuì wēnnuǎn de.</text:p>
              </text:list-item>
              <text:list-item>
                <text:p>In difficult times, the comfort of friends is the warmest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1070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ystem" style:font-pitch="variable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5cm" svg:stroke-color="#2a6099" draw:stroke-linejoin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 loext:decorative="false"/>
    </style:style>
    <style:style style:name="Mgr4" style:family="graphic" style:parent-style-name="standard">
      <style:graphic-properties draw:stroke="solid" svg:stroke-width="0.05cm" svg:stroke-color="#2a6099" draw:stroke-linejoin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Mgr5" style:family="graphic" style:parent-style-name="standard">
      <style:graphic-properties draw:stroke="solid" svg:stroke-width="0.05cm" svg:stroke-color="#ff4000" draw:stroke-linejoin="round" draw:fill="solid" draw:fill-color="#ffd8c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Mgr6" style:family="graphic" style:parent-style-name="standard">
      <style:graphic-properties draw:stroke="solid" svg:stroke-width="0.05cm" svg:stroke-color="#2a6099" draw:stroke-linejoin="round" draw:fill="solid" draw:fill-color="#dee6e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Mpr1" style:family="presentation" style:parent-style-name="Title_2c__20_Conten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9.136cm" fo:padding-top="0cm" fo:padding-bottom="0cm" fo:padding-left="0cm" fo:padding-right="0cm" fo:wrap-option="wrap" loext:decorative="false"/>
      <style:paragraph-properties style:writing-mode="lr-tb"/>
    </style:style>
    <style:style style:name="Mpr2" style:family="presentation" style:parent-style-name="Title_2c_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Blank_20_Slide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9.136cm" fo:padding-top="0cm" fo:padding-bottom="0cm" fo:padding-left="0cm" fo:padding-right="0cm" fo:wrap-option="wrap" loext:decorative="false"/>
      <style:paragraph-properties style:writing-mode="lr-tb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Blank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9.136cm" fo:padding-top="0cm" fo:padding-bottom="0cm" fo:padding-left="0cm" fo:padding-right="0cm" fo:wrap-option="wrap" loext:decorative="false"/>
      <style:paragraph-properties style:writing-mode="lr-tb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/>
    </style:style>
    <style:style style:name="MP7" style:family="paragraph">
      <loext:graphic-properties draw:fill="solid" draw:fill-color="#ffd8c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MP8" style:family="paragraph">
      <loext:graphic-properties draw:fill="solid" draw:fill-color="#dee6ef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MP9" style:family="paragraph">
      <style:paragraph-properties fo:margin-left="0cm" fo:margin-right="0cm" fo:margin-top="0cm" fo:margin-bottom="0cm" fo:line-height="100%" fo:text-align="end" fo:text-indent="0cm" loext:tab-stop-distance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c__20_Content" style:display-name="Title, Conten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onnector draw:style-name="Mgr3" draw:text-style-name="MP5" draw:layer="backgroundobjects" svg:x1="1.5cm" svg:y1="0.851cm" svg:x2="3.502cm" svg:y2="0.853cm" svg:d="M1500 851h1001v2h1001" svg:viewBox="0 0 2003 3">
        <text:p/>
      </draw:connector>
      <draw:connector draw:style-name="Mgr3" draw:text-style-name="MP5" draw:layer="backgroundobjects" draw:line-skew="0.501cm" svg:x1="1.998cm" svg:y1="1.35cm" svg:x2="3cm" svg:y2="1.35cm" draw:start-shape="id1" draw:start-glue-point="10" draw:end-shape="id2" draw:end-glue-point="6" svg:d="M1998 1350h1002" svg:viewBox="0 0 1003 1">
        <text:p/>
      </draw:connector>
      <draw:connector draw:style-name="Mgr4" draw:text-style-name="MP5" draw:layer="backgroundobjects" svg:x1="2.399cm" svg:y1="1.951cm" svg:x2="2.601cm" svg:y2="1.952cm" svg:d="M2399 1951h101v1h101" svg:viewBox="0 0 203 2">
        <text:p/>
      </draw:connector>
      <draw:connector draw:style-name="Mgr3" draw:text-style-name="MP5" draw:layer="backgroundobjects" draw:line-skew="0.501cm" svg:x1="1.998cm" svg:y1="0.35cm" svg:x2="3cm" svg:y2="0.35cm" draw:start-shape="id3" draw:start-glue-point="10" draw:end-shape="id4" draw:end-glue-point="6" svg:d="M1998 350h1002" svg:viewBox="0 0 1003 1">
        <text:p/>
      </draw:connector>
      <draw:connector draw:style-name="Mgr3" draw:text-style-name="MP5" draw:layer="backgroundobjects" draw:line-skew="0.101cm" svg:x1="2.398cm" svg:y1="2.65cm" svg:x2="2.6cm" svg:y2="2.65cm" draw:start-shape="id5" draw:start-glue-point="10" draw:end-shape="id6" draw:end-glue-point="6" svg:d="M2398 2650h202" svg:viewBox="0 0 203 1">
        <text:p/>
      </draw:connector>
      <draw:connector draw:style-name="Mgr3" draw:text-style-name="MP5" draw:layer="backgroundobjects" draw:line-skew="-1cm" svg:x1="3.496cm" svg:y1="3.75cm" svg:x2="1.494cm" svg:y2="3.75cm" draw:start-shape="id7" draw:start-glue-point="10" draw:end-shape="id8" draw:end-glue-point="6" svg:d="M3496 3750h-2002" svg:viewBox="0 0 2003 1">
        <text:p/>
      </draw:connector>
      <draw:connector draw:style-name="Mgr3" draw:text-style-name="MP5" draw:layer="backgroundobjects" draw:line-skew="-0.5cm" svg:x1="2.996cm" svg:y1="3.25cm" svg:x2="1.994cm" svg:y2="3.25cm" draw:start-shape="id9" draw:start-glue-point="10" draw:end-shape="id10" draw:end-glue-point="6" svg:d="M2996 3250h-1002" svg:viewBox="0 0 1003 1">
        <text:p/>
      </draw:connector>
      <draw:connector draw:style-name="Mgr3" draw:text-style-name="MP5" draw:layer="backgroundobjects" draw:line-skew="-0.5cm" svg:x1="2.996cm" svg:y1="4.25cm" svg:x2="1.994cm" svg:y2="4.25cm" draw:start-shape="id11" draw:start-glue-point="10" draw:end-shape="id12" draw:end-glue-point="6" svg:d="M2996 4250h-1002" svg:viewBox="0 0 1003 1">
        <text:p/>
      </draw:connector>
      <draw:connector draw:style-name="Mgr3" draw:text-style-name="MP5" draw:layer="backgroundobjects" draw:line-skew="-0.1cm" svg:x1="2.596cm" svg:y1="4.85cm" svg:x2="2.394cm" svg:y2="4.85cm" draw:start-shape="id13" draw:start-glue-point="10" draw:end-shape="id14" draw:end-glue-point="6" svg:d="M2596 4850h-202" svg:viewBox="0 0 203 1">
        <text:p/>
      </draw:connector>
      <draw:connector draw:style-name="Mgr3" draw:text-style-name="MP5" draw:layer="backgroundobjects" draw:line-skew="-0.1cm" svg:x1="2.596cm" svg:y1="5.55cm" svg:x2="2.394cm" svg:y2="5.55cm" draw:start-shape="id15" draw:start-glue-point="10" draw:end-shape="id16" draw:end-glue-point="6" svg:d="M2596 5550h-202" svg:viewBox="0 0 203 1">
        <text:p/>
      </draw:connector>
      <draw:connector draw:style-name="Mgr3" draw:text-style-name="MP5" draw:layer="backgroundobjects" draw:line-skew="1.001cm" svg:x1="1.498cm" svg:y1="6.65cm" svg:x2="3.5cm" svg:y2="6.65cm" draw:start-shape="id17" draw:start-glue-point="10" draw:end-shape="id18" draw:end-glue-point="6" svg:d="M1498 6650h2002" svg:viewBox="0 0 2003 1">
        <text:p/>
      </draw:connector>
      <draw:connector draw:style-name="Mgr3" draw:text-style-name="MP5" draw:layer="backgroundobjects" draw:line-skew="0.501cm" svg:x1="1.998cm" svg:y1="6.15cm" svg:x2="3cm" svg:y2="6.15cm" draw:start-shape="id19" draw:start-glue-point="10" draw:end-shape="id20" draw:end-glue-point="6" svg:d="M1998 6150h1002" svg:viewBox="0 0 1003 1">
        <text:p/>
      </draw:connector>
      <draw:connector draw:style-name="Mgr3" draw:text-style-name="MP5" draw:layer="backgroundobjects" draw:line-skew="0.501cm" svg:x1="1.998cm" svg:y1="7.176cm" svg:x2="3cm" svg:y2="7.176cm" draw:start-shape="id21" draw:start-glue-point="10" draw:end-shape="id22" draw:end-glue-point="6" svg:d="M1998 7176h1002" svg:viewBox="0 0 1003 1">
        <text:p/>
      </draw:connector>
      <draw:connector draw:style-name="Mgr3" draw:text-style-name="MP5" draw:layer="backgroundobjects" draw:line-skew="0.101cm" svg:x1="2.398cm" svg:y1="7.776cm" svg:x2="2.6cm" svg:y2="7.776cm" draw:start-shape="id23" draw:start-glue-point="10" draw:end-shape="id24" draw:end-glue-point="6" svg:d="M2398 7776h202" svg:viewBox="0 0 203 1">
        <text:p/>
      </draw:connector>
      <draw:connector draw:style-name="Mgr3" draw:text-style-name="MP5" draw:layer="backgroundobjects" draw:line-skew="0.101cm" svg:x1="2.398cm" svg:y1="8.476cm" svg:x2="2.6cm" svg:y2="8.476cm" draw:start-shape="id25" draw:start-glue-point="10" draw:end-shape="id26" draw:end-glue-point="6" svg:d="M2398 8476h202" svg:viewBox="0 0 203 1">
        <text:p/>
      </draw:connector>
      <draw:connector draw:style-name="Mgr3" draw:text-style-name="MP5" draw:layer="backgroundobjects" draw:line-skew="-1cm" svg:x1="3.496cm" svg:y1="9.576cm" svg:x2="1.494cm" svg:y2="9.576cm" draw:start-shape="id27" draw:start-glue-point="10" draw:end-shape="id28" draw:end-glue-point="6" svg:d="M3496 9576h-2002" svg:viewBox="0 0 2003 1">
        <text:p/>
      </draw:connector>
      <draw:connector draw:style-name="Mgr3" draw:text-style-name="MP5" draw:layer="backgroundobjects" draw:line-skew="-0.5cm" svg:x1="3.048cm" svg:y1="9.076cm" svg:x2="2.046cm" svg:y2="9.076cm" draw:start-shape="id29" draw:start-glue-point="10" draw:end-shape="id30" draw:end-glue-point="6" svg:d="M3048 9076h-1002" svg:viewBox="0 0 1003 1">
        <text:p/>
      </draw:connector>
      <draw:connector draw:style-name="Mgr3" draw:text-style-name="MP5" draw:layer="backgroundobjects" draw:line-skew="-0.5cm" svg:x1="3.022cm" svg:y1="10.101cm" svg:x2="2.02cm" svg:y2="10.101cm" draw:start-shape="id31" draw:start-glue-point="10" draw:end-shape="id32" draw:end-glue-point="6" svg:d="M3022 10101h-1002" svg:viewBox="0 0 1003 1">
        <text:p/>
      </draw:connector>
      <draw:connector draw:style-name="Mgr3" draw:text-style-name="MP5" draw:layer="backgroundobjects" draw:line-skew="-0.1cm" svg:x1="2.622cm" svg:y1="10.701cm" svg:x2="2.42cm" svg:y2="10.701cm" draw:start-shape="id33" draw:start-glue-point="10" draw:end-shape="id34" draw:end-glue-point="6" svg:d="M2622 10701h-202" svg:viewBox="0 0 203 1">
        <text:p/>
      </draw:connector>
      <draw:connector draw:style-name="Mgr3" draw:text-style-name="MP5" draw:layer="backgroundobjects" draw:line-skew="-0.1cm" svg:x1="2.622cm" svg:y1="11.401cm" svg:x2="2.42cm" svg:y2="11.401cm" draw:start-shape="id35" draw:start-glue-point="10" draw:end-shape="id36" draw:end-glue-point="6" svg:d="M2622 11401h-202" svg:viewBox="0 0 203 1">
        <text:p/>
      </draw:connector>
      <draw:connector draw:style-name="Mgr3" draw:text-style-name="MP5" draw:layer="backgroundobjects" draw:line-skew="1.001cm" svg:x1="1.524cm" svg:y1="12.501cm" svg:x2="3.526cm" svg:y2="12.501cm" draw:start-shape="id37" draw:start-glue-point="10" draw:end-shape="id38" draw:end-glue-point="6" svg:d="M1524 12501h2002" svg:viewBox="0 0 2003 1">
        <text:p/>
      </draw:connector>
      <draw:connector draw:style-name="Mgr3" draw:text-style-name="MP5" draw:layer="backgroundobjects" draw:line-skew="0.501cm" svg:x1="2.024cm" svg:y1="12.001cm" svg:x2="3.026cm" svg:y2="12.001cm" draw:start-shape="id39" draw:start-glue-point="10" draw:end-shape="id40" draw:end-glue-point="6" svg:d="M2024 12001h1002" svg:viewBox="0 0 1003 1">
        <text:p/>
      </draw:connector>
      <draw:connector draw:style-name="Mgr3" draw:text-style-name="MP5" draw:layer="backgroundobjects" draw:line-skew="0.501cm" svg:x1="2.024cm" svg:y1="13.001cm" svg:x2="3.026cm" svg:y2="13.001cm" draw:start-shape="id41" draw:start-glue-point="10" draw:end-shape="id42" draw:end-glue-point="6" svg:d="M2024 13001h1002" svg:viewBox="0 0 1003 1">
        <text:p/>
      </draw:connector>
      <draw:connector draw:style-name="Mgr3" draw:text-style-name="MP5" draw:layer="backgroundobjects" draw:line-skew="0.101cm" svg:x1="2.424cm" svg:y1="13.601cm" svg:x2="2.626cm" svg:y2="13.601cm" draw:start-shape="id43" draw:start-glue-point="10" draw:end-shape="id44" draw:end-glue-point="6" svg:d="M2424 13601h202" svg:viewBox="0 0 203 1">
        <text:p/>
      </draw:connector>
      <draw:connector draw:style-name="Mgr3" draw:text-style-name="MP5" draw:layer="backgroundobjects" draw:line-skew="0.101cm" svg:x1="2.424cm" svg:y1="14.301cm" svg:x2="2.626cm" svg:y2="14.301cm" draw:start-shape="id45" draw:start-glue-point="10" draw:end-shape="id46" draw:end-glue-point="6" svg:d="M2424 14301h202" svg:viewBox="0 0 203 1">
        <text:p/>
      </draw:connector>
      <draw:connector draw:style-name="Mgr3" draw:text-style-name="MP5" draw:layer="backgroundobjects" draw:line-skew="-1cm" svg:x1="3.522cm" svg:y1="15.401cm" svg:x2="1.52cm" svg:y2="15.401cm" draw:start-shape="id47" draw:start-glue-point="10" draw:end-shape="id48" draw:end-glue-point="6" svg:d="M3522 15401h-2002" svg:viewBox="0 0 2003 1">
        <text:p/>
      </draw:connector>
      <draw:connector draw:style-name="Mgr3" draw:text-style-name="MP5" draw:layer="backgroundobjects" draw:line-skew="-0.5cm" svg:x1="3.022cm" svg:y1="14.901cm" svg:x2="2.02cm" svg:y2="14.901cm" draw:start-shape="id49" draw:start-glue-point="10" draw:end-shape="id50" draw:end-glue-point="6" svg:d="M3022 14901h-1002" svg:viewBox="0 0 1003 1">
        <text:p/>
      </draw:connector>
      <draw:custom-shape draw:style-name="Mgr5" draw:text-style-name="MP7" draw:layer="backgroundobjects" svg:width="0.498cm" svg:height="0.498cm" svg:x="3.5cm" svg:y="0.6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2" draw:id="id2" draw:layer="backgroundobjects" svg:width="0.498cm" svg:height="0.498cm" svg:x="3cm" svg:y="1.1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4" draw:id="id4" draw:layer="backgroundobjects" svg:width="0.498cm" svg:height="0.498cm" svg:x="3cm" svg:y="0.1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draw:layer="backgroundobjects" svg:width="0.498cm" svg:height="0.498cm" svg:x="2.6cm" svg:y="1.7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6" draw:id="id6" draw:layer="backgroundobjects" svg:width="0.498cm" svg:height="0.498cm" svg:x="2.6cm" svg:y="2.4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7" draw:id="id7" draw:layer="backgroundobjects" svg:width="0.498cm" svg:height="0.498cm" svg:x="3.496cm" svg:y="3.5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9" draw:id="id9" draw:layer="backgroundobjects" svg:width="0.498cm" svg:height="0.498cm" svg:x="2.996cm" svg:y="3.0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1" draw:id="id11" draw:layer="backgroundobjects" svg:width="0.498cm" svg:height="0.498cm" svg:x="2.996cm" svg:y="4.0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3" draw:id="id13" draw:layer="backgroundobjects" svg:width="0.498cm" svg:height="0.498cm" svg:x="2.596cm" svg:y="4.6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5" draw:id="id15" draw:layer="backgroundobjects" svg:width="0.498cm" svg:height="0.498cm" svg:x="2.596cm" svg:y="5.3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8" draw:id="id18" draw:layer="backgroundobjects" svg:width="0.498cm" svg:height="0.498cm" svg:x="3.5cm" svg:y="6.4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20" draw:id="id20" draw:layer="backgroundobjects" svg:width="0.498cm" svg:height="0.498cm" svg:x="3cm" svg:y="5.9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22" draw:id="id22" draw:layer="backgroundobjects" svg:width="0.498cm" svg:height="0.498cm" svg:x="3cm" svg:y="6.927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24" draw:id="id24" draw:layer="backgroundobjects" svg:width="0.498cm" svg:height="0.498cm" svg:x="2.6cm" svg:y="7.527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26" draw:id="id26" draw:layer="backgroundobjects" svg:width="0.498cm" svg:height="0.498cm" svg:x="2.6cm" svg:y="8.227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27" draw:id="id27" draw:layer="backgroundobjects" svg:width="0.498cm" svg:height="0.498cm" svg:x="3.496cm" svg:y="9.327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29" draw:id="id29" draw:layer="backgroundobjects" svg:width="0.498cm" svg:height="0.498cm" svg:x="3.048cm" svg:y="8.827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31" draw:id="id31" draw:layer="backgroundobjects" svg:width="0.498cm" svg:height="0.498cm" svg:x="3.022cm" svg:y="9.8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33" draw:id="id33" draw:layer="backgroundobjects" svg:width="0.498cm" svg:height="0.498cm" svg:x="2.622cm" svg:y="10.4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35" draw:id="id35" draw:layer="backgroundobjects" svg:width="0.498cm" svg:height="0.498cm" svg:x="2.622cm" svg:y="11.1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38" draw:id="id38" draw:layer="backgroundobjects" svg:width="0.498cm" svg:height="0.498cm" svg:x="3.526cm" svg:y="12.2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40" draw:id="id40" draw:layer="backgroundobjects" svg:width="0.498cm" svg:height="0.498cm" svg:x="3.026cm" svg:y="11.7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42" draw:id="id42" draw:layer="backgroundobjects" svg:width="0.498cm" svg:height="0.498cm" svg:x="3.026cm" svg:y="12.7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44" draw:id="id44" draw:layer="backgroundobjects" svg:width="0.498cm" svg:height="0.498cm" svg:x="2.626cm" svg:y="13.3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46" draw:id="id46" draw:layer="backgroundobjects" svg:width="0.498cm" svg:height="0.498cm" svg:x="2.626cm" svg:y="14.0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48" draw:id="id48" draw:layer="backgroundobjects" svg:width="0.498cm" svg:height="0.498cm" svg:x="1.022cm" svg:y="15.1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50" draw:id="id50" draw:layer="backgroundobjects" svg:width="0.498cm" svg:height="0.498cm" svg:x="1.522cm" svg:y="14.6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draw:layer="backgroundobjects" svg:width="0.498cm" svg:height="0.498cm" svg:x="1cm" svg:y="0.6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" draw:id="id1" draw:layer="backgroundobjects" svg:width="0.498cm" svg:height="0.498cm" svg:x="1.5cm" svg:y="1.1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3" draw:id="id3" draw:layer="backgroundobjects" svg:width="0.498cm" svg:height="0.498cm" svg:x="1.5cm" svg:y="0.1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draw:layer="backgroundobjects" svg:width="0.498cm" svg:height="0.498cm" svg:x="1.9cm" svg:y="1.7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5" draw:id="id5" draw:layer="backgroundobjects" svg:width="0.498cm" svg:height="0.498cm" svg:x="1.9cm" svg:y="2.4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8" draw:id="id8" draw:layer="backgroundobjects" svg:width="0.498cm" svg:height="0.498cm" svg:x="0.996cm" svg:y="3.5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0" draw:id="id10" draw:layer="backgroundobjects" svg:width="0.498cm" svg:height="0.498cm" svg:x="1.496cm" svg:y="3.0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2" draw:id="id12" draw:layer="backgroundobjects" svg:width="0.498cm" svg:height="0.498cm" svg:x="1.496cm" svg:y="4.0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4" draw:id="id14" draw:layer="backgroundobjects" svg:width="0.498cm" svg:height="0.498cm" svg:x="1.896cm" svg:y="4.6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6" draw:id="id16" draw:layer="backgroundobjects" svg:width="0.498cm" svg:height="0.498cm" svg:x="1.896cm" svg:y="5.3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7" draw:id="id17" draw:layer="backgroundobjects" svg:width="0.498cm" svg:height="0.498cm" svg:x="1cm" svg:y="6.4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9" draw:id="id19" draw:layer="backgroundobjects" svg:width="0.498cm" svg:height="0.498cm" svg:x="1.5cm" svg:y="5.9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21" draw:id="id21" draw:layer="backgroundobjects" svg:width="0.498cm" svg:height="0.498cm" svg:x="1.5cm" svg:y="6.927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23" draw:id="id23" draw:layer="backgroundobjects" svg:width="0.498cm" svg:height="0.498cm" svg:x="1.9cm" svg:y="7.527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25" draw:id="id25" draw:layer="backgroundobjects" svg:width="0.498cm" svg:height="0.498cm" svg:x="1.9cm" svg:y="8.227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28" draw:id="id28" draw:layer="backgroundobjects" svg:width="0.498cm" svg:height="0.498cm" svg:x="0.996cm" svg:y="9.327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30" draw:id="id30" draw:layer="backgroundobjects" svg:width="0.498cm" svg:height="0.498cm" svg:x="1.548cm" svg:y="8.827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32" draw:id="id32" draw:layer="backgroundobjects" svg:width="0.498cm" svg:height="0.498cm" svg:x="1.522cm" svg:y="9.8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34" draw:id="id34" draw:layer="backgroundobjects" svg:width="0.498cm" svg:height="0.498cm" svg:x="1.922cm" svg:y="10.4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36" draw:id="id36" draw:layer="backgroundobjects" svg:width="0.498cm" svg:height="0.498cm" svg:x="1.922cm" svg:y="11.1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37" draw:id="id37" draw:layer="backgroundobjects" svg:width="0.498cm" svg:height="0.498cm" svg:x="1.026cm" svg:y="12.2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39" draw:id="id39" draw:layer="backgroundobjects" svg:width="0.498cm" svg:height="0.498cm" svg:x="1.526cm" svg:y="11.7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41" draw:id="id41" draw:layer="backgroundobjects" svg:width="0.498cm" svg:height="0.498cm" svg:x="1.526cm" svg:y="12.7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43" draw:id="id43" draw:layer="backgroundobjects" svg:width="0.498cm" svg:height="0.498cm" svg:x="1.926cm" svg:y="13.3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45" draw:id="id45" draw:layer="backgroundobjects" svg:width="0.498cm" svg:height="0.498cm" svg:x="1.926cm" svg:y="14.0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47" draw:id="id47" draw:layer="backgroundobjects" svg:width="0.498cm" svg:height="0.498cm" svg:x="3.522cm" svg:y="15.1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49" draw:id="id49" draw:layer="backgroundobjects" svg:width="0.498cm" svg:height="0.498cm" svg:x="3.022cm" svg:y="14.6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laceHolder 1" presentation:style-name="Title_2c__20_Content-title" draw:layer="backgroundobjects" svg:width="22.498cm" svg:height="2.598cm" svg:x="4.5cm" svg:y="0.6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2.498cm" svg:height="9.132cm" svg:x="4.5cm" svg:y="3.8cm" presentation:class="outline" presentation:placeholder="true" presentation:user-transformed="true">
        <draw:text-box/>
      </draw:frame>
      <draw:frame draw:name="PlaceHolder 3" presentation:style-name="Mpr1" draw:text-style-name="MP10" draw:layer="backgroundobjects" svg:width="8.873cm" svg:height="1.083cm" svg:x="11.075cm" svg:y="14.347cm" presentation:class="footer" presentation:user-transformed="true">
        <draw:text-box>
          <text:p text:style-name="MP9"><text:span text:style-name="MT2"><presentation:footer/></text:span></text:p>
        </draw:text-box>
      </draw:frame>
      <draw:frame draw:name="PlaceHolder 4" presentation:style-name="Mpr1" draw:text-style-name="MP10" draw:layer="backgroundobjects" svg:width="6.521cm" svg:height="1.083cm" svg:x="20.075cm" svg:y="14.34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draw:name="PlaceHolder 5" presentation:style-name="Mpr1" draw:text-style-name="MP10" draw:layer="backgroundobjects" svg:width="6.521cm" svg:height="1.083cm" svg:x="4.4cm" svg:y="14.347cm" presentation:class="date-time" presentation:user-transformed="true">
        <draw:text-box>
          <text:p text:style-name="MP1"><presentation:date-time/></text:p>
        </draw:text-box>
      </draw:frame>
      <presentation:notes style:page-layout-name="PM0">
        <draw:page-thumbnail presentation:style-name="Title_2c__20_Content-title" draw:layer="backgroundobjects" svg:width="18.624cm" svg:height="10.476cm" svg:x="1.482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onnector draw:style-name="Mgr3" draw:text-style-name="MP5" draw:layer="backgroundobjects" svg:x1="1.5cm" svg:y1="0.851cm" svg:x2="3.502cm" svg:y2="0.853cm" svg:d="M1500 851h1001v2h1001" svg:viewBox="0 0 2003 3">
        <text:p/>
      </draw:connector>
      <draw:connector draw:style-name="Mgr3" draw:text-style-name="MP5" draw:layer="backgroundobjects" draw:line-skew="0.501cm" svg:x1="1.998cm" svg:y1="1.35cm" svg:x2="3cm" svg:y2="1.35cm" draw:start-shape="id51" draw:start-glue-point="10" draw:end-shape="id52" draw:end-glue-point="6" svg:d="M1998 1350h1002" svg:viewBox="0 0 1003 1">
        <text:p/>
      </draw:connector>
      <draw:connector draw:style-name="Mgr3" draw:text-style-name="MP5" draw:layer="backgroundobjects" draw:line-skew="0.101cm" svg:x1="2.398cm" svg:y1="1.95cm" svg:x2="2.6cm" svg:y2="1.95cm" draw:start-shape="id53" draw:start-glue-point="10" draw:end-shape="id54" draw:end-glue-point="6" svg:d="M2398 1950h202" svg:viewBox="0 0 203 1">
        <text:p/>
      </draw:connector>
      <draw:connector draw:style-name="Mgr3" draw:text-style-name="MP5" draw:layer="backgroundobjects" draw:line-skew="0.501cm" svg:x1="1.998cm" svg:y1="0.35cm" svg:x2="3cm" svg:y2="0.35cm" draw:start-shape="id55" draw:start-glue-point="10" draw:end-shape="id56" draw:end-glue-point="6" svg:d="M1998 350h1002" svg:viewBox="0 0 1003 1">
        <text:p/>
      </draw:connector>
      <draw:connector draw:style-name="Mgr3" draw:text-style-name="MP5" draw:layer="backgroundobjects" draw:line-skew="0.101cm" svg:x1="2.398cm" svg:y1="2.65cm" svg:x2="2.6cm" svg:y2="2.65cm" draw:start-shape="id57" draw:start-glue-point="10" draw:end-shape="id58" draw:end-glue-point="6" svg:d="M2398 2650h202" svg:viewBox="0 0 203 1">
        <text:p/>
      </draw:connector>
      <draw:connector draw:style-name="Mgr3" draw:text-style-name="MP5" draw:layer="backgroundobjects" draw:line-skew="-1cm" svg:x1="3.496cm" svg:y1="3.75cm" svg:x2="1.494cm" svg:y2="3.75cm" draw:start-shape="id59" draw:start-glue-point="10" draw:end-shape="id60" draw:end-glue-point="6" svg:d="M3496 3750h-2002" svg:viewBox="0 0 2003 1">
        <text:p/>
      </draw:connector>
      <draw:connector draw:style-name="Mgr3" draw:text-style-name="MP5" draw:layer="backgroundobjects" draw:line-skew="-0.5cm" svg:x1="2.996cm" svg:y1="3.25cm" svg:x2="1.994cm" svg:y2="3.25cm" draw:start-shape="id61" draw:start-glue-point="10" draw:end-shape="id62" draw:end-glue-point="6" svg:d="M2996 3250h-1002" svg:viewBox="0 0 1003 1">
        <text:p/>
      </draw:connector>
      <draw:connector draw:style-name="Mgr3" draw:text-style-name="MP5" draw:layer="backgroundobjects" draw:line-skew="-0.5cm" svg:x1="2.996cm" svg:y1="4.25cm" svg:x2="1.994cm" svg:y2="4.25cm" draw:start-shape="id63" draw:start-glue-point="10" draw:end-shape="id64" draw:end-glue-point="6" svg:d="M2996 4250h-1002" svg:viewBox="0 0 1003 1">
        <text:p/>
      </draw:connector>
      <draw:connector draw:style-name="Mgr3" draw:text-style-name="MP5" draw:layer="backgroundobjects" draw:line-skew="-0.1cm" svg:x1="2.596cm" svg:y1="4.85cm" svg:x2="2.394cm" svg:y2="4.85cm" draw:start-shape="id65" draw:start-glue-point="10" draw:end-shape="id66" draw:end-glue-point="6" svg:d="M2596 4850h-202" svg:viewBox="0 0 203 1">
        <text:p/>
      </draw:connector>
      <draw:connector draw:style-name="Mgr3" draw:text-style-name="MP5" draw:layer="backgroundobjects" draw:line-skew="-0.1cm" svg:x1="2.596cm" svg:y1="5.55cm" svg:x2="2.394cm" svg:y2="5.55cm" draw:start-shape="id67" draw:start-glue-point="10" draw:end-shape="id68" draw:end-glue-point="6" svg:d="M2596 5550h-202" svg:viewBox="0 0 203 1">
        <text:p/>
      </draw:connector>
      <draw:connector draw:style-name="Mgr3" draw:text-style-name="MP5" draw:layer="backgroundobjects" draw:line-skew="1.001cm" svg:x1="1.498cm" svg:y1="6.65cm" svg:x2="3.5cm" svg:y2="6.65cm" draw:start-shape="id69" draw:start-glue-point="10" draw:end-shape="id70" draw:end-glue-point="6" svg:d="M1498 6650h2002" svg:viewBox="0 0 2003 1">
        <text:p/>
      </draw:connector>
      <draw:connector draw:style-name="Mgr3" draw:text-style-name="MP5" draw:layer="backgroundobjects" draw:line-skew="0.501cm" svg:x1="1.998cm" svg:y1="6.15cm" svg:x2="3cm" svg:y2="6.15cm" draw:start-shape="id71" draw:start-glue-point="10" draw:end-shape="id72" draw:end-glue-point="6" svg:d="M1998 6150h1002" svg:viewBox="0 0 1003 1">
        <text:p/>
      </draw:connector>
      <draw:connector draw:style-name="Mgr3" draw:text-style-name="MP5" draw:layer="backgroundobjects" draw:line-skew="0.501cm" svg:x1="1.998cm" svg:y1="7.176cm" svg:x2="3cm" svg:y2="7.176cm" draw:start-shape="id73" draw:start-glue-point="10" draw:end-shape="id74" draw:end-glue-point="6" svg:d="M1998 7176h1002" svg:viewBox="0 0 1003 1">
        <text:p/>
      </draw:connector>
      <draw:connector draw:style-name="Mgr3" draw:text-style-name="MP5" draw:layer="backgroundobjects" draw:line-skew="0.101cm" svg:x1="2.398cm" svg:y1="7.776cm" svg:x2="2.6cm" svg:y2="7.776cm" draw:start-shape="id75" draw:start-glue-point="10" draw:end-shape="id76" draw:end-glue-point="6" svg:d="M2398 7776h202" svg:viewBox="0 0 203 1">
        <text:p/>
      </draw:connector>
      <draw:connector draw:style-name="Mgr3" draw:text-style-name="MP5" draw:layer="backgroundobjects" draw:line-skew="0.101cm" svg:x1="2.398cm" svg:y1="8.476cm" svg:x2="2.6cm" svg:y2="8.476cm" draw:start-shape="id77" draw:start-glue-point="10" draw:end-shape="id78" draw:end-glue-point="6" svg:d="M2398 8476h202" svg:viewBox="0 0 203 1">
        <text:p/>
      </draw:connector>
      <draw:connector draw:style-name="Mgr3" draw:text-style-name="MP5" draw:layer="backgroundobjects" draw:line-skew="-1cm" svg:x1="3.496cm" svg:y1="9.576cm" svg:x2="1.494cm" svg:y2="9.576cm" draw:start-shape="id79" draw:start-glue-point="10" draw:end-shape="id80" draw:end-glue-point="6" svg:d="M3496 9576h-2002" svg:viewBox="0 0 2003 1">
        <text:p/>
      </draw:connector>
      <draw:connector draw:style-name="Mgr3" draw:text-style-name="MP5" draw:layer="backgroundobjects" draw:line-skew="-0.5cm" svg:x1="3.048cm" svg:y1="9.076cm" svg:x2="2.046cm" svg:y2="9.076cm" draw:start-shape="id81" draw:start-glue-point="10" draw:end-shape="id82" draw:end-glue-point="6" svg:d="M3048 9076h-1002" svg:viewBox="0 0 1003 1">
        <text:p/>
      </draw:connector>
      <draw:connector draw:style-name="Mgr3" draw:text-style-name="MP5" draw:layer="backgroundobjects" draw:line-skew="-0.5cm" svg:x1="3.022cm" svg:y1="10.101cm" svg:x2="2.02cm" svg:y2="10.101cm" draw:start-shape="id83" draw:start-glue-point="10" draw:end-shape="id84" draw:end-glue-point="6" svg:d="M3022 10101h-1002" svg:viewBox="0 0 1003 1">
        <text:p/>
      </draw:connector>
      <draw:connector draw:style-name="Mgr3" draw:text-style-name="MP5" draw:layer="backgroundobjects" draw:line-skew="-0.1cm" svg:x1="2.622cm" svg:y1="10.701cm" svg:x2="2.42cm" svg:y2="10.701cm" draw:start-shape="id85" draw:start-glue-point="10" draw:end-shape="id86" draw:end-glue-point="6" svg:d="M2622 10701h-202" svg:viewBox="0 0 203 1">
        <text:p/>
      </draw:connector>
      <draw:connector draw:style-name="Mgr3" draw:text-style-name="MP5" draw:layer="backgroundobjects" draw:line-skew="-0.1cm" svg:x1="2.622cm" svg:y1="11.401cm" svg:x2="2.42cm" svg:y2="11.401cm" draw:start-shape="id87" draw:start-glue-point="10" draw:end-shape="id88" draw:end-glue-point="6" svg:d="M2622 11401h-202" svg:viewBox="0 0 203 1">
        <text:p/>
      </draw:connector>
      <draw:connector draw:style-name="Mgr3" draw:text-style-name="MP5" draw:layer="backgroundobjects" draw:line-skew="1.001cm" svg:x1="1.524cm" svg:y1="12.501cm" svg:x2="3.526cm" svg:y2="12.501cm" draw:start-shape="id89" draw:start-glue-point="10" draw:end-shape="id90" draw:end-glue-point="6" svg:d="M1524 12501h2002" svg:viewBox="0 0 2003 1">
        <text:p/>
      </draw:connector>
      <draw:connector draw:style-name="Mgr3" draw:text-style-name="MP5" draw:layer="backgroundobjects" draw:line-skew="0.501cm" svg:x1="2.024cm" svg:y1="12.001cm" svg:x2="3.026cm" svg:y2="12.001cm" draw:start-shape="id91" draw:start-glue-point="10" draw:end-shape="id92" draw:end-glue-point="6" svg:d="M2024 12001h1002" svg:viewBox="0 0 1003 1">
        <text:p/>
      </draw:connector>
      <draw:connector draw:style-name="Mgr3" draw:text-style-name="MP5" draw:layer="backgroundobjects" draw:line-skew="0.501cm" svg:x1="2.024cm" svg:y1="13.001cm" svg:x2="3.026cm" svg:y2="13.001cm" draw:start-shape="id93" draw:start-glue-point="10" draw:end-shape="id94" draw:end-glue-point="6" svg:d="M2024 13001h1002" svg:viewBox="0 0 1003 1">
        <text:p/>
      </draw:connector>
      <draw:connector draw:style-name="Mgr3" draw:text-style-name="MP5" draw:layer="backgroundobjects" draw:line-skew="0.101cm" svg:x1="2.424cm" svg:y1="13.601cm" svg:x2="2.626cm" svg:y2="13.601cm" draw:start-shape="id95" draw:start-glue-point="10" draw:end-shape="id96" draw:end-glue-point="6" svg:d="M2424 13601h202" svg:viewBox="0 0 203 1">
        <text:p/>
      </draw:connector>
      <draw:connector draw:style-name="Mgr3" draw:text-style-name="MP5" draw:layer="backgroundobjects" draw:line-skew="0.101cm" svg:x1="2.424cm" svg:y1="14.301cm" svg:x2="2.626cm" svg:y2="14.301cm" draw:start-shape="id97" draw:start-glue-point="10" draw:end-shape="id98" draw:end-glue-point="6" svg:d="M2424 14301h202" svg:viewBox="0 0 203 1">
        <text:p/>
      </draw:connector>
      <draw:connector draw:style-name="Mgr3" draw:text-style-name="MP5" draw:layer="backgroundobjects" draw:line-skew="-1cm" svg:x1="3.522cm" svg:y1="15.401cm" svg:x2="1.52cm" svg:y2="15.401cm" draw:start-shape="id99" draw:start-glue-point="10" draw:end-shape="id100" draw:end-glue-point="6" svg:d="M3522 15401h-2002" svg:viewBox="0 0 2003 1">
        <text:p/>
      </draw:connector>
      <draw:connector draw:style-name="Mgr3" draw:text-style-name="MP5" draw:layer="backgroundobjects" draw:line-skew="-0.5cm" svg:x1="3.022cm" svg:y1="14.901cm" svg:x2="2.02cm" svg:y2="14.901cm" draw:start-shape="id101" draw:start-glue-point="10" draw:end-shape="id102" draw:end-glue-point="6" svg:d="M3022 14901h-1002" svg:viewBox="0 0 1003 1">
        <text:p/>
      </draw:connector>
      <draw:custom-shape draw:style-name="Mgr5" draw:text-style-name="MP7" draw:layer="backgroundobjects" svg:width="0.498cm" svg:height="0.498cm" svg:x="3.5cm" svg:y="0.6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52" draw:id="id52" draw:layer="backgroundobjects" svg:width="0.498cm" svg:height="0.498cm" svg:x="3cm" svg:y="1.1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56" draw:id="id56" draw:layer="backgroundobjects" svg:width="0.498cm" svg:height="0.498cm" svg:x="3cm" svg:y="0.1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54" draw:id="id54" draw:layer="backgroundobjects" svg:width="0.498cm" svg:height="0.498cm" svg:x="2.6cm" svg:y="1.7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58" draw:id="id58" draw:layer="backgroundobjects" svg:width="0.498cm" svg:height="0.498cm" svg:x="2.6cm" svg:y="2.4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59" draw:id="id59" draw:layer="backgroundobjects" svg:width="0.498cm" svg:height="0.498cm" svg:x="3.496cm" svg:y="3.5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61" draw:id="id61" draw:layer="backgroundobjects" svg:width="0.498cm" svg:height="0.498cm" svg:x="2.996cm" svg:y="3.0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63" draw:id="id63" draw:layer="backgroundobjects" svg:width="0.498cm" svg:height="0.498cm" svg:x="2.996cm" svg:y="4.0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65" draw:id="id65" draw:layer="backgroundobjects" svg:width="0.498cm" svg:height="0.498cm" svg:x="2.596cm" svg:y="4.6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67" draw:id="id67" draw:layer="backgroundobjects" svg:width="0.498cm" svg:height="0.498cm" svg:x="2.596cm" svg:y="5.3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70" draw:id="id70" draw:layer="backgroundobjects" svg:width="0.498cm" svg:height="0.498cm" svg:x="3.5cm" svg:y="6.4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72" draw:id="id72" draw:layer="backgroundobjects" svg:width="0.498cm" svg:height="0.498cm" svg:x="3cm" svg:y="5.9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74" draw:id="id74" draw:layer="backgroundobjects" svg:width="0.498cm" svg:height="0.498cm" svg:x="3cm" svg:y="6.927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76" draw:id="id76" draw:layer="backgroundobjects" svg:width="0.498cm" svg:height="0.498cm" svg:x="2.6cm" svg:y="7.527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78" draw:id="id78" draw:layer="backgroundobjects" svg:width="0.498cm" svg:height="0.498cm" svg:x="2.6cm" svg:y="8.227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79" draw:id="id79" draw:layer="backgroundobjects" svg:width="0.498cm" svg:height="0.498cm" svg:x="3.496cm" svg:y="9.327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81" draw:id="id81" draw:layer="backgroundobjects" svg:width="0.498cm" svg:height="0.498cm" svg:x="3.048cm" svg:y="8.827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83" draw:id="id83" draw:layer="backgroundobjects" svg:width="0.498cm" svg:height="0.498cm" svg:x="3.022cm" svg:y="9.8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85" draw:id="id85" draw:layer="backgroundobjects" svg:width="0.498cm" svg:height="0.498cm" svg:x="2.622cm" svg:y="10.4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87" draw:id="id87" draw:layer="backgroundobjects" svg:width="0.498cm" svg:height="0.498cm" svg:x="2.622cm" svg:y="11.1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90" draw:id="id90" draw:layer="backgroundobjects" svg:width="0.498cm" svg:height="0.498cm" svg:x="3.526cm" svg:y="12.2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92" draw:id="id92" draw:layer="backgroundobjects" svg:width="0.498cm" svg:height="0.498cm" svg:x="3.026cm" svg:y="11.7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94" draw:id="id94" draw:layer="backgroundobjects" svg:width="0.498cm" svg:height="0.498cm" svg:x="3.026cm" svg:y="12.7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96" draw:id="id96" draw:layer="backgroundobjects" svg:width="0.498cm" svg:height="0.498cm" svg:x="2.626cm" svg:y="13.3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98" draw:id="id98" draw:layer="backgroundobjects" svg:width="0.498cm" svg:height="0.498cm" svg:x="2.626cm" svg:y="14.0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00" draw:id="id100" draw:layer="backgroundobjects" svg:width="0.498cm" svg:height="0.498cm" svg:x="1.022cm" svg:y="15.1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02" draw:id="id102" draw:layer="backgroundobjects" svg:width="0.498cm" svg:height="0.498cm" svg:x="1.522cm" svg:y="14.6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draw:layer="backgroundobjects" svg:width="0.498cm" svg:height="0.498cm" svg:x="1cm" svg:y="0.6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51" draw:id="id51" draw:layer="backgroundobjects" svg:width="0.498cm" svg:height="0.498cm" svg:x="1.5cm" svg:y="1.1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55" draw:id="id55" draw:layer="backgroundobjects" svg:width="0.498cm" svg:height="0.498cm" svg:x="1.5cm" svg:y="0.1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53" draw:id="id53" draw:layer="backgroundobjects" svg:width="0.498cm" svg:height="0.498cm" svg:x="1.9cm" svg:y="1.7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57" draw:id="id57" draw:layer="backgroundobjects" svg:width="0.498cm" svg:height="0.498cm" svg:x="1.9cm" svg:y="2.4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60" draw:id="id60" draw:layer="backgroundobjects" svg:width="0.498cm" svg:height="0.498cm" svg:x="0.996cm" svg:y="3.5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62" draw:id="id62" draw:layer="backgroundobjects" svg:width="0.498cm" svg:height="0.498cm" svg:x="1.496cm" svg:y="3.0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64" draw:id="id64" draw:layer="backgroundobjects" svg:width="0.498cm" svg:height="0.498cm" svg:x="1.496cm" svg:y="4.0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66" draw:id="id66" draw:layer="backgroundobjects" svg:width="0.498cm" svg:height="0.498cm" svg:x="1.896cm" svg:y="4.6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68" draw:id="id68" draw:layer="backgroundobjects" svg:width="0.498cm" svg:height="0.498cm" svg:x="1.896cm" svg:y="5.3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69" draw:id="id69" draw:layer="backgroundobjects" svg:width="0.498cm" svg:height="0.498cm" svg:x="1cm" svg:y="6.4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71" draw:id="id71" draw:layer="backgroundobjects" svg:width="0.498cm" svg:height="0.498cm" svg:x="1.5cm" svg:y="5.9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73" draw:id="id73" draw:layer="backgroundobjects" svg:width="0.498cm" svg:height="0.498cm" svg:x="1.5cm" svg:y="6.927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75" draw:id="id75" draw:layer="backgroundobjects" svg:width="0.498cm" svg:height="0.498cm" svg:x="1.9cm" svg:y="7.527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77" draw:id="id77" draw:layer="backgroundobjects" svg:width="0.498cm" svg:height="0.498cm" svg:x="1.9cm" svg:y="8.227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80" draw:id="id80" draw:layer="backgroundobjects" svg:width="0.498cm" svg:height="0.498cm" svg:x="0.996cm" svg:y="9.327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82" draw:id="id82" draw:layer="backgroundobjects" svg:width="0.498cm" svg:height="0.498cm" svg:x="1.548cm" svg:y="8.827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84" draw:id="id84" draw:layer="backgroundobjects" svg:width="0.498cm" svg:height="0.498cm" svg:x="1.522cm" svg:y="9.8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86" draw:id="id86" draw:layer="backgroundobjects" svg:width="0.498cm" svg:height="0.498cm" svg:x="1.922cm" svg:y="10.4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88" draw:id="id88" draw:layer="backgroundobjects" svg:width="0.498cm" svg:height="0.498cm" svg:x="1.922cm" svg:y="11.1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89" draw:id="id89" draw:layer="backgroundobjects" svg:width="0.498cm" svg:height="0.498cm" svg:x="1.026cm" svg:y="12.2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91" draw:id="id91" draw:layer="backgroundobjects" svg:width="0.498cm" svg:height="0.498cm" svg:x="1.526cm" svg:y="11.7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93" draw:id="id93" draw:layer="backgroundobjects" svg:width="0.498cm" svg:height="0.498cm" svg:x="1.526cm" svg:y="12.7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95" draw:id="id95" draw:layer="backgroundobjects" svg:width="0.498cm" svg:height="0.498cm" svg:x="1.926cm" svg:y="13.3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97" draw:id="id97" draw:layer="backgroundobjects" svg:width="0.498cm" svg:height="0.498cm" svg:x="1.926cm" svg:y="14.0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99" draw:id="id99" draw:layer="backgroundobjects" svg:width="0.498cm" svg:height="0.498cm" svg:x="3.522cm" svg:y="15.1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01" draw:id="id101" draw:layer="backgroundobjects" svg:width="0.498cm" svg:height="0.498cm" svg:x="3.022cm" svg:y="14.6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laceHolder 1" presentation:style-name="Mpr4" draw:text-style-name="MP10" draw:layer="backgroundobjects" svg:width="8.873cm" svg:height="1.083cm" svg:x="11.075cm" svg:y="14.347cm" presentation:class="footer" presentation:user-transformed="true">
        <draw:text-box>
          <text:p text:style-name="MP9"><text:span text:style-name="MT2"><presentation:footer/></text:span></text:p>
        </draw:text-box>
      </draw:frame>
      <draw:frame draw:name="PlaceHolder 2" presentation:style-name="Mpr4" draw:text-style-name="MP10" draw:layer="backgroundobjects" svg:width="6.521cm" svg:height="1.083cm" svg:x="20.075cm" svg:y="14.34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draw:name="PlaceHolder 3" presentation:style-name="Mpr4" draw:text-style-name="MP10" draw:layer="backgroundobjects" svg:width="6.521cm" svg:height="1.083cm" svg:x="4.4cm" svg:y="14.347cm" presentation:class="date-time" presentation:user-transformed="true">
        <draw:text-box>
          <text:p text:style-name="MP1"><presentation:date-time/></text:p>
        </draw:text-box>
      </draw:frame>
      <draw:frame presentation:style-name="Blank_20_Slide-title" draw:layer="backgroundobjects" svg:width="25.2cm" svg:height="2.629cm" svg:x="1.4cm" svg:y="0.628cm" presentation:class="title" presentation:placeholder="true">
        <draw:text-box/>
      </draw:frame>
      <draw:frame presentation:style-name="Blank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3cm" svg:height="10.476cm" svg:x="1.483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onnector draw:style-name="Mgr3" draw:text-style-name="MP5" draw:layer="backgroundobjects" svg:x1="1.5cm" svg:y1="0.851cm" svg:x2="3.502cm" svg:y2="0.853cm" svg:d="M1500 851h1001v2h1001" svg:viewBox="0 0 2003 3">
        <text:p/>
      </draw:connector>
      <draw:connector draw:style-name="Mgr3" draw:text-style-name="MP5" draw:layer="backgroundobjects" draw:line-skew="0.501cm" svg:x1="1.998cm" svg:y1="1.35cm" svg:x2="3cm" svg:y2="1.35cm" draw:start-shape="id103" draw:start-glue-point="10" draw:end-shape="id104" draw:end-glue-point="6" svg:d="M1998 1350h1002" svg:viewBox="0 0 1003 1">
        <text:p/>
      </draw:connector>
      <draw:connector draw:style-name="Mgr3" draw:text-style-name="MP5" draw:layer="backgroundobjects" draw:line-skew="0.101cm" svg:x1="2.398cm" svg:y1="1.95cm" svg:x2="2.6cm" svg:y2="1.95cm" draw:start-shape="id105" draw:start-glue-point="10" draw:end-shape="id106" draw:end-glue-point="6" svg:d="M2398 1950h202" svg:viewBox="0 0 203 1">
        <text:p/>
      </draw:connector>
      <draw:connector draw:style-name="Mgr3" draw:text-style-name="MP5" draw:layer="backgroundobjects" draw:line-skew="0.501cm" svg:x1="1.998cm" svg:y1="0.35cm" svg:x2="3cm" svg:y2="0.35cm" draw:start-shape="id107" draw:start-glue-point="10" draw:end-shape="id108" draw:end-glue-point="6" svg:d="M1998 350h1002" svg:viewBox="0 0 1003 1">
        <text:p/>
      </draw:connector>
      <draw:connector draw:style-name="Mgr3" draw:text-style-name="MP5" draw:layer="backgroundobjects" draw:line-skew="0.101cm" svg:x1="2.398cm" svg:y1="2.65cm" svg:x2="2.6cm" svg:y2="2.65cm" draw:start-shape="id109" draw:start-glue-point="10" draw:end-shape="id110" draw:end-glue-point="6" svg:d="M2398 2650h202" svg:viewBox="0 0 203 1">
        <text:p/>
      </draw:connector>
      <draw:connector draw:style-name="Mgr3" draw:text-style-name="MP5" draw:layer="backgroundobjects" draw:line-skew="-1cm" svg:x1="3.496cm" svg:y1="3.75cm" svg:x2="1.494cm" svg:y2="3.75cm" draw:start-shape="id111" draw:start-glue-point="10" draw:end-shape="id112" draw:end-glue-point="6" svg:d="M3496 3750h-2002" svg:viewBox="0 0 2003 1">
        <text:p/>
      </draw:connector>
      <draw:connector draw:style-name="Mgr3" draw:text-style-name="MP5" draw:layer="backgroundobjects" draw:line-skew="-0.5cm" svg:x1="2.996cm" svg:y1="3.25cm" svg:x2="1.994cm" svg:y2="3.25cm" draw:start-shape="id113" draw:start-glue-point="10" draw:end-shape="id114" draw:end-glue-point="6" svg:d="M2996 3250h-1002" svg:viewBox="0 0 1003 1">
        <text:p/>
      </draw:connector>
      <draw:connector draw:style-name="Mgr3" draw:text-style-name="MP5" draw:layer="backgroundobjects" draw:line-skew="-0.5cm" svg:x1="2.996cm" svg:y1="4.25cm" svg:x2="1.994cm" svg:y2="4.25cm" draw:start-shape="id115" draw:start-glue-point="10" draw:end-shape="id116" draw:end-glue-point="6" svg:d="M2996 4250h-1002" svg:viewBox="0 0 1003 1">
        <text:p/>
      </draw:connector>
      <draw:connector draw:style-name="Mgr3" draw:text-style-name="MP5" draw:layer="backgroundobjects" draw:line-skew="-0.1cm" svg:x1="2.596cm" svg:y1="4.85cm" svg:x2="2.394cm" svg:y2="4.85cm" draw:start-shape="id117" draw:start-glue-point="10" draw:end-shape="id118" draw:end-glue-point="6" svg:d="M2596 4850h-202" svg:viewBox="0 0 203 1">
        <text:p/>
      </draw:connector>
      <draw:connector draw:style-name="Mgr3" draw:text-style-name="MP5" draw:layer="backgroundobjects" draw:line-skew="-0.1cm" svg:x1="2.596cm" svg:y1="5.55cm" svg:x2="2.394cm" svg:y2="5.55cm" draw:start-shape="id119" draw:start-glue-point="10" draw:end-shape="id120" draw:end-glue-point="6" svg:d="M2596 5550h-202" svg:viewBox="0 0 203 1">
        <text:p/>
      </draw:connector>
      <draw:connector draw:style-name="Mgr3" draw:text-style-name="MP5" draw:layer="backgroundobjects" draw:line-skew="1.001cm" svg:x1="1.498cm" svg:y1="6.65cm" svg:x2="3.5cm" svg:y2="6.65cm" draw:start-shape="id121" draw:start-glue-point="10" draw:end-shape="id122" draw:end-glue-point="6" svg:d="M1498 6650h2002" svg:viewBox="0 0 2003 1">
        <text:p/>
      </draw:connector>
      <draw:connector draw:style-name="Mgr3" draw:text-style-name="MP5" draw:layer="backgroundobjects" draw:line-skew="0.501cm" svg:x1="1.998cm" svg:y1="6.15cm" svg:x2="3cm" svg:y2="6.15cm" draw:start-shape="id123" draw:start-glue-point="10" draw:end-shape="id124" draw:end-glue-point="6" svg:d="M1998 6150h1002" svg:viewBox="0 0 1003 1">
        <text:p/>
      </draw:connector>
      <draw:connector draw:style-name="Mgr3" draw:text-style-name="MP5" draw:layer="backgroundobjects" draw:line-skew="0.501cm" svg:x1="1.998cm" svg:y1="7.176cm" svg:x2="3cm" svg:y2="7.176cm" draw:start-shape="id125" draw:start-glue-point="10" draw:end-shape="id126" draw:end-glue-point="6" svg:d="M1998 7176h1002" svg:viewBox="0 0 1003 1">
        <text:p/>
      </draw:connector>
      <draw:connector draw:style-name="Mgr3" draw:text-style-name="MP5" draw:layer="backgroundobjects" draw:line-skew="0.101cm" svg:x1="2.398cm" svg:y1="7.776cm" svg:x2="2.6cm" svg:y2="7.776cm" draw:start-shape="id127" draw:start-glue-point="10" draw:end-shape="id128" draw:end-glue-point="6" svg:d="M2398 7776h202" svg:viewBox="0 0 203 1">
        <text:p/>
      </draw:connector>
      <draw:connector draw:style-name="Mgr3" draw:text-style-name="MP5" draw:layer="backgroundobjects" draw:line-skew="0.101cm" svg:x1="2.398cm" svg:y1="8.476cm" svg:x2="2.6cm" svg:y2="8.476cm" draw:start-shape="id129" draw:start-glue-point="10" draw:end-shape="id130" draw:end-glue-point="6" svg:d="M2398 8476h202" svg:viewBox="0 0 203 1">
        <text:p/>
      </draw:connector>
      <draw:connector draw:style-name="Mgr3" draw:text-style-name="MP5" draw:layer="backgroundobjects" draw:line-skew="-1cm" svg:x1="3.496cm" svg:y1="9.576cm" svg:x2="1.494cm" svg:y2="9.576cm" draw:start-shape="id131" draw:start-glue-point="10" draw:end-shape="id132" draw:end-glue-point="6" svg:d="M3496 9576h-2002" svg:viewBox="0 0 2003 1">
        <text:p/>
      </draw:connector>
      <draw:connector draw:style-name="Mgr3" draw:text-style-name="MP5" draw:layer="backgroundobjects" draw:line-skew="-0.5cm" svg:x1="3.048cm" svg:y1="9.076cm" svg:x2="2.046cm" svg:y2="9.076cm" draw:start-shape="id133" draw:start-glue-point="10" draw:end-shape="id134" draw:end-glue-point="6" svg:d="M3048 9076h-1002" svg:viewBox="0 0 1003 1">
        <text:p/>
      </draw:connector>
      <draw:connector draw:style-name="Mgr3" draw:text-style-name="MP5" draw:layer="backgroundobjects" draw:line-skew="-0.5cm" svg:x1="3.022cm" svg:y1="10.101cm" svg:x2="2.02cm" svg:y2="10.101cm" draw:start-shape="id135" draw:start-glue-point="10" draw:end-shape="id136" draw:end-glue-point="6" svg:d="M3022 10101h-1002" svg:viewBox="0 0 1003 1">
        <text:p/>
      </draw:connector>
      <draw:connector draw:style-name="Mgr3" draw:text-style-name="MP5" draw:layer="backgroundobjects" draw:line-skew="-0.1cm" svg:x1="2.622cm" svg:y1="10.701cm" svg:x2="2.42cm" svg:y2="10.701cm" draw:start-shape="id137" draw:start-glue-point="10" draw:end-shape="id138" draw:end-glue-point="6" svg:d="M2622 10701h-202" svg:viewBox="0 0 203 1">
        <text:p/>
      </draw:connector>
      <draw:connector draw:style-name="Mgr3" draw:text-style-name="MP5" draw:layer="backgroundobjects" draw:line-skew="-0.1cm" svg:x1="2.622cm" svg:y1="11.401cm" svg:x2="2.42cm" svg:y2="11.401cm" draw:start-shape="id139" draw:start-glue-point="10" draw:end-shape="id140" draw:end-glue-point="6" svg:d="M2622 11401h-202" svg:viewBox="0 0 203 1">
        <text:p/>
      </draw:connector>
      <draw:connector draw:style-name="Mgr3" draw:text-style-name="MP5" draw:layer="backgroundobjects" draw:line-skew="1.001cm" svg:x1="1.524cm" svg:y1="12.501cm" svg:x2="3.526cm" svg:y2="12.501cm" draw:start-shape="id141" draw:start-glue-point="10" draw:end-shape="id142" draw:end-glue-point="6" svg:d="M1524 12501h2002" svg:viewBox="0 0 2003 1">
        <text:p/>
      </draw:connector>
      <draw:connector draw:style-name="Mgr3" draw:text-style-name="MP5" draw:layer="backgroundobjects" draw:line-skew="0.501cm" svg:x1="2.024cm" svg:y1="12.001cm" svg:x2="3.026cm" svg:y2="12.001cm" draw:start-shape="id143" draw:start-glue-point="10" draw:end-shape="id144" draw:end-glue-point="6" svg:d="M2024 12001h1002" svg:viewBox="0 0 1003 1">
        <text:p/>
      </draw:connector>
      <draw:connector draw:style-name="Mgr3" draw:text-style-name="MP5" draw:layer="backgroundobjects" draw:line-skew="0.501cm" svg:x1="2.024cm" svg:y1="13.001cm" svg:x2="3.026cm" svg:y2="13.001cm" draw:start-shape="id145" draw:start-glue-point="10" draw:end-shape="id146" draw:end-glue-point="6" svg:d="M2024 13001h1002" svg:viewBox="0 0 1003 1">
        <text:p/>
      </draw:connector>
      <draw:connector draw:style-name="Mgr3" draw:text-style-name="MP5" draw:layer="backgroundobjects" draw:line-skew="0.101cm" svg:x1="2.424cm" svg:y1="13.601cm" svg:x2="2.626cm" svg:y2="13.601cm" draw:start-shape="id147" draw:start-glue-point="10" draw:end-shape="id148" draw:end-glue-point="6" svg:d="M2424 13601h202" svg:viewBox="0 0 203 1">
        <text:p/>
      </draw:connector>
      <draw:connector draw:style-name="Mgr3" draw:text-style-name="MP5" draw:layer="backgroundobjects" draw:line-skew="0.101cm" svg:x1="2.424cm" svg:y1="14.301cm" svg:x2="2.626cm" svg:y2="14.301cm" draw:start-shape="id149" draw:start-glue-point="10" draw:end-shape="id150" draw:end-glue-point="6" svg:d="M2424 14301h202" svg:viewBox="0 0 203 1">
        <text:p/>
      </draw:connector>
      <draw:connector draw:style-name="Mgr3" draw:text-style-name="MP5" draw:layer="backgroundobjects" draw:line-skew="-1cm" svg:x1="3.522cm" svg:y1="15.401cm" svg:x2="1.52cm" svg:y2="15.401cm" draw:start-shape="id151" draw:start-glue-point="10" draw:end-shape="id152" draw:end-glue-point="6" svg:d="M3522 15401h-2002" svg:viewBox="0 0 2003 1">
        <text:p/>
      </draw:connector>
      <draw:connector draw:style-name="Mgr3" draw:text-style-name="MP5" draw:layer="backgroundobjects" draw:line-skew="-0.5cm" svg:x1="3.022cm" svg:y1="14.901cm" svg:x2="2.02cm" svg:y2="14.901cm" draw:start-shape="id153" draw:start-glue-point="10" draw:end-shape="id154" draw:end-glue-point="6" svg:d="M3022 14901h-1002" svg:viewBox="0 0 1003 1">
        <text:p/>
      </draw:connector>
      <draw:custom-shape draw:style-name="Mgr5" draw:text-style-name="MP7" draw:layer="backgroundobjects" svg:width="0.498cm" svg:height="0.498cm" svg:x="3.5cm" svg:y="0.6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04" draw:id="id104" draw:layer="backgroundobjects" svg:width="0.498cm" svg:height="0.498cm" svg:x="3cm" svg:y="1.1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08" draw:id="id108" draw:layer="backgroundobjects" svg:width="0.498cm" svg:height="0.498cm" svg:x="3cm" svg:y="0.1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06" draw:id="id106" draw:layer="backgroundobjects" svg:width="0.498cm" svg:height="0.498cm" svg:x="2.6cm" svg:y="1.7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10" draw:id="id110" draw:layer="backgroundobjects" svg:width="0.498cm" svg:height="0.498cm" svg:x="2.6cm" svg:y="2.4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11" draw:id="id111" draw:layer="backgroundobjects" svg:width="0.498cm" svg:height="0.498cm" svg:x="3.496cm" svg:y="3.5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13" draw:id="id113" draw:layer="backgroundobjects" svg:width="0.498cm" svg:height="0.498cm" svg:x="2.996cm" svg:y="3.0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15" draw:id="id115" draw:layer="backgroundobjects" svg:width="0.498cm" svg:height="0.498cm" svg:x="2.996cm" svg:y="4.0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17" draw:id="id117" draw:layer="backgroundobjects" svg:width="0.498cm" svg:height="0.498cm" svg:x="2.596cm" svg:y="4.6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19" draw:id="id119" draw:layer="backgroundobjects" svg:width="0.498cm" svg:height="0.498cm" svg:x="2.596cm" svg:y="5.3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22" draw:id="id122" draw:layer="backgroundobjects" svg:width="0.498cm" svg:height="0.498cm" svg:x="3.5cm" svg:y="6.4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24" draw:id="id124" draw:layer="backgroundobjects" svg:width="0.498cm" svg:height="0.498cm" svg:x="3cm" svg:y="5.9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26" draw:id="id126" draw:layer="backgroundobjects" svg:width="0.498cm" svg:height="0.498cm" svg:x="3cm" svg:y="6.927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28" draw:id="id128" draw:layer="backgroundobjects" svg:width="0.498cm" svg:height="0.498cm" svg:x="2.6cm" svg:y="7.527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30" draw:id="id130" draw:layer="backgroundobjects" svg:width="0.498cm" svg:height="0.498cm" svg:x="2.6cm" svg:y="8.227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31" draw:id="id131" draw:layer="backgroundobjects" svg:width="0.498cm" svg:height="0.498cm" svg:x="3.496cm" svg:y="9.327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33" draw:id="id133" draw:layer="backgroundobjects" svg:width="0.498cm" svg:height="0.498cm" svg:x="3.048cm" svg:y="8.827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35" draw:id="id135" draw:layer="backgroundobjects" svg:width="0.498cm" svg:height="0.498cm" svg:x="3.022cm" svg:y="9.8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37" draw:id="id137" draw:layer="backgroundobjects" svg:width="0.498cm" svg:height="0.498cm" svg:x="2.622cm" svg:y="10.4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39" draw:id="id139" draw:layer="backgroundobjects" svg:width="0.498cm" svg:height="0.498cm" svg:x="2.622cm" svg:y="11.1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42" draw:id="id142" draw:layer="backgroundobjects" svg:width="0.498cm" svg:height="0.498cm" svg:x="3.526cm" svg:y="12.2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44" draw:id="id144" draw:layer="backgroundobjects" svg:width="0.498cm" svg:height="0.498cm" svg:x="3.026cm" svg:y="11.7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46" draw:id="id146" draw:layer="backgroundobjects" svg:width="0.498cm" svg:height="0.498cm" svg:x="3.026cm" svg:y="12.7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48" draw:id="id148" draw:layer="backgroundobjects" svg:width="0.498cm" svg:height="0.498cm" svg:x="2.626cm" svg:y="13.3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50" draw:id="id150" draw:layer="backgroundobjects" svg:width="0.498cm" svg:height="0.498cm" svg:x="2.626cm" svg:y="14.0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52" draw:id="id152" draw:layer="backgroundobjects" svg:width="0.498cm" svg:height="0.498cm" svg:x="1.022cm" svg:y="15.1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54" draw:id="id154" draw:layer="backgroundobjects" svg:width="0.498cm" svg:height="0.498cm" svg:x="1.522cm" svg:y="14.6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draw:layer="backgroundobjects" svg:width="0.498cm" svg:height="0.498cm" svg:x="1cm" svg:y="0.6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03" draw:id="id103" draw:layer="backgroundobjects" svg:width="0.498cm" svg:height="0.498cm" svg:x="1.5cm" svg:y="1.1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07" draw:id="id107" draw:layer="backgroundobjects" svg:width="0.498cm" svg:height="0.498cm" svg:x="1.5cm" svg:y="0.1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05" draw:id="id105" draw:layer="backgroundobjects" svg:width="0.498cm" svg:height="0.498cm" svg:x="1.9cm" svg:y="1.7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09" draw:id="id109" draw:layer="backgroundobjects" svg:width="0.498cm" svg:height="0.498cm" svg:x="1.9cm" svg:y="2.4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12" draw:id="id112" draw:layer="backgroundobjects" svg:width="0.498cm" svg:height="0.498cm" svg:x="0.996cm" svg:y="3.5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14" draw:id="id114" draw:layer="backgroundobjects" svg:width="0.498cm" svg:height="0.498cm" svg:x="1.496cm" svg:y="3.0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16" draw:id="id116" draw:layer="backgroundobjects" svg:width="0.498cm" svg:height="0.498cm" svg:x="1.496cm" svg:y="4.0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18" draw:id="id118" draw:layer="backgroundobjects" svg:width="0.498cm" svg:height="0.498cm" svg:x="1.896cm" svg:y="4.6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20" draw:id="id120" draw:layer="backgroundobjects" svg:width="0.498cm" svg:height="0.498cm" svg:x="1.896cm" svg:y="5.3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21" draw:id="id121" draw:layer="backgroundobjects" svg:width="0.498cm" svg:height="0.498cm" svg:x="1cm" svg:y="6.4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23" draw:id="id123" draw:layer="backgroundobjects" svg:width="0.498cm" svg:height="0.498cm" svg:x="1.5cm" svg:y="5.9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25" draw:id="id125" draw:layer="backgroundobjects" svg:width="0.498cm" svg:height="0.498cm" svg:x="1.5cm" svg:y="6.927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27" draw:id="id127" draw:layer="backgroundobjects" svg:width="0.498cm" svg:height="0.498cm" svg:x="1.9cm" svg:y="7.527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29" draw:id="id129" draw:layer="backgroundobjects" svg:width="0.498cm" svg:height="0.498cm" svg:x="1.9cm" svg:y="8.227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32" draw:id="id132" draw:layer="backgroundobjects" svg:width="0.498cm" svg:height="0.498cm" svg:x="0.996cm" svg:y="9.327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34" draw:id="id134" draw:layer="backgroundobjects" svg:width="0.498cm" svg:height="0.498cm" svg:x="1.548cm" svg:y="8.827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36" draw:id="id136" draw:layer="backgroundobjects" svg:width="0.498cm" svg:height="0.498cm" svg:x="1.522cm" svg:y="9.8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38" draw:id="id138" draw:layer="backgroundobjects" svg:width="0.498cm" svg:height="0.498cm" svg:x="1.922cm" svg:y="10.4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40" draw:id="id140" draw:layer="backgroundobjects" svg:width="0.498cm" svg:height="0.498cm" svg:x="1.922cm" svg:y="11.1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41" draw:id="id141" draw:layer="backgroundobjects" svg:width="0.498cm" svg:height="0.498cm" svg:x="1.026cm" svg:y="12.2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43" draw:id="id143" draw:layer="backgroundobjects" svg:width="0.498cm" svg:height="0.498cm" svg:x="1.526cm" svg:y="11.7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45" draw:id="id145" draw:layer="backgroundobjects" svg:width="0.498cm" svg:height="0.498cm" svg:x="1.526cm" svg:y="12.7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47" draw:id="id147" draw:layer="backgroundobjects" svg:width="0.498cm" svg:height="0.498cm" svg:x="1.926cm" svg:y="13.3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49" draw:id="id149" draw:layer="backgroundobjects" svg:width="0.498cm" svg:height="0.498cm" svg:x="1.926cm" svg:y="14.0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51" draw:id="id151" draw:layer="backgroundobjects" svg:width="0.498cm" svg:height="0.498cm" svg:x="3.522cm" svg:y="15.1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53" draw:id="id153" draw:layer="backgroundobjects" svg:width="0.498cm" svg:height="0.498cm" svg:x="3.022cm" svg:y="14.6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laceHolder 1" presentation:style-name="Mpr7" draw:text-style-name="MP10" draw:layer="backgroundobjects" svg:width="8.873cm" svg:height="1.083cm" svg:x="11.075cm" svg:y="14.347cm" presentation:class="footer" presentation:user-transformed="true">
        <draw:text-box>
          <text:p text:style-name="MP9"><text:span text:style-name="MT2"><presentation:footer/></text:span></text:p>
        </draw:text-box>
      </draw:frame>
      <draw:frame draw:name="PlaceHolder 2" presentation:style-name="Mpr7" draw:text-style-name="MP10" draw:layer="backgroundobjects" svg:width="6.521cm" svg:height="1.083cm" svg:x="20.075cm" svg:y="14.34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draw:name="PlaceHolder 3" presentation:style-name="Mpr7" draw:text-style-name="MP10" draw:layer="backgroundobjects" svg:width="6.521cm" svg:height="1.083cm" svg:x="4.4cm" svg:y="14.347cm" presentation:class="date-time" presentation:user-transformed="true">
        <draw:text-box>
          <text:p text:style-name="MP1"><presentation:date-time/></text:p>
        </draw:text-box>
      </draw:frame>
      <draw:frame presentation:style-name="Default-title" draw:layer="backgroundobjects" svg:width="25.2cm" svg:height="2.629cm" svg:x="1.4cm" svg:y="0.628cm" presentation:class="title" presentation:placeholder="true">
        <draw:text-box/>
      </draw:frame>
      <draw:frame presentation:style-name="Default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3cm" svg:height="10.476cm" svg:x="1.483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18T18:53:29</meta:creation-date>
    <dc:language>en-US</dc:language>
    <dc:date>2023-11-29T02:30:36.331000000</dc:date>
    <meta:editing-cycles>131</meta:editing-cycles>
    <dc:title>DNA</dc:title>
    <meta:editing-duration>PT8H51M56S</meta:editing-duration>
    <meta:generator>LibreOffice/7.6.2.1$Windows_X86_64 LibreOffice_project/56f7684011345957bbf33a7ee678afaf4d2ba333</meta:generator>
    <meta:document-statistic meta:object-count="4566"/>
    <meta:user-defined meta:name="AppVersion">15.0000</meta:user-defined>
  </office:meta>
</office:document-meta>
</file>